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1.261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988in" svg:height="22.2854in" svg:x="0.6449in" svg:y="21.9453in">
            <draw:object draw:notify-on-update-of-ranges="Sheet1.H60:Sheet1.BR60 Sheet1.H61:Sheet1.BR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2681in" svg:height="5.3307in" svg:x="18.6402in" svg:y="21.9268in">
            <draw:object draw:notify-on-update-of-ranges="Sheet1.G70:Sheet1.G73 Sheet1.I70:Sheet1.I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591in" svg:height="5.3315in" svg:x="18.6402in" svg:y="27.389in">
            <draw:object draw:notify-on-update-of-ranges="Sheet1.G70:Sheet1.G73 Sheet1.AB70:Sheet1.AB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2697in" svg:height="5.5382in" svg:x="18.6343in" svg:y="32.8898in">
            <draw:object draw:notify-on-update-of-ranges="Sheet1.G70:Sheet1.G73 Sheet1.AL70:Sheet1.AL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2902in" svg:height="5.6598in" svg:x="18.6276in" svg:y="38.5898in">
            <draw:object draw:notify-on-update-of-ranges="Sheet1.G70:Sheet1.G73 Sheet1.AV70:Sheet1.AV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1894in" svg:height="10.7843in" svg:x="26.8012in" svg:y="21.9268in">
            <draw:object draw:notify-on-update-of-ranges="Sheet1.H67:Sheet1.AV67 Sheet1.H69:Sheet1.AV6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1661in" svg:height="11.2917in" svg:x="26.8087in" svg:y="32.9394in">
            <draw:object draw:notify-on-update-of-ranges="Sheet1.H67:Sheet1.AV67 Sheet1.H74:Sheet1.AV74 Sheet1.H67:Sheet1.AV67 Sheet1.H75:Sheet1.AV75 Sheet1.H67:Sheet1.AV67 Sheet1.H76:Sheet1.AV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02" table:default-cell-style-name="ce1"/>
        <table:table-column table:style-name="co9" table:number-columns-repeated="241" table:default-cell-style-name="ce1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FEE (%/yr)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k€/month</text:p>
          </table:table-cell>
          <table:table-cell office:value-type="string" calcext:value-type="string">
            <text:p>Current (k€)</text:p>
          </table:table-cell>
          <table:table-cell office:value-type="string" calcext:value-type="string">
            <text:p>Expected return (Yearly, under the form 1+percentage/100). When available, historical data were used, except for bitcoin</text:p>
          </table:table-cell>
          <table:table-cell office:value-type="string" calcext:value-type="string">
            <text:p>Country weight in the asset(%)</text:p>
          </table:table-cell>
          <table:table-cell table:number-columns-repeated="63"/>
          <table:table-cell office:value-type="string" calcext:value-type="string">
            <text:p>Total country weight (%)</text:p>
          </table:table-cell>
          <table:table-cell table:number-columns-repeated="478"/>
        </table:table-row>
        <table:table-row table:style-name="ro1">
          <table:table-cell table:number-columns-repeated="7"/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CKS/ETF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S&amp;P500</text:p>
          </table:table-cell>
          <table:table-cell office:value-type="string" calcext:value-type="string">
            <text:p>IE00B5BMR08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552" calcext:value-type="float">
            <text:p>0.552</text:p>
          </table:table-cell>
          <table:table-cell office:value-type="float" office:value="0.429" calcext:value-type="float">
            <text:p>0.429</text:p>
          </table:table-cell>
          <table:table-cell office:value-type="float" office:value="1.09194" calcext:value-type="float">
            <text:p>1.09194</text:p>
          </table:table-cell>
          <table:table-cell office:value-type="float" office:value="96.66" calcext:value-type="float">
            <text:p>96.66</text:p>
          </table:table-cell>
          <table:table-cell office:value-type="float" office:value="0.68" calcext:value-type="float">
            <text:p>0.68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17"/>
          <table:table-cell office:value-type="float" office:value="0.15" calcext:value-type="float">
            <text:p>0.15</text:p>
          </table:table-cell>
          <table:table-cell table:number-columns-repeated="12"/>
          <table:table-cell office:value-type="float" office:value="1.63" calcext:value-type="float">
            <text:p>1.63</text:p>
          </table:table-cell>
          <table:table-cell table:number-columns-repeated="18"/>
          <table:table-cell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5"/>
          <table:table-cell table:formula="of:=SUM([.H4:.BR4])" office:value-type="float" office:value="99.77" calcext:value-type="float">
            <text:p>99.77</text:p>
          </table:table-cell>
          <table:table-cell table:number-columns-repeated="6"/>
          <table:table-cell table:formula="of:=(POWER([.$G$4]-[.$C$4]/100;[.H$67])-1)/([.$G$4]-[.$C$4]/100-1)" office:value-type="float" office:value="0" calcext:value-type="float">
            <text:p>0</text:p>
          </table:table-cell>
          <table:table-cell table:formula="of:=(POWER([.$G$4]-[.$C$4]/100;[.I$67])-1)/([.$G$4]-[.$C$4]/100-1)" office:value-type="float" office:value="1" calcext:value-type="float">
            <text:p>1</text:p>
          </table:table-cell>
          <table:table-cell table:formula="of:=(POWER([.$G$4]-[.$C$4]/100;[.J$67])-1)/([.$G$4]-[.$C$4]/100-1)" office:value-type="float" office:value="2.09124" calcext:value-type="float">
            <text:p>2.09124</text:p>
          </table:table-cell>
          <table:table-cell table:formula="of:=(POWER([.$G$4]-[.$C$4]/100;[.K$67])-1)/([.$G$4]-[.$C$4]/100-1)" office:value-type="float" office:value="3.2820447376" calcext:value-type="float">
            <text:p>3.2820447376</text:p>
          </table:table-cell>
          <table:table-cell table:formula="of:=(POWER([.$G$4]-[.$C$4]/100;[.L$67])-1)/([.$G$4]-[.$C$4]/100-1)" office:value-type="float" office:value="4.58149849945862" calcext:value-type="float">
            <text:p>4.58149849945862</text:p>
          </table:table-cell>
          <table:table-cell table:formula="of:=(POWER([.$G$4]-[.$C$4]/100;[.M$67])-1)/([.$G$4]-[.$C$4]/100-1)" office:value-type="float" office:value="5.99951442254923" calcext:value-type="float">
            <text:p>5.99951442254923</text:p>
          </table:table-cell>
          <table:table-cell table:formula="of:=(POWER([.$G$4]-[.$C$4]/100;[.N$67])-1)/([.$G$4]-[.$C$4]/100-1)" office:value-type="float" office:value="7.54691011846262" calcext:value-type="float">
            <text:p>7.54691011846262</text:p>
          </table:table-cell>
          <table:table-cell table:formula="of:=(POWER([.$G$4]-[.$C$4]/100;[.O$67])-1)/([.$G$4]-[.$C$4]/100-1)" office:value-type="float" office:value="9.23549019767115" calcext:value-type="float">
            <text:p>9.23549019767115</text:p>
          </table:table-cell>
          <table:table-cell table:formula="of:=(POWER([.$G$4]-[.$C$4]/100;[.P$67])-1)/([.$G$4]-[.$C$4]/100-1)" office:value-type="float" office:value="11.0781363233067" calcext:value-type="float">
            <text:p>11.0781363233067</text:p>
          </table:table-cell>
          <table:table-cell table:formula="of:=(POWER([.$G$4]-[.$C$4]/100;[.Q$67])-1)/([.$G$4]-[.$C$4]/100-1)" office:value-type="float" office:value="13.0889054814452" calcext:value-type="float">
            <text:p>13.0889054814452</text:p>
          </table:table-cell>
          <table:table-cell table:formula="of:=(POWER([.$G$4]-[.$C$4]/100;[.R$67])-1)/([.$G$4]-[.$C$4]/100-1)" office:value-type="float" office:value="15.2831372175722" calcext:value-type="float">
            <text:p>15.2831372175722</text:p>
          </table:table-cell>
          <table:table-cell table:formula="of:=(POWER([.$G$4]-[.$C$4]/100;[.S$67])-1)/([.$G$4]-[.$C$4]/100-1)" office:value-type="float" office:value="17.6775706573035" calcext:value-type="float">
            <text:p>17.6775706573035</text:p>
          </table:table-cell>
          <table:table-cell table:formula="of:=(POWER([.$G$4]-[.$C$4]/100;[.T$67])-1)/([.$G$4]-[.$C$4]/100-1)" office:value-type="float" office:value="20.2904722040759" calcext:value-type="float">
            <text:p>20.2904722040759</text:p>
          </table:table-cell>
          <table:table-cell table:formula="of:=(POWER([.$G$4]-[.$C$4]/100;[.U$67])-1)/([.$G$4]-[.$C$4]/100-1)" office:value-type="float" office:value="23.1417748879758" calcext:value-type="float">
            <text:p>23.1417748879758</text:p>
          </table:table-cell>
          <table:table-cell table:formula="of:=(POWER([.$G$4]-[.$C$4]/100;[.V$67])-1)/([.$G$4]-[.$C$4]/100-1)" office:value-type="float" office:value="26.2532304287547" calcext:value-type="float">
            <text:p>26.2532304287547</text:p>
          </table:table-cell>
          <table:table-cell table:formula="of:=(POWER([.$G$4]-[.$C$4]/100;[.W$67])-1)/([.$G$4]-[.$C$4]/100-1)" office:value-type="float" office:value="29.6485751730743" calcext:value-type="float">
            <text:p>29.6485751730743</text:p>
          </table:table-cell>
          <table:table-cell table:formula="of:=(POWER([.$G$4]-[.$C$4]/100;[.X$67])-1)/([.$G$4]-[.$C$4]/100-1)" office:value-type="float" office:value="33.3537111718655" calcext:value-type="float">
            <text:p>33.3537111718655</text:p>
          </table:table-cell>
          <table:table-cell table:formula="of:=(POWER([.$G$4]-[.$C$4]/100;[.Y$67])-1)/([.$G$4]-[.$C$4]/100-1)" office:value-type="float" office:value="37.3969037791866" calcext:value-type="float">
            <text:p>37.3969037791866</text:p>
          </table:table-cell>
          <table:table-cell table:formula="of:=(POWER([.$G$4]-[.$C$4]/100;[.Z$67])-1)/([.$G$4]-[.$C$4]/100-1)" office:value-type="float" office:value="41.8089972799995" calcext:value-type="float">
            <text:p>41.8089972799995</text:p>
          </table:table-cell>
          <table:table-cell table:formula="of:=(POWER([.$G$4]-[.$C$4]/100;[.AA$67])-1)/([.$G$4]-[.$C$4]/100-1)" office:value-type="float" office:value="46.6236501918267" calcext:value-type="float">
            <text:p>46.6236501918267</text:p>
          </table:table-cell>
          <table:table-cell table:formula="of:=(POWER([.$G$4]-[.$C$4]/100;[.AB$67])-1)/([.$G$4]-[.$C$4]/100-1)" office:value-type="float" office:value="51.877592035329" calcext:value-type="float">
            <text:p>51.877592035329</text:p>
          </table:table-cell>
          <table:table-cell table:formula="of:=(POWER([.$G$4]-[.$C$4]/100;[.AC$67])-1)/([.$G$4]-[.$C$4]/100-1)" office:value-type="float" office:value="57.6109035326324" calcext:value-type="float">
            <text:p>57.6109035326324</text:p>
          </table:table-cell>
          <table:table-cell table:formula="of:=(POWER([.$G$4]-[.$C$4]/100;[.AD$67])-1)/([.$G$4]-[.$C$4]/100-1)" office:value-type="float" office:value="63.8673223709498" calcext:value-type="float">
            <text:p>63.8673223709498</text:p>
          </table:table-cell>
          <table:table-cell table:formula="of:=(POWER([.$G$4]-[.$C$4]/100;[.AE$67])-1)/([.$G$4]-[.$C$4]/100-1)" office:value-type="float" office:value="70.6945768640752" calcext:value-type="float">
            <text:p>70.6945768640752</text:p>
          </table:table-cell>
          <table:table-cell table:formula="of:=(POWER([.$G$4]-[.$C$4]/100;[.AF$67])-1)/([.$G$4]-[.$C$4]/100-1)" office:value-type="float" office:value="78.1447500571534" calcext:value-type="float">
            <text:p>78.1447500571534</text:p>
          </table:table-cell>
          <table:table-cell table:formula="of:=(POWER([.$G$4]-[.$C$4]/100;[.AG$67])-1)/([.$G$4]-[.$C$4]/100-1)" office:value-type="float" office:value="86.2746770523681" calcext:value-type="float">
            <text:p>86.2746770523681</text:p>
          </table:table-cell>
          <table:table-cell table:formula="of:=(POWER([.$G$4]-[.$C$4]/100;[.AH$67])-1)/([.$G$4]-[.$C$4]/100-1)" office:value-type="float" office:value="95.1463785866262" calcext:value-type="float">
            <text:p>95.1463785866262</text:p>
          </table:table-cell>
          <table:table-cell table:formula="of:=(POWER([.$G$4]-[.$C$4]/100;[.AI$67])-1)/([.$G$4]-[.$C$4]/100-1)" office:value-type="float" office:value="104.82753416887" calcext:value-type="float">
            <text:p>104.82753416887</text:p>
          </table:table-cell>
          <table:table-cell table:formula="of:=(POWER([.$G$4]-[.$C$4]/100;[.AJ$67])-1)/([.$G$4]-[.$C$4]/100-1)" office:value-type="float" office:value="115.391998386438" calcext:value-type="float">
            <text:p>115.391998386438</text:p>
          </table:table-cell>
          <table:table-cell table:formula="of:=(POWER([.$G$4]-[.$C$4]/100;[.AK$67])-1)/([.$G$4]-[.$C$4]/100-1)" office:value-type="float" office:value="126.920364319216" calcext:value-type="float">
            <text:p>126.920364319216</text:p>
          </table:table-cell>
          <table:table-cell table:formula="of:=(POWER([.$G$4]-[.$C$4]/100;[.AL$67])-1)/([.$G$4]-[.$C$4]/100-1)" office:value-type="float" office:value="139.500578359701" calcext:value-type="float">
            <text:p>139.500578359701</text:p>
          </table:table-cell>
          <table:table-cell table:formula="of:=(POWER([.$G$4]-[.$C$4]/100;[.AM$67])-1)/([.$G$4]-[.$C$4]/100-1)" office:value-type="float" office:value="153.228611129241" calcext:value-type="float">
            <text:p>153.228611129241</text:p>
          </table:table-cell>
          <table:table-cell table:formula="of:=(POWER([.$G$4]-[.$C$4]/100;[.AN$67])-1)/([.$G$4]-[.$C$4]/100-1)" office:value-type="float" office:value="168.209189608673" calcext:value-type="float">
            <text:p>168.209189608673</text:p>
          </table:table-cell>
          <table:table-cell table:formula="of:=(POWER([.$G$4]-[.$C$4]/100;[.AO$67])-1)/([.$G$4]-[.$C$4]/100-1)" office:value-type="float" office:value="184.556596068568" calcext:value-type="float">
            <text:p>184.556596068568</text:p>
          </table:table-cell>
          <table:table-cell table:formula="of:=(POWER([.$G$4]-[.$C$4]/100;[.AP$67])-1)/([.$G$4]-[.$C$4]/100-1)" office:value-type="float" office:value="202.395539893864" calcext:value-type="float">
            <text:p>202.395539893864</text:p>
          </table:table-cell>
          <table:table-cell table:formula="of:=(POWER([.$G$4]-[.$C$4]/100;[.AQ$67])-1)/([.$G$4]-[.$C$4]/100-1)" office:value-type="float" office:value="221.86210895378" calcext:value-type="float">
            <text:p>221.86210895378</text:p>
          </table:table-cell>
          <table:table-cell table:formula="of:=(POWER([.$G$4]-[.$C$4]/100;[.AR$67])-1)/([.$G$4]-[.$C$4]/100-1)" office:value-type="float" office:value="243.104807774723" calcext:value-type="float">
            <text:p>243.104807774723</text:p>
          </table:table-cell>
          <table:table-cell table:formula="of:=(POWER([.$G$4]-[.$C$4]/100;[.AS$67])-1)/([.$G$4]-[.$C$4]/100-1)" office:value-type="float" office:value="266.285690436089" calcext:value-type="float">
            <text:p>266.285690436089</text:p>
          </table:table-cell>
          <table:table-cell table:formula="of:=(POWER([.$G$4]-[.$C$4]/100;[.AT$67])-1)/([.$G$4]-[.$C$4]/100-1)" office:value-type="float" office:value="291.581596831478" calcext:value-type="float">
            <text:p>291.581596831478</text:p>
          </table:table-cell>
          <table:table-cell table:formula="of:=(POWER([.$G$4]-[.$C$4]/100;[.AU$67])-1)/([.$G$4]-[.$C$4]/100-1)" office:value-type="float" office:value="319.185501726381" calcext:value-type="float">
            <text:p>319.185501726381</text:p>
          </table:table-cell>
          <table:table-cell table:formula="of:=(POWER([.$G$4]-[.$C$4]/100;[.AV$67])-1)/([.$G$4]-[.$C$4]/100-1)" office:value-type="float" office:value="349.307986903897" calcext:value-type="float">
            <text:p>349.307986903897</text:p>
          </table:table-cell>
          <table:table-cell table:number-columns-repeated="2"/>
          <table:table-cell table:formula="of:=[.$F4]*POWER([.$G4]-[.$C4]/100;[.$H$67])" office:value-type="float" office:value="0.429" calcext:value-type="float">
            <text:p>0.429</text:p>
          </table:table-cell>
          <table:table-cell table:formula="of:=[.$F4]*POWER([.$G4]-[.$C4]/100;[.$I$67])" office:value-type="float" office:value="0.46814196" calcext:value-type="float">
            <text:p>0.46814196</text:p>
          </table:table-cell>
          <table:table-cell table:formula="of:=[.$F4]*POWER([.$G4]-[.$C4]/100;[.$J$67])" office:value-type="float" office:value="0.5108552324304" calcext:value-type="float">
            <text:p>0.5108552324304</text:p>
          </table:table-cell>
          <table:table-cell table:formula="of:=[.$F4]*POWER([.$G4]-[.$C4]/100;[.$K$67])" office:value-type="float" office:value="0.55746566383735" calcext:value-type="float">
            <text:p>0.55746566383735</text:p>
          </table:table-cell>
          <table:table-cell table:formula="of:=[.$F4]*POWER([.$G4]-[.$C4]/100;[.$L$67])" office:value-type="float" office:value="0.608328831005869" calcext:value-type="float">
            <text:p>0.608328831005869</text:p>
          </table:table-cell>
          <table:table-cell table:formula="of:=[.$F4]*POWER([.$G4]-[.$C4]/100;[.$M$67])" office:value-type="float" office:value="0.663832753546845" calcext:value-type="float">
            <text:p>0.663832753546845</text:p>
          </table:table-cell>
          <table:table-cell table:formula="of:=[.$F4]*POWER([.$G4]-[.$C4]/100;[.$N$67])" office:value-type="float" office:value="0.724400853980459" calcext:value-type="float">
            <text:p>0.724400853980459</text:p>
          </table:table-cell>
          <table:table-cell table:formula="of:=[.$F4]*POWER([.$G4]-[.$C4]/100;[.$O$67])" office:value-type="float" office:value="0.790495187897636" calcext:value-type="float">
            <text:p>0.790495187897636</text:p>
          </table:table-cell>
          <table:table-cell table:formula="of:=[.$F4]*POWER([.$G4]-[.$C4]/100;[.$P$67])" office:value-type="float" office:value="0.862619968841417" calcext:value-type="float">
            <text:p>0.862619968841417</text:p>
          </table:table-cell>
          <table:table-cell table:formula="of:=[.$F4]*POWER([.$G4]-[.$C4]/100;[.$Q$67])" office:value-type="float" office:value="0.941325414798507" calcext:value-type="float">
            <text:p>0.941325414798507</text:p>
          </table:table-cell>
          <table:table-cell table:formula="of:=[.$F4]*POWER([.$G4]-[.$C4]/100;[.$R$67])" office:value-type="float" office:value="1.02721194564472" calcext:value-type="float">
            <text:p>1.02721194564472</text:p>
          </table:table-cell>
          <table:table-cell table:formula="of:=[.$F4]*POWER([.$G4]-[.$C4]/100;[.$S$67])" office:value-type="float" office:value="1.12093476356535" calcext:value-type="float">
            <text:p>1.12093476356535</text:p>
          </table:table-cell>
          <table:table-cell table:formula="of:=[.$F4]*POWER([.$G4]-[.$C4]/100;[.$T$67])" office:value-type="float" office:value="1.22320885139305" calcext:value-type="float">
            <text:p>1.22320885139305</text:p>
          </table:table-cell>
          <table:table-cell table:formula="of:=[.$F4]*POWER([.$G4]-[.$C4]/100;[.$U$67])" office:value-type="float" office:value="1.33481442699415" calcext:value-type="float">
            <text:p>1.33481442699415</text:p>
          </table:table-cell>
          <table:table-cell table:formula="of:=[.$F4]*POWER([.$G4]-[.$C4]/100;[.$V$67])" office:value-type="float" office:value="1.4566028953131" calcext:value-type="float">
            <text:p>1.4566028953131</text:p>
          </table:table-cell>
          <table:table-cell table:formula="of:=[.$F4]*POWER([.$G4]-[.$C4]/100;[.$W$67])" office:value-type="float" office:value="1.58950334348147" calcext:value-type="float">
            <text:p>1.58950334348147</text:p>
          </table:table-cell>
          <table:table-cell table:formula="of:=[.$F4]*POWER([.$G4]-[.$C4]/100;[.$X$67])" office:value-type="float" office:value="1.73452962854071" calcext:value-type="float">
            <text:p>1.73452962854071</text:p>
          </table:table-cell>
          <table:table-cell table:formula="of:=[.$F4]*POWER([.$G4]-[.$C4]/100;[.$Y$67])" office:value-type="float" office:value="1.89278811184877" calcext:value-type="float">
            <text:p>1.89278811184877</text:p>
          </table:table-cell>
          <table:table-cell table:formula="of:=[.$F4]*POWER([.$G4]-[.$C4]/100;[.$Z$67])" office:value-type="float" office:value="2.06548609917385" calcext:value-type="float">
            <text:p>2.06548609917385</text:p>
          </table:table-cell>
          <table:table-cell table:formula="of:=[.$F4]*POWER([.$G4]-[.$C4]/100;[.$AA$67])" office:value-type="float" office:value="2.25394105086247" calcext:value-type="float">
            <text:p>2.25394105086247</text:p>
          </table:table-cell>
          <table:table-cell table:formula="of:=[.$F4]*POWER([.$G4]-[.$C4]/100;[.$AB$67])" office:value-type="float" office:value="2.45959063234316" calcext:value-type="float">
            <text:p>2.45959063234316</text:p>
          </table:table-cell>
          <table:table-cell table:formula="of:=[.$F4]*POWER([.$G4]-[.$C4]/100;[.$AC$67])" office:value-type="float" office:value="2.68400368163816" calcext:value-type="float">
            <text:p>2.68400368163816</text:p>
          </table:table-cell>
          <table:table-cell table:formula="of:=[.$F4]*POWER([.$G4]-[.$C4]/100;[.$AD$67])" office:value-type="float" office:value="2.92889217755082" calcext:value-type="float">
            <text:p>2.92889217755082</text:p>
          </table:table-cell>
          <table:table-cell table:formula="of:=[.$F4]*POWER([.$G4]-[.$C4]/100;[.$AE$67])" office:value-type="float" office:value="3.19612429983056" calcext:value-type="float">
            <text:p>3.19612429983056</text:p>
          </table:table-cell>
          <table:table-cell table:formula="of:=[.$F4]*POWER([.$G4]-[.$C4]/100;[.$AF$67])" office:value-type="float" office:value="3.4877386809471" calcext:value-type="float">
            <text:p>3.4877386809471</text:p>
          </table:table-cell>
          <table:table-cell table:formula="of:=[.$F4]*POWER([.$G4]-[.$C4]/100;[.$AG$67])" office:value-type="float" office:value="3.80595995819671" calcext:value-type="float">
            <text:p>3.80595995819671</text:p>
          </table:table-cell>
          <table:table-cell table:formula="of:=[.$F4]*POWER([.$G4]-[.$C4]/100;[.$AH$67])" office:value-type="float" office:value="4.15321574478258" calcext:value-type="float">
            <text:p>4.15321574478258</text:p>
          </table:table-cell>
          <table:table-cell table:formula="of:=[.$F4]*POWER([.$G4]-[.$C4]/100;[.$AI$67])" office:value-type="float" office:value="4.53215514933654" calcext:value-type="float">
            <text:p>4.53215514933654</text:p>
          </table:table-cell>
          <table:table-cell table:formula="of:=[.$F4]*POWER([.$G4]-[.$C4]/100;[.$AJ$67])" office:value-type="float" office:value="4.94566898516201" calcext:value-type="float">
            <text:p>4.94566898516201</text:p>
          </table:table-cell>
          <table:table-cell table:formula="of:=[.$F4]*POWER([.$G4]-[.$C4]/100;[.$AK$67])" office:value-type="float" office:value="5.39691182336819" calcext:value-type="float">
            <text:p>5.39691182336819</text:p>
          </table:table-cell>
          <table:table-cell table:formula="of:=[.$F4]*POWER([.$G4]-[.$C4]/100;[.$AL$67])" office:value-type="float" office:value="5.8893260581323" calcext:value-type="float">
            <text:p>5.8893260581323</text:p>
          </table:table-cell>
          <table:table-cell table:formula="of:=[.$F4]*POWER([.$G4]-[.$C4]/100;[.$AM$67])" office:value-type="float" office:value="6.42666816767629" calcext:value-type="float">
            <text:p>6.42666816767629</text:p>
          </table:table-cell>
          <table:table-cell table:formula="of:=[.$F4]*POWER([.$G4]-[.$C4]/100;[.$AN$67])" office:value-type="float" office:value="7.01303737129508" calcext:value-type="float">
            <text:p>7.01303737129508</text:p>
          </table:table-cell>
          <table:table-cell table:formula="of:=[.$F4]*POWER([.$G4]-[.$C4]/100;[.$AO$67])" office:value-type="float" office:value="7.65290690105204" calcext:value-type="float">
            <text:p>7.65290690105204</text:p>
          </table:table-cell>
          <table:table-cell table:formula="of:=[.$F4]*POWER([.$G4]-[.$C4]/100;[.$AP$67])" office:value-type="float" office:value="8.35115812670403" calcext:value-type="float">
            <text:p>8.35115812670403</text:p>
          </table:table-cell>
          <table:table-cell table:formula="of:=[.$F4]*POWER([.$G4]-[.$C4]/100;[.$AQ$67])" office:value-type="float" office:value="9.1131177941845" calcext:value-type="float">
            <text:p>9.1131177941845</text:p>
          </table:table-cell>
          <table:table-cell table:formula="of:=[.$F4]*POWER([.$G4]-[.$C4]/100;[.$AR$67])" office:value-type="float" office:value="9.9445986617259" calcext:value-type="float">
            <text:p>9.9445986617259</text:p>
          </table:table-cell>
          <table:table-cell table:formula="of:=[.$F4]*POWER([.$G4]-[.$C4]/100;[.$AS$67])" office:value-type="float" office:value="10.8519438436218" calcext:value-type="float">
            <text:p>10.8519438436218</text:p>
          </table:table-cell>
          <table:table-cell table:formula="of:=[.$F4]*POWER([.$G4]-[.$C4]/100;[.$AT$67])" office:value-type="float" office:value="11.8420751999138" calcext:value-type="float">
            <text:p>11.8420751999138</text:p>
          </table:table-cell>
          <table:table-cell table:formula="of:=[.$F4]*POWER([.$G4]-[.$C4]/100;[.$AU$67])" office:value-type="float" office:value="12.922546141154" calcext:value-type="float">
            <text:p>12.922546141154</text:p>
          </table:table-cell>
          <table:table-cell table:formula="of:=[.$F4]*POWER([.$G4]-[.$C4]/100;[.$AV$67])" office:value-type="float" office:value="14.1015992510728" calcext:value-type="float">
            <text:p>14.1015992510728</text:p>
          </table:table-cell>
          <table:table-cell table:style-name="Default" table:number-columns-repeated="2"/>
          <table:table-cell table:number-columns-repeated="386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J0KDQ9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Xtrackers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03" calcext:value-type="float">
            <text:p>67.03</text:p>
          </table:table-cell>
          <table:table-cell office:value-type="float" office:value="4.27" calcext:value-type="float">
            <text:p>4.27</text:p>
          </table:table-cell>
          <table:table-cell table:number-columns-repeated="4"/>
          <table:table-cell office:value-type="float" office:value="3.03" calcext:value-type="float">
            <text:p>3.03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.03" calcext:value-type="float">
            <text:p>6.03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2.27" calcext:value-type="float">
            <text:p>2.27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24" calcext:value-type="float">
            <text:p>3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SUM([.H5:.BR5])" office:value-type="float" office:value="98.71" calcext:value-type="float">
            <text:p>98.71</text:p>
          </table:table-cell>
          <table:table-cell table:number-columns-repeated="6"/>
          <table:table-cell table:formula="of:=(POWER([.$G$5]-[.$C$5]/100;[.H$67])-1)/([.$G$5]-[.$C$5]/100-1)" office:value-type="float" office:value="0" calcext:value-type="float">
            <text:p>0</text:p>
          </table:table-cell>
          <table:table-cell table:formula="of:=(POWER([.$G$5]-[.$C$5]/100;[.I$67])-1)/([.$G$5]-[.$C$5]/100-1)" office:value-type="float" office:value="1" calcext:value-type="float">
            <text:p>1</text:p>
          </table:table-cell>
          <table:table-cell table:formula="of:=(POWER([.$G$5]-[.$C$5]/100;[.J$67])-1)/([.$G$5]-[.$C$5]/100-1)" office:value-type="float" office:value="2.0994" calcext:value-type="float">
            <text:p>2.0994</text:p>
          </table:table-cell>
          <table:table-cell table:formula="of:=(POWER([.$G$5]-[.$C$5]/100;[.K$67])-1)/([.$G$5]-[.$C$5]/100-1)" office:value-type="float" office:value="3.30808036" calcext:value-type="float">
            <text:p>3.30808036</text:p>
          </table:table-cell>
          <table:table-cell table:formula="of:=(POWER([.$G$5]-[.$C$5]/100;[.L$67])-1)/([.$G$5]-[.$C$5]/100-1)" office:value-type="float" office:value="4.636903547784" calcext:value-type="float">
            <text:p>4.636903547784</text:p>
          </table:table-cell>
          <table:table-cell table:formula="of:=(POWER([.$G$5]-[.$C$5]/100;[.M$67])-1)/([.$G$5]-[.$C$5]/100-1)" office:value-type="float" office:value="6.09781176043373" calcext:value-type="float">
            <text:p>6.09781176043373</text:p>
          </table:table-cell>
          <table:table-cell table:formula="of:=(POWER([.$G$5]-[.$C$5]/100;[.N$67])-1)/([.$G$5]-[.$C$5]/100-1)" office:value-type="float" office:value="7.70393424942084" calcext:value-type="float">
            <text:p>7.70393424942084</text:p>
          </table:table-cell>
          <table:table-cell table:formula="of:=(POWER([.$G$5]-[.$C$5]/100;[.O$67])-1)/([.$G$5]-[.$C$5]/100-1)" office:value-type="float" office:value="9.46970531381327" calcext:value-type="float">
            <text:p>9.46970531381327</text:p>
          </table:table-cell>
          <table:table-cell table:formula="of:=(POWER([.$G$5]-[.$C$5]/100;[.P$67])-1)/([.$G$5]-[.$C$5]/100-1)" office:value-type="float" office:value="11.4109940220063" calcext:value-type="float">
            <text:p>11.4109940220063</text:p>
          </table:table-cell>
          <table:table-cell table:formula="of:=(POWER([.$G$5]-[.$C$5]/100;[.Q$67])-1)/([.$G$5]-[.$C$5]/100-1)" office:value-type="float" office:value="13.5452468277937" calcext:value-type="float">
            <text:p>13.5452468277937</text:p>
          </table:table-cell>
          <table:table-cell table:formula="of:=(POWER([.$G$5]-[.$C$5]/100;[.R$67])-1)/([.$G$5]-[.$C$5]/100-1)" office:value-type="float" office:value="15.8916443624764" calcext:value-type="float">
            <text:p>15.8916443624764</text:p>
          </table:table-cell>
          <table:table-cell table:formula="of:=(POWER([.$G$5]-[.$C$5]/100;[.S$67])-1)/([.$G$5]-[.$C$5]/100-1)" office:value-type="float" office:value="18.4712738121066" calcext:value-type="float">
            <text:p>18.4712738121066</text:p>
          </table:table-cell>
          <table:table-cell table:formula="of:=(POWER([.$G$5]-[.$C$5]/100;[.T$67])-1)/([.$G$5]-[.$C$5]/100-1)" office:value-type="float" office:value="21.30731842903" calcext:value-type="float">
            <text:p>21.30731842903</text:p>
          </table:table-cell>
          <table:table-cell table:formula="of:=(POWER([.$G$5]-[.$C$5]/100;[.U$67])-1)/([.$G$5]-[.$C$5]/100-1)" office:value-type="float" office:value="24.4252658808756" calcext:value-type="float">
            <text:p>24.4252658808756</text:p>
          </table:table-cell>
          <table:table-cell table:formula="of:=(POWER([.$G$5]-[.$C$5]/100;[.V$67])-1)/([.$G$5]-[.$C$5]/100-1)" office:value-type="float" office:value="27.8531373094346" calcext:value-type="float">
            <text:p>27.8531373094346</text:p>
          </table:table-cell>
          <table:table-cell table:formula="of:=(POWER([.$G$5]-[.$C$5]/100;[.W$67])-1)/([.$G$5]-[.$C$5]/100-1)" office:value-type="float" office:value="31.6217391579924" calcext:value-type="float">
            <text:p>31.6217391579924</text:p>
          </table:table-cell>
          <table:table-cell table:formula="of:=(POWER([.$G$5]-[.$C$5]/100;[.X$67])-1)/([.$G$5]-[.$C$5]/100-1)" office:value-type="float" office:value="35.7649400302968" calcext:value-type="float">
            <text:p>35.7649400302968</text:p>
          </table:table-cell>
          <table:table-cell table:formula="of:=(POWER([.$G$5]-[.$C$5]/100;[.Y$67])-1)/([.$G$5]-[.$C$5]/100-1)" office:value-type="float" office:value="40.3199750693083" calcext:value-type="float">
            <text:p>40.3199750693083</text:p>
          </table:table-cell>
          <table:table-cell table:formula="of:=(POWER([.$G$5]-[.$C$5]/100;[.Z$67])-1)/([.$G$5]-[.$C$5]/100-1)" office:value-type="float" office:value="45.3277805911976" calcext:value-type="float">
            <text:p>45.3277805911976</text:p>
          </table:table-cell>
          <table:table-cell table:formula="of:=(POWER([.$G$5]-[.$C$5]/100;[.AA$67])-1)/([.$G$5]-[.$C$5]/100-1)" office:value-type="float" office:value="50.8333619819626" calcext:value-type="float">
            <text:p>50.8333619819626</text:p>
          </table:table-cell>
          <table:table-cell table:formula="of:=(POWER([.$G$5]-[.$C$5]/100;[.AB$67])-1)/([.$G$5]-[.$C$5]/100-1)" office:value-type="float" office:value="56.8861981629697" calcext:value-type="float">
            <text:p>56.8861981629697</text:p>
          </table:table-cell>
          <table:table-cell table:formula="of:=(POWER([.$G$5]-[.$C$5]/100;[.AC$67])-1)/([.$G$5]-[.$C$5]/100-1)" office:value-type="float" office:value="63.5406862603689" calcext:value-type="float">
            <text:p>63.5406862603689</text:p>
          </table:table-cell>
          <table:table-cell table:formula="of:=(POWER([.$G$5]-[.$C$5]/100;[.AD$67])-1)/([.$G$5]-[.$C$5]/100-1)" office:value-type="float" office:value="70.8566304746496" calcext:value-type="float">
            <text:p>70.8566304746496</text:p>
          </table:table-cell>
          <table:table-cell table:formula="of:=(POWER([.$G$5]-[.$C$5]/100;[.AE$67])-1)/([.$G$5]-[.$C$5]/100-1)" office:value-type="float" office:value="78.8997795438297" calcext:value-type="float">
            <text:p>78.8997795438297</text:p>
          </table:table-cell>
          <table:table-cell table:formula="of:=(POWER([.$G$5]-[.$C$5]/100;[.AF$67])-1)/([.$G$5]-[.$C$5]/100-1)" office:value-type="float" office:value="87.7424176304864" calcext:value-type="float">
            <text:p>87.7424176304864</text:p>
          </table:table-cell>
          <table:table-cell table:formula="of:=(POWER([.$G$5]-[.$C$5]/100;[.AG$67])-1)/([.$G$5]-[.$C$5]/100-1)" office:value-type="float" office:value="97.4640139429567" calcext:value-type="float">
            <text:p>97.4640139429567</text:p>
          </table:table-cell>
          <table:table-cell table:formula="of:=(POWER([.$G$5]-[.$C$5]/100;[.AH$67])-1)/([.$G$5]-[.$C$5]/100-1)" office:value-type="float" office:value="108.151936928887" calcext:value-type="float">
            <text:p>108.151936928887</text:p>
          </table:table-cell>
          <table:table-cell table:formula="of:=(POWER([.$G$5]-[.$C$5]/100;[.AI$67])-1)/([.$G$5]-[.$C$5]/100-1)" office:value-type="float" office:value="119.902239459618" calcext:value-type="float">
            <text:p>119.902239459618</text:p>
          </table:table-cell>
          <table:table-cell table:formula="of:=(POWER([.$G$5]-[.$C$5]/100;[.AJ$67])-1)/([.$G$5]-[.$C$5]/100-1)" office:value-type="float" office:value="132.820522061904" calcext:value-type="float">
            <text:p>132.820522061904</text:p>
          </table:table-cell>
          <table:table-cell table:formula="of:=(POWER([.$G$5]-[.$C$5]/100;[.AK$67])-1)/([.$G$5]-[.$C$5]/100-1)" office:value-type="float" office:value="147.022881954857" calcext:value-type="float">
            <text:p>147.022881954857</text:p>
          </table:table-cell>
          <table:table-cell table:formula="of:=(POWER([.$G$5]-[.$C$5]/100;[.AL$67])-1)/([.$G$5]-[.$C$5]/100-1)" office:value-type="float" office:value="162.63695642117" calcext:value-type="float">
            <text:p>162.63695642117</text:p>
          </table:table-cell>
          <table:table-cell table:formula="of:=(POWER([.$G$5]-[.$C$5]/100;[.AM$67])-1)/([.$G$5]-[.$C$5]/100-1)" office:value-type="float" office:value="179.803069889434" calcext:value-type="float">
            <text:p>179.803069889434</text:p>
          </table:table-cell>
          <table:table-cell table:formula="of:=(POWER([.$G$5]-[.$C$5]/100;[.AN$67])-1)/([.$G$5]-[.$C$5]/100-1)" office:value-type="float" office:value="198.675495036444" calcext:value-type="float">
            <text:p>198.675495036444</text:p>
          </table:table-cell>
          <table:table-cell table:formula="of:=(POWER([.$G$5]-[.$C$5]/100;[.AO$67])-1)/([.$G$5]-[.$C$5]/100-1)" office:value-type="float" office:value="219.423839243067" calcext:value-type="float">
            <text:p>219.423839243067</text:p>
          </table:table-cell>
          <table:table-cell table:formula="of:=(POWER([.$G$5]-[.$C$5]/100;[.AP$67])-1)/([.$G$5]-[.$C$5]/100-1)" office:value-type="float" office:value="242.234568863827" calcext:value-type="float">
            <text:p>242.234568863827</text:p>
          </table:table-cell>
          <table:table-cell table:formula="of:=(POWER([.$G$5]-[.$C$5]/100;[.AQ$67])-1)/([.$G$5]-[.$C$5]/100-1)" office:value-type="float" office:value="267.312685008892" calcext:value-type="float">
            <text:p>267.312685008892</text:p>
          </table:table-cell>
          <table:table-cell table:formula="of:=(POWER([.$G$5]-[.$C$5]/100;[.AR$67])-1)/([.$G$5]-[.$C$5]/100-1)" office:value-type="float" office:value="294.883565898776" calcext:value-type="float">
            <text:p>294.883565898776</text:p>
          </table:table-cell>
          <table:table-cell table:formula="of:=(POWER([.$G$5]-[.$C$5]/100;[.AS$67])-1)/([.$G$5]-[.$C$5]/100-1)" office:value-type="float" office:value="325.194992349114" calcext:value-type="float">
            <text:p>325.194992349114</text:p>
          </table:table-cell>
          <table:table-cell table:formula="of:=(POWER([.$G$5]-[.$C$5]/100;[.AT$67])-1)/([.$G$5]-[.$C$5]/100-1)" office:value-type="float" office:value="358.519374588616" calcext:value-type="float">
            <text:p>358.519374588616</text:p>
          </table:table-cell>
          <table:table-cell table:formula="of:=(POWER([.$G$5]-[.$C$5]/100;[.AU$67])-1)/([.$G$5]-[.$C$5]/100-1)" office:value-type="float" office:value="395.156200422724" calcext:value-type="float">
            <text:p>395.156200422724</text:p>
          </table:table-cell>
          <table:table-cell table:formula="of:=(POWER([.$G$5]-[.$C$5]/100;[.AV$67])-1)/([.$G$5]-[.$C$5]/100-1)" office:value-type="float" office:value="435.434726744743" calcext:value-type="float">
            <text:p>435.434726744743</text:p>
          </table:table-cell>
          <table:table-cell table:number-columns-repeated="2"/>
          <table:table-cell table:formula="of:=[.$F5]*POWER([.$G5]-[.$C5]/100;[.$H$67])" office:value-type="float" office:value="0.181" calcext:value-type="float">
            <text:p>0.181</text:p>
          </table:table-cell>
          <table:table-cell table:formula="of:=[.$F5]*POWER([.$G5]-[.$C5]/100;[.$I$67])" office:value-type="float" office:value="0.1989914" calcext:value-type="float">
            <text:p>0.1989914</text:p>
          </table:table-cell>
          <table:table-cell table:formula="of:=[.$F5]*POWER([.$G5]-[.$C5]/100;[.$J$67])" office:value-type="float" office:value="0.21877114516" calcext:value-type="float">
            <text:p>0.21877114516</text:p>
          </table:table-cell>
          <table:table-cell table:formula="of:=[.$F5]*POWER([.$G5]-[.$C5]/100;[.$K$67])" office:value-type="float" office:value="0.240516996988904" calcext:value-type="float">
            <text:p>0.240516996988904</text:p>
          </table:table-cell>
          <table:table-cell table:formula="of:=[.$F5]*POWER([.$G5]-[.$C5]/100;[.$L$67])" office:value-type="float" office:value="0.264424386489601" calcext:value-type="float">
            <text:p>0.264424386489601</text:p>
          </table:table-cell>
          <table:table-cell table:formula="of:=[.$F5]*POWER([.$G5]-[.$C5]/100;[.$M$67])" office:value-type="float" office:value="0.290708170506667" calcext:value-type="float">
            <text:p>0.290708170506667</text:p>
          </table:table-cell>
          <table:table-cell table:formula="of:=[.$F5]*POWER([.$G5]-[.$C5]/100;[.$N$67])" office:value-type="float" office:value="0.31960456265503" calcext:value-type="float">
            <text:p>0.31960456265503</text:p>
          </table:table-cell>
          <table:table-cell table:formula="of:=[.$F5]*POWER([.$G5]-[.$C5]/100;[.$O$67])" office:value-type="float" office:value="0.35137325618294" calcext:value-type="float">
            <text:p>0.35137325618294</text:p>
          </table:table-cell>
          <table:table-cell table:formula="of:=[.$F5]*POWER([.$G5]-[.$C5]/100;[.$P$67])" office:value-type="float" office:value="0.386299757847524" calcext:value-type="float">
            <text:p>0.386299757847524</text:p>
          </table:table-cell>
          <table:table-cell table:formula="of:=[.$F5]*POWER([.$G5]-[.$C5]/100;[.$Q$67])" office:value-type="float" office:value="0.424697953777568" calcext:value-type="float">
            <text:p>0.424697953777568</text:p>
          </table:table-cell>
          <table:table-cell table:formula="of:=[.$F5]*POWER([.$G5]-[.$C5]/100;[.$R$67])" office:value-type="float" office:value="0.466912930383058" calcext:value-type="float">
            <text:p>0.466912930383058</text:p>
          </table:table-cell>
          <table:table-cell table:formula="of:=[.$F5]*POWER([.$G5]-[.$C5]/100;[.$S$67])" office:value-type="float" office:value="0.513324075663134" calcext:value-type="float">
            <text:p>0.513324075663134</text:p>
          </table:table-cell>
          <table:table-cell table:formula="of:=[.$F5]*POWER([.$G5]-[.$C5]/100;[.$T$67])" office:value-type="float" office:value="0.56434848878405" calcext:value-type="float">
            <text:p>0.56434848878405</text:p>
          </table:table-cell>
          <table:table-cell table:formula="of:=[.$F5]*POWER([.$G5]-[.$C5]/100;[.$U$67])" office:value-type="float" office:value="0.620444728569184" calcext:value-type="float">
            <text:p>0.620444728569184</text:p>
          </table:table-cell>
          <table:table-cell table:formula="of:=[.$F5]*POWER([.$G5]-[.$C5]/100;[.$V$67])" office:value-type="float" office:value="0.682116934588961" calcext:value-type="float">
            <text:p>0.682116934588961</text:p>
          </table:table-cell>
          <table:table-cell table:formula="of:=[.$F5]*POWER([.$G5]-[.$C5]/100;[.$W$67])" office:value-type="float" office:value="0.749919357887104" calcext:value-type="float">
            <text:p>0.749919357887104</text:p>
          </table:table-cell>
          <table:table-cell table:formula="of:=[.$F5]*POWER([.$G5]-[.$C5]/100;[.$X$67])" office:value-type="float" office:value="0.824461342061082" calcext:value-type="float">
            <text:p>0.824461342061082</text:p>
          </table:table-cell>
          <table:table-cell table:formula="of:=[.$F5]*POWER([.$G5]-[.$C5]/100;[.$Y$67])" office:value-type="float" office:value="0.906412799461954" calcext:value-type="float">
            <text:p>0.906412799461954</text:p>
          </table:table-cell>
          <table:table-cell table:formula="of:=[.$F5]*POWER([.$G5]-[.$C5]/100;[.$Z$67])" office:value-type="float" office:value="0.996510231728472" calcext:value-type="float">
            <text:p>0.996510231728472</text:p>
          </table:table-cell>
          <table:table-cell table:formula="of:=[.$F5]*POWER([.$G5]-[.$C5]/100;[.$AA$67])" office:value-type="float" office:value="1.09556334876228" calcext:value-type="float">
            <text:p>1.09556334876228</text:p>
          </table:table-cell>
          <table:table-cell table:formula="of:=[.$F5]*POWER([.$G5]-[.$C5]/100;[.$AB$67])" office:value-type="float" office:value="1.20446234562925" calcext:value-type="float">
            <text:p>1.20446234562925</text:p>
          </table:table-cell>
          <table:table-cell table:formula="of:=[.$F5]*POWER([.$G5]-[.$C5]/100;[.$AC$67])" office:value-type="float" office:value="1.3241859027848" calcext:value-type="float">
            <text:p>1.3241859027848</text:p>
          </table:table-cell>
          <table:table-cell table:formula="of:=[.$F5]*POWER([.$G5]-[.$C5]/100;[.$AD$67])" office:value-type="float" office:value="1.45580998152161" calcext:value-type="float">
            <text:p>1.45580998152161</text:p>
          </table:table-cell>
          <table:table-cell table:formula="of:=[.$F5]*POWER([.$G5]-[.$C5]/100;[.$AE$67])" office:value-type="float" office:value="1.60051749368486" calcext:value-type="float">
            <text:p>1.60051749368486</text:p>
          </table:table-cell>
          <table:table-cell table:formula="of:=[.$F5]*POWER([.$G5]-[.$C5]/100;[.$AF$67])" office:value-type="float" office:value="1.75960893255713" calcext:value-type="float">
            <text:p>1.75960893255713</text:p>
          </table:table-cell>
          <table:table-cell table:formula="of:=[.$F5]*POWER([.$G5]-[.$C5]/100;[.$AG$67])" office:value-type="float" office:value="1.93451406045331" calcext:value-type="float">
            <text:p>1.93451406045331</text:p>
          </table:table-cell>
          <table:table-cell table:formula="of:=[.$F5]*POWER([.$G5]-[.$C5]/100;[.$AH$67])" office:value-type="float" office:value="2.12680475806237" calcext:value-type="float">
            <text:p>2.12680475806237</text:p>
          </table:table-cell>
          <table:table-cell table:formula="of:=[.$F5]*POWER([.$G5]-[.$C5]/100;[.$AI$67])" office:value-type="float" office:value="2.33820915101377" calcext:value-type="float">
            <text:p>2.33820915101377</text:p>
          </table:table-cell>
          <table:table-cell table:formula="of:=[.$F5]*POWER([.$G5]-[.$C5]/100;[.$AJ$67])" office:value-type="float" office:value="2.57062714062454" calcext:value-type="float">
            <text:p>2.57062714062454</text:p>
          </table:table-cell>
          <table:table-cell table:formula="of:=[.$F5]*POWER([.$G5]-[.$C5]/100;[.$AK$67])" office:value-type="float" office:value="2.82614747840262" calcext:value-type="float">
            <text:p>2.82614747840262</text:p>
          </table:table-cell>
          <table:table-cell table:formula="of:=[.$F5]*POWER([.$G5]-[.$C5]/100;[.$AL$67])" office:value-type="float" office:value="3.10706653775584" calcext:value-type="float">
            <text:p>3.10706653775584</text:p>
          </table:table-cell>
          <table:table-cell table:formula="of:=[.$F5]*POWER([.$G5]-[.$C5]/100;[.$AM$67])" office:value-type="float" office:value="3.41590895160877" calcext:value-type="float">
            <text:p>3.41590895160877</text:p>
          </table:table-cell>
          <table:table-cell table:formula="of:=[.$F5]*POWER([.$G5]-[.$C5]/100;[.$AN$67])" office:value-type="float" office:value="3.75545030139868" calcext:value-type="float">
            <text:p>3.75545030139868</text:p>
          </table:table-cell>
          <table:table-cell table:formula="of:=[.$F5]*POWER([.$G5]-[.$C5]/100;[.$AO$67])" office:value-type="float" office:value="4.1287420613577" calcext:value-type="float">
            <text:p>4.1287420613577</text:p>
          </table:table-cell>
          <table:table-cell table:formula="of:=[.$F5]*POWER([.$G5]-[.$C5]/100;[.$AP$67])" office:value-type="float" office:value="4.53913902225666" calcext:value-type="float">
            <text:p>4.53913902225666</text:p>
          </table:table-cell>
          <table:table-cell table:formula="of:=[.$F5]*POWER([.$G5]-[.$C5]/100;[.$AQ$67])" office:value-type="float" office:value="4.99032944106897" calcext:value-type="float">
            <text:p>4.99032944106897</text:p>
          </table:table-cell>
          <table:table-cell table:formula="of:=[.$F5]*POWER([.$G5]-[.$C5]/100;[.$AR$67])" office:value-type="float" office:value="5.48636818751123" calcext:value-type="float">
            <text:p>5.48636818751123</text:p>
          </table:table-cell>
          <table:table-cell table:formula="of:=[.$F5]*POWER([.$G5]-[.$C5]/100;[.$AS$67])" office:value-type="float" office:value="6.03171318534984" calcext:value-type="float">
            <text:p>6.03171318534984</text:p>
          </table:table-cell>
          <table:table-cell table:formula="of:=[.$F5]*POWER([.$G5]-[.$C5]/100;[.$AT$67])" office:value-type="float" office:value="6.63126547597362" calcext:value-type="float">
            <text:p>6.63126547597362</text:p>
          </table:table-cell>
          <table:table-cell table:formula="of:=[.$F5]*POWER([.$G5]-[.$C5]/100;[.$AU$67])" office:value-type="float" office:value="7.29041326428539" calcext:value-type="float">
            <text:p>7.29041326428539</text:p>
          </table:table-cell>
          <table:table-cell table:formula="of:=[.$F5]*POWER([.$G5]-[.$C5]/100;[.$AV$67])" office:value-type="float" office:value="8.01508034275536" calcext:value-type="float">
            <text:p>8.0150803427553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4L5Y98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25" calcext:value-type="float">
            <text:p>67.25</text:p>
          </table:table-cell>
          <table:table-cell office:value-type="float" office:value="4.23" calcext:value-type="float">
            <text:p>4.23</text:p>
          </table:table-cell>
          <table:table-cell table:number-columns-repeated="4"/>
          <table:table-cell office:value-type="float" office:value="3.07" calcext:value-type="float">
            <text:p>3.07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4" calcext:value-type="float">
            <text:p>1.6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2.28" calcext:value-type="float">
            <text:p>2.28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4" calcext:value-type="float">
            <text:p>3.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84" calcext:value-type="float">
            <text:p>1.84</text:p>
          </table:table-cell>
          <table:table-cell/>
          <table:table-cell table:formula="of:=SUM([.H6:.BR6])" office:value-type="float" office:value="99.21" calcext:value-type="float">
            <text:p>99.21</text:p>
          </table:table-cell>
          <table:table-cell table:number-columns-repeated="6"/>
          <table:table-cell table:formula="of:=(POWER([.$G$6]-[.$C$6]/100;[.H$67])-1)/([.$G$6]-[.$C$6]/100-1)" office:value-type="float" office:value="0" calcext:value-type="float">
            <text:p>0</text:p>
          </table:table-cell>
          <table:table-cell table:formula="of:=(POWER([.$G$6]-[.$C$6]/100;[.I$67])-1)/([.$G$6]-[.$C$6]/100-1)" office:value-type="float" office:value="1" calcext:value-type="float">
            <text:p>1</text:p>
          </table:table-cell>
          <table:table-cell table:formula="of:=(POWER([.$G$6]-[.$C$6]/100;[.J$67])-1)/([.$G$6]-[.$C$6]/100-1)" office:value-type="float" office:value="2.0993" calcext:value-type="float">
            <text:p>2.0993</text:p>
          </table:table-cell>
          <table:table-cell table:formula="of:=(POWER([.$G$6]-[.$C$6]/100;[.K$67])-1)/([.$G$6]-[.$C$6]/100-1)" office:value-type="float" office:value="3.30776049" calcext:value-type="float">
            <text:p>3.30776049</text:p>
          </table:table-cell>
          <table:table-cell table:formula="of:=(POWER([.$G$6]-[.$C$6]/100;[.L$67])-1)/([.$G$6]-[.$C$6]/100-1)" office:value-type="float" office:value="4.636221106657" calcext:value-type="float">
            <text:p>4.636221106657</text:p>
          </table:table-cell>
          <table:table-cell table:formula="of:=(POWER([.$G$6]-[.$C$6]/100;[.M$67])-1)/([.$G$6]-[.$C$6]/100-1)" office:value-type="float" office:value="6.09659786254804" calcext:value-type="float">
            <text:p>6.09659786254804</text:p>
          </table:table-cell>
          <table:table-cell table:formula="of:=(POWER([.$G$6]-[.$C$6]/100;[.N$67])-1)/([.$G$6]-[.$C$6]/100-1)" office:value-type="float" office:value="7.70199003029906" calcext:value-type="float">
            <text:p>7.70199003029906</text:p>
          </table:table-cell>
          <table:table-cell table:formula="of:=(POWER([.$G$6]-[.$C$6]/100;[.O$67])-1)/([.$G$6]-[.$C$6]/100-1)" office:value-type="float" office:value="9.46679764030776" calcext:value-type="float">
            <text:p>9.46679764030776</text:p>
          </table:table-cell>
          <table:table-cell table:formula="of:=(POWER([.$G$6]-[.$C$6]/100;[.P$67])-1)/([.$G$6]-[.$C$6]/100-1)" office:value-type="float" office:value="11.4068506459903" calcext:value-type="float">
            <text:p>11.4068506459903</text:p>
          </table:table-cell>
          <table:table-cell table:formula="of:=(POWER([.$G$6]-[.$C$6]/100;[.Q$67])-1)/([.$G$6]-[.$C$6]/100-1)" office:value-type="float" office:value="13.5395509151372" calcext:value-type="float">
            <text:p>13.5395509151372</text:p>
          </table:table-cell>
          <table:table-cell table:formula="of:=(POWER([.$G$6]-[.$C$6]/100;[.R$67])-1)/([.$G$6]-[.$C$6]/100-1)" office:value-type="float" office:value="15.8840283210103" calcext:value-type="float">
            <text:p>15.8840283210103</text:p>
          </table:table-cell>
          <table:table-cell table:formula="of:=(POWER([.$G$6]-[.$C$6]/100;[.S$67])-1)/([.$G$6]-[.$C$6]/100-1)" office:value-type="float" office:value="18.4613123332866" calcext:value-type="float">
            <text:p>18.4613123332866</text:p>
          </table:table-cell>
          <table:table-cell table:formula="of:=(POWER([.$G$6]-[.$C$6]/100;[.T$67])-1)/([.$G$6]-[.$C$6]/100-1)" office:value-type="float" office:value="21.2945206479819" calcext:value-type="float">
            <text:p>21.2945206479819</text:p>
          </table:table-cell>
          <table:table-cell table:formula="of:=(POWER([.$G$6]-[.$C$6]/100;[.U$67])-1)/([.$G$6]-[.$C$6]/100-1)" office:value-type="float" office:value="24.4090665483266" calcext:value-type="float">
            <text:p>24.4090665483266</text:p>
          </table:table-cell>
          <table:table-cell table:formula="of:=(POWER([.$G$6]-[.$C$6]/100;[.V$67])-1)/([.$G$6]-[.$C$6]/100-1)" office:value-type="float" office:value="27.8328868565754" calcext:value-type="float">
            <text:p>27.8328868565754</text:p>
          </table:table-cell>
          <table:table-cell table:formula="of:=(POWER([.$G$6]-[.$C$6]/100;[.W$67])-1)/([.$G$6]-[.$C$6]/100-1)" office:value-type="float" office:value="31.5966925214333" calcext:value-type="float">
            <text:p>31.5966925214333</text:p>
          </table:table-cell>
          <table:table-cell table:formula="of:=(POWER([.$G$6]-[.$C$6]/100;[.X$67])-1)/([.$G$6]-[.$C$6]/100-1)" office:value-type="float" office:value="35.7342440888116" calcext:value-type="float">
            <text:p>35.7342440888116</text:p>
          </table:table-cell>
          <table:table-cell table:formula="of:=(POWER([.$G$6]-[.$C$6]/100;[.Y$67])-1)/([.$G$6]-[.$C$6]/100-1)" office:value-type="float" office:value="40.2826545268306" calcext:value-type="float">
            <text:p>40.2826545268306</text:p>
          </table:table-cell>
          <table:table-cell table:formula="of:=(POWER([.$G$6]-[.$C$6]/100;[.Z$67])-1)/([.$G$6]-[.$C$6]/100-1)" office:value-type="float" office:value="45.2827221213449" calcext:value-type="float">
            <text:p>45.2827221213449</text:p>
          </table:table-cell>
          <table:table-cell table:formula="of:=(POWER([.$G$6]-[.$C$6]/100;[.AA$67])-1)/([.$G$6]-[.$C$6]/100-1)" office:value-type="float" office:value="50.7792964279945" calcext:value-type="float">
            <text:p>50.7792964279945</text:p>
          </table:table-cell>
          <table:table-cell table:formula="of:=(POWER([.$G$6]-[.$C$6]/100;[.AB$67])-1)/([.$G$6]-[.$C$6]/100-1)" office:value-type="float" office:value="56.8216805632943" calcext:value-type="float">
            <text:p>56.8216805632943</text:p>
          </table:table-cell>
          <table:table-cell table:formula="of:=(POWER([.$G$6]-[.$C$6]/100;[.AC$67])-1)/([.$G$6]-[.$C$6]/100-1)" office:value-type="float" office:value="63.4640734432294" calcext:value-type="float">
            <text:p>63.4640734432294</text:p>
          </table:table-cell>
          <table:table-cell table:formula="of:=(POWER([.$G$6]-[.$C$6]/100;[.AD$67])-1)/([.$G$6]-[.$C$6]/100-1)" office:value-type="float" office:value="70.7660559361421" calcext:value-type="float">
            <text:p>70.7660559361421</text:p>
          </table:table-cell>
          <table:table-cell table:formula="of:=(POWER([.$G$6]-[.$C$6]/100;[.AE$67])-1)/([.$G$6]-[.$C$6]/100-1)" office:value-type="float" office:value="78.793125290601" calcext:value-type="float">
            <text:p>78.793125290601</text:p>
          </table:table-cell>
          <table:table-cell table:formula="of:=(POWER([.$G$6]-[.$C$6]/100;[.AF$67])-1)/([.$G$6]-[.$C$6]/100-1)" office:value-type="float" office:value="87.6172826319577" calcext:value-type="float">
            <text:p>87.6172826319577</text:p>
          </table:table-cell>
          <table:table-cell table:formula="of:=(POWER([.$G$6]-[.$C$6]/100;[.AG$67])-1)/([.$G$6]-[.$C$6]/100-1)" office:value-type="float" office:value="97.3176787973111" calcext:value-type="float">
            <text:p>97.3176787973111</text:p>
          </table:table-cell>
          <table:table-cell table:formula="of:=(POWER([.$G$6]-[.$C$6]/100;[.AH$67])-1)/([.$G$6]-[.$C$6]/100-1)" office:value-type="float" office:value="107.981324301884" calcext:value-type="float">
            <text:p>107.981324301884</text:p>
          </table:table-cell>
          <table:table-cell table:formula="of:=(POWER([.$G$6]-[.$C$6]/100;[.AI$67])-1)/([.$G$6]-[.$C$6]/100-1)" office:value-type="float" office:value="119.703869805061" calcext:value-type="float">
            <text:p>119.703869805061</text:p>
          </table:table-cell>
          <table:table-cell table:formula="of:=(POWER([.$G$6]-[.$C$6]/100;[.AJ$67])-1)/([.$G$6]-[.$C$6]/100-1)" office:value-type="float" office:value="132.590464076704" calcext:value-type="float">
            <text:p>132.590464076704</text:p>
          </table:table-cell>
          <table:table-cell table:formula="of:=(POWER([.$G$6]-[.$C$6]/100;[.AK$67])-1)/([.$G$6]-[.$C$6]/100-1)" office:value-type="float" office:value="146.75669715952" calcext:value-type="float">
            <text:p>146.75669715952</text:p>
          </table:table-cell>
          <table:table-cell table:formula="of:=(POWER([.$G$6]-[.$C$6]/100;[.AL$67])-1)/([.$G$6]-[.$C$6]/100-1)" office:value-type="float" office:value="162.329637187461" calcext:value-type="float">
            <text:p>162.329637187461</text:p>
          </table:table-cell>
          <table:table-cell table:formula="of:=(POWER([.$G$6]-[.$C$6]/100;[.AM$67])-1)/([.$G$6]-[.$C$6]/100-1)" office:value-type="float" office:value="179.448970160176" calcext:value-type="float">
            <text:p>179.448970160176</text:p>
          </table:table-cell>
          <table:table-cell table:formula="of:=(POWER([.$G$6]-[.$C$6]/100;[.AN$67])-1)/([.$G$6]-[.$C$6]/100-1)" office:value-type="float" office:value="198.268252897081" calcext:value-type="float">
            <text:p>198.268252897081</text:p>
          </table:table-cell>
          <table:table-cell table:formula="of:=(POWER([.$G$6]-[.$C$6]/100;[.AO$67])-1)/([.$G$6]-[.$C$6]/100-1)" office:value-type="float" office:value="218.956290409761" calcext:value-type="float">
            <text:p>218.956290409761</text:p>
          </table:table-cell>
          <table:table-cell table:formula="of:=(POWER([.$G$6]-[.$C$6]/100;[.AP$67])-1)/([.$G$6]-[.$C$6]/100-1)" office:value-type="float" office:value="241.69865004745" calcext:value-type="float">
            <text:p>241.69865004745</text:p>
          </table:table-cell>
          <table:table-cell table:formula="of:=(POWER([.$G$6]-[.$C$6]/100;[.AQ$67])-1)/([.$G$6]-[.$C$6]/100-1)" office:value-type="float" office:value="266.699325997162" calcext:value-type="float">
            <text:p>266.699325997162</text:p>
          </table:table-cell>
          <table:table-cell table:formula="of:=(POWER([.$G$6]-[.$C$6]/100;[.AR$67])-1)/([.$G$6]-[.$C$6]/100-1)" office:value-type="float" office:value="294.18256906868" calcext:value-type="float">
            <text:p>294.18256906868</text:p>
          </table:table-cell>
          <table:table-cell table:formula="of:=(POWER([.$G$6]-[.$C$6]/100;[.AS$67])-1)/([.$G$6]-[.$C$6]/100-1)" office:value-type="float" office:value="324.3948981772" calcext:value-type="float">
            <text:p>324.3948981772</text:p>
          </table:table-cell>
          <table:table-cell table:formula="of:=(POWER([.$G$6]-[.$C$6]/100;[.AT$67])-1)/([.$G$6]-[.$C$6]/100-1)" office:value-type="float" office:value="357.607311566196" calcext:value-type="float">
            <text:p>357.607311566196</text:p>
          </table:table-cell>
          <table:table-cell table:formula="of:=(POWER([.$G$6]-[.$C$6]/100;[.AU$67])-1)/([.$G$6]-[.$C$6]/100-1)" office:value-type="float" office:value="394.11771760472" calcext:value-type="float">
            <text:p>394.11771760472</text:p>
          </table:table-cell>
          <table:table-cell table:formula="of:=(POWER([.$G$6]-[.$C$6]/100;[.AV$67])-1)/([.$G$6]-[.$C$6]/100-1)" office:value-type="float" office:value="434.253606962868" calcext:value-type="float">
            <text:p>434.253606962868</text:p>
          </table:table-cell>
          <table:table-cell table:number-columns-repeated="2"/>
          <table:table-cell table:formula="of:=[.$F6]*POWER([.$G6]-[.$C6]/100;[.$H$67])" office:value-type="float" office:value="0.163" calcext:value-type="float">
            <text:p>0.163</text:p>
          </table:table-cell>
          <table:table-cell table:formula="of:=[.$F6]*POWER([.$G6]-[.$C6]/100;[.$I$67])" office:value-type="float" office:value="0.1791859" calcext:value-type="float">
            <text:p>0.1791859</text:p>
          </table:table-cell>
          <table:table-cell table:formula="of:=[.$F6]*POWER([.$G6]-[.$C6]/100;[.$J$67])" office:value-type="float" office:value="0.19697905987" calcext:value-type="float">
            <text:p>0.19697905987</text:p>
          </table:table-cell>
          <table:table-cell table:formula="of:=[.$F6]*POWER([.$G6]-[.$C6]/100;[.$K$67])" office:value-type="float" office:value="0.216539080515091" calcext:value-type="float">
            <text:p>0.216539080515091</text:p>
          </table:table-cell>
          <table:table-cell table:formula="of:=[.$F6]*POWER([.$G6]-[.$C6]/100;[.$L$67])" office:value-type="float" office:value="0.23804141121024" calcext:value-type="float">
            <text:p>0.23804141121024</text:p>
          </table:table-cell>
          <table:table-cell table:formula="of:=[.$F6]*POWER([.$G6]-[.$C6]/100;[.$M$67])" office:value-type="float" office:value="0.261678923343416" calcext:value-type="float">
            <text:p>0.261678923343416</text:p>
          </table:table-cell>
          <table:table-cell table:formula="of:=[.$F6]*POWER([.$G6]-[.$C6]/100;[.$N$67])" office:value-type="float" office:value="0.287663640431418" calcext:value-type="float">
            <text:p>0.287663640431418</text:p>
          </table:table-cell>
          <table:table-cell table:formula="of:=[.$F6]*POWER([.$G6]-[.$C6]/100;[.$O$67])" office:value-type="float" office:value="0.316228639926257" calcext:value-type="float">
            <text:p>0.316228639926257</text:p>
          </table:table-cell>
          <table:table-cell table:formula="of:=[.$F6]*POWER([.$G6]-[.$C6]/100;[.$P$67])" office:value-type="float" office:value="0.347630143870935" calcext:value-type="float">
            <text:p>0.347630143870935</text:p>
          </table:table-cell>
          <table:table-cell table:formula="of:=[.$F6]*POWER([.$G6]-[.$C6]/100;[.$Q$67])" office:value-type="float" office:value="0.382149817157318" calcext:value-type="float">
            <text:p>0.382149817157318</text:p>
          </table:table-cell>
          <table:table-cell table:formula="of:=[.$F6]*POWER([.$G6]-[.$C6]/100;[.$R$67])" office:value-type="float" office:value="0.42009729400104" calcext:value-type="float">
            <text:p>0.42009729400104</text:p>
          </table:table-cell>
          <table:table-cell table:formula="of:=[.$F6]*POWER([.$G6]-[.$C6]/100;[.$S$67])" office:value-type="float" office:value="0.461812955295343" calcext:value-type="float">
            <text:p>0.461812955295343</text:p>
          </table:table-cell>
          <table:table-cell table:formula="of:=[.$F6]*POWER([.$G6]-[.$C6]/100;[.$T$67])" office:value-type="float" office:value="0.507670981756171" calcext:value-type="float">
            <text:p>0.507670981756171</text:p>
          </table:table-cell>
          <table:table-cell table:formula="of:=[.$F6]*POWER([.$G6]-[.$C6]/100;[.$U$67])" office:value-type="float" office:value="0.558082710244559" calcext:value-type="float">
            <text:p>0.558082710244559</text:p>
          </table:table-cell>
          <table:table-cell table:formula="of:=[.$F6]*POWER([.$G6]-[.$C6]/100;[.$V$67])" office:value-type="float" office:value="0.613500323371843" calcext:value-type="float">
            <text:p>0.613500323371843</text:p>
          </table:table-cell>
          <table:table-cell table:formula="of:=[.$F6]*POWER([.$G6]-[.$C6]/100;[.$W$67])" office:value-type="float" office:value="0.674420905482667" calcext:value-type="float">
            <text:p>0.674420905482667</text:p>
          </table:table-cell>
          <table:table-cell table:formula="of:=[.$F6]*POWER([.$G6]-[.$C6]/100;[.$X$67])" office:value-type="float" office:value="0.741390901397096" calcext:value-type="float">
            <text:p>0.741390901397096</text:p>
          </table:table-cell>
          <table:table-cell table:formula="of:=[.$F6]*POWER([.$G6]-[.$C6]/100;[.$Y$67])" office:value-type="float" office:value="0.815011017905828" calcext:value-type="float">
            <text:p>0.815011017905828</text:p>
          </table:table-cell>
          <table:table-cell table:formula="of:=[.$F6]*POWER([.$G6]-[.$C6]/100;[.$Z$67])" office:value-type="float" office:value="0.895941611983876" calcext:value-type="float">
            <text:p>0.895941611983876</text:p>
          </table:table-cell>
          <table:table-cell table:formula="of:=[.$F6]*POWER([.$G6]-[.$C6]/100;[.$AA$67])" office:value-type="float" office:value="0.984908614053875" calcext:value-type="float">
            <text:p>0.984908614053875</text:p>
          </table:table-cell>
          <table:table-cell table:formula="of:=[.$F6]*POWER([.$G6]-[.$C6]/100;[.$AB$67])" office:value-type="float" office:value="1.08271003942943" calcext:value-type="float">
            <text:p>1.08271003942943</text:p>
          </table:table-cell>
          <table:table-cell table:formula="of:=[.$F6]*POWER([.$G6]-[.$C6]/100;[.$AC$67])" office:value-type="float" office:value="1.19022314634477" calcext:value-type="float">
            <text:p>1.19022314634477</text:p>
          </table:table-cell>
          <table:table-cell table:formula="of:=[.$F6]*POWER([.$G6]-[.$C6]/100;[.$AD$67])" office:value-type="float" office:value="1.3084123047768" calcext:value-type="float">
            <text:p>1.3084123047768</text:p>
          </table:table-cell>
          <table:table-cell table:formula="of:=[.$F6]*POWER([.$G6]-[.$C6]/100;[.$AE$67])" office:value-type="float" office:value="1.43833764664114" calcext:value-type="float">
            <text:p>1.43833764664114</text:p>
          </table:table-cell>
          <table:table-cell table:formula="of:=[.$F6]*POWER([.$G6]-[.$C6]/100;[.$AF$67])" office:value-type="float" office:value="1.5811645749526" calcext:value-type="float">
            <text:p>1.5811645749526</text:p>
          </table:table-cell>
          <table:table-cell table:formula="of:=[.$F6]*POWER([.$G6]-[.$C6]/100;[.$AG$67])" office:value-type="float" office:value="1.7381742172454" calcext:value-type="float">
            <text:p>1.7381742172454</text:p>
          </table:table-cell>
          <table:table-cell table:formula="of:=[.$F6]*POWER([.$G6]-[.$C6]/100;[.$AH$67])" office:value-type="float" office:value="1.91077491701786" calcext:value-type="float">
            <text:p>1.91077491701786</text:p>
          </table:table-cell>
          <table:table-cell table:formula="of:=[.$F6]*POWER([.$G6]-[.$C6]/100;[.$AI$67])" office:value-type="float" office:value="2.10051486627774" calcext:value-type="float">
            <text:p>2.10051486627774</text:p>
          </table:table-cell>
          <table:table-cell table:formula="of:=[.$F6]*POWER([.$G6]-[.$C6]/100;[.$AJ$67])" office:value-type="float" office:value="2.30909599249912" calcext:value-type="float">
            <text:p>2.30909599249912</text:p>
          </table:table-cell>
          <table:table-cell table:formula="of:=[.$F6]*POWER([.$G6]-[.$C6]/100;[.$AK$67])" office:value-type="float" office:value="2.53838922455428" calcext:value-type="float">
            <text:p>2.53838922455428</text:p>
          </table:table-cell>
          <table:table-cell table:formula="of:=[.$F6]*POWER([.$G6]-[.$C6]/100;[.$AL$67])" office:value-type="float" office:value="2.79045127455252" calcext:value-type="float">
            <text:p>2.79045127455252</text:p>
          </table:table-cell>
          <table:table-cell table:formula="of:=[.$F6]*POWER([.$G6]-[.$C6]/100;[.$AM$67])" office:value-type="float" office:value="3.06754308611559" calcext:value-type="float">
            <text:p>3.06754308611559</text:p>
          </table:table-cell>
          <table:table-cell table:formula="of:=[.$F6]*POWER([.$G6]-[.$C6]/100;[.$AN$67])" office:value-type="float" office:value="3.37215011456686" calcext:value-type="float">
            <text:p>3.37215011456686</text:p>
          </table:table-cell>
          <table:table-cell table:formula="of:=[.$F6]*POWER([.$G6]-[.$C6]/100;[.$AO$67])" office:value-type="float" office:value="3.70700462094335" calcext:value-type="float">
            <text:p>3.70700462094335</text:p>
          </table:table-cell>
          <table:table-cell table:formula="of:=[.$F6]*POWER([.$G6]-[.$C6]/100;[.$AP$67])" office:value-type="float" office:value="4.07511017980303" calcext:value-type="float">
            <text:p>4.07511017980303</text:p>
          </table:table-cell>
          <table:table-cell table:formula="of:=[.$F6]*POWER([.$G6]-[.$C6]/100;[.$AQ$67])" office:value-type="float" office:value="4.47976862065747" calcext:value-type="float">
            <text:p>4.47976862065747</text:p>
          </table:table-cell>
          <table:table-cell table:formula="of:=[.$F6]*POWER([.$G6]-[.$C6]/100;[.$AR$67])" office:value-type="float" office:value="4.92460964468875" calcext:value-type="float">
            <text:p>4.92460964468875</text:p>
          </table:table-cell>
          <table:table-cell table:formula="of:=[.$F6]*POWER([.$G6]-[.$C6]/100;[.$AS$67])" office:value-type="float" office:value="5.41362338240635" calcext:value-type="float">
            <text:p>5.41362338240635</text:p>
          </table:table-cell>
          <table:table-cell table:formula="of:=[.$F6]*POWER([.$G6]-[.$C6]/100;[.$AT$67])" office:value-type="float" office:value="5.95119618427929" calcext:value-type="float">
            <text:p>5.95119618427929</text:p>
          </table:table-cell>
          <table:table-cell table:formula="of:=[.$F6]*POWER([.$G6]-[.$C6]/100;[.$AU$67])" office:value-type="float" office:value="6.54214996537823" calcext:value-type="float">
            <text:p>6.54214996537823</text:p>
          </table:table-cell>
          <table:table-cell table:formula="of:=[.$F6]*POWER([.$G6]-[.$C6]/100;[.$AV$67])" office:value-type="float" office:value="7.19178545694029" calcext:value-type="float">
            <text:p>7.1917854569402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JAPAN</text:p>
          </table:table-cell>
          <table:table-cell office:value-type="string" calcext:value-type="string">
            <text:p>LU20892383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96" calcext:value-type="float">
            <text:p>0.196</text:p>
          </table:table-cell>
          <table:table-cell office:value-type="float" office:value="0.23" calcext:value-type="float">
            <text:p>0.23</text:p>
          </table:table-cell>
          <table:table-cell office:value-type="float" office:value="1.126" calcext:value-type="float">
            <text:p>1.126</text:p>
          </table:table-cell>
          <table:table-cell table:number-columns-repeated="33"/>
          <table:table-cell office:value-type="float" office:value="100" calcext:value-type="float">
            <text:p>100</text:p>
          </table:table-cell>
          <table:table-cell table:number-columns-repeated="30"/>
          <table:table-cell table:formula="of:=SUM([.H7:.BR7])" office:value-type="float" office:value="100" calcext:value-type="float">
            <text:p>100</text:p>
          </table:table-cell>
          <table:table-cell table:number-columns-repeated="6"/>
          <table:table-cell table:formula="of:=(POWER([.$G$7]-[.$C$7]/100;[.H$67])-1)/([.$G$7]-[.$C$7]/100-1)" office:value-type="float" office:value="0" calcext:value-type="float">
            <text:p>0</text:p>
          </table:table-cell>
          <table:table-cell table:formula="of:=(POWER([.$G$7]-[.$C$7]/100;[.I$67])-1)/([.$G$7]-[.$C$7]/100-1)" office:value-type="float" office:value="1" calcext:value-type="float">
            <text:p>1</text:p>
          </table:table-cell>
          <table:table-cell table:formula="of:=(POWER([.$G$7]-[.$C$7]/100;[.J$67])-1)/([.$G$7]-[.$C$7]/100-1)" office:value-type="float" office:value="2.1255" calcext:value-type="float">
            <text:p>2.1255</text:p>
          </table:table-cell>
          <table:table-cell table:formula="of:=(POWER([.$G$7]-[.$C$7]/100;[.K$67])-1)/([.$G$7]-[.$C$7]/100-1)" office:value-type="float" office:value="3.39225025" calcext:value-type="float">
            <text:p>3.39225025</text:p>
          </table:table-cell>
          <table:table-cell table:formula="of:=(POWER([.$G$7]-[.$C$7]/100;[.L$67])-1)/([.$G$7]-[.$C$7]/100-1)" office:value-type="float" office:value="4.817977656375" calcext:value-type="float">
            <text:p>4.817977656375</text:p>
          </table:table-cell>
          <table:table-cell table:formula="of:=(POWER([.$G$7]-[.$C$7]/100;[.M$67])-1)/([.$G$7]-[.$C$7]/100-1)" office:value-type="float" office:value="6.42263385225006" calcext:value-type="float">
            <text:p>6.42263385225006</text:p>
          </table:table-cell>
          <table:table-cell table:formula="of:=(POWER([.$G$7]-[.$C$7]/100;[.N$67])-1)/([.$G$7]-[.$C$7]/100-1)" office:value-type="float" office:value="8.22867440070744" calcext:value-type="float">
            <text:p>8.22867440070744</text:p>
          </table:table-cell>
          <table:table-cell table:formula="of:=(POWER([.$G$7]-[.$C$7]/100;[.O$67])-1)/([.$G$7]-[.$C$7]/100-1)" office:value-type="float" office:value="10.2613730379962" calcext:value-type="float">
            <text:p>10.2613730379962</text:p>
          </table:table-cell>
          <table:table-cell table:formula="of:=(POWER([.$G$7]-[.$C$7]/100;[.P$67])-1)/([.$G$7]-[.$C$7]/100-1)" office:value-type="float" office:value="12.5491753542648" calcext:value-type="float">
            <text:p>12.5491753542648</text:p>
          </table:table-cell>
          <table:table-cell table:formula="of:=(POWER([.$G$7]-[.$C$7]/100;[.Q$67])-1)/([.$G$7]-[.$C$7]/100-1)" office:value-type="float" office:value="15.124096861225" calcext:value-type="float">
            <text:p>15.124096861225</text:p>
          </table:table-cell>
          <table:table-cell table:formula="of:=(POWER([.$G$7]-[.$C$7]/100;[.R$67])-1)/([.$G$7]-[.$C$7]/100-1)" office:value-type="float" office:value="18.0221710173087" calcext:value-type="float">
            <text:p>18.0221710173087</text:p>
          </table:table-cell>
          <table:table-cell table:formula="of:=(POWER([.$G$7]-[.$C$7]/100;[.S$67])-1)/([.$G$7]-[.$C$7]/100-1)" office:value-type="float" office:value="21.283953479981" calcext:value-type="float">
            <text:p>21.283953479981</text:p>
          </table:table-cell>
          <table:table-cell table:formula="of:=(POWER([.$G$7]-[.$C$7]/100;[.T$67])-1)/([.$G$7]-[.$C$7]/100-1)" office:value-type="float" office:value="24.9550896417186" calcext:value-type="float">
            <text:p>24.9550896417186</text:p>
          </table:table-cell>
          <table:table-cell table:formula="of:=(POWER([.$G$7]-[.$C$7]/100;[.U$67])-1)/([.$G$7]-[.$C$7]/100-1)" office:value-type="float" office:value="29.0869533917542" calcext:value-type="float">
            <text:p>29.0869533917542</text:p>
          </table:table-cell>
          <table:table-cell table:formula="of:=(POWER([.$G$7]-[.$C$7]/100;[.V$67])-1)/([.$G$7]-[.$C$7]/100-1)" office:value-type="float" office:value="33.7373660424194" calcext:value-type="float">
            <text:p>33.7373660424194</text:p>
          </table:table-cell>
          <table:table-cell table:formula="of:=(POWER([.$G$7]-[.$C$7]/100;[.W$67])-1)/([.$G$7]-[.$C$7]/100-1)" office:value-type="float" office:value="38.971405480743" calcext:value-type="float">
            <text:p>38.971405480743</text:p>
          </table:table-cell>
          <table:table-cell table:formula="of:=(POWER([.$G$7]-[.$C$7]/100;[.X$67])-1)/([.$G$7]-[.$C$7]/100-1)" office:value-type="float" office:value="44.8623168685763" calcext:value-type="float">
            <text:p>44.8623168685763</text:p>
          </table:table-cell>
          <table:table-cell table:formula="of:=(POWER([.$G$7]-[.$C$7]/100;[.Y$67])-1)/([.$G$7]-[.$C$7]/100-1)" office:value-type="float" office:value="51.4925376355826" calcext:value-type="float">
            <text:p>51.4925376355826</text:p>
          </table:table-cell>
          <table:table-cell table:formula="of:=(POWER([.$G$7]-[.$C$7]/100;[.Z$67])-1)/([.$G$7]-[.$C$7]/100-1)" office:value-type="float" office:value="58.9548511088482" calcext:value-type="float">
            <text:p>58.9548511088482</text:p>
          </table:table-cell>
          <table:table-cell table:formula="of:=(POWER([.$G$7]-[.$C$7]/100;[.AA$67])-1)/([.$G$7]-[.$C$7]/100-1)" office:value-type="float" office:value="67.3536849230087" calcext:value-type="float">
            <text:p>67.3536849230087</text:p>
          </table:table-cell>
          <table:table-cell table:formula="of:=(POWER([.$G$7]-[.$C$7]/100;[.AB$67])-1)/([.$G$7]-[.$C$7]/100-1)" office:value-type="float" office:value="76.8065723808463" calcext:value-type="float">
            <text:p>76.8065723808463</text:p>
          </table:table-cell>
          <table:table-cell table:formula="of:=(POWER([.$G$7]-[.$C$7]/100;[.AC$67])-1)/([.$G$7]-[.$C$7]/100-1)" office:value-type="float" office:value="87.4457972146424" calcext:value-type="float">
            <text:p>87.4457972146424</text:p>
          </table:table-cell>
          <table:table-cell table:formula="of:=(POWER([.$G$7]-[.$C$7]/100;[.AD$67])-1)/([.$G$7]-[.$C$7]/100-1)" office:value-type="float" office:value="99.4202447650801" calcext:value-type="float">
            <text:p>99.4202447650801</text:p>
          </table:table-cell>
          <table:table-cell table:formula="of:=(POWER([.$G$7]-[.$C$7]/100;[.AE$67])-1)/([.$G$7]-[.$C$7]/100-1)" office:value-type="float" office:value="112.897485483098" calcext:value-type="float">
            <text:p>112.897485483098</text:p>
          </table:table-cell>
          <table:table-cell table:formula="of:=(POWER([.$G$7]-[.$C$7]/100;[.AF$67])-1)/([.$G$7]-[.$C$7]/100-1)" office:value-type="float" office:value="128.066119911226" calcext:value-type="float">
            <text:p>128.066119911226</text:p>
          </table:table-cell>
          <table:table-cell table:formula="of:=(POWER([.$G$7]-[.$C$7]/100;[.AG$67])-1)/([.$G$7]-[.$C$7]/100-1)" office:value-type="float" office:value="145.138417960085" calcext:value-type="float">
            <text:p>145.138417960085</text:p>
          </table:table-cell>
          <table:table-cell table:formula="of:=(POWER([.$G$7]-[.$C$7]/100;[.AH$67])-1)/([.$G$7]-[.$C$7]/100-1)" office:value-type="float" office:value="164.353289414076" calcext:value-type="float">
            <text:p>164.353289414076</text:p>
          </table:table-cell>
          <table:table-cell table:formula="of:=(POWER([.$G$7]-[.$C$7]/100;[.AI$67])-1)/([.$G$7]-[.$C$7]/100-1)" office:value-type="float" office:value="185.979627235542" calcext:value-type="float">
            <text:p>185.979627235542</text:p>
          </table:table-cell>
          <table:table-cell table:formula="of:=(POWER([.$G$7]-[.$C$7]/100;[.AJ$67])-1)/([.$G$7]-[.$C$7]/100-1)" office:value-type="float" office:value="210.320070453603" calcext:value-type="float">
            <text:p>210.320070453603</text:p>
          </table:table-cell>
          <table:table-cell table:formula="of:=(POWER([.$G$7]-[.$C$7]/100;[.AK$67])-1)/([.$G$7]-[.$C$7]/100-1)" office:value-type="float" office:value="237.71523929553" calcext:value-type="float">
            <text:p>237.71523929553</text:p>
          </table:table-cell>
          <table:table-cell table:formula="of:=(POWER([.$G$7]-[.$C$7]/100;[.AL$67])-1)/([.$G$7]-[.$C$7]/100-1)" office:value-type="float" office:value="268.548501827119" calcext:value-type="float">
            <text:p>268.548501827119</text:p>
          </table:table-cell>
          <table:table-cell table:formula="of:=(POWER([.$G$7]-[.$C$7]/100;[.AM$67])-1)/([.$G$7]-[.$C$7]/100-1)" office:value-type="float" office:value="303.251338806423" calcext:value-type="float">
            <text:p>303.251338806423</text:p>
          </table:table-cell>
          <table:table-cell table:formula="of:=(POWER([.$G$7]-[.$C$7]/100;[.AN$67])-1)/([.$G$7]-[.$C$7]/100-1)" office:value-type="float" office:value="342.309381826629" calcext:value-type="float">
            <text:p>342.309381826629</text:p>
          </table:table-cell>
          <table:table-cell table:formula="of:=(POWER([.$G$7]-[.$C$7]/100;[.AO$67])-1)/([.$G$7]-[.$C$7]/100-1)" office:value-type="float" office:value="386.269209245871" calcext:value-type="float">
            <text:p>386.269209245871</text:p>
          </table:table-cell>
          <table:table-cell table:formula="of:=(POWER([.$G$7]-[.$C$7]/100;[.AP$67])-1)/([.$G$7]-[.$C$7]/100-1)" office:value-type="float" office:value="435.745995006227" calcext:value-type="float">
            <text:p>435.745995006227</text:p>
          </table:table-cell>
          <table:table-cell table:formula="of:=(POWER([.$G$7]-[.$C$7]/100;[.AQ$67])-1)/([.$G$7]-[.$C$7]/100-1)" office:value-type="float" office:value="491.432117379509" calcext:value-type="float">
            <text:p>491.432117379509</text:p>
          </table:table-cell>
          <table:table-cell table:formula="of:=(POWER([.$G$7]-[.$C$7]/100;[.AR$67])-1)/([.$G$7]-[.$C$7]/100-1)" office:value-type="float" office:value="554.106848110637" calcext:value-type="float">
            <text:p>554.106848110637</text:p>
          </table:table-cell>
          <table:table-cell table:formula="of:=(POWER([.$G$7]-[.$C$7]/100;[.AS$67])-1)/([.$G$7]-[.$C$7]/100-1)" office:value-type="float" office:value="624.647257548522" calcext:value-type="float">
            <text:p>624.647257548522</text:p>
          </table:table-cell>
          <table:table-cell table:formula="of:=(POWER([.$G$7]-[.$C$7]/100;[.AT$67])-1)/([.$G$7]-[.$C$7]/100-1)" office:value-type="float" office:value="704.040488370862" calcext:value-type="float">
            <text:p>704.040488370862</text:p>
          </table:table-cell>
          <table:table-cell table:formula="of:=(POWER([.$G$7]-[.$C$7]/100;[.AU$67])-1)/([.$G$7]-[.$C$7]/100-1)" office:value-type="float" office:value="793.397569661405" calcext:value-type="float">
            <text:p>793.397569661405</text:p>
          </table:table-cell>
          <table:table-cell table:formula="of:=(POWER([.$G$7]-[.$C$7]/100;[.AV$67])-1)/([.$G$7]-[.$C$7]/100-1)" office:value-type="float" office:value="893.968964653911" calcext:value-type="float">
            <text:p>893.968964653911</text:p>
          </table:table-cell>
          <table:table-cell table:number-columns-repeated="2"/>
          <table:table-cell table:formula="of:=[.$F7]*POWER([.$G7]-[.$C7]/100;[.$H$67])" office:value-type="float" office:value="0.23" calcext:value-type="float">
            <text:p>0.23</text:p>
          </table:table-cell>
          <table:table-cell table:formula="of:=[.$F7]*POWER([.$G7]-[.$C7]/100;[.$I$67])" office:value-type="float" office:value="0.258865" calcext:value-type="float">
            <text:p>0.258865</text:p>
          </table:table-cell>
          <table:table-cell table:formula="of:=[.$F7]*POWER([.$G7]-[.$C7]/100;[.$J$67])" office:value-type="float" office:value="0.2913525575" calcext:value-type="float">
            <text:p>0.2913525575</text:p>
          </table:table-cell>
          <table:table-cell table:formula="of:=[.$F7]*POWER([.$G7]-[.$C7]/100;[.$K$67])" office:value-type="float" office:value="0.32791730346625" calcext:value-type="float">
            <text:p>0.32791730346625</text:p>
          </table:table-cell>
          <table:table-cell table:formula="of:=[.$F7]*POWER([.$G7]-[.$C7]/100;[.$L$67])" office:value-type="float" office:value="0.369070925051264" calcext:value-type="float">
            <text:p>0.369070925051264</text:p>
          </table:table-cell>
          <table:table-cell table:formula="of:=[.$F7]*POWER([.$G7]-[.$C7]/100;[.$M$67])" office:value-type="float" office:value="0.415389326145198" calcext:value-type="float">
            <text:p>0.415389326145198</text:p>
          </table:table-cell>
          <table:table-cell table:formula="of:=[.$F7]*POWER([.$G7]-[.$C7]/100;[.$N$67])" office:value-type="float" office:value="0.46752068657642" calcext:value-type="float">
            <text:p>0.46752068657642</text:p>
          </table:table-cell>
          <table:table-cell table:formula="of:=[.$F7]*POWER([.$G7]-[.$C7]/100;[.$O$67])" office:value-type="float" office:value="0.526194532741761" calcext:value-type="float">
            <text:p>0.526194532741761</text:p>
          </table:table-cell>
          <table:table-cell table:formula="of:=[.$F7]*POWER([.$G7]-[.$C7]/100;[.$P$67])" office:value-type="float" office:value="0.592231946600852" calcext:value-type="float">
            <text:p>0.592231946600852</text:p>
          </table:table-cell>
          <table:table-cell table:formula="of:=[.$F7]*POWER([.$G7]-[.$C7]/100;[.$Q$67])" office:value-type="float" office:value="0.666557055899259" calcext:value-type="float">
            <text:p>0.666557055899259</text:p>
          </table:table-cell>
          <table:table-cell table:formula="of:=[.$F7]*POWER([.$G7]-[.$C7]/100;[.$R$67])" office:value-type="float" office:value="0.750209966414616" calcext:value-type="float">
            <text:p>0.750209966414616</text:p>
          </table:table-cell>
          <table:table-cell table:formula="of:=[.$F7]*POWER([.$G7]-[.$C7]/100;[.$S$67])" office:value-type="float" office:value="0.84436131719965" calcext:value-type="float">
            <text:p>0.84436131719965</text:p>
          </table:table-cell>
          <table:table-cell table:formula="of:=[.$F7]*POWER([.$G7]-[.$C7]/100;[.$T$67])" office:value-type="float" office:value="0.950328662508206" calcext:value-type="float">
            <text:p>0.950328662508206</text:p>
          </table:table-cell>
          <table:table-cell table:formula="of:=[.$F7]*POWER([.$G7]-[.$C7]/100;[.$U$67])" office:value-type="float" office:value="1.06959490965299" calcext:value-type="float">
            <text:p>1.06959490965299</text:p>
          </table:table-cell>
          <table:table-cell table:formula="of:=[.$F7]*POWER([.$G7]-[.$C7]/100;[.$V$67])" office:value-type="float" office:value="1.20382907081444" calcext:value-type="float">
            <text:p>1.20382907081444</text:p>
          </table:table-cell>
          <table:table-cell table:formula="of:=[.$F7]*POWER([.$G7]-[.$C7]/100;[.$W$67])" office:value-type="float" office:value="1.35490961920165" calcext:value-type="float">
            <text:p>1.35490961920165</text:p>
          </table:table-cell>
          <table:table-cell table:formula="of:=[.$F7]*POWER([.$G7]-[.$C7]/100;[.$X$67])" office:value-type="float" office:value="1.52495077641145" calcext:value-type="float">
            <text:p>1.52495077641145</text:p>
          </table:table-cell>
          <table:table-cell table:formula="of:=[.$F7]*POWER([.$G7]-[.$C7]/100;[.$Y$67])" office:value-type="float" office:value="1.71633209885109" calcext:value-type="float">
            <text:p>1.71633209885109</text:p>
          </table:table-cell>
          <table:table-cell table:formula="of:=[.$F7]*POWER([.$G7]-[.$C7]/100;[.$Z$67])" office:value-type="float" office:value="1.9317317772569" calcext:value-type="float">
            <text:p>1.9317317772569</text:p>
          </table:table-cell>
          <table:table-cell table:formula="of:=[.$F7]*POWER([.$G7]-[.$C7]/100;[.$AA$67])" office:value-type="float" office:value="2.17416411530264" calcext:value-type="float">
            <text:p>2.17416411530264</text:p>
          </table:table-cell>
          <table:table-cell table:formula="of:=[.$F7]*POWER([.$G7]-[.$C7]/100;[.$AB$67])" office:value-type="float" office:value="2.44702171177313" calcext:value-type="float">
            <text:p>2.44702171177313</text:p>
          </table:table-cell>
          <table:table-cell table:formula="of:=[.$F7]*POWER([.$G7]-[.$C7]/100;[.$AC$67])" office:value-type="float" office:value="2.75412293660065" calcext:value-type="float">
            <text:p>2.75412293660065</text:p>
          </table:table-cell>
          <table:table-cell table:formula="of:=[.$F7]*POWER([.$G7]-[.$C7]/100;[.$AD$67])" office:value-type="float" office:value="3.09976536514404" calcext:value-type="float">
            <text:p>3.09976536514404</text:p>
          </table:table-cell>
          <table:table-cell table:formula="of:=[.$F7]*POWER([.$G7]-[.$C7]/100;[.$AE$67])" office:value-type="float" office:value="3.48878591846961" calcext:value-type="float">
            <text:p>3.48878591846961</text:p>
          </table:table-cell>
          <table:table-cell table:formula="of:=[.$F7]*POWER([.$G7]-[.$C7]/100;[.$AF$67])" office:value-type="float" office:value="3.92662855123755" calcext:value-type="float">
            <text:p>3.92662855123755</text:p>
          </table:table-cell>
          <table:table-cell table:formula="of:=[.$F7]*POWER([.$G7]-[.$C7]/100;[.$AG$67])" office:value-type="float" office:value="4.41942043441786" calcext:value-type="float">
            <text:p>4.41942043441786</text:p>
          </table:table-cell>
          <table:table-cell table:formula="of:=[.$F7]*POWER([.$G7]-[.$C7]/100;[.$AH$67])" office:value-type="float" office:value="4.9740576989373" calcext:value-type="float">
            <text:p>4.9740576989373</text:p>
          </table:table-cell>
          <table:table-cell table:formula="of:=[.$F7]*POWER([.$G7]-[.$C7]/100;[.$AI$67])" office:value-type="float" office:value="5.59830194015393" calcext:value-type="float">
            <text:p>5.59830194015393</text:p>
          </table:table-cell>
          <table:table-cell table:formula="of:=[.$F7]*POWER([.$G7]-[.$C7]/100;[.$AJ$67])" office:value-type="float" office:value="6.30088883364325" calcext:value-type="float">
            <text:p>6.30088883364325</text:p>
          </table:table-cell>
          <table:table-cell table:formula="of:=[.$F7]*POWER([.$G7]-[.$C7]/100;[.$AK$67])" office:value-type="float" office:value="7.09165038226548" calcext:value-type="float">
            <text:p>7.09165038226548</text:p>
          </table:table-cell>
          <table:table-cell table:formula="of:=[.$F7]*POWER([.$G7]-[.$C7]/100;[.$AL$67])" office:value-type="float" office:value="7.98165250523979" calcext:value-type="float">
            <text:p>7.98165250523979</text:p>
          </table:table-cell>
          <table:table-cell table:formula="of:=[.$F7]*POWER([.$G7]-[.$C7]/100;[.$AM$67])" office:value-type="float" office:value="8.98334989464739" calcext:value-type="float">
            <text:p>8.98334989464739</text:p>
          </table:table-cell>
          <table:table-cell table:formula="of:=[.$F7]*POWER([.$G7]-[.$C7]/100;[.$AN$67])" office:value-type="float" office:value="10.1107603064256" calcext:value-type="float">
            <text:p>10.1107603064256</text:p>
          </table:table-cell>
          <table:table-cell table:formula="of:=[.$F7]*POWER([.$G7]-[.$C7]/100;[.$AO$67])" office:value-type="float" office:value="11.3796607248821" calcext:value-type="float">
            <text:p>11.3796607248821</text:p>
          </table:table-cell>
          <table:table-cell table:formula="of:=[.$F7]*POWER([.$G7]-[.$C7]/100;[.$AP$67])" office:value-type="float" office:value="12.8078081458547" calcext:value-type="float">
            <text:p>12.8078081458547</text:p>
          </table:table-cell>
          <table:table-cell table:formula="of:=[.$F7]*POWER([.$G7]-[.$C7]/100;[.$AQ$67])" office:value-type="float" office:value="14.4151880681595" calcext:value-type="float">
            <text:p>14.4151880681595</text:p>
          </table:table-cell>
          <table:table-cell table:formula="of:=[.$F7]*POWER([.$G7]-[.$C7]/100;[.$AR$67])" office:value-type="float" office:value="16.2242941707135" calcext:value-type="float">
            <text:p>16.2242941707135</text:p>
          </table:table-cell>
          <table:table-cell table:formula="of:=[.$F7]*POWER([.$G7]-[.$C7]/100;[.$AS$67])" office:value-type="float" office:value="18.2604430891381" calcext:value-type="float">
            <text:p>18.2604430891381</text:p>
          </table:table-cell>
          <table:table-cell table:formula="of:=[.$F7]*POWER([.$G7]-[.$C7]/100;[.$AT$67])" office:value-type="float" office:value="20.5521286968249" calcext:value-type="float">
            <text:p>20.5521286968249</text:p>
          </table:table-cell>
          <table:table-cell table:formula="of:=[.$F7]*POWER([.$G7]-[.$C7]/100;[.$AU$67])" office:value-type="float" office:value="23.1314208482764" calcext:value-type="float">
            <text:p>23.1314208482764</text:p>
          </table:table-cell>
          <table:table-cell table:formula="of:=[.$F7]*POWER([.$G7]-[.$C7]/100;[.$AV$67])" office:value-type="float" office:value="26.0344141647351" calcext:value-type="float">
            <text:p>26.034414164735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IT</text:p>
          </table:table-cell>
          <table:table-cell office:value-type="string" calcext:value-type="string">
            <text:p>IE00B3WJKG1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Shares</text:p>
          </table:table-cell>
          <table:table-cell office:value-type="float" office:value="0.196" calcext:value-type="float">
            <text:p>0.196</text:p>
          </table:table-cell>
          <table:table-cell office:value-type="float" office:value="0.232" calcext:value-type="float">
            <text:p>0.232</text:p>
          </table:table-cell>
          <table:table-cell office:value-type="float" office:value="1.1" calcext:value-type="float">
            <text:p>1.1</text:p>
          </table:table-cell>
          <table:table-cell office:value-type="float" office:value="96.48" calcext:value-type="float">
            <text:p>96.48</text:p>
          </table:table-cell>
          <table:table-cell table:number-columns-repeated="5"/>
          <table:table-cell office:value-type="float" office:value="0.42" calcext:value-type="float">
            <text:p>0.42</text:p>
          </table:table-cell>
          <table:table-cell table:number-columns-repeated="17"/>
          <table:table-cell office:value-type="float" office:value="0.57" calcext:value-type="float">
            <text:p>0.57</text:p>
          </table:table-cell>
          <table:table-cell table:number-columns-repeated="12"/>
          <table:table-cell office:value-type="float" office:value="2.27" calcext:value-type="float">
            <text:p>2.27</text:p>
          </table:table-cell>
          <table:table-cell table:number-columns-repeated="26"/>
          <table:table-cell table:formula="of:=SUM([.H8:.BR8])" office:value-type="float" office:value="99.74" calcext:value-type="float">
            <text:p>99.74</text:p>
          </table:table-cell>
          <table:table-cell table:number-columns-repeated="6"/>
          <table:table-cell table:formula="of:=(POWER([.$G$8]-[.$C$8]/100;[.H$67])-1)/([.$G$8]-[.$C$8]/100-1)" office:value-type="float" office:value="0" calcext:value-type="float">
            <text:p>0</text:p>
          </table:table-cell>
          <table:table-cell table:formula="of:=(POWER([.$G$8]-[.$C$8]/100;[.I$67])-1)/([.$G$8]-[.$C$8]/100-1)" office:value-type="float" office:value="1" calcext:value-type="float">
            <text:p>1</text:p>
          </table:table-cell>
          <table:table-cell table:formula="of:=(POWER([.$G$8]-[.$C$8]/100;[.J$67])-1)/([.$G$8]-[.$C$8]/100-1)" office:value-type="float" office:value="2.0985" calcext:value-type="float">
            <text:p>2.0985</text:p>
          </table:table-cell>
          <table:table-cell table:formula="of:=(POWER([.$G$8]-[.$C$8]/100;[.K$67])-1)/([.$G$8]-[.$C$8]/100-1)" office:value-type="float" office:value="3.30520225" calcext:value-type="float">
            <text:p>3.30520225</text:p>
          </table:table-cell>
          <table:table-cell table:formula="of:=(POWER([.$G$8]-[.$C$8]/100;[.L$67])-1)/([.$G$8]-[.$C$8]/100-1)" office:value-type="float" office:value="4.630764671625" calcext:value-type="float">
            <text:p>4.630764671625</text:p>
          </table:table-cell>
          <table:table-cell table:formula="of:=(POWER([.$G$8]-[.$C$8]/100;[.M$67])-1)/([.$G$8]-[.$C$8]/100-1)" office:value-type="float" office:value="6.08689499178006" calcext:value-type="float">
            <text:p>6.08689499178006</text:p>
          </table:table-cell>
          <table:table-cell table:formula="of:=(POWER([.$G$8]-[.$C$8]/100;[.N$67])-1)/([.$G$8]-[.$C$8]/100-1)" office:value-type="float" office:value="7.6864541484704" calcext:value-type="float">
            <text:p>7.6864541484704</text:p>
          </table:table-cell>
          <table:table-cell table:formula="of:=(POWER([.$G$8]-[.$C$8]/100;[.O$67])-1)/([.$G$8]-[.$C$8]/100-1)" office:value-type="float" office:value="9.44356988209473" calcext:value-type="float">
            <text:p>9.44356988209473</text:p>
          </table:table-cell>
          <table:table-cell table:formula="of:=(POWER([.$G$8]-[.$C$8]/100;[.P$67])-1)/([.$G$8]-[.$C$8]/100-1)" office:value-type="float" office:value="11.3737615154811" calcext:value-type="float">
            <text:p>11.3737615154811</text:p>
          </table:table-cell>
          <table:table-cell table:formula="of:=(POWER([.$G$8]-[.$C$8]/100;[.Q$67])-1)/([.$G$8]-[.$C$8]/100-1)" office:value-type="float" office:value="13.494077024756" calcext:value-type="float">
            <text:p>13.494077024756</text:p>
          </table:table-cell>
          <table:table-cell table:formula="of:=(POWER([.$G$8]-[.$C$8]/100;[.R$67])-1)/([.$G$8]-[.$C$8]/100-1)" office:value-type="float" office:value="15.8232436116944" calcext:value-type="float">
            <text:p>15.8232436116944</text:p>
          </table:table-cell>
          <table:table-cell table:formula="of:=(POWER([.$G$8]-[.$C$8]/100;[.S$67])-1)/([.$G$8]-[.$C$8]/100-1)" office:value-type="float" office:value="18.3818331074463" calcext:value-type="float">
            <text:p>18.3818331074463</text:p>
          </table:table-cell>
          <table:table-cell table:formula="of:=(POWER([.$G$8]-[.$C$8]/100;[.T$67])-1)/([.$G$8]-[.$C$8]/100-1)" office:value-type="float" office:value="21.1924436685298" calcext:value-type="float">
            <text:p>21.1924436685298</text:p>
          </table:table-cell>
          <table:table-cell table:formula="of:=(POWER([.$G$8]-[.$C$8]/100;[.U$67])-1)/([.$G$8]-[.$C$8]/100-1)" office:value-type="float" office:value="24.27989936988" calcext:value-type="float">
            <text:p>24.27989936988</text:p>
          </table:table-cell>
          <table:table-cell table:formula="of:=(POWER([.$G$8]-[.$C$8]/100;[.V$67])-1)/([.$G$8]-[.$C$8]/100-1)" office:value-type="float" office:value="27.6714694578131" calcext:value-type="float">
            <text:p>27.6714694578131</text:p>
          </table:table-cell>
          <table:table-cell table:formula="of:=(POWER([.$G$8]-[.$C$8]/100;[.W$67])-1)/([.$G$8]-[.$C$8]/100-1)" office:value-type="float" office:value="31.3971091994077" calcext:value-type="float">
            <text:p>31.3971091994077</text:p>
          </table:table-cell>
          <table:table-cell table:formula="of:=(POWER([.$G$8]-[.$C$8]/100;[.X$67])-1)/([.$G$8]-[.$C$8]/100-1)" office:value-type="float" office:value="35.4897244555494" calcext:value-type="float">
            <text:p>35.4897244555494</text:p>
          </table:table-cell>
          <table:table-cell table:formula="of:=(POWER([.$G$8]-[.$C$8]/100;[.Y$67])-1)/([.$G$8]-[.$C$8]/100-1)" office:value-type="float" office:value="39.985462314421" calcext:value-type="float">
            <text:p>39.985462314421</text:p>
          </table:table-cell>
          <table:table-cell table:formula="of:=(POWER([.$G$8]-[.$C$8]/100;[.Z$67])-1)/([.$G$8]-[.$C$8]/100-1)" office:value-type="float" office:value="44.9240303523915" calcext:value-type="float">
            <text:p>44.9240303523915</text:p>
          </table:table-cell>
          <table:table-cell table:formula="of:=(POWER([.$G$8]-[.$C$8]/100;[.AA$67])-1)/([.$G$8]-[.$C$8]/100-1)" office:value-type="float" office:value="50.349047342102" calcext:value-type="float">
            <text:p>50.349047342102</text:p>
          </table:table-cell>
          <table:table-cell table:formula="of:=(POWER([.$G$8]-[.$C$8]/100;[.AB$67])-1)/([.$G$8]-[.$C$8]/100-1)" office:value-type="float" office:value="56.3084285052991" calcext:value-type="float">
            <text:p>56.3084285052991</text:p>
          </table:table-cell>
          <table:table-cell table:formula="of:=(POWER([.$G$8]-[.$C$8]/100;[.AC$67])-1)/([.$G$8]-[.$C$8]/100-1)" office:value-type="float" office:value="62.8548087130711" calcext:value-type="float">
            <text:p>62.8548087130711</text:p>
          </table:table-cell>
          <table:table-cell table:formula="of:=(POWER([.$G$8]-[.$C$8]/100;[.AD$67])-1)/([.$G$8]-[.$C$8]/100-1)" office:value-type="float" office:value="70.0460073713086" calcext:value-type="float">
            <text:p>70.0460073713086</text:p>
          </table:table-cell>
          <table:table-cell table:formula="of:=(POWER([.$G$8]-[.$C$8]/100;[.AE$67])-1)/([.$G$8]-[.$C$8]/100-1)" office:value-type="float" office:value="77.9455390973825" calcext:value-type="float">
            <text:p>77.9455390973825</text:p>
          </table:table-cell>
          <table:table-cell table:formula="of:=(POWER([.$G$8]-[.$C$8]/100;[.AF$67])-1)/([.$G$8]-[.$C$8]/100-1)" office:value-type="float" office:value="86.6231746984746" calcext:value-type="float">
            <text:p>86.6231746984746</text:p>
          </table:table-cell>
          <table:table-cell table:formula="of:=(POWER([.$G$8]-[.$C$8]/100;[.AG$67])-1)/([.$G$8]-[.$C$8]/100-1)" office:value-type="float" office:value="96.1555574062744" calcext:value-type="float">
            <text:p>96.1555574062744</text:p>
          </table:table-cell>
          <table:table-cell table:formula="of:=(POWER([.$G$8]-[.$C$8]/100;[.AH$67])-1)/([.$G$8]-[.$C$8]/100-1)" office:value-type="float" office:value="106.626879810792" calcext:value-type="float">
            <text:p>106.626879810792</text:p>
          </table:table-cell>
          <table:table-cell table:formula="of:=(POWER([.$G$8]-[.$C$8]/100;[.AI$67])-1)/([.$G$8]-[.$C$8]/100-1)" office:value-type="float" office:value="118.129627472155" calcext:value-type="float">
            <text:p>118.129627472155</text:p>
          </table:table-cell>
          <table:table-cell table:formula="of:=(POWER([.$G$8]-[.$C$8]/100;[.AJ$67])-1)/([.$G$8]-[.$C$8]/100-1)" office:value-type="float" office:value="130.765395778163" calcext:value-type="float">
            <text:p>130.765395778163</text:p>
          </table:table-cell>
          <table:table-cell table:formula="of:=(POWER([.$G$8]-[.$C$8]/100;[.AK$67])-1)/([.$G$8]-[.$C$8]/100-1)" office:value-type="float" office:value="144.645787262312" calcext:value-type="float">
            <text:p>144.645787262312</text:p>
          </table:table-cell>
          <table:table-cell table:formula="of:=(POWER([.$G$8]-[.$C$8]/100;[.AL$67])-1)/([.$G$8]-[.$C$8]/100-1)" office:value-type="float" office:value="159.89339730765" calcext:value-type="float">
            <text:p>159.89339730765</text:p>
          </table:table-cell>
          <table:table-cell table:formula="of:=(POWER([.$G$8]-[.$C$8]/100;[.AM$67])-1)/([.$G$8]-[.$C$8]/100-1)" office:value-type="float" office:value="176.642896942453" calcext:value-type="float">
            <text:p>176.642896942453</text:p>
          </table:table-cell>
          <table:table-cell table:formula="of:=(POWER([.$G$8]-[.$C$8]/100;[.AN$67])-1)/([.$G$8]-[.$C$8]/100-1)" office:value-type="float" office:value="195.042222291285" calcext:value-type="float">
            <text:p>195.042222291285</text:p>
          </table:table-cell>
          <table:table-cell table:formula="of:=(POWER([.$G$8]-[.$C$8]/100;[.AO$67])-1)/([.$G$8]-[.$C$8]/100-1)" office:value-type="float" office:value="215.253881186976" calcext:value-type="float">
            <text:p>215.253881186976</text:p>
          </table:table-cell>
          <table:table-cell table:formula="of:=(POWER([.$G$8]-[.$C$8]/100;[.AP$67])-1)/([.$G$8]-[.$C$8]/100-1)" office:value-type="float" office:value="237.456388483893" calcext:value-type="float">
            <text:p>237.456388483893</text:p>
          </table:table-cell>
          <table:table-cell table:formula="of:=(POWER([.$G$8]-[.$C$8]/100;[.AQ$67])-1)/([.$G$8]-[.$C$8]/100-1)" office:value-type="float" office:value="261.845842749557" calcext:value-type="float">
            <text:p>261.845842749557</text:p>
          </table:table-cell>
          <table:table-cell table:formula="of:=(POWER([.$G$8]-[.$C$8]/100;[.AR$67])-1)/([.$G$8]-[.$C$8]/100-1)" office:value-type="float" office:value="288.637658260388" calcext:value-type="float">
            <text:p>288.637658260388</text:p>
          </table:table-cell>
          <table:table-cell table:formula="of:=(POWER([.$G$8]-[.$C$8]/100;[.AS$67])-1)/([.$G$8]-[.$C$8]/100-1)" office:value-type="float" office:value="318.068467599036" calcext:value-type="float">
            <text:p>318.068467599036</text:p>
          </table:table-cell>
          <table:table-cell table:formula="of:=(POWER([.$G$8]-[.$C$8]/100;[.AT$67])-1)/([.$G$8]-[.$C$8]/100-1)" office:value-type="float" office:value="350.398211657542" calcext:value-type="float">
            <text:p>350.398211657542</text:p>
          </table:table-cell>
          <table:table-cell table:formula="of:=(POWER([.$G$8]-[.$C$8]/100;[.AU$67])-1)/([.$G$8]-[.$C$8]/100-1)" office:value-type="float" office:value="385.912435505809" calcext:value-type="float">
            <text:p>385.912435505809</text:p>
          </table:table-cell>
          <table:table-cell table:formula="of:=(POWER([.$G$8]-[.$C$8]/100;[.AV$67])-1)/([.$G$8]-[.$C$8]/100-1)" office:value-type="float" office:value="424.924810403132" calcext:value-type="float">
            <text:p>424.924810403132</text:p>
          </table:table-cell>
          <table:table-cell table:number-columns-repeated="2"/>
          <table:table-cell table:formula="of:=[.$F8]*POWER([.$G8]-[.$C8]/100;[.$H$67])" office:value-type="float" office:value="0.232" calcext:value-type="float">
            <text:p>0.232</text:p>
          </table:table-cell>
          <table:table-cell table:formula="of:=[.$F8]*POWER([.$G8]-[.$C8]/100;[.$I$67])" office:value-type="float" office:value="0.254852" calcext:value-type="float">
            <text:p>0.254852</text:p>
          </table:table-cell>
          <table:table-cell table:formula="of:=[.$F8]*POWER([.$G8]-[.$C8]/100;[.$J$67])" office:value-type="float" office:value="0.279954922" calcext:value-type="float">
            <text:p>0.279954922</text:p>
          </table:table-cell>
          <table:table-cell table:formula="of:=[.$F8]*POWER([.$G8]-[.$C8]/100;[.$K$67])" office:value-type="float" office:value="0.307530481817" calcext:value-type="float">
            <text:p>0.307530481817</text:p>
          </table:table-cell>
          <table:table-cell table:formula="of:=[.$F8]*POWER([.$G8]-[.$C8]/100;[.$L$67])" office:value-type="float" office:value="0.337822234275975" calcext:value-type="float">
            <text:p>0.337822234275975</text:p>
          </table:table-cell>
          <table:table-cell table:formula="of:=[.$F8]*POWER([.$G8]-[.$C8]/100;[.$M$67])" office:value-type="float" office:value="0.371097724352158" calcext:value-type="float">
            <text:p>0.371097724352158</text:p>
          </table:table-cell>
          <table:table-cell table:formula="of:=[.$F8]*POWER([.$G8]-[.$C8]/100;[.$N$67])" office:value-type="float" office:value="0.407650850200846" calcext:value-type="float">
            <text:p>0.407650850200846</text:p>
          </table:table-cell>
          <table:table-cell table:formula="of:=[.$F8]*POWER([.$G8]-[.$C8]/100;[.$O$67])" office:value-type="float" office:value="0.447804458945629" calcext:value-type="float">
            <text:p>0.447804458945629</text:p>
          </table:table-cell>
          <table:table-cell table:formula="of:=[.$F8]*POWER([.$G8]-[.$C8]/100;[.$P$67])" office:value-type="float" office:value="0.491913198151773" calcext:value-type="float">
            <text:p>0.491913198151773</text:p>
          </table:table-cell>
          <table:table-cell table:formula="of:=[.$F8]*POWER([.$G8]-[.$C8]/100;[.$Q$67])" office:value-type="float" office:value="0.540366648169723" calcext:value-type="float">
            <text:p>0.540366648169723</text:p>
          </table:table-cell>
          <table:table-cell table:formula="of:=[.$F8]*POWER([.$G8]-[.$C8]/100;[.$R$67])" office:value-type="float" office:value="0.593592763014441" calcext:value-type="float">
            <text:p>0.593592763014441</text:p>
          </table:table-cell>
          <table:table-cell table:formula="of:=[.$F8]*POWER([.$G8]-[.$C8]/100;[.$S$67])" office:value-type="float" office:value="0.652061650171363" calcext:value-type="float">
            <text:p>0.652061650171363</text:p>
          </table:table-cell>
          <table:table-cell table:formula="of:=[.$F8]*POWER([.$G8]-[.$C8]/100;[.$T$67])" office:value-type="float" office:value="0.716289722713243" calcext:value-type="float">
            <text:p>0.716289722713243</text:p>
          </table:table-cell>
          <table:table-cell table:formula="of:=[.$F8]*POWER([.$G8]-[.$C8]/100;[.$U$67])" office:value-type="float" office:value="0.786844260400497" calcext:value-type="float">
            <text:p>0.786844260400497</text:p>
          </table:table-cell>
          <table:table-cell table:formula="of:=[.$F8]*POWER([.$G8]-[.$C8]/100;[.$V$67])" office:value-type="float" office:value="0.864348420049946" calcext:value-type="float">
            <text:p>0.864348420049946</text:p>
          </table:table-cell>
          <table:table-cell table:formula="of:=[.$F8]*POWER([.$G8]-[.$C8]/100;[.$W$67])" office:value-type="float" office:value="0.949486739424866" calcext:value-type="float">
            <text:p>0.949486739424866</text:p>
          </table:table-cell>
          <table:table-cell table:formula="of:=[.$F8]*POWER([.$G8]-[.$C8]/100;[.$X$67])" office:value-type="float" office:value="1.04301118325822" calcext:value-type="float">
            <text:p>1.04301118325822</text:p>
          </table:table-cell>
          <table:table-cell table:formula="of:=[.$F8]*POWER([.$G8]-[.$C8]/100;[.$Y$67])" office:value-type="float" office:value="1.14574778480915" calcext:value-type="float">
            <text:p>1.14574778480915</text:p>
          </table:table-cell>
          <table:table-cell table:formula="of:=[.$F8]*POWER([.$G8]-[.$C8]/100;[.$Z$67])" office:value-type="float" office:value="1.25860394161285" calcext:value-type="float">
            <text:p>1.25860394161285</text:p>
          </table:table-cell>
          <table:table-cell table:formula="of:=[.$F8]*POWER([.$G8]-[.$C8]/100;[.$AA$67])" office:value-type="float" office:value="1.38257642986172" calcext:value-type="float">
            <text:p>1.38257642986172</text:p>
          </table:table-cell>
          <table:table-cell table:formula="of:=[.$F8]*POWER([.$G8]-[.$C8]/100;[.$AB$67])" office:value-type="float" office:value="1.5187602082031" calcext:value-type="float">
            <text:p>1.5187602082031</text:p>
          </table:table-cell>
          <table:table-cell table:formula="of:=[.$F8]*POWER([.$G8]-[.$C8]/100;[.$AC$67])" office:value-type="float" office:value="1.6683580887111" calcext:value-type="float">
            <text:p>1.6683580887111</text:p>
          </table:table-cell>
          <table:table-cell table:formula="of:=[.$F8]*POWER([.$G8]-[.$C8]/100;[.$AD$67])" office:value-type="float" office:value="1.83269136044914" calcext:value-type="float">
            <text:p>1.83269136044914</text:p>
          </table:table-cell>
          <table:table-cell table:formula="of:=[.$F8]*POWER([.$G8]-[.$C8]/100;[.$AE$67])" office:value-type="float" office:value="2.01321145945338" calcext:value-type="float">
            <text:p>2.01321145945338</text:p>
          </table:table-cell>
          <table:table-cell table:formula="of:=[.$F8]*POWER([.$G8]-[.$C8]/100;[.$AF$67])" office:value-type="float" office:value="2.21151278820954" calcext:value-type="float">
            <text:p>2.21151278820954</text:p>
          </table:table-cell>
          <table:table-cell table:formula="of:=[.$F8]*POWER([.$G8]-[.$C8]/100;[.$AG$67])" office:value-type="float" office:value="2.42934679784818" calcext:value-type="float">
            <text:p>2.42934679784818</text:p>
          </table:table-cell>
          <table:table-cell table:formula="of:=[.$F8]*POWER([.$G8]-[.$C8]/100;[.$AH$67])" office:value-type="float" office:value="2.66863745743623" calcext:value-type="float">
            <text:p>2.66863745743623</text:p>
          </table:table-cell>
          <table:table-cell table:formula="of:=[.$F8]*POWER([.$G8]-[.$C8]/100;[.$AI$67])" office:value-type="float" office:value="2.9314982469937" calcext:value-type="float">
            <text:p>2.9314982469937</text:p>
          </table:table-cell>
          <table:table-cell table:formula="of:=[.$F8]*POWER([.$G8]-[.$C8]/100;[.$AJ$67])" office:value-type="float" office:value="3.22025082432258" calcext:value-type="float">
            <text:p>3.22025082432258</text:p>
          </table:table-cell>
          <table:table-cell table:formula="of:=[.$F8]*POWER([.$G8]-[.$C8]/100;[.$AK$67])" office:value-type="float" office:value="3.53744553051835" calcext:value-type="float">
            <text:p>3.53744553051835</text:p>
          </table:table-cell>
          <table:table-cell table:formula="of:=[.$F8]*POWER([.$G8]-[.$C8]/100;[.$AL$67])" office:value-type="float" office:value="3.88588391527441" calcext:value-type="float">
            <text:p>3.88588391527441</text:p>
          </table:table-cell>
          <table:table-cell table:formula="of:=[.$F8]*POWER([.$G8]-[.$C8]/100;[.$AM$67])" office:value-type="float" office:value="4.26864348092894" calcext:value-type="float">
            <text:p>4.26864348092894</text:p>
          </table:table-cell>
          <table:table-cell table:formula="of:=[.$F8]*POWER([.$G8]-[.$C8]/100;[.$AN$67])" office:value-type="float" office:value="4.68910486380044" calcext:value-type="float">
            <text:p>4.68910486380044</text:p>
          </table:table-cell>
          <table:table-cell table:formula="of:=[.$F8]*POWER([.$G8]-[.$C8]/100;[.$AO$67])" office:value-type="float" office:value="5.15098169288478" calcext:value-type="float">
            <text:p>5.15098169288478</text:p>
          </table:table-cell>
          <table:table-cell table:formula="of:=[.$F8]*POWER([.$G8]-[.$C8]/100;[.$AP$67])" office:value-type="float" office:value="5.65835338963393" calcext:value-type="float">
            <text:p>5.65835338963393</text:p>
          </table:table-cell>
          <table:table-cell table:formula="of:=[.$F8]*POWER([.$G8]-[.$C8]/100;[.$AQ$67])" office:value-type="float" office:value="6.21570119851288" calcext:value-type="float">
            <text:p>6.21570119851288</text:p>
          </table:table-cell>
          <table:table-cell table:formula="of:=[.$F8]*POWER([.$G8]-[.$C8]/100;[.$AR$67])" office:value-type="float" office:value="6.82794776656639" calcext:value-type="float">
            <text:p>6.82794776656639</text:p>
          </table:table-cell>
          <table:table-cell table:formula="of:=[.$F8]*POWER([.$G8]-[.$C8]/100;[.$AS$67])" office:value-type="float" office:value="7.50050062157318" calcext:value-type="float">
            <text:p>7.50050062157318</text:p>
          </table:table-cell>
          <table:table-cell table:formula="of:=[.$F8]*POWER([.$G8]-[.$C8]/100;[.$AT$67])" office:value-type="float" office:value="8.23929993279814" calcext:value-type="float">
            <text:p>8.23929993279814</text:p>
          </table:table-cell>
          <table:table-cell table:formula="of:=[.$F8]*POWER([.$G8]-[.$C8]/100;[.$AU$67])" office:value-type="float" office:value="9.05087097617876" calcext:value-type="float">
            <text:p>9.05087097617876</text:p>
          </table:table-cell>
          <table:table-cell table:formula="of:=[.$F8]*POWER([.$G8]-[.$C8]/100;[.$AV$67])" office:value-type="float" office:value="9.94238176733237" calcext:value-type="float">
            <text:p>9.9423817673323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XX 600</text:p>
          </table:table-cell>
          <table:table-cell office:value-type="string" calcext:value-type="string">
            <text:p>LU090850075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376" calcext:value-type="float">
            <text:p>0.376</text:p>
          </table:table-cell>
          <table:table-cell office:value-type="float" office:value="0.291" calcext:value-type="float">
            <text:p>0.291</text:p>
          </table:table-cell>
          <table:table-cell office:value-type="float" office:value="1.065" calcext:value-type="float">
            <text:p>1.065</text:p>
          </table:table-cell>
          <table:table-cell/>
          <table:table-cell office:value-type="float" office:value="21.36" calcext:value-type="float">
            <text:p>21.36</text:p>
          </table:table-cell>
          <table:table-cell table:number-columns-repeated="4"/>
          <table:table-cell office:value-type="float" office:value="15.31" calcext:value-type="float">
            <text:p>15.31</text:p>
          </table:table-cell>
          <table:table-cell office:value-type="float" office:value="5.12" calcext:value-type="float">
            <text:p>5.12</text:p>
          </table:table-cell>
          <table:table-cell office:value-type="float" office:value="3.84" calcext:value-type="float">
            <text:p>3.84</text:p>
          </table:table-cell>
          <table:table-cell table:number-columns-repeated="8"/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1.05" calcext:value-type="float">
            <text:p>1.05</text:p>
          </table:table-cell>
          <table:table-cell/>
          <table:table-cell office:value-type="float" office:value="8.55" calcext:value-type="float">
            <text:p>8.55</text:p>
          </table:table-cell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3.56" calcext:value-type="float">
            <text:p>3.5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77" calcext:value-type="float">
            <text:p>1.77</text:p>
          </table:table-cell>
          <table:table-cell table:number-columns-repeated="7"/>
          <table:table-cell office:value-type="float" office:value="12.55" calcext:value-type="float">
            <text:p>12.55</text:p>
          </table:table-cell>
          <table:table-cell office:value-type="float" office:value="16.73" calcext:value-type="float">
            <text:p>16.73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5.02" calcext:value-type="float">
            <text:p>5.02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table:formula="of:=SUM([.H9:.BR9])" office:value-type="float" office:value="99.72" calcext:value-type="float">
            <text:p>99.72</text:p>
          </table:table-cell>
          <table:table-cell table:number-columns-repeated="6"/>
          <table:table-cell table:formula="of:=(POWER([.$G$9]-[.$C$9]/100;[.H$67])-1)/([.$G$9]-[.$C$9]/100-1)" office:value-type="float" office:value="0" calcext:value-type="float">
            <text:p>0</text:p>
          </table:table-cell>
          <table:table-cell table:formula="of:=(POWER([.$G$9]-[.$C$9]/100;[.I$67])-1)/([.$G$9]-[.$C$9]/100-1)" office:value-type="float" office:value="1" calcext:value-type="float">
            <text:p>1</text:p>
          </table:table-cell>
          <table:table-cell table:formula="of:=(POWER([.$G$9]-[.$C$9]/100;[.J$67])-1)/([.$G$9]-[.$C$9]/100-1)" office:value-type="float" office:value="2.0643" calcext:value-type="float">
            <text:p>2.0643</text:p>
          </table:table-cell>
          <table:table-cell table:formula="of:=(POWER([.$G$9]-[.$C$9]/100;[.K$67])-1)/([.$G$9]-[.$C$9]/100-1)" office:value-type="float" office:value="3.19703449" calcext:value-type="float">
            <text:p>3.19703449</text:p>
          </table:table-cell>
          <table:table-cell table:formula="of:=(POWER([.$G$9]-[.$C$9]/100;[.L$67])-1)/([.$G$9]-[.$C$9]/100-1)" office:value-type="float" office:value="4.402603807707" calcext:value-type="float">
            <text:p>4.402603807707</text:p>
          </table:table-cell>
          <table:table-cell table:formula="of:=(POWER([.$G$9]-[.$C$9]/100;[.M$67])-1)/([.$G$9]-[.$C$9]/100-1)" office:value-type="float" office:value="5.68569123254256" calcext:value-type="float">
            <text:p>5.68569123254256</text:p>
          </table:table-cell>
          <table:table-cell table:formula="of:=(POWER([.$G$9]-[.$C$9]/100;[.N$67])-1)/([.$G$9]-[.$C$9]/100-1)" office:value-type="float" office:value="7.05128117879505" calcext:value-type="float">
            <text:p>7.05128117879505</text:p>
          </table:table-cell>
          <table:table-cell table:formula="of:=(POWER([.$G$9]-[.$C$9]/100;[.O$67])-1)/([.$G$9]-[.$C$9]/100-1)" office:value-type="float" office:value="8.50467855859157" calcext:value-type="float">
            <text:p>8.50467855859157</text:p>
          </table:table-cell>
          <table:table-cell table:formula="of:=(POWER([.$G$9]-[.$C$9]/100;[.P$67])-1)/([.$G$9]-[.$C$9]/100-1)" office:value-type="float" office:value="10.051529389909" calcext:value-type="float">
            <text:p>10.051529389909</text:p>
          </table:table-cell>
          <table:table-cell table:formula="of:=(POWER([.$G$9]-[.$C$9]/100;[.Q$67])-1)/([.$G$9]-[.$C$9]/100-1)" office:value-type="float" office:value="11.6978427296802" calcext:value-type="float">
            <text:p>11.6978427296802</text:p>
          </table:table-cell>
          <table:table-cell table:formula="of:=(POWER([.$G$9]-[.$C$9]/100;[.R$67])-1)/([.$G$9]-[.$C$9]/100-1)" office:value-type="float" office:value="13.4500140171986" calcext:value-type="float">
            <text:p>13.4500140171986</text:p>
          </table:table-cell>
          <table:table-cell table:formula="of:=(POWER([.$G$9]-[.$C$9]/100;[.S$67])-1)/([.$G$9]-[.$C$9]/100-1)" office:value-type="float" office:value="15.3148499185045" calcext:value-type="float">
            <text:p>15.3148499185045</text:p>
          </table:table-cell>
          <table:table-cell table:formula="of:=(POWER([.$G$9]-[.$C$9]/100;[.T$67])-1)/([.$G$9]-[.$C$9]/100-1)" office:value-type="float" office:value="17.2995947682643" calcext:value-type="float">
            <text:p>17.2995947682643</text:p>
          </table:table-cell>
          <table:table-cell table:formula="of:=(POWER([.$G$9]-[.$C$9]/100;[.U$67])-1)/([.$G$9]-[.$C$9]/100-1)" office:value-type="float" office:value="19.4119587118637" calcext:value-type="float">
            <text:p>19.4119587118637</text:p>
          </table:table-cell>
          <table:table-cell table:formula="of:=(POWER([.$G$9]-[.$C$9]/100;[.V$67])-1)/([.$G$9]-[.$C$9]/100-1)" office:value-type="float" office:value="21.6601476570365" calcext:value-type="float">
            <text:p>21.6601476570365</text:p>
          </table:table-cell>
          <table:table-cell table:formula="of:=(POWER([.$G$9]-[.$C$9]/100;[.W$67])-1)/([.$G$9]-[.$C$9]/100-1)" office:value-type="float" office:value="24.052895151384" calcext:value-type="float">
            <text:p>24.052895151384</text:p>
          </table:table-cell>
          <table:table-cell table:formula="of:=(POWER([.$G$9]-[.$C$9]/100;[.X$67])-1)/([.$G$9]-[.$C$9]/100-1)" office:value-type="float" office:value="26.599496309618" calcext:value-type="float">
            <text:p>26.599496309618</text:p>
          </table:table-cell>
          <table:table-cell table:formula="of:=(POWER([.$G$9]-[.$C$9]/100;[.Y$67])-1)/([.$G$9]-[.$C$9]/100-1)" office:value-type="float" office:value="29.3098439223264" calcext:value-type="float">
            <text:p>29.3098439223264</text:p>
          </table:table-cell>
          <table:table-cell table:formula="of:=(POWER([.$G$9]-[.$C$9]/100;[.Z$67])-1)/([.$G$9]-[.$C$9]/100-1)" office:value-type="float" office:value="32.194466886532" calcext:value-type="float">
            <text:p>32.194466886532</text:p>
          </table:table-cell>
          <table:table-cell table:formula="of:=(POWER([.$G$9]-[.$C$9]/100;[.AA$67])-1)/([.$G$9]-[.$C$9]/100-1)" office:value-type="float" office:value="35.264571107336" calcext:value-type="float">
            <text:p>35.264571107336</text:p>
          </table:table-cell>
          <table:table-cell table:formula="of:=(POWER([.$G$9]-[.$C$9]/100;[.AB$67])-1)/([.$G$9]-[.$C$9]/100-1)" office:value-type="float" office:value="38.5320830295377" calcext:value-type="float">
            <text:p>38.5320830295377</text:p>
          </table:table-cell>
          <table:table-cell table:formula="of:=(POWER([.$G$9]-[.$C$9]/100;[.AC$67])-1)/([.$G$9]-[.$C$9]/100-1)" office:value-type="float" office:value="42.009695968337" calcext:value-type="float">
            <text:p>42.009695968337</text:p>
          </table:table-cell>
          <table:table-cell table:formula="of:=(POWER([.$G$9]-[.$C$9]/100;[.AD$67])-1)/([.$G$9]-[.$C$9]/100-1)" office:value-type="float" office:value="45.7109194191011" calcext:value-type="float">
            <text:p>45.7109194191011</text:p>
          </table:table-cell>
          <table:table-cell table:formula="of:=(POWER([.$G$9]-[.$C$9]/100;[.AE$67])-1)/([.$G$9]-[.$C$9]/100-1)" office:value-type="float" office:value="49.6501315377492" calcext:value-type="float">
            <text:p>49.6501315377492</text:p>
          </table:table-cell>
          <table:table-cell table:formula="of:=(POWER([.$G$9]-[.$C$9]/100;[.AF$67])-1)/([.$G$9]-[.$C$9]/100-1)" office:value-type="float" office:value="53.8426349956265" calcext:value-type="float">
            <text:p>53.8426349956265</text:p>
          </table:table-cell>
          <table:table-cell table:formula="of:=(POWER([.$G$9]-[.$C$9]/100;[.AG$67])-1)/([.$G$9]-[.$C$9]/100-1)" office:value-type="float" office:value="58.3047164258453" calcext:value-type="float">
            <text:p>58.3047164258453</text:p>
          </table:table-cell>
          <table:table-cell table:formula="of:=(POWER([.$G$9]-[.$C$9]/100;[.AH$67])-1)/([.$G$9]-[.$C$9]/100-1)" office:value-type="float" office:value="63.0537096920272" calcext:value-type="float">
            <text:p>63.0537096920272</text:p>
          </table:table-cell>
          <table:table-cell table:formula="of:=(POWER([.$G$9]-[.$C$9]/100;[.AI$67])-1)/([.$G$9]-[.$C$9]/100-1)" office:value-type="float" office:value="68.1080632252245" calcext:value-type="float">
            <text:p>68.1080632252245</text:p>
          </table:table-cell>
          <table:table-cell table:formula="of:=(POWER([.$G$9]-[.$C$9]/100;[.AJ$67])-1)/([.$G$9]-[.$C$9]/100-1)" office:value-type="float" office:value="73.4874116906065" calcext:value-type="float">
            <text:p>73.4874116906065</text:p>
          </table:table-cell>
          <table:table-cell table:formula="of:=(POWER([.$G$9]-[.$C$9]/100;[.AK$67])-1)/([.$G$9]-[.$C$9]/100-1)" office:value-type="float" office:value="79.2126522623125" calcext:value-type="float">
            <text:p>79.2126522623125</text:p>
          </table:table-cell>
          <table:table-cell table:formula="of:=(POWER([.$G$9]-[.$C$9]/100;[.AL$67])-1)/([.$G$9]-[.$C$9]/100-1)" office:value-type="float" office:value="85.3060258027791" calcext:value-type="float">
            <text:p>85.3060258027791</text:p>
          </table:table-cell>
          <table:table-cell table:formula="of:=(POWER([.$G$9]-[.$C$9]/100;[.AM$67])-1)/([.$G$9]-[.$C$9]/100-1)" office:value-type="float" office:value="91.7912032618979" calcext:value-type="float">
            <text:p>91.7912032618979</text:p>
          </table:table-cell>
          <table:table-cell table:formula="of:=(POWER([.$G$9]-[.$C$9]/100;[.AN$67])-1)/([.$G$9]-[.$C$9]/100-1)" office:value-type="float" office:value="98.6933776316379" calcext:value-type="float">
            <text:p>98.6933776316379</text:p>
          </table:table-cell>
          <table:table-cell table:formula="of:=(POWER([.$G$9]-[.$C$9]/100;[.AO$67])-1)/([.$G$9]-[.$C$9]/100-1)" office:value-type="float" office:value="106.039361813352" calcext:value-type="float">
            <text:p>106.039361813352</text:p>
          </table:table-cell>
          <table:table-cell table:formula="of:=(POWER([.$G$9]-[.$C$9]/100;[.AP$67])-1)/([.$G$9]-[.$C$9]/100-1)" office:value-type="float" office:value="113.857692777951" calcext:value-type="float">
            <text:p>113.857692777951</text:p>
          </table:table-cell>
          <table:table-cell table:formula="of:=(POWER([.$G$9]-[.$C$9]/100;[.AQ$67])-1)/([.$G$9]-[.$C$9]/100-1)" office:value-type="float" office:value="122.178742423573" calcext:value-type="float">
            <text:p>122.178742423573</text:p>
          </table:table-cell>
          <table:table-cell table:formula="of:=(POWER([.$G$9]-[.$C$9]/100;[.AR$67])-1)/([.$G$9]-[.$C$9]/100-1)" office:value-type="float" office:value="131.034835561409" calcext:value-type="float">
            <text:p>131.034835561409</text:p>
          </table:table-cell>
          <table:table-cell table:formula="of:=(POWER([.$G$9]-[.$C$9]/100;[.AS$67])-1)/([.$G$9]-[.$C$9]/100-1)" office:value-type="float" office:value="140.460375488007" calcext:value-type="float">
            <text:p>140.460375488007</text:p>
          </table:table-cell>
          <table:table-cell table:formula="of:=(POWER([.$G$9]-[.$C$9]/100;[.AT$67])-1)/([.$G$9]-[.$C$9]/100-1)" office:value-type="float" office:value="150.491977631886" calcext:value-type="float">
            <text:p>150.491977631886</text:p>
          </table:table-cell>
          <table:table-cell table:formula="of:=(POWER([.$G$9]-[.$C$9]/100;[.AU$67])-1)/([.$G$9]-[.$C$9]/100-1)" office:value-type="float" office:value="161.168611793616" calcext:value-type="float">
            <text:p>161.168611793616</text:p>
          </table:table-cell>
          <table:table-cell table:formula="of:=(POWER([.$G$9]-[.$C$9]/100;[.AV$67])-1)/([.$G$9]-[.$C$9]/100-1)" office:value-type="float" office:value="172.531753531946" calcext:value-type="float">
            <text:p>172.531753531946</text:p>
          </table:table-cell>
          <table:table-cell table:number-columns-repeated="2"/>
          <table:table-cell table:formula="of:=[.$F9]*POWER([.$G9]-[.$C9]/100;[.$H$67])" office:value-type="float" office:value="0.291" calcext:value-type="float">
            <text:p>0.291</text:p>
          </table:table-cell>
          <table:table-cell table:formula="of:=[.$F9]*POWER([.$G9]-[.$C9]/100;[.$I$67])" office:value-type="float" office:value="0.3097113" calcext:value-type="float">
            <text:p>0.3097113</text:p>
          </table:table-cell>
          <table:table-cell table:formula="of:=[.$F9]*POWER([.$G9]-[.$C9]/100;[.$J$67])" office:value-type="float" office:value="0.32962573659" calcext:value-type="float">
            <text:p>0.32962573659</text:p>
          </table:table-cell>
          <table:table-cell table:formula="of:=[.$F9]*POWER([.$G9]-[.$C9]/100;[.$K$67])" office:value-type="float" office:value="0.350820671452737" calcext:value-type="float">
            <text:p>0.350820671452737</text:p>
          </table:table-cell>
          <table:table-cell table:formula="of:=[.$F9]*POWER([.$G9]-[.$C9]/100;[.$L$67])" office:value-type="float" office:value="0.373378440627148" calcext:value-type="float">
            <text:p>0.373378440627148</text:p>
          </table:table-cell>
          <table:table-cell table:formula="of:=[.$F9]*POWER([.$G9]-[.$C9]/100;[.$M$67])" office:value-type="float" office:value="0.397386674359474" calcext:value-type="float">
            <text:p>0.397386674359474</text:p>
          </table:table-cell>
          <table:table-cell table:formula="of:=[.$F9]*POWER([.$G9]-[.$C9]/100;[.$N$67])" office:value-type="float" office:value="0.422938637520788" calcext:value-type="float">
            <text:p>0.422938637520788</text:p>
          </table:table-cell>
          <table:table-cell table:formula="of:=[.$F9]*POWER([.$G9]-[.$C9]/100;[.$O$67])" office:value-type="float" office:value="0.450133591913374" calcext:value-type="float">
            <text:p>0.450133591913374</text:p>
          </table:table-cell>
          <table:table-cell table:formula="of:=[.$F9]*POWER([.$G9]-[.$C9]/100;[.$P$67])" office:value-type="float" office:value="0.479077181873404" calcext:value-type="float">
            <text:p>0.479077181873404</text:p>
          </table:table-cell>
          <table:table-cell table:formula="of:=[.$F9]*POWER([.$G9]-[.$C9]/100;[.$Q$67])" office:value-type="float" office:value="0.509881844667864" calcext:value-type="float">
            <text:p>0.509881844667864</text:p>
          </table:table-cell>
          <table:table-cell table:formula="of:=[.$F9]*POWER([.$G9]-[.$C9]/100;[.$R$67])" office:value-type="float" office:value="0.542667247280008" calcext:value-type="float">
            <text:p>0.542667247280008</text:p>
          </table:table-cell>
          <table:table-cell table:formula="of:=[.$F9]*POWER([.$G9]-[.$C9]/100;[.$S$67])" office:value-type="float" office:value="0.577560751280113" calcext:value-type="float">
            <text:p>0.577560751280113</text:p>
          </table:table-cell>
          <table:table-cell table:formula="of:=[.$F9]*POWER([.$G9]-[.$C9]/100;[.$T$67])" office:value-type="float" office:value="0.614697907587424" calcext:value-type="float">
            <text:p>0.614697907587424</text:p>
          </table:table-cell>
          <table:table-cell table:formula="of:=[.$F9]*POWER([.$G9]-[.$C9]/100;[.$U$67])" office:value-type="float" office:value="0.654222983045295" calcext:value-type="float">
            <text:p>0.654222983045295</text:p>
          </table:table-cell>
          <table:table-cell table:formula="of:=[.$F9]*POWER([.$G9]-[.$C9]/100;[.$V$67])" office:value-type="float" office:value="0.696289520855108" calcext:value-type="float">
            <text:p>0.696289520855108</text:p>
          </table:table-cell>
          <table:table-cell table:formula="of:=[.$F9]*POWER([.$G9]-[.$C9]/100;[.$W$67])" office:value-type="float" office:value="0.741060937046091" calcext:value-type="float">
            <text:p>0.741060937046091</text:p>
          </table:table-cell>
          <table:table-cell table:formula="of:=[.$F9]*POWER([.$G9]-[.$C9]/100;[.$X$67])" office:value-type="float" office:value="0.788711155298155" calcext:value-type="float">
            <text:p>0.788711155298155</text:p>
          </table:table-cell>
          <table:table-cell table:formula="of:=[.$F9]*POWER([.$G9]-[.$C9]/100;[.$Y$67])" office:value-type="float" office:value="0.839425282583826" calcext:value-type="float">
            <text:p>0.839425282583826</text:p>
          </table:table-cell>
          <table:table-cell table:formula="of:=[.$F9]*POWER([.$G9]-[.$C9]/100;[.$Z$67])" office:value-type="float" office:value="0.893400328253966" calcext:value-type="float">
            <text:p>0.893400328253966</text:p>
          </table:table-cell>
          <table:table-cell table:formula="of:=[.$F9]*POWER([.$G9]-[.$C9]/100;[.$AA$67])" office:value-type="float" office:value="0.950845969360696" calcext:value-type="float">
            <text:p>0.950845969360696</text:p>
          </table:table-cell>
          <table:table-cell table:formula="of:=[.$F9]*POWER([.$G9]-[.$C9]/100;[.$AB$67])" office:value-type="float" office:value="1.01198536519059" calcext:value-type="float">
            <text:p>1.01198536519059</text:p>
          </table:table-cell>
          <table:table-cell table:formula="of:=[.$F9]*POWER([.$G9]-[.$C9]/100;[.$AC$67])" office:value-type="float" office:value="1.07705602417234" calcext:value-type="float">
            <text:p>1.07705602417234</text:p>
          </table:table-cell>
          <table:table-cell table:formula="of:=[.$F9]*POWER([.$G9]-[.$C9]/100;[.$AD$67])" office:value-type="float" office:value="1.14631072652663" calcext:value-type="float">
            <text:p>1.14631072652663</text:p>
          </table:table-cell>
          <table:table-cell table:formula="of:=[.$F9]*POWER([.$G9]-[.$C9]/100;[.$AE$67])" office:value-type="float" office:value="1.22001850624229" calcext:value-type="float">
            <text:p>1.22001850624229</text:p>
          </table:table-cell>
          <table:table-cell table:formula="of:=[.$F9]*POWER([.$G9]-[.$C9]/100;[.$AF$67])" office:value-type="float" office:value="1.29846569619367" calcext:value-type="float">
            <text:p>1.29846569619367</text:p>
          </table:table-cell>
          <table:table-cell table:formula="of:=[.$F9]*POWER([.$G9]-[.$C9]/100;[.$AG$67])" office:value-type="float" office:value="1.38195704045892" calcext:value-type="float">
            <text:p>1.38195704045892</text:p>
          </table:table-cell>
          <table:table-cell table:formula="of:=[.$F9]*POWER([.$G9]-[.$C9]/100;[.$AH$67])" office:value-type="float" office:value="1.47081687816043" calcext:value-type="float">
            <text:p>1.47081687816043</text:p>
          </table:table-cell>
          <table:table-cell table:formula="of:=[.$F9]*POWER([.$G9]-[.$C9]/100;[.$AI$67])" office:value-type="float" office:value="1.56539040342614" calcext:value-type="float">
            <text:p>1.56539040342614</text:p>
          </table:table-cell>
          <table:table-cell table:formula="of:=[.$F9]*POWER([.$G9]-[.$C9]/100;[.$AJ$67])" office:value-type="float" office:value="1.66604500636645" calcext:value-type="float">
            <text:p>1.66604500636645</text:p>
          </table:table-cell>
          <table:table-cell table:formula="of:=[.$F9]*POWER([.$G9]-[.$C9]/100;[.$AK$67])" office:value-type="float" office:value="1.77317170027581" calcext:value-type="float">
            <text:p>1.77317170027581</text:p>
          </table:table-cell>
          <table:table-cell table:formula="of:=[.$F9]*POWER([.$G9]-[.$C9]/100;[.$AL$67])" office:value-type="float" office:value="1.88718664060354" calcext:value-type="float">
            <text:p>1.88718664060354</text:p>
          </table:table-cell>
          <table:table-cell table:formula="of:=[.$F9]*POWER([.$G9]-[.$C9]/100;[.$AM$67])" office:value-type="float" office:value="2.00853274159435" calcext:value-type="float">
            <text:p>2.00853274159435</text:p>
          </table:table-cell>
          <table:table-cell table:formula="of:=[.$F9]*POWER([.$G9]-[.$C9]/100;[.$AN$67])" office:value-type="float" office:value="2.13768139687887" calcext:value-type="float">
            <text:p>2.13768139687887</text:p>
          </table:table-cell>
          <table:table-cell table:formula="of:=[.$F9]*POWER([.$G9]-[.$C9]/100;[.$AO$67])" office:value-type="float" office:value="2.27513431069818" calcext:value-type="float">
            <text:p>2.27513431069818</text:p>
          </table:table-cell>
          <table:table-cell table:formula="of:=[.$F9]*POWER([.$G9]-[.$C9]/100;[.$AP$67])" office:value-type="float" office:value="2.42142544687607" calcext:value-type="float">
            <text:p>2.42142544687607</text:p>
          </table:table-cell>
          <table:table-cell table:formula="of:=[.$F9]*POWER([.$G9]-[.$C9]/100;[.$AQ$67])" office:value-type="float" office:value="2.5771231031102" calcext:value-type="float">
            <text:p>2.5771231031102</text:p>
          </table:table-cell>
          <table:table-cell table:formula="of:=[.$F9]*POWER([.$G9]-[.$C9]/100;[.$AR$67])" office:value-type="float" office:value="2.74283211864019" calcext:value-type="float">
            <text:p>2.74283211864019</text:p>
          </table:table-cell>
          <table:table-cell table:formula="of:=[.$F9]*POWER([.$G9]-[.$C9]/100;[.$AS$67])" office:value-type="float" office:value="2.91919622386875" calcext:value-type="float">
            <text:p>2.91919622386875</text:p>
          </table:table-cell>
          <table:table-cell table:formula="of:=[.$F9]*POWER([.$G9]-[.$C9]/100;[.$AT$67])" office:value-type="float" office:value="3.10690054106351" calcext:value-type="float">
            <text:p>3.10690054106351</text:p>
          </table:table-cell>
          <table:table-cell table:formula="of:=[.$F9]*POWER([.$G9]-[.$C9]/100;[.$AU$67])" office:value-type="float" office:value="3.3066742458539" calcext:value-type="float">
            <text:p>3.3066742458539</text:p>
          </table:table-cell>
          <table:table-cell table:formula="of:=[.$F9]*POWER([.$G9]-[.$C9]/100;[.$AV$67])" office:value-type="float" office:value="3.5192933998623" calcext:value-type="float">
            <text:p>3.519293399862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LU168104693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8.04" calcext:value-type="float">
            <text:p>8.04</text:p>
          </table:table-cell>
          <table:table-cell table:number-columns-repeated="21"/>
          <table:table-cell office:value-type="float" office:value="90.05" calcext:value-type="float">
            <text:p>90.05</text:p>
          </table:table-cell>
          <table:table-cell table:number-columns-repeated="17"/>
          <table:table-cell table:formula="of:=SUM([.H10:.BR10])" office:value-type="float" office:value="98.09" calcext:value-type="float">
            <text:p>98.09</text:p>
          </table:table-cell>
          <table:table-cell table:number-columns-repeated="6"/>
          <table:table-cell table:formula="of:=(POWER([.$G$10]-[.$C$10]/100;[.H$67])-1)/([.$G$10]-[.$C$10]/100-1)" office:value-type="float" office:value="0" calcext:value-type="float">
            <text:p>0</text:p>
          </table:table-cell>
          <table:table-cell table:formula="of:=(POWER([.$G$10]-[.$C$10]/100;[.I$67])-1)/([.$G$10]-[.$C$10]/100-1)" office:value-type="float" office:value="1" calcext:value-type="float">
            <text:p>1</text:p>
          </table:table-cell>
          <table:table-cell table:formula="of:=(POWER([.$G$10]-[.$C$10]/100;[.J$67])-1)/([.$G$10]-[.$C$10]/100-1)" office:value-type="float" office:value="2.0725" calcext:value-type="float">
            <text:p>2.0725</text:p>
          </table:table-cell>
          <table:table-cell table:formula="of:=(POWER([.$G$10]-[.$C$10]/100;[.K$67])-1)/([.$G$10]-[.$C$10]/100-1)" office:value-type="float" office:value="3.22275625" calcext:value-type="float">
            <text:p>3.22275625</text:p>
          </table:table-cell>
          <table:table-cell table:formula="of:=(POWER([.$G$10]-[.$C$10]/100;[.L$67])-1)/([.$G$10]-[.$C$10]/100-1)" office:value-type="float" office:value="4.456406078125" calcext:value-type="float">
            <text:p>4.456406078125</text:p>
          </table:table-cell>
          <table:table-cell table:formula="of:=(POWER([.$G$10]-[.$C$10]/100;[.M$67])-1)/([.$G$10]-[.$C$10]/100-1)" office:value-type="float" office:value="5.77949551878906" calcext:value-type="float">
            <text:p>5.77949551878906</text:p>
          </table:table-cell>
          <table:table-cell table:formula="of:=(POWER([.$G$10]-[.$C$10]/100;[.N$67])-1)/([.$G$10]-[.$C$10]/100-1)" office:value-type="float" office:value="7.19850894390127" calcext:value-type="float">
            <text:p>7.19850894390127</text:p>
          </table:table-cell>
          <table:table-cell table:formula="of:=(POWER([.$G$10]-[.$C$10]/100;[.O$67])-1)/([.$G$10]-[.$C$10]/100-1)" office:value-type="float" office:value="8.72040084233411" calcext:value-type="float">
            <text:p>8.72040084233411</text:p>
          </table:table-cell>
          <table:table-cell table:formula="of:=(POWER([.$G$10]-[.$C$10]/100;[.P$67])-1)/([.$G$10]-[.$C$10]/100-1)" office:value-type="float" office:value="10.3526299034033" calcext:value-type="float">
            <text:p>10.3526299034033</text:p>
          </table:table-cell>
          <table:table-cell table:formula="of:=(POWER([.$G$10]-[.$C$10]/100;[.Q$67])-1)/([.$G$10]-[.$C$10]/100-1)" office:value-type="float" office:value="12.1031955714001" calcext:value-type="float">
            <text:p>12.1031955714001</text:p>
          </table:table-cell>
          <table:table-cell table:formula="of:=(POWER([.$G$10]-[.$C$10]/100;[.R$67])-1)/([.$G$10]-[.$C$10]/100-1)" office:value-type="float" office:value="13.9806772503266" calcext:value-type="float">
            <text:p>13.9806772503266</text:p>
          </table:table-cell>
          <table:table-cell table:formula="of:=(POWER([.$G$10]-[.$C$10]/100;[.S$67])-1)/([.$G$10]-[.$C$10]/100-1)" office:value-type="float" office:value="15.9942763509753" calcext:value-type="float">
            <text:p>15.9942763509753</text:p>
          </table:table-cell>
          <table:table-cell table:formula="of:=(POWER([.$G$10]-[.$C$10]/100;[.T$67])-1)/([.$G$10]-[.$C$10]/100-1)" office:value-type="float" office:value="18.153861386421" calcext:value-type="float">
            <text:p>18.153861386421</text:p>
          </table:table-cell>
          <table:table-cell table:formula="of:=(POWER([.$G$10]-[.$C$10]/100;[.U$67])-1)/([.$G$10]-[.$C$10]/100-1)" office:value-type="float" office:value="20.4700163369365" calcext:value-type="float">
            <text:p>20.4700163369365</text:p>
          </table:table-cell>
          <table:table-cell table:formula="of:=(POWER([.$G$10]-[.$C$10]/100;[.V$67])-1)/([.$G$10]-[.$C$10]/100-1)" office:value-type="float" office:value="22.9540925213644" calcext:value-type="float">
            <text:p>22.9540925213644</text:p>
          </table:table-cell>
          <table:table-cell table:formula="of:=(POWER([.$G$10]-[.$C$10]/100;[.W$67])-1)/([.$G$10]-[.$C$10]/100-1)" office:value-type="float" office:value="25.6182642291633" calcext:value-type="float">
            <text:p>25.6182642291633</text:p>
          </table:table-cell>
          <table:table-cell table:formula="of:=(POWER([.$G$10]-[.$C$10]/100;[.X$67])-1)/([.$G$10]-[.$C$10]/100-1)" office:value-type="float" office:value="28.4755883857776" calcext:value-type="float">
            <text:p>28.4755883857776</text:p>
          </table:table-cell>
          <table:table-cell table:formula="of:=(POWER([.$G$10]-[.$C$10]/100;[.Y$67])-1)/([.$G$10]-[.$C$10]/100-1)" office:value-type="float" office:value="31.5400685437465" calcext:value-type="float">
            <text:p>31.5400685437465</text:p>
          </table:table-cell>
          <table:table-cell table:formula="of:=(POWER([.$G$10]-[.$C$10]/100;[.Z$67])-1)/([.$G$10]-[.$C$10]/100-1)" office:value-type="float" office:value="34.8267235131682" calcext:value-type="float">
            <text:p>34.8267235131682</text:p>
          </table:table-cell>
          <table:table-cell table:formula="of:=(POWER([.$G$10]-[.$C$10]/100;[.AA$67])-1)/([.$G$10]-[.$C$10]/100-1)" office:value-type="float" office:value="38.3516609678728" calcext:value-type="float">
            <text:p>38.3516609678728</text:p>
          </table:table-cell>
          <table:table-cell table:formula="of:=(POWER([.$G$10]-[.$C$10]/100;[.AB$67])-1)/([.$G$10]-[.$C$10]/100-1)" office:value-type="float" office:value="42.1321563880436" calcext:value-type="float">
            <text:p>42.1321563880436</text:p>
          </table:table-cell>
          <table:table-cell table:formula="of:=(POWER([.$G$10]-[.$C$10]/100;[.AC$67])-1)/([.$G$10]-[.$C$10]/100-1)" office:value-type="float" office:value="46.1867377261768" calcext:value-type="float">
            <text:p>46.1867377261768</text:p>
          </table:table-cell>
          <table:table-cell table:formula="of:=(POWER([.$G$10]-[.$C$10]/100;[.AD$67])-1)/([.$G$10]-[.$C$10]/100-1)" office:value-type="float" office:value="50.5352762113246" calcext:value-type="float">
            <text:p>50.5352762113246</text:p>
          </table:table-cell>
          <table:table-cell table:formula="of:=(POWER([.$G$10]-[.$C$10]/100;[.AE$67])-1)/([.$G$10]-[.$C$10]/100-1)" office:value-type="float" office:value="55.1990837366456" calcext:value-type="float">
            <text:p>55.1990837366456</text:p>
          </table:table-cell>
          <table:table-cell table:formula="of:=(POWER([.$G$10]-[.$C$10]/100;[.AF$67])-1)/([.$G$10]-[.$C$10]/100-1)" office:value-type="float" office:value="60.2010173075524" calcext:value-type="float">
            <text:p>60.2010173075524</text:p>
          </table:table-cell>
          <table:table-cell table:formula="of:=(POWER([.$G$10]-[.$C$10]/100;[.AG$67])-1)/([.$G$10]-[.$C$10]/100-1)" office:value-type="float" office:value="65.56559106235" calcext:value-type="float">
            <text:p>65.56559106235</text:p>
          </table:table-cell>
          <table:table-cell table:formula="of:=(POWER([.$G$10]-[.$C$10]/100;[.AH$67])-1)/([.$G$10]-[.$C$10]/100-1)" office:value-type="float" office:value="71.3190964143704" calcext:value-type="float">
            <text:p>71.3190964143704</text:p>
          </table:table-cell>
          <table:table-cell table:formula="of:=(POWER([.$G$10]-[.$C$10]/100;[.AI$67])-1)/([.$G$10]-[.$C$10]/100-1)" office:value-type="float" office:value="77.4897309044122" calcext:value-type="float">
            <text:p>77.4897309044122</text:p>
          </table:table-cell>
          <table:table-cell table:formula="of:=(POWER([.$G$10]-[.$C$10]/100;[.AJ$67])-1)/([.$G$10]-[.$C$10]/100-1)" office:value-type="float" office:value="84.1077363949821" calcext:value-type="float">
            <text:p>84.1077363949821</text:p>
          </table:table-cell>
          <table:table-cell table:formula="of:=(POWER([.$G$10]-[.$C$10]/100;[.AK$67])-1)/([.$G$10]-[.$C$10]/100-1)" office:value-type="float" office:value="91.2055472836183" calcext:value-type="float">
            <text:p>91.2055472836183</text:p>
          </table:table-cell>
          <table:table-cell table:formula="of:=(POWER([.$G$10]-[.$C$10]/100;[.AL$67])-1)/([.$G$10]-[.$C$10]/100-1)" office:value-type="float" office:value="98.8179494616806" calcext:value-type="float">
            <text:p>98.8179494616806</text:p>
          </table:table-cell>
          <table:table-cell table:formula="of:=(POWER([.$G$10]-[.$C$10]/100;[.AM$67])-1)/([.$G$10]-[.$C$10]/100-1)" office:value-type="float" office:value="106.982250797652" calcext:value-type="float">
            <text:p>106.982250797652</text:p>
          </table:table-cell>
          <table:table-cell table:formula="of:=(POWER([.$G$10]-[.$C$10]/100;[.AN$67])-1)/([.$G$10]-[.$C$10]/100-1)" office:value-type="float" office:value="115.738463980482" calcext:value-type="float">
            <text:p>115.738463980482</text:p>
          </table:table-cell>
          <table:table-cell table:formula="of:=(POWER([.$G$10]-[.$C$10]/100;[.AO$67])-1)/([.$G$10]-[.$C$10]/100-1)" office:value-type="float" office:value="125.129502619067" calcext:value-type="float">
            <text:p>125.129502619067</text:p>
          </table:table-cell>
          <table:table-cell table:formula="of:=(POWER([.$G$10]-[.$C$10]/100;[.AP$67])-1)/([.$G$10]-[.$C$10]/100-1)" office:value-type="float" office:value="135.20139155895" calcext:value-type="float">
            <text:p>135.20139155895</text:p>
          </table:table-cell>
          <table:table-cell table:formula="of:=(POWER([.$G$10]-[.$C$10]/100;[.AQ$67])-1)/([.$G$10]-[.$C$10]/100-1)" office:value-type="float" office:value="146.003492446973" calcext:value-type="float">
            <text:p>146.003492446973</text:p>
          </table:table-cell>
          <table:table-cell table:formula="of:=(POWER([.$G$10]-[.$C$10]/100;[.AR$67])-1)/([.$G$10]-[.$C$10]/100-1)" office:value-type="float" office:value="157.588745649379" calcext:value-type="float">
            <text:p>157.588745649379</text:p>
          </table:table-cell>
          <table:table-cell table:formula="of:=(POWER([.$G$10]-[.$C$10]/100;[.AS$67])-1)/([.$G$10]-[.$C$10]/100-1)" office:value-type="float" office:value="170.013929708959" calcext:value-type="float">
            <text:p>170.013929708959</text:p>
          </table:table-cell>
          <table:table-cell table:formula="of:=(POWER([.$G$10]-[.$C$10]/100;[.AT$67])-1)/([.$G$10]-[.$C$10]/100-1)" office:value-type="float" office:value="183.339939612859" calcext:value-type="float">
            <text:p>183.339939612859</text:p>
          </table:table-cell>
          <table:table-cell table:formula="of:=(POWER([.$G$10]-[.$C$10]/100;[.AU$67])-1)/([.$G$10]-[.$C$10]/100-1)" office:value-type="float" office:value="197.632085234791" calcext:value-type="float">
            <text:p>197.632085234791</text:p>
          </table:table-cell>
          <table:table-cell table:formula="of:=(POWER([.$G$10]-[.$C$10]/100;[.AV$67])-1)/([.$G$10]-[.$C$10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0]*POWER([.$G10]-[.$C10]/100;[.$H$67])" office:value-type="float" office:value="0.127" calcext:value-type="float">
            <text:p>0.127</text:p>
          </table:table-cell>
          <table:table-cell table:formula="of:=[.$F10]*POWER([.$G10]-[.$C10]/100;[.$I$67])" office:value-type="float" office:value="0.1362075" calcext:value-type="float">
            <text:p>0.1362075</text:p>
          </table:table-cell>
          <table:table-cell table:formula="of:=[.$F10]*POWER([.$G10]-[.$C10]/100;[.$J$67])" office:value-type="float" office:value="0.14608254375" calcext:value-type="float">
            <text:p>0.14608254375</text:p>
          </table:table-cell>
          <table:table-cell table:formula="of:=[.$F10]*POWER([.$G10]-[.$C10]/100;[.$K$67])" office:value-type="float" office:value="0.156673528171875" calcext:value-type="float">
            <text:p>0.156673528171875</text:p>
          </table:table-cell>
          <table:table-cell table:formula="of:=[.$F10]*POWER([.$G10]-[.$C10]/100;[.$L$67])" office:value-type="float" office:value="0.168032358964336" calcext:value-type="float">
            <text:p>0.168032358964336</text:p>
          </table:table-cell>
          <table:table-cell table:formula="of:=[.$F10]*POWER([.$G10]-[.$C10]/100;[.$M$67])" office:value-type="float" office:value="0.18021470498925" calcext:value-type="float">
            <text:p>0.18021470498925</text:p>
          </table:table-cell>
          <table:table-cell table:formula="of:=[.$F10]*POWER([.$G10]-[.$C10]/100;[.$N$67])" office:value-type="float" office:value="0.193280271100971" calcext:value-type="float">
            <text:p>0.193280271100971</text:p>
          </table:table-cell>
          <table:table-cell table:formula="of:=[.$F10]*POWER([.$G10]-[.$C10]/100;[.$O$67])" office:value-type="float" office:value="0.207293090755791" calcext:value-type="float">
            <text:p>0.207293090755791</text:p>
          </table:table-cell>
          <table:table-cell table:formula="of:=[.$F10]*POWER([.$G10]-[.$C10]/100;[.$P$67])" office:value-type="float" office:value="0.222321839835586" calcext:value-type="float">
            <text:p>0.222321839835586</text:p>
          </table:table-cell>
          <table:table-cell table:formula="of:=[.$F10]*POWER([.$G10]-[.$C10]/100;[.$Q$67])" office:value-type="float" office:value="0.238440173223666" calcext:value-type="float">
            <text:p>0.238440173223666</text:p>
          </table:table-cell>
          <table:table-cell table:formula="of:=[.$F10]*POWER([.$G10]-[.$C10]/100;[.$R$67])" office:value-type="float" office:value="0.255727085782382" calcext:value-type="float">
            <text:p>0.255727085782382</text:p>
          </table:table-cell>
          <table:table-cell table:formula="of:=[.$F10]*POWER([.$G10]-[.$C10]/100;[.$S$67])" office:value-type="float" office:value="0.274267299501605" calcext:value-type="float">
            <text:p>0.274267299501605</text:p>
          </table:table-cell>
          <table:table-cell table:formula="of:=[.$F10]*POWER([.$G10]-[.$C10]/100;[.$T$67])" office:value-type="float" office:value="0.294151678715471" calcext:value-type="float">
            <text:p>0.294151678715471</text:p>
          </table:table-cell>
          <table:table-cell table:formula="of:=[.$F10]*POWER([.$G10]-[.$C10]/100;[.$U$67])" office:value-type="float" office:value="0.315477675422343" calcext:value-type="float">
            <text:p>0.315477675422343</text:p>
          </table:table-cell>
          <table:table-cell table:formula="of:=[.$F10]*POWER([.$G10]-[.$C10]/100;[.$V$67])" office:value-type="float" office:value="0.338349806890463" calcext:value-type="float">
            <text:p>0.338349806890463</text:p>
          </table:table-cell>
          <table:table-cell table:formula="of:=[.$F10]*POWER([.$G10]-[.$C10]/100;[.$W$67])" office:value-type="float" office:value="0.362880167890021" calcext:value-type="float">
            <text:p>0.362880167890021</text:p>
          </table:table-cell>
          <table:table-cell table:formula="of:=[.$F10]*POWER([.$G10]-[.$C10]/100;[.$X$67])" office:value-type="float" office:value="0.389188980062048" calcext:value-type="float">
            <text:p>0.389188980062048</text:p>
          </table:table-cell>
          <table:table-cell table:formula="of:=[.$F10]*POWER([.$G10]-[.$C10]/100;[.$Y$67])" office:value-type="float" office:value="0.417405181116546" calcext:value-type="float">
            <text:p>0.417405181116546</text:p>
          </table:table-cell>
          <table:table-cell table:formula="of:=[.$F10]*POWER([.$G10]-[.$C10]/100;[.$Z$67])" office:value-type="float" office:value="0.447667056747496" calcext:value-type="float">
            <text:p>0.447667056747496</text:p>
          </table:table-cell>
          <table:table-cell table:formula="of:=[.$F10]*POWER([.$G10]-[.$C10]/100;[.$AA$67])" office:value-type="float" office:value="0.480122918361689" calcext:value-type="float">
            <text:p>0.480122918361689</text:p>
          </table:table-cell>
          <table:table-cell table:formula="of:=[.$F10]*POWER([.$G10]-[.$C10]/100;[.$AB$67])" office:value-type="float" office:value="0.514931829942912" calcext:value-type="float">
            <text:p>0.514931829942912</text:p>
          </table:table-cell>
          <table:table-cell table:formula="of:=[.$F10]*POWER([.$G10]-[.$C10]/100;[.$AC$67])" office:value-type="float" office:value="0.552264387613773" calcext:value-type="float">
            <text:p>0.552264387613773</text:p>
          </table:table-cell>
          <table:table-cell table:formula="of:=[.$F10]*POWER([.$G10]-[.$C10]/100;[.$AD$67])" office:value-type="float" office:value="0.592303555715771" calcext:value-type="float">
            <text:p>0.592303555715771</text:p>
          </table:table-cell>
          <table:table-cell table:formula="of:=[.$F10]*POWER([.$G10]-[.$C10]/100;[.$AE$67])" office:value-type="float" office:value="0.635245563505165" calcext:value-type="float">
            <text:p>0.635245563505165</text:p>
          </table:table-cell>
          <table:table-cell table:formula="of:=[.$F10]*POWER([.$G10]-[.$C10]/100;[.$AF$67])" office:value-type="float" office:value="0.681300866859289" calcext:value-type="float">
            <text:p>0.681300866859289</text:p>
          </table:table-cell>
          <table:table-cell table:formula="of:=[.$F10]*POWER([.$G10]-[.$C10]/100;[.$AG$67])" office:value-type="float" office:value="0.730695179706588" calcext:value-type="float">
            <text:p>0.730695179706588</text:p>
          </table:table-cell>
          <table:table-cell table:formula="of:=[.$F10]*POWER([.$G10]-[.$C10]/100;[.$AH$67])" office:value-type="float" office:value="0.783670580235315" calcext:value-type="float">
            <text:p>0.783670580235315</text:p>
          </table:table-cell>
          <table:table-cell table:formula="of:=[.$F10]*POWER([.$G10]-[.$C10]/100;[.$AI$67])" office:value-type="float" office:value="0.840486697302376" calcext:value-type="float">
            <text:p>0.840486697302376</text:p>
          </table:table-cell>
          <table:table-cell table:formula="of:=[.$F10]*POWER([.$G10]-[.$C10]/100;[.$AJ$67])" office:value-type="float" office:value="0.901421982856798" calcext:value-type="float">
            <text:p>0.901421982856798</text:p>
          </table:table-cell>
          <table:table-cell table:formula="of:=[.$F10]*POWER([.$G10]-[.$C10]/100;[.$AK$67])" office:value-type="float" office:value="0.966775076613916" calcext:value-type="float">
            <text:p>0.966775076613916</text:p>
          </table:table-cell>
          <table:table-cell table:formula="of:=[.$F10]*POWER([.$G10]-[.$C10]/100;[.$AL$67])" office:value-type="float" office:value="1.03686626966842" calcext:value-type="float">
            <text:p>1.03686626966842</text:p>
          </table:table-cell>
          <table:table-cell table:formula="of:=[.$F10]*POWER([.$G10]-[.$C10]/100;[.$AM$67])" office:value-type="float" office:value="1.11203907421939" calcext:value-type="float">
            <text:p>1.11203907421939</text:p>
          </table:table-cell>
          <table:table-cell table:formula="of:=[.$F10]*POWER([.$G10]-[.$C10]/100;[.$AN$67])" office:value-type="float" office:value="1.19266190710029" calcext:value-type="float">
            <text:p>1.19266190710029</text:p>
          </table:table-cell>
          <table:table-cell table:formula="of:=[.$F10]*POWER([.$G10]-[.$C10]/100;[.$AO$67])" office:value-type="float" office:value="1.27912989536506" calcext:value-type="float">
            <text:p>1.27912989536506</text:p>
          </table:table-cell>
          <table:table-cell table:formula="of:=[.$F10]*POWER([.$G10]-[.$C10]/100;[.$AP$67])" office:value-type="float" office:value="1.37186681277903" calcext:value-type="float">
            <text:p>1.37186681277903</text:p>
          </table:table-cell>
          <table:table-cell table:formula="of:=[.$F10]*POWER([.$G10]-[.$C10]/100;[.$AQ$67])" office:value-type="float" office:value="1.47132715670551" calcext:value-type="float">
            <text:p>1.47132715670551</text:p>
          </table:table-cell>
          <table:table-cell table:formula="of:=[.$F10]*POWER([.$G10]-[.$C10]/100;[.$AR$67])" office:value-type="float" office:value="1.57799837556666" calcext:value-type="float">
            <text:p>1.57799837556666</text:p>
          </table:table-cell>
          <table:table-cell table:formula="of:=[.$F10]*POWER([.$G10]-[.$C10]/100;[.$AS$67])" office:value-type="float" office:value="1.69240325779524" calcext:value-type="float">
            <text:p>1.69240325779524</text:p>
          </table:table-cell>
          <table:table-cell table:formula="of:=[.$F10]*POWER([.$G10]-[.$C10]/100;[.$AT$67])" office:value-type="float" office:value="1.8151024939854" calcext:value-type="float">
            <text:p>1.8151024939854</text:p>
          </table:table-cell>
          <table:table-cell table:formula="of:=[.$F10]*POWER([.$G10]-[.$C10]/100;[.$AU$67])" office:value-type="float" office:value="1.94669742479934" calcext:value-type="float">
            <text:p>1.94669742479934</text:p>
          </table:table-cell>
          <table:table-cell table:formula="of:=[.$F10]*POWER([.$G10]-[.$C10]/100;[.$AV$67])" office:value-type="float" office:value="2.08783298809729" calcext:value-type="float">
            <text:p>2.0878329880972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FR001338060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9.36" calcext:value-type="float">
            <text:p>9.36</text:p>
          </table:table-cell>
          <table:table-cell table:number-columns-repeated="4"/>
          <table:table-cell office:value-type="float" office:value="1.19" calcext:value-type="float">
            <text:p>1.19</text:p>
          </table:table-cell>
          <table:table-cell table:number-columns-repeated="16"/>
          <table:table-cell office:value-type="float" office:value="82.55" calcext:value-type="float">
            <text:p>82.55</text:p>
          </table:table-cell>
          <table:table-cell table:number-columns-repeated="17"/>
          <table:table-cell table:formula="of:=SUM([.H11:.BR11])" office:value-type="float" office:value="93.1" calcext:value-type="float">
            <text:p>93.1</text:p>
          </table:table-cell>
          <table:table-cell table:number-columns-repeated="6"/>
          <table:table-cell table:formula="of:=(POWER([.$G$11]-[.$C$11]/100;[.H$67])-1)/([.$G$11]-[.$C$11]/100-1)" office:value-type="float" office:value="0" calcext:value-type="float">
            <text:p>0</text:p>
          </table:table-cell>
          <table:table-cell table:formula="of:=(POWER([.$G$11]-[.$C$11]/100;[.I$67])-1)/([.$G$11]-[.$C$11]/100-1)" office:value-type="float" office:value="1" calcext:value-type="float">
            <text:p>1</text:p>
          </table:table-cell>
          <table:table-cell table:formula="of:=(POWER([.$G$11]-[.$C$11]/100;[.J$67])-1)/([.$G$11]-[.$C$11]/100-1)" office:value-type="float" office:value="2.0725" calcext:value-type="float">
            <text:p>2.0725</text:p>
          </table:table-cell>
          <table:table-cell table:formula="of:=(POWER([.$G$11]-[.$C$11]/100;[.K$67])-1)/([.$G$11]-[.$C$11]/100-1)" office:value-type="float" office:value="3.22275625" calcext:value-type="float">
            <text:p>3.22275625</text:p>
          </table:table-cell>
          <table:table-cell table:formula="of:=(POWER([.$G$11]-[.$C$11]/100;[.L$67])-1)/([.$G$11]-[.$C$11]/100-1)" office:value-type="float" office:value="4.456406078125" calcext:value-type="float">
            <text:p>4.456406078125</text:p>
          </table:table-cell>
          <table:table-cell table:formula="of:=(POWER([.$G$11]-[.$C$11]/100;[.M$67])-1)/([.$G$11]-[.$C$11]/100-1)" office:value-type="float" office:value="5.77949551878906" calcext:value-type="float">
            <text:p>5.77949551878906</text:p>
          </table:table-cell>
          <table:table-cell table:formula="of:=(POWER([.$G$11]-[.$C$11]/100;[.N$67])-1)/([.$G$11]-[.$C$11]/100-1)" office:value-type="float" office:value="7.19850894390127" calcext:value-type="float">
            <text:p>7.19850894390127</text:p>
          </table:table-cell>
          <table:table-cell table:formula="of:=(POWER([.$G$11]-[.$C$11]/100;[.O$67])-1)/([.$G$11]-[.$C$11]/100-1)" office:value-type="float" office:value="8.72040084233411" calcext:value-type="float">
            <text:p>8.72040084233411</text:p>
          </table:table-cell>
          <table:table-cell table:formula="of:=(POWER([.$G$11]-[.$C$11]/100;[.P$67])-1)/([.$G$11]-[.$C$11]/100-1)" office:value-type="float" office:value="10.3526299034033" calcext:value-type="float">
            <text:p>10.3526299034033</text:p>
          </table:table-cell>
          <table:table-cell table:formula="of:=(POWER([.$G$11]-[.$C$11]/100;[.Q$67])-1)/([.$G$11]-[.$C$11]/100-1)" office:value-type="float" office:value="12.1031955714001" calcext:value-type="float">
            <text:p>12.1031955714001</text:p>
          </table:table-cell>
          <table:table-cell table:formula="of:=(POWER([.$G$11]-[.$C$11]/100;[.R$67])-1)/([.$G$11]-[.$C$11]/100-1)" office:value-type="float" office:value="13.9806772503266" calcext:value-type="float">
            <text:p>13.9806772503266</text:p>
          </table:table-cell>
          <table:table-cell table:formula="of:=(POWER([.$G$11]-[.$C$11]/100;[.S$67])-1)/([.$G$11]-[.$C$11]/100-1)" office:value-type="float" office:value="15.9942763509753" calcext:value-type="float">
            <text:p>15.9942763509753</text:p>
          </table:table-cell>
          <table:table-cell table:formula="of:=(POWER([.$G$11]-[.$C$11]/100;[.T$67])-1)/([.$G$11]-[.$C$11]/100-1)" office:value-type="float" office:value="18.153861386421" calcext:value-type="float">
            <text:p>18.153861386421</text:p>
          </table:table-cell>
          <table:table-cell table:formula="of:=(POWER([.$G$11]-[.$C$11]/100;[.U$67])-1)/([.$G$11]-[.$C$11]/100-1)" office:value-type="float" office:value="20.4700163369365" calcext:value-type="float">
            <text:p>20.4700163369365</text:p>
          </table:table-cell>
          <table:table-cell table:formula="of:=(POWER([.$G$11]-[.$C$11]/100;[.V$67])-1)/([.$G$11]-[.$C$11]/100-1)" office:value-type="float" office:value="22.9540925213644" calcext:value-type="float">
            <text:p>22.9540925213644</text:p>
          </table:table-cell>
          <table:table-cell table:formula="of:=(POWER([.$G$11]-[.$C$11]/100;[.W$67])-1)/([.$G$11]-[.$C$11]/100-1)" office:value-type="float" office:value="25.6182642291633" calcext:value-type="float">
            <text:p>25.6182642291633</text:p>
          </table:table-cell>
          <table:table-cell table:formula="of:=(POWER([.$G$11]-[.$C$11]/100;[.X$67])-1)/([.$G$11]-[.$C$11]/100-1)" office:value-type="float" office:value="28.4755883857776" calcext:value-type="float">
            <text:p>28.4755883857776</text:p>
          </table:table-cell>
          <table:table-cell table:formula="of:=(POWER([.$G$11]-[.$C$11]/100;[.Y$67])-1)/([.$G$11]-[.$C$11]/100-1)" office:value-type="float" office:value="31.5400685437465" calcext:value-type="float">
            <text:p>31.5400685437465</text:p>
          </table:table-cell>
          <table:table-cell table:formula="of:=(POWER([.$G$11]-[.$C$11]/100;[.Z$67])-1)/([.$G$11]-[.$C$11]/100-1)" office:value-type="float" office:value="34.8267235131682" calcext:value-type="float">
            <text:p>34.8267235131682</text:p>
          </table:table-cell>
          <table:table-cell table:formula="of:=(POWER([.$G$11]-[.$C$11]/100;[.AA$67])-1)/([.$G$11]-[.$C$11]/100-1)" office:value-type="float" office:value="38.3516609678728" calcext:value-type="float">
            <text:p>38.3516609678728</text:p>
          </table:table-cell>
          <table:table-cell table:formula="of:=(POWER([.$G$11]-[.$C$11]/100;[.AB$67])-1)/([.$G$11]-[.$C$11]/100-1)" office:value-type="float" office:value="42.1321563880436" calcext:value-type="float">
            <text:p>42.1321563880436</text:p>
          </table:table-cell>
          <table:table-cell table:formula="of:=(POWER([.$G$11]-[.$C$11]/100;[.AC$67])-1)/([.$G$11]-[.$C$11]/100-1)" office:value-type="float" office:value="46.1867377261768" calcext:value-type="float">
            <text:p>46.1867377261768</text:p>
          </table:table-cell>
          <table:table-cell table:formula="of:=(POWER([.$G$11]-[.$C$11]/100;[.AD$67])-1)/([.$G$11]-[.$C$11]/100-1)" office:value-type="float" office:value="50.5352762113246" calcext:value-type="float">
            <text:p>50.5352762113246</text:p>
          </table:table-cell>
          <table:table-cell table:formula="of:=(POWER([.$G$11]-[.$C$11]/100;[.AE$67])-1)/([.$G$11]-[.$C$11]/100-1)" office:value-type="float" office:value="55.1990837366456" calcext:value-type="float">
            <text:p>55.1990837366456</text:p>
          </table:table-cell>
          <table:table-cell table:formula="of:=(POWER([.$G$11]-[.$C$11]/100;[.AF$67])-1)/([.$G$11]-[.$C$11]/100-1)" office:value-type="float" office:value="60.2010173075524" calcext:value-type="float">
            <text:p>60.2010173075524</text:p>
          </table:table-cell>
          <table:table-cell table:formula="of:=(POWER([.$G$11]-[.$C$11]/100;[.AG$67])-1)/([.$G$11]-[.$C$11]/100-1)" office:value-type="float" office:value="65.56559106235" calcext:value-type="float">
            <text:p>65.56559106235</text:p>
          </table:table-cell>
          <table:table-cell table:formula="of:=(POWER([.$G$11]-[.$C$11]/100;[.AH$67])-1)/([.$G$11]-[.$C$11]/100-1)" office:value-type="float" office:value="71.3190964143704" calcext:value-type="float">
            <text:p>71.3190964143704</text:p>
          </table:table-cell>
          <table:table-cell table:formula="of:=(POWER([.$G$11]-[.$C$11]/100;[.AI$67])-1)/([.$G$11]-[.$C$11]/100-1)" office:value-type="float" office:value="77.4897309044122" calcext:value-type="float">
            <text:p>77.4897309044122</text:p>
          </table:table-cell>
          <table:table-cell table:formula="of:=(POWER([.$G$11]-[.$C$11]/100;[.AJ$67])-1)/([.$G$11]-[.$C$11]/100-1)" office:value-type="float" office:value="84.1077363949821" calcext:value-type="float">
            <text:p>84.1077363949821</text:p>
          </table:table-cell>
          <table:table-cell table:formula="of:=(POWER([.$G$11]-[.$C$11]/100;[.AK$67])-1)/([.$G$11]-[.$C$11]/100-1)" office:value-type="float" office:value="91.2055472836183" calcext:value-type="float">
            <text:p>91.2055472836183</text:p>
          </table:table-cell>
          <table:table-cell table:formula="of:=(POWER([.$G$11]-[.$C$11]/100;[.AL$67])-1)/([.$G$11]-[.$C$11]/100-1)" office:value-type="float" office:value="98.8179494616806" calcext:value-type="float">
            <text:p>98.8179494616806</text:p>
          </table:table-cell>
          <table:table-cell table:formula="of:=(POWER([.$G$11]-[.$C$11]/100;[.AM$67])-1)/([.$G$11]-[.$C$11]/100-1)" office:value-type="float" office:value="106.982250797652" calcext:value-type="float">
            <text:p>106.982250797652</text:p>
          </table:table-cell>
          <table:table-cell table:formula="of:=(POWER([.$G$11]-[.$C$11]/100;[.AN$67])-1)/([.$G$11]-[.$C$11]/100-1)" office:value-type="float" office:value="115.738463980482" calcext:value-type="float">
            <text:p>115.738463980482</text:p>
          </table:table-cell>
          <table:table-cell table:formula="of:=(POWER([.$G$11]-[.$C$11]/100;[.AO$67])-1)/([.$G$11]-[.$C$11]/100-1)" office:value-type="float" office:value="125.129502619067" calcext:value-type="float">
            <text:p>125.129502619067</text:p>
          </table:table-cell>
          <table:table-cell table:formula="of:=(POWER([.$G$11]-[.$C$11]/100;[.AP$67])-1)/([.$G$11]-[.$C$11]/100-1)" office:value-type="float" office:value="135.20139155895" calcext:value-type="float">
            <text:p>135.20139155895</text:p>
          </table:table-cell>
          <table:table-cell table:formula="of:=(POWER([.$G$11]-[.$C$11]/100;[.AQ$67])-1)/([.$G$11]-[.$C$11]/100-1)" office:value-type="float" office:value="146.003492446973" calcext:value-type="float">
            <text:p>146.003492446973</text:p>
          </table:table-cell>
          <table:table-cell table:formula="of:=(POWER([.$G$11]-[.$C$11]/100;[.AR$67])-1)/([.$G$11]-[.$C$11]/100-1)" office:value-type="float" office:value="157.588745649379" calcext:value-type="float">
            <text:p>157.588745649379</text:p>
          </table:table-cell>
          <table:table-cell table:formula="of:=(POWER([.$G$11]-[.$C$11]/100;[.AS$67])-1)/([.$G$11]-[.$C$11]/100-1)" office:value-type="float" office:value="170.013929708959" calcext:value-type="float">
            <text:p>170.013929708959</text:p>
          </table:table-cell>
          <table:table-cell table:formula="of:=(POWER([.$G$11]-[.$C$11]/100;[.AT$67])-1)/([.$G$11]-[.$C$11]/100-1)" office:value-type="float" office:value="183.339939612859" calcext:value-type="float">
            <text:p>183.339939612859</text:p>
          </table:table-cell>
          <table:table-cell table:formula="of:=(POWER([.$G$11]-[.$C$11]/100;[.AU$67])-1)/([.$G$11]-[.$C$11]/100-1)" office:value-type="float" office:value="197.632085234791" calcext:value-type="float">
            <text:p>197.632085234791</text:p>
          </table:table-cell>
          <table:table-cell table:formula="of:=(POWER([.$G$11]-[.$C$11]/100;[.AV$67])-1)/([.$G$11]-[.$C$11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1]*POWER([.$G11]-[.$C11]/100;[.$H$67])" office:value-type="float" office:value="0.126" calcext:value-type="float">
            <text:p>0.126</text:p>
          </table:table-cell>
          <table:table-cell table:formula="of:=[.$F11]*POWER([.$G11]-[.$C11]/100;[.$I$67])" office:value-type="float" office:value="0.135135" calcext:value-type="float">
            <text:p>0.135135</text:p>
          </table:table-cell>
          <table:table-cell table:formula="of:=[.$F11]*POWER([.$G11]-[.$C11]/100;[.$J$67])" office:value-type="float" office:value="0.1449322875" calcext:value-type="float">
            <text:p>0.1449322875</text:p>
          </table:table-cell>
          <table:table-cell table:formula="of:=[.$F11]*POWER([.$G11]-[.$C11]/100;[.$K$67])" office:value-type="float" office:value="0.15543987834375" calcext:value-type="float">
            <text:p>0.15543987834375</text:p>
          </table:table-cell>
          <table:table-cell table:formula="of:=[.$F11]*POWER([.$G11]-[.$C11]/100;[.$L$67])" office:value-type="float" office:value="0.166709269523672" calcext:value-type="float">
            <text:p>0.166709269523672</text:p>
          </table:table-cell>
          <table:table-cell table:formula="of:=[.$F11]*POWER([.$G11]-[.$C11]/100;[.$M$67])" office:value-type="float" office:value="0.178795691564138" calcext:value-type="float">
            <text:p>0.178795691564138</text:p>
          </table:table-cell>
          <table:table-cell table:formula="of:=[.$F11]*POWER([.$G11]-[.$C11]/100;[.$N$67])" office:value-type="float" office:value="0.191758379202538" calcext:value-type="float">
            <text:p>0.191758379202538</text:p>
          </table:table-cell>
          <table:table-cell table:formula="of:=[.$F11]*POWER([.$G11]-[.$C11]/100;[.$O$67])" office:value-type="float" office:value="0.205660861694722" calcext:value-type="float">
            <text:p>0.205660861694722</text:p>
          </table:table-cell>
          <table:table-cell table:formula="of:=[.$F11]*POWER([.$G11]-[.$C11]/100;[.$P$67])" office:value-type="float" office:value="0.220571274167589" calcext:value-type="float">
            <text:p>0.220571274167589</text:p>
          </table:table-cell>
          <table:table-cell table:formula="of:=[.$F11]*POWER([.$G11]-[.$C11]/100;[.$Q$67])" office:value-type="float" office:value="0.23656269154474" calcext:value-type="float">
            <text:p>0.23656269154474</text:p>
          </table:table-cell>
          <table:table-cell table:formula="of:=[.$F11]*POWER([.$G11]-[.$C11]/100;[.$R$67])" office:value-type="float" office:value="0.253713486681733" calcext:value-type="float">
            <text:p>0.253713486681733</text:p>
          </table:table-cell>
          <table:table-cell table:formula="of:=[.$F11]*POWER([.$G11]-[.$C11]/100;[.$S$67])" office:value-type="float" office:value="0.272107714466159" calcext:value-type="float">
            <text:p>0.272107714466159</text:p>
          </table:table-cell>
          <table:table-cell table:formula="of:=[.$F11]*POWER([.$G11]-[.$C11]/100;[.$T$67])" office:value-type="float" office:value="0.291835523764956" calcext:value-type="float">
            <text:p>0.291835523764956</text:p>
          </table:table-cell>
          <table:table-cell table:formula="of:=[.$F11]*POWER([.$G11]-[.$C11]/100;[.$U$67])" office:value-type="float" office:value="0.312993599237915" calcext:value-type="float">
            <text:p>0.312993599237915</text:p>
          </table:table-cell>
          <table:table-cell table:formula="of:=[.$F11]*POWER([.$G11]-[.$C11]/100;[.$V$67])" office:value-type="float" office:value="0.335685635182664" calcext:value-type="float">
            <text:p>0.335685635182664</text:p>
          </table:table-cell>
          <table:table-cell table:formula="of:=[.$F11]*POWER([.$G11]-[.$C11]/100;[.$W$67])" office:value-type="float" office:value="0.360022843733407" calcext:value-type="float">
            <text:p>0.360022843733407</text:p>
          </table:table-cell>
          <table:table-cell table:formula="of:=[.$F11]*POWER([.$G11]-[.$C11]/100;[.$X$67])" office:value-type="float" office:value="0.386124499904079" calcext:value-type="float">
            <text:p>0.386124499904079</text:p>
          </table:table-cell>
          <table:table-cell table:formula="of:=[.$F11]*POWER([.$G11]-[.$C11]/100;[.$Y$67])" office:value-type="float" office:value="0.414118526147124" calcext:value-type="float">
            <text:p>0.414118526147124</text:p>
          </table:table-cell>
          <table:table-cell table:formula="of:=[.$F11]*POWER([.$G11]-[.$C11]/100;[.$Z$67])" office:value-type="float" office:value="0.444142119292791" calcext:value-type="float">
            <text:p>0.444142119292791</text:p>
          </table:table-cell>
          <table:table-cell table:formula="of:=[.$F11]*POWER([.$G11]-[.$C11]/100;[.$AA$67])" office:value-type="float" office:value="0.476342422941518" calcext:value-type="float">
            <text:p>0.476342422941518</text:p>
          </table:table-cell>
          <table:table-cell table:formula="of:=[.$F11]*POWER([.$G11]-[.$C11]/100;[.$AB$67])" office:value-type="float" office:value="0.510877248604779" calcext:value-type="float">
            <text:p>0.510877248604779</text:p>
          </table:table-cell>
          <table:table-cell table:formula="of:=[.$F11]*POWER([.$G11]-[.$C11]/100;[.$AC$67])" office:value-type="float" office:value="0.547915849128625" calcext:value-type="float">
            <text:p>0.547915849128625</text:p>
          </table:table-cell>
          <table:table-cell table:formula="of:=[.$F11]*POWER([.$G11]-[.$C11]/100;[.$AD$67])" office:value-type="float" office:value="0.58763974819045" calcext:value-type="float">
            <text:p>0.58763974819045</text:p>
          </table:table-cell>
          <table:table-cell table:formula="of:=[.$F11]*POWER([.$G11]-[.$C11]/100;[.$AE$67])" office:value-type="float" office:value="0.630243629934258" calcext:value-type="float">
            <text:p>0.630243629934258</text:p>
          </table:table-cell>
          <table:table-cell table:formula="of:=[.$F11]*POWER([.$G11]-[.$C11]/100;[.$AF$67])" office:value-type="float" office:value="0.675936293104492" calcext:value-type="float">
            <text:p>0.675936293104492</text:p>
          </table:table-cell>
          <table:table-cell table:formula="of:=[.$F11]*POWER([.$G11]-[.$C11]/100;[.$AG$67])" office:value-type="float" office:value="0.724941674354567" calcext:value-type="float">
            <text:p>0.724941674354567</text:p>
          </table:table-cell>
          <table:table-cell table:formula="of:=[.$F11]*POWER([.$G11]-[.$C11]/100;[.$AH$67])" office:value-type="float" office:value="0.777499945745273" calcext:value-type="float">
            <text:p>0.777499945745273</text:p>
          </table:table-cell>
          <table:table-cell table:formula="of:=[.$F11]*POWER([.$G11]-[.$C11]/100;[.$AI$67])" office:value-type="float" office:value="0.833868691811806" calcext:value-type="float">
            <text:p>0.833868691811806</text:p>
          </table:table-cell>
          <table:table-cell table:formula="of:=[.$F11]*POWER([.$G11]-[.$C11]/100;[.$AJ$67])" office:value-type="float" office:value="0.894324171968162" calcext:value-type="float">
            <text:p>0.894324171968162</text:p>
          </table:table-cell>
          <table:table-cell table:formula="of:=[.$F11]*POWER([.$G11]-[.$C11]/100;[.$AK$67])" office:value-type="float" office:value="0.959162674435853" calcext:value-type="float">
            <text:p>0.959162674435853</text:p>
          </table:table-cell>
          <table:table-cell table:formula="of:=[.$F11]*POWER([.$G11]-[.$C11]/100;[.$AL$67])" office:value-type="float" office:value="1.02870196833245" calcext:value-type="float">
            <text:p>1.02870196833245</text:p>
          </table:table-cell>
          <table:table-cell table:formula="of:=[.$F11]*POWER([.$G11]-[.$C11]/100;[.$AM$67])" office:value-type="float" office:value="1.10328286103656" calcext:value-type="float">
            <text:p>1.10328286103656</text:p>
          </table:table-cell>
          <table:table-cell table:formula="of:=[.$F11]*POWER([.$G11]-[.$C11]/100;[.$AN$67])" office:value-type="float" office:value="1.18327086846171" calcext:value-type="float">
            <text:p>1.18327086846171</text:p>
          </table:table-cell>
          <table:table-cell table:formula="of:=[.$F11]*POWER([.$G11]-[.$C11]/100;[.$AO$67])" office:value-type="float" office:value="1.26905800642518" calcext:value-type="float">
            <text:p>1.26905800642518</text:p>
          </table:table-cell>
          <table:table-cell table:formula="of:=[.$F11]*POWER([.$G11]-[.$C11]/100;[.$AP$67])" office:value-type="float" office:value="1.36106471189101" calcext:value-type="float">
            <text:p>1.36106471189101</text:p>
          </table:table-cell>
          <table:table-cell table:formula="of:=[.$F11]*POWER([.$G11]-[.$C11]/100;[.$AQ$67])" office:value-type="float" office:value="1.4597419035031" calcext:value-type="float">
            <text:p>1.4597419035031</text:p>
          </table:table-cell>
          <table:table-cell table:formula="of:=[.$F11]*POWER([.$G11]-[.$C11]/100;[.$AR$67])" office:value-type="float" office:value="1.56557319150708" calcext:value-type="float">
            <text:p>1.56557319150708</text:p>
          </table:table-cell>
          <table:table-cell table:formula="of:=[.$F11]*POWER([.$G11]-[.$C11]/100;[.$AS$67])" office:value-type="float" office:value="1.67907724789134" calcext:value-type="float">
            <text:p>1.67907724789134</text:p>
          </table:table-cell>
          <table:table-cell table:formula="of:=[.$F11]*POWER([.$G11]-[.$C11]/100;[.$AT$67])" office:value-type="float" office:value="1.80081034836346" calcext:value-type="float">
            <text:p>1.80081034836346</text:p>
          </table:table-cell>
          <table:table-cell table:formula="of:=[.$F11]*POWER([.$G11]-[.$C11]/100;[.$AU$67])" office:value-type="float" office:value="1.93136909861981" calcext:value-type="float">
            <text:p>1.93136909861981</text:p>
          </table:table-cell>
          <table:table-cell table:formula="of:=[.$F11]*POWER([.$G11]-[.$C11]/100;[.$AV$67])" office:value-type="float" office:value="2.07139335826975" calcext:value-type="float">
            <text:p>2.0713933582697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EW</text:p>
          </table:table-cell>
          <table:table-cell office:value-type="string" calcext:value-type="string">
            <text:p>IE00BLNMYC9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1.09" calcext:value-type="float">
            <text:p>1.09</text:p>
          </table:table-cell>
          <table:table-cell office:value-type="float" office:value="94.92" calcext:value-type="float">
            <text:p>94.92</text:p>
          </table:table-cell>
          <table:table-cell office:value-type="float" office:value="1.03" calcext:value-type="float">
            <text:p>1.03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30"/>
          <table:table-cell office:value-type="float" office:value="1.96" calcext:value-type="float">
            <text:p>1.96</text:p>
          </table:table-cell>
          <table:table-cell table:number-columns-repeated="20"/>
          <table:table-cell office:value-type="float" office:value="0.43" calcext:value-type="float">
            <text:p>0.43</text:p>
          </table:table-cell>
          <table:table-cell table:number-columns-repeated="5"/>
          <table:table-cell table:formula="of:=SUM([.H12:.BR12])" office:value-type="float" office:value="99" calcext:value-type="float">
            <text:p>99</text:p>
          </table:table-cell>
          <table:table-cell table:number-columns-repeated="6"/>
          <table:table-cell table:formula="of:=(POWER([.$G$12]-[.$C$12]/100;[.H$67])-1)/([.$G$12]-[.$C$12]/100-1)" office:value-type="float" office:value="0" calcext:value-type="float">
            <text:p>0</text:p>
          </table:table-cell>
          <table:table-cell table:formula="of:=(POWER([.$G$12]-[.$C$12]/100;[.I$67])-1)/([.$G$12]-[.$C$12]/100-1)" office:value-type="float" office:value="1" calcext:value-type="float">
            <text:p>1</text:p>
          </table:table-cell>
          <table:table-cell table:formula="of:=(POWER([.$G$12]-[.$C$12]/100;[.J$67])-1)/([.$G$12]-[.$C$12]/100-1)" office:value-type="float" office:value="2.088" calcext:value-type="float">
            <text:p>2.088</text:p>
          </table:table-cell>
          <table:table-cell table:formula="of:=(POWER([.$G$12]-[.$C$12]/100;[.K$67])-1)/([.$G$12]-[.$C$12]/100-1)" office:value-type="float" office:value="3.271744" calcext:value-type="float">
            <text:p>3.271744</text:p>
          </table:table-cell>
          <table:table-cell table:formula="of:=(POWER([.$G$12]-[.$C$12]/100;[.L$67])-1)/([.$G$12]-[.$C$12]/100-1)" office:value-type="float" office:value="4.559657472" calcext:value-type="float">
            <text:p>4.559657472</text:p>
          </table:table-cell>
          <table:table-cell table:formula="of:=(POWER([.$G$12]-[.$C$12]/100;[.M$67])-1)/([.$G$12]-[.$C$12]/100-1)" office:value-type="float" office:value="5.960907329536" calcext:value-type="float">
            <text:p>5.960907329536</text:p>
          </table:table-cell>
          <table:table-cell table:formula="of:=(POWER([.$G$12]-[.$C$12]/100;[.N$67])-1)/([.$G$12]-[.$C$12]/100-1)" office:value-type="float" office:value="7.48546717453517" calcext:value-type="float">
            <text:p>7.48546717453517</text:p>
          </table:table-cell>
          <table:table-cell table:formula="of:=(POWER([.$G$12]-[.$C$12]/100;[.O$67])-1)/([.$G$12]-[.$C$12]/100-1)" office:value-type="float" office:value="9.14418828589426" calcext:value-type="float">
            <text:p>9.14418828589426</text:p>
          </table:table-cell>
          <table:table-cell table:formula="of:=(POWER([.$G$12]-[.$C$12]/100;[.P$67])-1)/([.$G$12]-[.$C$12]/100-1)" office:value-type="float" office:value="10.948876855053" calcext:value-type="float">
            <text:p>10.948876855053</text:p>
          </table:table-cell>
          <table:table-cell table:formula="of:=(POWER([.$G$12]-[.$C$12]/100;[.Q$67])-1)/([.$G$12]-[.$C$12]/100-1)" office:value-type="float" office:value="12.9123780182976" calcext:value-type="float">
            <text:p>12.9123780182976</text:p>
          </table:table-cell>
          <table:table-cell table:formula="of:=(POWER([.$G$12]-[.$C$12]/100;[.R$67])-1)/([.$G$12]-[.$C$12]/100-1)" office:value-type="float" office:value="15.0486672839078" calcext:value-type="float">
            <text:p>15.0486672839078</text:p>
          </table:table-cell>
          <table:table-cell table:formula="of:=(POWER([.$G$12]-[.$C$12]/100;[.S$67])-1)/([.$G$12]-[.$C$12]/100-1)" office:value-type="float" office:value="17.3729500048917" calcext:value-type="float">
            <text:p>17.3729500048917</text:p>
          </table:table-cell>
          <table:table-cell table:formula="of:=(POWER([.$G$12]-[.$C$12]/100;[.T$67])-1)/([.$G$12]-[.$C$12]/100-1)" office:value-type="float" office:value="19.9017696053222" calcext:value-type="float">
            <text:p>19.9017696053222</text:p>
          </table:table-cell>
          <table:table-cell table:formula="of:=(POWER([.$G$12]-[.$C$12]/100;[.U$67])-1)/([.$G$12]-[.$C$12]/100-1)" office:value-type="float" office:value="22.6531253305905" calcext:value-type="float">
            <text:p>22.6531253305905</text:p>
          </table:table-cell>
          <table:table-cell table:formula="of:=(POWER([.$G$12]-[.$C$12]/100;[.V$67])-1)/([.$G$12]-[.$C$12]/100-1)" office:value-type="float" office:value="25.6466003596825" calcext:value-type="float">
            <text:p>25.6466003596825</text:p>
          </table:table-cell>
          <table:table-cell table:formula="of:=(POWER([.$G$12]-[.$C$12]/100;[.W$67])-1)/([.$G$12]-[.$C$12]/100-1)" office:value-type="float" office:value="28.9035011913346" calcext:value-type="float">
            <text:p>28.9035011913346</text:p>
          </table:table-cell>
          <table:table-cell table:formula="of:=(POWER([.$G$12]-[.$C$12]/100;[.X$67])-1)/([.$G$12]-[.$C$12]/100-1)" office:value-type="float" office:value="32.447009296172" calcext:value-type="float">
            <text:p>32.447009296172</text:p>
          </table:table-cell>
          <table:table-cell table:formula="of:=(POWER([.$G$12]-[.$C$12]/100;[.Y$67])-1)/([.$G$12]-[.$C$12]/100-1)" office:value-type="float" office:value="36.3023461142351" calcext:value-type="float">
            <text:p>36.3023461142351</text:p>
          </table:table-cell>
          <table:table-cell table:formula="of:=(POWER([.$G$12]-[.$C$12]/100;[.Z$67])-1)/([.$G$12]-[.$C$12]/100-1)" office:value-type="float" office:value="40.4969525722878" calcext:value-type="float">
            <text:p>40.4969525722878</text:p>
          </table:table-cell>
          <table:table-cell table:formula="of:=(POWER([.$G$12]-[.$C$12]/100;[.AA$67])-1)/([.$G$12]-[.$C$12]/100-1)" office:value-type="float" office:value="45.0606843986492" calcext:value-type="float">
            <text:p>45.0606843986492</text:p>
          </table:table-cell>
          <table:table-cell table:formula="of:=(POWER([.$G$12]-[.$C$12]/100;[.AB$67])-1)/([.$G$12]-[.$C$12]/100-1)" office:value-type="float" office:value="50.0260246257303" calcext:value-type="float">
            <text:p>50.0260246257303</text:p>
          </table:table-cell>
          <table:table-cell table:formula="of:=(POWER([.$G$12]-[.$C$12]/100;[.AC$67])-1)/([.$G$12]-[.$C$12]/100-1)" office:value-type="float" office:value="55.4283147927946" calcext:value-type="float">
            <text:p>55.4283147927946</text:p>
          </table:table-cell>
          <table:table-cell table:formula="of:=(POWER([.$G$12]-[.$C$12]/100;[.AD$67])-1)/([.$G$12]-[.$C$12]/100-1)" office:value-type="float" office:value="61.3060064945605" calcext:value-type="float">
            <text:p>61.3060064945605</text:p>
          </table:table-cell>
          <table:table-cell table:formula="of:=(POWER([.$G$12]-[.$C$12]/100;[.AE$67])-1)/([.$G$12]-[.$C$12]/100-1)" office:value-type="float" office:value="67.7009350660818" calcext:value-type="float">
            <text:p>67.7009350660818</text:p>
          </table:table-cell>
          <table:table-cell table:formula="of:=(POWER([.$G$12]-[.$C$12]/100;[.AF$67])-1)/([.$G$12]-[.$C$12]/100-1)" office:value-type="float" office:value="74.658617351897" calcext:value-type="float">
            <text:p>74.658617351897</text:p>
          </table:table-cell>
          <table:table-cell table:formula="of:=(POWER([.$G$12]-[.$C$12]/100;[.AG$67])-1)/([.$G$12]-[.$C$12]/100-1)" office:value-type="float" office:value="82.228575678864" calcext:value-type="float">
            <text:p>82.228575678864</text:p>
          </table:table-cell>
          <table:table-cell table:formula="of:=(POWER([.$G$12]-[.$C$12]/100;[.AH$67])-1)/([.$G$12]-[.$C$12]/100-1)" office:value-type="float" office:value="90.464690338604" calcext:value-type="float">
            <text:p>90.464690338604</text:p>
          </table:table-cell>
          <table:table-cell table:formula="of:=(POWER([.$G$12]-[.$C$12]/100;[.AI$67])-1)/([.$G$12]-[.$C$12]/100-1)" office:value-type="float" office:value="99.4255830884012" calcext:value-type="float">
            <text:p>99.4255830884012</text:p>
          </table:table-cell>
          <table:table-cell table:formula="of:=(POWER([.$G$12]-[.$C$12]/100;[.AJ$67])-1)/([.$G$12]-[.$C$12]/100-1)" office:value-type="float" office:value="109.17503440018" calcext:value-type="float">
            <text:p>109.17503440018</text:p>
          </table:table-cell>
          <table:table-cell table:formula="of:=(POWER([.$G$12]-[.$C$12]/100;[.AK$67])-1)/([.$G$12]-[.$C$12]/100-1)" office:value-type="float" office:value="119.782437427396" calcext:value-type="float">
            <text:p>119.782437427396</text:p>
          </table:table-cell>
          <table:table-cell table:formula="of:=(POWER([.$G$12]-[.$C$12]/100;[.AL$67])-1)/([.$G$12]-[.$C$12]/100-1)" office:value-type="float" office:value="131.323291921007" calcext:value-type="float">
            <text:p>131.323291921007</text:p>
          </table:table-cell>
          <table:table-cell table:formula="of:=(POWER([.$G$12]-[.$C$12]/100;[.AM$67])-1)/([.$G$12]-[.$C$12]/100-1)" office:value-type="float" office:value="143.879741610056" calcext:value-type="float">
            <text:p>143.879741610056</text:p>
          </table:table-cell>
          <table:table-cell table:formula="of:=(POWER([.$G$12]-[.$C$12]/100;[.AN$67])-1)/([.$G$12]-[.$C$12]/100-1)" office:value-type="float" office:value="157.541158871741" calcext:value-type="float">
            <text:p>157.541158871741</text:p>
          </table:table-cell>
          <table:table-cell table:formula="of:=(POWER([.$G$12]-[.$C$12]/100;[.AO$67])-1)/([.$G$12]-[.$C$12]/100-1)" office:value-type="float" office:value="172.404780852454" calcext:value-type="float">
            <text:p>172.404780852454</text:p>
          </table:table-cell>
          <table:table-cell table:formula="of:=(POWER([.$G$12]-[.$C$12]/100;[.AP$67])-1)/([.$G$12]-[.$C$12]/100-1)" office:value-type="float" office:value="188.57640156747" calcext:value-type="float">
            <text:p>188.57640156747</text:p>
          </table:table-cell>
          <table:table-cell table:formula="of:=(POWER([.$G$12]-[.$C$12]/100;[.AQ$67])-1)/([.$G$12]-[.$C$12]/100-1)" office:value-type="float" office:value="206.171124905407" calcext:value-type="float">
            <text:p>206.171124905407</text:p>
          </table:table-cell>
          <table:table-cell table:formula="of:=(POWER([.$G$12]-[.$C$12]/100;[.AR$67])-1)/([.$G$12]-[.$C$12]/100-1)" office:value-type="float" office:value="225.314183897083" calcext:value-type="float">
            <text:p>225.314183897083</text:p>
          </table:table-cell>
          <table:table-cell table:formula="of:=(POWER([.$G$12]-[.$C$12]/100;[.AS$67])-1)/([.$G$12]-[.$C$12]/100-1)" office:value-type="float" office:value="246.141832080027" calcext:value-type="float">
            <text:p>246.141832080027</text:p>
          </table:table-cell>
          <table:table-cell table:formula="of:=(POWER([.$G$12]-[.$C$12]/100;[.AT$67])-1)/([.$G$12]-[.$C$12]/100-1)" office:value-type="float" office:value="268.802313303069" calcext:value-type="float">
            <text:p>268.802313303069</text:p>
          </table:table-cell>
          <table:table-cell table:formula="of:=(POWER([.$G$12]-[.$C$12]/100;[.AU$67])-1)/([.$G$12]-[.$C$12]/100-1)" office:value-type="float" office:value="293.456916873739" calcext:value-type="float">
            <text:p>293.456916873739</text:p>
          </table:table-cell>
          <table:table-cell table:formula="of:=(POWER([.$G$12]-[.$C$12]/100;[.AV$67])-1)/([.$G$12]-[.$C$12]/100-1)" office:value-type="float" office:value="320.281125558628" calcext:value-type="float">
            <text:p>320.281125558628</text:p>
          </table:table-cell>
          <table:table-cell table:number-columns-repeated="2"/>
          <table:table-cell table:formula="of:=[.$F12]*POWER([.$G12]-[.$C12]/100;[.$H$67])" office:value-type="float" office:value="0.17" calcext:value-type="float">
            <text:p>0.17</text:p>
          </table:table-cell>
          <table:table-cell table:formula="of:=[.$F12]*POWER([.$G12]-[.$C12]/100;[.$I$67])" office:value-type="float" office:value="0.18496" calcext:value-type="float">
            <text:p>0.18496</text:p>
          </table:table-cell>
          <table:table-cell table:formula="of:=[.$F12]*POWER([.$G12]-[.$C12]/100;[.$J$67])" office:value-type="float" office:value="0.20123648" calcext:value-type="float">
            <text:p>0.20123648</text:p>
          </table:table-cell>
          <table:table-cell table:formula="of:=[.$F12]*POWER([.$G12]-[.$C12]/100;[.$K$67])" office:value-type="float" office:value="0.21894529024" calcext:value-type="float">
            <text:p>0.21894529024</text:p>
          </table:table-cell>
          <table:table-cell table:formula="of:=[.$F12]*POWER([.$G12]-[.$C12]/100;[.$L$67])" office:value-type="float" office:value="0.23821247578112" calcext:value-type="float">
            <text:p>0.23821247578112</text:p>
          </table:table-cell>
          <table:table-cell table:formula="of:=[.$F12]*POWER([.$G12]-[.$C12]/100;[.$M$67])" office:value-type="float" office:value="0.259175173649859" calcext:value-type="float">
            <text:p>0.259175173649859</text:p>
          </table:table-cell>
          <table:table-cell table:formula="of:=[.$F12]*POWER([.$G12]-[.$C12]/100;[.$N$67])" office:value-type="float" office:value="0.281982588931046" calcext:value-type="float">
            <text:p>0.281982588931046</text:p>
          </table:table-cell>
          <table:table-cell table:formula="of:=[.$F12]*POWER([.$G12]-[.$C12]/100;[.$O$67])" office:value-type="float" office:value="0.306797056756978" calcext:value-type="float">
            <text:p>0.306797056756978</text:p>
          </table:table-cell>
          <table:table-cell table:formula="of:=[.$F12]*POWER([.$G12]-[.$C12]/100;[.$P$67])" office:value-type="float" office:value="0.333795197751593" calcext:value-type="float">
            <text:p>0.333795197751593</text:p>
          </table:table-cell>
          <table:table-cell table:formula="of:=[.$F12]*POWER([.$G12]-[.$C12]/100;[.$Q$67])" office:value-type="float" office:value="0.363169175153733" calcext:value-type="float">
            <text:p>0.363169175153733</text:p>
          </table:table-cell>
          <table:table-cell table:formula="of:=[.$F12]*POWER([.$G12]-[.$C12]/100;[.$R$67])" office:value-type="float" office:value="0.395128062567261" calcext:value-type="float">
            <text:p>0.395128062567261</text:p>
          </table:table-cell>
          <table:table-cell table:formula="of:=[.$F12]*POWER([.$G12]-[.$C12]/100;[.$S$67])" office:value-type="float" office:value="0.42989933207318" calcext:value-type="float">
            <text:p>0.42989933207318</text:p>
          </table:table-cell>
          <table:table-cell table:formula="of:=[.$F12]*POWER([.$G12]-[.$C12]/100;[.$T$67])" office:value-type="float" office:value="0.46773047329562" calcext:value-type="float">
            <text:p>0.46773047329562</text:p>
          </table:table-cell>
          <table:table-cell table:formula="of:=[.$F12]*POWER([.$G12]-[.$C12]/100;[.$U$67])" office:value-type="float" office:value="0.508890754945635" calcext:value-type="float">
            <text:p>0.508890754945635</text:p>
          </table:table-cell>
          <table:table-cell table:formula="of:=[.$F12]*POWER([.$G12]-[.$C12]/100;[.$V$67])" office:value-type="float" office:value="0.553673141380851" calcext:value-type="float">
            <text:p>0.553673141380851</text:p>
          </table:table-cell>
          <table:table-cell table:formula="of:=[.$F12]*POWER([.$G12]-[.$C12]/100;[.$W$67])" office:value-type="float" office:value="0.602396377822365" calcext:value-type="float">
            <text:p>0.602396377822365</text:p>
          </table:table-cell>
          <table:table-cell table:formula="of:=[.$F12]*POWER([.$G12]-[.$C12]/100;[.$X$67])" office:value-type="float" office:value="0.655407259070734" calcext:value-type="float">
            <text:p>0.655407259070734</text:p>
          </table:table-cell>
          <table:table-cell table:formula="of:=[.$F12]*POWER([.$G12]-[.$C12]/100;[.$Y$67])" office:value-type="float" office:value="0.713083097868958" calcext:value-type="float">
            <text:p>0.713083097868958</text:p>
          </table:table-cell>
          <table:table-cell table:formula="of:=[.$F12]*POWER([.$G12]-[.$C12]/100;[.$Z$67])" office:value-type="float" office:value="0.775834410481427" calcext:value-type="float">
            <text:p>0.775834410481427</text:p>
          </table:table-cell>
          <table:table-cell table:formula="of:=[.$F12]*POWER([.$G12]-[.$C12]/100;[.$AA$67])" office:value-type="float" office:value="0.844107838603792" calcext:value-type="float">
            <text:p>0.844107838603792</text:p>
          </table:table-cell>
          <table:table-cell table:formula="of:=[.$F12]*POWER([.$G12]-[.$C12]/100;[.$AB$67])" office:value-type="float" office:value="0.918389328400926" calcext:value-type="float">
            <text:p>0.918389328400926</text:p>
          </table:table-cell>
          <table:table-cell table:formula="of:=[.$F12]*POWER([.$G12]-[.$C12]/100;[.$AC$67])" office:value-type="float" office:value="0.999207589300208" calcext:value-type="float">
            <text:p>0.999207589300208</text:p>
          </table:table-cell>
          <table:table-cell table:formula="of:=[.$F12]*POWER([.$G12]-[.$C12]/100;[.$AD$67])" office:value-type="float" office:value="1.08713785715863" calcext:value-type="float">
            <text:p>1.08713785715863</text:p>
          </table:table-cell>
          <table:table-cell table:formula="of:=[.$F12]*POWER([.$G12]-[.$C12]/100;[.$AE$67])" office:value-type="float" office:value="1.18280598858859" calcext:value-type="float">
            <text:p>1.18280598858859</text:p>
          </table:table-cell>
          <table:table-cell table:formula="of:=[.$F12]*POWER([.$G12]-[.$C12]/100;[.$AF$67])" office:value-type="float" office:value="1.28689291558438" calcext:value-type="float">
            <text:p>1.28689291558438</text:p>
          </table:table-cell>
          <table:table-cell table:formula="of:=[.$F12]*POWER([.$G12]-[.$C12]/100;[.$AG$67])" office:value-type="float" office:value="1.40013949215581" calcext:value-type="float">
            <text:p>1.40013949215581</text:p>
          </table:table-cell>
          <table:table-cell table:formula="of:=[.$F12]*POWER([.$G12]-[.$C12]/100;[.$AH$67])" office:value-type="float" office:value="1.52335176746552" calcext:value-type="float">
            <text:p>1.52335176746552</text:p>
          </table:table-cell>
          <table:table-cell table:formula="of:=[.$F12]*POWER([.$G12]-[.$C12]/100;[.$AI$67])" office:value-type="float" office:value="1.65740672300248" calcext:value-type="float">
            <text:p>1.65740672300248</text:p>
          </table:table-cell>
          <table:table-cell table:formula="of:=[.$F12]*POWER([.$G12]-[.$C12]/100;[.$AJ$67])" office:value-type="float" office:value="1.8032585146267" calcext:value-type="float">
            <text:p>1.8032585146267</text:p>
          </table:table-cell>
          <table:table-cell table:formula="of:=[.$F12]*POWER([.$G12]-[.$C12]/100;[.$AK$67])" office:value-type="float" office:value="1.96194526391385" calcext:value-type="float">
            <text:p>1.96194526391385</text:p>
          </table:table-cell>
          <table:table-cell table:formula="of:=[.$F12]*POWER([.$G12]-[.$C12]/100;[.$AL$67])" office:value-type="float" office:value="2.13459644713827" calcext:value-type="float">
            <text:p>2.13459644713827</text:p>
          </table:table-cell>
          <table:table-cell table:formula="of:=[.$F12]*POWER([.$G12]-[.$C12]/100;[.$AM$67])" office:value-type="float" office:value="2.32244093448644" calcext:value-type="float">
            <text:p>2.32244093448644</text:p>
          </table:table-cell>
          <table:table-cell table:formula="of:=[.$F12]*POWER([.$G12]-[.$C12]/100;[.$AN$67])" office:value-type="float" office:value="2.52681573672125" calcext:value-type="float">
            <text:p>2.52681573672125</text:p>
          </table:table-cell>
          <table:table-cell table:formula="of:=[.$F12]*POWER([.$G12]-[.$C12]/100;[.$AO$67])" office:value-type="float" office:value="2.74917552155272" calcext:value-type="float">
            <text:p>2.74917552155272</text:p>
          </table:table-cell>
          <table:table-cell table:formula="of:=[.$F12]*POWER([.$G12]-[.$C12]/100;[.$AP$67])" office:value-type="float" office:value="2.99110296744935" calcext:value-type="float">
            <text:p>2.99110296744935</text:p>
          </table:table-cell>
          <table:table-cell table:formula="of:=[.$F12]*POWER([.$G12]-[.$C12]/100;[.$AQ$67])" office:value-type="float" office:value="3.2543200285849" calcext:value-type="float">
            <text:p>3.2543200285849</text:p>
          </table:table-cell>
          <table:table-cell table:formula="of:=[.$F12]*POWER([.$G12]-[.$C12]/100;[.$AR$67])" office:value-type="float" office:value="3.54070019110037" calcext:value-type="float">
            <text:p>3.54070019110037</text:p>
          </table:table-cell>
          <table:table-cell table:formula="of:=[.$F12]*POWER([.$G12]-[.$C12]/100;[.$AS$67])" office:value-type="float" office:value="3.8522818079172" calcext:value-type="float">
            <text:p>3.8522818079172</text:p>
          </table:table-cell>
          <table:table-cell table:formula="of:=[.$F12]*POWER([.$G12]-[.$C12]/100;[.$AT$67])" office:value-type="float" office:value="4.19128260701392" calcext:value-type="float">
            <text:p>4.19128260701392</text:p>
          </table:table-cell>
          <table:table-cell table:formula="of:=[.$F12]*POWER([.$G12]-[.$C12]/100;[.$AU$67])" office:value-type="float" office:value="4.56011547643114" calcext:value-type="float">
            <text:p>4.56011547643114</text:p>
          </table:table-cell>
          <table:table-cell table:formula="of:=[.$F12]*POWER([.$G12]-[.$C12]/100;[.$AV$67])" office:value-type="float" office:value="4.96140563835708" calcext:value-type="float">
            <text:p>4.9614056383570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EPRA Nareit</text:p>
          </table:table-cell>
          <table:table-cell office:value-type="string" calcext:value-type="string">
            <text:p>LU143701883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mundi</text:p>
          </table:table-cell>
          <table:table-cell office:value-type="float" office:value="0.1" calcext:value-type="float">
            <text:p>0.1</text:p>
          </table:table-cell>
          <table:table-cell office:value-type="float" office:value="0.159" calcext:value-type="float">
            <text:p>0.159</text:p>
          </table:table-cell>
          <table:table-cell office:value-type="float" office:value="1.0663" calcext:value-type="float">
            <text:p>1.0663</text:p>
          </table:table-cell>
          <table:table-cell office:value-type="float" office:value="62.44" calcext:value-type="float">
            <text:p>62.44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1.28" calcext:value-type="float">
            <text:p>1.28</text:p>
          </table:table-cell>
          <table:table-cell office:value-type="float" office:value="1.87" calcext:value-type="float">
            <text:p>1.87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3.46" calcext:value-type="float">
            <text:p>3.46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59" calcext:value-type="float">
            <text:p>1.59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office:value-type="float" office:value="2.43" calcext:value-type="float">
            <text:p>2.4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SUM([.H13:.BR13])" office:value-type="float" office:value="97.93" calcext:value-type="float">
            <text:p>97.93</text:p>
          </table:table-cell>
          <table:table-cell table:number-columns-repeated="6"/>
          <table:table-cell table:formula="of:=(POWER([.$G$13]-[.$C$13]/100;[.H$67])-1)/([.$G$13]-[.$C$13]/100-1)" office:value-type="float" office:value="0" calcext:value-type="float">
            <text:p>0</text:p>
          </table:table-cell>
          <table:table-cell table:formula="of:=(POWER([.$G$13]-[.$C$13]/100;[.I$67])-1)/([.$G$13]-[.$C$13]/100-1)" office:value-type="float" office:value="1" calcext:value-type="float">
            <text:p>1</text:p>
          </table:table-cell>
          <table:table-cell table:formula="of:=(POWER([.$G$13]-[.$C$13]/100;[.J$67])-1)/([.$G$13]-[.$C$13]/100-1)" office:value-type="float" office:value="2.0639" calcext:value-type="float">
            <text:p>2.0639</text:p>
          </table:table-cell>
          <table:table-cell table:formula="of:=(POWER([.$G$13]-[.$C$13]/100;[.K$67])-1)/([.$G$13]-[.$C$13]/100-1)" office:value-type="float" office:value="3.19578321" calcext:value-type="float">
            <text:p>3.19578321</text:p>
          </table:table-cell>
          <table:table-cell table:formula="of:=(POWER([.$G$13]-[.$C$13]/100;[.L$67])-1)/([.$G$13]-[.$C$13]/100-1)" office:value-type="float" office:value="4.399993757119" calcext:value-type="float">
            <text:p>4.399993757119</text:p>
          </table:table-cell>
          <table:table-cell table:formula="of:=(POWER([.$G$13]-[.$C$13]/100;[.M$67])-1)/([.$G$13]-[.$C$13]/100-1)" office:value-type="float" office:value="5.68115335819891" calcext:value-type="float">
            <text:p>5.68115335819891</text:p>
          </table:table-cell>
          <table:table-cell table:formula="of:=(POWER([.$G$13]-[.$C$13]/100;[.N$67])-1)/([.$G$13]-[.$C$13]/100-1)" office:value-type="float" office:value="7.04417905778782" calcext:value-type="float">
            <text:p>7.04417905778782</text:p>
          </table:table-cell>
          <table:table-cell table:formula="of:=(POWER([.$G$13]-[.$C$13]/100;[.O$67])-1)/([.$G$13]-[.$C$13]/100-1)" office:value-type="float" office:value="8.49430209958046" calcext:value-type="float">
            <text:p>8.49430209958046</text:p>
          </table:table-cell>
          <table:table-cell table:formula="of:=(POWER([.$G$13]-[.$C$13]/100;[.P$67])-1)/([.$G$13]-[.$C$13]/100-1)" office:value-type="float" office:value="10.0370880037437" calcext:value-type="float">
            <text:p>10.0370880037437</text:p>
          </table:table-cell>
          <table:table-cell table:formula="of:=(POWER([.$G$13]-[.$C$13]/100;[.Q$67])-1)/([.$G$13]-[.$C$13]/100-1)" office:value-type="float" office:value="11.6784579271829" calcext:value-type="float">
            <text:p>11.6784579271829</text:p>
          </table:table-cell>
          <table:table-cell table:formula="of:=(POWER([.$G$13]-[.$C$13]/100;[.R$67])-1)/([.$G$13]-[.$C$13]/100-1)" office:value-type="float" office:value="13.4247113887299" calcext:value-type="float">
            <text:p>13.4247113887299</text:p>
          </table:table-cell>
          <table:table-cell table:formula="of:=(POWER([.$G$13]-[.$C$13]/100;[.S$67])-1)/([.$G$13]-[.$C$13]/100-1)" office:value-type="float" office:value="15.2825504464697" calcext:value-type="float">
            <text:p>15.2825504464697</text:p>
          </table:table-cell>
          <table:table-cell table:formula="of:=(POWER([.$G$13]-[.$C$13]/100;[.T$67])-1)/([.$G$13]-[.$C$13]/100-1)" office:value-type="float" office:value="17.2591054199991" calcext:value-type="float">
            <text:p>17.2591054199991</text:p>
          </table:table-cell>
          <table:table-cell table:formula="of:=(POWER([.$G$13]-[.$C$13]/100;[.U$67])-1)/([.$G$13]-[.$C$13]/100-1)" office:value-type="float" office:value="19.3619622563371" calcext:value-type="float">
            <text:p>19.3619622563371</text:p>
          </table:table-cell>
          <table:table-cell table:formula="of:=(POWER([.$G$13]-[.$C$13]/100;[.V$67])-1)/([.$G$13]-[.$C$13]/100-1)" office:value-type="float" office:value="21.599191644517" calcext:value-type="float">
            <text:p>21.599191644517</text:p>
          </table:table-cell>
          <table:table-cell table:formula="of:=(POWER([.$G$13]-[.$C$13]/100;[.W$67])-1)/([.$G$13]-[.$C$13]/100-1)" office:value-type="float" office:value="23.9793799906016" calcext:value-type="float">
            <text:p>23.9793799906016</text:p>
          </table:table-cell>
          <table:table-cell table:formula="of:=(POWER([.$G$13]-[.$C$13]/100;[.X$67])-1)/([.$G$13]-[.$C$13]/100-1)" office:value-type="float" office:value="26.5116623720011" calcext:value-type="float">
            <text:p>26.5116623720011</text:p>
          </table:table-cell>
          <table:table-cell table:formula="of:=(POWER([.$G$13]-[.$C$13]/100;[.Y$67])-1)/([.$G$13]-[.$C$13]/100-1)" office:value-type="float" office:value="29.2057575975719" calcext:value-type="float">
            <text:p>29.2057575975719</text:p>
          </table:table-cell>
          <table:table-cell table:formula="of:=(POWER([.$G$13]-[.$C$13]/100;[.Z$67])-1)/([.$G$13]-[.$C$13]/100-1)" office:value-type="float" office:value="32.0720055080568" calcext:value-type="float">
            <text:p>32.0720055080568</text:p>
          </table:table-cell>
          <table:table-cell table:formula="of:=(POWER([.$G$13]-[.$C$13]/100;[.AA$67])-1)/([.$G$13]-[.$C$13]/100-1)" office:value-type="float" office:value="35.1214066600216" calcext:value-type="float">
            <text:p>35.1214066600216</text:p>
          </table:table-cell>
          <table:table-cell table:formula="of:=(POWER([.$G$13]-[.$C$13]/100;[.AB$67])-1)/([.$G$13]-[.$C$13]/100-1)" office:value-type="float" office:value="38.365664545597" calcext:value-type="float">
            <text:p>38.365664545597</text:p>
          </table:table-cell>
          <table:table-cell table:formula="of:=(POWER([.$G$13]-[.$C$13]/100;[.AC$67])-1)/([.$G$13]-[.$C$13]/100-1)" office:value-type="float" office:value="41.8172305100607" calcext:value-type="float">
            <text:p>41.8172305100607</text:p>
          </table:table-cell>
          <table:table-cell table:formula="of:=(POWER([.$G$13]-[.$C$13]/100;[.AD$67])-1)/([.$G$13]-[.$C$13]/100-1)" office:value-type="float" office:value="45.4893515396535" calcext:value-type="float">
            <text:p>45.4893515396535</text:p>
          </table:table-cell>
          <table:table-cell table:formula="of:=(POWER([.$G$13]-[.$C$13]/100;[.AE$67])-1)/([.$G$13]-[.$C$13]/100-1)" office:value-type="float" office:value="49.3961211030374" calcext:value-type="float">
            <text:p>49.3961211030374</text:p>
          </table:table-cell>
          <table:table-cell table:formula="of:=(POWER([.$G$13]-[.$C$13]/100;[.AF$67])-1)/([.$G$13]-[.$C$13]/100-1)" office:value-type="float" office:value="53.5525332415215" calcext:value-type="float">
            <text:p>53.5525332415215</text:p>
          </table:table-cell>
          <table:table-cell table:formula="of:=(POWER([.$G$13]-[.$C$13]/100;[.AG$67])-1)/([.$G$13]-[.$C$13]/100-1)" office:value-type="float" office:value="57.9745401156547" calcext:value-type="float">
            <text:p>57.9745401156547</text:p>
          </table:table-cell>
          <table:table-cell table:formula="of:=(POWER([.$G$13]-[.$C$13]/100;[.AH$67])-1)/([.$G$13]-[.$C$13]/100-1)" office:value-type="float" office:value="62.6791132290451" calcext:value-type="float">
            <text:p>62.6791132290451</text:p>
          </table:table-cell>
          <table:table-cell table:formula="of:=(POWER([.$G$13]-[.$C$13]/100;[.AI$67])-1)/([.$G$13]-[.$C$13]/100-1)" office:value-type="float" office:value="67.684308564381" calcext:value-type="float">
            <text:p>67.684308564381</text:p>
          </table:table-cell>
          <table:table-cell table:formula="of:=(POWER([.$G$13]-[.$C$13]/100;[.AJ$67])-1)/([.$G$13]-[.$C$13]/100-1)" office:value-type="float" office:value="73.009335881645" calcext:value-type="float">
            <text:p>73.009335881645</text:p>
          </table:table-cell>
          <table:table-cell table:formula="of:=(POWER([.$G$13]-[.$C$13]/100;[.AK$67])-1)/([.$G$13]-[.$C$13]/100-1)" office:value-type="float" office:value="78.6746324444821" calcext:value-type="float">
            <text:p>78.6746324444821</text:p>
          </table:table-cell>
          <table:table-cell table:formula="of:=(POWER([.$G$13]-[.$C$13]/100;[.AL$67])-1)/([.$G$13]-[.$C$13]/100-1)" office:value-type="float" office:value="84.7019414576845" calcext:value-type="float">
            <text:p>84.7019414576845</text:p>
          </table:table-cell>
          <table:table-cell table:formula="of:=(POWER([.$G$13]-[.$C$13]/100;[.AM$67])-1)/([.$G$13]-[.$C$13]/100-1)" office:value-type="float" office:value="91.1143955168306" calcext:value-type="float">
            <text:p>91.1143955168306</text:p>
          </table:table-cell>
          <table:table-cell table:formula="of:=(POWER([.$G$13]-[.$C$13]/100;[.AN$67])-1)/([.$G$13]-[.$C$13]/100-1)" office:value-type="float" office:value="97.9366053903561" calcext:value-type="float">
            <text:p>97.9366053903561</text:p>
          </table:table-cell>
          <table:table-cell table:formula="of:=(POWER([.$G$13]-[.$C$13]/100;[.AO$67])-1)/([.$G$13]-[.$C$13]/100-1)" office:value-type="float" office:value="105.1947544748" calcext:value-type="float">
            <text:p>105.1947544748</text:p>
          </table:table-cell>
          <table:table-cell table:formula="of:=(POWER([.$G$13]-[.$C$13]/100;[.AP$67])-1)/([.$G$13]-[.$C$13]/100-1)" office:value-type="float" office:value="112.91669928574" calcext:value-type="float">
            <text:p>112.91669928574</text:p>
          </table:table-cell>
          <table:table-cell table:formula="of:=(POWER([.$G$13]-[.$C$13]/100;[.AQ$67])-1)/([.$G$13]-[.$C$13]/100-1)" office:value-type="float" office:value="121.132076370098" calcext:value-type="float">
            <text:p>121.132076370098</text:p>
          </table:table-cell>
          <table:table-cell table:formula="of:=(POWER([.$G$13]-[.$C$13]/100;[.AR$67])-1)/([.$G$13]-[.$C$13]/100-1)" office:value-type="float" office:value="129.872416050148" calcext:value-type="float">
            <text:p>129.872416050148</text:p>
          </table:table-cell>
          <table:table-cell table:formula="of:=(POWER([.$G$13]-[.$C$13]/100;[.AS$67])-1)/([.$G$13]-[.$C$13]/100-1)" office:value-type="float" office:value="139.171263435752" calcext:value-type="float">
            <text:p>139.171263435752</text:p>
          </table:table-cell>
          <table:table-cell table:formula="of:=(POWER([.$G$13]-[.$C$13]/100;[.AT$67])-1)/([.$G$13]-[.$C$13]/100-1)" office:value-type="float" office:value="149.064307169297" calcext:value-type="float">
            <text:p>149.064307169297</text:p>
          </table:table-cell>
          <table:table-cell table:formula="of:=(POWER([.$G$13]-[.$C$13]/100;[.AU$67])-1)/([.$G$13]-[.$C$13]/100-1)" office:value-type="float" office:value="159.589516397415" calcext:value-type="float">
            <text:p>159.589516397415</text:p>
          </table:table-cell>
          <table:table-cell table:formula="of:=(POWER([.$G$13]-[.$C$13]/100;[.AV$67])-1)/([.$G$13]-[.$C$13]/100-1)" office:value-type="float" office:value="170.78728649521" calcext:value-type="float">
            <text:p>170.78728649521</text:p>
          </table:table-cell>
          <table:table-cell table:number-columns-repeated="2"/>
          <table:table-cell table:formula="of:=[.$F13]*POWER([.$G13]-[.$C13]/100;[.$H$67])" office:value-type="float" office:value="0.159" calcext:value-type="float">
            <text:p>0.159</text:p>
          </table:table-cell>
          <table:table-cell table:formula="of:=[.$F13]*POWER([.$G13]-[.$C13]/100;[.$I$67])" office:value-type="float" office:value="0.1691601" calcext:value-type="float">
            <text:p>0.1691601</text:p>
          </table:table-cell>
          <table:table-cell table:formula="of:=[.$F13]*POWER([.$G13]-[.$C13]/100;[.$J$67])" office:value-type="float" office:value="0.17996943039" calcext:value-type="float">
            <text:p>0.17996943039</text:p>
          </table:table-cell>
          <table:table-cell table:formula="of:=[.$F13]*POWER([.$G13]-[.$C13]/100;[.$K$67])" office:value-type="float" office:value="0.191469476991921" calcext:value-type="float">
            <text:p>0.191469476991921</text:p>
          </table:table-cell>
          <table:table-cell table:formula="of:=[.$F13]*POWER([.$G13]-[.$C13]/100;[.$L$67])" office:value-type="float" office:value="0.203704376571705" calcext:value-type="float">
            <text:p>0.203704376571705</text:p>
          </table:table-cell>
          <table:table-cell table:formula="of:=[.$F13]*POWER([.$G13]-[.$C13]/100;[.$M$67])" office:value-type="float" office:value="0.216721086234637" calcext:value-type="float">
            <text:p>0.216721086234637</text:p>
          </table:table-cell>
          <table:table-cell table:formula="of:=[.$F13]*POWER([.$G13]-[.$C13]/100;[.$N$67])" office:value-type="float" office:value="0.23056956364503" calcext:value-type="float">
            <text:p>0.23056956364503</text:p>
          </table:table-cell>
          <table:table-cell table:formula="of:=[.$F13]*POWER([.$G13]-[.$C13]/100;[.$O$67])" office:value-type="float" office:value="0.245302958761948" calcext:value-type="float">
            <text:p>0.245302958761948</text:p>
          </table:table-cell>
          <table:table-cell table:formula="of:=[.$F13]*POWER([.$G13]-[.$C13]/100;[.$P$67])" office:value-type="float" office:value="0.260977817826836" calcext:value-type="float">
            <text:p>0.260977817826836</text:p>
          </table:table-cell>
          <table:table-cell table:formula="of:=[.$F13]*POWER([.$G13]-[.$C13]/100;[.$Q$67])" office:value-type="float" office:value="0.277654300385971" calcext:value-type="float">
            <text:p>0.277654300385971</text:p>
          </table:table-cell>
          <table:table-cell table:formula="of:=[.$F13]*POWER([.$G13]-[.$C13]/100;[.$R$67])" office:value-type="float" office:value="0.295396410180634" calcext:value-type="float">
            <text:p>0.295396410180634</text:p>
          </table:table-cell>
          <table:table-cell table:formula="of:=[.$F13]*POWER([.$G13]-[.$C13]/100;[.$S$67])" office:value-type="float" office:value="0.314272240791177" calcext:value-type="float">
            <text:p>0.314272240791177</text:p>
          </table:table-cell>
          <table:table-cell table:formula="of:=[.$F13]*POWER([.$G13]-[.$C13]/100;[.$T$67])" office:value-type="float" office:value="0.334354236977733" calcext:value-type="float">
            <text:p>0.334354236977733</text:p>
          </table:table-cell>
          <table:table-cell table:formula="of:=[.$F13]*POWER([.$G13]-[.$C13]/100;[.$U$67])" office:value-type="float" office:value="0.35571947272061" calcext:value-type="float">
            <text:p>0.35571947272061</text:p>
          </table:table-cell>
          <table:table-cell table:formula="of:=[.$F13]*POWER([.$G13]-[.$C13]/100;[.$V$67])" office:value-type="float" office:value="0.378449947027457" calcext:value-type="float">
            <text:p>0.378449947027457</text:p>
          </table:table-cell>
          <table:table-cell table:formula="of:=[.$F13]*POWER([.$G13]-[.$C13]/100;[.$W$67])" office:value-type="float" office:value="0.402632898642512" calcext:value-type="float">
            <text:p>0.402632898642512</text:p>
          </table:table-cell>
          <table:table-cell table:formula="of:=[.$F13]*POWER([.$G13]-[.$C13]/100;[.$X$67])" office:value-type="float" office:value="0.428361140865768" calcext:value-type="float">
            <text:p>0.428361140865768</text:p>
          </table:table-cell>
          <table:table-cell table:formula="of:=[.$F13]*POWER([.$G13]-[.$C13]/100;[.$Y$67])" office:value-type="float" office:value="0.455733417767091" calcext:value-type="float">
            <text:p>0.455733417767091</text:p>
          </table:table-cell>
          <table:table-cell table:formula="of:=[.$F13]*POWER([.$G13]-[.$C13]/100;[.$Z$67])" office:value-type="float" office:value="0.484854783162408" calcext:value-type="float">
            <text:p>0.484854783162408</text:p>
          </table:table-cell>
          <table:table-cell table:formula="of:=[.$F13]*POWER([.$G13]-[.$C13]/100;[.$AA$67])" office:value-type="float" office:value="0.515837003806486" calcext:value-type="float">
            <text:p>0.515837003806486</text:p>
          </table:table-cell>
          <table:table-cell table:formula="of:=[.$F13]*POWER([.$G13]-[.$C13]/100;[.$AB$67])" office:value-type="float" office:value="0.548798988349721" calcext:value-type="float">
            <text:p>0.548798988349721</text:p>
          </table:table-cell>
          <table:table-cell table:formula="of:=[.$F13]*POWER([.$G13]-[.$C13]/100;[.$AC$67])" office:value-type="float" office:value="0.583867243705268" calcext:value-type="float">
            <text:p>0.583867243705268</text:p>
          </table:table-cell>
          <table:table-cell table:formula="of:=[.$F13]*POWER([.$G13]-[.$C13]/100;[.$AD$67])" office:value-type="float" office:value="0.621176360578034" calcext:value-type="float">
            <text:p>0.621176360578034</text:p>
          </table:table-cell>
          <table:table-cell table:formula="of:=[.$F13]*POWER([.$G13]-[.$C13]/100;[.$AE$67])" office:value-type="float" office:value="0.660869530018971" calcext:value-type="float">
            <text:p>0.660869530018971</text:p>
          </table:table-cell>
          <table:table-cell table:formula="of:=[.$F13]*POWER([.$G13]-[.$C13]/100;[.$AF$67])" office:value-type="float" office:value="0.703099092987183" calcext:value-type="float">
            <text:p>0.703099092987183</text:p>
          </table:table-cell>
          <table:table-cell table:formula="of:=[.$F13]*POWER([.$G13]-[.$C13]/100;[.$AG$67])" office:value-type="float" office:value="0.748027125029064" calcext:value-type="float">
            <text:p>0.748027125029064</text:p>
          </table:table-cell>
          <table:table-cell table:formula="of:=[.$F13]*POWER([.$G13]-[.$C13]/100;[.$AH$67])" office:value-type="float" office:value="0.795826058318422" calcext:value-type="float">
            <text:p>0.795826058318422</text:p>
          </table:table-cell>
          <table:table-cell table:formula="of:=[.$F13]*POWER([.$G13]-[.$C13]/100;[.$AI$67])" office:value-type="float" office:value="0.846679343444969" calcext:value-type="float">
            <text:p>0.846679343444969</text:p>
          </table:table-cell>
          <table:table-cell table:formula="of:=[.$F13]*POWER([.$G13]-[.$C13]/100;[.$AJ$67])" office:value-type="float" office:value="0.900782153491102" calcext:value-type="float">
            <text:p>0.900782153491102</text:p>
          </table:table-cell>
          <table:table-cell table:formula="of:=[.$F13]*POWER([.$G13]-[.$C13]/100;[.$AK$67])" office:value-type="float" office:value="0.958342133099184" calcext:value-type="float">
            <text:p>0.958342133099184</text:p>
          </table:table-cell>
          <table:table-cell table:formula="of:=[.$F13]*POWER([.$G13]-[.$C13]/100;[.$AL$67])" office:value-type="float" office:value="1.01958019540422" calcext:value-type="float">
            <text:p>1.01958019540422</text:p>
          </table:table-cell>
          <table:table-cell table:formula="of:=[.$F13]*POWER([.$G13]-[.$C13]/100;[.$AM$67])" office:value-type="float" office:value="1.08473136989055" calcext:value-type="float">
            <text:p>1.08473136989055</text:p>
          </table:table-cell>
          <table:table-cell table:formula="of:=[.$F13]*POWER([.$G13]-[.$C13]/100;[.$AN$67])" office:value-type="float" office:value="1.15404570442656" calcext:value-type="float">
            <text:p>1.15404570442656</text:p>
          </table:table-cell>
          <table:table-cell table:formula="of:=[.$F13]*POWER([.$G13]-[.$C13]/100;[.$AO$67])" office:value-type="float" office:value="1.22778922493942" calcext:value-type="float">
            <text:p>1.22778922493942</text:p>
          </table:table-cell>
          <table:table-cell table:formula="of:=[.$F13]*POWER([.$G13]-[.$C13]/100;[.$AP$67])" office:value-type="float" office:value="1.30624495641304" calcext:value-type="float">
            <text:p>1.30624495641304</text:p>
          </table:table-cell>
          <table:table-cell table:formula="of:=[.$F13]*POWER([.$G13]-[.$C13]/100;[.$AQ$67])" office:value-type="float" office:value="1.38971400912784" calcext:value-type="float">
            <text:p>1.38971400912784</text:p>
          </table:table-cell>
          <table:table-cell table:formula="of:=[.$F13]*POWER([.$G13]-[.$C13]/100;[.$AR$67])" office:value-type="float" office:value="1.47851673431111" calcext:value-type="float">
            <text:p>1.47851673431111</text:p>
          </table:table-cell>
          <table:table-cell table:formula="of:=[.$F13]*POWER([.$G13]-[.$C13]/100;[.$AS$67])" office:value-type="float" office:value="1.57299395363359" calcext:value-type="float">
            <text:p>1.57299395363359</text:p>
          </table:table-cell>
          <table:table-cell table:formula="of:=[.$F13]*POWER([.$G13]-[.$C13]/100;[.$AT$67])" office:value-type="float" office:value="1.67350826727077" calcext:value-type="float">
            <text:p>1.67350826727077</text:p>
          </table:table-cell>
          <table:table-cell table:formula="of:=[.$F13]*POWER([.$G13]-[.$C13]/100;[.$AU$67])" office:value-type="float" office:value="1.78044544554937" calcext:value-type="float">
            <text:p>1.78044544554937</text:p>
          </table:table-cell>
          <table:table-cell table:formula="of:=[.$F13]*POWER([.$G13]-[.$C13]/100;[.$AV$67])" office:value-type="float" office:value="1.89421590951998" calcext:value-type="float">
            <text:p>1.8942159095199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USA</text:p>
          </table:table-cell>
          <table:table-cell office:value-type="string" calcext:value-type="string">
            <text:p>IE00BJ0KDR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Xtrackers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9" calcext:value-type="float">
            <text:p>0.179</text:p>
          </table:table-cell>
          <table:table-cell office:value-type="float" office:value="1.09" calcext:value-type="float">
            <text:p>1.09</text:p>
          </table:table-cell>
          <table:table-cell office:value-type="float" office:value="95.92" calcext:value-type="float">
            <text:p>95.92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17"/>
          <table:table-cell office:value-type="float" office:value="0.13" calcext:value-type="float">
            <text:p>0.13</text:p>
          </table:table-cell>
          <table:table-cell table:number-columns-repeated="10"/>
          <table:table-cell office:value-type="float" office:value="0.01" calcext:value-type="float">
            <text:p>0.01</text:p>
          </table:table-cell>
          <table:table-cell/>
          <table:table-cell office:value-type="float" office:value="1.56" calcext:value-type="float">
            <text:p>1.56</text:p>
          </table:table-cell>
          <table:table-cell table:number-columns-repeated="18"/>
          <table:table-cell office:value-type="float" office:value="0.21" calcext:value-type="float">
            <text:p>0.21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5"/>
          <table:table-cell table:formula="of:=SUM([.H14:.BR14])" office:value-type="float" office:value="99.12" calcext:value-type="float">
            <text:p>99.12</text:p>
          </table:table-cell>
          <table:table-cell table:number-columns-repeated="6"/>
          <table:table-cell table:formula="of:=(POWER([.$G$14]-[.$C$14]/100;[.H$67])-1)/([.$G$14]-[.$C$14]/100-1)" office:value-type="float" office:value="0" calcext:value-type="float">
            <text:p>0</text:p>
          </table:table-cell>
          <table:table-cell table:formula="of:=(POWER([.$G$14]-[.$C$14]/100;[.I$67])-1)/([.$G$14]-[.$C$14]/100-1)" office:value-type="float" office:value="1" calcext:value-type="float">
            <text:p>1</text:p>
          </table:table-cell>
          <table:table-cell table:formula="of:=(POWER([.$G$14]-[.$C$14]/100;[.J$67])-1)/([.$G$14]-[.$C$14]/100-1)" office:value-type="float" office:value="2.0893" calcext:value-type="float">
            <text:p>2.0893</text:p>
          </table:table-cell>
          <table:table-cell table:formula="of:=(POWER([.$G$14]-[.$C$14]/100;[.K$67])-1)/([.$G$14]-[.$C$14]/100-1)" office:value-type="float" office:value="3.27587449" calcext:value-type="float">
            <text:p>3.27587449</text:p>
          </table:table-cell>
          <table:table-cell table:formula="of:=(POWER([.$G$14]-[.$C$14]/100;[.L$67])-1)/([.$G$14]-[.$C$14]/100-1)" office:value-type="float" office:value="4.568410081957" calcext:value-type="float">
            <text:p>4.568410081957</text:p>
          </table:table-cell>
          <table:table-cell table:formula="of:=(POWER([.$G$14]-[.$C$14]/100;[.M$67])-1)/([.$G$14]-[.$C$14]/100-1)" office:value-type="float" office:value="5.97636910227576" calcext:value-type="float">
            <text:p>5.97636910227576</text:p>
          </table:table-cell>
          <table:table-cell table:formula="of:=(POWER([.$G$14]-[.$C$14]/100;[.N$67])-1)/([.$G$14]-[.$C$14]/100-1)" office:value-type="float" office:value="7.51005886310899" calcext:value-type="float">
            <text:p>7.51005886310899</text:p>
          </table:table-cell>
          <table:table-cell table:formula="of:=(POWER([.$G$14]-[.$C$14]/100;[.O$67])-1)/([.$G$14]-[.$C$14]/100-1)" office:value-type="float" office:value="9.18070711958462" calcext:value-type="float">
            <text:p>9.18070711958462</text:p>
          </table:table-cell>
          <table:table-cell table:formula="of:=(POWER([.$G$14]-[.$C$14]/100;[.P$67])-1)/([.$G$14]-[.$C$14]/100-1)" office:value-type="float" office:value="11.0005442653635" calcext:value-type="float">
            <text:p>11.0005442653635</text:p>
          </table:table-cell>
          <table:table-cell table:formula="of:=(POWER([.$G$14]-[.$C$14]/100;[.Q$67])-1)/([.$G$14]-[.$C$14]/100-1)" office:value-type="float" office:value="12.9828928682605" calcext:value-type="float">
            <text:p>12.9828928682605</text:p>
          </table:table-cell>
          <table:table-cell table:formula="of:=(POWER([.$G$14]-[.$C$14]/100;[.R$67])-1)/([.$G$14]-[.$C$14]/100-1)" office:value-type="float" office:value="15.1422652013962" calcext:value-type="float">
            <text:p>15.1422652013962</text:p>
          </table:table-cell>
          <table:table-cell table:formula="of:=(POWER([.$G$14]-[.$C$14]/100;[.S$67])-1)/([.$G$14]-[.$C$14]/100-1)" office:value-type="float" office:value="17.4944694838808" calcext:value-type="float">
            <text:p>17.4944694838808</text:p>
          </table:table-cell>
          <table:table-cell table:formula="of:=(POWER([.$G$14]-[.$C$14]/100;[.T$67])-1)/([.$G$14]-[.$C$14]/100-1)" office:value-type="float" office:value="20.0567256087914" calcext:value-type="float">
            <text:p>20.0567256087914</text:p>
          </table:table-cell>
          <table:table-cell table:formula="of:=(POWER([.$G$14]-[.$C$14]/100;[.U$67])-1)/([.$G$14]-[.$C$14]/100-1)" office:value-type="float" office:value="22.8477912056565" calcext:value-type="float">
            <text:p>22.8477912056565</text:p>
          </table:table-cell>
          <table:table-cell table:formula="of:=(POWER([.$G$14]-[.$C$14]/100;[.V$67])-1)/([.$G$14]-[.$C$14]/100-1)" office:value-type="float" office:value="25.8880989603216" calcext:value-type="float">
            <text:p>25.8880989603216</text:p>
          </table:table-cell>
          <table:table-cell table:formula="of:=(POWER([.$G$14]-[.$C$14]/100;[.W$67])-1)/([.$G$14]-[.$C$14]/100-1)" office:value-type="float" office:value="29.1999061974783" calcext:value-type="float">
            <text:p>29.1999061974783</text:p>
          </table:table-cell>
          <table:table-cell table:formula="of:=(POWER([.$G$14]-[.$C$14]/100;[.X$67])-1)/([.$G$14]-[.$C$14]/100-1)" office:value-type="float" office:value="32.8074578209131" calcext:value-type="float">
            <text:p>32.8074578209131</text:p>
          </table:table-cell>
          <table:table-cell table:formula="of:=(POWER([.$G$14]-[.$C$14]/100;[.Y$67])-1)/([.$G$14]-[.$C$14]/100-1)" office:value-type="float" office:value="36.7371638043207" calcext:value-type="float">
            <text:p>36.7371638043207</text:p>
          </table:table-cell>
          <table:table-cell table:formula="of:=(POWER([.$G$14]-[.$C$14]/100;[.Z$67])-1)/([.$G$14]-[.$C$14]/100-1)" office:value-type="float" office:value="41.0177925320465" calcext:value-type="float">
            <text:p>41.0177925320465</text:p>
          </table:table-cell>
          <table:table-cell table:formula="of:=(POWER([.$G$14]-[.$C$14]/100;[.AA$67])-1)/([.$G$14]-[.$C$14]/100-1)" office:value-type="float" office:value="45.6806814051583" calcext:value-type="float">
            <text:p>45.6806814051583</text:p>
          </table:table-cell>
          <table:table-cell table:formula="of:=(POWER([.$G$14]-[.$C$14]/100;[.AB$67])-1)/([.$G$14]-[.$C$14]/100-1)" office:value-type="float" office:value="50.7599662546389" calcext:value-type="float">
            <text:p>50.7599662546389</text:p>
          </table:table-cell>
          <table:table-cell table:formula="of:=(POWER([.$G$14]-[.$C$14]/100;[.AC$67])-1)/([.$G$14]-[.$C$14]/100-1)" office:value-type="float" office:value="56.2928312411782" calcext:value-type="float">
            <text:p>56.2928312411782</text:p>
          </table:table-cell>
          <table:table-cell table:formula="of:=(POWER([.$G$14]-[.$C$14]/100;[.AD$67])-1)/([.$G$14]-[.$C$14]/100-1)" office:value-type="float" office:value="62.3197810710154" calcext:value-type="float">
            <text:p>62.3197810710154</text:p>
          </table:table-cell>
          <table:table-cell table:formula="of:=(POWER([.$G$14]-[.$C$14]/100;[.AE$67])-1)/([.$G$14]-[.$C$14]/100-1)" office:value-type="float" office:value="68.8849375206571" calcext:value-type="float">
            <text:p>68.8849375206571</text:p>
          </table:table-cell>
          <table:table-cell table:formula="of:=(POWER([.$G$14]-[.$C$14]/100;[.AF$67])-1)/([.$G$14]-[.$C$14]/100-1)" office:value-type="float" office:value="76.0363624412518" calcext:value-type="float">
            <text:p>76.0363624412518</text:p>
          </table:table-cell>
          <table:table-cell table:formula="of:=(POWER([.$G$14]-[.$C$14]/100;[.AG$67])-1)/([.$G$14]-[.$C$14]/100-1)" office:value-type="float" office:value="83.8264096072556" calcext:value-type="float">
            <text:p>83.8264096072556</text:p>
          </table:table-cell>
          <table:table-cell table:formula="of:=(POWER([.$G$14]-[.$C$14]/100;[.AH$67])-1)/([.$G$14]-[.$C$14]/100-1)" office:value-type="float" office:value="92.3121079851836" calcext:value-type="float">
            <text:p>92.3121079851836</text:p>
          </table:table-cell>
          <table:table-cell table:formula="of:=(POWER([.$G$14]-[.$C$14]/100;[.AI$67])-1)/([.$G$14]-[.$C$14]/100-1)" office:value-type="float" office:value="101.55557922826" calcext:value-type="float">
            <text:p>101.55557922826</text:p>
          </table:table-cell>
          <table:table-cell table:formula="of:=(POWER([.$G$14]-[.$C$14]/100;[.AJ$67])-1)/([.$G$14]-[.$C$14]/100-1)" office:value-type="float" office:value="111.624492453344" calcext:value-type="float">
            <text:p>111.624492453344</text:p>
          </table:table-cell>
          <table:table-cell table:formula="of:=(POWER([.$G$14]-[.$C$14]/100;[.AK$67])-1)/([.$G$14]-[.$C$14]/100-1)" office:value-type="float" office:value="122.592559629428" calcext:value-type="float">
            <text:p>122.592559629428</text:p>
          </table:table-cell>
          <table:table-cell table:formula="of:=(POWER([.$G$14]-[.$C$14]/100;[.AL$67])-1)/([.$G$14]-[.$C$14]/100-1)" office:value-type="float" office:value="134.540075204336" calcext:value-type="float">
            <text:p>134.540075204336</text:p>
          </table:table-cell>
          <table:table-cell table:formula="of:=(POWER([.$G$14]-[.$C$14]/100;[.AM$67])-1)/([.$G$14]-[.$C$14]/100-1)" office:value-type="float" office:value="147.554503920083" calcext:value-type="float">
            <text:p>147.554503920083</text:p>
          </table:table-cell>
          <table:table-cell table:formula="of:=(POWER([.$G$14]-[.$C$14]/100;[.AN$67])-1)/([.$G$14]-[.$C$14]/100-1)" office:value-type="float" office:value="161.731121120146" calcext:value-type="float">
            <text:p>161.731121120146</text:p>
          </table:table-cell>
          <table:table-cell table:formula="of:=(POWER([.$G$14]-[.$C$14]/100;[.AO$67])-1)/([.$G$14]-[.$C$14]/100-1)" office:value-type="float" office:value="177.173710236175" calcext:value-type="float">
            <text:p>177.173710236175</text:p>
          </table:table-cell>
          <table:table-cell table:formula="of:=(POWER([.$G$14]-[.$C$14]/100;[.AP$67])-1)/([.$G$14]-[.$C$14]/100-1)" office:value-type="float" office:value="193.995322560266" calcext:value-type="float">
            <text:p>193.995322560266</text:p>
          </table:table-cell>
          <table:table-cell table:formula="of:=(POWER([.$G$14]-[.$C$14]/100;[.AQ$67])-1)/([.$G$14]-[.$C$14]/100-1)" office:value-type="float" office:value="212.319104864898" calcext:value-type="float">
            <text:p>212.319104864898</text:p>
          </table:table-cell>
          <table:table-cell table:formula="of:=(POWER([.$G$14]-[.$C$14]/100;[.AR$67])-1)/([.$G$14]-[.$C$14]/100-1)" office:value-type="float" office:value="232.279200929333" calcext:value-type="float">
            <text:p>232.279200929333</text:p>
          </table:table-cell>
          <table:table-cell table:formula="of:=(POWER([.$G$14]-[.$C$14]/100;[.AS$67])-1)/([.$G$14]-[.$C$14]/100-1)" office:value-type="float" office:value="254.021733572323" calcext:value-type="float">
            <text:p>254.021733572323</text:p>
          </table:table-cell>
          <table:table-cell table:formula="of:=(POWER([.$G$14]-[.$C$14]/100;[.AT$67])-1)/([.$G$14]-[.$C$14]/100-1)" office:value-type="float" office:value="277.705874380331" calcext:value-type="float">
            <text:p>277.705874380331</text:p>
          </table:table-cell>
          <table:table-cell table:formula="of:=(POWER([.$G$14]-[.$C$14]/100;[.AU$67])-1)/([.$G$14]-[.$C$14]/100-1)" office:value-type="float" office:value="303.505008962495" calcext:value-type="float">
            <text:p>303.505008962495</text:p>
          </table:table-cell>
          <table:table-cell table:formula="of:=(POWER([.$G$14]-[.$C$14]/100;[.AV$67])-1)/([.$G$14]-[.$C$14]/100-1)" office:value-type="float" office:value="331.608006262845" calcext:value-type="float">
            <text:p>331.608006262845</text:p>
          </table:table-cell>
          <table:table-cell table:number-columns-repeated="2"/>
          <table:table-cell table:formula="of:=[.$F14]*POWER([.$G14]-[.$C14]/100;[.$H$67])" office:value-type="float" office:value="0.179" calcext:value-type="float">
            <text:p>0.179</text:p>
          </table:table-cell>
          <table:table-cell table:formula="of:=[.$F14]*POWER([.$G14]-[.$C14]/100;[.$I$67])" office:value-type="float" office:value="0.1949847" calcext:value-type="float">
            <text:p>0.1949847</text:p>
          </table:table-cell>
          <table:table-cell table:formula="of:=[.$F14]*POWER([.$G14]-[.$C14]/100;[.$J$67])" office:value-type="float" office:value="0.21239683371" calcext:value-type="float">
            <text:p>0.21239683371</text:p>
          </table:table-cell>
          <table:table-cell table:formula="of:=[.$F14]*POWER([.$G14]-[.$C14]/100;[.$K$67])" office:value-type="float" office:value="0.231363870960303" calcext:value-type="float">
            <text:p>0.231363870960303</text:p>
          </table:table-cell>
          <table:table-cell table:formula="of:=[.$F14]*POWER([.$G14]-[.$C14]/100;[.$L$67])" office:value-type="float" office:value="0.252024664637058" calcext:value-type="float">
            <text:p>0.252024664637058</text:p>
          </table:table-cell>
          <table:table-cell table:formula="of:=[.$F14]*POWER([.$G14]-[.$C14]/100;[.$M$67])" office:value-type="float" office:value="0.274530467189148" calcext:value-type="float">
            <text:p>0.274530467189148</text:p>
          </table:table-cell>
          <table:table-cell table:formula="of:=[.$F14]*POWER([.$G14]-[.$C14]/100;[.$N$67])" office:value-type="float" office:value="0.299046037909138" calcext:value-type="float">
            <text:p>0.299046037909138</text:p>
          </table:table-cell>
          <table:table-cell table:formula="of:=[.$F14]*POWER([.$G14]-[.$C14]/100;[.$O$67])" office:value-type="float" office:value="0.325750849094425" calcext:value-type="float">
            <text:p>0.325750849094425</text:p>
          </table:table-cell>
          <table:table-cell table:formula="of:=[.$F14]*POWER([.$G14]-[.$C14]/100;[.$P$67])" office:value-type="float" office:value="0.354840399918557" calcext:value-type="float">
            <text:p>0.354840399918557</text:p>
          </table:table-cell>
          <table:table-cell table:formula="of:=[.$F14]*POWER([.$G14]-[.$C14]/100;[.$Q$67])" office:value-type="float" office:value="0.386527647631284" calcext:value-type="float">
            <text:p>0.386527647631284</text:p>
          </table:table-cell>
          <table:table-cell table:formula="of:=[.$F14]*POWER([.$G14]-[.$C14]/100;[.$R$67])" office:value-type="float" office:value="0.421044566564758" calcext:value-type="float">
            <text:p>0.421044566564758</text:p>
          </table:table-cell>
          <table:table-cell table:formula="of:=[.$F14]*POWER([.$G14]-[.$C14]/100;[.$S$67])" office:value-type="float" office:value="0.45864384635899" calcext:value-type="float">
            <text:p>0.45864384635899</text:p>
          </table:table-cell>
          <table:table-cell table:formula="of:=[.$F14]*POWER([.$G14]-[.$C14]/100;[.$T$67])" office:value-type="float" office:value="0.499600741838848" calcext:value-type="float">
            <text:p>0.499600741838848</text:p>
          </table:table-cell>
          <table:table-cell table:formula="of:=[.$F14]*POWER([.$G14]-[.$C14]/100;[.$U$67])" office:value-type="float" office:value="0.544215088085058" calcext:value-type="float">
            <text:p>0.544215088085058</text:p>
          </table:table-cell>
          <table:table-cell table:formula="of:=[.$F14]*POWER([.$G14]-[.$C14]/100;[.$V$67])" office:value-type="float" office:value="0.592813495451053" calcext:value-type="float">
            <text:p>0.592813495451053</text:p>
          </table:table-cell>
          <table:table-cell table:formula="of:=[.$F14]*POWER([.$G14]-[.$C14]/100;[.$W$67])" office:value-type="float" office:value="0.645751740594833" calcext:value-type="float">
            <text:p>0.645751740594833</text:p>
          </table:table-cell>
          <table:table-cell table:formula="of:=[.$F14]*POWER([.$G14]-[.$C14]/100;[.$X$67])" office:value-type="float" office:value="0.703417371029951" calcext:value-type="float">
            <text:p>0.703417371029951</text:p>
          </table:table-cell>
          <table:table-cell table:formula="of:=[.$F14]*POWER([.$G14]-[.$C14]/100;[.$Y$67])" office:value-type="float" office:value="0.766232542262926" calcext:value-type="float">
            <text:p>0.766232542262926</text:p>
          </table:table-cell>
          <table:table-cell table:formula="of:=[.$F14]*POWER([.$G14]-[.$C14]/100;[.$Z$67])" office:value-type="float" office:value="0.834657108287005" calcext:value-type="float">
            <text:p>0.834657108287005</text:p>
          </table:table-cell>
          <table:table-cell table:formula="of:=[.$F14]*POWER([.$G14]-[.$C14]/100;[.$AA$67])" office:value-type="float" office:value="0.909191988057035" calcext:value-type="float">
            <text:p>0.909191988057035</text:p>
          </table:table-cell>
          <table:table-cell table:formula="of:=[.$F14]*POWER([.$G14]-[.$C14]/100;[.$AB$67])" office:value-type="float" office:value="0.990382832590529" calcext:value-type="float">
            <text:p>0.990382832590529</text:p>
          </table:table-cell>
          <table:table-cell table:formula="of:=[.$F14]*POWER([.$G14]-[.$C14]/100;[.$AC$67])" office:value-type="float" office:value="1.07882401954086" calcext:value-type="float">
            <text:p>1.07882401954086</text:p>
          </table:table-cell>
          <table:table-cell table:formula="of:=[.$F14]*POWER([.$G14]-[.$C14]/100;[.$AD$67])" office:value-type="float" office:value="1.17516300448586" calcext:value-type="float">
            <text:p>1.17516300448586</text:p>
          </table:table-cell>
          <table:table-cell table:formula="of:=[.$F14]*POWER([.$G14]-[.$C14]/100;[.$AE$67])" office:value-type="float" office:value="1.28010506078645" calcext:value-type="float">
            <text:p>1.28010506078645</text:p>
          </table:table-cell>
          <table:table-cell table:formula="of:=[.$F14]*POWER([.$G14]-[.$C14]/100;[.$AF$67])" office:value-type="float" office:value="1.39441844271468" calcext:value-type="float">
            <text:p>1.39441844271468</text:p>
          </table:table-cell>
          <table:table-cell table:formula="of:=[.$F14]*POWER([.$G14]-[.$C14]/100;[.$AG$67])" office:value-type="float" office:value="1.5189400096491" calcext:value-type="float">
            <text:p>1.5189400096491</text:p>
          </table:table-cell>
          <table:table-cell table:formula="of:=[.$F14]*POWER([.$G14]-[.$C14]/100;[.$AH$67])" office:value-type="float" office:value="1.65458135251077" calcext:value-type="float">
            <text:p>1.65458135251077</text:p>
          </table:table-cell>
          <table:table-cell table:formula="of:=[.$F14]*POWER([.$G14]-[.$C14]/100;[.$AI$67])" office:value-type="float" office:value="1.80233546728998" calcext:value-type="float">
            <text:p>1.80233546728998</text:p>
          </table:table-cell>
          <table:table-cell table:formula="of:=[.$F14]*POWER([.$G14]-[.$C14]/100;[.$AJ$67])" office:value-type="float" office:value="1.96328402451897" calcext:value-type="float">
            <text:p>1.96328402451897</text:p>
          </table:table-cell>
          <table:table-cell table:formula="of:=[.$F14]*POWER([.$G14]-[.$C14]/100;[.$AK$67])" office:value-type="float" office:value="2.13860528790852" calcext:value-type="float">
            <text:p>2.13860528790852</text:p>
          </table:table-cell>
          <table:table-cell table:formula="of:=[.$F14]*POWER([.$G14]-[.$C14]/100;[.$AL$67])" office:value-type="float" office:value="2.32958274011875" calcext:value-type="float">
            <text:p>2.32958274011875</text:p>
          </table:table-cell>
          <table:table-cell table:formula="of:=[.$F14]*POWER([.$G14]-[.$C14]/100;[.$AM$67])" office:value-type="float" office:value="2.53761447881135" calcext:value-type="float">
            <text:p>2.53761447881135</text:p>
          </table:table-cell>
          <table:table-cell table:formula="of:=[.$F14]*POWER([.$G14]-[.$C14]/100;[.$AN$67])" office:value-type="float" office:value="2.76422345176921" calcext:value-type="float">
            <text:p>2.76422345176921</text:p>
          </table:table-cell>
          <table:table-cell table:formula="of:=[.$F14]*POWER([.$G14]-[.$C14]/100;[.$AO$67])" office:value-type="float" office:value="3.0110686060122" calcext:value-type="float">
            <text:p>3.0110686060122</text:p>
          </table:table-cell>
          <table:table-cell table:formula="of:=[.$F14]*POWER([.$G14]-[.$C14]/100;[.$AP$67])" office:value-type="float" office:value="3.27995703252909" calcext:value-type="float">
            <text:p>3.27995703252909</text:p>
          </table:table-cell>
          <table:table-cell table:formula="of:=[.$F14]*POWER([.$G14]-[.$C14]/100;[.$AQ$67])" office:value-type="float" office:value="3.57285719553394" calcext:value-type="float">
            <text:p>3.57285719553394</text:p>
          </table:table-cell>
          <table:table-cell table:formula="of:=[.$F14]*POWER([.$G14]-[.$C14]/100;[.$AR$67])" office:value-type="float" office:value="3.89191334309512" calcext:value-type="float">
            <text:p>3.89191334309512</text:p>
          </table:table-cell>
          <table:table-cell table:formula="of:=[.$F14]*POWER([.$G14]-[.$C14]/100;[.$AS$67])" office:value-type="float" office:value="4.23946120463351" calcext:value-type="float">
            <text:p>4.23946120463351</text:p>
          </table:table-cell>
          <table:table-cell table:formula="of:=[.$F14]*POWER([.$G14]-[.$C14]/100;[.$AT$67])" office:value-type="float" office:value="4.61804509020729" calcext:value-type="float">
            <text:p>4.61804509020729</text:p>
          </table:table-cell>
          <table:table-cell table:formula="of:=[.$F14]*POWER([.$G14]-[.$C14]/100;[.$AU$67])" office:value-type="float" office:value="5.0304365167628" calcext:value-type="float">
            <text:p>5.0304365167628</text:p>
          </table:table-cell>
          <table:table-cell table:formula="of:=[.$F14]*POWER([.$G14]-[.$C14]/100;[.$AV$67])" office:value-type="float" office:value="5.47965449770971" calcext:value-type="float">
            <text:p>5.4796544977097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Eurozone</text:p>
          </table:table-cell>
          <table:table-cell office:value-type="string" calcext:value-type="string">
            <text:p>LU208923811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1.07" calcext:value-type="float">
            <text:p>1.07</text:p>
          </table:table-cell>
          <table:table-cell table:number-columns-repeated="6"/>
          <table:table-cell office:value-type="float" office:value="0.52" calcext:value-type="float">
            <text:p>0.52</text:p>
          </table:table-cell>
          <table:table-cell/>
          <table:table-cell office:value-type="float" office:value="7.91" calcext:value-type="float">
            <text:p>7.9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17.59" calcext:value-type="float">
            <text:p>17.59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table:number-columns-repeated="4"/>
          <table:table-cell office:value-type="float" office:value="7.33" calcext:value-type="float">
            <text:p>7.33</text:p>
          </table:table-cell>
          <table:table-cell table:number-columns-repeated="2"/>
          <table:table-cell office:value-type="float" office:value="3.09" calcext:value-type="float">
            <text:p>3.09</text:p>
          </table:table-cell>
          <table:table-cell table:number-columns-repeated="7"/>
          <table:table-cell office:value-type="float" office:value="24.57" calcext:value-type="float">
            <text:p>24.57</text:p>
          </table:table-cell>
          <table:table-cell office:value-type="float" office:value="30.17" calcext:value-type="float">
            <text:p>30.17</text:p>
          </table:table-cell>
          <table:table-cell office:value-type="float" office:value="3.43" calcext:value-type="float">
            <text:p>3.43</text:p>
          </table:table-cell>
          <table:table-cell table:number-columns-repeated="11"/>
          <table:table-cell office:value-type="float" office:value="2.66" calcext:value-type="float">
            <text:p>2.66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  <table:table-cell table:formula="of:=SUM([.H15:.BR15])" office:value-type="float" office:value="99.55" calcext:value-type="float">
            <text:p>99.55</text:p>
          </table:table-cell>
          <table:table-cell table:number-columns-repeated="6"/>
          <table:table-cell table:formula="of:=(POWER([.$G$15]-[.$C$15]/100;[.H$67])-1)/([.$G$15]-[.$C$15]/100-1)" office:value-type="float" office:value="0" calcext:value-type="float">
            <text:p>0</text:p>
          </table:table-cell>
          <table:table-cell table:formula="of:=(POWER([.$G$15]-[.$C$15]/100;[.I$67])-1)/([.$G$15]-[.$C$15]/100-1)" office:value-type="float" office:value="1" calcext:value-type="float">
            <text:p>1</text:p>
          </table:table-cell>
          <table:table-cell table:formula="of:=(POWER([.$G$15]-[.$C$15]/100;[.J$67])-1)/([.$G$15]-[.$C$15]/100-1)" office:value-type="float" office:value="2.0695" calcext:value-type="float">
            <text:p>2.0695</text:p>
          </table:table-cell>
          <table:table-cell table:formula="of:=(POWER([.$G$15]-[.$C$15]/100;[.K$67])-1)/([.$G$15]-[.$C$15]/100-1)" office:value-type="float" office:value="3.21333025" calcext:value-type="float">
            <text:p>3.21333025</text:p>
          </table:table-cell>
          <table:table-cell table:formula="of:=(POWER([.$G$15]-[.$C$15]/100;[.L$67])-1)/([.$G$15]-[.$C$15]/100-1)" office:value-type="float" office:value="4.436656702375" calcext:value-type="float">
            <text:p>4.436656702375</text:p>
          </table:table-cell>
          <table:table-cell table:formula="of:=(POWER([.$G$15]-[.$C$15]/100;[.M$67])-1)/([.$G$15]-[.$C$15]/100-1)" office:value-type="float" office:value="5.74500434319006" calcext:value-type="float">
            <text:p>5.74500434319006</text:p>
          </table:table-cell>
          <table:table-cell table:formula="of:=(POWER([.$G$15]-[.$C$15]/100;[.N$67])-1)/([.$G$15]-[.$C$15]/100-1)" office:value-type="float" office:value="7.14428214504177" calcext:value-type="float">
            <text:p>7.14428214504177</text:p>
          </table:table-cell>
          <table:table-cell table:formula="of:=(POWER([.$G$15]-[.$C$15]/100;[.O$67])-1)/([.$G$15]-[.$C$15]/100-1)" office:value-type="float" office:value="8.64080975412218" calcext:value-type="float">
            <text:p>8.64080975412218</text:p>
          </table:table-cell>
          <table:table-cell table:formula="of:=(POWER([.$G$15]-[.$C$15]/100;[.P$67])-1)/([.$G$15]-[.$C$15]/100-1)" office:value-type="float" office:value="10.2413460320337" calcext:value-type="float">
            <text:p>10.2413460320337</text:p>
          </table:table-cell>
          <table:table-cell table:formula="of:=(POWER([.$G$15]-[.$C$15]/100;[.Q$67])-1)/([.$G$15]-[.$C$15]/100-1)" office:value-type="float" office:value="11.95311958126" calcext:value-type="float">
            <text:p>11.95311958126</text:p>
          </table:table-cell>
          <table:table-cell table:formula="of:=(POWER([.$G$15]-[.$C$15]/100;[.R$67])-1)/([.$G$15]-[.$C$15]/100-1)" office:value-type="float" office:value="13.7838613921576" calcext:value-type="float">
            <text:p>13.7838613921576</text:p>
          </table:table-cell>
          <table:table-cell table:formula="of:=(POWER([.$G$15]-[.$C$15]/100;[.S$67])-1)/([.$G$15]-[.$C$15]/100-1)" office:value-type="float" office:value="15.7418397589125" calcext:value-type="float">
            <text:p>15.7418397589125</text:p>
          </table:table-cell>
          <table:table-cell table:formula="of:=(POWER([.$G$15]-[.$C$15]/100;[.T$67])-1)/([.$G$15]-[.$C$15]/100-1)" office:value-type="float" office:value="17.835897622157" calcext:value-type="float">
            <text:p>17.835897622157</text:p>
          </table:table-cell>
          <table:table-cell table:formula="of:=(POWER([.$G$15]-[.$C$15]/100;[.U$67])-1)/([.$G$15]-[.$C$15]/100-1)" office:value-type="float" office:value="20.0754925068969" calcext:value-type="float">
            <text:p>20.0754925068969</text:p>
          </table:table-cell>
          <table:table-cell table:formula="of:=(POWER([.$G$15]-[.$C$15]/100;[.V$67])-1)/([.$G$15]-[.$C$15]/100-1)" office:value-type="float" office:value="22.4707392361262" calcext:value-type="float">
            <text:p>22.4707392361262</text:p>
          </table:table-cell>
          <table:table-cell table:formula="of:=(POWER([.$G$15]-[.$C$15]/100;[.W$67])-1)/([.$G$15]-[.$C$15]/100-1)" office:value-type="float" office:value="25.032455613037" calcext:value-type="float">
            <text:p>25.032455613037</text:p>
          </table:table-cell>
          <table:table-cell table:formula="of:=(POWER([.$G$15]-[.$C$15]/100;[.X$67])-1)/([.$G$15]-[.$C$15]/100-1)" office:value-type="float" office:value="27.7722112781431" calcext:value-type="float">
            <text:p>27.7722112781431</text:p>
          </table:table-cell>
          <table:table-cell table:formula="of:=(POWER([.$G$15]-[.$C$15]/100;[.Y$67])-1)/([.$G$15]-[.$C$15]/100-1)" office:value-type="float" office:value="30.702379961974" calcext:value-type="float">
            <text:p>30.702379961974</text:p>
          </table:table-cell>
          <table:table-cell table:formula="of:=(POWER([.$G$15]-[.$C$15]/100;[.Z$67])-1)/([.$G$15]-[.$C$15]/100-1)" office:value-type="float" office:value="33.8361953693312" calcext:value-type="float">
            <text:p>33.8361953693312</text:p>
          </table:table-cell>
          <table:table-cell table:formula="of:=(POWER([.$G$15]-[.$C$15]/100;[.AA$67])-1)/([.$G$15]-[.$C$15]/100-1)" office:value-type="float" office:value="37.1878109474997" calcext:value-type="float">
            <text:p>37.1878109474997</text:p>
          </table:table-cell>
          <table:table-cell table:formula="of:=(POWER([.$G$15]-[.$C$15]/100;[.AB$67])-1)/([.$G$15]-[.$C$15]/100-1)" office:value-type="float" office:value="40.772363808351" calcext:value-type="float">
            <text:p>40.772363808351</text:p>
          </table:table-cell>
          <table:table-cell table:formula="of:=(POWER([.$G$15]-[.$C$15]/100;[.AC$67])-1)/([.$G$15]-[.$C$15]/100-1)" office:value-type="float" office:value="44.6060430930314" calcext:value-type="float">
            <text:p>44.6060430930314</text:p>
          </table:table-cell>
          <table:table-cell table:formula="of:=(POWER([.$G$15]-[.$C$15]/100;[.AD$67])-1)/([.$G$15]-[.$C$15]/100-1)" office:value-type="float" office:value="48.706163087997" calcext:value-type="float">
            <text:p>48.706163087997</text:p>
          </table:table-cell>
          <table:table-cell table:formula="of:=(POWER([.$G$15]-[.$C$15]/100;[.AE$67])-1)/([.$G$15]-[.$C$15]/100-1)" office:value-type="float" office:value="53.0912414226128" calcext:value-type="float">
            <text:p>53.0912414226128</text:p>
          </table:table-cell>
          <table:table-cell table:formula="of:=(POWER([.$G$15]-[.$C$15]/100;[.AF$67])-1)/([.$G$15]-[.$C$15]/100-1)" office:value-type="float" office:value="57.7810827014844" calcext:value-type="float">
            <text:p>57.7810827014844</text:p>
          </table:table-cell>
          <table:table-cell table:formula="of:=(POWER([.$G$15]-[.$C$15]/100;[.AG$67])-1)/([.$G$15]-[.$C$15]/100-1)" office:value-type="float" office:value="62.7968679492376" calcext:value-type="float">
            <text:p>62.7968679492376</text:p>
          </table:table-cell>
          <table:table-cell table:formula="of:=(POWER([.$G$15]-[.$C$15]/100;[.AH$67])-1)/([.$G$15]-[.$C$15]/100-1)" office:value-type="float" office:value="68.1612502717096" calcext:value-type="float">
            <text:p>68.1612502717096</text:p>
          </table:table-cell>
          <table:table-cell table:formula="of:=(POWER([.$G$15]-[.$C$15]/100;[.AI$67])-1)/([.$G$15]-[.$C$15]/100-1)" office:value-type="float" office:value="73.8984571655935" calcext:value-type="float">
            <text:p>73.8984571655935</text:p>
          </table:table-cell>
          <table:table-cell table:formula="of:=(POWER([.$G$15]-[.$C$15]/100;[.AJ$67])-1)/([.$G$15]-[.$C$15]/100-1)" office:value-type="float" office:value="80.0343999386022" calcext:value-type="float">
            <text:p>80.0343999386022</text:p>
          </table:table-cell>
          <table:table-cell table:formula="of:=(POWER([.$G$15]-[.$C$15]/100;[.AK$67])-1)/([.$G$15]-[.$C$15]/100-1)" office:value-type="float" office:value="86.5967907343351" calcext:value-type="float">
            <text:p>86.5967907343351</text:p>
          </table:table-cell>
          <table:table-cell table:formula="of:=(POWER([.$G$15]-[.$C$15]/100;[.AL$67])-1)/([.$G$15]-[.$C$15]/100-1)" office:value-type="float" office:value="93.6152676903714" calcext:value-type="float">
            <text:p>93.6152676903714</text:p>
          </table:table-cell>
          <table:table-cell table:formula="of:=(POWER([.$G$15]-[.$C$15]/100;[.AM$67])-1)/([.$G$15]-[.$C$15]/100-1)" office:value-type="float" office:value="101.121528794852" calcext:value-type="float">
            <text:p>101.121528794852</text:p>
          </table:table-cell>
          <table:table-cell table:formula="of:=(POWER([.$G$15]-[.$C$15]/100;[.AN$67])-1)/([.$G$15]-[.$C$15]/100-1)" office:value-type="float" office:value="109.149475046094" calcext:value-type="float">
            <text:p>109.149475046094</text:p>
          </table:table-cell>
          <table:table-cell table:formula="of:=(POWER([.$G$15]-[.$C$15]/100;[.AO$67])-1)/([.$G$15]-[.$C$15]/100-1)" office:value-type="float" office:value="117.735363561798" calcext:value-type="float">
            <text:p>117.735363561798</text:p>
          </table:table-cell>
          <table:table-cell table:formula="of:=(POWER([.$G$15]-[.$C$15]/100;[.AP$67])-1)/([.$G$15]-[.$C$15]/100-1)" office:value-type="float" office:value="126.917971329343" calcext:value-type="float">
            <text:p>126.917971329343</text:p>
          </table:table-cell>
          <table:table-cell table:formula="of:=(POWER([.$G$15]-[.$C$15]/100;[.AQ$67])-1)/([.$G$15]-[.$C$15]/100-1)" office:value-type="float" office:value="136.738770336732" calcext:value-type="float">
            <text:p>136.738770336732</text:p>
          </table:table-cell>
          <table:table-cell table:formula="of:=(POWER([.$G$15]-[.$C$15]/100;[.AR$67])-1)/([.$G$15]-[.$C$15]/100-1)" office:value-type="float" office:value="147.242114875135" calcext:value-type="float">
            <text:p>147.242114875135</text:p>
          </table:table-cell>
          <table:table-cell table:formula="of:=(POWER([.$G$15]-[.$C$15]/100;[.AS$67])-1)/([.$G$15]-[.$C$15]/100-1)" office:value-type="float" office:value="158.475441858957" calcext:value-type="float">
            <text:p>158.475441858957</text:p>
          </table:table-cell>
          <table:table-cell table:formula="of:=(POWER([.$G$15]-[.$C$15]/100;[.AT$67])-1)/([.$G$15]-[.$C$15]/100-1)" office:value-type="float" office:value="170.489485068155" calcext:value-type="float">
            <text:p>170.489485068155</text:p>
          </table:table-cell>
          <table:table-cell table:formula="of:=(POWER([.$G$15]-[.$C$15]/100;[.AU$67])-1)/([.$G$15]-[.$C$15]/100-1)" office:value-type="float" office:value="183.338504280391" calcext:value-type="float">
            <text:p>183.338504280391</text:p>
          </table:table-cell>
          <table:table-cell table:formula="of:=(POWER([.$G$15]-[.$C$15]/100;[.AV$67])-1)/([.$G$15]-[.$C$15]/100-1)" office:value-type="float" office:value="197.080530327879" calcext:value-type="float">
            <text:p>197.080530327879</text:p>
          </table:table-cell>
          <table:table-cell table:number-columns-repeated="2"/>
          <table:table-cell table:formula="of:=[.$F15]*POWER([.$G15]-[.$C15]/100;[.$H$67])" office:value-type="float" office:value="0.18" calcext:value-type="float">
            <text:p>0.18</text:p>
          </table:table-cell>
          <table:table-cell table:formula="of:=[.$F15]*POWER([.$G15]-[.$C15]/100;[.$I$67])" office:value-type="float" office:value="0.19251" calcext:value-type="float">
            <text:p>0.19251</text:p>
          </table:table-cell>
          <table:table-cell table:formula="of:=[.$F15]*POWER([.$G15]-[.$C15]/100;[.$J$67])" office:value-type="float" office:value="0.205889445" calcext:value-type="float">
            <text:p>0.205889445</text:p>
          </table:table-cell>
          <table:table-cell table:formula="of:=[.$F15]*POWER([.$G15]-[.$C15]/100;[.$K$67])" office:value-type="float" office:value="0.2201987614275" calcext:value-type="float">
            <text:p>0.2201987614275</text:p>
          </table:table-cell>
          <table:table-cell table:formula="of:=[.$F15]*POWER([.$G15]-[.$C15]/100;[.$L$67])" office:value-type="float" office:value="0.235502575346711" calcext:value-type="float">
            <text:p>0.235502575346711</text:p>
          </table:table-cell>
          <table:table-cell table:formula="of:=[.$F15]*POWER([.$G15]-[.$C15]/100;[.$M$67])" office:value-type="float" office:value="0.251870004333308" calcext:value-type="float">
            <text:p>0.251870004333308</text:p>
          </table:table-cell>
          <table:table-cell table:formula="of:=[.$F15]*POWER([.$G15]-[.$C15]/100;[.$N$67])" office:value-type="float" office:value="0.269374969634473" calcext:value-type="float">
            <text:p>0.269374969634473</text:p>
          </table:table-cell>
          <table:table-cell table:formula="of:=[.$F15]*POWER([.$G15]-[.$C15]/100;[.$O$67])" office:value-type="float" office:value="0.288096530024069" calcext:value-type="float">
            <text:p>0.288096530024069</text:p>
          </table:table-cell>
          <table:table-cell table:formula="of:=[.$F15]*POWER([.$G15]-[.$C15]/100;[.$P$67])" office:value-type="float" office:value="0.308119238860741" calcext:value-type="float">
            <text:p>0.308119238860741</text:p>
          </table:table-cell>
          <table:table-cell table:formula="of:=[.$F15]*POWER([.$G15]-[.$C15]/100;[.$Q$67])" office:value-type="float" office:value="0.329533525961563" calcext:value-type="float">
            <text:p>0.329533525961563</text:p>
          </table:table-cell>
          <table:table-cell table:formula="of:=[.$F15]*POWER([.$G15]-[.$C15]/100;[.$R$67])" office:value-type="float" office:value="0.352436106015892" calcext:value-type="float">
            <text:p>0.352436106015892</text:p>
          </table:table-cell>
          <table:table-cell table:formula="of:=[.$F15]*POWER([.$G15]-[.$C15]/100;[.$S$67])" office:value-type="float" office:value="0.376930415383996" calcext:value-type="float">
            <text:p>0.376930415383996</text:p>
          </table:table-cell>
          <table:table-cell table:formula="of:=[.$F15]*POWER([.$G15]-[.$C15]/100;[.$T$67])" office:value-type="float" office:value="0.403127079253184" calcext:value-type="float">
            <text:p>0.403127079253184</text:p>
          </table:table-cell>
          <table:table-cell table:formula="of:=[.$F15]*POWER([.$G15]-[.$C15]/100;[.$U$67])" office:value-type="float" office:value="0.43114441126128" calcext:value-type="float">
            <text:p>0.43114441126128</text:p>
          </table:table-cell>
          <table:table-cell table:formula="of:=[.$F15]*POWER([.$G15]-[.$C15]/100;[.$V$67])" office:value-type="float" office:value="0.461108947843939" calcext:value-type="float">
            <text:p>0.461108947843939</text:p>
          </table:table-cell>
          <table:table-cell table:formula="of:=[.$F15]*POWER([.$G15]-[.$C15]/100;[.$W$67])" office:value-type="float" office:value="0.493156019719093" calcext:value-type="float">
            <text:p>0.493156019719093</text:p>
          </table:table-cell>
          <table:table-cell table:formula="of:=[.$F15]*POWER([.$G15]-[.$C15]/100;[.$X$67])" office:value-type="float" office:value="0.52743036308957" calcext:value-type="float">
            <text:p>0.52743036308957</text:p>
          </table:table-cell>
          <table:table-cell table:formula="of:=[.$F15]*POWER([.$G15]-[.$C15]/100;[.$Y$67])" office:value-type="float" office:value="0.564086773324295" calcext:value-type="float">
            <text:p>0.564086773324295</text:p>
          </table:table-cell>
          <table:table-cell table:formula="of:=[.$F15]*POWER([.$G15]-[.$C15]/100;[.$Z$67])" office:value-type="float" office:value="0.603290804070334" calcext:value-type="float">
            <text:p>0.603290804070334</text:p>
          </table:table-cell>
          <table:table-cell table:formula="of:=[.$F15]*POWER([.$G15]-[.$C15]/100;[.$AA$67])" office:value-type="float" office:value="0.645219514953222" calcext:value-type="float">
            <text:p>0.645219514953222</text:p>
          </table:table-cell>
          <table:table-cell table:formula="of:=[.$F15]*POWER([.$G15]-[.$C15]/100;[.$AB$67])" office:value-type="float" office:value="0.690062271242471" calcext:value-type="float">
            <text:p>0.690062271242471</text:p>
          </table:table-cell>
          <table:table-cell table:formula="of:=[.$F15]*POWER([.$G15]-[.$C15]/100;[.$AC$67])" office:value-type="float" office:value="0.738021599093823" calcext:value-type="float">
            <text:p>0.738021599093823</text:p>
          </table:table-cell>
          <table:table-cell table:formula="of:=[.$F15]*POWER([.$G15]-[.$C15]/100;[.$AD$67])" office:value-type="float" office:value="0.789314100230844" calcext:value-type="float">
            <text:p>0.789314100230844</text:p>
          </table:table-cell>
          <table:table-cell table:formula="of:=[.$F15]*POWER([.$G15]-[.$C15]/100;[.$AE$67])" office:value-type="float" office:value="0.844171430196888" calcext:value-type="float">
            <text:p>0.844171430196888</text:p>
          </table:table-cell>
          <table:table-cell table:formula="of:=[.$F15]*POWER([.$G15]-[.$C15]/100;[.$AF$67])" office:value-type="float" office:value="0.902841344595571" calcext:value-type="float">
            <text:p>0.902841344595571</text:p>
          </table:table-cell>
          <table:table-cell table:formula="of:=[.$F15]*POWER([.$G15]-[.$C15]/100;[.$AG$67])" office:value-type="float" office:value="0.965588818044964" calcext:value-type="float">
            <text:p>0.965588818044964</text:p>
          </table:table-cell>
          <table:table-cell table:formula="of:=[.$F15]*POWER([.$G15]-[.$C15]/100;[.$AH$67])" office:value-type="float" office:value="1.03269724089909" calcext:value-type="float">
            <text:p>1.03269724089909</text:p>
          </table:table-cell>
          <table:table-cell table:formula="of:=[.$F15]*POWER([.$G15]-[.$C15]/100;[.$AI$67])" office:value-type="float" office:value="1.10446969914158" calcext:value-type="float">
            <text:p>1.10446969914158</text:p>
          </table:table-cell>
          <table:table-cell table:formula="of:=[.$F15]*POWER([.$G15]-[.$C15]/100;[.$AJ$67])" office:value-type="float" office:value="1.18123034323192" calcext:value-type="float">
            <text:p>1.18123034323192</text:p>
          </table:table-cell>
          <table:table-cell table:formula="of:=[.$F15]*POWER([.$G15]-[.$C15]/100;[.$AK$67])" office:value-type="float" office:value="1.26332585208653" calcext:value-type="float">
            <text:p>1.26332585208653</text:p>
          </table:table-cell>
          <table:table-cell table:formula="of:=[.$F15]*POWER([.$G15]-[.$C15]/100;[.$AL$67])" office:value-type="float" office:value="1.35112699880655" calcext:value-type="float">
            <text:p>1.35112699880655</text:p>
          </table:table-cell>
          <table:table-cell table:formula="of:=[.$F15]*POWER([.$G15]-[.$C15]/100;[.$AM$67])" office:value-type="float" office:value="1.4450303252236" calcext:value-type="float">
            <text:p>1.4450303252236</text:p>
          </table:table-cell>
          <table:table-cell table:formula="of:=[.$F15]*POWER([.$G15]-[.$C15]/100;[.$AN$67])" office:value-type="float" office:value="1.54545993282664" calcext:value-type="float">
            <text:p>1.54545993282664</text:p>
          </table:table-cell>
          <table:table-cell table:formula="of:=[.$F15]*POWER([.$G15]-[.$C15]/100;[.$AO$67])" office:value-type="float" office:value="1.6528693981581" calcext:value-type="float">
            <text:p>1.6528693981581</text:p>
          </table:table-cell>
          <table:table-cell table:formula="of:=[.$F15]*POWER([.$G15]-[.$C15]/100;[.$AP$67])" office:value-type="float" office:value="1.76774382133008" calcext:value-type="float">
            <text:p>1.76774382133008</text:p>
          </table:table-cell>
          <table:table-cell table:formula="of:=[.$F15]*POWER([.$G15]-[.$C15]/100;[.$AQ$67])" office:value-type="float" office:value="1.89060201691252" calcext:value-type="float">
            <text:p>1.89060201691252</text:p>
          </table:table-cell>
          <table:table-cell table:formula="of:=[.$F15]*POWER([.$G15]-[.$C15]/100;[.$AR$67])" office:value-type="float" office:value="2.02199885708795" calcext:value-type="float">
            <text:p>2.02199885708795</text:p>
          </table:table-cell>
          <table:table-cell table:formula="of:=[.$F15]*POWER([.$G15]-[.$C15]/100;[.$AS$67])" office:value-type="float" office:value="2.16252777765556" calcext:value-type="float">
            <text:p>2.16252777765556</text:p>
          </table:table-cell>
          <table:table-cell table:formula="of:=[.$F15]*POWER([.$G15]-[.$C15]/100;[.$AT$67])" office:value-type="float" office:value="2.31282345820262" calcext:value-type="float">
            <text:p>2.31282345820262</text:p>
          </table:table-cell>
          <table:table-cell table:formula="of:=[.$F15]*POWER([.$G15]-[.$C15]/100;[.$AU$67])" office:value-type="float" office:value="2.4735646885477" calcext:value-type="float">
            <text:p>2.4735646885477</text:p>
          </table:table-cell>
          <table:table-cell table:formula="of:=[.$F15]*POWER([.$G15]-[.$C15]/100;[.$AV$67])" office:value-type="float" office:value="2.64547743440177" calcext:value-type="float">
            <text:p>2.6454774344017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IMI</text:p>
          </table:table-cell>
          <table:table-cell office:value-type="string" calcext:value-type="string">
            <text:p>IE00BKM4GZ6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Shares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2" calcext:value-type="float">
            <text:p>0.212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1.27" calcext:value-type="float">
            <text:p>1.27</text:p>
          </table:table-cell>
          <table:table-cell office:value-type="float" office:value="0.87" calcext:value-type="float">
            <text:p>0.87</text:p>
          </table:table-cell>
          <table:table-cell office:value-type="float" office:value="1.92" calcext:value-type="float">
            <text:p>1.92</text:p>
          </table:table-cell>
          <table:table-cell office:value-type="float" office:value="16.49" calcext:value-type="float">
            <text:p>16.4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2.78" calcext:value-type="float">
            <text:p>12.78</text:p>
          </table:table-cell>
          <table:table-cell office:value-type="float" office:value="2.85" calcext:value-type="float">
            <text:p>2.8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3.94" calcext:value-type="float">
            <text:p>3.94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5"/>
          <table:table-cell office:value-type="float" office:value="1.11" calcext:value-type="float">
            <text:p>1.11</text:p>
          </table:table-cell>
          <table:table-cell office:value-type="float" office:value="1.89" calcext:value-type="float">
            <text:p>1.89</text:p>
          </table:table-cell>
          <table:table-cell office:value-type="float" office:value="17.3" calcext:value-type="float">
            <text:p>17.3</text:p>
          </table:table-cell>
          <table:table-cell office:value-type="float" office:value="0.22" calcext:value-type="float">
            <text:p>0.2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22.31" calcext:value-type="float">
            <text:p>22.31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5.29" calcext:value-type="float">
            <text:p>5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  <table:table-cell table:formula="of:=SUM([.H16:.BR16])" office:value-type="float" office:value="98.71" calcext:value-type="float">
            <text:p>98.71</text:p>
          </table:table-cell>
          <table:table-cell table:number-columns-repeated="6"/>
          <table:table-cell table:formula="of:=(POWER([.$G$16]-[.$C$16]/100;[.H$67])-1)/([.$G$16]-[.$C$16]/100-1)" office:value-type="float" office:value="0" calcext:value-type="float">
            <text:p>0</text:p>
          </table:table-cell>
          <table:table-cell table:formula="of:=(POWER([.$G$16]-[.$C$16]/100;[.I$67])-1)/([.$G$16]-[.$C$16]/100-1)" office:value-type="float" office:value="1" calcext:value-type="float">
            <text:p>1</text:p>
          </table:table-cell>
          <table:table-cell table:formula="of:=(POWER([.$G$16]-[.$C$16]/100;[.J$67])-1)/([.$G$16]-[.$C$16]/100-1)" office:value-type="float" office:value="2.0482" calcext:value-type="float">
            <text:p>2.0482</text:p>
          </table:table-cell>
          <table:table-cell table:formula="of:=(POWER([.$G$16]-[.$C$16]/100;[.K$67])-1)/([.$G$16]-[.$C$16]/100-1)" office:value-type="float" office:value="3.14692324" calcext:value-type="float">
            <text:p>3.14692324</text:p>
          </table:table-cell>
          <table:table-cell table:formula="of:=(POWER([.$G$16]-[.$C$16]/100;[.L$67])-1)/([.$G$16]-[.$C$16]/100-1)" office:value-type="float" office:value="4.298604940168" calcext:value-type="float">
            <text:p>4.298604940168</text:p>
          </table:table-cell>
          <table:table-cell table:formula="of:=(POWER([.$G$16]-[.$C$16]/100;[.M$67])-1)/([.$G$16]-[.$C$16]/100-1)" office:value-type="float" office:value="5.5057976982841" calcext:value-type="float">
            <text:p>5.5057976982841</text:p>
          </table:table-cell>
          <table:table-cell table:formula="of:=(POWER([.$G$16]-[.$C$16]/100;[.N$67])-1)/([.$G$16]-[.$C$16]/100-1)" office:value-type="float" office:value="6.77117714734139" calcext:value-type="float">
            <text:p>6.77117714734139</text:p>
          </table:table-cell>
          <table:table-cell table:formula="of:=(POWER([.$G$16]-[.$C$16]/100;[.O$67])-1)/([.$G$16]-[.$C$16]/100-1)" office:value-type="float" office:value="8.09754788584325" calcext:value-type="float">
            <text:p>8.09754788584325</text:p>
          </table:table-cell>
          <table:table-cell table:formula="of:=(POWER([.$G$16]-[.$C$16]/100;[.P$67])-1)/([.$G$16]-[.$C$16]/100-1)" office:value-type="float" office:value="9.48784969394089" calcext:value-type="float">
            <text:p>9.48784969394089</text:p>
          </table:table-cell>
          <table:table-cell table:formula="of:=(POWER([.$G$16]-[.$C$16]/100;[.Q$67])-1)/([.$G$16]-[.$C$16]/100-1)" office:value-type="float" office:value="10.9451640491888" calcext:value-type="float">
            <text:p>10.9451640491888</text:p>
          </table:table-cell>
          <table:table-cell table:formula="of:=(POWER([.$G$16]-[.$C$16]/100;[.R$67])-1)/([.$G$16]-[.$C$16]/100-1)" office:value-type="float" office:value="12.4727209563597" calcext:value-type="float">
            <text:p>12.4727209563597</text:p>
          </table:table-cell>
          <table:table-cell table:formula="of:=(POWER([.$G$16]-[.$C$16]/100;[.S$67])-1)/([.$G$16]-[.$C$16]/100-1)" office:value-type="float" office:value="14.0739061064563" calcext:value-type="float">
            <text:p>14.0739061064563</text:p>
          </table:table-cell>
          <table:table-cell table:formula="of:=(POWER([.$G$16]-[.$C$16]/100;[.T$67])-1)/([.$G$16]-[.$C$16]/100-1)" office:value-type="float" office:value="15.7522683807875" calcext:value-type="float">
            <text:p>15.7522683807875</text:p>
          </table:table-cell>
          <table:table-cell table:formula="of:=(POWER([.$G$16]-[.$C$16]/100;[.U$67])-1)/([.$G$16]-[.$C$16]/100-1)" office:value-type="float" office:value="17.5115277167414" calcext:value-type="float">
            <text:p>17.5115277167414</text:p>
          </table:table-cell>
          <table:table-cell table:formula="of:=(POWER([.$G$16]-[.$C$16]/100;[.V$67])-1)/([.$G$16]-[.$C$16]/100-1)" office:value-type="float" office:value="19.3555833526884" calcext:value-type="float">
            <text:p>19.3555833526884</text:p>
          </table:table-cell>
          <table:table-cell table:formula="of:=(POWER([.$G$16]-[.$C$16]/100;[.W$67])-1)/([.$G$16]-[.$C$16]/100-1)" office:value-type="float" office:value="21.288522470288" calcext:value-type="float">
            <text:p>21.288522470288</text:p>
          </table:table-cell>
          <table:table-cell table:formula="of:=(POWER([.$G$16]-[.$C$16]/100;[.X$67])-1)/([.$G$16]-[.$C$16]/100-1)" office:value-type="float" office:value="23.3146292533558" calcext:value-type="float">
            <text:p>23.3146292533558</text:p>
          </table:table-cell>
          <table:table-cell table:formula="of:=(POWER([.$G$16]-[.$C$16]/100;[.Y$67])-1)/([.$G$16]-[.$C$16]/100-1)" office:value-type="float" office:value="25.4383943833676" calcext:value-type="float">
            <text:p>25.4383943833676</text:p>
          </table:table-cell>
          <table:table-cell table:formula="of:=(POWER([.$G$16]-[.$C$16]/100;[.Z$67])-1)/([.$G$16]-[.$C$16]/100-1)" office:value-type="float" office:value="27.6645249926459" calcext:value-type="float">
            <text:p>27.6645249926459</text:p>
          </table:table-cell>
          <table:table-cell table:formula="of:=(POWER([.$G$16]-[.$C$16]/100;[.AA$67])-1)/([.$G$16]-[.$C$16]/100-1)" office:value-type="float" office:value="29.9979550972914" calcext:value-type="float">
            <text:p>29.9979550972914</text:p>
          </table:table-cell>
          <table:table-cell table:formula="of:=(POWER([.$G$16]-[.$C$16]/100;[.AB$67])-1)/([.$G$16]-[.$C$16]/100-1)" office:value-type="float" office:value="32.4438565329809" calcext:value-type="float">
            <text:p>32.4438565329809</text:p>
          </table:table-cell>
          <table:table-cell table:formula="of:=(POWER([.$G$16]-[.$C$16]/100;[.AC$67])-1)/([.$G$16]-[.$C$16]/100-1)" office:value-type="float" office:value="35.0076504178706" calcext:value-type="float">
            <text:p>35.0076504178706</text:p>
          </table:table-cell>
          <table:table-cell table:formula="of:=(POWER([.$G$16]-[.$C$16]/100;[.AD$67])-1)/([.$G$16]-[.$C$16]/100-1)" office:value-type="float" office:value="37.6950191680119" calcext:value-type="float">
            <text:p>37.6950191680119</text:p>
          </table:table-cell>
          <table:table-cell table:formula="of:=(POWER([.$G$16]-[.$C$16]/100;[.AE$67])-1)/([.$G$16]-[.$C$16]/100-1)" office:value-type="float" office:value="40.5119190919101" calcext:value-type="float">
            <text:p>40.5119190919101</text:p>
          </table:table-cell>
          <table:table-cell table:formula="of:=(POWER([.$G$16]-[.$C$16]/100;[.AF$67])-1)/([.$G$16]-[.$C$16]/100-1)" office:value-type="float" office:value="43.4645935921402" calcext:value-type="float">
            <text:p>43.4645935921402</text:p>
          </table:table-cell>
          <table:table-cell table:formula="of:=(POWER([.$G$16]-[.$C$16]/100;[.AG$67])-1)/([.$G$16]-[.$C$16]/100-1)" office:value-type="float" office:value="46.5595870032813" calcext:value-type="float">
            <text:p>46.5595870032813</text:p>
          </table:table-cell>
          <table:table-cell table:formula="of:=(POWER([.$G$16]-[.$C$16]/100;[.AH$67])-1)/([.$G$16]-[.$C$16]/100-1)" office:value-type="float" office:value="49.8037590968395" calcext:value-type="float">
            <text:p>49.8037590968395</text:p>
          </table:table-cell>
          <table:table-cell table:formula="of:=(POWER([.$G$16]-[.$C$16]/100;[.AI$67])-1)/([.$G$16]-[.$C$16]/100-1)" office:value-type="float" office:value="53.2043002853072" calcext:value-type="float">
            <text:p>53.2043002853072</text:p>
          </table:table-cell>
          <table:table-cell table:formula="of:=(POWER([.$G$16]-[.$C$16]/100;[.AJ$67])-1)/([.$G$16]-[.$C$16]/100-1)" office:value-type="float" office:value="56.768747559059" calcext:value-type="float">
            <text:p>56.768747559059</text:p>
          </table:table-cell>
          <table:table-cell table:formula="of:=(POWER([.$G$16]-[.$C$16]/100;[.AK$67])-1)/([.$G$16]-[.$C$16]/100-1)" office:value-type="float" office:value="60.5050011914056" calcext:value-type="float">
            <text:p>60.5050011914056</text:p>
          </table:table-cell>
          <table:table-cell table:formula="of:=(POWER([.$G$16]-[.$C$16]/100;[.AL$67])-1)/([.$G$16]-[.$C$16]/100-1)" office:value-type="float" office:value="64.4213422488313" calcext:value-type="float">
            <text:p>64.4213422488313</text:p>
          </table:table-cell>
          <table:table-cell table:formula="of:=(POWER([.$G$16]-[.$C$16]/100;[.AM$67])-1)/([.$G$16]-[.$C$16]/100-1)" office:value-type="float" office:value="68.526450945225" calcext:value-type="float">
            <text:p>68.526450945225</text:p>
          </table:table-cell>
          <table:table-cell table:formula="of:=(POWER([.$G$16]-[.$C$16]/100;[.AN$67])-1)/([.$G$16]-[.$C$16]/100-1)" office:value-type="float" office:value="72.8294258807849" calcext:value-type="float">
            <text:p>72.8294258807849</text:p>
          </table:table-cell>
          <table:table-cell table:formula="of:=(POWER([.$G$16]-[.$C$16]/100;[.AO$67])-1)/([.$G$16]-[.$C$16]/100-1)" office:value-type="float" office:value="77.3398042082387" calcext:value-type="float">
            <text:p>77.3398042082387</text:p>
          </table:table-cell>
          <table:table-cell table:formula="of:=(POWER([.$G$16]-[.$C$16]/100;[.AP$67])-1)/([.$G$16]-[.$C$16]/100-1)" office:value-type="float" office:value="82.0675827710758" calcext:value-type="float">
            <text:p>82.0675827710758</text:p>
          </table:table-cell>
          <table:table-cell table:formula="of:=(POWER([.$G$16]-[.$C$16]/100;[.AQ$67])-1)/([.$G$16]-[.$C$16]/100-1)" office:value-type="float" office:value="87.0232402606417" calcext:value-type="float">
            <text:p>87.0232402606417</text:p>
          </table:table-cell>
          <table:table-cell table:formula="of:=(POWER([.$G$16]-[.$C$16]/100;[.AR$67])-1)/([.$G$16]-[.$C$16]/100-1)" office:value-type="float" office:value="92.2177604412046" calcext:value-type="float">
            <text:p>92.2177604412046</text:p>
          </table:table-cell>
          <table:table-cell table:formula="of:=(POWER([.$G$16]-[.$C$16]/100;[.AS$67])-1)/([.$G$16]-[.$C$16]/100-1)" office:value-type="float" office:value="97.6626564944707" calcext:value-type="float">
            <text:p>97.6626564944707</text:p>
          </table:table-cell>
          <table:table-cell table:formula="of:=(POWER([.$G$16]-[.$C$16]/100;[.AT$67])-1)/([.$G$16]-[.$C$16]/100-1)" office:value-type="float" office:value="103.369996537504" calcext:value-type="float">
            <text:p>103.369996537504</text:p>
          </table:table-cell>
          <table:table-cell table:formula="of:=(POWER([.$G$16]-[.$C$16]/100;[.AU$67])-1)/([.$G$16]-[.$C$16]/100-1)" office:value-type="float" office:value="109.352430370612" calcext:value-type="float">
            <text:p>109.352430370612</text:p>
          </table:table-cell>
          <table:table-cell table:formula="of:=(POWER([.$G$16]-[.$C$16]/100;[.AV$67])-1)/([.$G$16]-[.$C$16]/100-1)" office:value-type="float" office:value="115.623217514475" calcext:value-type="float">
            <text:p>115.623217514475</text:p>
          </table:table-cell>
          <table:table-cell table:number-columns-repeated="2"/>
          <table:table-cell table:formula="of:=[.$F16]*POWER([.$G16]-[.$C16]/100;[.$H$67])" office:value-type="float" office:value="0.212" calcext:value-type="float">
            <text:p>0.212</text:p>
          </table:table-cell>
          <table:table-cell table:formula="of:=[.$F16]*POWER([.$G16]-[.$C16]/100;[.$I$67])" office:value-type="float" office:value="0.2222184" calcext:value-type="float">
            <text:p>0.2222184</text:p>
          </table:table-cell>
          <table:table-cell table:formula="of:=[.$F16]*POWER([.$G16]-[.$C16]/100;[.$J$67])" office:value-type="float" office:value="0.23292932688" calcext:value-type="float">
            <text:p>0.23292932688</text:p>
          </table:table-cell>
          <table:table-cell table:formula="of:=[.$F16]*POWER([.$G16]-[.$C16]/100;[.$K$67])" office:value-type="float" office:value="0.244156520435616" calcext:value-type="float">
            <text:p>0.244156520435616</text:p>
          </table:table-cell>
          <table:table-cell table:formula="of:=[.$F16]*POWER([.$G16]-[.$C16]/100;[.$L$67])" office:value-type="float" office:value="0.255924864720613" calcext:value-type="float">
            <text:p>0.255924864720613</text:p>
          </table:table-cell>
          <table:table-cell table:formula="of:=[.$F16]*POWER([.$G16]-[.$C16]/100;[.$M$67])" office:value-type="float" office:value="0.268260443200146" calcext:value-type="float">
            <text:p>0.268260443200146</text:p>
          </table:table-cell>
          <table:table-cell table:formula="of:=[.$F16]*POWER([.$G16]-[.$C16]/100;[.$N$67])" office:value-type="float" office:value="0.281190596562393" calcext:value-type="float">
            <text:p>0.281190596562393</text:p>
          </table:table-cell>
          <table:table-cell table:formula="of:=[.$F16]*POWER([.$G16]-[.$C16]/100;[.$O$67])" office:value-type="float" office:value="0.294743983316701" calcext:value-type="float">
            <text:p>0.294743983316701</text:p>
          </table:table-cell>
          <table:table-cell table:formula="of:=[.$F16]*POWER([.$G16]-[.$C16]/100;[.$P$67])" office:value-type="float" office:value="0.308950643312566" calcext:value-type="float">
            <text:p>0.308950643312566</text:p>
          </table:table-cell>
          <table:table-cell table:formula="of:=[.$F16]*POWER([.$G16]-[.$C16]/100;[.$Q$67])" office:value-type="float" office:value="0.323842064320231" calcext:value-type="float">
            <text:p>0.323842064320231</text:p>
          </table:table-cell>
          <table:table-cell table:formula="of:=[.$F16]*POWER([.$G16]-[.$C16]/100;[.$R$67])" office:value-type="float" office:value="0.339451251820467" calcext:value-type="float">
            <text:p>0.339451251820467</text:p>
          </table:table-cell>
          <table:table-cell table:formula="of:=[.$F16]*POWER([.$G16]-[.$C16]/100;[.$S$67])" office:value-type="float" office:value="0.355812802158213" calcext:value-type="float">
            <text:p>0.355812802158213</text:p>
          </table:table-cell>
          <table:table-cell table:formula="of:=[.$F16]*POWER([.$G16]-[.$C16]/100;[.$T$67])" office:value-type="float" office:value="0.372962979222239" calcext:value-type="float">
            <text:p>0.372962979222239</text:p>
          </table:table-cell>
          <table:table-cell table:formula="of:=[.$F16]*POWER([.$G16]-[.$C16]/100;[.$U$67])" office:value-type="float" office:value="0.390939794820751" calcext:value-type="float">
            <text:p>0.390939794820751</text:p>
          </table:table-cell>
          <table:table-cell table:formula="of:=[.$F16]*POWER([.$G16]-[.$C16]/100;[.$V$67])" office:value-type="float" office:value="0.409783092931111" calcext:value-type="float">
            <text:p>0.409783092931111</text:p>
          </table:table-cell>
          <table:table-cell table:formula="of:=[.$F16]*POWER([.$G16]-[.$C16]/100;[.$W$67])" office:value-type="float" office:value="0.429534638010391" calcext:value-type="float">
            <text:p>0.429534638010391</text:p>
          </table:table-cell>
          <table:table-cell table:formula="of:=[.$F16]*POWER([.$G16]-[.$C16]/100;[.$X$67])" office:value-type="float" office:value="0.450238207562491" calcext:value-type="float">
            <text:p>0.450238207562491</text:p>
          </table:table-cell>
          <table:table-cell table:formula="of:=[.$F16]*POWER([.$G16]-[.$C16]/100;[.$Y$67])" office:value-type="float" office:value="0.471939689167003" calcext:value-type="float">
            <text:p>0.471939689167003</text:p>
          </table:table-cell>
          <table:table-cell table:formula="of:=[.$F16]*POWER([.$G16]-[.$C16]/100;[.$Z$67])" office:value-type="float" office:value="0.494687182184853" calcext:value-type="float">
            <text:p>0.494687182184853</text:p>
          </table:table-cell>
          <table:table-cell table:formula="of:=[.$F16]*POWER([.$G16]-[.$C16]/100;[.$AA$67])" office:value-type="float" office:value="0.518531104366163" calcext:value-type="float">
            <text:p>0.518531104366163</text:p>
          </table:table-cell>
          <table:table-cell table:formula="of:=[.$F16]*POWER([.$G16]-[.$C16]/100;[.$AB$67])" office:value-type="float" office:value="0.543524303596612" calcext:value-type="float">
            <text:p>0.543524303596612</text:p>
          </table:table-cell>
          <table:table-cell table:formula="of:=[.$F16]*POWER([.$G16]-[.$C16]/100;[.$AC$67])" office:value-type="float" office:value="0.569722175029969" calcext:value-type="float">
            <text:p>0.569722175029969</text:p>
          </table:table-cell>
          <table:table-cell table:formula="of:=[.$F16]*POWER([.$G16]-[.$C16]/100;[.$AD$67])" office:value-type="float" office:value="0.597182783866413" calcext:value-type="float">
            <text:p>0.597182783866413</text:p>
          </table:table-cell>
          <table:table-cell table:formula="of:=[.$F16]*POWER([.$G16]-[.$C16]/100;[.$AE$67])" office:value-type="float" office:value="0.625966994048774" calcext:value-type="float">
            <text:p>0.625966994048774</text:p>
          </table:table-cell>
          <table:table-cell table:formula="of:=[.$F16]*POWER([.$G16]-[.$C16]/100;[.$AF$67])" office:value-type="float" office:value="0.656138603161925" calcext:value-type="float">
            <text:p>0.656138603161925</text:p>
          </table:table-cell>
          <table:table-cell table:formula="of:=[.$F16]*POWER([.$G16]-[.$C16]/100;[.$AG$67])" office:value-type="float" office:value="0.68776448383433" calcext:value-type="float">
            <text:p>0.68776448383433</text:p>
          </table:table-cell>
          <table:table-cell table:formula="of:=[.$F16]*POWER([.$G16]-[.$C16]/100;[.$AH$67])" office:value-type="float" office:value="0.720914731955145" calcext:value-type="float">
            <text:p>0.720914731955145</text:p>
          </table:table-cell>
          <table:table-cell table:formula="of:=[.$F16]*POWER([.$G16]-[.$C16]/100;[.$AI$67])" office:value-type="float" office:value="0.755662822035383" calcext:value-type="float">
            <text:p>0.755662822035383</text:p>
          </table:table-cell>
          <table:table-cell table:formula="of:=[.$F16]*POWER([.$G16]-[.$C16]/100;[.$AJ$67])" office:value-type="float" office:value="0.792085770057488" calcext:value-type="float">
            <text:p>0.792085770057488</text:p>
          </table:table-cell>
          <table:table-cell table:formula="of:=[.$F16]*POWER([.$G16]-[.$C16]/100;[.$AK$67])" office:value-type="float" office:value="0.830264304174259" calcext:value-type="float">
            <text:p>0.830264304174259</text:p>
          </table:table-cell>
          <table:table-cell table:formula="of:=[.$F16]*POWER([.$G16]-[.$C16]/100;[.$AL$67])" office:value-type="float" office:value="0.870283043635459" calcext:value-type="float">
            <text:p>0.870283043635459</text:p>
          </table:table-cell>
          <table:table-cell table:formula="of:=[.$F16]*POWER([.$G16]-[.$C16]/100;[.$AM$67])" office:value-type="float" office:value="0.912230686338688" calcext:value-type="float">
            <text:p>0.912230686338688</text:p>
          </table:table-cell>
          <table:table-cell table:formula="of:=[.$F16]*POWER([.$G16]-[.$C16]/100;[.$AN$67])" office:value-type="float" office:value="0.956200205420212" calcext:value-type="float">
            <text:p>0.956200205420212</text:p>
          </table:table-cell>
          <table:table-cell table:formula="of:=[.$F16]*POWER([.$G16]-[.$C16]/100;[.$AO$67])" office:value-type="float" office:value="1.00228905532147" calcext:value-type="float">
            <text:p>1.00228905532147</text:p>
          </table:table-cell>
          <table:table-cell table:formula="of:=[.$F16]*POWER([.$G16]-[.$C16]/100;[.$AP$67])" office:value-type="float" office:value="1.05059938778796" calcext:value-type="float">
            <text:p>1.05059938778796</text:p>
          </table:table-cell>
          <table:table-cell table:formula="of:=[.$F16]*POWER([.$G16]-[.$C16]/100;[.$AQ$67])" office:value-type="float" office:value="1.10123827827934" calcext:value-type="float">
            <text:p>1.10123827827934</text:p>
          </table:table-cell>
          <table:table-cell table:formula="of:=[.$F16]*POWER([.$G16]-[.$C16]/100;[.$AR$67])" office:value-type="float" office:value="1.15431796329241" calcext:value-type="float">
            <text:p>1.15431796329241</text:p>
          </table:table-cell>
          <table:table-cell table:formula="of:=[.$F16]*POWER([.$G16]-[.$C16]/100;[.$AS$67])" office:value-type="float" office:value="1.2099560891231" calcext:value-type="float">
            <text:p>1.2099560891231</text:p>
          </table:table-cell>
          <table:table-cell table:formula="of:=[.$F16]*POWER([.$G16]-[.$C16]/100;[.$AT$67])" office:value-type="float" office:value="1.26827597261883" calcext:value-type="float">
            <text:p>1.26827597261883</text:p>
          </table:table-cell>
          <table:table-cell table:formula="of:=[.$F16]*POWER([.$G16]-[.$C16]/100;[.$AU$67])" office:value-type="float" office:value="1.32940687449906" calcext:value-type="float">
            <text:p>1.32940687449906</text:p>
          </table:table-cell>
          <table:table-cell table:formula="of:=[.$F16]*POWER([.$G16]-[.$C16]/100;[.$AV$67])" office:value-type="float" office:value="1.39348428584992" calcext:value-type="float">
            <text:p>1.3934842858499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DJIA</text:p>
          </table:table-cell>
          <table:table-cell office:value-type="string" calcext:value-type="string">
            <text:p>IE00B53L435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1.10101" calcext:value-type="float">
            <text:p>1.10101</text:p>
          </table:table-cell>
          <table:table-cell office:value-type="float" office:value="99.86" calcext:value-type="float">
            <text:p>99.86</text:p>
          </table:table-cell>
          <table:table-cell table:number-columns-repeated="63"/>
          <table:table-cell table:formula="of:=SUM([.H17:.BR17])" office:value-type="float" office:value="99.86" calcext:value-type="float">
            <text:p>99.86</text:p>
          </table:table-cell>
          <table:table-cell table:number-columns-repeated="6"/>
          <table:table-cell table:formula="of:=(POWER([.$G$17]-[.$C$17]/100;[.H$67])-1)/([.$G$17]-[.$C$17]/100-1)" office:value-type="float" office:value="0" calcext:value-type="float">
            <text:p>0</text:p>
          </table:table-cell>
          <table:table-cell table:formula="of:=(POWER([.$G$17]-[.$C$17]/100;[.I$67])-1)/([.$G$17]-[.$C$17]/100-1)" office:value-type="float" office:value="1" calcext:value-type="float">
            <text:p>1</text:p>
          </table:table-cell>
          <table:table-cell table:formula="of:=(POWER([.$G$17]-[.$C$17]/100;[.J$67])-1)/([.$G$17]-[.$C$17]/100-1)" office:value-type="float" office:value="2.09771" calcext:value-type="float">
            <text:p>2.09771</text:p>
          </table:table-cell>
          <table:table-cell table:formula="of:=(POWER([.$G$17]-[.$C$17]/100;[.K$67])-1)/([.$G$17]-[.$C$17]/100-1)" office:value-type="float" office:value="3.3026772441" calcext:value-type="float">
            <text:p>3.3026772441</text:p>
          </table:table-cell>
          <table:table-cell table:formula="of:=(POWER([.$G$17]-[.$C$17]/100;[.L$67])-1)/([.$G$17]-[.$C$17]/100-1)" office:value-type="float" office:value="4.62538183762101" calcext:value-type="float">
            <text:p>4.62538183762101</text:p>
          </table:table-cell>
          <table:table-cell table:formula="of:=(POWER([.$G$17]-[.$C$17]/100;[.M$67])-1)/([.$G$17]-[.$C$17]/100-1)" office:value-type="float" office:value="6.07732789697496" calcext:value-type="float">
            <text:p>6.07732789697496</text:p>
          </table:table-cell>
          <table:table-cell table:formula="of:=(POWER([.$G$17]-[.$C$17]/100;[.N$67])-1)/([.$G$17]-[.$C$17]/100-1)" office:value-type="float" office:value="7.67114360578838" calcext:value-type="float">
            <text:p>7.67114360578838</text:p>
          </table:table-cell>
          <table:table-cell table:formula="of:=(POWER([.$G$17]-[.$C$17]/100;[.O$67])-1)/([.$G$17]-[.$C$17]/100-1)" office:value-type="float" office:value="9.42069104750997" calcext:value-type="float">
            <text:p>9.42069104750997</text:p>
          </table:table-cell>
          <table:table-cell table:formula="of:=(POWER([.$G$17]-[.$C$17]/100;[.P$67])-1)/([.$G$17]-[.$C$17]/100-1)" office:value-type="float" office:value="11.3411867697622" calcext:value-type="float">
            <text:p>11.3411867697622</text:p>
          </table:table-cell>
          <table:table-cell table:formula="of:=(POWER([.$G$17]-[.$C$17]/100;[.Q$67])-1)/([.$G$17]-[.$C$17]/100-1)" office:value-type="float" office:value="13.4493341290356" calcext:value-type="float">
            <text:p>13.4493341290356</text:p>
          </table:table-cell>
          <table:table-cell table:formula="of:=(POWER([.$G$17]-[.$C$17]/100;[.R$67])-1)/([.$G$17]-[.$C$17]/100-1)" office:value-type="float" office:value="15.7634685667837" calcext:value-type="float">
            <text:p>15.7634685667837</text:p>
          </table:table-cell>
          <table:table-cell table:formula="of:=(POWER([.$G$17]-[.$C$17]/100;[.S$67])-1)/([.$G$17]-[.$C$17]/100-1)" office:value-type="float" office:value="18.3037170804441" calcext:value-type="float">
            <text:p>18.3037170804441</text:p>
          </table:table-cell>
          <table:table-cell table:formula="of:=(POWER([.$G$17]-[.$C$17]/100;[.T$67])-1)/([.$G$17]-[.$C$17]/100-1)" office:value-type="float" office:value="21.0921732763743" calcext:value-type="float">
            <text:p>21.0921732763743</text:p>
          </table:table-cell>
          <table:table-cell table:formula="of:=(POWER([.$G$17]-[.$C$17]/100;[.U$67])-1)/([.$G$17]-[.$C$17]/100-1)" office:value-type="float" office:value="24.1530895272089" calcext:value-type="float">
            <text:p>24.1530895272089</text:p>
          </table:table-cell>
          <table:table-cell table:formula="of:=(POWER([.$G$17]-[.$C$17]/100;[.V$67])-1)/([.$G$17]-[.$C$17]/100-1)" office:value-type="float" office:value="27.5130879049124" calcext:value-type="float">
            <text:p>27.5130879049124</text:p>
          </table:table-cell>
          <table:table-cell table:formula="of:=(POWER([.$G$17]-[.$C$17]/100;[.W$67])-1)/([.$G$17]-[.$C$17]/100-1)" office:value-type="float" office:value="31.2013917241014" calcext:value-type="float">
            <text:p>31.2013917241014</text:p>
          </table:table-cell>
          <table:table-cell table:formula="of:=(POWER([.$G$17]-[.$C$17]/100;[.X$67])-1)/([.$G$17]-[.$C$17]/100-1)" office:value-type="float" office:value="35.2500797094634" calcext:value-type="float">
            <text:p>35.2500797094634</text:p>
          </table:table-cell>
          <table:table-cell table:formula="of:=(POWER([.$G$17]-[.$C$17]/100;[.Y$67])-1)/([.$G$17]-[.$C$17]/100-1)" office:value-type="float" office:value="39.694364997875" calcext:value-type="float">
            <text:p>39.694364997875</text:p>
          </table:table-cell>
          <table:table-cell table:formula="of:=(POWER([.$G$17]-[.$C$17]/100;[.Z$67])-1)/([.$G$17]-[.$C$17]/100-1)" office:value-type="float" office:value="44.5729014018174" calcext:value-type="float">
            <text:p>44.5729014018174</text:p>
          </table:table-cell>
          <table:table-cell table:formula="of:=(POWER([.$G$17]-[.$C$17]/100;[.AA$67])-1)/([.$G$17]-[.$C$17]/100-1)" office:value-type="float" office:value="49.928119597789" calcext:value-type="float">
            <text:p>49.928119597789</text:p>
          </table:table-cell>
          <table:table-cell table:formula="of:=(POWER([.$G$17]-[.$C$17]/100;[.AB$67])-1)/([.$G$17]-[.$C$17]/100-1)" office:value-type="float" office:value="55.8065961636889" calcext:value-type="float">
            <text:p>55.8065961636889</text:p>
          </table:table-cell>
          <table:table-cell table:formula="of:=(POWER([.$G$17]-[.$C$17]/100;[.AC$67])-1)/([.$G$17]-[.$C$17]/100-1)" office:value-type="float" office:value="62.259458674843" calcext:value-type="float">
            <text:p>62.259458674843</text:p>
          </table:table-cell>
          <table:table-cell table:formula="of:=(POWER([.$G$17]-[.$C$17]/100;[.AD$67])-1)/([.$G$17]-[.$C$17]/100-1)" office:value-type="float" office:value="69.3428303819619" calcext:value-type="float">
            <text:p>69.3428303819619</text:p>
          </table:table-cell>
          <table:table-cell table:formula="of:=(POWER([.$G$17]-[.$C$17]/100;[.AE$67])-1)/([.$G$17]-[.$C$17]/100-1)" office:value-type="float" office:value="77.1183183385834" calcext:value-type="float">
            <text:p>77.1183183385834</text:p>
          </table:table-cell>
          <table:table-cell table:formula="of:=(POWER([.$G$17]-[.$C$17]/100;[.AF$67])-1)/([.$G$17]-[.$C$17]/100-1)" office:value-type="float" office:value="85.6535492234464" calcext:value-type="float">
            <text:p>85.6535492234464</text:p>
          </table:table-cell>
          <table:table-cell table:formula="of:=(POWER([.$G$17]-[.$C$17]/100;[.AG$67])-1)/([.$G$17]-[.$C$17]/100-1)" office:value-type="float" office:value="95.0227575180693" calcext:value-type="float">
            <text:p>95.0227575180693</text:p>
          </table:table-cell>
          <table:table-cell table:formula="of:=(POWER([.$G$17]-[.$C$17]/100;[.AH$67])-1)/([.$G$17]-[.$C$17]/100-1)" office:value-type="float" office:value="105.30743115516" calcext:value-type="float">
            <text:p>105.30743115516</text:p>
          </table:table-cell>
          <table:table-cell table:formula="of:=(POWER([.$G$17]-[.$C$17]/100;[.AI$67])-1)/([.$G$17]-[.$C$17]/100-1)" office:value-type="float" office:value="116.597020253331" calcext:value-type="float">
            <text:p>116.597020253331</text:p>
          </table:table-cell>
          <table:table-cell table:formula="of:=(POWER([.$G$17]-[.$C$17]/100;[.AJ$67])-1)/([.$G$17]-[.$C$17]/100-1)" office:value-type="float" office:value="128.989715102283" calcext:value-type="float">
            <text:p>128.989715102283</text:p>
          </table:table-cell>
          <table:table-cell table:formula="of:=(POWER([.$G$17]-[.$C$17]/100;[.AK$67])-1)/([.$G$17]-[.$C$17]/100-1)" office:value-type="float" office:value="142.593300164928" calcext:value-type="float">
            <text:p>142.593300164928</text:p>
          </table:table-cell>
          <table:table-cell table:formula="of:=(POWER([.$G$17]-[.$C$17]/100;[.AL$67])-1)/([.$G$17]-[.$C$17]/100-1)" office:value-type="float" office:value="157.526091524043" calcext:value-type="float">
            <text:p>157.526091524043</text:p>
          </table:table-cell>
          <table:table-cell table:formula="of:=(POWER([.$G$17]-[.$C$17]/100;[.AM$67])-1)/([.$G$17]-[.$C$17]/100-1)" office:value-type="float" office:value="173.917965926857" calcext:value-type="float">
            <text:p>173.917965926857</text:p>
          </table:table-cell>
          <table:table-cell table:formula="of:=(POWER([.$G$17]-[.$C$17]/100;[.AN$67])-1)/([.$G$17]-[.$C$17]/100-1)" office:value-type="float" office:value="191.91149037757" calcext:value-type="float">
            <text:p>191.91149037757</text:p>
          </table:table-cell>
          <table:table-cell table:formula="of:=(POWER([.$G$17]-[.$C$17]/100;[.AO$67])-1)/([.$G$17]-[.$C$17]/100-1)" office:value-type="float" office:value="211.663162102362" calcext:value-type="float">
            <text:p>211.663162102362</text:p>
          </table:table-cell>
          <table:table-cell table:formula="of:=(POWER([.$G$17]-[.$C$17]/100;[.AP$67])-1)/([.$G$17]-[.$C$17]/100-1)" office:value-type="float" office:value="233.344769671384" calcext:value-type="float">
            <text:p>233.344769671384</text:p>
          </table:table-cell>
          <table:table-cell table:formula="of:=(POWER([.$G$17]-[.$C$17]/100;[.AQ$67])-1)/([.$G$17]-[.$C$17]/100-1)" office:value-type="float" office:value="257.144887115975" calcext:value-type="float">
            <text:p>257.144887115975</text:p>
          </table:table-cell>
          <table:table-cell table:formula="of:=(POWER([.$G$17]-[.$C$17]/100;[.AR$67])-1)/([.$G$17]-[.$C$17]/100-1)" office:value-type="float" office:value="283.270514036077" calcext:value-type="float">
            <text:p>283.270514036077</text:p>
          </table:table-cell>
          <table:table-cell table:formula="of:=(POWER([.$G$17]-[.$C$17]/100;[.AS$67])-1)/([.$G$17]-[.$C$17]/100-1)" office:value-type="float" office:value="311.948875962542" calcext:value-type="float">
            <text:p>311.948875962542</text:p>
          </table:table-cell>
          <table:table-cell table:formula="of:=(POWER([.$G$17]-[.$C$17]/100;[.AT$67])-1)/([.$G$17]-[.$C$17]/100-1)" office:value-type="float" office:value="343.429400632842" calcext:value-type="float">
            <text:p>343.429400632842</text:p>
          </table:table-cell>
          <table:table-cell table:formula="of:=(POWER([.$G$17]-[.$C$17]/100;[.AU$67])-1)/([.$G$17]-[.$C$17]/100-1)" office:value-type="float" office:value="377.985887368677" calcext:value-type="float">
            <text:p>377.985887368677</text:p>
          </table:table-cell>
          <table:table-cell table:formula="of:=(POWER([.$G$17]-[.$C$17]/100;[.AV$67])-1)/([.$G$17]-[.$C$17]/100-1)" office:value-type="float" office:value="415.918888423471" calcext:value-type="float">
            <text:p>415.918888423471</text:p>
          </table:table-cell>
          <table:table-cell table:number-columns-repeated="2"/>
          <table:table-cell table:formula="of:=[.$F17]*POWER([.$G17]-[.$C17]/100;[.$H$67])" office:value-type="float" office:value="0.104" calcext:value-type="float">
            <text:p>0.104</text:p>
          </table:table-cell>
          <table:table-cell table:formula="of:=[.$F17]*POWER([.$G17]-[.$C17]/100;[.$I$67])" office:value-type="float" office:value="0.11416184" calcext:value-type="float">
            <text:p>0.11416184</text:p>
          </table:table-cell>
          <table:table-cell table:formula="of:=[.$F17]*POWER([.$G17]-[.$C17]/100;[.$J$67])" office:value-type="float" office:value="0.1253165933864" calcext:value-type="float">
            <text:p>0.1253165933864</text:p>
          </table:table-cell>
          <table:table-cell table:formula="of:=[.$F17]*POWER([.$G17]-[.$C17]/100;[.$K$67])" office:value-type="float" office:value="0.137561277726185" calcext:value-type="float">
            <text:p>0.137561277726185</text:p>
          </table:table-cell>
          <table:table-cell table:formula="of:=[.$F17]*POWER([.$G17]-[.$C17]/100;[.$L$67])" office:value-type="float" office:value="0.151002390172811" calcext:value-type="float">
            <text:p>0.151002390172811</text:p>
          </table:table-cell>
          <table:table-cell table:formula="of:=[.$F17]*POWER([.$G17]-[.$C17]/100;[.$M$67])" office:value-type="float" office:value="0.165756833716596" calcext:value-type="float">
            <text:p>0.165756833716596</text:p>
          </table:table-cell>
          <table:table-cell table:formula="of:=[.$F17]*POWER([.$G17]-[.$C17]/100;[.$N$67])" office:value-type="float" office:value="0.181952933939045" calcext:value-type="float">
            <text:p>0.181952933939045</text:p>
          </table:table-cell>
          <table:table-cell table:formula="of:=[.$F17]*POWER([.$G17]-[.$C17]/100;[.$O$67])" office:value-type="float" office:value="0.199731555114229" calcext:value-type="float">
            <text:p>0.199731555114229</text:p>
          </table:table-cell>
          <table:table-cell table:formula="of:=[.$F17]*POWER([.$G17]-[.$C17]/100;[.$P$67])" office:value-type="float" office:value="0.21924732536444" calcext:value-type="float">
            <text:p>0.21924732536444</text:p>
          </table:table-cell>
          <table:table-cell table:formula="of:=[.$F17]*POWER([.$G17]-[.$C17]/100;[.$Q$67])" office:value-type="float" office:value="0.240669981525799" calcext:value-type="float">
            <text:p>0.240669981525799</text:p>
          </table:table-cell>
          <table:table-cell table:formula="of:=[.$F17]*POWER([.$G17]-[.$C17]/100;[.$R$67])" office:value-type="float" office:value="0.264185845420685" calcext:value-type="float">
            <text:p>0.264185845420685</text:p>
          </table:table-cell>
          <table:table-cell table:formula="of:=[.$F17]*POWER([.$G17]-[.$C17]/100;[.$S$67])" office:value-type="float" office:value="0.28999944437674" calcext:value-type="float">
            <text:p>0.28999944437674</text:p>
          </table:table-cell>
          <table:table-cell table:formula="of:=[.$F17]*POWER([.$G17]-[.$C17]/100;[.$T$67])" office:value-type="float" office:value="0.318335290086792" calcext:value-type="float">
            <text:p>0.318335290086792</text:p>
          </table:table-cell>
          <table:table-cell table:formula="of:=[.$F17]*POWER([.$G17]-[.$C17]/100;[.$U$67])" office:value-type="float" office:value="0.349439831281172" calcext:value-type="float">
            <text:p>0.349439831281172</text:p>
          </table:table-cell>
          <table:table-cell table:formula="of:=[.$F17]*POWER([.$G17]-[.$C17]/100;[.$V$67])" office:value-type="float" office:value="0.383583597195655" calcext:value-type="float">
            <text:p>0.383583597195655</text:p>
          </table:table-cell>
          <table:table-cell table:formula="of:=[.$F17]*POWER([.$G17]-[.$C17]/100;[.$W$67])" office:value-type="float" office:value="0.421063550477643" calcext:value-type="float">
            <text:p>0.421063550477643</text:p>
          </table:table-cell>
          <table:table-cell table:formula="of:=[.$F17]*POWER([.$G17]-[.$C17]/100;[.$X$67])" office:value-type="float" office:value="0.462205669994813" calcext:value-type="float">
            <text:p>0.462205669994813</text:p>
          </table:table-cell>
          <table:table-cell table:formula="of:=[.$F17]*POWER([.$G17]-[.$C17]/100;[.$Y$67])" office:value-type="float" office:value="0.507367786010006" calcext:value-type="float">
            <text:p>0.507367786010006</text:p>
          </table:table-cell>
          <table:table-cell table:formula="of:=[.$F17]*POWER([.$G17]-[.$C17]/100;[.$Z$67])" office:value-type="float" office:value="0.556942692381044" calcext:value-type="float">
            <text:p>0.556942692381044</text:p>
          </table:table-cell>
          <table:table-cell table:formula="of:=[.$F17]*POWER([.$G17]-[.$C17]/100;[.$AA$67])" office:value-type="float" office:value="0.611361562853596" calcext:value-type="float">
            <text:p>0.611361562853596</text:p>
          </table:table-cell>
          <table:table-cell table:formula="of:=[.$F17]*POWER([.$G17]-[.$C17]/100;[.$AB$67])" office:value-type="float" office:value="0.671097701160021" calcext:value-type="float">
            <text:p>0.671097701160021</text:p>
          </table:table-cell>
          <table:table-cell table:formula="of:=[.$F17]*POWER([.$G17]-[.$C17]/100;[.$AC$67])" office:value-type="float" office:value="0.736670657540366" calcext:value-type="float">
            <text:p>0.736670657540366</text:p>
          </table:table-cell>
          <table:table-cell table:formula="of:=[.$F17]*POWER([.$G17]-[.$C17]/100;[.$AD$67])" office:value-type="float" office:value="0.808650747488635" calcext:value-type="float">
            <text:p>0.808650747488635</text:p>
          </table:table-cell>
          <table:table-cell table:formula="of:=[.$F17]*POWER([.$G17]-[.$C17]/100;[.$AE$67])" office:value-type="float" office:value="0.88766401202575" calcext:value-type="float">
            <text:p>0.88766401202575</text:p>
          </table:table-cell>
          <table:table-cell table:formula="of:=[.$F17]*POWER([.$G17]-[.$C17]/100;[.$AF$67])" office:value-type="float" office:value="0.974397662640786" calcext:value-type="float">
            <text:p>0.974397662640786</text:p>
          </table:table-cell>
          <table:table-cell table:formula="of:=[.$F17]*POWER([.$G17]-[.$C17]/100;[.$AG$67])" office:value-type="float" office:value="1.06960605825742" calcext:value-type="float">
            <text:p>1.06960605825742</text:p>
          </table:table-cell>
          <table:table-cell table:formula="of:=[.$F17]*POWER([.$G17]-[.$C17]/100;[.$AH$67])" office:value-type="float" office:value="1.17411726620975" calcext:value-type="float">
            <text:p>1.17411726620975</text:p>
          </table:table-cell>
          <table:table-cell table:formula="of:=[.$F17]*POWER([.$G17]-[.$C17]/100;[.$AI$67])" office:value-type="float" office:value="1.2888402642911" calcext:value-type="float">
            <text:p>1.2888402642911</text:p>
          </table:table-cell>
          <table:table-cell table:formula="of:=[.$F17]*POWER([.$G17]-[.$C17]/100;[.$AJ$67])" office:value-type="float" office:value="1.41477284651499" calcext:value-type="float">
            <text:p>1.41477284651499</text:p>
          </table:table-cell>
          <table:table-cell table:formula="of:=[.$F17]*POWER([.$G17]-[.$C17]/100;[.$AK$67])" office:value-type="float" office:value="1.55301030134797" calcext:value-type="float">
            <text:p>1.55301030134797</text:p>
          </table:table-cell>
          <table:table-cell table:formula="of:=[.$F17]*POWER([.$G17]-[.$C17]/100;[.$AL$67])" office:value-type="float" office:value="1.70475493789268" calcext:value-type="float">
            <text:p>1.70475493789268</text:p>
          </table:table-cell>
          <table:table-cell table:formula="of:=[.$F17]*POWER([.$G17]-[.$C17]/100;[.$AM$67])" office:value-type="float" office:value="1.87132654287417" calcext:value-type="float">
            <text:p>1.87132654287417</text:p>
          </table:table-cell>
          <table:table-cell table:formula="of:=[.$F17]*POWER([.$G17]-[.$C17]/100;[.$AN$67])" office:value-type="float" office:value="2.05417385937841" calcext:value-type="float">
            <text:p>2.05417385937841</text:p>
          </table:table-cell>
          <table:table-cell table:formula="of:=[.$F17]*POWER([.$G17]-[.$C17]/100;[.$AO$67])" office:value-type="float" office:value="2.25488718717827" calcext:value-type="float">
            <text:p>2.25488718717827</text:p>
          </table:table-cell>
          <table:table-cell table:formula="of:=[.$F17]*POWER([.$G17]-[.$C17]/100;[.$AP$67])" office:value-type="float" office:value="2.47521221423746" calcext:value-type="float">
            <text:p>2.47521221423746</text:p>
          </table:table-cell>
          <table:table-cell table:formula="of:=[.$F17]*POWER([.$G17]-[.$C17]/100;[.$AQ$67])" office:value-type="float" office:value="2.7170651996906" calcext:value-type="float">
            <text:p>2.7170651996906</text:p>
          </table:table-cell>
          <table:table-cell table:formula="of:=[.$F17]*POWER([.$G17]-[.$C17]/100;[.$AR$67])" office:value-type="float" office:value="2.98254964035237" calcext:value-type="float">
            <text:p>2.98254964035237</text:p>
          </table:table-cell>
          <table:table-cell table:formula="of:=[.$F17]*POWER([.$G17]-[.$C17]/100;[.$AS$67])" office:value-type="float" office:value="3.2739745657112" calcext:value-type="float">
            <text:p>3.2739745657112</text:p>
          </table:table-cell>
          <table:table-cell table:formula="of:=[.$F17]*POWER([.$G17]-[.$C17]/100;[.$AT$67])" office:value-type="float" office:value="3.59387462052684" calcext:value-type="float">
            <text:p>3.59387462052684</text:p>
          </table:table-cell>
          <table:table-cell table:formula="of:=[.$F17]*POWER([.$G17]-[.$C17]/100;[.$AU$67])" office:value-type="float" office:value="3.94503210969852" calcext:value-type="float">
            <text:p>3.94503210969852</text:p>
          </table:table-cell>
          <table:table-cell table:formula="of:=[.$F17]*POWER([.$G17]-[.$C17]/100;[.$AV$67])" office:value-type="float" office:value="4.33050119713716" calcext:value-type="float">
            <text:p>4.3305011971371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hysical GOLD</text:p>
          </table:table-cell>
          <table:table-cell office:value-type="string" calcext:value-type="string">
            <text:p>IE00B4ND360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Shares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7" calcext:value-type="float">
            <text:p>0.137</text:p>
          </table:table-cell>
          <table:table-cell office:value-type="float" office:value="1.0778" calcext:value-type="float">
            <text:p>1.0778</text:p>
          </table:table-cell>
          <table:table-cell table:number-columns-repeated="44"/>
          <table:table-cell office:value-type="float" office:value="100" calcext:value-type="float">
            <text:p>100</text:p>
          </table:table-cell>
          <table:table-cell table:number-columns-repeated="19"/>
          <table:table-cell table:formula="of:=SUM([.H18:.BR18])" office:value-type="float" office:value="100" calcext:value-type="float">
            <text:p>100</text:p>
          </table:table-cell>
          <table:table-cell table:number-columns-repeated="6"/>
          <table:table-cell table:formula="of:=(POWER([.$G$18]-[.$C$18]/100;[.H$67])-1)/([.$G$18]-[.$C$18]/100-1)" office:value-type="float" office:value="0" calcext:value-type="float">
            <text:p>0</text:p>
          </table:table-cell>
          <table:table-cell table:formula="of:=(POWER([.$G$18]-[.$C$18]/100;[.I$67])-1)/([.$G$18]-[.$C$18]/100-1)" office:value-type="float" office:value="1" calcext:value-type="float">
            <text:p>1</text:p>
          </table:table-cell>
          <table:table-cell table:formula="of:=(POWER([.$G$18]-[.$C$18]/100;[.J$67])-1)/([.$G$18]-[.$C$18]/100-1)" office:value-type="float" office:value="2.0766" calcext:value-type="float">
            <text:p>2.0766</text:p>
          </table:table-cell>
          <table:table-cell table:formula="of:=(POWER([.$G$18]-[.$C$18]/100;[.K$67])-1)/([.$G$18]-[.$C$18]/100-1)" office:value-type="float" office:value="3.23566756" calcext:value-type="float">
            <text:p>3.23566756</text:p>
          </table:table-cell>
          <table:table-cell table:formula="of:=(POWER([.$G$18]-[.$C$18]/100;[.L$67])-1)/([.$G$18]-[.$C$18]/100-1)" office:value-type="float" office:value="4.483519695096" calcext:value-type="float">
            <text:p>4.483519695096</text:p>
          </table:table-cell>
          <table:table-cell table:formula="of:=(POWER([.$G$18]-[.$C$18]/100;[.M$67])-1)/([.$G$18]-[.$C$18]/100-1)" office:value-type="float" office:value="5.82695730374036" calcext:value-type="float">
            <text:p>5.82695730374036</text:p>
          </table:table-cell>
          <table:table-cell table:formula="of:=(POWER([.$G$18]-[.$C$18]/100;[.N$67])-1)/([.$G$18]-[.$C$18]/100-1)" office:value-type="float" office:value="7.27330223320687" calcext:value-type="float">
            <text:p>7.27330223320687</text:p>
          </table:table-cell>
          <table:table-cell table:formula="of:=(POWER([.$G$18]-[.$C$18]/100;[.O$67])-1)/([.$G$18]-[.$C$18]/100-1)" office:value-type="float" office:value="8.83043718427051" calcext:value-type="float">
            <text:p>8.83043718427051</text:p>
          </table:table-cell>
          <table:table-cell table:formula="of:=(POWER([.$G$18]-[.$C$18]/100;[.P$67])-1)/([.$G$18]-[.$C$18]/100-1)" office:value-type="float" office:value="10.5068486725856" calcext:value-type="float">
            <text:p>10.5068486725856</text:p>
          </table:table-cell>
          <table:table-cell table:formula="of:=(POWER([.$G$18]-[.$C$18]/100;[.Q$67])-1)/([.$G$18]-[.$C$18]/100-1)" office:value-type="float" office:value="12.3116732809057" calcext:value-type="float">
            <text:p>12.3116732809057</text:p>
          </table:table-cell>
          <table:table-cell table:formula="of:=(POWER([.$G$18]-[.$C$18]/100;[.R$67])-1)/([.$G$18]-[.$C$18]/100-1)" office:value-type="float" office:value="14.2547474542231" calcext:value-type="float">
            <text:p>14.2547474542231</text:p>
          </table:table-cell>
          <table:table-cell table:formula="of:=(POWER([.$G$18]-[.$C$18]/100;[.S$67])-1)/([.$G$18]-[.$C$18]/100-1)" office:value-type="float" office:value="16.3466611092166" calcext:value-type="float">
            <text:p>16.3466611092166</text:p>
          </table:table-cell>
          <table:table-cell table:formula="of:=(POWER([.$G$18]-[.$C$18]/100;[.T$67])-1)/([.$G$18]-[.$C$18]/100-1)" office:value-type="float" office:value="18.5988153501825" calcext:value-type="float">
            <text:p>18.5988153501825</text:p>
          </table:table-cell>
          <table:table-cell table:formula="of:=(POWER([.$G$18]-[.$C$18]/100;[.U$67])-1)/([.$G$18]-[.$C$18]/100-1)" office:value-type="float" office:value="21.0234846060065" calcext:value-type="float">
            <text:p>21.0234846060065</text:p>
          </table:table-cell>
          <table:table-cell table:formula="of:=(POWER([.$G$18]-[.$C$18]/100;[.V$67])-1)/([.$G$18]-[.$C$18]/100-1)" office:value-type="float" office:value="23.6338835268266" calcext:value-type="float">
            <text:p>23.6338835268266</text:p>
          </table:table-cell>
          <table:table-cell table:formula="of:=(POWER([.$G$18]-[.$C$18]/100;[.W$67])-1)/([.$G$18]-[.$C$18]/100-1)" office:value-type="float" office:value="26.4442390049815" calcext:value-type="float">
            <text:p>26.4442390049815</text:p>
          </table:table-cell>
          <table:table-cell table:formula="of:=(POWER([.$G$18]-[.$C$18]/100;[.X$67])-1)/([.$G$18]-[.$C$18]/100-1)" office:value-type="float" office:value="29.4698677127631" calcext:value-type="float">
            <text:p>29.4698677127631</text:p>
          </table:table-cell>
          <table:table-cell table:formula="of:=(POWER([.$G$18]-[.$C$18]/100;[.Y$67])-1)/([.$G$18]-[.$C$18]/100-1)" office:value-type="float" office:value="32.7272595795608" calcext:value-type="float">
            <text:p>32.7272595795608</text:p>
          </table:table-cell>
          <table:table-cell table:formula="of:=(POWER([.$G$18]-[.$C$18]/100;[.Z$67])-1)/([.$G$18]-[.$C$18]/100-1)" office:value-type="float" office:value="36.2341676633551" calcext:value-type="float">
            <text:p>36.2341676633551</text:p>
          </table:table-cell>
          <table:table-cell table:formula="of:=(POWER([.$G$18]-[.$C$18]/100;[.AA$67])-1)/([.$G$18]-[.$C$18]/100-1)" office:value-type="float" office:value="40.0097049063681" calcext:value-type="float">
            <text:p>40.0097049063681</text:p>
          </table:table-cell>
          <table:table-cell table:formula="of:=(POWER([.$G$18]-[.$C$18]/100;[.AB$67])-1)/([.$G$18]-[.$C$18]/100-1)" office:value-type="float" office:value="44.074448302196" calcext:value-type="float">
            <text:p>44.074448302196</text:p>
          </table:table-cell>
          <table:table-cell table:formula="of:=(POWER([.$G$18]-[.$C$18]/100;[.AC$67])-1)/([.$G$18]-[.$C$18]/100-1)" office:value-type="float" office:value="48.4505510421442" calcext:value-type="float">
            <text:p>48.4505510421442</text:p>
          </table:table-cell>
          <table:table-cell table:formula="of:=(POWER([.$G$18]-[.$C$18]/100;[.AD$67])-1)/([.$G$18]-[.$C$18]/100-1)" office:value-type="float" office:value="53.1618632519724" calcext:value-type="float">
            <text:p>53.1618632519724</text:p>
          </table:table-cell>
          <table:table-cell table:formula="of:=(POWER([.$G$18]-[.$C$18]/100;[.AE$67])-1)/([.$G$18]-[.$C$18]/100-1)" office:value-type="float" office:value="58.2340619770735" calcext:value-type="float">
            <text:p>58.2340619770735</text:p>
          </table:table-cell>
          <table:table-cell table:formula="of:=(POWER([.$G$18]-[.$C$18]/100;[.AF$67])-1)/([.$G$18]-[.$C$18]/100-1)" office:value-type="float" office:value="63.6947911245173" calcext:value-type="float">
            <text:p>63.6947911245173</text:p>
          </table:table-cell>
          <table:table-cell table:formula="of:=(POWER([.$G$18]-[.$C$18]/100;[.AG$67])-1)/([.$G$18]-[.$C$18]/100-1)" office:value-type="float" office:value="69.5738121246554" calcext:value-type="float">
            <text:p>69.5738121246554</text:p>
          </table:table-cell>
          <table:table-cell table:formula="of:=(POWER([.$G$18]-[.$C$18]/100;[.AH$67])-1)/([.$G$18]-[.$C$18]/100-1)" office:value-type="float" office:value="75.9031661334039" calcext:value-type="float">
            <text:p>75.9031661334039</text:p>
          </table:table-cell>
          <table:table-cell table:formula="of:=(POWER([.$G$18]-[.$C$18]/100;[.AI$67])-1)/([.$G$18]-[.$C$18]/100-1)" office:value-type="float" office:value="82.7173486592227" calcext:value-type="float">
            <text:p>82.7173486592227</text:p>
          </table:table-cell>
          <table:table-cell table:formula="of:=(POWER([.$G$18]-[.$C$18]/100;[.AJ$67])-1)/([.$G$18]-[.$C$18]/100-1)" office:value-type="float" office:value="90.0534975665191" calcext:value-type="float">
            <text:p>90.0534975665191</text:p>
          </table:table-cell>
          <table:table-cell table:formula="of:=(POWER([.$G$18]-[.$C$18]/100;[.AK$67])-1)/([.$G$18]-[.$C$18]/100-1)" office:value-type="float" office:value="97.9515954801145" calcext:value-type="float">
            <text:p>97.9515954801145</text:p>
          </table:table-cell>
          <table:table-cell table:formula="of:=(POWER([.$G$18]-[.$C$18]/100;[.AL$67])-1)/([.$G$18]-[.$C$18]/100-1)" office:value-type="float" office:value="106.454687693891" calcext:value-type="float">
            <text:p>106.454687693891</text:p>
          </table:table-cell>
          <table:table-cell table:formula="of:=(POWER([.$G$18]-[.$C$18]/100;[.AM$67])-1)/([.$G$18]-[.$C$18]/100-1)" office:value-type="float" office:value="115.609116771243" calcext:value-type="float">
            <text:p>115.609116771243</text:p>
          </table:table-cell>
          <table:table-cell table:formula="of:=(POWER([.$G$18]-[.$C$18]/100;[.AN$67])-1)/([.$G$18]-[.$C$18]/100-1)" office:value-type="float" office:value="125.464775115921" calcext:value-type="float">
            <text:p>125.464775115921</text:p>
          </table:table-cell>
          <table:table-cell table:formula="of:=(POWER([.$G$18]-[.$C$18]/100;[.AO$67])-1)/([.$G$18]-[.$C$18]/100-1)" office:value-type="float" office:value="136.0753768898" calcext:value-type="float">
            <text:p>136.0753768898</text:p>
          </table:table-cell>
          <table:table-cell table:formula="of:=(POWER([.$G$18]-[.$C$18]/100;[.AP$67])-1)/([.$G$18]-[.$C$18]/100-1)" office:value-type="float" office:value="147.498750759559" calcext:value-type="float">
            <text:p>147.498750759559</text:p>
          </table:table-cell>
          <table:table-cell table:formula="of:=(POWER([.$G$18]-[.$C$18]/100;[.AQ$67])-1)/([.$G$18]-[.$C$18]/100-1)" office:value-type="float" office:value="159.797155067741" calcext:value-type="float">
            <text:p>159.797155067741</text:p>
          </table:table-cell>
          <table:table-cell table:formula="of:=(POWER([.$G$18]-[.$C$18]/100;[.AR$67])-1)/([.$G$18]-[.$C$18]/100-1)" office:value-type="float" office:value="173.03761714593" calcext:value-type="float">
            <text:p>173.03761714593</text:p>
          </table:table-cell>
          <table:table-cell table:formula="of:=(POWER([.$G$18]-[.$C$18]/100;[.AS$67])-1)/([.$G$18]-[.$C$18]/100-1)" office:value-type="float" office:value="187.292298619308" calcext:value-type="float">
            <text:p>187.292298619308</text:p>
          </table:table-cell>
          <table:table-cell table:formula="of:=(POWER([.$G$18]-[.$C$18]/100;[.AT$67])-1)/([.$G$18]-[.$C$18]/100-1)" office:value-type="float" office:value="202.638888693547" calcext:value-type="float">
            <text:p>202.638888693547</text:p>
          </table:table-cell>
          <table:table-cell table:formula="of:=(POWER([.$G$18]-[.$C$18]/100;[.AU$67])-1)/([.$G$18]-[.$C$18]/100-1)" office:value-type="float" office:value="219.161027567473" calcext:value-type="float">
            <text:p>219.161027567473</text:p>
          </table:table-cell>
          <table:table-cell table:formula="of:=(POWER([.$G$18]-[.$C$18]/100;[.AV$67])-1)/([.$G$18]-[.$C$18]/100-1)" office:value-type="float" office:value="236.948762279141" calcext:value-type="float">
            <text:p>236.948762279141</text:p>
          </table:table-cell>
          <table:table-cell table:number-columns-repeated="2"/>
          <table:table-cell table:formula="of:=[.$F18]*POWER([.$G18]-[.$C18]/100;[.$H$67])" office:value-type="float" office:value="0.137" calcext:value-type="float">
            <text:p>0.137</text:p>
          </table:table-cell>
          <table:table-cell table:formula="of:=[.$F18]*POWER([.$G18]-[.$C18]/100;[.$I$67])" office:value-type="float" office:value="0.1474942" calcext:value-type="float">
            <text:p>0.1474942</text:p>
          </table:table-cell>
          <table:table-cell table:formula="of:=[.$F18]*POWER([.$G18]-[.$C18]/100;[.$J$67])" office:value-type="float" office:value="0.15879225572" calcext:value-type="float">
            <text:p>0.15879225572</text:p>
          </table:table-cell>
          <table:table-cell table:formula="of:=[.$F18]*POWER([.$G18]-[.$C18]/100;[.$K$67])" office:value-type="float" office:value="0.170955742508152" calcext:value-type="float">
            <text:p>0.170955742508152</text:p>
          </table:table-cell>
          <table:table-cell table:formula="of:=[.$F18]*POWER([.$G18]-[.$C18]/100;[.$L$67])" office:value-type="float" office:value="0.184050952384276" calcext:value-type="float">
            <text:p>0.184050952384276</text:p>
          </table:table-cell>
          <table:table-cell table:formula="of:=[.$F18]*POWER([.$G18]-[.$C18]/100;[.$M$67])" office:value-type="float" office:value="0.198149255336912" calcext:value-type="float">
            <text:p>0.198149255336912</text:p>
          </table:table-cell>
          <table:table-cell table:formula="of:=[.$F18]*POWER([.$G18]-[.$C18]/100;[.$N$67])" office:value-type="float" office:value="0.21332748829572" calcext:value-type="float">
            <text:p>0.21332748829572</text:p>
          </table:table-cell>
          <table:table-cell table:formula="of:=[.$F18]*POWER([.$G18]-[.$C18]/100;[.$O$67])" office:value-type="float" office:value="0.229668373899172" calcext:value-type="float">
            <text:p>0.229668373899172</text:p>
          </table:table-cell>
          <table:table-cell table:formula="of:=[.$F18]*POWER([.$G18]-[.$C18]/100;[.$P$67])" office:value-type="float" office:value="0.247260971339848" calcext:value-type="float">
            <text:p>0.247260971339848</text:p>
          </table:table-cell>
          <table:table-cell table:formula="of:=[.$F18]*POWER([.$G18]-[.$C18]/100;[.$Q$67])" office:value-type="float" office:value="0.266201161744481" calcext:value-type="float">
            <text:p>0.266201161744481</text:p>
          </table:table-cell>
          <table:table-cell table:formula="of:=[.$F18]*POWER([.$G18]-[.$C18]/100;[.$R$67])" office:value-type="float" office:value="0.286592170734108" calcext:value-type="float">
            <text:p>0.286592170734108</text:p>
          </table:table-cell>
          <table:table-cell table:formula="of:=[.$F18]*POWER([.$G18]-[.$C18]/100;[.$S$67])" office:value-type="float" office:value="0.30854513101234" calcext:value-type="float">
            <text:p>0.30854513101234</text:p>
          </table:table-cell>
          <table:table-cell table:formula="of:=[.$F18]*POWER([.$G18]-[.$C18]/100;[.$T$67])" office:value-type="float" office:value="0.332179688047886" calcext:value-type="float">
            <text:p>0.332179688047886</text:p>
          </table:table-cell>
          <table:table-cell table:formula="of:=[.$F18]*POWER([.$G18]-[.$C18]/100;[.$U$67])" office:value-type="float" office:value="0.357624652152354" calcext:value-type="float">
            <text:p>0.357624652152354</text:p>
          </table:table-cell>
          <table:table-cell table:formula="of:=[.$F18]*POWER([.$G18]-[.$C18]/100;[.$V$67])" office:value-type="float" office:value="0.385018700507224" calcext:value-type="float">
            <text:p>0.385018700507224</text:p>
          </table:table-cell>
          <table:table-cell table:formula="of:=[.$F18]*POWER([.$G18]-[.$C18]/100;[.$W$67])" office:value-type="float" office:value="0.414511132966077" calcext:value-type="float">
            <text:p>0.414511132966077</text:p>
          </table:table-cell>
          <table:table-cell table:formula="of:=[.$F18]*POWER([.$G18]-[.$C18]/100;[.$X$67])" office:value-type="float" office:value="0.446262685751279" calcext:value-type="float">
            <text:p>0.446262685751279</text:p>
          </table:table-cell>
          <table:table-cell table:formula="of:=[.$F18]*POWER([.$G18]-[.$C18]/100;[.$Y$67])" office:value-type="float" office:value="0.480446407479827" calcext:value-type="float">
            <text:p>0.480446407479827</text:p>
          </table:table-cell>
          <table:table-cell table:formula="of:=[.$F18]*POWER([.$G18]-[.$C18]/100;[.$Z$67])" office:value-type="float" office:value="0.517248602292782" calcext:value-type="float">
            <text:p>0.517248602292782</text:p>
          </table:table-cell>
          <table:table-cell table:formula="of:=[.$F18]*POWER([.$G18]-[.$C18]/100;[.$AA$67])" office:value-type="float" office:value="0.556869845228409" calcext:value-type="float">
            <text:p>0.556869845228409</text:p>
          </table:table-cell>
          <table:table-cell table:formula="of:=[.$F18]*POWER([.$G18]-[.$C18]/100;[.$AB$67])" office:value-type="float" office:value="0.599526075372905" calcext:value-type="float">
            <text:p>0.599526075372905</text:p>
          </table:table-cell>
          <table:table-cell table:formula="of:=[.$F18]*POWER([.$G18]-[.$C18]/100;[.$AC$67])" office:value-type="float" office:value="0.645449772746469" calcext:value-type="float">
            <text:p>0.645449772746469</text:p>
          </table:table-cell>
          <table:table-cell table:formula="of:=[.$F18]*POWER([.$G18]-[.$C18]/100;[.$AD$67])" office:value-type="float" office:value="0.694891225338849" calcext:value-type="float">
            <text:p>0.694891225338849</text:p>
          </table:table-cell>
          <table:table-cell table:formula="of:=[.$F18]*POWER([.$G18]-[.$C18]/100;[.$AE$67])" office:value-type="float" office:value="0.748119893199805" calcext:value-type="float">
            <text:p>0.748119893199805</text:p>
          </table:table-cell>
          <table:table-cell table:formula="of:=[.$F18]*POWER([.$G18]-[.$C18]/100;[.$AF$67])" office:value-type="float" office:value="0.80542587701891" calcext:value-type="float">
            <text:p>0.80542587701891</text:p>
          </table:table-cell>
          <table:table-cell table:formula="of:=[.$F18]*POWER([.$G18]-[.$C18]/100;[.$AG$67])" office:value-type="float" office:value="0.867121499198558" calcext:value-type="float">
            <text:p>0.867121499198558</text:p>
          </table:table-cell>
          <table:table-cell table:formula="of:=[.$F18]*POWER([.$G18]-[.$C18]/100;[.$AH$67])" office:value-type="float" office:value="0.933543006037168" calcext:value-type="float">
            <text:p>0.933543006037168</text:p>
          </table:table-cell>
          <table:table-cell table:formula="of:=[.$F18]*POWER([.$G18]-[.$C18]/100;[.$AI$67])" office:value-type="float" office:value="1.00505240029961" calcext:value-type="float">
            <text:p>1.00505240029961</text:p>
          </table:table-cell>
          <table:table-cell table:formula="of:=[.$F18]*POWER([.$G18]-[.$C18]/100;[.$AJ$67])" office:value-type="float" office:value="1.08203941416257" calcext:value-type="float">
            <text:p>1.08203941416257</text:p>
          </table:table-cell>
          <table:table-cell table:formula="of:=[.$F18]*POWER([.$G18]-[.$C18]/100;[.$AK$67])" office:value-type="float" office:value="1.16492363328742" calcext:value-type="float">
            <text:p>1.16492363328742</text:p>
          </table:table-cell>
          <table:table-cell table:formula="of:=[.$F18]*POWER([.$G18]-[.$C18]/100;[.$AL$67])" office:value-type="float" office:value="1.25415678359723" calcext:value-type="float">
            <text:p>1.25415678359723</text:p>
          </table:table-cell>
          <table:table-cell table:formula="of:=[.$F18]*POWER([.$G18]-[.$C18]/100;[.$AM$67])" office:value-type="float" office:value="1.35022519322078" calcext:value-type="float">
            <text:p>1.35022519322078</text:p>
          </table:table-cell>
          <table:table-cell table:formula="of:=[.$F18]*POWER([.$G18]-[.$C18]/100;[.$AN$67])" office:value-type="float" office:value="1.45365244302149" calcext:value-type="float">
            <text:p>1.45365244302149</text:p>
          </table:table-cell>
          <table:table-cell table:formula="of:=[.$F18]*POWER([.$G18]-[.$C18]/100;[.$AO$67])" office:value-type="float" office:value="1.56500222015694" calcext:value-type="float">
            <text:p>1.56500222015694</text:p>
          </table:table-cell>
          <table:table-cell table:formula="of:=[.$F18]*POWER([.$G18]-[.$C18]/100;[.$AP$67])" office:value-type="float" office:value="1.68488139022096" calcext:value-type="float">
            <text:p>1.68488139022096</text:p>
          </table:table-cell>
          <table:table-cell table:formula="of:=[.$F18]*POWER([.$G18]-[.$C18]/100;[.$AQ$67])" office:value-type="float" office:value="1.81394330471189" calcext:value-type="float">
            <text:p>1.81394330471189</text:p>
          </table:table-cell>
          <table:table-cell table:formula="of:=[.$F18]*POWER([.$G18]-[.$C18]/100;[.$AR$67])" office:value-type="float" office:value="1.95289136185282" calcext:value-type="float">
            <text:p>1.95289136185282</text:p>
          </table:table-cell>
          <table:table-cell table:formula="of:=[.$F18]*POWER([.$G18]-[.$C18]/100;[.$AS$67])" office:value-type="float" office:value="2.10248284017074" calcext:value-type="float">
            <text:p>2.10248284017074</text:p>
          </table:table-cell>
          <table:table-cell table:formula="of:=[.$F18]*POWER([.$G18]-[.$C18]/100;[.$AT$67])" office:value-type="float" office:value="2.26353302572782" calcext:value-type="float">
            <text:p>2.26353302572782</text:p>
          </table:table-cell>
          <table:table-cell table:formula="of:=[.$F18]*POWER([.$G18]-[.$C18]/100;[.$AU$67])" office:value-type="float" office:value="2.43691965549857" calcext:value-type="float">
            <text:p>2.43691965549857</text:p>
          </table:table-cell>
          <table:table-cell table:formula="of:=[.$F18]*POWER([.$G18]-[.$C18]/100;[.$AV$67])" office:value-type="float" office:value="2.62358770110977" calcext:value-type="float">
            <text:p>2.6235877011097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Asia</text:p>
          </table:table-cell>
          <table:table-cell office:value-type="string" calcext:value-type="string">
            <text:p>IE00B5L8K9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.176" calcext:value-type="float">
            <text:p>0.176</text:p>
          </table:table-cell>
          <table:table-cell office:value-type="float" office:value="0.141" calcext:value-type="float">
            <text:p>0.141</text:p>
          </table:table-cell>
          <table:table-cell office:value-type="float" office:value="1.08" calcext:value-type="float">
            <text:p>1.08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2.24" calcext:value-type="float">
            <text:p>2.24</text:p>
          </table:table-cell>
          <table:table-cell office:value-type="float" office:value="20.33" calcext:value-type="float">
            <text:p>20.33</text:p>
          </table:table-cell>
          <table:table-cell table:number-columns-repeated="3"/>
          <table:table-cell office:value-type="float" office:value="16.59" calcext:value-type="float">
            <text:p>16.59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table:number-columns-repeated="9"/>
          <table:table-cell office:value-type="float" office:value="1.59" calcext:value-type="float">
            <text:p>1.59</text:p>
          </table:table-cell>
          <table:table-cell office:value-type="float" office:value="2.42" calcext:value-type="float">
            <text:p>2.42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11"/>
          <table:table-cell office:value-type="float" office:value="30.21" calcext:value-type="float">
            <text:p>30.21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8"/>
          <table:table-cell table:formula="of:=SUM([.H19:.BR19])" office:value-type="float" office:value="99.63" calcext:value-type="float">
            <text:p>99.63</text:p>
          </table:table-cell>
          <table:table-cell table:number-columns-repeated="6"/>
          <table:table-cell table:formula="of:=(POWER([.$G$19]-[.$C$19]/100;[.H$67])-1)/([.$G$19]-[.$C$19]/100-1)" office:value-type="float" office:value="0" calcext:value-type="float">
            <text:p>0</text:p>
          </table:table-cell>
          <table:table-cell table:formula="of:=(POWER([.$G$19]-[.$C$19]/100;[.I$67])-1)/([.$G$19]-[.$C$19]/100-1)" office:value-type="float" office:value="1" calcext:value-type="float">
            <text:p>1</text:p>
          </table:table-cell>
          <table:table-cell table:formula="of:=(POWER([.$G$19]-[.$C$19]/100;[.J$67])-1)/([.$G$19]-[.$C$19]/100-1)" office:value-type="float" office:value="2.078" calcext:value-type="float">
            <text:p>2.078</text:p>
          </table:table-cell>
          <table:table-cell table:formula="of:=(POWER([.$G$19]-[.$C$19]/100;[.K$67])-1)/([.$G$19]-[.$C$19]/100-1)" office:value-type="float" office:value="3.240084" calcext:value-type="float">
            <text:p>3.240084</text:p>
          </table:table-cell>
          <table:table-cell table:formula="of:=(POWER([.$G$19]-[.$C$19]/100;[.L$67])-1)/([.$G$19]-[.$C$19]/100-1)" office:value-type="float" office:value="4.492810552" calcext:value-type="float">
            <text:p>4.492810552</text:p>
          </table:table-cell>
          <table:table-cell table:formula="of:=(POWER([.$G$19]-[.$C$19]/100;[.M$67])-1)/([.$G$19]-[.$C$19]/100-1)" office:value-type="float" office:value="5.843249775056" calcext:value-type="float">
            <text:p>5.843249775056</text:p>
          </table:table-cell>
          <table:table-cell table:formula="of:=(POWER([.$G$19]-[.$C$19]/100;[.N$67])-1)/([.$G$19]-[.$C$19]/100-1)" office:value-type="float" office:value="7.29902325751037" calcext:value-type="float">
            <text:p>7.29902325751037</text:p>
          </table:table-cell>
          <table:table-cell table:formula="of:=(POWER([.$G$19]-[.$C$19]/100;[.O$67])-1)/([.$G$19]-[.$C$19]/100-1)" office:value-type="float" office:value="8.86834707159618" calcext:value-type="float">
            <text:p>8.86834707159618</text:p>
          </table:table-cell>
          <table:table-cell table:formula="of:=(POWER([.$G$19]-[.$C$19]/100;[.P$67])-1)/([.$G$19]-[.$C$19]/100-1)" office:value-type="float" office:value="10.5600781431807" calcext:value-type="float">
            <text:p>10.5600781431807</text:p>
          </table:table-cell>
          <table:table-cell table:formula="of:=(POWER([.$G$19]-[.$C$19]/100;[.Q$67])-1)/([.$G$19]-[.$C$19]/100-1)" office:value-type="float" office:value="12.3837642383488" calcext:value-type="float">
            <text:p>12.3837642383488</text:p>
          </table:table-cell>
          <table:table-cell table:formula="of:=(POWER([.$G$19]-[.$C$19]/100;[.R$67])-1)/([.$G$19]-[.$C$19]/100-1)" office:value-type="float" office:value="14.34969784894" calcext:value-type="float">
            <text:p>14.34969784894</text:p>
          </table:table-cell>
          <table:table-cell table:formula="of:=(POWER([.$G$19]-[.$C$19]/100;[.S$67])-1)/([.$G$19]-[.$C$19]/100-1)" office:value-type="float" office:value="16.4689742811573" calcext:value-type="float">
            <text:p>16.4689742811573</text:p>
          </table:table-cell>
          <table:table-cell table:formula="of:=(POWER([.$G$19]-[.$C$19]/100;[.T$67])-1)/([.$G$19]-[.$C$19]/100-1)" office:value-type="float" office:value="18.7535542750876" calcext:value-type="float">
            <text:p>18.7535542750876</text:p>
          </table:table-cell>
          <table:table-cell table:formula="of:=(POWER([.$G$19]-[.$C$19]/100;[.U$67])-1)/([.$G$19]-[.$C$19]/100-1)" office:value-type="float" office:value="21.2163315085444" calcext:value-type="float">
            <text:p>21.2163315085444</text:p>
          </table:table-cell>
          <table:table-cell table:formula="of:=(POWER([.$G$19]-[.$C$19]/100;[.V$67])-1)/([.$G$19]-[.$C$19]/100-1)" office:value-type="float" office:value="23.8712053662109" calcext:value-type="float">
            <text:p>23.8712053662109</text:p>
          </table:table-cell>
          <table:table-cell table:formula="of:=(POWER([.$G$19]-[.$C$19]/100;[.W$67])-1)/([.$G$19]-[.$C$19]/100-1)" office:value-type="float" office:value="26.7331593847753" calcext:value-type="float">
            <text:p>26.7331593847753</text:p>
          </table:table-cell>
          <table:table-cell table:formula="of:=(POWER([.$G$19]-[.$C$19]/100;[.X$67])-1)/([.$G$19]-[.$C$19]/100-1)" office:value-type="float" office:value="29.8183458167878" calcext:value-type="float">
            <text:p>29.8183458167878</text:p>
          </table:table-cell>
          <table:table-cell table:formula="of:=(POWER([.$G$19]-[.$C$19]/100;[.Y$67])-1)/([.$G$19]-[.$C$19]/100-1)" office:value-type="float" office:value="33.1441767904972" calcext:value-type="float">
            <text:p>33.1441767904972</text:p>
          </table:table-cell>
          <table:table-cell table:formula="of:=(POWER([.$G$19]-[.$C$19]/100;[.Z$67])-1)/([.$G$19]-[.$C$19]/100-1)" office:value-type="float" office:value="36.729422580156" calcext:value-type="float">
            <text:p>36.729422580156</text:p>
          </table:table-cell>
          <table:table-cell table:formula="of:=(POWER([.$G$19]-[.$C$19]/100;[.AA$67])-1)/([.$G$19]-[.$C$19]/100-1)" office:value-type="float" office:value="40.5943175414082" calcext:value-type="float">
            <text:p>40.5943175414082</text:p>
          </table:table-cell>
          <table:table-cell table:formula="of:=(POWER([.$G$19]-[.$C$19]/100;[.AB$67])-1)/([.$G$19]-[.$C$19]/100-1)" office:value-type="float" office:value="44.760674309638" calcext:value-type="float">
            <text:p>44.760674309638</text:p>
          </table:table-cell>
          <table:table-cell table:formula="of:=(POWER([.$G$19]-[.$C$19]/100;[.AC$67])-1)/([.$G$19]-[.$C$19]/100-1)" office:value-type="float" office:value="49.2520069057898" calcext:value-type="float">
            <text:p>49.2520069057898</text:p>
          </table:table-cell>
          <table:table-cell table:formula="of:=(POWER([.$G$19]-[.$C$19]/100;[.AD$67])-1)/([.$G$19]-[.$C$19]/100-1)" office:value-type="float" office:value="54.0936634444414" calcext:value-type="float">
            <text:p>54.0936634444414</text:p>
          </table:table-cell>
          <table:table-cell table:formula="of:=(POWER([.$G$19]-[.$C$19]/100;[.AE$67])-1)/([.$G$19]-[.$C$19]/100-1)" office:value-type="float" office:value="59.3129691931079" calcext:value-type="float">
            <text:p>59.3129691931079</text:p>
          </table:table-cell>
          <table:table-cell table:formula="of:=(POWER([.$G$19]-[.$C$19]/100;[.AF$67])-1)/([.$G$19]-[.$C$19]/100-1)" office:value-type="float" office:value="64.9393807901703" calcext:value-type="float">
            <text:p>64.9393807901703</text:p>
          </table:table-cell>
          <table:table-cell table:formula="of:=(POWER([.$G$19]-[.$C$19]/100;[.AG$67])-1)/([.$G$19]-[.$C$19]/100-1)" office:value-type="float" office:value="71.0046524918036" calcext:value-type="float">
            <text:p>71.0046524918036</text:p>
          </table:table-cell>
          <table:table-cell table:formula="of:=(POWER([.$G$19]-[.$C$19]/100;[.AH$67])-1)/([.$G$19]-[.$C$19]/100-1)" office:value-type="float" office:value="77.5430153861642" calcext:value-type="float">
            <text:p>77.5430153861642</text:p>
          </table:table-cell>
          <table:table-cell table:formula="of:=(POWER([.$G$19]-[.$C$19]/100;[.AI$67])-1)/([.$G$19]-[.$C$19]/100-1)" office:value-type="float" office:value="84.5913705862851" calcext:value-type="float">
            <text:p>84.5913705862851</text:p>
          </table:table-cell>
          <table:table-cell table:formula="of:=(POWER([.$G$19]-[.$C$19]/100;[.AJ$67])-1)/([.$G$19]-[.$C$19]/100-1)" office:value-type="float" office:value="92.1894974920153" calcext:value-type="float">
            <text:p>92.1894974920153</text:p>
          </table:table-cell>
          <table:table-cell table:formula="of:=(POWER([.$G$19]-[.$C$19]/100;[.AK$67])-1)/([.$G$19]-[.$C$19]/100-1)" office:value-type="float" office:value="100.380278296393" calcext:value-type="float">
            <text:p>100.380278296393</text:p>
          </table:table-cell>
          <table:table-cell table:formula="of:=(POWER([.$G$19]-[.$C$19]/100;[.AL$67])-1)/([.$G$19]-[.$C$19]/100-1)" office:value-type="float" office:value="109.209940003511" calcext:value-type="float">
            <text:p>109.209940003511</text:p>
          </table:table-cell>
          <table:table-cell table:formula="of:=(POWER([.$G$19]-[.$C$19]/100;[.AM$67])-1)/([.$G$19]-[.$C$19]/100-1)" office:value-type="float" office:value="118.728315323785" calcext:value-type="float">
            <text:p>118.728315323785</text:p>
          </table:table-cell>
          <table:table-cell table:formula="of:=(POWER([.$G$19]-[.$C$19]/100;[.AN$67])-1)/([.$G$19]-[.$C$19]/100-1)" office:value-type="float" office:value="128.98912391904" calcext:value-type="float">
            <text:p>128.98912391904</text:p>
          </table:table-cell>
          <table:table-cell table:formula="of:=(POWER([.$G$19]-[.$C$19]/100;[.AO$67])-1)/([.$G$19]-[.$C$19]/100-1)" office:value-type="float" office:value="140.050275584725" calcext:value-type="float">
            <text:p>140.050275584725</text:p>
          </table:table-cell>
          <table:table-cell table:formula="of:=(POWER([.$G$19]-[.$C$19]/100;[.AP$67])-1)/([.$G$19]-[.$C$19]/100-1)" office:value-type="float" office:value="151.974197080334" calcext:value-type="float">
            <text:p>151.974197080334</text:p>
          </table:table-cell>
          <table:table-cell table:formula="of:=(POWER([.$G$19]-[.$C$19]/100;[.AQ$67])-1)/([.$G$19]-[.$C$19]/100-1)" office:value-type="float" office:value="164.8281844526" calcext:value-type="float">
            <text:p>164.8281844526</text:p>
          </table:table-cell>
          <table:table-cell table:formula="of:=(POWER([.$G$19]-[.$C$19]/100;[.AR$67])-1)/([.$G$19]-[.$C$19]/100-1)" office:value-type="float" office:value="178.684782839903" calcext:value-type="float">
            <text:p>178.684782839903</text:p>
          </table:table-cell>
          <table:table-cell table:formula="of:=(POWER([.$G$19]-[.$C$19]/100;[.AS$67])-1)/([.$G$19]-[.$C$19]/100-1)" office:value-type="float" office:value="193.622195901415" calcext:value-type="float">
            <text:p>193.622195901415</text:p>
          </table:table-cell>
          <table:table-cell table:formula="of:=(POWER([.$G$19]-[.$C$19]/100;[.AT$67])-1)/([.$G$19]-[.$C$19]/100-1)" office:value-type="float" office:value="209.724727181726" calcext:value-type="float">
            <text:p>209.724727181726</text:p>
          </table:table-cell>
          <table:table-cell table:formula="of:=(POWER([.$G$19]-[.$C$19]/100;[.AU$67])-1)/([.$G$19]-[.$C$19]/100-1)" office:value-type="float" office:value="227.0832559019" calcext:value-type="float">
            <text:p>227.0832559019</text:p>
          </table:table-cell>
          <table:table-cell table:formula="of:=(POWER([.$G$19]-[.$C$19]/100;[.AV$67])-1)/([.$G$19]-[.$C$19]/100-1)" office:value-type="float" office:value="245.795749862249" calcext:value-type="float">
            <text:p>245.795749862249</text:p>
          </table:table-cell>
          <table:table-cell table:number-columns-repeated="2"/>
          <table:table-cell table:formula="of:=[.$F19]*POWER([.$G19]-[.$C19]/100;[.$H$67])" office:value-type="float" office:value="0.141" calcext:value-type="float">
            <text:p>0.141</text:p>
          </table:table-cell>
          <table:table-cell table:formula="of:=[.$F19]*POWER([.$G19]-[.$C19]/100;[.$I$67])" office:value-type="float" office:value="0.151998" calcext:value-type="float">
            <text:p>0.151998</text:p>
          </table:table-cell>
          <table:table-cell table:formula="of:=[.$F19]*POWER([.$G19]-[.$C19]/100;[.$J$67])" office:value-type="float" office:value="0.163853844" calcext:value-type="float">
            <text:p>0.163853844</text:p>
          </table:table-cell>
          <table:table-cell table:formula="of:=[.$F19]*POWER([.$G19]-[.$C19]/100;[.$K$67])" office:value-type="float" office:value="0.176634443832" calcext:value-type="float">
            <text:p>0.176634443832</text:p>
          </table:table-cell>
          <table:table-cell table:formula="of:=[.$F19]*POWER([.$G19]-[.$C19]/100;[.$L$67])" office:value-type="float" office:value="0.190411930450896" calcext:value-type="float">
            <text:p>0.190411930450896</text:p>
          </table:table-cell>
          <table:table-cell table:formula="of:=[.$F19]*POWER([.$G19]-[.$C19]/100;[.$M$67])" office:value-type="float" office:value="0.205264061026066" calcext:value-type="float">
            <text:p>0.205264061026066</text:p>
          </table:table-cell>
          <table:table-cell table:formula="of:=[.$F19]*POWER([.$G19]-[.$C19]/100;[.$N$67])" office:value-type="float" office:value="0.221274657786099" calcext:value-type="float">
            <text:p>0.221274657786099</text:p>
          </table:table-cell>
          <table:table-cell table:formula="of:=[.$F19]*POWER([.$G19]-[.$C19]/100;[.$O$67])" office:value-type="float" office:value="0.238534081093415" calcext:value-type="float">
            <text:p>0.238534081093415</text:p>
          </table:table-cell>
          <table:table-cell table:formula="of:=[.$F19]*POWER([.$G19]-[.$C19]/100;[.$P$67])" office:value-type="float" office:value="0.257139739418701" calcext:value-type="float">
            <text:p>0.257139739418701</text:p>
          </table:table-cell>
          <table:table-cell table:formula="of:=[.$F19]*POWER([.$G19]-[.$C19]/100;[.$Q$67])" office:value-type="float" office:value="0.27719663909336" calcext:value-type="float">
            <text:p>0.27719663909336</text:p>
          </table:table-cell>
          <table:table-cell table:formula="of:=[.$F19]*POWER([.$G19]-[.$C19]/100;[.$R$67])" office:value-type="float" office:value="0.298817976942642" calcext:value-type="float">
            <text:p>0.298817976942642</text:p>
          </table:table-cell>
          <table:table-cell table:formula="of:=[.$F19]*POWER([.$G19]-[.$C19]/100;[.$S$67])" office:value-type="float" office:value="0.322125779144168" calcext:value-type="float">
            <text:p>0.322125779144168</text:p>
          </table:table-cell>
          <table:table-cell table:formula="of:=[.$F19]*POWER([.$G19]-[.$C19]/100;[.$T$67])" office:value-type="float" office:value="0.347251589917413" calcext:value-type="float">
            <text:p>0.347251589917413</text:p>
          </table:table-cell>
          <table:table-cell table:formula="of:=[.$F19]*POWER([.$G19]-[.$C19]/100;[.$U$67])" office:value-type="float" office:value="0.374337213930972" calcext:value-type="float">
            <text:p>0.374337213930972</text:p>
          </table:table-cell>
          <table:table-cell table:formula="of:=[.$F19]*POWER([.$G19]-[.$C19]/100;[.$V$67])" office:value-type="float" office:value="0.403535516617587" calcext:value-type="float">
            <text:p>0.403535516617587</text:p>
          </table:table-cell>
          <table:table-cell table:formula="of:=[.$F19]*POWER([.$G19]-[.$C19]/100;[.$W$67])" office:value-type="float" office:value="0.435011286913759" calcext:value-type="float">
            <text:p>0.435011286913759</text:p>
          </table:table-cell>
          <table:table-cell table:formula="of:=[.$F19]*POWER([.$G19]-[.$C19]/100;[.$X$67])" office:value-type="float" office:value="0.468942167293032" calcext:value-type="float">
            <text:p>0.468942167293032</text:p>
          </table:table-cell>
          <table:table-cell table:formula="of:=[.$F19]*POWER([.$G19]-[.$C19]/100;[.$Y$67])" office:value-type="float" office:value="0.505519656341889" calcext:value-type="float">
            <text:p>0.505519656341889</text:p>
          </table:table-cell>
          <table:table-cell table:formula="of:=[.$F19]*POWER([.$G19]-[.$C19]/100;[.$Z$67])" office:value-type="float" office:value="0.544950189536556" calcext:value-type="float">
            <text:p>0.544950189536556</text:p>
          </table:table-cell>
          <table:table-cell table:formula="of:=[.$F19]*POWER([.$G19]-[.$C19]/100;[.$AA$67])" office:value-type="float" office:value="0.587456304320408" calcext:value-type="float">
            <text:p>0.587456304320408</text:p>
          </table:table-cell>
          <table:table-cell table:formula="of:=[.$F19]*POWER([.$G19]-[.$C19]/100;[.$AB$67])" office:value-type="float" office:value="0.6332778960574" calcext:value-type="float">
            <text:p>0.6332778960574</text:p>
          </table:table-cell>
          <table:table-cell table:formula="of:=[.$F19]*POWER([.$G19]-[.$C19]/100;[.$AC$67])" office:value-type="float" office:value="0.682673571949877" calcext:value-type="float">
            <text:p>0.682673571949877</text:p>
          </table:table-cell>
          <table:table-cell table:formula="of:=[.$F19]*POWER([.$G19]-[.$C19]/100;[.$AD$67])" office:value-type="float" office:value="0.735922110561967" calcext:value-type="float">
            <text:p>0.735922110561967</text:p>
          </table:table-cell>
          <table:table-cell table:formula="of:=[.$F19]*POWER([.$G19]-[.$C19]/100;[.$AE$67])" office:value-type="float" office:value="0.793324035185801" calcext:value-type="float">
            <text:p>0.793324035185801</text:p>
          </table:table-cell>
          <table:table-cell table:formula="of:=[.$F19]*POWER([.$G19]-[.$C19]/100;[.$AF$67])" office:value-type="float" office:value="0.855203309930293" calcext:value-type="float">
            <text:p>0.855203309930293</text:p>
          </table:table-cell>
          <table:table-cell table:formula="of:=[.$F19]*POWER([.$G19]-[.$C19]/100;[.$AG$67])" office:value-type="float" office:value="0.921909168104856" calcext:value-type="float">
            <text:p>0.921909168104856</text:p>
          </table:table-cell>
          <table:table-cell table:formula="of:=[.$F19]*POWER([.$G19]-[.$C19]/100;[.$AH$67])" office:value-type="float" office:value="0.993818083217035" calcext:value-type="float">
            <text:p>0.993818083217035</text:p>
          </table:table-cell>
          <table:table-cell table:formula="of:=[.$F19]*POWER([.$G19]-[.$C19]/100;[.$AI$67])" office:value-type="float" office:value="1.07133589370796" calcext:value-type="float">
            <text:p>1.07133589370796</text:p>
          </table:table-cell>
          <table:table-cell table:formula="of:=[.$F19]*POWER([.$G19]-[.$C19]/100;[.$AJ$67])" office:value-type="float" office:value="1.15490009341719" calcext:value-type="float">
            <text:p>1.15490009341719</text:p>
          </table:table-cell>
          <table:table-cell table:formula="of:=[.$F19]*POWER([.$G19]-[.$C19]/100;[.$AK$67])" office:value-type="float" office:value="1.24498230070373" calcext:value-type="float">
            <text:p>1.24498230070373</text:p>
          </table:table-cell>
          <table:table-cell table:formula="of:=[.$F19]*POWER([.$G19]-[.$C19]/100;[.$AL$67])" office:value-type="float" office:value="1.34209092015862" calcext:value-type="float">
            <text:p>1.34209092015862</text:p>
          </table:table-cell>
          <table:table-cell table:formula="of:=[.$F19]*POWER([.$G19]-[.$C19]/100;[.$AM$67])" office:value-type="float" office:value="1.44677401193099" calcext:value-type="float">
            <text:p>1.44677401193099</text:p>
          </table:table-cell>
          <table:table-cell table:formula="of:=[.$F19]*POWER([.$G19]-[.$C19]/100;[.$AN$67])" office:value-type="float" office:value="1.55962238486161" calcext:value-type="float">
            <text:p>1.55962238486161</text:p>
          </table:table-cell>
          <table:table-cell table:formula="of:=[.$F19]*POWER([.$G19]-[.$C19]/100;[.$AO$67])" office:value-type="float" office:value="1.68127293088081" calcext:value-type="float">
            <text:p>1.68127293088081</text:p>
          </table:table-cell>
          <table:table-cell table:formula="of:=[.$F19]*POWER([.$G19]-[.$C19]/100;[.$AP$67])" office:value-type="float" office:value="1.81241221948951" calcext:value-type="float">
            <text:p>1.81241221948951</text:p>
          </table:table-cell>
          <table:table-cell table:formula="of:=[.$F19]*POWER([.$G19]-[.$C19]/100;[.$AQ$67])" office:value-type="float" office:value="1.9537803726097" calcext:value-type="float">
            <text:p>1.9537803726097</text:p>
          </table:table-cell>
          <table:table-cell table:formula="of:=[.$F19]*POWER([.$G19]-[.$C19]/100;[.$AR$67])" office:value-type="float" office:value="2.10617524167325" calcext:value-type="float">
            <text:p>2.10617524167325</text:p>
          </table:table-cell>
          <table:table-cell table:formula="of:=[.$F19]*POWER([.$G19]-[.$C19]/100;[.$AS$67])" office:value-type="float" office:value="2.27045691052377" calcext:value-type="float">
            <text:p>2.27045691052377</text:p>
          </table:table-cell>
          <table:table-cell table:formula="of:=[.$F19]*POWER([.$G19]-[.$C19]/100;[.$AT$67])" office:value-type="float" office:value="2.44755254954462" calcext:value-type="float">
            <text:p>2.44755254954462</text:p>
          </table:table-cell>
          <table:table-cell table:formula="of:=[.$F19]*POWER([.$G19]-[.$C19]/100;[.$AU$67])" office:value-type="float" office:value="2.6384616484091" calcext:value-type="float">
            <text:p>2.6384616484091</text:p>
          </table:table-cell>
          <table:table-cell table:formula="of:=[.$F19]*POWER([.$G19]-[.$C19]/100;[.$AV$67])" office:value-type="float" office:value="2.84426165698501" calcext:value-type="float">
            <text:p>2.8442616569850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RUSSEL 2000</text:p>
          </table:table-cell>
          <table:table-cell office:value-type="string" calcext:value-type="string">
            <text:p>IE00BJ38QD8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PDR</text:p>
          </table:table-cell>
          <table:table-cell office:value-type="float" office:value="0.056" calcext:value-type="float">
            <text:p>0.056</text:p>
          </table:table-cell>
          <table:table-cell office:value-type="float" office:value="0.092" calcext:value-type="float">
            <text:p>0.092</text:p>
          </table:table-cell>
          <table:table-cell office:value-type="float" office:value="1.09" calcext:value-type="float">
            <text:p>1.09</text:p>
          </table:table-cell>
          <table:table-cell office:value-type="float" office:value="95.84" calcext:value-type="float">
            <text:p>95.84</text:p>
          </table:table-cell>
          <table:table-cell office:value-type="float" office:value="0.32" calcext:value-type="float">
            <text:p>0.32</text:p>
          </table:table-cell>
          <table:table-cell table:number-columns-repeated="11"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number-columns-repeated="5"/>
          <table:table-cell office:value-type="float" office:value="0.14" calcext:value-type="float">
            <text:p>0.14</text:p>
          </table:table-cell>
          <table:table-cell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.66" calcext:value-type="float">
            <text:p>1.66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3"/>
          <table:table-cell table:formula="of:=SUM([.H20:.BR20])" office:value-type="float" office:value="100.01" calcext:value-type="float">
            <text:p>100.01</text:p>
          </table:table-cell>
          <table:table-cell table:number-columns-repeated="6"/>
          <table:table-cell table:formula="of:=(POWER([.$G$20]-[.$C$20]/100;[.H$67])-1)/([.$G$20]-[.$C$20]/100-1)" office:value-type="float" office:value="0" calcext:value-type="float">
            <text:p>0</text:p>
          </table:table-cell>
          <table:table-cell table:formula="of:=(POWER([.$G$20]-[.$C$20]/100;[.I$67])-1)/([.$G$20]-[.$C$20]/100-1)" office:value-type="float" office:value="1" calcext:value-type="float">
            <text:p>1</text:p>
          </table:table-cell>
          <table:table-cell table:formula="of:=(POWER([.$G$20]-[.$C$20]/100;[.J$67])-1)/([.$G$20]-[.$C$20]/100-1)" office:value-type="float" office:value="2.087" calcext:value-type="float">
            <text:p>2.087</text:p>
          </table:table-cell>
          <table:table-cell table:formula="of:=(POWER([.$G$20]-[.$C$20]/100;[.K$67])-1)/([.$G$20]-[.$C$20]/100-1)" office:value-type="float" office:value="3.268569" calcext:value-type="float">
            <text:p>3.268569</text:p>
          </table:table-cell>
          <table:table-cell table:formula="of:=(POWER([.$G$20]-[.$C$20]/100;[.L$67])-1)/([.$G$20]-[.$C$20]/100-1)" office:value-type="float" office:value="4.552934503" calcext:value-type="float">
            <text:p>4.552934503</text:p>
          </table:table-cell>
          <table:table-cell table:formula="of:=(POWER([.$G$20]-[.$C$20]/100;[.M$67])-1)/([.$G$20]-[.$C$20]/100-1)" office:value-type="float" office:value="5.949039804761" calcext:value-type="float">
            <text:p>5.949039804761</text:p>
          </table:table-cell>
          <table:table-cell table:formula="of:=(POWER([.$G$20]-[.$C$20]/100;[.N$67])-1)/([.$G$20]-[.$C$20]/100-1)" office:value-type="float" office:value="7.46660626777521" calcext:value-type="float">
            <text:p>7.46660626777521</text:p>
          </table:table-cell>
          <table:table-cell table:formula="of:=(POWER([.$G$20]-[.$C$20]/100;[.O$67])-1)/([.$G$20]-[.$C$20]/100-1)" office:value-type="float" office:value="9.11620101307166" calcext:value-type="float">
            <text:p>9.11620101307166</text:p>
          </table:table-cell>
          <table:table-cell table:formula="of:=(POWER([.$G$20]-[.$C$20]/100;[.P$67])-1)/([.$G$20]-[.$C$20]/100-1)" office:value-type="float" office:value="10.9093105012089" calcext:value-type="float">
            <text:p>10.9093105012089</text:p>
          </table:table-cell>
          <table:table-cell table:formula="of:=(POWER([.$G$20]-[.$C$20]/100;[.Q$67])-1)/([.$G$20]-[.$C$20]/100-1)" office:value-type="float" office:value="12.8584205148141" calcext:value-type="float">
            <text:p>12.8584205148141</text:p>
          </table:table-cell>
          <table:table-cell table:formula="of:=(POWER([.$G$20]-[.$C$20]/100;[.R$67])-1)/([.$G$20]-[.$C$20]/100-1)" office:value-type="float" office:value="14.9771030996029" calcext:value-type="float">
            <text:p>14.9771030996029</text:p>
          </table:table-cell>
          <table:table-cell table:formula="of:=(POWER([.$G$20]-[.$C$20]/100;[.S$67])-1)/([.$G$20]-[.$C$20]/100-1)" office:value-type="float" office:value="17.2801110692683" calcext:value-type="float">
            <text:p>17.2801110692683</text:p>
          </table:table-cell>
          <table:table-cell table:formula="of:=(POWER([.$G$20]-[.$C$20]/100;[.T$67])-1)/([.$G$20]-[.$C$20]/100-1)" office:value-type="float" office:value="19.7834807322947" calcext:value-type="float">
            <text:p>19.7834807322947</text:p>
          </table:table-cell>
          <table:table-cell table:formula="of:=(POWER([.$G$20]-[.$C$20]/100;[.U$67])-1)/([.$G$20]-[.$C$20]/100-1)" office:value-type="float" office:value="22.5046435560043" calcext:value-type="float">
            <text:p>22.5046435560043</text:p>
          </table:table-cell>
          <table:table-cell table:formula="of:=(POWER([.$G$20]-[.$C$20]/100;[.V$67])-1)/([.$G$20]-[.$C$20]/100-1)" office:value-type="float" office:value="25.4625475453767" calcext:value-type="float">
            <text:p>25.4625475453767</text:p>
          </table:table-cell>
          <table:table-cell table:formula="of:=(POWER([.$G$20]-[.$C$20]/100;[.W$67])-1)/([.$G$20]-[.$C$20]/100-1)" office:value-type="float" office:value="28.6777891818245" calcext:value-type="float">
            <text:p>28.6777891818245</text:p>
          </table:table-cell>
          <table:table-cell table:formula="of:=(POWER([.$G$20]-[.$C$20]/100;[.X$67])-1)/([.$G$20]-[.$C$20]/100-1)" office:value-type="float" office:value="32.1727568406432" calcext:value-type="float">
            <text:p>32.1727568406432</text:p>
          </table:table-cell>
          <table:table-cell table:formula="of:=(POWER([.$G$20]-[.$C$20]/100;[.Y$67])-1)/([.$G$20]-[.$C$20]/100-1)" office:value-type="float" office:value="35.9717866857792" calcext:value-type="float">
            <text:p>35.9717866857792</text:p>
          </table:table-cell>
          <table:table-cell table:formula="of:=(POWER([.$G$20]-[.$C$20]/100;[.Z$67])-1)/([.$G$20]-[.$C$20]/100-1)" office:value-type="float" office:value="40.101332127442" calcext:value-type="float">
            <text:p>40.101332127442</text:p>
          </table:table-cell>
          <table:table-cell table:formula="of:=(POWER([.$G$20]-[.$C$20]/100;[.AA$67])-1)/([.$G$20]-[.$C$20]/100-1)" office:value-type="float" office:value="44.5901480225295" calcext:value-type="float">
            <text:p>44.5901480225295</text:p>
          </table:table-cell>
          <table:table-cell table:formula="of:=(POWER([.$G$20]-[.$C$20]/100;[.AB$67])-1)/([.$G$20]-[.$C$20]/100-1)" office:value-type="float" office:value="49.4694909004895" calcext:value-type="float">
            <text:p>49.4694909004895</text:p>
          </table:table-cell>
          <table:table-cell table:formula="of:=(POWER([.$G$20]-[.$C$20]/100;[.AC$67])-1)/([.$G$20]-[.$C$20]/100-1)" office:value-type="float" office:value="54.7733366088321" calcext:value-type="float">
            <text:p>54.7733366088321</text:p>
          </table:table-cell>
          <table:table-cell table:formula="of:=(POWER([.$G$20]-[.$C$20]/100;[.AD$67])-1)/([.$G$20]-[.$C$20]/100-1)" office:value-type="float" office:value="60.5386168938005" calcext:value-type="float">
            <text:p>60.5386168938005</text:p>
          </table:table-cell>
          <table:table-cell table:formula="of:=(POWER([.$G$20]-[.$C$20]/100;[.AE$67])-1)/([.$G$20]-[.$C$20]/100-1)" office:value-type="float" office:value="66.8054765635612" calcext:value-type="float">
            <text:p>66.8054765635612</text:p>
          </table:table-cell>
          <table:table-cell table:formula="of:=(POWER([.$G$20]-[.$C$20]/100;[.AF$67])-1)/([.$G$20]-[.$C$20]/100-1)" office:value-type="float" office:value="73.617553024591" calcext:value-type="float">
            <text:p>73.617553024591</text:p>
          </table:table-cell>
          <table:table-cell table:formula="of:=(POWER([.$G$20]-[.$C$20]/100;[.AG$67])-1)/([.$G$20]-[.$C$20]/100-1)" office:value-type="float" office:value="81.0222801377305" calcext:value-type="float">
            <text:p>81.0222801377305</text:p>
          </table:table-cell>
          <table:table-cell table:formula="of:=(POWER([.$G$20]-[.$C$20]/100;[.AH$67])-1)/([.$G$20]-[.$C$20]/100-1)" office:value-type="float" office:value="89.071218509713" calcext:value-type="float">
            <text:p>89.071218509713</text:p>
          </table:table-cell>
          <table:table-cell table:formula="of:=(POWER([.$G$20]-[.$C$20]/100;[.AI$67])-1)/([.$G$20]-[.$C$20]/100-1)" office:value-type="float" office:value="97.8204145200581" calcext:value-type="float">
            <text:p>97.8204145200581</text:p>
          </table:table-cell>
          <table:table-cell table:formula="of:=(POWER([.$G$20]-[.$C$20]/100;[.AJ$67])-1)/([.$G$20]-[.$C$20]/100-1)" office:value-type="float" office:value="107.330790583303" calcext:value-type="float">
            <text:p>107.330790583303</text:p>
          </table:table-cell>
          <table:table-cell table:formula="of:=(POWER([.$G$20]-[.$C$20]/100;[.AK$67])-1)/([.$G$20]-[.$C$20]/100-1)" office:value-type="float" office:value="117.668569364051" calcext:value-type="float">
            <text:p>117.668569364051</text:p>
          </table:table-cell>
          <table:table-cell table:formula="of:=(POWER([.$G$20]-[.$C$20]/100;[.AL$67])-1)/([.$G$20]-[.$C$20]/100-1)" office:value-type="float" office:value="128.905734898723" calcext:value-type="float">
            <text:p>128.905734898723</text:p>
          </table:table-cell>
          <table:table-cell table:formula="of:=(POWER([.$G$20]-[.$C$20]/100;[.AM$67])-1)/([.$G$20]-[.$C$20]/100-1)" office:value-type="float" office:value="141.120533834912" calcext:value-type="float">
            <text:p>141.120533834912</text:p>
          </table:table-cell>
          <table:table-cell table:formula="of:=(POWER([.$G$20]-[.$C$20]/100;[.AN$67])-1)/([.$G$20]-[.$C$20]/100-1)" office:value-type="float" office:value="154.398020278549" calcext:value-type="float">
            <text:p>154.398020278549</text:p>
          </table:table-cell>
          <table:table-cell table:formula="of:=(POWER([.$G$20]-[.$C$20]/100;[.AO$67])-1)/([.$G$20]-[.$C$20]/100-1)" office:value-type="float" office:value="168.830648042783" calcext:value-type="float">
            <text:p>168.830648042783</text:p>
          </table:table-cell>
          <table:table-cell table:formula="of:=(POWER([.$G$20]-[.$C$20]/100;[.AP$67])-1)/([.$G$20]-[.$C$20]/100-1)" office:value-type="float" office:value="184.518914422505" calcext:value-type="float">
            <text:p>184.518914422505</text:p>
          </table:table-cell>
          <table:table-cell table:formula="of:=(POWER([.$G$20]-[.$C$20]/100;[.AQ$67])-1)/([.$G$20]-[.$C$20]/100-1)" office:value-type="float" office:value="201.572059977263" calcext:value-type="float">
            <text:p>201.572059977263</text:p>
          </table:table-cell>
          <table:table-cell table:formula="of:=(POWER([.$G$20]-[.$C$20]/100;[.AR$67])-1)/([.$G$20]-[.$C$20]/100-1)" office:value-type="float" office:value="220.108829195285" calcext:value-type="float">
            <text:p>220.108829195285</text:p>
          </table:table-cell>
          <table:table-cell table:formula="of:=(POWER([.$G$20]-[.$C$20]/100;[.AS$67])-1)/([.$G$20]-[.$C$20]/100-1)" office:value-type="float" office:value="240.258297335275" calcext:value-type="float">
            <text:p>240.258297335275</text:p>
          </table:table-cell>
          <table:table-cell table:formula="of:=(POWER([.$G$20]-[.$C$20]/100;[.AT$67])-1)/([.$G$20]-[.$C$20]/100-1)" office:value-type="float" office:value="262.160769203444" calcext:value-type="float">
            <text:p>262.160769203444</text:p>
          </table:table-cell>
          <table:table-cell table:formula="of:=(POWER([.$G$20]-[.$C$20]/100;[.AU$67])-1)/([.$G$20]-[.$C$20]/100-1)" office:value-type="float" office:value="285.968756124144" calcext:value-type="float">
            <text:p>285.968756124144</text:p>
          </table:table-cell>
          <table:table-cell table:formula="of:=(POWER([.$G$20]-[.$C$20]/100;[.AV$67])-1)/([.$G$20]-[.$C$20]/100-1)" office:value-type="float" office:value="311.848037906944" calcext:value-type="float">
            <text:p>311.848037906944</text:p>
          </table:table-cell>
          <table:table-cell table:number-columns-repeated="2"/>
          <table:table-cell table:formula="of:=[.$F20]*POWER([.$G20]-[.$C20]/100;[.$H$67])" office:value-type="float" office:value="0.092" calcext:value-type="float">
            <text:p>0.092</text:p>
          </table:table-cell>
          <table:table-cell table:formula="of:=[.$F20]*POWER([.$G20]-[.$C20]/100;[.$I$67])" office:value-type="float" office:value="0.100004" calcext:value-type="float">
            <text:p>0.100004</text:p>
          </table:table-cell>
          <table:table-cell table:formula="of:=[.$F20]*POWER([.$G20]-[.$C20]/100;[.$J$67])" office:value-type="float" office:value="0.108704348" calcext:value-type="float">
            <text:p>0.108704348</text:p>
          </table:table-cell>
          <table:table-cell table:formula="of:=[.$F20]*POWER([.$G20]-[.$C20]/100;[.$K$67])" office:value-type="float" office:value="0.118161626276" calcext:value-type="float">
            <text:p>0.118161626276</text:p>
          </table:table-cell>
          <table:table-cell table:formula="of:=[.$F20]*POWER([.$G20]-[.$C20]/100;[.$L$67])" office:value-type="float" office:value="0.128441687762012" calcext:value-type="float">
            <text:p>0.128441687762012</text:p>
          </table:table-cell>
          <table:table-cell table:formula="of:=[.$F20]*POWER([.$G20]-[.$C20]/100;[.$M$67])" office:value-type="float" office:value="0.139616114597307" calcext:value-type="float">
            <text:p>0.139616114597307</text:p>
          </table:table-cell>
          <table:table-cell table:formula="of:=[.$F20]*POWER([.$G20]-[.$C20]/100;[.$N$67])" office:value-type="float" office:value="0.151762716567273" calcext:value-type="float">
            <text:p>0.151762716567273</text:p>
          </table:table-cell>
          <table:table-cell table:formula="of:=[.$F20]*POWER([.$G20]-[.$C20]/100;[.$O$67])" office:value-type="float" office:value="0.164966072908626" calcext:value-type="float">
            <text:p>0.164966072908626</text:p>
          </table:table-cell>
          <table:table-cell table:formula="of:=[.$F20]*POWER([.$G20]-[.$C20]/100;[.$P$67])" office:value-type="float" office:value="0.179318121251676" calcext:value-type="float">
            <text:p>0.179318121251676</text:p>
          </table:table-cell>
          <table:table-cell table:formula="of:=[.$F20]*POWER([.$G20]-[.$C20]/100;[.$Q$67])" office:value-type="float" office:value="0.194918797800572" calcext:value-type="float">
            <text:p>0.194918797800572</text:p>
          </table:table-cell>
          <table:table-cell table:formula="of:=[.$F20]*POWER([.$G20]-[.$C20]/100;[.$R$67])" office:value-type="float" office:value="0.211876733209222" calcext:value-type="float">
            <text:p>0.211876733209222</text:p>
          </table:table-cell>
          <table:table-cell table:formula="of:=[.$F20]*POWER([.$G20]-[.$C20]/100;[.$S$67])" office:value-type="float" office:value="0.230310008998424" calcext:value-type="float">
            <text:p>0.230310008998424</text:p>
          </table:table-cell>
          <table:table-cell table:formula="of:=[.$F20]*POWER([.$G20]-[.$C20]/100;[.$T$67])" office:value-type="float" office:value="0.250346979781287" calcext:value-type="float">
            <text:p>0.250346979781287</text:p>
          </table:table-cell>
          <table:table-cell table:formula="of:=[.$F20]*POWER([.$G20]-[.$C20]/100;[.$U$67])" office:value-type="float" office:value="0.272127167022259" calcext:value-type="float">
            <text:p>0.272127167022259</text:p>
          </table:table-cell>
          <table:table-cell table:formula="of:=[.$F20]*POWER([.$G20]-[.$C20]/100;[.$V$67])" office:value-type="float" office:value="0.295802230553196" calcext:value-type="float">
            <text:p>0.295802230553196</text:p>
          </table:table-cell>
          <table:table-cell table:formula="of:=[.$F20]*POWER([.$G20]-[.$C20]/100;[.$W$67])" office:value-type="float" office:value="0.321537024611324" calcext:value-type="float">
            <text:p>0.321537024611324</text:p>
          </table:table-cell>
          <table:table-cell table:formula="of:=[.$F20]*POWER([.$G20]-[.$C20]/100;[.$X$67])" office:value-type="float" office:value="0.349510745752509" calcext:value-type="float">
            <text:p>0.349510745752509</text:p>
          </table:table-cell>
          <table:table-cell table:formula="of:=[.$F20]*POWER([.$G20]-[.$C20]/100;[.$Y$67])" office:value-type="float" office:value="0.379918180632977" calcext:value-type="float">
            <text:p>0.379918180632977</text:p>
          </table:table-cell>
          <table:table-cell table:formula="of:=[.$F20]*POWER([.$G20]-[.$C20]/100;[.$Z$67])" office:value-type="float" office:value="0.412971062348047" calcext:value-type="float">
            <text:p>0.412971062348047</text:p>
          </table:table-cell>
          <table:table-cell table:formula="of:=[.$F20]*POWER([.$G20]-[.$C20]/100;[.$AA$67])" office:value-type="float" office:value="0.448899544772327" calcext:value-type="float">
            <text:p>0.448899544772327</text:p>
          </table:table-cell>
          <table:table-cell table:formula="of:=[.$F20]*POWER([.$G20]-[.$C20]/100;[.$AB$67])" office:value-type="float" office:value="0.487953805167519" calcext:value-type="float">
            <text:p>0.487953805167519</text:p>
          </table:table-cell>
          <table:table-cell table:formula="of:=[.$F20]*POWER([.$G20]-[.$C20]/100;[.$AC$67])" office:value-type="float" office:value="0.530405786217093" calcext:value-type="float">
            <text:p>0.530405786217093</text:p>
          </table:table-cell>
          <table:table-cell table:formula="of:=[.$F20]*POWER([.$G20]-[.$C20]/100;[.$AD$67])" office:value-type="float" office:value="0.576551089617981" calcext:value-type="float">
            <text:p>0.576551089617981</text:p>
          </table:table-cell>
          <table:table-cell table:formula="of:=[.$F20]*POWER([.$G20]-[.$C20]/100;[.$AE$67])" office:value-type="float" office:value="0.626711034414745" calcext:value-type="float">
            <text:p>0.626711034414745</text:p>
          </table:table-cell>
          <table:table-cell table:formula="of:=[.$F20]*POWER([.$G20]-[.$C20]/100;[.$AF$67])" office:value-type="float" office:value="0.681234894408828" calcext:value-type="float">
            <text:p>0.681234894408828</text:p>
          </table:table-cell>
          <table:table-cell table:formula="of:=[.$F20]*POWER([.$G20]-[.$C20]/100;[.$AG$67])" office:value-type="float" office:value="0.740502330222396" calcext:value-type="float">
            <text:p>0.740502330222396</text:p>
          </table:table-cell>
          <table:table-cell table:formula="of:=[.$F20]*POWER([.$G20]-[.$C20]/100;[.$AH$67])" office:value-type="float" office:value="0.804926032951745" calcext:value-type="float">
            <text:p>0.804926032951745</text:p>
          </table:table-cell>
          <table:table-cell table:formula="of:=[.$F20]*POWER([.$G20]-[.$C20]/100;[.$AI$67])" office:value-type="float" office:value="0.874954597818547" calcext:value-type="float">
            <text:p>0.874954597818547</text:p>
          </table:table-cell>
          <table:table-cell table:formula="of:=[.$F20]*POWER([.$G20]-[.$C20]/100;[.$AJ$67])" office:value-type="float" office:value="0.95107564782876" calcext:value-type="float">
            <text:p>0.95107564782876</text:p>
          </table:table-cell>
          <table:table-cell table:formula="of:=[.$F20]*POWER([.$G20]-[.$C20]/100;[.$AK$67])" office:value-type="float" office:value="1.03381922918986" calcext:value-type="float">
            <text:p>1.03381922918986</text:p>
          </table:table-cell>
          <table:table-cell table:formula="of:=[.$F20]*POWER([.$G20]-[.$C20]/100;[.$AL$67])" office:value-type="float" office:value="1.12376150212938" calcext:value-type="float">
            <text:p>1.12376150212938</text:p>
          </table:table-cell>
          <table:table-cell table:formula="of:=[.$F20]*POWER([.$G20]-[.$C20]/100;[.$AM$67])" office:value-type="float" office:value="1.22152875281464" calcext:value-type="float">
            <text:p>1.22152875281464</text:p>
          </table:table-cell>
          <table:table-cell table:formula="of:=[.$F20]*POWER([.$G20]-[.$C20]/100;[.$AN$67])" office:value-type="float" office:value="1.32780175430951" calcext:value-type="float">
            <text:p>1.32780175430951</text:p>
          </table:table-cell>
          <table:table-cell table:formula="of:=[.$F20]*POWER([.$G20]-[.$C20]/100;[.$AO$67])" office:value-type="float" office:value="1.44332050693444" calcext:value-type="float">
            <text:p>1.44332050693444</text:p>
          </table:table-cell>
          <table:table-cell table:formula="of:=[.$F20]*POWER([.$G20]-[.$C20]/100;[.$AP$67])" office:value-type="float" office:value="1.56888939103774" calcext:value-type="float">
            <text:p>1.56888939103774</text:p>
          </table:table-cell>
          <table:table-cell table:formula="of:=[.$F20]*POWER([.$G20]-[.$C20]/100;[.$AQ$67])" office:value-type="float" office:value="1.70538276805802" calcext:value-type="float">
            <text:p>1.70538276805802</text:p>
          </table:table-cell>
          <table:table-cell table:formula="of:=[.$F20]*POWER([.$G20]-[.$C20]/100;[.$AR$67])" office:value-type="float" office:value="1.85375106887907" calcext:value-type="float">
            <text:p>1.85375106887907</text:p>
          </table:table-cell>
          <table:table-cell table:formula="of:=[.$F20]*POWER([.$G20]-[.$C20]/100;[.$AS$67])" office:value-type="float" office:value="2.01502741187155" calcext:value-type="float">
            <text:p>2.01502741187155</text:p>
          </table:table-cell>
          <table:table-cell table:formula="of:=[.$F20]*POWER([.$G20]-[.$C20]/100;[.$AT$67])" office:value-type="float" office:value="2.19033479670437" calcext:value-type="float">
            <text:p>2.19033479670437</text:p>
          </table:table-cell>
          <table:table-cell table:formula="of:=[.$F20]*POWER([.$G20]-[.$C20]/100;[.$AU$67])" office:value-type="float" office:value="2.38089392401765" calcext:value-type="float">
            <text:p>2.38089392401765</text:p>
          </table:table-cell>
          <table:table-cell table:formula="of:=[.$F20]*POWER([.$G20]-[.$C20]/100;[.$AV$67])" office:value-type="float" office:value="2.58803169540719" calcext:value-type="float">
            <text:p>2.5880316954071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India</text:p>
          </table:table-cell>
          <table:table-cell office:value-type="string" calcext:value-type="string">
            <text:p>IE00BZCQB18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1.07" calcext:value-type="float">
            <text:p>1.07</text:p>
          </table:table-cell>
          <table:table-cell table:number-columns-repeated="39"/>
          <table:table-cell office:value-type="float" office:value="99.9" calcext:value-type="float">
            <text:p>99.9</text:p>
          </table:table-cell>
          <table:table-cell table:number-columns-repeated="24"/>
          <table:table-cell table:formula="of:=SUM([.H21:.BR21])" office:value-type="float" office:value="99.9" calcext:value-type="float">
            <text:p>99.9</text:p>
          </table:table-cell>
          <table:table-cell table:number-columns-repeated="6"/>
          <table:table-cell table:formula="of:=(POWER([.$G$21]-[.$C$21]/100;[.H$67])-1)/([.$G$21]-[.$C$21]/100-1)" office:value-type="float" office:value="0" calcext:value-type="float">
            <text:p>0</text:p>
          </table:table-cell>
          <table:table-cell table:formula="of:=(POWER([.$G$21]-[.$C$21]/100;[.I$67])-1)/([.$G$21]-[.$C$21]/100-1)" office:value-type="float" office:value="1" calcext:value-type="float">
            <text:p>1</text:p>
          </table:table-cell>
          <table:table-cell table:formula="of:=(POWER([.$G$21]-[.$C$21]/100;[.J$67])-1)/([.$G$21]-[.$C$21]/100-1)" office:value-type="float" office:value="2.0635" calcext:value-type="float">
            <text:p>2.0635</text:p>
          </table:table-cell>
          <table:table-cell table:formula="of:=(POWER([.$G$21]-[.$C$21]/100;[.K$67])-1)/([.$G$21]-[.$C$21]/100-1)" office:value-type="float" office:value="3.19453225" calcext:value-type="float">
            <text:p>3.19453225</text:p>
          </table:table-cell>
          <table:table-cell table:formula="of:=(POWER([.$G$21]-[.$C$21]/100;[.L$67])-1)/([.$G$21]-[.$C$21]/100-1)" office:value-type="float" office:value="4.397385047875" calcext:value-type="float">
            <text:p>4.397385047875</text:p>
          </table:table-cell>
          <table:table-cell table:formula="of:=(POWER([.$G$21]-[.$C$21]/100;[.M$67])-1)/([.$G$21]-[.$C$21]/100-1)" office:value-type="float" office:value="5.67661899841507" calcext:value-type="float">
            <text:p>5.67661899841507</text:p>
          </table:table-cell>
          <table:table-cell table:formula="of:=(POWER([.$G$21]-[.$C$21]/100;[.N$67])-1)/([.$G$21]-[.$C$21]/100-1)" office:value-type="float" office:value="7.03708430481442" calcext:value-type="float">
            <text:p>7.03708430481442</text:p>
          </table:table-cell>
          <table:table-cell table:formula="of:=(POWER([.$G$21]-[.$C$21]/100;[.O$67])-1)/([.$G$21]-[.$C$21]/100-1)" office:value-type="float" office:value="8.48393915817014" calcext:value-type="float">
            <text:p>8.48393915817014</text:p>
          </table:table-cell>
          <table:table-cell table:formula="of:=(POWER([.$G$21]-[.$C$21]/100;[.P$67])-1)/([.$G$21]-[.$C$21]/100-1)" office:value-type="float" office:value="10.0226692947139" calcext:value-type="float">
            <text:p>10.0226692947139</text:p>
          </table:table-cell>
          <table:table-cell table:formula="of:=(POWER([.$G$21]-[.$C$21]/100;[.Q$67])-1)/([.$G$21]-[.$C$21]/100-1)" office:value-type="float" office:value="11.6591087949283" calcext:value-type="float">
            <text:p>11.6591087949283</text:p>
          </table:table-cell>
          <table:table-cell table:formula="of:=(POWER([.$G$21]-[.$C$21]/100;[.R$67])-1)/([.$G$21]-[.$C$21]/100-1)" office:value-type="float" office:value="13.3994622034062" calcext:value-type="float">
            <text:p>13.3994622034062</text:p>
          </table:table-cell>
          <table:table-cell table:formula="of:=(POWER([.$G$21]-[.$C$21]/100;[.S$67])-1)/([.$G$21]-[.$C$21]/100-1)" office:value-type="float" office:value="15.2503280533225" calcext:value-type="float">
            <text:p>15.2503280533225</text:p>
          </table:table-cell>
          <table:table-cell table:formula="of:=(POWER([.$G$21]-[.$C$21]/100;[.T$67])-1)/([.$G$21]-[.$C$21]/100-1)" office:value-type="float" office:value="17.2187238847085" calcext:value-type="float">
            <text:p>17.2187238847085</text:p>
          </table:table-cell>
          <table:table-cell table:formula="of:=(POWER([.$G$21]-[.$C$21]/100;[.U$67])-1)/([.$G$21]-[.$C$21]/100-1)" office:value-type="float" office:value="19.3121128513875" calcext:value-type="float">
            <text:p>19.3121128513875</text:p>
          </table:table-cell>
          <table:table-cell table:formula="of:=(POWER([.$G$21]-[.$C$21]/100;[.V$67])-1)/([.$G$21]-[.$C$21]/100-1)" office:value-type="float" office:value="21.5384320174506" calcext:value-type="float">
            <text:p>21.5384320174506</text:p>
          </table:table-cell>
          <table:table-cell table:formula="of:=(POWER([.$G$21]-[.$C$21]/100;[.W$67])-1)/([.$G$21]-[.$C$21]/100-1)" office:value-type="float" office:value="23.9061224505587" calcext:value-type="float">
            <text:p>23.9061224505587</text:p>
          </table:table-cell>
          <table:table-cell table:formula="of:=(POWER([.$G$21]-[.$C$21]/100;[.X$67])-1)/([.$G$21]-[.$C$21]/100-1)" office:value-type="float" office:value="26.4241612261692" calcext:value-type="float">
            <text:p>26.4241612261692</text:p>
          </table:table-cell>
          <table:table-cell table:formula="of:=(POWER([.$G$21]-[.$C$21]/100;[.Y$67])-1)/([.$G$21]-[.$C$21]/100-1)" office:value-type="float" office:value="29.102095464031" calcext:value-type="float">
            <text:p>29.102095464031</text:p>
          </table:table-cell>
          <table:table-cell table:formula="of:=(POWER([.$G$21]-[.$C$21]/100;[.Z$67])-1)/([.$G$21]-[.$C$21]/100-1)" office:value-type="float" office:value="31.9500785259969" calcext:value-type="float">
            <text:p>31.9500785259969</text:p>
          </table:table-cell>
          <table:table-cell table:formula="of:=(POWER([.$G$21]-[.$C$21]/100;[.AA$67])-1)/([.$G$21]-[.$C$21]/100-1)" office:value-type="float" office:value="34.9789085123977" calcext:value-type="float">
            <text:p>34.9789085123977</text:p>
          </table:table-cell>
          <table:table-cell table:formula="of:=(POWER([.$G$21]-[.$C$21]/100;[.AB$67])-1)/([.$G$21]-[.$C$21]/100-1)" office:value-type="float" office:value="38.200069202935" calcext:value-type="float">
            <text:p>38.200069202935</text:p>
          </table:table-cell>
          <table:table-cell table:formula="of:=(POWER([.$G$21]-[.$C$21]/100;[.AC$67])-1)/([.$G$21]-[.$C$21]/100-1)" office:value-type="float" office:value="41.6257735973214" calcext:value-type="float">
            <text:p>41.6257735973214</text:p>
          </table:table-cell>
          <table:table-cell table:formula="of:=(POWER([.$G$21]-[.$C$21]/100;[.AD$67])-1)/([.$G$21]-[.$C$21]/100-1)" office:value-type="float" office:value="45.2690102207513" calcext:value-type="float">
            <text:p>45.2690102207513</text:p>
          </table:table-cell>
          <table:table-cell table:formula="of:=(POWER([.$G$21]-[.$C$21]/100;[.AE$67])-1)/([.$G$21]-[.$C$21]/100-1)" office:value-type="float" office:value="49.143592369769" calcext:value-type="float">
            <text:p>49.143592369769</text:p>
          </table:table-cell>
          <table:table-cell table:formula="of:=(POWER([.$G$21]-[.$C$21]/100;[.AF$67])-1)/([.$G$21]-[.$C$21]/100-1)" office:value-type="float" office:value="53.2642104852493" calcext:value-type="float">
            <text:p>53.2642104852493</text:p>
          </table:table-cell>
          <table:table-cell table:formula="of:=(POWER([.$G$21]-[.$C$21]/100;[.AG$67])-1)/([.$G$21]-[.$C$21]/100-1)" office:value-type="float" office:value="57.6464878510627" calcext:value-type="float">
            <text:p>57.6464878510627</text:p>
          </table:table-cell>
          <table:table-cell table:formula="of:=(POWER([.$G$21]-[.$C$21]/100;[.AH$67])-1)/([.$G$21]-[.$C$21]/100-1)" office:value-type="float" office:value="62.3070398296051" calcext:value-type="float">
            <text:p>62.3070398296051</text:p>
          </table:table-cell>
          <table:table-cell table:formula="of:=(POWER([.$G$21]-[.$C$21]/100;[.AI$67])-1)/([.$G$21]-[.$C$21]/100-1)" office:value-type="float" office:value="67.2635368587851" calcext:value-type="float">
            <text:p>67.2635368587851</text:p>
          </table:table-cell>
          <table:table-cell table:formula="of:=(POWER([.$G$21]-[.$C$21]/100;[.AJ$67])-1)/([.$G$21]-[.$C$21]/100-1)" office:value-type="float" office:value="72.5347714493179" calcext:value-type="float">
            <text:p>72.5347714493179</text:p>
          </table:table-cell>
          <table:table-cell table:formula="of:=(POWER([.$G$21]-[.$C$21]/100;[.AK$67])-1)/([.$G$21]-[.$C$21]/100-1)" office:value-type="float" office:value="78.1407294363496" calcext:value-type="float">
            <text:p>78.1407294363496</text:p>
          </table:table-cell>
          <table:table-cell table:formula="of:=(POWER([.$G$21]-[.$C$21]/100;[.AL$67])-1)/([.$G$21]-[.$C$21]/100-1)" office:value-type="float" office:value="84.1026657555578" calcext:value-type="float">
            <text:p>84.1026657555578</text:p>
          </table:table-cell>
          <table:table-cell table:formula="of:=(POWER([.$G$21]-[.$C$21]/100;[.AM$67])-1)/([.$G$21]-[.$C$21]/100-1)" office:value-type="float" office:value="90.4431850310358" calcext:value-type="float">
            <text:p>90.4431850310358</text:p>
          </table:table-cell>
          <table:table-cell table:formula="of:=(POWER([.$G$21]-[.$C$21]/100;[.AN$67])-1)/([.$G$21]-[.$C$21]/100-1)" office:value-type="float" office:value="97.1863272805066" calcext:value-type="float">
            <text:p>97.1863272805066</text:p>
          </table:table-cell>
          <table:table-cell table:formula="of:=(POWER([.$G$21]-[.$C$21]/100;[.AO$67])-1)/([.$G$21]-[.$C$21]/100-1)" office:value-type="float" office:value="104.357659062819" calcext:value-type="float">
            <text:p>104.357659062819</text:p>
          </table:table-cell>
          <table:table-cell table:formula="of:=(POWER([.$G$21]-[.$C$21]/100;[.AP$67])-1)/([.$G$21]-[.$C$21]/100-1)" office:value-type="float" office:value="111.984370413308" calcext:value-type="float">
            <text:p>111.984370413308</text:p>
          </table:table-cell>
          <table:table-cell table:formula="of:=(POWER([.$G$21]-[.$C$21]/100;[.AQ$67])-1)/([.$G$21]-[.$C$21]/100-1)" office:value-type="float" office:value="120.095377934553" calcext:value-type="float">
            <text:p>120.095377934553</text:p>
          </table:table-cell>
          <table:table-cell table:formula="of:=(POWER([.$G$21]-[.$C$21]/100;[.AR$67])-1)/([.$G$21]-[.$C$21]/100-1)" office:value-type="float" office:value="128.721434433397" calcext:value-type="float">
            <text:p>128.721434433397</text:p>
          </table:table-cell>
          <table:table-cell table:formula="of:=(POWER([.$G$21]-[.$C$21]/100;[.AS$67])-1)/([.$G$21]-[.$C$21]/100-1)" office:value-type="float" office:value="137.895245519918" calcext:value-type="float">
            <text:p>137.895245519918</text:p>
          </table:table-cell>
          <table:table-cell table:formula="of:=(POWER([.$G$21]-[.$C$21]/100;[.AT$67])-1)/([.$G$21]-[.$C$21]/100-1)" office:value-type="float" office:value="147.651593610432" calcext:value-type="float">
            <text:p>147.651593610432</text:p>
          </table:table-cell>
          <table:table-cell table:formula="of:=(POWER([.$G$21]-[.$C$21]/100;[.AU$67])-1)/([.$G$21]-[.$C$21]/100-1)" office:value-type="float" office:value="158.027469804695" calcext:value-type="float">
            <text:p>158.027469804695</text:p>
          </table:table-cell>
          <table:table-cell table:formula="of:=(POWER([.$G$21]-[.$C$21]/100;[.AV$67])-1)/([.$G$21]-[.$C$21]/100-1)" office:value-type="float" office:value="169.062214137293" calcext:value-type="float">
            <text:p>169.062214137293</text:p>
          </table:table-cell>
          <table:table-cell table:number-columns-repeated="2"/>
          <table:table-cell table:formula="of:=[.$F21]*POWER([.$G21]-[.$C21]/100;[.$H$67])" office:value-type="float" office:value="0.039" calcext:value-type="float">
            <text:p>0.039</text:p>
          </table:table-cell>
          <table:table-cell table:formula="of:=[.$F21]*POWER([.$G21]-[.$C21]/100;[.$I$67])" office:value-type="float" office:value="0.0414765" calcext:value-type="float">
            <text:p>0.0414765</text:p>
          </table:table-cell>
          <table:table-cell table:formula="of:=[.$F21]*POWER([.$G21]-[.$C21]/100;[.$J$67])" office:value-type="float" office:value="0.04411025775" calcext:value-type="float">
            <text:p>0.04411025775</text:p>
          </table:table-cell>
          <table:table-cell table:formula="of:=[.$F21]*POWER([.$G21]-[.$C21]/100;[.$K$67])" office:value-type="float" office:value="0.046911259117125" calcext:value-type="float">
            <text:p>0.046911259117125</text:p>
          </table:table-cell>
          <table:table-cell table:formula="of:=[.$F21]*POWER([.$G21]-[.$C21]/100;[.$L$67])" office:value-type="float" office:value="0.0498901240710625" calcext:value-type="float">
            <text:p>0.0498901240710625</text:p>
          </table:table-cell>
          <table:table-cell table:formula="of:=[.$F21]*POWER([.$G21]-[.$C21]/100;[.$M$67])" office:value-type="float" office:value="0.0530581469495749" calcext:value-type="float">
            <text:p>0.0530581469495749</text:p>
          </table:table-cell>
          <table:table-cell table:formula="of:=[.$F21]*POWER([.$G21]-[.$C21]/100;[.$N$67])" office:value-type="float" office:value="0.056427339280873" calcext:value-type="float">
            <text:p>0.056427339280873</text:p>
          </table:table-cell>
          <table:table-cell table:formula="of:=[.$F21]*POWER([.$G21]-[.$C21]/100;[.$O$67])" office:value-type="float" office:value="0.0600104753252084" calcext:value-type="float">
            <text:p>0.0600104753252084</text:p>
          </table:table-cell>
          <table:table-cell table:formula="of:=[.$F21]*POWER([.$G21]-[.$C21]/100;[.$P$67])" office:value-type="float" office:value="0.0638211405083591" calcext:value-type="float">
            <text:p>0.0638211405083591</text:p>
          </table:table-cell>
          <table:table-cell table:formula="of:=[.$F21]*POWER([.$G21]-[.$C21]/100;[.$Q$67])" office:value-type="float" office:value="0.0678737829306399" calcext:value-type="float">
            <text:p>0.0678737829306399</text:p>
          </table:table-cell>
          <table:table-cell table:formula="of:=[.$F21]*POWER([.$G21]-[.$C21]/100;[.$R$67])" office:value-type="float" office:value="0.0721837681467356" calcext:value-type="float">
            <text:p>0.0721837681467356</text:p>
          </table:table-cell>
          <table:table-cell table:formula="of:=[.$F21]*POWER([.$G21]-[.$C21]/100;[.$S$67])" office:value-type="float" office:value="0.0767674374240533" calcext:value-type="float">
            <text:p>0.0767674374240533</text:p>
          </table:table-cell>
          <table:table-cell table:formula="of:=[.$F21]*POWER([.$G21]-[.$C21]/100;[.$T$67])" office:value-type="float" office:value="0.0816421697004807" calcext:value-type="float">
            <text:p>0.0816421697004807</text:p>
          </table:table-cell>
          <table:table-cell table:formula="of:=[.$F21]*POWER([.$G21]-[.$C21]/100;[.$U$67])" office:value-type="float" office:value="0.0868264474764612" calcext:value-type="float">
            <text:p>0.0868264474764612</text:p>
          </table:table-cell>
          <table:table-cell table:formula="of:=[.$F21]*POWER([.$G21]-[.$C21]/100;[.$V$67])" office:value-type="float" office:value="0.0923399268912165" calcext:value-type="float">
            <text:p>0.0923399268912165</text:p>
          </table:table-cell>
          <table:table-cell table:formula="of:=[.$F21]*POWER([.$G21]-[.$C21]/100;[.$W$67])" office:value-type="float" office:value="0.0982035122488088" calcext:value-type="float">
            <text:p>0.0982035122488088</text:p>
          </table:table-cell>
          <table:table-cell table:formula="of:=[.$F21]*POWER([.$G21]-[.$C21]/100;[.$X$67])" office:value-type="float" office:value="0.104439435276608" calcext:value-type="float">
            <text:p>0.104439435276608</text:p>
          </table:table-cell>
          <table:table-cell table:formula="of:=[.$F21]*POWER([.$G21]-[.$C21]/100;[.$Y$67])" office:value-type="float" office:value="0.111071339416673" calcext:value-type="float">
            <text:p>0.111071339416673</text:p>
          </table:table-cell>
          <table:table-cell table:formula="of:=[.$F21]*POWER([.$G21]-[.$C21]/100;[.$Z$67])" office:value-type="float" office:value="0.118124369469632" calcext:value-type="float">
            <text:p>0.118124369469632</text:p>
          </table:table-cell>
          <table:table-cell table:formula="of:=[.$F21]*POWER([.$G21]-[.$C21]/100;[.$AA$67])" office:value-type="float" office:value="0.125625266930953" calcext:value-type="float">
            <text:p>0.125625266930953</text:p>
          </table:table-cell>
          <table:table-cell table:formula="of:=[.$F21]*POWER([.$G21]-[.$C21]/100;[.$AB$67])" office:value-type="float" office:value="0.133602471381069" calcext:value-type="float">
            <text:p>0.133602471381069</text:p>
          </table:table-cell>
          <table:table-cell table:formula="of:=[.$F21]*POWER([.$G21]-[.$C21]/100;[.$AC$67])" office:value-type="float" office:value="0.142086228313767" calcext:value-type="float">
            <text:p>0.142086228313767</text:p>
          </table:table-cell>
          <table:table-cell table:formula="of:=[.$F21]*POWER([.$G21]-[.$C21]/100;[.$AD$67])" office:value-type="float" office:value="0.151108703811691" calcext:value-type="float">
            <text:p>0.151108703811691</text:p>
          </table:table-cell>
          <table:table-cell table:formula="of:=[.$F21]*POWER([.$G21]-[.$C21]/100;[.$AE$67])" office:value-type="float" office:value="0.160704106503733" calcext:value-type="float">
            <text:p>0.160704106503733</text:p>
          </table:table-cell>
          <table:table-cell table:formula="of:=[.$F21]*POWER([.$G21]-[.$C21]/100;[.$AF$67])" office:value-type="float" office:value="0.17090881726672" calcext:value-type="float">
            <text:p>0.17090881726672</text:p>
          </table:table-cell>
          <table:table-cell table:formula="of:=[.$F21]*POWER([.$G21]-[.$C21]/100;[.$AG$67])" office:value-type="float" office:value="0.181761527163157" calcext:value-type="float">
            <text:p>0.181761527163157</text:p>
          </table:table-cell>
          <table:table-cell table:formula="of:=[.$F21]*POWER([.$G21]-[.$C21]/100;[.$AH$67])" office:value-type="float" office:value="0.193303384138017" calcext:value-type="float">
            <text:p>0.193303384138017</text:p>
          </table:table-cell>
          <table:table-cell table:formula="of:=[.$F21]*POWER([.$G21]-[.$C21]/100;[.$AI$67])" office:value-type="float" office:value="0.205578149030782" calcext:value-type="float">
            <text:p>0.205578149030782</text:p>
          </table:table-cell>
          <table:table-cell table:formula="of:=[.$F21]*POWER([.$G21]-[.$C21]/100;[.$AJ$67])" office:value-type="float" office:value="0.218632361494236" calcext:value-type="float">
            <text:p>0.218632361494236</text:p>
          </table:table-cell>
          <table:table-cell table:formula="of:=[.$F21]*POWER([.$G21]-[.$C21]/100;[.$AK$67])" office:value-type="float" office:value="0.23251551644912" calcext:value-type="float">
            <text:p>0.23251551644912</text:p>
          </table:table-cell>
          <table:table-cell table:formula="of:=[.$F21]*POWER([.$G21]-[.$C21]/100;[.$AL$67])" office:value-type="float" office:value="0.247280251743639" calcext:value-type="float">
            <text:p>0.247280251743639</text:p>
          </table:table-cell>
          <table:table-cell table:formula="of:=[.$F21]*POWER([.$G21]-[.$C21]/100;[.$AM$67])" office:value-type="float" office:value="0.26298254772936" calcext:value-type="float">
            <text:p>0.26298254772936</text:p>
          </table:table-cell>
          <table:table-cell table:formula="of:=[.$F21]*POWER([.$G21]-[.$C21]/100;[.$AN$67])" office:value-type="float" office:value="0.279681939510175" calcext:value-type="float">
            <text:p>0.279681939510175</text:p>
          </table:table-cell>
          <table:table-cell table:formula="of:=[.$F21]*POWER([.$G21]-[.$C21]/100;[.$AO$67])" office:value-type="float" office:value="0.297441742669071" calcext:value-type="float">
            <text:p>0.297441742669071</text:p>
          </table:table-cell>
          <table:table-cell table:formula="of:=[.$F21]*POWER([.$G21]-[.$C21]/100;[.$AP$67])" office:value-type="float" office:value="0.316329293328557" calcext:value-type="float">
            <text:p>0.316329293328557</text:p>
          </table:table-cell>
          <table:table-cell table:formula="of:=[.$F21]*POWER([.$G21]-[.$C21]/100;[.$AQ$67])" office:value-type="float" office:value="0.33641620345492" calcext:value-type="float">
            <text:p>0.33641620345492</text:p>
          </table:table-cell>
          <table:table-cell table:formula="of:=[.$F21]*POWER([.$G21]-[.$C21]/100;[.$AR$67])" office:value-type="float" office:value="0.357778632374308" calcext:value-type="float">
            <text:p>0.357778632374308</text:p>
          </table:table-cell>
          <table:table-cell table:formula="of:=[.$F21]*POWER([.$G21]-[.$C21]/100;[.$AS$67])" office:value-type="float" office:value="0.380497575530077" calcext:value-type="float">
            <text:p>0.380497575530077</text:p>
          </table:table-cell>
          <table:table-cell table:formula="of:=[.$F21]*POWER([.$G21]-[.$C21]/100;[.$AT$67])" office:value-type="float" office:value="0.404659171576237" calcext:value-type="float">
            <text:p>0.404659171576237</text:p>
          </table:table-cell>
          <table:table-cell table:formula="of:=[.$F21]*POWER([.$G21]-[.$C21]/100;[.$AU$67])" office:value-type="float" office:value="0.430355028971328" calcext:value-type="float">
            <text:p>0.430355028971328</text:p>
          </table:table-cell>
          <table:table-cell table:formula="of:=[.$F21]*POWER([.$G21]-[.$C21]/100;[.$AV$67])" office:value-type="float" office:value="0.457682573311007" calcext:value-type="float">
            <text:p>0.45768257331100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LU178154117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mundi</text:p>
          </table:table-cell>
          <table:table-cell office:value-type="float" office:value="0.56" calcext:value-type="float">
            <text:p>0.56</text:p>
          </table:table-cell>
          <table:table-cell office:value-type="float" office:value="0.221" calcext:value-type="float">
            <text:p>0.221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49" calcext:value-type="float">
            <text:p>67.49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3.13" calcext:value-type="float">
            <text:p>3.13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7" calcext:value-type="float">
            <text:p>1.67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6.06" calcext:value-type="float">
            <text:p>6.06</text:p>
          </table:table-cell>
          <table:table-cell office:value-type="float" office:value="0.6" calcext:value-type="float">
            <text:p>0.6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2.33" calcext:value-type="float">
            <text:p>2.33</text:p>
          </table:table-cell>
          <table:table-cell office:value-type="float" office:value="2.88" calcext:value-type="float">
            <text:p>2.8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7" calcext:value-type="float">
            <text:p>3.3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SUM([.H22:.BR22])" office:value-type="float" office:value="99.7" calcext:value-type="float">
            <text:p>99.7</text:p>
          </table:table-cell>
          <table:table-cell table:number-columns-repeated="6"/>
          <table:table-cell table:formula="of:=(POWER([.$G$22]-[.$C$22]/100;[.H$67])-1)/([.$G$22]-[.$C$22]/100-1)" office:value-type="float" office:value="0" calcext:value-type="float">
            <text:p>0</text:p>
          </table:table-cell>
          <table:table-cell table:formula="of:=(POWER([.$G$22]-[.$C$22]/100;[.I$67])-1)/([.$G$22]-[.$C$22]/100-1)" office:value-type="float" office:value="1" calcext:value-type="float">
            <text:p>1</text:p>
          </table:table-cell>
          <table:table-cell table:formula="of:=(POWER([.$G$22]-[.$C$22]/100;[.J$67])-1)/([.$G$22]-[.$C$22]/100-1)" office:value-type="float" office:value="2.1001" calcext:value-type="float">
            <text:p>2.1001</text:p>
          </table:table-cell>
          <table:table-cell table:formula="of:=(POWER([.$G$22]-[.$C$22]/100;[.K$67])-1)/([.$G$22]-[.$C$22]/100-1)" office:value-type="float" office:value="3.31032001" calcext:value-type="float">
            <text:p>3.31032001</text:p>
          </table:table-cell>
          <table:table-cell table:formula="of:=(POWER([.$G$22]-[.$C$22]/100;[.L$67])-1)/([.$G$22]-[.$C$22]/100-1)" office:value-type="float" office:value="4.641683043001" calcext:value-type="float">
            <text:p>4.641683043001</text:p>
          </table:table-cell>
          <table:table-cell table:formula="of:=(POWER([.$G$22]-[.$C$22]/100;[.M$67])-1)/([.$G$22]-[.$C$22]/100-1)" office:value-type="float" office:value="6.1063155156054" calcext:value-type="float">
            <text:p>6.1063155156054</text:p>
          </table:table-cell>
          <table:table-cell table:formula="of:=(POWER([.$G$22]-[.$C$22]/100;[.N$67])-1)/([.$G$22]-[.$C$22]/100-1)" office:value-type="float" office:value="7.7175576987175" calcext:value-type="float">
            <text:p>7.7175576987175</text:p>
          </table:table-cell>
          <table:table-cell table:formula="of:=(POWER([.$G$22]-[.$C$22]/100;[.O$67])-1)/([.$G$22]-[.$C$22]/100-1)" office:value-type="float" office:value="9.49008522435912" calcext:value-type="float">
            <text:p>9.49008522435912</text:p>
          </table:table-cell>
          <table:table-cell table:formula="of:=(POWER([.$G$22]-[.$C$22]/100;[.P$67])-1)/([.$G$22]-[.$C$22]/100-1)" office:value-type="float" office:value="11.4400427553175" calcext:value-type="float">
            <text:p>11.4400427553175</text:p>
          </table:table-cell>
          <table:table-cell table:formula="of:=(POWER([.$G$22]-[.$C$22]/100;[.Q$67])-1)/([.$G$22]-[.$C$22]/100-1)" office:value-type="float" office:value="13.5851910351247" calcext:value-type="float">
            <text:p>13.5851910351247</text:p>
          </table:table-cell>
          <table:table-cell table:formula="of:=(POWER([.$G$22]-[.$C$22]/100;[.R$67])-1)/([.$G$22]-[.$C$22]/100-1)" office:value-type="float" office:value="15.9450686577407" calcext:value-type="float">
            <text:p>15.9450686577407</text:p>
          </table:table-cell>
          <table:table-cell table:formula="of:=(POWER([.$G$22]-[.$C$22]/100;[.S$67])-1)/([.$G$22]-[.$C$22]/100-1)" office:value-type="float" office:value="18.5411700303806" calcext:value-type="float">
            <text:p>18.5411700303806</text:p>
          </table:table-cell>
          <table:table-cell table:formula="of:=(POWER([.$G$22]-[.$C$22]/100;[.T$67])-1)/([.$G$22]-[.$C$22]/100-1)" office:value-type="float" office:value="21.3971411504217" calcext:value-type="float">
            <text:p>21.3971411504217</text:p>
          </table:table-cell>
          <table:table-cell table:formula="of:=(POWER([.$G$22]-[.$C$22]/100;[.U$67])-1)/([.$G$22]-[.$C$22]/100-1)" office:value-type="float" office:value="24.5389949795789" calcext:value-type="float">
            <text:p>24.5389949795789</text:p>
          </table:table-cell>
          <table:table-cell table:formula="of:=(POWER([.$G$22]-[.$C$22]/100;[.V$67])-1)/([.$G$22]-[.$C$22]/100-1)" office:value-type="float" office:value="27.9953483770347" calcext:value-type="float">
            <text:p>27.9953483770347</text:p>
          </table:table-cell>
          <table:table-cell table:formula="of:=(POWER([.$G$22]-[.$C$22]/100;[.W$67])-1)/([.$G$22]-[.$C$22]/100-1)" office:value-type="float" office:value="31.7976827495759" calcext:value-type="float">
            <text:p>31.7976827495759</text:p>
          </table:table-cell>
          <table:table-cell table:formula="of:=(POWER([.$G$22]-[.$C$22]/100;[.X$67])-1)/([.$G$22]-[.$C$22]/100-1)" office:value-type="float" office:value="35.9806307928084" calcext:value-type="float">
            <text:p>35.9806307928084</text:p>
          </table:table-cell>
          <table:table-cell table:formula="of:=(POWER([.$G$22]-[.$C$22]/100;[.Y$67])-1)/([.$G$22]-[.$C$22]/100-1)" office:value-type="float" office:value="40.5822919351685" calcext:value-type="float">
            <text:p>40.5822919351685</text:p>
          </table:table-cell>
          <table:table-cell table:formula="of:=(POWER([.$G$22]-[.$C$22]/100;[.Z$67])-1)/([.$G$22]-[.$C$22]/100-1)" office:value-type="float" office:value="45.6445793578789" calcext:value-type="float">
            <text:p>45.6445793578789</text:p>
          </table:table-cell>
          <table:table-cell table:formula="of:=(POWER([.$G$22]-[.$C$22]/100;[.AA$67])-1)/([.$G$22]-[.$C$22]/100-1)" office:value-type="float" office:value="51.2136017516026" calcext:value-type="float">
            <text:p>51.2136017516026</text:p>
          </table:table-cell>
          <table:table-cell table:formula="of:=(POWER([.$G$22]-[.$C$22]/100;[.AB$67])-1)/([.$G$22]-[.$C$22]/100-1)" office:value-type="float" office:value="57.340083286938" calcext:value-type="float">
            <text:p>57.340083286938</text:p>
          </table:table-cell>
          <table:table-cell table:formula="of:=(POWER([.$G$22]-[.$C$22]/100;[.AC$67])-1)/([.$G$22]-[.$C$22]/100-1)" office:value-type="float" office:value="64.0798256239605" calcext:value-type="float">
            <text:p>64.0798256239605</text:p>
          </table:table-cell>
          <table:table-cell table:formula="of:=(POWER([.$G$22]-[.$C$22]/100;[.AD$67])-1)/([.$G$22]-[.$C$22]/100-1)" office:value-type="float" office:value="71.4942161689189" calcext:value-type="float">
            <text:p>71.4942161689189</text:p>
          </table:table-cell>
          <table:table-cell table:formula="of:=(POWER([.$G$22]-[.$C$22]/100;[.AE$67])-1)/([.$G$22]-[.$C$22]/100-1)" office:value-type="float" office:value="79.6507872074277" calcext:value-type="float">
            <text:p>79.6507872074277</text:p>
          </table:table-cell>
          <table:table-cell table:formula="of:=(POWER([.$G$22]-[.$C$22]/100;[.AF$67])-1)/([.$G$22]-[.$C$22]/100-1)" office:value-type="float" office:value="88.6238310068912" calcext:value-type="float">
            <text:p>88.6238310068912</text:p>
          </table:table-cell>
          <table:table-cell table:formula="of:=(POWER([.$G$22]-[.$C$22]/100;[.AG$67])-1)/([.$G$22]-[.$C$22]/100-1)" office:value-type="float" office:value="98.495076490681" calcext:value-type="float">
            <text:p>98.495076490681</text:p>
          </table:table-cell>
          <table:table-cell table:formula="of:=(POWER([.$G$22]-[.$C$22]/100;[.AH$67])-1)/([.$G$22]-[.$C$22]/100-1)" office:value-type="float" office:value="109.354433647398" calcext:value-type="float">
            <text:p>109.354433647398</text:p>
          </table:table-cell>
          <table:table-cell table:formula="of:=(POWER([.$G$22]-[.$C$22]/100;[.AI$67])-1)/([.$G$22]-[.$C$22]/100-1)" office:value-type="float" office:value="121.300812455503" calcext:value-type="float">
            <text:p>121.300812455503</text:p>
          </table:table-cell>
          <table:table-cell table:formula="of:=(POWER([.$G$22]-[.$C$22]/100;[.AJ$67])-1)/([.$G$22]-[.$C$22]/100-1)" office:value-type="float" office:value="134.443023782298" calcext:value-type="float">
            <text:p>134.443023782298</text:p>
          </table:table-cell>
          <table:table-cell table:formula="of:=(POWER([.$G$22]-[.$C$22]/100;[.AK$67])-1)/([.$G$22]-[.$C$22]/100-1)" office:value-type="float" office:value="148.900770462907" calcext:value-type="float">
            <text:p>148.900770462907</text:p>
          </table:table-cell>
          <table:table-cell table:formula="of:=(POWER([.$G$22]-[.$C$22]/100;[.AL$67])-1)/([.$G$22]-[.$C$22]/100-1)" office:value-type="float" office:value="164.805737586243" calcext:value-type="float">
            <text:p>164.805737586243</text:p>
          </table:table-cell>
          <table:table-cell table:formula="of:=(POWER([.$G$22]-[.$C$22]/100;[.AM$67])-1)/([.$G$22]-[.$C$22]/100-1)" office:value-type="float" office:value="182.302791918626" calcext:value-type="float">
            <text:p>182.302791918626</text:p>
          </table:table-cell>
          <table:table-cell table:formula="of:=(POWER([.$G$22]-[.$C$22]/100;[.AN$67])-1)/([.$G$22]-[.$C$22]/100-1)" office:value-type="float" office:value="201.551301389681" calcext:value-type="float">
            <text:p>201.551301389681</text:p>
          </table:table-cell>
          <table:table-cell table:formula="of:=(POWER([.$G$22]-[.$C$22]/100;[.AO$67])-1)/([.$G$22]-[.$C$22]/100-1)" office:value-type="float" office:value="222.726586658788" calcext:value-type="float">
            <text:p>222.726586658788</text:p>
          </table:table-cell>
          <table:table-cell table:formula="of:=(POWER([.$G$22]-[.$C$22]/100;[.AP$67])-1)/([.$G$22]-[.$C$22]/100-1)" office:value-type="float" office:value="246.021517983333" calcext:value-type="float">
            <text:p>246.021517983333</text:p>
          </table:table-cell>
          <table:table-cell table:formula="of:=(POWER([.$G$22]-[.$C$22]/100;[.AQ$67])-1)/([.$G$22]-[.$C$22]/100-1)" office:value-type="float" office:value="271.648271933464" calcext:value-type="float">
            <text:p>271.648271933464</text:p>
          </table:table-cell>
          <table:table-cell table:formula="of:=(POWER([.$G$22]-[.$C$22]/100;[.AR$67])-1)/([.$G$22]-[.$C$22]/100-1)" office:value-type="float" office:value="299.840263954004" calcext:value-type="float">
            <text:p>299.840263954004</text:p>
          </table:table-cell>
          <table:table-cell table:formula="of:=(POWER([.$G$22]-[.$C$22]/100;[.AS$67])-1)/([.$G$22]-[.$C$22]/100-1)" office:value-type="float" office:value="330.8542743758" calcext:value-type="float">
            <text:p>330.8542743758</text:p>
          </table:table-cell>
          <table:table-cell table:formula="of:=(POWER([.$G$22]-[.$C$22]/100;[.AT$67])-1)/([.$G$22]-[.$C$22]/100-1)" office:value-type="float" office:value="364.972787240817" calcext:value-type="float">
            <text:p>364.972787240817</text:p>
          </table:table-cell>
          <table:table-cell table:formula="of:=(POWER([.$G$22]-[.$C$22]/100;[.AU$67])-1)/([.$G$22]-[.$C$22]/100-1)" office:value-type="float" office:value="402.506563243623" calcext:value-type="float">
            <text:p>402.506563243623</text:p>
          </table:table-cell>
          <table:table-cell table:formula="of:=(POWER([.$G$22]-[.$C$22]/100;[.AV$67])-1)/([.$G$22]-[.$C$22]/100-1)" office:value-type="float" office:value="443.797470224309" calcext:value-type="float">
            <text:p>443.797470224309</text:p>
          </table:table-cell>
          <table:table-cell table:number-columns-repeated="2"/>
          <table:table-cell table:formula="of:=[.$F22]*POWER([.$G22]-[.$C22]/100;[.$H$67])" office:value-type="float" office:value="0.221" calcext:value-type="float">
            <text:p>0.221</text:p>
          </table:table-cell>
          <table:table-cell table:formula="of:=[.$F22]*POWER([.$G22]-[.$C22]/100;[.$I$67])" office:value-type="float" office:value="0.2431221" calcext:value-type="float">
            <text:p>0.2431221</text:p>
          </table:table-cell>
          <table:table-cell table:formula="of:=[.$F22]*POWER([.$G22]-[.$C22]/100;[.$J$67])" office:value-type="float" office:value="0.26745862221" calcext:value-type="float">
            <text:p>0.26745862221</text:p>
          </table:table-cell>
          <table:table-cell table:formula="of:=[.$F22]*POWER([.$G22]-[.$C22]/100;[.$K$67])" office:value-type="float" office:value="0.294231230293221" calcext:value-type="float">
            <text:p>0.294231230293221</text:p>
          </table:table-cell>
          <table:table-cell table:formula="of:=[.$F22]*POWER([.$G22]-[.$C22]/100;[.$L$67])" office:value-type="float" office:value="0.323683776445572" calcext:value-type="float">
            <text:p>0.323683776445572</text:p>
          </table:table-cell>
          <table:table-cell table:formula="of:=[.$F22]*POWER([.$G22]-[.$C22]/100;[.$M$67])" office:value-type="float" office:value="0.356084522467774" calcext:value-type="float">
            <text:p>0.356084522467774</text:p>
          </table:table-cell>
          <table:table-cell table:formula="of:=[.$F22]*POWER([.$G22]-[.$C22]/100;[.$N$67])" office:value-type="float" office:value="0.391728583166798" calcext:value-type="float">
            <text:p>0.391728583166798</text:p>
          </table:table-cell>
          <table:table-cell table:formula="of:=[.$F22]*POWER([.$G22]-[.$C22]/100;[.$O$67])" office:value-type="float" office:value="0.430940614341795" calcext:value-type="float">
            <text:p>0.430940614341795</text:p>
          </table:table-cell>
          <table:table-cell table:formula="of:=[.$F22]*POWER([.$G22]-[.$C22]/100;[.$P$67])" office:value-type="float" office:value="0.474077769837408" calcext:value-type="float">
            <text:p>0.474077769837408</text:p>
          </table:table-cell>
          <table:table-cell table:formula="of:=[.$F22]*POWER([.$G22]-[.$C22]/100;[.$Q$67])" office:value-type="float" office:value="0.521532954598133" calcext:value-type="float">
            <text:p>0.521532954598133</text:p>
          </table:table-cell>
          <table:table-cell table:formula="of:=[.$F22]*POWER([.$G22]-[.$C22]/100;[.$R$67])" office:value-type="float" office:value="0.573738403353406" calcext:value-type="float">
            <text:p>0.573738403353406</text:p>
          </table:table-cell>
          <table:table-cell table:formula="of:=[.$F22]*POWER([.$G22]-[.$C22]/100;[.$S$67])" office:value-type="float" office:value="0.631169617529081" calcext:value-type="float">
            <text:p>0.631169617529081</text:p>
          </table:table-cell>
          <table:table-cell table:formula="of:=[.$F22]*POWER([.$G22]-[.$C22]/100;[.$T$67])" office:value-type="float" office:value="0.694349696243742" calcext:value-type="float">
            <text:p>0.694349696243742</text:p>
          </table:table-cell>
          <table:table-cell table:formula="of:=[.$F22]*POWER([.$G22]-[.$C22]/100;[.$U$67])" office:value-type="float" office:value="0.763854100837741" calcext:value-type="float">
            <text:p>0.763854100837741</text:p>
          </table:table-cell>
          <table:table-cell table:formula="of:=[.$F22]*POWER([.$G22]-[.$C22]/100;[.$V$67])" office:value-type="float" office:value="0.840315896331599" calcext:value-type="float">
            <text:p>0.840315896331599</text:p>
          </table:table-cell>
          <table:table-cell table:formula="of:=[.$F22]*POWER([.$G22]-[.$C22]/100;[.$W$67])" office:value-type="float" office:value="0.924431517554392" calcext:value-type="float">
            <text:p>0.924431517554392</text:p>
          </table:table-cell>
          <table:table-cell table:formula="of:=[.$F22]*POWER([.$G22]-[.$C22]/100;[.$X$67])" office:value-type="float" office:value="1.01696711246159" calcext:value-type="float">
            <text:p>1.01696711246159</text:p>
          </table:table-cell>
          <table:table-cell table:formula="of:=[.$F22]*POWER([.$G22]-[.$C22]/100;[.$Y$67])" office:value-type="float" office:value="1.11876552041899" calcext:value-type="float">
            <text:p>1.11876552041899</text:p>
          </table:table-cell>
          <table:table-cell table:formula="of:=[.$F22]*POWER([.$G22]-[.$C22]/100;[.$Z$67])" office:value-type="float" office:value="1.23075394901293" calcext:value-type="float">
            <text:p>1.23075394901293</text:p>
          </table:table-cell>
          <table:table-cell table:formula="of:=[.$F22]*POWER([.$G22]-[.$C22]/100;[.$AA$67])" office:value-type="float" office:value="1.35395241930913" calcext:value-type="float">
            <text:p>1.35395241930913</text:p>
          </table:table-cell>
          <table:table-cell table:formula="of:=[.$F22]*POWER([.$G22]-[.$C22]/100;[.$AB$67])" office:value-type="float" office:value="1.48948305648197" calcext:value-type="float">
            <text:p>1.48948305648197</text:p>
          </table:table-cell>
          <table:table-cell table:formula="of:=[.$F22]*POWER([.$G22]-[.$C22]/100;[.$AC$67])" office:value-type="float" office:value="1.63858031043581" calcext:value-type="float">
            <text:p>1.63858031043581</text:p>
          </table:table-cell>
          <table:table-cell table:formula="of:=[.$F22]*POWER([.$G22]-[.$C22]/100;[.$AD$67])" office:value-type="float" office:value="1.80260219951044" calcext:value-type="float">
            <text:p>1.80260219951044</text:p>
          </table:table-cell>
          <table:table-cell table:formula="of:=[.$F22]*POWER([.$G22]-[.$C22]/100;[.$AE$67])" office:value-type="float" office:value="1.98304267968143" calcext:value-type="float">
            <text:p>1.98304267968143</text:p>
          </table:table-cell>
          <table:table-cell table:formula="of:=[.$F22]*POWER([.$G22]-[.$C22]/100;[.$AF$67])" office:value-type="float" office:value="2.18154525191754" calcext:value-type="float">
            <text:p>2.18154525191754</text:p>
          </table:table-cell>
          <table:table-cell table:formula="of:=[.$F22]*POWER([.$G22]-[.$C22]/100;[.$AG$67])" office:value-type="float" office:value="2.39991793163449" calcext:value-type="float">
            <text:p>2.39991793163449</text:p>
          </table:table-cell>
          <table:table-cell table:formula="of:=[.$F22]*POWER([.$G22]-[.$C22]/100;[.$AH$67])" office:value-type="float" office:value="2.6401497165911" calcext:value-type="float">
            <text:p>2.6401497165911</text:p>
          </table:table-cell>
          <table:table-cell table:formula="of:=[.$F22]*POWER([.$G22]-[.$C22]/100;[.$AI$67])" office:value-type="float" office:value="2.90442870322187" calcext:value-type="float">
            <text:p>2.90442870322187</text:p>
          </table:table-cell>
          <table:table-cell table:formula="of:=[.$F22]*POWER([.$G22]-[.$C22]/100;[.$AJ$67])" office:value-type="float" office:value="3.19516201641438" calcext:value-type="float">
            <text:p>3.19516201641438</text:p>
          </table:table-cell>
          <table:table-cell table:formula="of:=[.$F22]*POWER([.$G22]-[.$C22]/100;[.$AK$67])" office:value-type="float" office:value="3.51499773425746" calcext:value-type="float">
            <text:p>3.51499773425746</text:p>
          </table:table-cell>
          <table:table-cell table:formula="of:=[.$F22]*POWER([.$G22]-[.$C22]/100;[.$AL$67])" office:value-type="float" office:value="3.86684900745663" calcext:value-type="float">
            <text:p>3.86684900745663</text:p>
          </table:table-cell>
          <table:table-cell table:formula="of:=[.$F22]*POWER([.$G22]-[.$C22]/100;[.$AM$67])" office:value-type="float" office:value="4.25392059310304" calcext:value-type="float">
            <text:p>4.25392059310304</text:p>
          </table:table-cell>
          <table:table-cell table:formula="of:=[.$F22]*POWER([.$G22]-[.$C22]/100;[.$AN$67])" office:value-type="float" office:value="4.67973804447265" calcext:value-type="float">
            <text:p>4.67973804447265</text:p>
          </table:table-cell>
          <table:table-cell table:formula="of:=[.$F22]*POWER([.$G22]-[.$C22]/100;[.$AO$67])" office:value-type="float" office:value="5.14817982272436" calcext:value-type="float">
            <text:p>5.14817982272436</text:p>
          </table:table-cell>
          <table:table-cell table:formula="of:=[.$F22]*POWER([.$G22]-[.$C22]/100;[.$AP$67])" office:value-type="float" office:value="5.66351262297907" calcext:value-type="float">
            <text:p>5.66351262297907</text:p>
          </table:table-cell>
          <table:table-cell table:formula="of:=[.$F22]*POWER([.$G22]-[.$C22]/100;[.$AQ$67])" office:value-type="float" office:value="6.23043023653928" calcext:value-type="float">
            <text:p>6.23043023653928</text:p>
          </table:table-cell>
          <table:table-cell table:formula="of:=[.$F22]*POWER([.$G22]-[.$C22]/100;[.$AR$67])" office:value-type="float" office:value="6.85409630321686" calcext:value-type="float">
            <text:p>6.85409630321686</text:p>
          </table:table-cell>
          <table:table-cell table:formula="of:=[.$F22]*POWER([.$G22]-[.$C22]/100;[.$AS$67])" office:value-type="float" office:value="7.54019134316886" calcext:value-type="float">
            <text:p>7.54019134316886</text:p>
          </table:table-cell>
          <table:table-cell table:formula="of:=[.$F22]*POWER([.$G22]-[.$C22]/100;[.$AT$67])" office:value-type="float" office:value="8.29496449662006" calcext:value-type="float">
            <text:p>8.29496449662006</text:p>
          </table:table-cell>
          <table:table-cell table:formula="of:=[.$F22]*POWER([.$G22]-[.$C22]/100;[.$AU$67])" office:value-type="float" office:value="9.12529044273173" calcext:value-type="float">
            <text:p>9.12529044273173</text:p>
          </table:table-cell>
          <table:table-cell table:formula="of:=[.$F22]*POWER([.$G22]-[.$C22]/100;[.$AV$67])" office:value-type="float" office:value="10.0387320160492" calcext:value-type="float">
            <text:p>10.038732016049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NASDAQ</text:p>
          </table:table-cell>
          <table:table-cell office:value-type="string" calcext:value-type="string">
            <text:p>IE00BMFKG44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1" calcext:value-type="float">
            <text:p>0.1</text:p>
          </table:table-cell>
          <table:table-cell office:value-type="float" office:value="0.041" calcext:value-type="float">
            <text:p>0.041</text:p>
          </table:table-cell>
          <table:table-cell office:value-type="float" office:value="1.11" calcext:value-type="float">
            <text:p>1.11</text:p>
          </table:table-cell>
          <table:table-cell office:value-type="float" office:value="96.55" calcext:value-type="float">
            <text:p>96.55</text:p>
          </table:table-cell>
          <table:table-cell office:value-type="float" office:value="0.55" calcext:value-type="float">
            <text:p>0.5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.78" calcext:value-type="float">
            <text:p>0.78</text:p>
          </table:table-cell>
          <table:table-cell table:number-columns-repeated="18"/>
          <table:table-cell office:value-type="float" office:value="0.49" calcext:value-type="float">
            <text:p>0.49</text:p>
          </table:table-cell>
          <table:table-cell table:number-columns-repeated="7"/>
          <table:table-cell table:formula="of:=SUM([.H23:.BR23])" office:value-type="float" office:value="99.37" calcext:value-type="float">
            <text:p>99.37</text:p>
          </table:table-cell>
          <table:table-cell table:number-columns-repeated="6"/>
          <table:table-cell table:formula="of:=(POWER([.$G$23]-[.$C$23]/100;[.H$67])-1)/([.$G$23]-[.$C$23]/100-1)" office:value-type="float" office:value="0" calcext:value-type="float">
            <text:p>0</text:p>
          </table:table-cell>
          <table:table-cell table:formula="of:=(POWER([.$G$23]-[.$C$23]/100;[.I$67])-1)/([.$G$23]-[.$C$23]/100-1)" office:value-type="float" office:value="1" calcext:value-type="float">
            <text:p>1</text:p>
          </table:table-cell>
          <table:table-cell table:formula="of:=(POWER([.$G$23]-[.$C$23]/100;[.J$67])-1)/([.$G$23]-[.$C$23]/100-1)" office:value-type="float" office:value="2.108" calcext:value-type="float">
            <text:p>2.108</text:p>
          </table:table-cell>
          <table:table-cell table:formula="of:=(POWER([.$G$23]-[.$C$23]/100;[.K$67])-1)/([.$G$23]-[.$C$23]/100-1)" office:value-type="float" office:value="3.335664" calcext:value-type="float">
            <text:p>3.335664</text:p>
          </table:table-cell>
          <table:table-cell table:formula="of:=(POWER([.$G$23]-[.$C$23]/100;[.L$67])-1)/([.$G$23]-[.$C$23]/100-1)" office:value-type="float" office:value="4.695915712" calcext:value-type="float">
            <text:p>4.695915712</text:p>
          </table:table-cell>
          <table:table-cell table:formula="of:=(POWER([.$G$23]-[.$C$23]/100;[.M$67])-1)/([.$G$23]-[.$C$23]/100-1)" office:value-type="float" office:value="6.203074608896" calcext:value-type="float">
            <text:p>6.203074608896</text:p>
          </table:table-cell>
          <table:table-cell table:formula="of:=(POWER([.$G$23]-[.$C$23]/100;[.N$67])-1)/([.$G$23]-[.$C$23]/100-1)" office:value-type="float" office:value="7.87300666665677" calcext:value-type="float">
            <text:p>7.87300666665677</text:p>
          </table:table-cell>
          <table:table-cell table:formula="of:=(POWER([.$G$23]-[.$C$23]/100;[.O$67])-1)/([.$G$23]-[.$C$23]/100-1)" office:value-type="float" office:value="9.7232913866557" calcext:value-type="float">
            <text:p>9.7232913866557</text:p>
          </table:table-cell>
          <table:table-cell table:formula="of:=(POWER([.$G$23]-[.$C$23]/100;[.P$67])-1)/([.$G$23]-[.$C$23]/100-1)" office:value-type="float" office:value="11.7734068564145" calcext:value-type="float">
            <text:p>11.7734068564145</text:p>
          </table:table-cell>
          <table:table-cell table:formula="of:=(POWER([.$G$23]-[.$C$23]/100;[.Q$67])-1)/([.$G$23]-[.$C$23]/100-1)" office:value-type="float" office:value="14.0449347969073" calcext:value-type="float">
            <text:p>14.0449347969073</text:p>
          </table:table-cell>
          <table:table-cell table:formula="of:=(POWER([.$G$23]-[.$C$23]/100;[.R$67])-1)/([.$G$23]-[.$C$23]/100-1)" office:value-type="float" office:value="16.5617877549733" calcext:value-type="float">
            <text:p>16.5617877549733</text:p>
          </table:table-cell>
          <table:table-cell table:formula="of:=(POWER([.$G$23]-[.$C$23]/100;[.S$67])-1)/([.$G$23]-[.$C$23]/100-1)" office:value-type="float" office:value="19.3504608325104" calcext:value-type="float">
            <text:p>19.3504608325104</text:p>
          </table:table-cell>
          <table:table-cell table:formula="of:=(POWER([.$G$23]-[.$C$23]/100;[.T$67])-1)/([.$G$23]-[.$C$23]/100-1)" office:value-type="float" office:value="22.4403106024215" calcext:value-type="float">
            <text:p>22.4403106024215</text:p>
          </table:table-cell>
          <table:table-cell table:formula="of:=(POWER([.$G$23]-[.$C$23]/100;[.U$67])-1)/([.$G$23]-[.$C$23]/100-1)" office:value-type="float" office:value="25.863864147483" calcext:value-type="float">
            <text:p>25.863864147483</text:p>
          </table:table-cell>
          <table:table-cell table:formula="of:=(POWER([.$G$23]-[.$C$23]/100;[.V$67])-1)/([.$G$23]-[.$C$23]/100-1)" office:value-type="float" office:value="29.6571614754112" calcext:value-type="float">
            <text:p>29.6571614754112</text:p>
          </table:table-cell>
          <table:table-cell table:formula="of:=(POWER([.$G$23]-[.$C$23]/100;[.W$67])-1)/([.$G$23]-[.$C$23]/100-1)" office:value-type="float" office:value="33.8601349147556" calcext:value-type="float">
            <text:p>33.8601349147556</text:p>
          </table:table-cell>
          <table:table-cell table:formula="of:=(POWER([.$G$23]-[.$C$23]/100;[.X$67])-1)/([.$G$23]-[.$C$23]/100-1)" office:value-type="float" office:value="38.5170294855492" calcext:value-type="float">
            <text:p>38.5170294855492</text:p>
          </table:table-cell>
          <table:table-cell table:formula="of:=(POWER([.$G$23]-[.$C$23]/100;[.Y$67])-1)/([.$G$23]-[.$C$23]/100-1)" office:value-type="float" office:value="43.6768686699886" calcext:value-type="float">
            <text:p>43.6768686699886</text:p>
          </table:table-cell>
          <table:table-cell table:formula="of:=(POWER([.$G$23]-[.$C$23]/100;[.Z$67])-1)/([.$G$23]-[.$C$23]/100-1)" office:value-type="float" office:value="49.3939704863473" calcext:value-type="float">
            <text:p>49.3939704863473</text:p>
          </table:table-cell>
          <table:table-cell table:formula="of:=(POWER([.$G$23]-[.$C$23]/100;[.AA$67])-1)/([.$G$23]-[.$C$23]/100-1)" office:value-type="float" office:value="55.7285192988728" calcext:value-type="float">
            <text:p>55.7285192988728</text:p>
          </table:table-cell>
          <table:table-cell table:formula="of:=(POWER([.$G$23]-[.$C$23]/100;[.AB$67])-1)/([.$G$23]-[.$C$23]/100-1)" office:value-type="float" office:value="62.7471993831511" calcext:value-type="float">
            <text:p>62.7471993831511</text:p>
          </table:table-cell>
          <table:table-cell table:formula="of:=(POWER([.$G$23]-[.$C$23]/100;[.AC$67])-1)/([.$G$23]-[.$C$23]/100-1)" office:value-type="float" office:value="70.5238969165314" calcext:value-type="float">
            <text:p>70.5238969165314</text:p>
          </table:table-cell>
          <table:table-cell table:formula="of:=(POWER([.$G$23]-[.$C$23]/100;[.AD$67])-1)/([.$G$23]-[.$C$23]/100-1)" office:value-type="float" office:value="79.1404777835168" calcext:value-type="float">
            <text:p>79.1404777835168</text:p>
          </table:table-cell>
          <table:table-cell table:formula="of:=(POWER([.$G$23]-[.$C$23]/100;[.AE$67])-1)/([.$G$23]-[.$C$23]/100-1)" office:value-type="float" office:value="88.6876493841367" calcext:value-type="float">
            <text:p>88.6876493841367</text:p>
          </table:table-cell>
          <table:table-cell table:formula="of:=(POWER([.$G$23]-[.$C$23]/100;[.AF$67])-1)/([.$G$23]-[.$C$23]/100-1)" office:value-type="float" office:value="99.2659155176234" calcext:value-type="float">
            <text:p>99.2659155176234</text:p>
          </table:table-cell>
          <table:table-cell table:formula="of:=(POWER([.$G$23]-[.$C$23]/100;[.AG$67])-1)/([.$G$23]-[.$C$23]/100-1)" office:value-type="float" office:value="110.986634393527" calcext:value-type="float">
            <text:p>110.986634393527</text:p>
          </table:table-cell>
          <table:table-cell table:formula="of:=(POWER([.$G$23]-[.$C$23]/100;[.AH$67])-1)/([.$G$23]-[.$C$23]/100-1)" office:value-type="float" office:value="123.973190908028" calcext:value-type="float">
            <text:p>123.973190908028</text:p>
          </table:table-cell>
          <table:table-cell table:formula="of:=(POWER([.$G$23]-[.$C$23]/100;[.AI$67])-1)/([.$G$23]-[.$C$23]/100-1)" office:value-type="float" office:value="138.362295526095" calcext:value-type="float">
            <text:p>138.362295526095</text:p>
          </table:table-cell>
          <table:table-cell table:formula="of:=(POWER([.$G$23]-[.$C$23]/100;[.AJ$67])-1)/([.$G$23]-[.$C$23]/100-1)" office:value-type="float" office:value="154.305423442913" calcext:value-type="float">
            <text:p>154.305423442913</text:p>
          </table:table-cell>
          <table:table-cell table:formula="of:=(POWER([.$G$23]-[.$C$23]/100;[.AK$67])-1)/([.$G$23]-[.$C$23]/100-1)" office:value-type="float" office:value="171.970409174748" calcext:value-type="float">
            <text:p>171.970409174748</text:p>
          </table:table-cell>
          <table:table-cell table:formula="of:=(POWER([.$G$23]-[.$C$23]/100;[.AL$67])-1)/([.$G$23]-[.$C$23]/100-1)" office:value-type="float" office:value="191.54321336562" calcext:value-type="float">
            <text:p>191.54321336562</text:p>
          </table:table-cell>
          <table:table-cell table:formula="of:=(POWER([.$G$23]-[.$C$23]/100;[.AM$67])-1)/([.$G$23]-[.$C$23]/100-1)" office:value-type="float" office:value="213.229880409107" calcext:value-type="float">
            <text:p>213.229880409107</text:p>
          </table:table-cell>
          <table:table-cell table:formula="of:=(POWER([.$G$23]-[.$C$23]/100;[.AN$67])-1)/([.$G$23]-[.$C$23]/100-1)" office:value-type="float" office:value="237.258707493291" calcext:value-type="float">
            <text:p>237.258707493291</text:p>
          </table:table-cell>
          <table:table-cell table:formula="of:=(POWER([.$G$23]-[.$C$23]/100;[.AO$67])-1)/([.$G$23]-[.$C$23]/100-1)" office:value-type="float" office:value="263.882647902566" calcext:value-type="float">
            <text:p>263.882647902566</text:p>
          </table:table-cell>
          <table:table-cell table:formula="of:=(POWER([.$G$23]-[.$C$23]/100;[.AP$67])-1)/([.$G$23]-[.$C$23]/100-1)" office:value-type="float" office:value="293.381973876044" calcext:value-type="float">
            <text:p>293.381973876044</text:p>
          </table:table-cell>
          <table:table-cell table:formula="of:=(POWER([.$G$23]-[.$C$23]/100;[.AQ$67])-1)/([.$G$23]-[.$C$23]/100-1)" office:value-type="float" office:value="326.067227054656" calcext:value-type="float">
            <text:p>326.067227054656</text:p>
          </table:table-cell>
          <table:table-cell table:formula="of:=(POWER([.$G$23]-[.$C$23]/100;[.AR$67])-1)/([.$G$23]-[.$C$23]/100-1)" office:value-type="float" office:value="362.282487576559" calcext:value-type="float">
            <text:p>362.282487576559</text:p>
          </table:table-cell>
          <table:table-cell table:formula="of:=(POWER([.$G$23]-[.$C$23]/100;[.AS$67])-1)/([.$G$23]-[.$C$23]/100-1)" office:value-type="float" office:value="402.408996234828" calcext:value-type="float">
            <text:p>402.408996234828</text:p>
          </table:table-cell>
          <table:table-cell table:formula="of:=(POWER([.$G$23]-[.$C$23]/100;[.AT$67])-1)/([.$G$23]-[.$C$23]/100-1)" office:value-type="float" office:value="446.869167828189" calcext:value-type="float">
            <text:p>446.869167828189</text:p>
          </table:table-cell>
          <table:table-cell table:formula="of:=(POWER([.$G$23]-[.$C$23]/100;[.AU$67])-1)/([.$G$23]-[.$C$23]/100-1)" office:value-type="float" office:value="496.131037953633" calcext:value-type="float">
            <text:p>496.131037953633</text:p>
          </table:table-cell>
          <table:table-cell table:formula="of:=(POWER([.$G$23]-[.$C$23]/100;[.AV$67])-1)/([.$G$23]-[.$C$23]/100-1)" office:value-type="float" office:value="550.713190052626" calcext:value-type="float">
            <text:p>550.713190052626</text:p>
          </table:table-cell>
          <table:table-cell table:number-columns-repeated="2"/>
          <table:table-cell table:formula="of:=[.$F23]*POWER([.$G23]-[.$C23]/100;[.$H$67])" office:value-type="float" office:value="0.041" calcext:value-type="float">
            <text:p>0.041</text:p>
          </table:table-cell>
          <table:table-cell table:formula="of:=[.$F23]*POWER([.$G23]-[.$C23]/100;[.$I$67])" office:value-type="float" office:value="0.045428" calcext:value-type="float">
            <text:p>0.045428</text:p>
          </table:table-cell>
          <table:table-cell table:formula="of:=[.$F23]*POWER([.$G23]-[.$C23]/100;[.$J$67])" office:value-type="float" office:value="0.050334224" calcext:value-type="float">
            <text:p>0.050334224</text:p>
          </table:table-cell>
          <table:table-cell table:formula="of:=[.$F23]*POWER([.$G23]-[.$C23]/100;[.$K$67])" office:value-type="float" office:value="0.055770320192" calcext:value-type="float">
            <text:p>0.055770320192</text:p>
          </table:table-cell>
          <table:table-cell table:formula="of:=[.$F23]*POWER([.$G23]-[.$C23]/100;[.$L$67])" office:value-type="float" office:value="0.061793514772736" calcext:value-type="float">
            <text:p>0.061793514772736</text:p>
          </table:table-cell>
          <table:table-cell table:formula="of:=[.$F23]*POWER([.$G23]-[.$C23]/100;[.$M$67])" office:value-type="float" office:value="0.0684672143681915" calcext:value-type="float">
            <text:p>0.0684672143681915</text:p>
          </table:table-cell>
          <table:table-cell table:formula="of:=[.$F23]*POWER([.$G23]-[.$C23]/100;[.$N$67])" office:value-type="float" office:value="0.0758616735199562" calcext:value-type="float">
            <text:p>0.0758616735199562</text:p>
          </table:table-cell>
          <table:table-cell table:formula="of:=[.$F23]*POWER([.$G23]-[.$C23]/100;[.$O$67])" office:value-type="float" office:value="0.0840547342601115" calcext:value-type="float">
            <text:p>0.0840547342601115</text:p>
          </table:table-cell>
          <table:table-cell table:formula="of:=[.$F23]*POWER([.$G23]-[.$C23]/100;[.$P$67])" office:value-type="float" office:value="0.0931326455602036" calcext:value-type="float">
            <text:p>0.0931326455602036</text:p>
          </table:table-cell>
          <table:table-cell table:formula="of:=[.$F23]*POWER([.$G23]-[.$C23]/100;[.$Q$67])" office:value-type="float" office:value="0.103190971280706" calcext:value-type="float">
            <text:p>0.103190971280706</text:p>
          </table:table-cell>
          <table:table-cell table:formula="of:=[.$F23]*POWER([.$G23]-[.$C23]/100;[.$R$67])" office:value-type="float" office:value="0.114335596179022" calcext:value-type="float">
            <text:p>0.114335596179022</text:p>
          </table:table-cell>
          <table:table-cell table:formula="of:=[.$F23]*POWER([.$G23]-[.$C23]/100;[.$S$67])" office:value-type="float" office:value="0.126683840566356" calcext:value-type="float">
            <text:p>0.126683840566356</text:p>
          </table:table-cell>
          <table:table-cell table:formula="of:=[.$F23]*POWER([.$G23]-[.$C23]/100;[.$T$67])" office:value-type="float" office:value="0.140365695347523" calcext:value-type="float">
            <text:p>0.140365695347523</text:p>
          </table:table-cell>
          <table:table-cell table:formula="of:=[.$F23]*POWER([.$G23]-[.$C23]/100;[.$U$67])" office:value-type="float" office:value="0.155525190445055" calcext:value-type="float">
            <text:p>0.155525190445055</text:p>
          </table:table-cell>
          <table:table-cell table:formula="of:=[.$F23]*POWER([.$G23]-[.$C23]/100;[.$V$67])" office:value-type="float" office:value="0.172321911013121" calcext:value-type="float">
            <text:p>0.172321911013121</text:p>
          </table:table-cell>
          <table:table-cell table:formula="of:=[.$F23]*POWER([.$G23]-[.$C23]/100;[.$W$67])" office:value-type="float" office:value="0.190932677402538" calcext:value-type="float">
            <text:p>0.190932677402538</text:p>
          </table:table-cell>
          <table:table-cell table:formula="of:=[.$F23]*POWER([.$G23]-[.$C23]/100;[.$X$67])" office:value-type="float" office:value="0.211553406562012" calcext:value-type="float">
            <text:p>0.211553406562012</text:p>
          </table:table-cell>
          <table:table-cell table:formula="of:=[.$F23]*POWER([.$G23]-[.$C23]/100;[.$Y$67])" office:value-type="float" office:value="0.23440117447071" calcext:value-type="float">
            <text:p>0.23440117447071</text:p>
          </table:table-cell>
          <table:table-cell table:formula="of:=[.$F23]*POWER([.$G23]-[.$C23]/100;[.$Z$67])" office:value-type="float" office:value="0.259716501313546" calcext:value-type="float">
            <text:p>0.259716501313546</text:p>
          </table:table-cell>
          <table:table-cell table:formula="of:=[.$F23]*POWER([.$G23]-[.$C23]/100;[.$AA$67])" office:value-type="float" office:value="0.287765883455409" calcext:value-type="float">
            <text:p>0.287765883455409</text:p>
          </table:table-cell>
          <table:table-cell table:formula="of:=[.$F23]*POWER([.$G23]-[.$C23]/100;[.$AB$67])" office:value-type="float" office:value="0.318844598868593" calcext:value-type="float">
            <text:p>0.318844598868593</text:p>
          </table:table-cell>
          <table:table-cell table:formula="of:=[.$F23]*POWER([.$G23]-[.$C23]/100;[.$AC$67])" office:value-type="float" office:value="0.353279815546402" calcext:value-type="float">
            <text:p>0.353279815546402</text:p>
          </table:table-cell>
          <table:table-cell table:formula="of:=[.$F23]*POWER([.$G23]-[.$C23]/100;[.$AD$67])" office:value-type="float" office:value="0.391434035625413" calcext:value-type="float">
            <text:p>0.391434035625413</text:p>
          </table:table-cell>
          <table:table-cell table:formula="of:=[.$F23]*POWER([.$G23]-[.$C23]/100;[.$AE$67])" office:value-type="float" office:value="0.433708911472958" calcext:value-type="float">
            <text:p>0.433708911472958</text:p>
          </table:table-cell>
          <table:table-cell table:formula="of:=[.$F23]*POWER([.$G23]-[.$C23]/100;[.$AF$67])" office:value-type="float" office:value="0.480549473912037" calcext:value-type="float">
            <text:p>0.480549473912037</text:p>
          </table:table-cell>
          <table:table-cell table:formula="of:=[.$F23]*POWER([.$G23]-[.$C23]/100;[.$AG$67])" office:value-type="float" office:value="0.532448817094537" calcext:value-type="float">
            <text:p>0.532448817094537</text:p>
          </table:table-cell>
          <table:table-cell table:formula="of:=[.$F23]*POWER([.$G23]-[.$C23]/100;[.$AH$67])" office:value-type="float" office:value="0.589953289340747" calcext:value-type="float">
            <text:p>0.589953289340747</text:p>
          </table:table-cell>
          <table:table-cell table:formula="of:=[.$F23]*POWER([.$G23]-[.$C23]/100;[.$AI$67])" office:value-type="float" office:value="0.653668244589548" calcext:value-type="float">
            <text:p>0.653668244589548</text:p>
          </table:table-cell>
          <table:table-cell table:formula="of:=[.$F23]*POWER([.$G23]-[.$C23]/100;[.$AJ$67])" office:value-type="float" office:value="0.724264415005219" calcext:value-type="float">
            <text:p>0.724264415005219</text:p>
          </table:table-cell>
          <table:table-cell table:formula="of:=[.$F23]*POWER([.$G23]-[.$C23]/100;[.$AK$67])" office:value-type="float" office:value="0.802484971825783" calcext:value-type="float">
            <text:p>0.802484971825783</text:p>
          </table:table-cell>
          <table:table-cell table:formula="of:=[.$F23]*POWER([.$G23]-[.$C23]/100;[.$AL$67])" office:value-type="float" office:value="0.889153348782968" calcext:value-type="float">
            <text:p>0.889153348782968</text:p>
          </table:table-cell>
          <table:table-cell table:formula="of:=[.$F23]*POWER([.$G23]-[.$C23]/100;[.$AM$67])" office:value-type="float" office:value="0.985181910451528" calcext:value-type="float">
            <text:p>0.985181910451528</text:p>
          </table:table-cell>
          <table:table-cell table:formula="of:=[.$F23]*POWER([.$G23]-[.$C23]/100;[.$AN$67])" office:value-type="float" office:value="1.09158155678029" calcext:value-type="float">
            <text:p>1.09158155678029</text:p>
          </table:table-cell>
          <table:table-cell table:formula="of:=[.$F23]*POWER([.$G23]-[.$C23]/100;[.$AO$67])" office:value-type="float" office:value="1.20947236491257" calcext:value-type="float">
            <text:p>1.20947236491257</text:p>
          </table:table-cell>
          <table:table-cell table:formula="of:=[.$F23]*POWER([.$G23]-[.$C23]/100;[.$AP$67])" office:value-type="float" office:value="1.34009538032312" calcext:value-type="float">
            <text:p>1.34009538032312</text:p>
          </table:table-cell>
          <table:table-cell table:formula="of:=[.$F23]*POWER([.$G23]-[.$C23]/100;[.$AQ$67])" office:value-type="float" office:value="1.48482568139802" calcext:value-type="float">
            <text:p>1.48482568139802</text:p>
          </table:table-cell>
          <table:table-cell table:formula="of:=[.$F23]*POWER([.$G23]-[.$C23]/100;[.$AR$67])" office:value-type="float" office:value="1.64518685498901" calcext:value-type="float">
            <text:p>1.64518685498901</text:p>
          </table:table-cell>
          <table:table-cell table:formula="of:=[.$F23]*POWER([.$G23]-[.$C23]/100;[.$AS$67])" office:value-type="float" office:value="1.82286703532782" calcext:value-type="float">
            <text:p>1.82286703532782</text:p>
          </table:table-cell>
          <table:table-cell table:formula="of:=[.$F23]*POWER([.$G23]-[.$C23]/100;[.$AT$67])" office:value-type="float" office:value="2.01973667514322" calcext:value-type="float">
            <text:p>2.01973667514322</text:p>
          </table:table-cell>
          <table:table-cell table:formula="of:=[.$F23]*POWER([.$G23]-[.$C23]/100;[.$AU$67])" office:value-type="float" office:value="2.23786823605869" calcext:value-type="float">
            <text:p>2.23786823605869</text:p>
          </table:table-cell>
          <table:table-cell table:formula="of:=[.$F23]*POWER([.$G23]-[.$C23]/100;[.$AV$67])" office:value-type="float" office:value="2.47955800555303" calcext:value-type="float">
            <text:p>2.4795580055530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Alphabet (A)</text:p>
          </table:table-cell>
          <table:table-cell office:value-type="string" calcext:value-type="string">
            <text:p>US02079K3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1.08" calcext:value-type="float">
            <text:p>1.08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4:.BR24])" office:value-type="float" office:value="100" calcext:value-type="float">
            <text:p>100</text:p>
          </table:table-cell>
          <table:table-cell table:number-columns-repeated="6"/>
          <table:table-cell table:formula="of:=(POWER([.$G$24]-[.$C$24]/100;[.H$67])-1)/([.$G$24]-[.$C$24]/100-1)" office:value-type="float" office:value="0" calcext:value-type="float">
            <text:p>0</text:p>
          </table:table-cell>
          <table:table-cell table:formula="of:=(POWER([.$G$24]-[.$C$24]/100;[.I$67])-1)/([.$G$24]-[.$C$24]/100-1)" office:value-type="float" office:value="1" calcext:value-type="float">
            <text:p>1</text:p>
          </table:table-cell>
          <table:table-cell table:formula="of:=(POWER([.$G$24]-[.$C$24]/100;[.J$67])-1)/([.$G$24]-[.$C$24]/100-1)" office:value-type="float" office:value="2.08" calcext:value-type="float">
            <text:p>2.08</text:p>
          </table:table-cell>
          <table:table-cell table:formula="of:=(POWER([.$G$24]-[.$C$24]/100;[.K$67])-1)/([.$G$24]-[.$C$24]/100-1)" office:value-type="float" office:value="3.2464" calcext:value-type="float">
            <text:p>3.2464</text:p>
          </table:table-cell>
          <table:table-cell table:formula="of:=(POWER([.$G$24]-[.$C$24]/100;[.L$67])-1)/([.$G$24]-[.$C$24]/100-1)" office:value-type="float" office:value="4.506112" calcext:value-type="float">
            <text:p>4.506112</text:p>
          </table:table-cell>
          <table:table-cell table:formula="of:=(POWER([.$G$24]-[.$C$24]/100;[.M$67])-1)/([.$G$24]-[.$C$24]/100-1)" office:value-type="float" office:value="5.86660096" calcext:value-type="float">
            <text:p>5.86660096</text:p>
          </table:table-cell>
          <table:table-cell table:formula="of:=(POWER([.$G$24]-[.$C$24]/100;[.N$67])-1)/([.$G$24]-[.$C$24]/100-1)" office:value-type="float" office:value="7.3359290368" calcext:value-type="float">
            <text:p>7.3359290368</text:p>
          </table:table-cell>
          <table:table-cell table:formula="of:=(POWER([.$G$24]-[.$C$24]/100;[.O$67])-1)/([.$G$24]-[.$C$24]/100-1)" office:value-type="float" office:value="8.922803359744" calcext:value-type="float">
            <text:p>8.922803359744</text:p>
          </table:table-cell>
          <table:table-cell table:formula="of:=(POWER([.$G$24]-[.$C$24]/100;[.P$67])-1)/([.$G$24]-[.$C$24]/100-1)" office:value-type="float" office:value="10.6366276285235" calcext:value-type="float">
            <text:p>10.6366276285235</text:p>
          </table:table-cell>
          <table:table-cell table:formula="of:=(POWER([.$G$24]-[.$C$24]/100;[.Q$67])-1)/([.$G$24]-[.$C$24]/100-1)" office:value-type="float" office:value="12.4875578388054" calcext:value-type="float">
            <text:p>12.4875578388054</text:p>
          </table:table-cell>
          <table:table-cell table:formula="of:=(POWER([.$G$24]-[.$C$24]/100;[.R$67])-1)/([.$G$24]-[.$C$24]/100-1)" office:value-type="float" office:value="14.4865624659098" calcext:value-type="float">
            <text:p>14.4865624659098</text:p>
          </table:table-cell>
          <table:table-cell table:formula="of:=(POWER([.$G$24]-[.$C$24]/100;[.S$67])-1)/([.$G$24]-[.$C$24]/100-1)" office:value-type="float" office:value="16.6454874631826" calcext:value-type="float">
            <text:p>16.6454874631826</text:p>
          </table:table-cell>
          <table:table-cell table:formula="of:=(POWER([.$G$24]-[.$C$24]/100;[.T$67])-1)/([.$G$24]-[.$C$24]/100-1)" office:value-type="float" office:value="18.9771264602372" calcext:value-type="float">
            <text:p>18.9771264602372</text:p>
          </table:table-cell>
          <table:table-cell table:formula="of:=(POWER([.$G$24]-[.$C$24]/100;[.U$67])-1)/([.$G$24]-[.$C$24]/100-1)" office:value-type="float" office:value="21.4952965770562" calcext:value-type="float">
            <text:p>21.4952965770562</text:p>
          </table:table-cell>
          <table:table-cell table:formula="of:=(POWER([.$G$24]-[.$C$24]/100;[.V$67])-1)/([.$G$24]-[.$C$24]/100-1)" office:value-type="float" office:value="24.2149203032207" calcext:value-type="float">
            <text:p>24.2149203032207</text:p>
          </table:table-cell>
          <table:table-cell table:formula="of:=(POWER([.$G$24]-[.$C$24]/100;[.W$67])-1)/([.$G$24]-[.$C$24]/100-1)" office:value-type="float" office:value="27.1521139274784" calcext:value-type="float">
            <text:p>27.1521139274784</text:p>
          </table:table-cell>
          <table:table-cell table:formula="of:=(POWER([.$G$24]-[.$C$24]/100;[.X$67])-1)/([.$G$24]-[.$C$24]/100-1)" office:value-type="float" office:value="30.3242830416766" calcext:value-type="float">
            <text:p>30.3242830416766</text:p>
          </table:table-cell>
          <table:table-cell table:formula="of:=(POWER([.$G$24]-[.$C$24]/100;[.Y$67])-1)/([.$G$24]-[.$C$24]/100-1)" office:value-type="float" office:value="33.7502256850108" calcext:value-type="float">
            <text:p>33.7502256850108</text:p>
          </table:table-cell>
          <table:table-cell table:formula="of:=(POWER([.$G$24]-[.$C$24]/100;[.Z$67])-1)/([.$G$24]-[.$C$24]/100-1)" office:value-type="float" office:value="37.4502437398117" calcext:value-type="float">
            <text:p>37.4502437398117</text:p>
          </table:table-cell>
          <table:table-cell table:formula="of:=(POWER([.$G$24]-[.$C$24]/100;[.AA$67])-1)/([.$G$24]-[.$C$24]/100-1)" office:value-type="float" office:value="41.4462632389966" calcext:value-type="float">
            <text:p>41.4462632389966</text:p>
          </table:table-cell>
          <table:table-cell table:formula="of:=(POWER([.$G$24]-[.$C$24]/100;[.AB$67])-1)/([.$G$24]-[.$C$24]/100-1)" office:value-type="float" office:value="45.7619642981163" calcext:value-type="float">
            <text:p>45.7619642981163</text:p>
          </table:table-cell>
          <table:table-cell table:formula="of:=(POWER([.$G$24]-[.$C$24]/100;[.AC$67])-1)/([.$G$24]-[.$C$24]/100-1)" office:value-type="float" office:value="50.4229214419656" calcext:value-type="float">
            <text:p>50.4229214419656</text:p>
          </table:table-cell>
          <table:table-cell table:formula="of:=(POWER([.$G$24]-[.$C$24]/100;[.AD$67])-1)/([.$G$24]-[.$C$24]/100-1)" office:value-type="float" office:value="55.4567551573229" calcext:value-type="float">
            <text:p>55.4567551573229</text:p>
          </table:table-cell>
          <table:table-cell table:formula="of:=(POWER([.$G$24]-[.$C$24]/100;[.AE$67])-1)/([.$G$24]-[.$C$24]/100-1)" office:value-type="float" office:value="60.8932955699087" calcext:value-type="float">
            <text:p>60.8932955699087</text:p>
          </table:table-cell>
          <table:table-cell table:formula="of:=(POWER([.$G$24]-[.$C$24]/100;[.AF$67])-1)/([.$G$24]-[.$C$24]/100-1)" office:value-type="float" office:value="66.7647592155014" calcext:value-type="float">
            <text:p>66.7647592155014</text:p>
          </table:table-cell>
          <table:table-cell table:formula="of:=(POWER([.$G$24]-[.$C$24]/100;[.AG$67])-1)/([.$G$24]-[.$C$24]/100-1)" office:value-type="float" office:value="73.1059399527415" calcext:value-type="float">
            <text:p>73.1059399527415</text:p>
          </table:table-cell>
          <table:table-cell table:formula="of:=(POWER([.$G$24]-[.$C$24]/100;[.AH$67])-1)/([.$G$24]-[.$C$24]/100-1)" office:value-type="float" office:value="79.9544151489609" calcext:value-type="float">
            <text:p>79.9544151489609</text:p>
          </table:table-cell>
          <table:table-cell table:formula="of:=(POWER([.$G$24]-[.$C$24]/100;[.AI$67])-1)/([.$G$24]-[.$C$24]/100-1)" office:value-type="float" office:value="87.3507683608777" calcext:value-type="float">
            <text:p>87.3507683608777</text:p>
          </table:table-cell>
          <table:table-cell table:formula="of:=(POWER([.$G$24]-[.$C$24]/100;[.AJ$67])-1)/([.$G$24]-[.$C$24]/100-1)" office:value-type="float" office:value="95.338829829748" calcext:value-type="float">
            <text:p>95.338829829748</text:p>
          </table:table-cell>
          <table:table-cell table:formula="of:=(POWER([.$G$24]-[.$C$24]/100;[.AK$67])-1)/([.$G$24]-[.$C$24]/100-1)" office:value-type="float" office:value="103.965936216128" calcext:value-type="float">
            <text:p>103.965936216128</text:p>
          </table:table-cell>
          <table:table-cell table:formula="of:=(POWER([.$G$24]-[.$C$24]/100;[.AL$67])-1)/([.$G$24]-[.$C$24]/100-1)" office:value-type="float" office:value="113.283211113418" calcext:value-type="float">
            <text:p>113.283211113418</text:p>
          </table:table-cell>
          <table:table-cell table:formula="of:=(POWER([.$G$24]-[.$C$24]/100;[.AM$67])-1)/([.$G$24]-[.$C$24]/100-1)" office:value-type="float" office:value="123.345868002491" calcext:value-type="float">
            <text:p>123.345868002491</text:p>
          </table:table-cell>
          <table:table-cell table:formula="of:=(POWER([.$G$24]-[.$C$24]/100;[.AN$67])-1)/([.$G$24]-[.$C$24]/100-1)" office:value-type="float" office:value="134.213537442691" calcext:value-type="float">
            <text:p>134.213537442691</text:p>
          </table:table-cell>
          <table:table-cell table:formula="of:=(POWER([.$G$24]-[.$C$24]/100;[.AO$67])-1)/([.$G$24]-[.$C$24]/100-1)" office:value-type="float" office:value="145.950620438106" calcext:value-type="float">
            <text:p>145.950620438106</text:p>
          </table:table-cell>
          <table:table-cell table:formula="of:=(POWER([.$G$24]-[.$C$24]/100;[.AP$67])-1)/([.$G$24]-[.$C$24]/100-1)" office:value-type="float" office:value="158.626670073155" calcext:value-type="float">
            <text:p>158.626670073155</text:p>
          </table:table-cell>
          <table:table-cell table:formula="of:=(POWER([.$G$24]-[.$C$24]/100;[.AQ$67])-1)/([.$G$24]-[.$C$24]/100-1)" office:value-type="float" office:value="172.316803679007" calcext:value-type="float">
            <text:p>172.316803679007</text:p>
          </table:table-cell>
          <table:table-cell table:formula="of:=(POWER([.$G$24]-[.$C$24]/100;[.AR$67])-1)/([.$G$24]-[.$C$24]/100-1)" office:value-type="float" office:value="187.102147973328" calcext:value-type="float">
            <text:p>187.102147973328</text:p>
          </table:table-cell>
          <table:table-cell table:formula="of:=(POWER([.$G$24]-[.$C$24]/100;[.AS$67])-1)/([.$G$24]-[.$C$24]/100-1)" office:value-type="float" office:value="203.070319811194" calcext:value-type="float">
            <text:p>203.070319811194</text:p>
          </table:table-cell>
          <table:table-cell table:formula="of:=(POWER([.$G$24]-[.$C$24]/100;[.AT$67])-1)/([.$G$24]-[.$C$24]/100-1)" office:value-type="float" office:value="220.315945396089" calcext:value-type="float">
            <text:p>220.315945396089</text:p>
          </table:table-cell>
          <table:table-cell table:formula="of:=(POWER([.$G$24]-[.$C$24]/100;[.AU$67])-1)/([.$G$24]-[.$C$24]/100-1)" office:value-type="float" office:value="238.941221027776" calcext:value-type="float">
            <text:p>238.941221027776</text:p>
          </table:table-cell>
          <table:table-cell table:formula="of:=(POWER([.$G$24]-[.$C$24]/100;[.AV$67])-1)/([.$G$24]-[.$C$24]/100-1)" office:value-type="float" office:value="259.056518709999" calcext:value-type="float">
            <text:p>259.056518709999</text:p>
          </table:table-cell>
          <table:table-cell table:number-columns-repeated="2"/>
          <table:table-cell table:formula="of:=[.$F24]*POWER([.$G24]-[.$C24]/100;[.$H$67])" office:value-type="float" office:value="0.033" calcext:value-type="float">
            <text:p>0.033</text:p>
          </table:table-cell>
          <table:table-cell table:formula="of:=[.$F24]*POWER([.$G24]-[.$C24]/100;[.$I$67])" office:value-type="float" office:value="0.03564" calcext:value-type="float">
            <text:p>0.03564</text:p>
          </table:table-cell>
          <table:table-cell table:formula="of:=[.$F24]*POWER([.$G24]-[.$C24]/100;[.$J$67])" office:value-type="float" office:value="0.0384912" calcext:value-type="float">
            <text:p>0.0384912</text:p>
          </table:table-cell>
          <table:table-cell table:formula="of:=[.$F24]*POWER([.$G24]-[.$C24]/100;[.$K$67])" office:value-type="float" office:value="0.041570496" calcext:value-type="float">
            <text:p>0.041570496</text:p>
          </table:table-cell>
          <table:table-cell table:formula="of:=[.$F24]*POWER([.$G24]-[.$C24]/100;[.$L$67])" office:value-type="float" office:value="0.04489613568" calcext:value-type="float">
            <text:p>0.04489613568</text:p>
          </table:table-cell>
          <table:table-cell table:formula="of:=[.$F24]*POWER([.$G24]-[.$C24]/100;[.$M$67])" office:value-type="float" office:value="0.0484878265344" calcext:value-type="float">
            <text:p>0.0484878265344</text:p>
          </table:table-cell>
          <table:table-cell table:formula="of:=[.$F24]*POWER([.$G24]-[.$C24]/100;[.$N$67])" office:value-type="float" office:value="0.052366852657152" calcext:value-type="float">
            <text:p>0.052366852657152</text:p>
          </table:table-cell>
          <table:table-cell table:formula="of:=[.$F24]*POWER([.$G24]-[.$C24]/100;[.$O$67])" office:value-type="float" office:value="0.0565562008697242" calcext:value-type="float">
            <text:p>0.0565562008697242</text:p>
          </table:table-cell>
          <table:table-cell table:formula="of:=[.$F24]*POWER([.$G24]-[.$C24]/100;[.$P$67])" office:value-type="float" office:value="0.0610806969393021" calcext:value-type="float">
            <text:p>0.0610806969393021</text:p>
          </table:table-cell>
          <table:table-cell table:formula="of:=[.$F24]*POWER([.$G24]-[.$C24]/100;[.$Q$67])" office:value-type="float" office:value="0.0659671526944463" calcext:value-type="float">
            <text:p>0.0659671526944463</text:p>
          </table:table-cell>
          <table:table-cell table:formula="of:=[.$F24]*POWER([.$G24]-[.$C24]/100;[.$R$67])" office:value-type="float" office:value="0.071244524910002" calcext:value-type="float">
            <text:p>0.071244524910002</text:p>
          </table:table-cell>
          <table:table-cell table:formula="of:=[.$F24]*POWER([.$G24]-[.$C24]/100;[.$S$67])" office:value-type="float" office:value="0.0769440869028022" calcext:value-type="float">
            <text:p>0.0769440869028022</text:p>
          </table:table-cell>
          <table:table-cell table:formula="of:=[.$F24]*POWER([.$G24]-[.$C24]/100;[.$T$67])" office:value-type="float" office:value="0.0830996138550264" calcext:value-type="float">
            <text:p>0.0830996138550264</text:p>
          </table:table-cell>
          <table:table-cell table:formula="of:=[.$F24]*POWER([.$G24]-[.$C24]/100;[.$U$67])" office:value-type="float" office:value="0.0897475829634285" calcext:value-type="float">
            <text:p>0.0897475829634285</text:p>
          </table:table-cell>
          <table:table-cell table:formula="of:=[.$F24]*POWER([.$G24]-[.$C24]/100;[.$V$67])" office:value-type="float" office:value="0.0969273896005028" calcext:value-type="float">
            <text:p>0.0969273896005028</text:p>
          </table:table-cell>
          <table:table-cell table:formula="of:=[.$F24]*POWER([.$G24]-[.$C24]/100;[.$W$67])" office:value-type="float" office:value="0.104681580768543" calcext:value-type="float">
            <text:p>0.104681580768543</text:p>
          </table:table-cell>
          <table:table-cell table:formula="of:=[.$F24]*POWER([.$G24]-[.$C24]/100;[.$X$67])" office:value-type="float" office:value="0.113056107230026" calcext:value-type="float">
            <text:p>0.113056107230026</text:p>
          </table:table-cell>
          <table:table-cell table:formula="of:=[.$F24]*POWER([.$G24]-[.$C24]/100;[.$Y$67])" office:value-type="float" office:value="0.122100595808429" calcext:value-type="float">
            <text:p>0.122100595808429</text:p>
          </table:table-cell>
          <table:table-cell table:formula="of:=[.$F24]*POWER([.$G24]-[.$C24]/100;[.$Z$67])" office:value-type="float" office:value="0.131868643473103" calcext:value-type="float">
            <text:p>0.131868643473103</text:p>
          </table:table-cell>
          <table:table-cell table:formula="of:=[.$F24]*POWER([.$G24]-[.$C24]/100;[.$AA$67])" office:value-type="float" office:value="0.142418134950951" calcext:value-type="float">
            <text:p>0.142418134950951</text:p>
          </table:table-cell>
          <table:table-cell table:formula="of:=[.$F24]*POWER([.$G24]-[.$C24]/100;[.$AB$67])" office:value-type="float" office:value="0.153811585747027" calcext:value-type="float">
            <text:p>0.153811585747027</text:p>
          </table:table-cell>
          <table:table-cell table:formula="of:=[.$F24]*POWER([.$G24]-[.$C24]/100;[.$AC$67])" office:value-type="float" office:value="0.166116512606789" calcext:value-type="float">
            <text:p>0.166116512606789</text:p>
          </table:table-cell>
          <table:table-cell table:formula="of:=[.$F24]*POWER([.$G24]-[.$C24]/100;[.$AD$67])" office:value-type="float" office:value="0.179405833615333" calcext:value-type="float">
            <text:p>0.179405833615333</text:p>
          </table:table-cell>
          <table:table-cell table:formula="of:=[.$F24]*POWER([.$G24]-[.$C24]/100;[.$AE$67])" office:value-type="float" office:value="0.193758300304559" calcext:value-type="float">
            <text:p>0.193758300304559</text:p>
          </table:table-cell>
          <table:table-cell table:formula="of:=[.$F24]*POWER([.$G24]-[.$C24]/100;[.$AF$67])" office:value-type="float" office:value="0.209258964328924" calcext:value-type="float">
            <text:p>0.209258964328924</text:p>
          </table:table-cell>
          <table:table-cell table:formula="of:=[.$F24]*POWER([.$G24]-[.$C24]/100;[.$AG$67])" office:value-type="float" office:value="0.225999681475238" calcext:value-type="float">
            <text:p>0.225999681475238</text:p>
          </table:table-cell>
          <table:table-cell table:formula="of:=[.$F24]*POWER([.$G24]-[.$C24]/100;[.$AH$67])" office:value-type="float" office:value="0.244079655993257" calcext:value-type="float">
            <text:p>0.244079655993257</text:p>
          </table:table-cell>
          <table:table-cell table:formula="of:=[.$F24]*POWER([.$G24]-[.$C24]/100;[.$AI$67])" office:value-type="float" office:value="0.263606028472717" calcext:value-type="float">
            <text:p>0.263606028472717</text:p>
          </table:table-cell>
          <table:table-cell table:formula="of:=[.$F24]*POWER([.$G24]-[.$C24]/100;[.$AJ$67])" office:value-type="float" office:value="0.284694510750535" calcext:value-type="float">
            <text:p>0.284694510750535</text:p>
          </table:table-cell>
          <table:table-cell table:formula="of:=[.$F24]*POWER([.$G24]-[.$C24]/100;[.$AK$67])" office:value-type="float" office:value="0.307470071610578" calcext:value-type="float">
            <text:p>0.307470071610578</text:p>
          </table:table-cell>
          <table:table-cell table:formula="of:=[.$F24]*POWER([.$G24]-[.$C24]/100;[.$AL$67])" office:value-type="float" office:value="0.332067677339424" calcext:value-type="float">
            <text:p>0.332067677339424</text:p>
          </table:table-cell>
          <table:table-cell table:formula="of:=[.$F24]*POWER([.$G24]-[.$C24]/100;[.$AM$67])" office:value-type="float" office:value="0.358633091526578" calcext:value-type="float">
            <text:p>0.358633091526578</text:p>
          </table:table-cell>
          <table:table-cell table:formula="of:=[.$F24]*POWER([.$G24]-[.$C24]/100;[.$AN$67])" office:value-type="float" office:value="0.387323738848704" calcext:value-type="float">
            <text:p>0.387323738848704</text:p>
          </table:table-cell>
          <table:table-cell table:formula="of:=[.$F24]*POWER([.$G24]-[.$C24]/100;[.$AO$67])" office:value-type="float" office:value="0.4183096379566" calcext:value-type="float">
            <text:p>0.4183096379566</text:p>
          </table:table-cell>
          <table:table-cell table:formula="of:=[.$F24]*POWER([.$G24]-[.$C24]/100;[.$AP$67])" office:value-type="float" office:value="0.451774408993129" calcext:value-type="float">
            <text:p>0.451774408993129</text:p>
          </table:table-cell>
          <table:table-cell table:formula="of:=[.$F24]*POWER([.$G24]-[.$C24]/100;[.$AQ$67])" office:value-type="float" office:value="0.487916361712579" calcext:value-type="float">
            <text:p>0.487916361712579</text:p>
          </table:table-cell>
          <table:table-cell table:formula="of:=[.$F24]*POWER([.$G24]-[.$C24]/100;[.$AR$67])" office:value-type="float" office:value="0.526949670649585" calcext:value-type="float">
            <text:p>0.526949670649585</text:p>
          </table:table-cell>
          <table:table-cell table:formula="of:=[.$F24]*POWER([.$G24]-[.$C24]/100;[.$AS$67])" office:value-type="float" office:value="0.569105644301552" calcext:value-type="float">
            <text:p>0.569105644301552</text:p>
          </table:table-cell>
          <table:table-cell table:formula="of:=[.$F24]*POWER([.$G24]-[.$C24]/100;[.$AT$67])" office:value-type="float" office:value="0.614634095845676" calcext:value-type="float">
            <text:p>0.614634095845676</text:p>
          </table:table-cell>
          <table:table-cell table:formula="of:=[.$F24]*POWER([.$G24]-[.$C24]/100;[.$AU$67])" office:value-type="float" office:value="0.66380482351333" calcext:value-type="float">
            <text:p>0.66380482351333</text:p>
          </table:table-cell>
          <table:table-cell table:formula="of:=[.$F24]*POWER([.$G24]-[.$C24]/100;[.$AV$67])" office:value-type="float" office:value="0.716909209394397" calcext:value-type="float">
            <text:p>0.716909209394397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5:.BR25])" office:value-type="float" office:value="0" calcext:value-type="float">
            <text:p>0</text:p>
          </table:table-cell>
          <table:table-cell table:number-columns-repeated="6"/>
          <table:table-cell table:formula="of:=(POWER([.$G$25]-[.$C$25]/100;[.H$67])-1)/([.$G$25]-[.$C$25]/100-1)" office:value-type="float" office:value="-0" calcext:value-type="float">
            <text:p>0</text:p>
          </table:table-cell>
          <table:table-cell table:formula="of:=(POWER([.$G$25]-[.$C$25]/100;[.I$67])-1)/([.$G$25]-[.$C$25]/100-1)" office:value-type="float" office:value="1" calcext:value-type="float">
            <text:p>1</text:p>
          </table:table-cell>
          <table:table-cell table:formula="of:=(POWER([.$G$25]-[.$C$25]/100;[.J$67])-1)/([.$G$25]-[.$C$25]/100-1)" office:value-type="float" office:value="1" calcext:value-type="float">
            <text:p>1</text:p>
          </table:table-cell>
          <table:table-cell table:formula="of:=(POWER([.$G$25]-[.$C$25]/100;[.K$67])-1)/([.$G$25]-[.$C$25]/100-1)" office:value-type="float" office:value="1" calcext:value-type="float">
            <text:p>1</text:p>
          </table:table-cell>
          <table:table-cell table:formula="of:=(POWER([.$G$25]-[.$C$25]/100;[.L$67])-1)/([.$G$25]-[.$C$25]/100-1)" office:value-type="float" office:value="1" calcext:value-type="float">
            <text:p>1</text:p>
          </table:table-cell>
          <table:table-cell table:formula="of:=(POWER([.$G$25]-[.$C$25]/100;[.M$67])-1)/([.$G$25]-[.$C$25]/100-1)" office:value-type="float" office:value="1" calcext:value-type="float">
            <text:p>1</text:p>
          </table:table-cell>
          <table:table-cell table:formula="of:=(POWER([.$G$25]-[.$C$25]/100;[.N$67])-1)/([.$G$25]-[.$C$25]/100-1)" office:value-type="float" office:value="1" calcext:value-type="float">
            <text:p>1</text:p>
          </table:table-cell>
          <table:table-cell table:formula="of:=(POWER([.$G$25]-[.$C$25]/100;[.O$67])-1)/([.$G$25]-[.$C$25]/100-1)" office:value-type="float" office:value="1" calcext:value-type="float">
            <text:p>1</text:p>
          </table:table-cell>
          <table:table-cell table:formula="of:=(POWER([.$G$25]-[.$C$25]/100;[.P$67])-1)/([.$G$25]-[.$C$25]/100-1)" office:value-type="float" office:value="1" calcext:value-type="float">
            <text:p>1</text:p>
          </table:table-cell>
          <table:table-cell table:formula="of:=(POWER([.$G$25]-[.$C$25]/100;[.Q$67])-1)/([.$G$25]-[.$C$25]/100-1)" office:value-type="float" office:value="1" calcext:value-type="float">
            <text:p>1</text:p>
          </table:table-cell>
          <table:table-cell table:formula="of:=(POWER([.$G$25]-[.$C$25]/100;[.R$67])-1)/([.$G$25]-[.$C$25]/100-1)" office:value-type="float" office:value="1" calcext:value-type="float">
            <text:p>1</text:p>
          </table:table-cell>
          <table:table-cell table:formula="of:=(POWER([.$G$25]-[.$C$25]/100;[.S$67])-1)/([.$G$25]-[.$C$25]/100-1)" office:value-type="float" office:value="1" calcext:value-type="float">
            <text:p>1</text:p>
          </table:table-cell>
          <table:table-cell table:formula="of:=(POWER([.$G$25]-[.$C$25]/100;[.T$67])-1)/([.$G$25]-[.$C$25]/100-1)" office:value-type="float" office:value="1" calcext:value-type="float">
            <text:p>1</text:p>
          </table:table-cell>
          <table:table-cell table:formula="of:=(POWER([.$G$25]-[.$C$25]/100;[.U$67])-1)/([.$G$25]-[.$C$25]/100-1)" office:value-type="float" office:value="1" calcext:value-type="float">
            <text:p>1</text:p>
          </table:table-cell>
          <table:table-cell table:formula="of:=(POWER([.$G$25]-[.$C$25]/100;[.V$67])-1)/([.$G$25]-[.$C$25]/100-1)" office:value-type="float" office:value="1" calcext:value-type="float">
            <text:p>1</text:p>
          </table:table-cell>
          <table:table-cell table:formula="of:=(POWER([.$G$25]-[.$C$25]/100;[.W$67])-1)/([.$G$25]-[.$C$25]/100-1)" office:value-type="float" office:value="1" calcext:value-type="float">
            <text:p>1</text:p>
          </table:table-cell>
          <table:table-cell table:formula="of:=(POWER([.$G$25]-[.$C$25]/100;[.X$67])-1)/([.$G$25]-[.$C$25]/100-1)" office:value-type="float" office:value="1" calcext:value-type="float">
            <text:p>1</text:p>
          </table:table-cell>
          <table:table-cell table:formula="of:=(POWER([.$G$25]-[.$C$25]/100;[.Y$67])-1)/([.$G$25]-[.$C$25]/100-1)" office:value-type="float" office:value="1" calcext:value-type="float">
            <text:p>1</text:p>
          </table:table-cell>
          <table:table-cell table:formula="of:=(POWER([.$G$25]-[.$C$25]/100;[.Z$67])-1)/([.$G$25]-[.$C$25]/100-1)" office:value-type="float" office:value="1" calcext:value-type="float">
            <text:p>1</text:p>
          </table:table-cell>
          <table:table-cell table:formula="of:=(POWER([.$G$25]-[.$C$25]/100;[.AA$67])-1)/([.$G$25]-[.$C$25]/100-1)" office:value-type="float" office:value="1" calcext:value-type="float">
            <text:p>1</text:p>
          </table:table-cell>
          <table:table-cell table:formula="of:=(POWER([.$G$25]-[.$C$25]/100;[.AB$67])-1)/([.$G$25]-[.$C$25]/100-1)" office:value-type="float" office:value="1" calcext:value-type="float">
            <text:p>1</text:p>
          </table:table-cell>
          <table:table-cell table:formula="of:=(POWER([.$G$25]-[.$C$25]/100;[.AC$67])-1)/([.$G$25]-[.$C$25]/100-1)" office:value-type="float" office:value="1" calcext:value-type="float">
            <text:p>1</text:p>
          </table:table-cell>
          <table:table-cell table:formula="of:=(POWER([.$G$25]-[.$C$25]/100;[.AD$67])-1)/([.$G$25]-[.$C$25]/100-1)" office:value-type="float" office:value="1" calcext:value-type="float">
            <text:p>1</text:p>
          </table:table-cell>
          <table:table-cell table:formula="of:=(POWER([.$G$25]-[.$C$25]/100;[.AE$67])-1)/([.$G$25]-[.$C$25]/100-1)" office:value-type="float" office:value="1" calcext:value-type="float">
            <text:p>1</text:p>
          </table:table-cell>
          <table:table-cell table:formula="of:=(POWER([.$G$25]-[.$C$25]/100;[.AF$67])-1)/([.$G$25]-[.$C$25]/100-1)" office:value-type="float" office:value="1" calcext:value-type="float">
            <text:p>1</text:p>
          </table:table-cell>
          <table:table-cell table:formula="of:=(POWER([.$G$25]-[.$C$25]/100;[.AG$67])-1)/([.$G$25]-[.$C$25]/100-1)" office:value-type="float" office:value="1" calcext:value-type="float">
            <text:p>1</text:p>
          </table:table-cell>
          <table:table-cell table:formula="of:=(POWER([.$G$25]-[.$C$25]/100;[.AH$67])-1)/([.$G$25]-[.$C$25]/100-1)" office:value-type="float" office:value="1" calcext:value-type="float">
            <text:p>1</text:p>
          </table:table-cell>
          <table:table-cell table:formula="of:=(POWER([.$G$25]-[.$C$25]/100;[.AI$67])-1)/([.$G$25]-[.$C$25]/100-1)" office:value-type="float" office:value="1" calcext:value-type="float">
            <text:p>1</text:p>
          </table:table-cell>
          <table:table-cell table:formula="of:=(POWER([.$G$25]-[.$C$25]/100;[.AJ$67])-1)/([.$G$25]-[.$C$25]/100-1)" office:value-type="float" office:value="1" calcext:value-type="float">
            <text:p>1</text:p>
          </table:table-cell>
          <table:table-cell table:formula="of:=(POWER([.$G$25]-[.$C$25]/100;[.AK$67])-1)/([.$G$25]-[.$C$25]/100-1)" office:value-type="float" office:value="1" calcext:value-type="float">
            <text:p>1</text:p>
          </table:table-cell>
          <table:table-cell table:formula="of:=(POWER([.$G$25]-[.$C$25]/100;[.AL$67])-1)/([.$G$25]-[.$C$25]/100-1)" office:value-type="float" office:value="1" calcext:value-type="float">
            <text:p>1</text:p>
          </table:table-cell>
          <table:table-cell table:formula="of:=(POWER([.$G$25]-[.$C$25]/100;[.AM$67])-1)/([.$G$25]-[.$C$25]/100-1)" office:value-type="float" office:value="1" calcext:value-type="float">
            <text:p>1</text:p>
          </table:table-cell>
          <table:table-cell table:formula="of:=(POWER([.$G$25]-[.$C$25]/100;[.AN$67])-1)/([.$G$25]-[.$C$25]/100-1)" office:value-type="float" office:value="1" calcext:value-type="float">
            <text:p>1</text:p>
          </table:table-cell>
          <table:table-cell table:formula="of:=(POWER([.$G$25]-[.$C$25]/100;[.AO$67])-1)/([.$G$25]-[.$C$25]/100-1)" office:value-type="float" office:value="1" calcext:value-type="float">
            <text:p>1</text:p>
          </table:table-cell>
          <table:table-cell table:formula="of:=(POWER([.$G$25]-[.$C$25]/100;[.AP$67])-1)/([.$G$25]-[.$C$25]/100-1)" office:value-type="float" office:value="1" calcext:value-type="float">
            <text:p>1</text:p>
          </table:table-cell>
          <table:table-cell table:formula="of:=(POWER([.$G$25]-[.$C$25]/100;[.AQ$67])-1)/([.$G$25]-[.$C$25]/100-1)" office:value-type="float" office:value="1" calcext:value-type="float">
            <text:p>1</text:p>
          </table:table-cell>
          <table:table-cell table:formula="of:=(POWER([.$G$25]-[.$C$25]/100;[.AR$67])-1)/([.$G$25]-[.$C$25]/100-1)" office:value-type="float" office:value="1" calcext:value-type="float">
            <text:p>1</text:p>
          </table:table-cell>
          <table:table-cell table:formula="of:=(POWER([.$G$25]-[.$C$25]/100;[.AS$67])-1)/([.$G$25]-[.$C$25]/100-1)" office:value-type="float" office:value="1" calcext:value-type="float">
            <text:p>1</text:p>
          </table:table-cell>
          <table:table-cell table:formula="of:=(POWER([.$G$25]-[.$C$25]/100;[.AT$67])-1)/([.$G$25]-[.$C$25]/100-1)" office:value-type="float" office:value="1" calcext:value-type="float">
            <text:p>1</text:p>
          </table:table-cell>
          <table:table-cell table:formula="of:=(POWER([.$G$25]-[.$C$25]/100;[.AU$67])-1)/([.$G$25]-[.$C$25]/100-1)" office:value-type="float" office:value="1" calcext:value-type="float">
            <text:p>1</text:p>
          </table:table-cell>
          <table:table-cell table:formula="of:=(POWER([.$G$25]-[.$C$25]/100;[.AV$67])-1)/([.$G$25]-[.$C$25]/100-1)" office:value-type="float" office:value="1" calcext:value-type="float">
            <text:p>1</text:p>
          </table:table-cell>
          <table:table-cell table:number-columns-repeated="2"/>
          <table:table-cell table:formula="of:=[.$F25]*POWER([.$G25]-[.$C25]/100;[.$H$67])" office:value-type="float" office:value="0" calcext:value-type="float">
            <text:p>0</text:p>
          </table:table-cell>
          <table:table-cell table:formula="of:=[.$F25]*POWER([.$G25]-[.$C25]/100;[.$I$67])" office:value-type="float" office:value="0" calcext:value-type="float">
            <text:p>0</text:p>
          </table:table-cell>
          <table:table-cell table:formula="of:=[.$F25]*POWER([.$G25]-[.$C25]/100;[.$J$67])" office:value-type="float" office:value="0" calcext:value-type="float">
            <text:p>0</text:p>
          </table:table-cell>
          <table:table-cell table:formula="of:=[.$F25]*POWER([.$G25]-[.$C25]/100;[.$K$67])" office:value-type="float" office:value="0" calcext:value-type="float">
            <text:p>0</text:p>
          </table:table-cell>
          <table:table-cell table:formula="of:=[.$F25]*POWER([.$G25]-[.$C25]/100;[.$L$67])" office:value-type="float" office:value="0" calcext:value-type="float">
            <text:p>0</text:p>
          </table:table-cell>
          <table:table-cell table:formula="of:=[.$F25]*POWER([.$G25]-[.$C25]/100;[.$M$67])" office:value-type="float" office:value="0" calcext:value-type="float">
            <text:p>0</text:p>
          </table:table-cell>
          <table:table-cell table:formula="of:=[.$F25]*POWER([.$G25]-[.$C25]/100;[.$N$67])" office:value-type="float" office:value="0" calcext:value-type="float">
            <text:p>0</text:p>
          </table:table-cell>
          <table:table-cell table:formula="of:=[.$F25]*POWER([.$G25]-[.$C25]/100;[.$O$67])" office:value-type="float" office:value="0" calcext:value-type="float">
            <text:p>0</text:p>
          </table:table-cell>
          <table:table-cell table:formula="of:=[.$F25]*POWER([.$G25]-[.$C25]/100;[.$P$67])" office:value-type="float" office:value="0" calcext:value-type="float">
            <text:p>0</text:p>
          </table:table-cell>
          <table:table-cell table:formula="of:=[.$F25]*POWER([.$G25]-[.$C25]/100;[.$Q$67])" office:value-type="float" office:value="0" calcext:value-type="float">
            <text:p>0</text:p>
          </table:table-cell>
          <table:table-cell table:formula="of:=[.$F25]*POWER([.$G25]-[.$C25]/100;[.$R$67])" office:value-type="float" office:value="0" calcext:value-type="float">
            <text:p>0</text:p>
          </table:table-cell>
          <table:table-cell table:formula="of:=[.$F25]*POWER([.$G25]-[.$C25]/100;[.$S$67])" office:value-type="float" office:value="0" calcext:value-type="float">
            <text:p>0</text:p>
          </table:table-cell>
          <table:table-cell table:formula="of:=[.$F25]*POWER([.$G25]-[.$C25]/100;[.$T$67])" office:value-type="float" office:value="0" calcext:value-type="float">
            <text:p>0</text:p>
          </table:table-cell>
          <table:table-cell table:formula="of:=[.$F25]*POWER([.$G25]-[.$C25]/100;[.$U$67])" office:value-type="float" office:value="0" calcext:value-type="float">
            <text:p>0</text:p>
          </table:table-cell>
          <table:table-cell table:formula="of:=[.$F25]*POWER([.$G25]-[.$C25]/100;[.$V$67])" office:value-type="float" office:value="0" calcext:value-type="float">
            <text:p>0</text:p>
          </table:table-cell>
          <table:table-cell table:formula="of:=[.$F25]*POWER([.$G25]-[.$C25]/100;[.$W$67])" office:value-type="float" office:value="0" calcext:value-type="float">
            <text:p>0</text:p>
          </table:table-cell>
          <table:table-cell table:formula="of:=[.$F25]*POWER([.$G25]-[.$C25]/100;[.$X$67])" office:value-type="float" office:value="0" calcext:value-type="float">
            <text:p>0</text:p>
          </table:table-cell>
          <table:table-cell table:formula="of:=[.$F25]*POWER([.$G25]-[.$C25]/100;[.$Y$67])" office:value-type="float" office:value="0" calcext:value-type="float">
            <text:p>0</text:p>
          </table:table-cell>
          <table:table-cell table:formula="of:=[.$F25]*POWER([.$G25]-[.$C25]/100;[.$Z$67])" office:value-type="float" office:value="0" calcext:value-type="float">
            <text:p>0</text:p>
          </table:table-cell>
          <table:table-cell table:formula="of:=[.$F25]*POWER([.$G25]-[.$C25]/100;[.$AA$67])" office:value-type="float" office:value="0" calcext:value-type="float">
            <text:p>0</text:p>
          </table:table-cell>
          <table:table-cell table:formula="of:=[.$F25]*POWER([.$G25]-[.$C25]/100;[.$AB$67])" office:value-type="float" office:value="0" calcext:value-type="float">
            <text:p>0</text:p>
          </table:table-cell>
          <table:table-cell table:formula="of:=[.$F25]*POWER([.$G25]-[.$C25]/100;[.$AC$67])" office:value-type="float" office:value="0" calcext:value-type="float">
            <text:p>0</text:p>
          </table:table-cell>
          <table:table-cell table:formula="of:=[.$F25]*POWER([.$G25]-[.$C25]/100;[.$AD$67])" office:value-type="float" office:value="0" calcext:value-type="float">
            <text:p>0</text:p>
          </table:table-cell>
          <table:table-cell table:formula="of:=[.$F25]*POWER([.$G25]-[.$C25]/100;[.$AE$67])" office:value-type="float" office:value="0" calcext:value-type="float">
            <text:p>0</text:p>
          </table:table-cell>
          <table:table-cell table:formula="of:=[.$F25]*POWER([.$G25]-[.$C25]/100;[.$AF$67])" office:value-type="float" office:value="0" calcext:value-type="float">
            <text:p>0</text:p>
          </table:table-cell>
          <table:table-cell table:formula="of:=[.$F25]*POWER([.$G25]-[.$C25]/100;[.$AG$67])" office:value-type="float" office:value="0" calcext:value-type="float">
            <text:p>0</text:p>
          </table:table-cell>
          <table:table-cell table:formula="of:=[.$F25]*POWER([.$G25]-[.$C25]/100;[.$AH$67])" office:value-type="float" office:value="0" calcext:value-type="float">
            <text:p>0</text:p>
          </table:table-cell>
          <table:table-cell table:formula="of:=[.$F25]*POWER([.$G25]-[.$C25]/100;[.$AI$67])" office:value-type="float" office:value="0" calcext:value-type="float">
            <text:p>0</text:p>
          </table:table-cell>
          <table:table-cell table:formula="of:=[.$F25]*POWER([.$G25]-[.$C25]/100;[.$AJ$67])" office:value-type="float" office:value="0" calcext:value-type="float">
            <text:p>0</text:p>
          </table:table-cell>
          <table:table-cell table:formula="of:=[.$F25]*POWER([.$G25]-[.$C25]/100;[.$AK$67])" office:value-type="float" office:value="0" calcext:value-type="float">
            <text:p>0</text:p>
          </table:table-cell>
          <table:table-cell table:formula="of:=[.$F25]*POWER([.$G25]-[.$C25]/100;[.$AL$67])" office:value-type="float" office:value="0" calcext:value-type="float">
            <text:p>0</text:p>
          </table:table-cell>
          <table:table-cell table:formula="of:=[.$F25]*POWER([.$G25]-[.$C25]/100;[.$AM$67])" office:value-type="float" office:value="0" calcext:value-type="float">
            <text:p>0</text:p>
          </table:table-cell>
          <table:table-cell table:formula="of:=[.$F25]*POWER([.$G25]-[.$C25]/100;[.$AN$67])" office:value-type="float" office:value="0" calcext:value-type="float">
            <text:p>0</text:p>
          </table:table-cell>
          <table:table-cell table:formula="of:=[.$F25]*POWER([.$G25]-[.$C25]/100;[.$AO$67])" office:value-type="float" office:value="0" calcext:value-type="float">
            <text:p>0</text:p>
          </table:table-cell>
          <table:table-cell table:formula="of:=[.$F25]*POWER([.$G25]-[.$C25]/100;[.$AP$67])" office:value-type="float" office:value="0" calcext:value-type="float">
            <text:p>0</text:p>
          </table:table-cell>
          <table:table-cell table:formula="of:=[.$F25]*POWER([.$G25]-[.$C25]/100;[.$AQ$67])" office:value-type="float" office:value="0" calcext:value-type="float">
            <text:p>0</text:p>
          </table:table-cell>
          <table:table-cell table:formula="of:=[.$F25]*POWER([.$G25]-[.$C25]/100;[.$AR$67])" office:value-type="float" office:value="0" calcext:value-type="float">
            <text:p>0</text:p>
          </table:table-cell>
          <table:table-cell table:formula="of:=[.$F25]*POWER([.$G25]-[.$C25]/100;[.$AS$67])" office:value-type="float" office:value="0" calcext:value-type="float">
            <text:p>0</text:p>
          </table:table-cell>
          <table:table-cell table:formula="of:=[.$F25]*POWER([.$G25]-[.$C25]/100;[.$AT$67])" office:value-type="float" office:value="0" calcext:value-type="float">
            <text:p>0</text:p>
          </table:table-cell>
          <table:table-cell table:formula="of:=[.$F25]*POWER([.$G25]-[.$C25]/100;[.$AU$67])" office:value-type="float" office:value="0" calcext:value-type="float">
            <text:p>0</text:p>
          </table:table-cell>
          <table:table-cell table:formula="of:=[.$F25]*POWER([.$G25]-[.$C2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6:.BR26])" office:value-type="float" office:value="0" calcext:value-type="float">
            <text:p>0</text:p>
          </table:table-cell>
          <table:table-cell table:number-columns-repeated="6"/>
          <table:table-cell table:formula="of:=(POWER([.$G26]-[.$C26]/100;[.$H$67])-1)/([.$G26]-[.$C26]/100-1)" office:value-type="float" office:value="-0" calcext:value-type="float">
            <text:p>0</text:p>
          </table:table-cell>
          <table:table-cell table:formula="of:=(POWER([.$G26]-[.$C26]/100;[.$I$67])-1)/([.$G26]-[.$C26]/100-1)" office:value-type="float" office:value="1" calcext:value-type="float">
            <text:p>1</text:p>
          </table:table-cell>
          <table:table-cell table:formula="of:=(POWER([.$G$26]-[.$C$26]/100;[.J$67])-1)/([.$G$26]-[.$C$26]/100-1)" office:value-type="float" office:value="1" calcext:value-type="float">
            <text:p>1</text:p>
          </table:table-cell>
          <table:table-cell table:formula="of:=(POWER([.$G$26]-[.$C$26]/100;[.K$67])-1)/([.$G$26]-[.$C$26]/100-1)" office:value-type="float" office:value="1" calcext:value-type="float">
            <text:p>1</text:p>
          </table:table-cell>
          <table:table-cell table:formula="of:=(POWER([.$G$26]-[.$C$26]/100;[.L$67])-1)/([.$G$26]-[.$C$26]/100-1)" office:value-type="float" office:value="1" calcext:value-type="float">
            <text:p>1</text:p>
          </table:table-cell>
          <table:table-cell table:formula="of:=(POWER([.$G$26]-[.$C$26]/100;[.M$67])-1)/([.$G$26]-[.$C$26]/100-1)" office:value-type="float" office:value="1" calcext:value-type="float">
            <text:p>1</text:p>
          </table:table-cell>
          <table:table-cell table:formula="of:=(POWER([.$G$26]-[.$C$26]/100;[.N$67])-1)/([.$G$26]-[.$C$26]/100-1)" office:value-type="float" office:value="1" calcext:value-type="float">
            <text:p>1</text:p>
          </table:table-cell>
          <table:table-cell table:formula="of:=(POWER([.$G$26]-[.$C$26]/100;[.O$67])-1)/([.$G$26]-[.$C$26]/100-1)" office:value-type="float" office:value="1" calcext:value-type="float">
            <text:p>1</text:p>
          </table:table-cell>
          <table:table-cell table:formula="of:=(POWER([.$G$26]-[.$C$26]/100;[.P$67])-1)/([.$G$26]-[.$C$26]/100-1)" office:value-type="float" office:value="1" calcext:value-type="float">
            <text:p>1</text:p>
          </table:table-cell>
          <table:table-cell table:formula="of:=(POWER([.$G$26]-[.$C$26]/100;[.Q$67])-1)/([.$G$26]-[.$C$26]/100-1)" office:value-type="float" office:value="1" calcext:value-type="float">
            <text:p>1</text:p>
          </table:table-cell>
          <table:table-cell table:formula="of:=(POWER([.$G$26]-[.$C$26]/100;[.R$67])-1)/([.$G$26]-[.$C$26]/100-1)" office:value-type="float" office:value="1" calcext:value-type="float">
            <text:p>1</text:p>
          </table:table-cell>
          <table:table-cell table:formula="of:=(POWER([.$G$26]-[.$C$26]/100;[.S$67])-1)/([.$G$26]-[.$C$26]/100-1)" office:value-type="float" office:value="1" calcext:value-type="float">
            <text:p>1</text:p>
          </table:table-cell>
          <table:table-cell table:formula="of:=(POWER([.$G$26]-[.$C$26]/100;[.T$67])-1)/([.$G$26]-[.$C$26]/100-1)" office:value-type="float" office:value="1" calcext:value-type="float">
            <text:p>1</text:p>
          </table:table-cell>
          <table:table-cell table:formula="of:=(POWER([.$G$26]-[.$C$26]/100;[.U$67])-1)/([.$G$26]-[.$C$26]/100-1)" office:value-type="float" office:value="1" calcext:value-type="float">
            <text:p>1</text:p>
          </table:table-cell>
          <table:table-cell table:formula="of:=(POWER([.$G$26]-[.$C$26]/100;[.V$67])-1)/([.$G$26]-[.$C$26]/100-1)" office:value-type="float" office:value="1" calcext:value-type="float">
            <text:p>1</text:p>
          </table:table-cell>
          <table:table-cell table:formula="of:=(POWER([.$G$26]-[.$C$26]/100;[.W$67])-1)/([.$G$26]-[.$C$26]/100-1)" office:value-type="float" office:value="1" calcext:value-type="float">
            <text:p>1</text:p>
          </table:table-cell>
          <table:table-cell table:formula="of:=(POWER([.$G$26]-[.$C$26]/100;[.X$67])-1)/([.$G$26]-[.$C$26]/100-1)" office:value-type="float" office:value="1" calcext:value-type="float">
            <text:p>1</text:p>
          </table:table-cell>
          <table:table-cell table:formula="of:=(POWER([.$G$26]-[.$C$26]/100;[.Y$67])-1)/([.$G$26]-[.$C$26]/100-1)" office:value-type="float" office:value="1" calcext:value-type="float">
            <text:p>1</text:p>
          </table:table-cell>
          <table:table-cell table:formula="of:=(POWER([.$G$26]-[.$C$26]/100;[.Z$67])-1)/([.$G$26]-[.$C$26]/100-1)" office:value-type="float" office:value="1" calcext:value-type="float">
            <text:p>1</text:p>
          </table:table-cell>
          <table:table-cell table:formula="of:=(POWER([.$G$26]-[.$C$26]/100;[.AA$67])-1)/([.$G$26]-[.$C$26]/100-1)" office:value-type="float" office:value="1" calcext:value-type="float">
            <text:p>1</text:p>
          </table:table-cell>
          <table:table-cell table:formula="of:=(POWER([.$G$26]-[.$C$26]/100;[.AB$67])-1)/([.$G$26]-[.$C$26]/100-1)" office:value-type="float" office:value="1" calcext:value-type="float">
            <text:p>1</text:p>
          </table:table-cell>
          <table:table-cell table:formula="of:=(POWER([.$G$26]-[.$C$26]/100;[.AC$67])-1)/([.$G$26]-[.$C$26]/100-1)" office:value-type="float" office:value="1" calcext:value-type="float">
            <text:p>1</text:p>
          </table:table-cell>
          <table:table-cell table:formula="of:=(POWER([.$G$26]-[.$C$26]/100;[.AD$67])-1)/([.$G$26]-[.$C$26]/100-1)" office:value-type="float" office:value="1" calcext:value-type="float">
            <text:p>1</text:p>
          </table:table-cell>
          <table:table-cell table:formula="of:=(POWER([.$G$26]-[.$C$26]/100;[.AE$67])-1)/([.$G$26]-[.$C$26]/100-1)" office:value-type="float" office:value="1" calcext:value-type="float">
            <text:p>1</text:p>
          </table:table-cell>
          <table:table-cell table:formula="of:=(POWER([.$G$26]-[.$C$26]/100;[.AF$67])-1)/([.$G$26]-[.$C$26]/100-1)" office:value-type="float" office:value="1" calcext:value-type="float">
            <text:p>1</text:p>
          </table:table-cell>
          <table:table-cell table:formula="of:=(POWER([.$G$26]-[.$C$26]/100;[.AG$67])-1)/([.$G$26]-[.$C$26]/100-1)" office:value-type="float" office:value="1" calcext:value-type="float">
            <text:p>1</text:p>
          </table:table-cell>
          <table:table-cell table:formula="of:=(POWER([.$G$26]-[.$C$26]/100;[.AH$67])-1)/([.$G$26]-[.$C$26]/100-1)" office:value-type="float" office:value="1" calcext:value-type="float">
            <text:p>1</text:p>
          </table:table-cell>
          <table:table-cell table:formula="of:=(POWER([.$G$26]-[.$C$26]/100;[.AI$67])-1)/([.$G$26]-[.$C$26]/100-1)" office:value-type="float" office:value="1" calcext:value-type="float">
            <text:p>1</text:p>
          </table:table-cell>
          <table:table-cell table:formula="of:=(POWER([.$G$26]-[.$C$26]/100;[.AJ$67])-1)/([.$G$26]-[.$C$26]/100-1)" office:value-type="float" office:value="1" calcext:value-type="float">
            <text:p>1</text:p>
          </table:table-cell>
          <table:table-cell table:formula="of:=(POWER([.$G$26]-[.$C$26]/100;[.AK$67])-1)/([.$G$26]-[.$C$26]/100-1)" office:value-type="float" office:value="1" calcext:value-type="float">
            <text:p>1</text:p>
          </table:table-cell>
          <table:table-cell table:formula="of:=(POWER([.$G$26]-[.$C$26]/100;[.AL$67])-1)/([.$G$26]-[.$C$26]/100-1)" office:value-type="float" office:value="1" calcext:value-type="float">
            <text:p>1</text:p>
          </table:table-cell>
          <table:table-cell table:formula="of:=(POWER([.$G$26]-[.$C$26]/100;[.AM$67])-1)/([.$G$26]-[.$C$26]/100-1)" office:value-type="float" office:value="1" calcext:value-type="float">
            <text:p>1</text:p>
          </table:table-cell>
          <table:table-cell table:formula="of:=(POWER([.$G$26]-[.$C$26]/100;[.AN$67])-1)/([.$G$26]-[.$C$26]/100-1)" office:value-type="float" office:value="1" calcext:value-type="float">
            <text:p>1</text:p>
          </table:table-cell>
          <table:table-cell table:formula="of:=(POWER([.$G$26]-[.$C$26]/100;[.AO$67])-1)/([.$G$26]-[.$C$26]/100-1)" office:value-type="float" office:value="1" calcext:value-type="float">
            <text:p>1</text:p>
          </table:table-cell>
          <table:table-cell table:formula="of:=(POWER([.$G$26]-[.$C$26]/100;[.AP$67])-1)/([.$G$26]-[.$C$26]/100-1)" office:value-type="float" office:value="1" calcext:value-type="float">
            <text:p>1</text:p>
          </table:table-cell>
          <table:table-cell table:formula="of:=(POWER([.$G$26]-[.$C$26]/100;[.AQ$67])-1)/([.$G$26]-[.$C$26]/100-1)" office:value-type="float" office:value="1" calcext:value-type="float">
            <text:p>1</text:p>
          </table:table-cell>
          <table:table-cell table:formula="of:=(POWER([.$G$26]-[.$C$26]/100;[.AR$67])-1)/([.$G$26]-[.$C$26]/100-1)" office:value-type="float" office:value="1" calcext:value-type="float">
            <text:p>1</text:p>
          </table:table-cell>
          <table:table-cell table:formula="of:=(POWER([.$G$26]-[.$C$26]/100;[.AS$67])-1)/([.$G$26]-[.$C$26]/100-1)" office:value-type="float" office:value="1" calcext:value-type="float">
            <text:p>1</text:p>
          </table:table-cell>
          <table:table-cell table:formula="of:=(POWER([.$G$26]-[.$C$26]/100;[.AT$67])-1)/([.$G$26]-[.$C$26]/100-1)" office:value-type="float" office:value="1" calcext:value-type="float">
            <text:p>1</text:p>
          </table:table-cell>
          <table:table-cell table:formula="of:=(POWER([.$G$26]-[.$C$26]/100;[.AU$67])-1)/([.$G$26]-[.$C$26]/100-1)" office:value-type="float" office:value="1" calcext:value-type="float">
            <text:p>1</text:p>
          </table:table-cell>
          <table:table-cell table:formula="of:=(POWER([.$G$26]-[.$C$26]/100;[.AV$67])-1)/([.$G$26]-[.$C$26]/100-1)" office:value-type="float" office:value="1" calcext:value-type="float">
            <text:p>1</text:p>
          </table:table-cell>
          <table:table-cell table:number-columns-repeated="2"/>
          <table:table-cell table:formula="of:=[.$F26]*POWER([.$G26]-[.$C26]/100;[.$H$67])" office:value-type="float" office:value="0" calcext:value-type="float">
            <text:p>0</text:p>
          </table:table-cell>
          <table:table-cell table:formula="of:=[.$F26]*POWER([.$G26]-[.$C26]/100;[.$I$67])" office:value-type="float" office:value="0" calcext:value-type="float">
            <text:p>0</text:p>
          </table:table-cell>
          <table:table-cell table:formula="of:=[.$F26]*POWER([.$G26]-[.$C26]/100;[.$J$67])" office:value-type="float" office:value="0" calcext:value-type="float">
            <text:p>0</text:p>
          </table:table-cell>
          <table:table-cell table:formula="of:=[.$F26]*POWER([.$G26]-[.$C26]/100;[.$K$67])" office:value-type="float" office:value="0" calcext:value-type="float">
            <text:p>0</text:p>
          </table:table-cell>
          <table:table-cell table:formula="of:=[.$F26]*POWER([.$G26]-[.$C26]/100;[.$L$67])" office:value-type="float" office:value="0" calcext:value-type="float">
            <text:p>0</text:p>
          </table:table-cell>
          <table:table-cell table:formula="of:=[.$F26]*POWER([.$G26]-[.$C26]/100;[.$M$67])" office:value-type="float" office:value="0" calcext:value-type="float">
            <text:p>0</text:p>
          </table:table-cell>
          <table:table-cell table:formula="of:=[.$F26]*POWER([.$G26]-[.$C26]/100;[.$N$67])" office:value-type="float" office:value="0" calcext:value-type="float">
            <text:p>0</text:p>
          </table:table-cell>
          <table:table-cell table:formula="of:=[.$F26]*POWER([.$G26]-[.$C26]/100;[.$O$67])" office:value-type="float" office:value="0" calcext:value-type="float">
            <text:p>0</text:p>
          </table:table-cell>
          <table:table-cell table:formula="of:=[.$F26]*POWER([.$G26]-[.$C26]/100;[.$P$67])" office:value-type="float" office:value="0" calcext:value-type="float">
            <text:p>0</text:p>
          </table:table-cell>
          <table:table-cell table:formula="of:=[.$F26]*POWER([.$G26]-[.$C26]/100;[.$Q$67])" office:value-type="float" office:value="0" calcext:value-type="float">
            <text:p>0</text:p>
          </table:table-cell>
          <table:table-cell table:formula="of:=[.$F26]*POWER([.$G26]-[.$C26]/100;[.$R$67])" office:value-type="float" office:value="0" calcext:value-type="float">
            <text:p>0</text:p>
          </table:table-cell>
          <table:table-cell table:formula="of:=[.$F26]*POWER([.$G26]-[.$C26]/100;[.$S$67])" office:value-type="float" office:value="0" calcext:value-type="float">
            <text:p>0</text:p>
          </table:table-cell>
          <table:table-cell table:formula="of:=[.$F26]*POWER([.$G26]-[.$C26]/100;[.$T$67])" office:value-type="float" office:value="0" calcext:value-type="float">
            <text:p>0</text:p>
          </table:table-cell>
          <table:table-cell table:formula="of:=[.$F26]*POWER([.$G26]-[.$C26]/100;[.$U$67])" office:value-type="float" office:value="0" calcext:value-type="float">
            <text:p>0</text:p>
          </table:table-cell>
          <table:table-cell table:formula="of:=[.$F26]*POWER([.$G26]-[.$C26]/100;[.$V$67])" office:value-type="float" office:value="0" calcext:value-type="float">
            <text:p>0</text:p>
          </table:table-cell>
          <table:table-cell table:formula="of:=[.$F26]*POWER([.$G26]-[.$C26]/100;[.$W$67])" office:value-type="float" office:value="0" calcext:value-type="float">
            <text:p>0</text:p>
          </table:table-cell>
          <table:table-cell table:formula="of:=[.$F26]*POWER([.$G26]-[.$C26]/100;[.$X$67])" office:value-type="float" office:value="0" calcext:value-type="float">
            <text:p>0</text:p>
          </table:table-cell>
          <table:table-cell table:formula="of:=[.$F26]*POWER([.$G26]-[.$C26]/100;[.$Y$67])" office:value-type="float" office:value="0" calcext:value-type="float">
            <text:p>0</text:p>
          </table:table-cell>
          <table:table-cell table:formula="of:=[.$F26]*POWER([.$G26]-[.$C26]/100;[.$Z$67])" office:value-type="float" office:value="0" calcext:value-type="float">
            <text:p>0</text:p>
          </table:table-cell>
          <table:table-cell table:formula="of:=[.$F26]*POWER([.$G26]-[.$C26]/100;[.$AA$67])" office:value-type="float" office:value="0" calcext:value-type="float">
            <text:p>0</text:p>
          </table:table-cell>
          <table:table-cell table:formula="of:=[.$F26]*POWER([.$G26]-[.$C26]/100;[.$AB$67])" office:value-type="float" office:value="0" calcext:value-type="float">
            <text:p>0</text:p>
          </table:table-cell>
          <table:table-cell table:formula="of:=[.$F26]*POWER([.$G26]-[.$C26]/100;[.$AC$67])" office:value-type="float" office:value="0" calcext:value-type="float">
            <text:p>0</text:p>
          </table:table-cell>
          <table:table-cell table:formula="of:=[.$F26]*POWER([.$G26]-[.$C26]/100;[.$AD$67])" office:value-type="float" office:value="0" calcext:value-type="float">
            <text:p>0</text:p>
          </table:table-cell>
          <table:table-cell table:formula="of:=[.$F26]*POWER([.$G26]-[.$C26]/100;[.$AE$67])" office:value-type="float" office:value="0" calcext:value-type="float">
            <text:p>0</text:p>
          </table:table-cell>
          <table:table-cell table:formula="of:=[.$F26]*POWER([.$G26]-[.$C26]/100;[.$AF$67])" office:value-type="float" office:value="0" calcext:value-type="float">
            <text:p>0</text:p>
          </table:table-cell>
          <table:table-cell table:formula="of:=[.$F26]*POWER([.$G26]-[.$C26]/100;[.$AG$67])" office:value-type="float" office:value="0" calcext:value-type="float">
            <text:p>0</text:p>
          </table:table-cell>
          <table:table-cell table:formula="of:=[.$F26]*POWER([.$G26]-[.$C26]/100;[.$AH$67])" office:value-type="float" office:value="0" calcext:value-type="float">
            <text:p>0</text:p>
          </table:table-cell>
          <table:table-cell table:formula="of:=[.$F26]*POWER([.$G26]-[.$C26]/100;[.$AI$67])" office:value-type="float" office:value="0" calcext:value-type="float">
            <text:p>0</text:p>
          </table:table-cell>
          <table:table-cell table:formula="of:=[.$F26]*POWER([.$G26]-[.$C26]/100;[.$AJ$67])" office:value-type="float" office:value="0" calcext:value-type="float">
            <text:p>0</text:p>
          </table:table-cell>
          <table:table-cell table:formula="of:=[.$F26]*POWER([.$G26]-[.$C26]/100;[.$AK$67])" office:value-type="float" office:value="0" calcext:value-type="float">
            <text:p>0</text:p>
          </table:table-cell>
          <table:table-cell table:formula="of:=[.$F26]*POWER([.$G26]-[.$C26]/100;[.$AL$67])" office:value-type="float" office:value="0" calcext:value-type="float">
            <text:p>0</text:p>
          </table:table-cell>
          <table:table-cell table:formula="of:=[.$F26]*POWER([.$G26]-[.$C26]/100;[.$AM$67])" office:value-type="float" office:value="0" calcext:value-type="float">
            <text:p>0</text:p>
          </table:table-cell>
          <table:table-cell table:formula="of:=[.$F26]*POWER([.$G26]-[.$C26]/100;[.$AN$67])" office:value-type="float" office:value="0" calcext:value-type="float">
            <text:p>0</text:p>
          </table:table-cell>
          <table:table-cell table:formula="of:=[.$F26]*POWER([.$G26]-[.$C26]/100;[.$AO$67])" office:value-type="float" office:value="0" calcext:value-type="float">
            <text:p>0</text:p>
          </table:table-cell>
          <table:table-cell table:formula="of:=[.$F26]*POWER([.$G26]-[.$C26]/100;[.$AP$67])" office:value-type="float" office:value="0" calcext:value-type="float">
            <text:p>0</text:p>
          </table:table-cell>
          <table:table-cell table:formula="of:=[.$F26]*POWER([.$G26]-[.$C26]/100;[.$AQ$67])" office:value-type="float" office:value="0" calcext:value-type="float">
            <text:p>0</text:p>
          </table:table-cell>
          <table:table-cell table:formula="of:=[.$F26]*POWER([.$G26]-[.$C26]/100;[.$AR$67])" office:value-type="float" office:value="0" calcext:value-type="float">
            <text:p>0</text:p>
          </table:table-cell>
          <table:table-cell table:formula="of:=[.$F26]*POWER([.$G26]-[.$C26]/100;[.$AS$67])" office:value-type="float" office:value="0" calcext:value-type="float">
            <text:p>0</text:p>
          </table:table-cell>
          <table:table-cell table:formula="of:=[.$F26]*POWER([.$G26]-[.$C26]/100;[.$AT$67])" office:value-type="float" office:value="0" calcext:value-type="float">
            <text:p>0</text:p>
          </table:table-cell>
          <table:table-cell table:formula="of:=[.$F26]*POWER([.$G26]-[.$C26]/100;[.$AU$67])" office:value-type="float" office:value="0" calcext:value-type="float">
            <text:p>0</text:p>
          </table:table-cell>
          <table:table-cell table:formula="of:=[.$F26]*POWER([.$G26]-[.$C2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BONDS</text:p>
          </table:table-cell>
          <table:table-cell table:number-columns-repeated="70"/>
          <table:table-cell table:style-name="Default"/>
          <table:table-cell table:number-columns-repeated="6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Euro Gov Bond</text:p>
          </table:table-cell>
          <table:table-cell office:value-type="string" calcext:value-type="string">
            <text:p>IE00BH04GL3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nguard</text:p>
          </table:table-cell>
          <table:table-cell office:value-type="float" office:value="0.14" calcext:value-type="float">
            <text:p>0.14</text:p>
          </table:table-cell>
          <table:table-cell office:value-type="float" office:value="0.174" calcext:value-type="float">
            <text:p>0.174</text:p>
          </table:table-cell>
          <table:table-cell office:value-type="float" office:value="1.035" calcext:value-type="float">
            <text:p>1.035</text:p>
          </table:table-cell>
          <table:table-cell table:number-columns-repeated="8"/>
          <table:table-cell office:value-type="float" office:value="14.3" calcext:value-type="float">
            <text:p>14.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.4" calcext:value-type="float">
            <text:p>4.4</text:p>
          </table:table-cell>
          <table:table-cell table:number-columns-repeated="4"/>
          <table:table-cell table:number-columns-repeated="2" office:value-type="float" office:value="0.2" calcext:value-type="float">
            <text:p>0.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4.3" calcext:value-type="float">
            <text:p>24.3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5.2" calcext:value-type="float">
            <text:p>5.2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H28:.BR28])" office:value-type="float" office:value="99.5" calcext:value-type="float">
            <text:p>99.5</text:p>
          </table:table-cell>
          <table:table-cell table:number-columns-repeated="6"/>
          <table:table-cell table:formula="of:=(POWER([.$G$28]-[.$C$28]/100;[.H$67])-1)/([.$G$28]-[.$C$28]/100-1)" office:value-type="float" office:value="0" calcext:value-type="float">
            <text:p>0</text:p>
          </table:table-cell>
          <table:table-cell table:formula="of:=(POWER([.$G$28]-[.$C$28]/100;[.I$67])-1)/([.$G$28]-[.$C$28]/100-1)" office:value-type="float" office:value="1" calcext:value-type="float">
            <text:p>1</text:p>
          </table:table-cell>
          <table:table-cell table:formula="of:=(POWER([.$G$28]-[.$C$28]/100;[.J$67])-1)/([.$G$28]-[.$C$28]/100-1)" office:value-type="float" office:value="2.0343" calcext:value-type="float">
            <text:p>2.0343</text:p>
          </table:table-cell>
          <table:table-cell table:formula="of:=(POWER([.$G$28]-[.$C$28]/100;[.K$67])-1)/([.$G$28]-[.$C$28]/100-1)" office:value-type="float" office:value="3.10407649" calcext:value-type="float">
            <text:p>3.10407649</text:p>
          </table:table-cell>
          <table:table-cell table:formula="of:=(POWER([.$G$28]-[.$C$28]/100;[.L$67])-1)/([.$G$28]-[.$C$28]/100-1)" office:value-type="float" office:value="4.210546313607" calcext:value-type="float">
            <text:p>4.210546313607</text:p>
          </table:table-cell>
          <table:table-cell table:formula="of:=(POWER([.$G$28]-[.$C$28]/100;[.M$67])-1)/([.$G$28]-[.$C$28]/100-1)" office:value-type="float" office:value="5.35496805216372" calcext:value-type="float">
            <text:p>5.35496805216372</text:p>
          </table:table-cell>
          <table:table-cell table:formula="of:=(POWER([.$G$28]-[.$C$28]/100;[.N$67])-1)/([.$G$28]-[.$C$28]/100-1)" office:value-type="float" office:value="6.53864345635294" calcext:value-type="float">
            <text:p>6.53864345635294</text:p>
          </table:table-cell>
          <table:table-cell table:formula="of:=(POWER([.$G$28]-[.$C$28]/100;[.O$67])-1)/([.$G$28]-[.$C$28]/100-1)" office:value-type="float" office:value="7.76291892690584" calcext:value-type="float">
            <text:p>7.76291892690584</text:p>
          </table:table-cell>
          <table:table-cell table:formula="of:=(POWER([.$G$28]-[.$C$28]/100;[.P$67])-1)/([.$G$28]-[.$C$28]/100-1)" office:value-type="float" office:value="9.02918704609871" calcext:value-type="float">
            <text:p>9.02918704609871</text:p>
          </table:table-cell>
          <table:table-cell table:formula="of:=(POWER([.$G$28]-[.$C$28]/100;[.Q$67])-1)/([.$G$28]-[.$C$28]/100-1)" office:value-type="float" office:value="10.3388881617799" calcext:value-type="float">
            <text:p>10.3388881617799</text:p>
          </table:table-cell>
          <table:table-cell table:formula="of:=(POWER([.$G$28]-[.$C$28]/100;[.R$67])-1)/([.$G$28]-[.$C$28]/100-1)" office:value-type="float" office:value="11.693512025729" calcext:value-type="float">
            <text:p>11.693512025729</text:p>
          </table:table-cell>
          <table:table-cell table:formula="of:=(POWER([.$G$28]-[.$C$28]/100;[.S$67])-1)/([.$G$28]-[.$C$28]/100-1)" office:value-type="float" office:value="13.0945994882115" calcext:value-type="float">
            <text:p>13.0945994882115</text:p>
          </table:table-cell>
          <table:table-cell table:formula="of:=(POWER([.$G$28]-[.$C$28]/100;[.T$67])-1)/([.$G$28]-[.$C$28]/100-1)" office:value-type="float" office:value="14.5437442506571" calcext:value-type="float">
            <text:p>14.5437442506571</text:p>
          </table:table-cell>
          <table:table-cell table:formula="of:=(POWER([.$G$28]-[.$C$28]/100;[.U$67])-1)/([.$G$28]-[.$C$28]/100-1)" office:value-type="float" office:value="16.0425946784546" calcext:value-type="float">
            <text:p>16.0425946784546</text:p>
          </table:table-cell>
          <table:table-cell table:formula="of:=(POWER([.$G$28]-[.$C$28]/100;[.V$67])-1)/([.$G$28]-[.$C$28]/100-1)" office:value-type="float" office:value="17.5928556759256" calcext:value-type="float">
            <text:p>17.5928556759256</text:p>
          </table:table-cell>
          <table:table-cell table:formula="of:=(POWER([.$G$28]-[.$C$28]/100;[.W$67])-1)/([.$G$28]-[.$C$28]/100-1)" office:value-type="float" office:value="19.1962906256099" calcext:value-type="float">
            <text:p>19.1962906256099</text:p>
          </table:table-cell>
          <table:table-cell table:formula="of:=(POWER([.$G$28]-[.$C$28]/100;[.X$67])-1)/([.$G$28]-[.$C$28]/100-1)" office:value-type="float" office:value="20.8547233940683" calcext:value-type="float">
            <text:p>20.8547233940683</text:p>
          </table:table-cell>
          <table:table-cell table:formula="of:=(POWER([.$G$28]-[.$C$28]/100;[.Y$67])-1)/([.$G$28]-[.$C$28]/100-1)" office:value-type="float" office:value="22.5700404064848" calcext:value-type="float">
            <text:p>22.5700404064848</text:p>
          </table:table-cell>
          <table:table-cell table:formula="of:=(POWER([.$G$28]-[.$C$28]/100;[.Z$67])-1)/([.$G$28]-[.$C$28]/100-1)" office:value-type="float" office:value="24.3441927924273" calcext:value-type="float">
            <text:p>24.3441927924273</text:p>
          </table:table-cell>
          <table:table-cell table:formula="of:=(POWER([.$G$28]-[.$C$28]/100;[.AA$67])-1)/([.$G$28]-[.$C$28]/100-1)" office:value-type="float" office:value="26.1791986052075" calcext:value-type="float">
            <text:p>26.1791986052075</text:p>
          </table:table-cell>
          <table:table-cell table:formula="of:=(POWER([.$G$28]-[.$C$28]/100;[.AB$67])-1)/([.$G$28]-[.$C$28]/100-1)" office:value-type="float" office:value="28.0771451173662" calcext:value-type="float">
            <text:p>28.0771451173662</text:p>
          </table:table-cell>
          <table:table-cell table:formula="of:=(POWER([.$G$28]-[.$C$28]/100;[.AC$67])-1)/([.$G$28]-[.$C$28]/100-1)" office:value-type="float" office:value="30.0401911948918" calcext:value-type="float">
            <text:p>30.0401911948918</text:p>
          </table:table-cell>
          <table:table-cell table:formula="of:=(POWER([.$G$28]-[.$C$28]/100;[.AD$67])-1)/([.$G$28]-[.$C$28]/100-1)" office:value-type="float" office:value="32.0705697528766" calcext:value-type="float">
            <text:p>32.0705697528766</text:p>
          </table:table-cell>
          <table:table-cell table:formula="of:=(POWER([.$G$28]-[.$C$28]/100;[.AE$67])-1)/([.$G$28]-[.$C$28]/100-1)" office:value-type="float" office:value="34.1705902954003" calcext:value-type="float">
            <text:p>34.1705902954003</text:p>
          </table:table-cell>
          <table:table-cell table:formula="of:=(POWER([.$G$28]-[.$C$28]/100;[.AF$67])-1)/([.$G$28]-[.$C$28]/100-1)" office:value-type="float" office:value="36.3426415425325" calcext:value-type="float">
            <text:p>36.3426415425325</text:p>
          </table:table-cell>
          <table:table-cell table:formula="of:=(POWER([.$G$28]-[.$C$28]/100;[.AG$67])-1)/([.$G$28]-[.$C$28]/100-1)" office:value-type="float" office:value="38.5891941474414" calcext:value-type="float">
            <text:p>38.5891941474414</text:p>
          </table:table-cell>
          <table:table-cell table:formula="of:=(POWER([.$G$28]-[.$C$28]/100;[.AH$67])-1)/([.$G$28]-[.$C$28]/100-1)" office:value-type="float" office:value="40.9128035066986" calcext:value-type="float">
            <text:p>40.9128035066986</text:p>
          </table:table-cell>
          <table:table-cell table:formula="of:=(POWER([.$G$28]-[.$C$28]/100;[.AI$67])-1)/([.$G$28]-[.$C$28]/100-1)" office:value-type="float" office:value="43.3161126669784" calcext:value-type="float">
            <text:p>43.3161126669784</text:p>
          </table:table-cell>
          <table:table-cell table:formula="of:=(POWER([.$G$28]-[.$C$28]/100;[.AJ$67])-1)/([.$G$28]-[.$C$28]/100-1)" office:value-type="float" office:value="45.8018553314557" calcext:value-type="float">
            <text:p>45.8018553314557</text:p>
          </table:table-cell>
          <table:table-cell table:formula="of:=(POWER([.$G$28]-[.$C$28]/100;[.AK$67])-1)/([.$G$28]-[.$C$28]/100-1)" office:value-type="float" office:value="48.3728589693247" calcext:value-type="float">
            <text:p>48.3728589693247</text:p>
          </table:table-cell>
          <table:table-cell table:formula="of:=(POWER([.$G$28]-[.$C$28]/100;[.AL$67])-1)/([.$G$28]-[.$C$28]/100-1)" office:value-type="float" office:value="51.0320480319725" calcext:value-type="float">
            <text:p>51.0320480319725</text:p>
          </table:table-cell>
          <table:table-cell table:formula="of:=(POWER([.$G$28]-[.$C$28]/100;[.AM$67])-1)/([.$G$28]-[.$C$28]/100-1)" office:value-type="float" office:value="53.7824472794691" calcext:value-type="float">
            <text:p>53.7824472794691</text:p>
          </table:table-cell>
          <table:table-cell table:formula="of:=(POWER([.$G$28]-[.$C$28]/100;[.AN$67])-1)/([.$G$28]-[.$C$28]/100-1)" office:value-type="float" office:value="56.6271852211549" calcext:value-type="float">
            <text:p>56.6271852211549</text:p>
          </table:table-cell>
          <table:table-cell table:formula="of:=(POWER([.$G$28]-[.$C$28]/100;[.AO$67])-1)/([.$G$28]-[.$C$28]/100-1)" office:value-type="float" office:value="59.5694976742405" calcext:value-type="float">
            <text:p>59.5694976742405</text:p>
          </table:table-cell>
          <table:table-cell table:formula="of:=(POWER([.$G$28]-[.$C$28]/100;[.AP$67])-1)/([.$G$28]-[.$C$28]/100-1)" office:value-type="float" office:value="62.612731444467" calcext:value-type="float">
            <text:p>62.612731444467</text:p>
          </table:table-cell>
          <table:table-cell table:formula="of:=(POWER([.$G$28]-[.$C$28]/100;[.AQ$67])-1)/([.$G$28]-[.$C$28]/100-1)" office:value-type="float" office:value="65.7603481330122" calcext:value-type="float">
            <text:p>65.7603481330122</text:p>
          </table:table-cell>
          <table:table-cell table:formula="of:=(POWER([.$G$28]-[.$C$28]/100;[.AR$67])-1)/([.$G$28]-[.$C$28]/100-1)" office:value-type="float" office:value="69.0159280739745" calcext:value-type="float">
            <text:p>69.0159280739745</text:p>
          </table:table-cell>
          <table:table-cell table:formula="of:=(POWER([.$G$28]-[.$C$28]/100;[.AS$67])-1)/([.$G$28]-[.$C$28]/100-1)" office:value-type="float" office:value="72.3831744069119" calcext:value-type="float">
            <text:p>72.3831744069119</text:p>
          </table:table-cell>
          <table:table-cell table:formula="of:=(POWER([.$G$28]-[.$C$28]/100;[.AT$67])-1)/([.$G$28]-[.$C$28]/100-1)" office:value-type="float" office:value="75.865917289069" calcext:value-type="float">
            <text:p>75.865917289069</text:p>
          </table:table-cell>
          <table:table-cell table:formula="of:=(POWER([.$G$28]-[.$C$28]/100;[.AU$67])-1)/([.$G$28]-[.$C$28]/100-1)" office:value-type="float" office:value="79.468118252084" calcext:value-type="float">
            <text:p>79.468118252084</text:p>
          </table:table-cell>
          <table:table-cell table:formula="of:=(POWER([.$G$28]-[.$C$28]/100;[.AV$67])-1)/([.$G$28]-[.$C$28]/100-1)" office:value-type="float" office:value="83.1938747081305" calcext:value-type="float">
            <text:p>83.1938747081305</text:p>
          </table:table-cell>
          <table:table-cell table:number-columns-repeated="2"/>
          <table:table-cell table:formula="of:=[.$F28]*POWER([.$G28]-[.$C28]/100;[.$H$67])" office:value-type="float" office:value="0.174" calcext:value-type="float">
            <text:p>0.174</text:p>
          </table:table-cell>
          <table:table-cell table:formula="of:=[.$F28]*POWER([.$G28]-[.$C28]/100;[.$I$67])" office:value-type="float" office:value="0.1799682" calcext:value-type="float">
            <text:p>0.1799682</text:p>
          </table:table-cell>
          <table:table-cell table:formula="of:=[.$F28]*POWER([.$G28]-[.$C28]/100;[.$J$67])" office:value-type="float" office:value="0.18614110926" calcext:value-type="float">
            <text:p>0.18614110926</text:p>
          </table:table-cell>
          <table:table-cell table:formula="of:=[.$F28]*POWER([.$G28]-[.$C28]/100;[.$K$67])" office:value-type="float" office:value="0.192525749307618" calcext:value-type="float">
            <text:p>0.192525749307618</text:p>
          </table:table-cell>
          <table:table-cell table:formula="of:=[.$F28]*POWER([.$G28]-[.$C28]/100;[.$L$67])" office:value-type="float" office:value="0.199129382508869" calcext:value-type="float">
            <text:p>0.199129382508869</text:p>
          </table:table-cell>
          <table:table-cell table:formula="of:=[.$F28]*POWER([.$G28]-[.$C28]/100;[.$M$67])" office:value-type="float" office:value="0.205959520328924" calcext:value-type="float">
            <text:p>0.205959520328924</text:p>
          </table:table-cell>
          <table:table-cell table:formula="of:=[.$F28]*POWER([.$G28]-[.$C28]/100;[.$N$67])" office:value-type="float" office:value="0.213023931876206" calcext:value-type="float">
            <text:p>0.213023931876206</text:p>
          </table:table-cell>
          <table:table-cell table:formula="of:=[.$F28]*POWER([.$G28]-[.$C28]/100;[.$O$67])" office:value-type="float" office:value="0.220330652739559" calcext:value-type="float">
            <text:p>0.220330652739559</text:p>
          </table:table-cell>
          <table:table-cell table:formula="of:=[.$F28]*POWER([.$G28]-[.$C28]/100;[.$P$67])" office:value-type="float" office:value="0.227887994128526" calcext:value-type="float">
            <text:p>0.227887994128526</text:p>
          </table:table-cell>
          <table:table-cell table:formula="of:=[.$F28]*POWER([.$G28]-[.$C28]/100;[.$Q$67])" office:value-type="float" office:value="0.235704552327135" calcext:value-type="float">
            <text:p>0.235704552327135</text:p>
          </table:table-cell>
          <table:table-cell table:formula="of:=[.$F28]*POWER([.$G28]-[.$C28]/100;[.$R$67])" office:value-type="float" office:value="0.243789218471956" calcext:value-type="float">
            <text:p>0.243789218471956</text:p>
          </table:table-cell>
          <table:table-cell table:formula="of:=[.$F28]*POWER([.$G28]-[.$C28]/100;[.$S$67])" office:value-type="float" office:value="0.252151188665544" calcext:value-type="float">
            <text:p>0.252151188665544</text:p>
          </table:table-cell>
          <table:table-cell table:formula="of:=[.$F28]*POWER([.$G28]-[.$C28]/100;[.$T$67])" office:value-type="float" office:value="0.260799974436772" calcext:value-type="float">
            <text:p>0.260799974436772</text:p>
          </table:table-cell>
          <table:table-cell table:formula="of:=[.$F28]*POWER([.$G28]-[.$C28]/100;[.$U$67])" office:value-type="float" office:value="0.269745413559953" calcext:value-type="float">
            <text:p>0.269745413559953</text:p>
          </table:table-cell>
          <table:table-cell table:formula="of:=[.$F28]*POWER([.$G28]-[.$C28]/100;[.$V$67])" office:value-type="float" office:value="0.278997681245059" calcext:value-type="float">
            <text:p>0.278997681245059</text:p>
          </table:table-cell>
          <table:table-cell table:formula="of:=[.$F28]*POWER([.$G28]-[.$C28]/100;[.$W$67])" office:value-type="float" office:value="0.288567301711765" calcext:value-type="float">
            <text:p>0.288567301711765</text:p>
          </table:table-cell>
          <table:table-cell table:formula="of:=[.$F28]*POWER([.$G28]-[.$C28]/100;[.$X$67])" office:value-type="float" office:value="0.298465160160478" calcext:value-type="float">
            <text:p>0.298465160160478</text:p>
          </table:table-cell>
          <table:table-cell table:formula="of:=[.$F28]*POWER([.$G28]-[.$C28]/100;[.$Y$67])" office:value-type="float" office:value="0.308702515153983" calcext:value-type="float">
            <text:p>0.308702515153983</text:p>
          </table:table-cell>
          <table:table-cell table:formula="of:=[.$F28]*POWER([.$G28]-[.$C28]/100;[.$Z$67])" office:value-type="float" office:value="0.319291011423764" calcext:value-type="float">
            <text:p>0.319291011423764</text:p>
          </table:table-cell>
          <table:table-cell table:formula="of:=[.$F28]*POWER([.$G28]-[.$C28]/100;[.$AA$67])" office:value-type="float" office:value="0.3302426931156" calcext:value-type="float">
            <text:p>0.3302426931156</text:p>
          </table:table-cell>
          <table:table-cell table:formula="of:=[.$F28]*POWER([.$G28]-[.$C28]/100;[.$AB$67])" office:value-type="float" office:value="0.341570017489465" calcext:value-type="float">
            <text:p>0.341570017489465</text:p>
          </table:table-cell>
          <table:table-cell table:formula="of:=[.$F28]*POWER([.$G28]-[.$C28]/100;[.$AC$67])" office:value-type="float" office:value="0.353285869089353" calcext:value-type="float">
            <text:p>0.353285869089353</text:p>
          </table:table-cell>
          <table:table-cell table:formula="of:=[.$F28]*POWER([.$G28]-[.$C28]/100;[.$AD$67])" office:value-type="float" office:value="0.365403574399118" calcext:value-type="float">
            <text:p>0.365403574399118</text:p>
          </table:table-cell>
          <table:table-cell table:formula="of:=[.$F28]*POWER([.$G28]-[.$C28]/100;[.$AE$67])" office:value-type="float" office:value="0.377936917001008" calcext:value-type="float">
            <text:p>0.377936917001008</text:p>
          </table:table-cell>
          <table:table-cell table:formula="of:=[.$F28]*POWER([.$G28]-[.$C28]/100;[.$AF$67])" office:value-type="float" office:value="0.390900153254142" calcext:value-type="float">
            <text:p>0.390900153254142</text:p>
          </table:table-cell>
          <table:table-cell table:formula="of:=[.$F28]*POWER([.$G28]-[.$C28]/100;[.$AG$67])" office:value-type="float" office:value="0.40430802851076" calcext:value-type="float">
            <text:p>0.40430802851076</text:p>
          </table:table-cell>
          <table:table-cell table:formula="of:=[.$F28]*POWER([.$G28]-[.$C28]/100;[.$AH$67])" office:value-type="float" office:value="0.418175793888679" calcext:value-type="float">
            <text:p>0.418175793888679</text:p>
          </table:table-cell>
          <table:table-cell table:formula="of:=[.$F28]*POWER([.$G28]-[.$C28]/100;[.$AI$67])" office:value-type="float" office:value="0.43251922361906" calcext:value-type="float">
            <text:p>0.43251922361906</text:p>
          </table:table-cell>
          <table:table-cell table:formula="of:=[.$F28]*POWER([.$G28]-[.$C28]/100;[.$AJ$67])" office:value-type="float" office:value="0.447354632989194" calcext:value-type="float">
            <text:p>0.447354632989194</text:p>
          </table:table-cell>
          <table:table-cell table:formula="of:=[.$F28]*POWER([.$G28]-[.$C28]/100;[.$AK$67])" office:value-type="float" office:value="0.462698896900723" calcext:value-type="float">
            <text:p>0.462698896900723</text:p>
          </table:table-cell>
          <table:table-cell table:formula="of:=[.$F28]*POWER([.$G28]-[.$C28]/100;[.$AL$67])" office:value-type="float" office:value="0.478569469064418" calcext:value-type="float">
            <text:p>0.478569469064418</text:p>
          </table:table-cell>
          <table:table-cell table:formula="of:=[.$F28]*POWER([.$G28]-[.$C28]/100;[.$AM$67])" office:value-type="float" office:value="0.494984401853328" calcext:value-type="float">
            <text:p>0.494984401853328</text:p>
          </table:table-cell>
          <table:table-cell table:formula="of:=[.$F28]*POWER([.$G28]-[.$C28]/100;[.$AN$67])" office:value-type="float" office:value="0.511962366836897" calcext:value-type="float">
            <text:p>0.511962366836897</text:p>
          </table:table-cell>
          <table:table-cell table:formula="of:=[.$F28]*POWER([.$G28]-[.$C28]/100;[.$AO$67])" office:value-type="float" office:value="0.529522676019402" calcext:value-type="float">
            <text:p>0.529522676019402</text:p>
          </table:table-cell>
          <table:table-cell table:formula="of:=[.$F28]*POWER([.$G28]-[.$C28]/100;[.$AP$67])" office:value-type="float" office:value="0.547685303806868" calcext:value-type="float">
            <text:p>0.547685303806868</text:p>
          </table:table-cell>
          <table:table-cell table:formula="of:=[.$F28]*POWER([.$G28]-[.$C28]/100;[.$AQ$67])" office:value-type="float" office:value="0.566470909727443" calcext:value-type="float">
            <text:p>0.566470909727443</text:p>
          </table:table-cell>
          <table:table-cell table:formula="of:=[.$F28]*POWER([.$G28]-[.$C28]/100;[.$AR$67])" office:value-type="float" office:value="0.585900861931095" calcext:value-type="float">
            <text:p>0.585900861931095</text:p>
          </table:table-cell>
          <table:table-cell table:formula="of:=[.$F28]*POWER([.$G28]-[.$C28]/100;[.$AS$67])" office:value-type="float" office:value="0.605997261495331" calcext:value-type="float">
            <text:p>0.605997261495331</text:p>
          </table:table-cell>
          <table:table-cell table:formula="of:=[.$F28]*POWER([.$G28]-[.$C28]/100;[.$AT$67])" office:value-type="float" office:value="0.626782967564621" calcext:value-type="float">
            <text:p>0.626782967564621</text:p>
          </table:table-cell>
          <table:table-cell table:formula="of:=[.$F28]*POWER([.$G28]-[.$C28]/100;[.$AU$67])" office:value-type="float" office:value="0.648281623352088" calcext:value-type="float">
            <text:p>0.648281623352088</text:p>
          </table:table-cell>
          <table:table-cell table:formula="of:=[.$F28]*POWER([.$G28]-[.$C28]/100;[.$AV$67])" office:value-type="float" office:value="0.670517683033064" calcext:value-type="float">
            <text:p>0.67051768303306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20+</text:p>
          </table:table-cell>
          <table:table-cell office:value-type="string" calcext:value-type="string">
            <text:p>IE00BFM6TC5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1" calcext:value-type="float">
            <text:p>0.141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9:.BR29])" office:value-type="float" office:value="100" calcext:value-type="float">
            <text:p>100</text:p>
          </table:table-cell>
          <table:table-cell table:number-columns-repeated="6"/>
          <table:table-cell table:formula="of:=(POWER([.$G$29]-[.$C$29]/100;[.H$67])-1)/([.$G$29]-[.$C$29]/100-1)" office:value-type="float" office:value="0" calcext:value-type="float">
            <text:p>0</text:p>
          </table:table-cell>
          <table:table-cell table:formula="of:=(POWER([.$G$29]-[.$C$29]/100;[.I$67])-1)/([.$G$29]-[.$C$29]/100-1)" office:value-type="float" office:value="1" calcext:value-type="float">
            <text:p>1</text:p>
          </table:table-cell>
          <table:table-cell table:formula="of:=(POWER([.$G$29]-[.$C$29]/100;[.J$67])-1)/([.$G$29]-[.$C$29]/100-1)" office:value-type="float" office:value="2.0605" calcext:value-type="float">
            <text:p>2.0605</text:p>
          </table:table-cell>
          <table:table-cell table:formula="of:=(POWER([.$G$29]-[.$C$29]/100;[.K$67])-1)/([.$G$29]-[.$C$29]/100-1)" office:value-type="float" office:value="3.18516025" calcext:value-type="float">
            <text:p>3.18516025</text:p>
          </table:table-cell>
          <table:table-cell table:formula="of:=(POWER([.$G$29]-[.$C$29]/100;[.L$67])-1)/([.$G$29]-[.$C$29]/100-1)" office:value-type="float" office:value="4.377862445125" calcext:value-type="float">
            <text:p>4.377862445125</text:p>
          </table:table-cell>
          <table:table-cell table:formula="of:=(POWER([.$G$29]-[.$C$29]/100;[.M$67])-1)/([.$G$29]-[.$C$29]/100-1)" office:value-type="float" office:value="5.64272312305506" calcext:value-type="float">
            <text:p>5.64272312305506</text:p>
          </table:table-cell>
          <table:table-cell table:formula="of:=(POWER([.$G$29]-[.$C$29]/100;[.N$67])-1)/([.$G$29]-[.$C$29]/100-1)" office:value-type="float" office:value="6.98410787199989" calcext:value-type="float">
            <text:p>6.98410787199989</text:p>
          </table:table-cell>
          <table:table-cell table:formula="of:=(POWER([.$G$29]-[.$C$29]/100;[.O$67])-1)/([.$G$29]-[.$C$29]/100-1)" office:value-type="float" office:value="8.40664639825589" calcext:value-type="float">
            <text:p>8.40664639825589</text:p>
          </table:table-cell>
          <table:table-cell table:formula="of:=(POWER([.$G$29]-[.$C$29]/100;[.P$67])-1)/([.$G$29]-[.$C$29]/100-1)" office:value-type="float" office:value="9.91524850535037" calcext:value-type="float">
            <text:p>9.91524850535037</text:p>
          </table:table-cell>
          <table:table-cell table:formula="of:=(POWER([.$G$29]-[.$C$29]/100;[.Q$67])-1)/([.$G$29]-[.$C$29]/100-1)" office:value-type="float" office:value="11.5151210399241" calcext:value-type="float">
            <text:p>11.5151210399241</text:p>
          </table:table-cell>
          <table:table-cell table:formula="of:=(POWER([.$G$29]-[.$C$29]/100;[.R$67])-1)/([.$G$29]-[.$C$29]/100-1)" office:value-type="float" office:value="13.2117858628395" calcext:value-type="float">
            <text:p>13.2117858628395</text:p>
          </table:table-cell>
          <table:table-cell table:formula="of:=(POWER([.$G$29]-[.$C$29]/100;[.S$67])-1)/([.$G$29]-[.$C$29]/100-1)" office:value-type="float" office:value="15.0110989075413" calcext:value-type="float">
            <text:p>15.0110989075413</text:p>
          </table:table-cell>
          <table:table-cell table:formula="of:=(POWER([.$G$29]-[.$C$29]/100;[.T$67])-1)/([.$G$29]-[.$C$29]/100-1)" office:value-type="float" office:value="16.9192703914475" calcext:value-type="float">
            <text:p>16.9192703914475</text:p>
          </table:table-cell>
          <table:table-cell table:formula="of:=(POWER([.$G$29]-[.$C$29]/100;[.U$67])-1)/([.$G$29]-[.$C$29]/100-1)" office:value-type="float" office:value="18.9428862501301" calcext:value-type="float">
            <text:p>18.9428862501301</text:p>
          </table:table-cell>
          <table:table-cell table:formula="of:=(POWER([.$G$29]-[.$C$29]/100;[.V$67])-1)/([.$G$29]-[.$C$29]/100-1)" office:value-type="float" office:value="21.088930868263" calcext:value-type="float">
            <text:p>21.088930868263</text:p>
          </table:table-cell>
          <table:table-cell table:formula="of:=(POWER([.$G$29]-[.$C$29]/100;[.W$67])-1)/([.$G$29]-[.$C$29]/100-1)" office:value-type="float" office:value="23.3648111857929" calcext:value-type="float">
            <text:p>23.3648111857929</text:p>
          </table:table-cell>
          <table:table-cell table:formula="of:=(POWER([.$G$29]-[.$C$29]/100;[.X$67])-1)/([.$G$29]-[.$C$29]/100-1)" office:value-type="float" office:value="25.7783822625333" calcext:value-type="float">
            <text:p>25.7783822625333</text:p>
          </table:table-cell>
          <table:table-cell table:formula="of:=(POWER([.$G$29]-[.$C$29]/100;[.Y$67])-1)/([.$G$29]-[.$C$29]/100-1)" office:value-type="float" office:value="28.3379743894166" calcext:value-type="float">
            <text:p>28.3379743894166</text:p>
          </table:table-cell>
          <table:table-cell table:formula="of:=(POWER([.$G$29]-[.$C$29]/100;[.Z$67])-1)/([.$G$29]-[.$C$29]/100-1)" office:value-type="float" office:value="31.0524218399763" calcext:value-type="float">
            <text:p>31.0524218399763</text:p>
          </table:table-cell>
          <table:table-cell table:formula="of:=(POWER([.$G$29]-[.$C$29]/100;[.AA$67])-1)/([.$G$29]-[.$C$29]/100-1)" office:value-type="float" office:value="33.9310933612949" calcext:value-type="float">
            <text:p>33.9310933612949</text:p>
          </table:table-cell>
          <table:table-cell table:formula="of:=(POWER([.$G$29]-[.$C$29]/100;[.AB$67])-1)/([.$G$29]-[.$C$29]/100-1)" office:value-type="float" office:value="36.9839245096532" calcext:value-type="float">
            <text:p>36.9839245096532</text:p>
          </table:table-cell>
          <table:table-cell table:formula="of:=(POWER([.$G$29]-[.$C$29]/100;[.AC$67])-1)/([.$G$29]-[.$C$29]/100-1)" office:value-type="float" office:value="40.2214519424872" calcext:value-type="float">
            <text:p>40.2214519424872</text:p>
          </table:table-cell>
          <table:table-cell table:formula="of:=(POWER([.$G$29]-[.$C$29]/100;[.AD$67])-1)/([.$G$29]-[.$C$29]/100-1)" office:value-type="float" office:value="43.6548497850077" calcext:value-type="float">
            <text:p>43.6548497850077</text:p>
          </table:table-cell>
          <table:table-cell table:formula="of:=(POWER([.$G$29]-[.$C$29]/100;[.AE$67])-1)/([.$G$29]-[.$C$29]/100-1)" office:value-type="float" office:value="47.2959681970007" calcext:value-type="float">
            <text:p>47.2959681970007</text:p>
          </table:table-cell>
          <table:table-cell table:formula="of:=(POWER([.$G$29]-[.$C$29]/100;[.AF$67])-1)/([.$G$29]-[.$C$29]/100-1)" office:value-type="float" office:value="51.1573742729192" calcext:value-type="float">
            <text:p>51.1573742729192</text:p>
          </table:table-cell>
          <table:table-cell table:formula="of:=(POWER([.$G$29]-[.$C$29]/100;[.AG$67])-1)/([.$G$29]-[.$C$29]/100-1)" office:value-type="float" office:value="55.2523954164308" calcext:value-type="float">
            <text:p>55.2523954164308</text:p>
          </table:table-cell>
          <table:table-cell table:formula="of:=(POWER([.$G$29]-[.$C$29]/100;[.AH$67])-1)/([.$G$29]-[.$C$29]/100-1)" office:value-type="float" office:value="59.5951653391249" calcext:value-type="float">
            <text:p>59.5951653391249</text:p>
          </table:table-cell>
          <table:table-cell table:formula="of:=(POWER([.$G$29]-[.$C$29]/100;[.AI$67])-1)/([.$G$29]-[.$C$29]/100-1)" office:value-type="float" office:value="64.2006728421419" calcext:value-type="float">
            <text:p>64.2006728421419</text:p>
          </table:table-cell>
          <table:table-cell table:formula="of:=(POWER([.$G$29]-[.$C$29]/100;[.AJ$67])-1)/([.$G$29]-[.$C$29]/100-1)" office:value-type="float" office:value="69.0848135490915" calcext:value-type="float">
            <text:p>69.0848135490915</text:p>
          </table:table-cell>
          <table:table-cell table:formula="of:=(POWER([.$G$29]-[.$C$29]/100;[.AK$67])-1)/([.$G$29]-[.$C$29]/100-1)" office:value-type="float" office:value="74.2644447688115" calcext:value-type="float">
            <text:p>74.2644447688115</text:p>
          </table:table-cell>
          <table:table-cell table:formula="of:=(POWER([.$G$29]-[.$C$29]/100;[.AL$67])-1)/([.$G$29]-[.$C$29]/100-1)" office:value-type="float" office:value="79.7574436773246" calcext:value-type="float">
            <text:p>79.7574436773246</text:p>
          </table:table-cell>
          <table:table-cell table:formula="of:=(POWER([.$G$29]-[.$C$29]/100;[.AM$67])-1)/([.$G$29]-[.$C$29]/100-1)" office:value-type="float" office:value="85.5827690198028" calcext:value-type="float">
            <text:p>85.5827690198028</text:p>
          </table:table-cell>
          <table:table-cell table:formula="of:=(POWER([.$G$29]-[.$C$29]/100;[.AN$67])-1)/([.$G$29]-[.$C$29]/100-1)" office:value-type="float" office:value="91.7605265455009" calcext:value-type="float">
            <text:p>91.7605265455009</text:p>
          </table:table-cell>
          <table:table-cell table:formula="of:=(POWER([.$G$29]-[.$C$29]/100;[.AO$67])-1)/([.$G$29]-[.$C$29]/100-1)" office:value-type="float" office:value="98.3120384015037" calcext:value-type="float">
            <text:p>98.3120384015037</text:p>
          </table:table-cell>
          <table:table-cell table:formula="of:=(POWER([.$G$29]-[.$C$29]/100;[.AP$67])-1)/([.$G$29]-[.$C$29]/100-1)" office:value-type="float" office:value="105.259916724795" calcext:value-type="float">
            <text:p>105.259916724795</text:p>
          </table:table-cell>
          <table:table-cell table:formula="of:=(POWER([.$G$29]-[.$C$29]/100;[.AQ$67])-1)/([.$G$29]-[.$C$29]/100-1)" office:value-type="float" office:value="112.628141686645" calcext:value-type="float">
            <text:p>112.628141686645</text:p>
          </table:table-cell>
          <table:table-cell table:formula="of:=(POWER([.$G$29]-[.$C$29]/100;[.AR$67])-1)/([.$G$29]-[.$C$29]/100-1)" office:value-type="float" office:value="120.442144258687" calcext:value-type="float">
            <text:p>120.442144258687</text:p>
          </table:table-cell>
          <table:table-cell table:formula="of:=(POWER([.$G$29]-[.$C$29]/100;[.AS$67])-1)/([.$G$29]-[.$C$29]/100-1)" office:value-type="float" office:value="128.728893986337" calcext:value-type="float">
            <text:p>128.728893986337</text:p>
          </table:table-cell>
          <table:table-cell table:formula="of:=(POWER([.$G$29]-[.$C$29]/100;[.AT$67])-1)/([.$G$29]-[.$C$29]/100-1)" office:value-type="float" office:value="137.516992072511" calcext:value-type="float">
            <text:p>137.516992072511</text:p>
          </table:table-cell>
          <table:table-cell table:formula="of:=(POWER([.$G$29]-[.$C$29]/100;[.AU$67])-1)/([.$G$29]-[.$C$29]/100-1)" office:value-type="float" office:value="146.836770092898" calcext:value-type="float">
            <text:p>146.836770092898</text:p>
          </table:table-cell>
          <table:table-cell table:formula="of:=(POWER([.$G$29]-[.$C$29]/100;[.AV$67])-1)/([.$G$29]-[.$C$29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29]*POWER([.$G29]-[.$C29]/100;[.$H$67])" office:value-type="float" office:value="0.141" calcext:value-type="float">
            <text:p>0.141</text:p>
          </table:table-cell>
          <table:table-cell table:formula="of:=[.$F29]*POWER([.$G29]-[.$C29]/100;[.$I$67])" office:value-type="float" office:value="0.1495305" calcext:value-type="float">
            <text:p>0.1495305</text:p>
          </table:table-cell>
          <table:table-cell table:formula="of:=[.$F29]*POWER([.$G29]-[.$C29]/100;[.$J$67])" office:value-type="float" office:value="0.15857709525" calcext:value-type="float">
            <text:p>0.15857709525</text:p>
          </table:table-cell>
          <table:table-cell table:formula="of:=[.$F29]*POWER([.$G29]-[.$C29]/100;[.$K$67])" office:value-type="float" office:value="0.168171009512625" calcext:value-type="float">
            <text:p>0.168171009512625</text:p>
          </table:table-cell>
          <table:table-cell table:formula="of:=[.$F29]*POWER([.$G29]-[.$C29]/100;[.$L$67])" office:value-type="float" office:value="0.178345355588139" calcext:value-type="float">
            <text:p>0.178345355588139</text:p>
          </table:table-cell>
          <table:table-cell table:formula="of:=[.$F29]*POWER([.$G29]-[.$C29]/100;[.$M$67])" office:value-type="float" office:value="0.189135249601221" calcext:value-type="float">
            <text:p>0.189135249601221</text:p>
          </table:table-cell>
          <table:table-cell table:formula="of:=[.$F29]*POWER([.$G29]-[.$C29]/100;[.$N$67])" office:value-type="float" office:value="0.200577932202095" calcext:value-type="float">
            <text:p>0.200577932202095</text:p>
          </table:table-cell>
          <table:table-cell table:formula="of:=[.$F29]*POWER([.$G29]-[.$C29]/100;[.$O$67])" office:value-type="float" office:value="0.212712897100322" calcext:value-type="float">
            <text:p>0.212712897100322</text:p>
          </table:table-cell>
          <table:table-cell table:formula="of:=[.$F29]*POWER([.$G29]-[.$C29]/100;[.$P$67])" office:value-type="float" office:value="0.225582027374891" calcext:value-type="float">
            <text:p>0.225582027374891</text:p>
          </table:table-cell>
          <table:table-cell table:formula="of:=[.$F29]*POWER([.$G29]-[.$C29]/100;[.$Q$67])" office:value-type="float" office:value="0.239229740031072" calcext:value-type="float">
            <text:p>0.239229740031072</text:p>
          </table:table-cell>
          <table:table-cell table:formula="of:=[.$F29]*POWER([.$G29]-[.$C29]/100;[.$R$67])" office:value-type="float" office:value="0.253703139302952" calcext:value-type="float">
            <text:p>0.253703139302952</text:p>
          </table:table-cell>
          <table:table-cell table:formula="of:=[.$F29]*POWER([.$G29]-[.$C29]/100;[.$S$67])" office:value-type="float" office:value="0.269052179230781" calcext:value-type="float">
            <text:p>0.269052179230781</text:p>
          </table:table-cell>
          <table:table-cell table:formula="of:=[.$F29]*POWER([.$G29]-[.$C29]/100;[.$T$67])" office:value-type="float" office:value="0.285329836074243" calcext:value-type="float">
            <text:p>0.285329836074243</text:p>
          </table:table-cell>
          <table:table-cell table:formula="of:=[.$F29]*POWER([.$G29]-[.$C29]/100;[.$U$67])" office:value-type="float" office:value="0.302592291156735" calcext:value-type="float">
            <text:p>0.302592291156735</text:p>
          </table:table-cell>
          <table:table-cell table:formula="of:=[.$F29]*POWER([.$G29]-[.$C29]/100;[.$V$67])" office:value-type="float" office:value="0.320899124771717" calcext:value-type="float">
            <text:p>0.320899124771717</text:p>
          </table:table-cell>
          <table:table-cell table:formula="of:=[.$F29]*POWER([.$G29]-[.$C29]/100;[.$W$67])" office:value-type="float" office:value="0.340313521820406" calcext:value-type="float">
            <text:p>0.340313521820406</text:p>
          </table:table-cell>
          <table:table-cell table:formula="of:=[.$F29]*POWER([.$G29]-[.$C29]/100;[.$X$67])" office:value-type="float" office:value="0.36090248989054" calcext:value-type="float">
            <text:p>0.36090248989054</text:p>
          </table:table-cell>
          <table:table-cell table:formula="of:=[.$F29]*POWER([.$G29]-[.$C29]/100;[.$Y$67])" office:value-type="float" office:value="0.382737090528918" calcext:value-type="float">
            <text:p>0.382737090528918</text:p>
          </table:table-cell>
          <table:table-cell table:formula="of:=[.$F29]*POWER([.$G29]-[.$C29]/100;[.$Z$67])" office:value-type="float" office:value="0.405892684505918" calcext:value-type="float">
            <text:p>0.405892684505918</text:p>
          </table:table-cell>
          <table:table-cell table:formula="of:=[.$F29]*POWER([.$G29]-[.$C29]/100;[.$AA$67])" office:value-type="float" office:value="0.430449191918526" calcext:value-type="float">
            <text:p>0.430449191918526</text:p>
          </table:table-cell>
          <table:table-cell table:formula="of:=[.$F29]*POWER([.$G29]-[.$C29]/100;[.$AB$67])" office:value-type="float" office:value="0.456491368029597" calcext:value-type="float">
            <text:p>0.456491368029597</text:p>
          </table:table-cell>
          <table:table-cell table:formula="of:=[.$F29]*POWER([.$G29]-[.$C29]/100;[.$AC$67])" office:value-type="float" office:value="0.484109095795387" calcext:value-type="float">
            <text:p>0.484109095795387</text:p>
          </table:table-cell>
          <table:table-cell table:formula="of:=[.$F29]*POWER([.$G29]-[.$C29]/100;[.$AD$67])" office:value-type="float" office:value="0.513397696091008" calcext:value-type="float">
            <text:p>0.513397696091008</text:p>
          </table:table-cell>
          <table:table-cell table:formula="of:=[.$F29]*POWER([.$G29]-[.$C29]/100;[.$AE$67])" office:value-type="float" office:value="0.544458256704514" calcext:value-type="float">
            <text:p>0.544458256704514</text:p>
          </table:table-cell>
          <table:table-cell table:formula="of:=[.$F29]*POWER([.$G29]-[.$C29]/100;[.$AF$67])" office:value-type="float" office:value="0.577397981235137" calcext:value-type="float">
            <text:p>0.577397981235137</text:p>
          </table:table-cell>
          <table:table-cell table:formula="of:=[.$F29]*POWER([.$G29]-[.$C29]/100;[.$AG$67])" office:value-type="float" office:value="0.612330559099863" calcext:value-type="float">
            <text:p>0.612330559099863</text:p>
          </table:table-cell>
          <table:table-cell table:formula="of:=[.$F29]*POWER([.$G29]-[.$C29]/100;[.$AH$67])" office:value-type="float" office:value="0.649376557925405" calcext:value-type="float">
            <text:p>0.649376557925405</text:p>
          </table:table-cell>
          <table:table-cell table:formula="of:=[.$F29]*POWER([.$G29]-[.$C29]/100;[.$AI$67])" office:value-type="float" office:value="0.688663839679892" calcext:value-type="float">
            <text:p>0.688663839679892</text:p>
          </table:table-cell>
          <table:table-cell table:formula="of:=[.$F29]*POWER([.$G29]-[.$C29]/100;[.$AJ$67])" office:value-type="float" office:value="0.730328001980525" calcext:value-type="float">
            <text:p>0.730328001980525</text:p>
          </table:table-cell>
          <table:table-cell table:formula="of:=[.$F29]*POWER([.$G29]-[.$C29]/100;[.$AK$67])" office:value-type="float" office:value="0.774512846100347" calcext:value-type="float">
            <text:p>0.774512846100347</text:p>
          </table:table-cell>
          <table:table-cell table:formula="of:=[.$F29]*POWER([.$G29]-[.$C29]/100;[.$AL$67])" office:value-type="float" office:value="0.821370873289418" calcext:value-type="float">
            <text:p>0.821370873289418</text:p>
          </table:table-cell>
          <table:table-cell table:formula="of:=[.$F29]*POWER([.$G29]-[.$C29]/100;[.$AM$67])" office:value-type="float" office:value="0.871063811123428" calcext:value-type="float">
            <text:p>0.871063811123428</text:p>
          </table:table-cell>
          <table:table-cell table:formula="of:=[.$F29]*POWER([.$G29]-[.$C29]/100;[.$AN$67])" office:value-type="float" office:value="0.923763171696395" calcext:value-type="float">
            <text:p>0.923763171696395</text:p>
          </table:table-cell>
          <table:table-cell table:formula="of:=[.$F29]*POWER([.$G29]-[.$C29]/100;[.$AO$67])" office:value-type="float" office:value="0.979650843584027" calcext:value-type="float">
            <text:p>0.979650843584027</text:p>
          </table:table-cell>
          <table:table-cell table:formula="of:=[.$F29]*POWER([.$G29]-[.$C29]/100;[.$AP$67])" office:value-type="float" office:value="1.03891971962086" calcext:value-type="float">
            <text:p>1.03891971962086</text:p>
          </table:table-cell>
          <table:table-cell table:formula="of:=[.$F29]*POWER([.$G29]-[.$C29]/100;[.$AQ$67])" office:value-type="float" office:value="1.10177436265792" calcext:value-type="float">
            <text:p>1.10177436265792</text:p>
          </table:table-cell>
          <table:table-cell table:formula="of:=[.$F29]*POWER([.$G29]-[.$C29]/100;[.$AR$67])" office:value-type="float" office:value="1.16843171159873" calcext:value-type="float">
            <text:p>1.16843171159873</text:p>
          </table:table-cell>
          <table:table-cell table:formula="of:=[.$F29]*POWER([.$G29]-[.$C29]/100;[.$AS$67])" office:value-type="float" office:value="1.23912183015045" calcext:value-type="float">
            <text:p>1.23912183015045</text:p>
          </table:table-cell>
          <table:table-cell table:formula="of:=[.$F29]*POWER([.$G29]-[.$C29]/100;[.$AT$67])" office:value-type="float" office:value="1.31408870087455" calcext:value-type="float">
            <text:p>1.31408870087455</text:p>
          </table:table-cell>
          <table:table-cell table:formula="of:=[.$F29]*POWER([.$G29]-[.$C29]/100;[.$AU$67])" office:value-type="float" office:value="1.39359106727746" calcext:value-type="float">
            <text:p>1.39359106727746</text:p>
          </table:table-cell>
          <table:table-cell table:formula="of:=[.$F29]*POWER([.$G29]-[.$C29]/100;[.$AV$67])" office:value-type="float" office:value="1.47790332684775" calcext:value-type="float">
            <text:p>1.4779033268477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7-10</text:p>
          </table:table-cell>
          <table:table-cell office:value-type="string" calcext:value-type="string">
            <text:p>LU14078879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3" calcext:value-type="float">
            <text:p>0.143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0:.BR30])" office:value-type="float" office:value="100" calcext:value-type="float">
            <text:p>100</text:p>
          </table:table-cell>
          <table:table-cell table:number-columns-repeated="6"/>
          <table:table-cell table:formula="of:=(POWER([.$G$30]-[.$C$30]/100;[.H$67])-1)/([.$G$30]-[.$C$30]/100-1)" office:value-type="float" office:value="0" calcext:value-type="float">
            <text:p>0</text:p>
          </table:table-cell>
          <table:table-cell table:formula="of:=(POWER([.$G$30]-[.$C$30]/100;[.I$67])-1)/([.$G$30]-[.$C$30]/100-1)" office:value-type="float" office:value="1" calcext:value-type="float">
            <text:p>1</text:p>
          </table:table-cell>
          <table:table-cell table:formula="of:=(POWER([.$G$30]-[.$C$30]/100;[.J$67])-1)/([.$G$30]-[.$C$30]/100-1)" office:value-type="float" office:value="2.0607" calcext:value-type="float">
            <text:p>2.0607</text:p>
          </table:table-cell>
          <table:table-cell table:formula="of:=(POWER([.$G$30]-[.$C$30]/100;[.K$67])-1)/([.$G$30]-[.$C$30]/100-1)" office:value-type="float" office:value="3.18578449" calcext:value-type="float">
            <text:p>3.18578449</text:p>
          </table:table-cell>
          <table:table-cell table:formula="of:=(POWER([.$G$30]-[.$C$30]/100;[.L$67])-1)/([.$G$30]-[.$C$30]/100-1)" office:value-type="float" office:value="4.379161608543" calcext:value-type="float">
            <text:p>4.379161608543</text:p>
          </table:table-cell>
          <table:table-cell table:formula="of:=(POWER([.$G$30]-[.$C$30]/100;[.M$67])-1)/([.$G$30]-[.$C$30]/100-1)" office:value-type="float" office:value="5.64497671818156" calcext:value-type="float">
            <text:p>5.64497671818156</text:p>
          </table:table-cell>
          <table:table-cell table:formula="of:=(POWER([.$G$30]-[.$C$30]/100;[.N$67])-1)/([.$G$30]-[.$C$30]/100-1)" office:value-type="float" office:value="6.98762680497518" calcext:value-type="float">
            <text:p>6.98762680497518</text:p>
          </table:table-cell>
          <table:table-cell table:formula="of:=(POWER([.$G$30]-[.$C$30]/100;[.O$67])-1)/([.$G$30]-[.$C$30]/100-1)" office:value-type="float" office:value="8.41177575203717" calcext:value-type="float">
            <text:p>8.41177575203717</text:p>
          </table:table-cell>
          <table:table-cell table:formula="of:=(POWER([.$G$30]-[.$C$30]/100;[.P$67])-1)/([.$G$30]-[.$C$30]/100-1)" office:value-type="float" office:value="9.92237054018583" calcext:value-type="float">
            <text:p>9.92237054018583</text:p>
          </table:table-cell>
          <table:table-cell table:formula="of:=(POWER([.$G$30]-[.$C$30]/100;[.Q$67])-1)/([.$G$30]-[.$C$30]/100-1)" office:value-type="float" office:value="11.5246584319751" calcext:value-type="float">
            <text:p>11.5246584319751</text:p>
          </table:table-cell>
          <table:table-cell table:formula="of:=(POWER([.$G$30]-[.$C$30]/100;[.R$67])-1)/([.$G$30]-[.$C$30]/100-1)" office:value-type="float" office:value="13.224205198796" calcext:value-type="float">
            <text:p>13.224205198796</text:p>
          </table:table-cell>
          <table:table-cell table:formula="of:=(POWER([.$G$30]-[.$C$30]/100;[.S$67])-1)/([.$G$30]-[.$C$30]/100-1)" office:value-type="float" office:value="15.0269144543629" calcext:value-type="float">
            <text:p>15.0269144543629</text:p>
          </table:table-cell>
          <table:table-cell table:formula="of:=(POWER([.$G$30]-[.$C$30]/100;[.T$67])-1)/([.$G$30]-[.$C$30]/100-1)" office:value-type="float" office:value="16.9390481617427" calcext:value-type="float">
            <text:p>16.9390481617427</text:p>
          </table:table-cell>
          <table:table-cell table:formula="of:=(POWER([.$G$30]-[.$C$30]/100;[.U$67])-1)/([.$G$30]-[.$C$30]/100-1)" office:value-type="float" office:value="18.9672483851605" calcext:value-type="float">
            <text:p>18.9672483851605</text:p>
          </table:table-cell>
          <table:table-cell table:formula="of:=(POWER([.$G$30]-[.$C$30]/100;[.V$67])-1)/([.$G$30]-[.$C$30]/100-1)" office:value-type="float" office:value="21.1185603621398" calcext:value-type="float">
            <text:p>21.1185603621398</text:p>
          </table:table-cell>
          <table:table-cell table:formula="of:=(POWER([.$G$30]-[.$C$30]/100;[.W$67])-1)/([.$G$30]-[.$C$30]/100-1)" office:value-type="float" office:value="23.4004569761217" calcext:value-type="float">
            <text:p>23.4004569761217</text:p>
          </table:table-cell>
          <table:table-cell table:formula="of:=(POWER([.$G$30]-[.$C$30]/100;[.X$67])-1)/([.$G$30]-[.$C$30]/100-1)" office:value-type="float" office:value="25.8208647145722" calcext:value-type="float">
            <text:p>25.8208647145722</text:p>
          </table:table-cell>
          <table:table-cell table:formula="of:=(POWER([.$G$30]-[.$C$30]/100;[.Y$67])-1)/([.$G$30]-[.$C$30]/100-1)" office:value-type="float" office:value="28.3881912027468" calcext:value-type="float">
            <text:p>28.3881912027468</text:p>
          </table:table-cell>
          <table:table-cell table:formula="of:=(POWER([.$G$30]-[.$C$30]/100;[.Z$67])-1)/([.$G$30]-[.$C$30]/100-1)" office:value-type="float" office:value="31.1113544087535" calcext:value-type="float">
            <text:p>31.1113544087535</text:p>
          </table:table-cell>
          <table:table-cell table:formula="of:=(POWER([.$G$30]-[.$C$30]/100;[.AA$67])-1)/([.$G$30]-[.$C$30]/100-1)" office:value-type="float" office:value="33.9998136213648" calcext:value-type="float">
            <text:p>33.9998136213648</text:p>
          </table:table-cell>
          <table:table-cell table:formula="of:=(POWER([.$G$30]-[.$C$30]/100;[.AB$67])-1)/([.$G$30]-[.$C$30]/100-1)" office:value-type="float" office:value="37.0636023081817" calcext:value-type="float">
            <text:p>37.0636023081817</text:p>
          </table:table-cell>
          <table:table-cell table:formula="of:=(POWER([.$G$30]-[.$C$30]/100;[.AC$67])-1)/([.$G$30]-[.$C$30]/100-1)" office:value-type="float" office:value="40.3133629682883" calcext:value-type="float">
            <text:p>40.3133629682883</text:p>
          </table:table-cell>
          <table:table-cell table:formula="of:=(POWER([.$G$30]-[.$C$30]/100;[.AD$67])-1)/([.$G$30]-[.$C$30]/100-1)" office:value-type="float" office:value="43.7603841004634" calcext:value-type="float">
            <text:p>43.7603841004634</text:p>
          </table:table-cell>
          <table:table-cell table:formula="of:=(POWER([.$G$30]-[.$C$30]/100;[.AE$67])-1)/([.$G$30]-[.$C$30]/100-1)" office:value-type="float" office:value="47.4166394153615" calcext:value-type="float">
            <text:p>47.4166394153615</text:p>
          </table:table-cell>
          <table:table-cell table:formula="of:=(POWER([.$G$30]-[.$C$30]/100;[.AF$67])-1)/([.$G$30]-[.$C$30]/100-1)" office:value-type="float" office:value="51.294829427874" calcext:value-type="float">
            <text:p>51.294829427874</text:p>
          </table:table-cell>
          <table:table-cell table:formula="of:=(POWER([.$G$30]-[.$C$30]/100;[.AG$67])-1)/([.$G$30]-[.$C$30]/100-1)" office:value-type="float" office:value="55.4084255741459" calcext:value-type="float">
            <text:p>55.4084255741459</text:p>
          </table:table-cell>
          <table:table-cell table:formula="of:=(POWER([.$G$30]-[.$C$30]/100;[.AH$67])-1)/([.$G$30]-[.$C$30]/100-1)" office:value-type="float" office:value="59.7717170064966" calcext:value-type="float">
            <text:p>59.7717170064966</text:p>
          </table:table-cell>
          <table:table-cell table:formula="of:=(POWER([.$G$30]-[.$C$30]/100;[.AI$67])-1)/([.$G$30]-[.$C$30]/100-1)" office:value-type="float" office:value="64.3998602287909" calcext:value-type="float">
            <text:p>64.3998602287909</text:p>
          </table:table-cell>
          <table:table-cell table:formula="of:=(POWER([.$G$30]-[.$C$30]/100;[.AJ$67])-1)/([.$G$30]-[.$C$30]/100-1)" office:value-type="float" office:value="69.3089317446785" calcext:value-type="float">
            <text:p>69.3089317446785</text:p>
          </table:table-cell>
          <table:table-cell table:formula="of:=(POWER([.$G$30]-[.$C$30]/100;[.AK$67])-1)/([.$G$30]-[.$C$30]/100-1)" office:value-type="float" office:value="74.5159839015805" calcext:value-type="float">
            <text:p>74.5159839015805</text:p>
          </table:table-cell>
          <table:table-cell table:formula="of:=(POWER([.$G$30]-[.$C$30]/100;[.AL$67])-1)/([.$G$30]-[.$C$30]/100-1)" office:value-type="float" office:value="80.0391041244065" calcext:value-type="float">
            <text:p>80.0391041244065</text:p>
          </table:table-cell>
          <table:table-cell table:formula="of:=(POWER([.$G$30]-[.$C$30]/100;[.AM$67])-1)/([.$G$30]-[.$C$30]/100-1)" office:value-type="float" office:value="85.8974777447579" calcext:value-type="float">
            <text:p>85.8974777447579</text:p>
          </table:table-cell>
          <table:table-cell table:formula="of:=(POWER([.$G$30]-[.$C$30]/100;[.AN$67])-1)/([.$G$30]-[.$C$30]/100-1)" office:value-type="float" office:value="92.1114546438647" calcext:value-type="float">
            <text:p>92.1114546438647</text:p>
          </table:table-cell>
          <table:table-cell table:formula="of:=(POWER([.$G$30]-[.$C$30]/100;[.AO$67])-1)/([.$G$30]-[.$C$30]/100-1)" office:value-type="float" office:value="98.7026199407473" calcext:value-type="float">
            <text:p>98.7026199407473</text:p>
          </table:table-cell>
          <table:table-cell table:formula="of:=(POWER([.$G$30]-[.$C$30]/100;[.AP$67])-1)/([.$G$30]-[.$C$30]/100-1)" office:value-type="float" office:value="105.693868971151" calcext:value-type="float">
            <text:p>105.693868971151</text:p>
          </table:table-cell>
          <table:table-cell table:formula="of:=(POWER([.$G$30]-[.$C$30]/100;[.AQ$67])-1)/([.$G$30]-[.$C$30]/100-1)" office:value-type="float" office:value="113.1094868177" calcext:value-type="float">
            <text:p>113.1094868177</text:p>
          </table:table-cell>
          <table:table-cell table:formula="of:=(POWER([.$G$30]-[.$C$30]/100;[.AR$67])-1)/([.$G$30]-[.$C$30]/100-1)" office:value-type="float" office:value="120.975232667534" calcext:value-type="float">
            <text:p>120.975232667534</text:p>
          </table:table-cell>
          <table:table-cell table:formula="of:=(POWER([.$G$30]-[.$C$30]/100;[.AS$67])-1)/([.$G$30]-[.$C$30]/100-1)" office:value-type="float" office:value="129.318429290453" calcext:value-type="float">
            <text:p>129.318429290453</text:p>
          </table:table-cell>
          <table:table-cell table:formula="of:=(POWER([.$G$30]-[.$C$30]/100;[.AT$67])-1)/([.$G$30]-[.$C$30]/100-1)" office:value-type="float" office:value="138.168057948384" calcext:value-type="float">
            <text:p>138.168057948384</text:p>
          </table:table-cell>
          <table:table-cell table:formula="of:=(POWER([.$G$30]-[.$C$30]/100;[.AU$67])-1)/([.$G$30]-[.$C$30]/100-1)" office:value-type="float" office:value="147.554859065851" calcext:value-type="float">
            <text:p>147.554859065851</text:p>
          </table:table-cell>
          <table:table-cell table:formula="of:=(POWER([.$G$30]-[.$C$30]/100;[.AV$67])-1)/([.$G$30]-[.$C$30]/100-1)" office:value-type="float" office:value="157.511439011148" calcext:value-type="float">
            <text:p>157.511439011148</text:p>
          </table:table-cell>
          <table:table-cell table:number-columns-repeated="2"/>
          <table:table-cell table:formula="of:=[.$F30]*POWER([.$G30]-[.$C30]/100;[.$H$67])" office:value-type="float" office:value="0.143" calcext:value-type="float">
            <text:p>0.143</text:p>
          </table:table-cell>
          <table:table-cell table:formula="of:=[.$F30]*POWER([.$G30]-[.$C30]/100;[.$I$67])" office:value-type="float" office:value="0.1516801" calcext:value-type="float">
            <text:p>0.1516801</text:p>
          </table:table-cell>
          <table:table-cell table:formula="of:=[.$F30]*POWER([.$G30]-[.$C30]/100;[.$J$67])" office:value-type="float" office:value="0.16088708207" calcext:value-type="float">
            <text:p>0.16088708207</text:p>
          </table:table-cell>
          <table:table-cell table:formula="of:=[.$F30]*POWER([.$G30]-[.$C30]/100;[.$K$67])" office:value-type="float" office:value="0.170652927951649" calcext:value-type="float">
            <text:p>0.170652927951649</text:p>
          </table:table-cell>
          <table:table-cell table:formula="of:=[.$F30]*POWER([.$G30]-[.$C30]/100;[.$L$67])" office:value-type="float" office:value="0.181011560678314" calcext:value-type="float">
            <text:p>0.181011560678314</text:p>
          </table:table-cell>
          <table:table-cell table:formula="of:=[.$F30]*POWER([.$G30]-[.$C30]/100;[.$M$67])" office:value-type="float" office:value="0.191998962411488" calcext:value-type="float">
            <text:p>0.191998962411488</text:p>
          </table:table-cell>
          <table:table-cell table:formula="of:=[.$F30]*POWER([.$G30]-[.$C30]/100;[.$N$67])" office:value-type="float" office:value="0.203653299429865" calcext:value-type="float">
            <text:p>0.203653299429865</text:p>
          </table:table-cell>
          <table:table-cell table:formula="of:=[.$F30]*POWER([.$G30]-[.$C30]/100;[.$O$67])" office:value-type="float" office:value="0.216015054705258" calcext:value-type="float">
            <text:p>0.216015054705258</text:p>
          </table:table-cell>
          <table:table-cell table:formula="of:=[.$F30]*POWER([.$G30]-[.$C30]/100;[.$P$67])" office:value-type="float" office:value="0.229127168525867" calcext:value-type="float">
            <text:p>0.229127168525867</text:p>
          </table:table-cell>
          <table:table-cell table:formula="of:=[.$F30]*POWER([.$G30]-[.$C30]/100;[.$Q$67])" office:value-type="float" office:value="0.243035187655387" calcext:value-type="float">
            <text:p>0.243035187655387</text:p>
          </table:table-cell>
          <table:table-cell table:formula="of:=[.$F30]*POWER([.$G30]-[.$C30]/100;[.$R$67])" office:value-type="float" office:value="0.257787423546069" calcext:value-type="float">
            <text:p>0.257787423546069</text:p>
          </table:table-cell>
          <table:table-cell table:formula="of:=[.$F30]*POWER([.$G30]-[.$C30]/100;[.$S$67])" office:value-type="float" office:value="0.273435120155315" calcext:value-type="float">
            <text:p>0.273435120155315</text:p>
          </table:table-cell>
          <table:table-cell table:formula="of:=[.$F30]*POWER([.$G30]-[.$C30]/100;[.$T$67])" office:value-type="float" office:value="0.290032631948743" calcext:value-type="float">
            <text:p>0.290032631948743</text:p>
          </table:table-cell>
          <table:table-cell table:formula="of:=[.$F30]*POWER([.$G30]-[.$C30]/100;[.$U$67])" office:value-type="float" office:value="0.307637612708032" calcext:value-type="float">
            <text:p>0.307637612708032</text:p>
          </table:table-cell>
          <table:table-cell table:formula="of:=[.$F30]*POWER([.$G30]-[.$C30]/100;[.$V$67])" office:value-type="float" office:value="0.326311215799409" calcext:value-type="float">
            <text:p>0.326311215799409</text:p>
          </table:table-cell>
          <table:table-cell table:formula="of:=[.$F30]*POWER([.$G30]-[.$C30]/100;[.$W$67])" office:value-type="float" office:value="0.346118306598433" calcext:value-type="float">
            <text:p>0.346118306598433</text:p>
          </table:table-cell>
          <table:table-cell table:formula="of:=[.$F30]*POWER([.$G30]-[.$C30]/100;[.$X$67])" office:value-type="float" office:value="0.367127687808958" calcext:value-type="float">
            <text:p>0.367127687808958</text:p>
          </table:table-cell>
          <table:table-cell table:formula="of:=[.$F30]*POWER([.$G30]-[.$C30]/100;[.$Y$67])" office:value-type="float" office:value="0.389412338458962" calcext:value-type="float">
            <text:p>0.389412338458962</text:p>
          </table:table-cell>
          <table:table-cell table:formula="of:=[.$F30]*POWER([.$G30]-[.$C30]/100;[.$Z$67])" office:value-type="float" office:value="0.413049667403421" calcext:value-type="float">
            <text:p>0.413049667403421</text:p>
          </table:table-cell>
          <table:table-cell table:formula="of:=[.$F30]*POWER([.$G30]-[.$C30]/100;[.$AA$67])" office:value-type="float" office:value="0.438121782214809" calcext:value-type="float">
            <text:p>0.438121782214809</text:p>
          </table:table-cell>
          <table:table-cell table:formula="of:=[.$F30]*POWER([.$G30]-[.$C30]/100;[.$AB$67])" office:value-type="float" office:value="0.464715774395248" calcext:value-type="float">
            <text:p>0.464715774395248</text:p>
          </table:table-cell>
          <table:table-cell table:formula="of:=[.$F30]*POWER([.$G30]-[.$C30]/100;[.$AC$67])" office:value-type="float" office:value="0.492924021901039" calcext:value-type="float">
            <text:p>0.492924021901039</text:p>
          </table:table-cell>
          <table:table-cell table:formula="of:=[.$F30]*POWER([.$G30]-[.$C30]/100;[.$AD$67])" office:value-type="float" office:value="0.522844510030432" calcext:value-type="float">
            <text:p>0.522844510030432</text:p>
          </table:table-cell>
          <table:table-cell table:formula="of:=[.$F30]*POWER([.$G30]-[.$C30]/100;[.$AE$67])" office:value-type="float" office:value="0.55458117178928" calcext:value-type="float">
            <text:p>0.55458117178928</text:p>
          </table:table-cell>
          <table:table-cell table:formula="of:=[.$F30]*POWER([.$G30]-[.$C30]/100;[.$AF$67])" office:value-type="float" office:value="0.588244248916889" calcext:value-type="float">
            <text:p>0.588244248916889</text:p>
          </table:table-cell>
          <table:table-cell table:formula="of:=[.$F30]*POWER([.$G30]-[.$C30]/100;[.$AG$67])" office:value-type="float" office:value="0.623950674826144" calcext:value-type="float">
            <text:p>0.623950674826144</text:p>
          </table:table-cell>
          <table:table-cell table:formula="of:=[.$F30]*POWER([.$G30]-[.$C30]/100;[.$AH$67])" office:value-type="float" office:value="0.661824480788091" calcext:value-type="float">
            <text:p>0.661824480788091</text:p>
          </table:table-cell>
          <table:table-cell table:formula="of:=[.$F30]*POWER([.$G30]-[.$C30]/100;[.$AI$67])" office:value-type="float" office:value="0.701997226771928" calcext:value-type="float">
            <text:p>0.701997226771928</text:p>
          </table:table-cell>
          <table:table-cell table:formula="of:=[.$F30]*POWER([.$G30]-[.$C30]/100;[.$AJ$67])" office:value-type="float" office:value="0.744608458436984" calcext:value-type="float">
            <text:p>0.744608458436984</text:p>
          </table:table-cell>
          <table:table-cell table:formula="of:=[.$F30]*POWER([.$G30]-[.$C30]/100;[.$AK$67])" office:value-type="float" office:value="0.789806191864109" calcext:value-type="float">
            <text:p>0.789806191864109</text:p>
          </table:table-cell>
          <table:table-cell table:formula="of:=[.$F30]*POWER([.$G30]-[.$C30]/100;[.$AL$67])" office:value-type="float" office:value="0.83774742771026" calcext:value-type="float">
            <text:p>0.83774742771026</text:p>
          </table:table-cell>
          <table:table-cell table:formula="of:=[.$F30]*POWER([.$G30]-[.$C30]/100;[.$AM$67])" office:value-type="float" office:value="0.888598696572273" calcext:value-type="float">
            <text:p>0.888598696572273</text:p>
          </table:table-cell>
          <table:table-cell table:formula="of:=[.$F30]*POWER([.$G30]-[.$C30]/100;[.$AN$67])" office:value-type="float" office:value="0.94253663745421" calcext:value-type="float">
            <text:p>0.94253663745421</text:p>
          </table:table-cell>
          <table:table-cell table:formula="of:=[.$F30]*POWER([.$G30]-[.$C30]/100;[.$AO$67])" office:value-type="float" office:value="0.99974861134768" calcext:value-type="float">
            <text:p>0.99974861134768</text:p>
          </table:table-cell>
          <table:table-cell table:formula="of:=[.$F30]*POWER([.$G30]-[.$C30]/100;[.$AP$67])" office:value-type="float" office:value="1.06043335205648" calcext:value-type="float">
            <text:p>1.06043335205648</text:p>
          </table:table-cell>
          <table:table-cell table:formula="of:=[.$F30]*POWER([.$G30]-[.$C30]/100;[.$AQ$67])" office:value-type="float" office:value="1.12480165652631" calcext:value-type="float">
            <text:p>1.12480165652631</text:p>
          </table:table-cell>
          <table:table-cell table:formula="of:=[.$F30]*POWER([.$G30]-[.$C30]/100;[.$AR$67])" office:value-type="float" office:value="1.19307711707746" calcext:value-type="float">
            <text:p>1.19307711707746</text:p>
          </table:table-cell>
          <table:table-cell table:formula="of:=[.$F30]*POWER([.$G30]-[.$C30]/100;[.$AS$67])" office:value-type="float" office:value="1.26549689808406" calcext:value-type="float">
            <text:p>1.26549689808406</text:p>
          </table:table-cell>
          <table:table-cell table:formula="of:=[.$F30]*POWER([.$G30]-[.$C30]/100;[.$AT$67])" office:value-type="float" office:value="1.34231255979776" calcext:value-type="float">
            <text:p>1.34231255979776</text:p>
          </table:table-cell>
          <table:table-cell table:formula="of:=[.$F30]*POWER([.$G30]-[.$C30]/100;[.$AU$67])" office:value-type="float" office:value="1.42379093217749" calcext:value-type="float">
            <text:p>1.42379093217749</text:p>
          </table:table-cell>
          <table:table-cell table:formula="of:=[.$F30]*POWER([.$G30]-[.$C30]/100;[.$AV$67])" office:value-type="float" office:value="1.51021504176066" calcext:value-type="float">
            <text:p>1.5102150417606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3-7</text:p>
          </table:table-cell>
          <table:table-cell office:value-type="string" calcext:value-type="string">
            <text:p>LU140788872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4" calcext:value-type="float">
            <text:p>0.14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1:.BR31])" office:value-type="float" office:value="100" calcext:value-type="float">
            <text:p>100</text:p>
          </table:table-cell>
          <table:table-cell table:number-columns-repeated="6"/>
          <table:table-cell table:formula="of:=(POWER([.$G$31]-[.$C$31]/100;[.H$67])-1)/([.$G$31]-[.$C$31]/100-1)" office:value-type="float" office:value="0" calcext:value-type="float">
            <text:p>0</text:p>
          </table:table-cell>
          <table:table-cell table:formula="of:=(POWER([.$G$31]-[.$C$31]/100;[.I$67])-1)/([.$G$31]-[.$C$31]/100-1)" office:value-type="float" office:value="1" calcext:value-type="float">
            <text:p>1</text:p>
          </table:table-cell>
          <table:table-cell table:formula="of:=(POWER([.$G$31]-[.$C$31]/100;[.J$67])-1)/([.$G$31]-[.$C$31]/100-1)" office:value-type="float" office:value="2.0605" calcext:value-type="float">
            <text:p>2.0605</text:p>
          </table:table-cell>
          <table:table-cell table:formula="of:=(POWER([.$G$31]-[.$C$31]/100;[.K$67])-1)/([.$G$31]-[.$C$31]/100-1)" office:value-type="float" office:value="3.18516025" calcext:value-type="float">
            <text:p>3.18516025</text:p>
          </table:table-cell>
          <table:table-cell table:formula="of:=(POWER([.$G$31]-[.$C$31]/100;[.L$67])-1)/([.$G$31]-[.$C$31]/100-1)" office:value-type="float" office:value="4.377862445125" calcext:value-type="float">
            <text:p>4.377862445125</text:p>
          </table:table-cell>
          <table:table-cell table:formula="of:=(POWER([.$G$31]-[.$C$31]/100;[.M$67])-1)/([.$G$31]-[.$C$31]/100-1)" office:value-type="float" office:value="5.64272312305506" calcext:value-type="float">
            <text:p>5.64272312305506</text:p>
          </table:table-cell>
          <table:table-cell table:formula="of:=(POWER([.$G$31]-[.$C$31]/100;[.N$67])-1)/([.$G$31]-[.$C$31]/100-1)" office:value-type="float" office:value="6.98410787199989" calcext:value-type="float">
            <text:p>6.98410787199989</text:p>
          </table:table-cell>
          <table:table-cell table:formula="of:=(POWER([.$G$31]-[.$C$31]/100;[.O$67])-1)/([.$G$31]-[.$C$31]/100-1)" office:value-type="float" office:value="8.40664639825589" calcext:value-type="float">
            <text:p>8.40664639825589</text:p>
          </table:table-cell>
          <table:table-cell table:formula="of:=(POWER([.$G$31]-[.$C$31]/100;[.P$67])-1)/([.$G$31]-[.$C$31]/100-1)" office:value-type="float" office:value="9.91524850535037" calcext:value-type="float">
            <text:p>9.91524850535037</text:p>
          </table:table-cell>
          <table:table-cell table:formula="of:=(POWER([.$G$31]-[.$C$31]/100;[.Q$67])-1)/([.$G$31]-[.$C$31]/100-1)" office:value-type="float" office:value="11.5151210399241" calcext:value-type="float">
            <text:p>11.5151210399241</text:p>
          </table:table-cell>
          <table:table-cell table:formula="of:=(POWER([.$G$31]-[.$C$31]/100;[.R$67])-1)/([.$G$31]-[.$C$31]/100-1)" office:value-type="float" office:value="13.2117858628395" calcext:value-type="float">
            <text:p>13.2117858628395</text:p>
          </table:table-cell>
          <table:table-cell table:formula="of:=(POWER([.$G$31]-[.$C$31]/100;[.S$67])-1)/([.$G$31]-[.$C$31]/100-1)" office:value-type="float" office:value="15.0110989075413" calcext:value-type="float">
            <text:p>15.0110989075413</text:p>
          </table:table-cell>
          <table:table-cell table:formula="of:=(POWER([.$G$31]-[.$C$31]/100;[.T$67])-1)/([.$G$31]-[.$C$31]/100-1)" office:value-type="float" office:value="16.9192703914475" calcext:value-type="float">
            <text:p>16.9192703914475</text:p>
          </table:table-cell>
          <table:table-cell table:formula="of:=(POWER([.$G$31]-[.$C$31]/100;[.U$67])-1)/([.$G$31]-[.$C$31]/100-1)" office:value-type="float" office:value="18.9428862501301" calcext:value-type="float">
            <text:p>18.9428862501301</text:p>
          </table:table-cell>
          <table:table-cell table:formula="of:=(POWER([.$G$31]-[.$C$31]/100;[.V$67])-1)/([.$G$31]-[.$C$31]/100-1)" office:value-type="float" office:value="21.088930868263" calcext:value-type="float">
            <text:p>21.088930868263</text:p>
          </table:table-cell>
          <table:table-cell table:formula="of:=(POWER([.$G$31]-[.$C$31]/100;[.W$67])-1)/([.$G$31]-[.$C$31]/100-1)" office:value-type="float" office:value="23.3648111857929" calcext:value-type="float">
            <text:p>23.3648111857929</text:p>
          </table:table-cell>
          <table:table-cell table:formula="of:=(POWER([.$G$31]-[.$C$31]/100;[.X$67])-1)/([.$G$31]-[.$C$31]/100-1)" office:value-type="float" office:value="25.7783822625333" calcext:value-type="float">
            <text:p>25.7783822625333</text:p>
          </table:table-cell>
          <table:table-cell table:formula="of:=(POWER([.$G$31]-[.$C$31]/100;[.Y$67])-1)/([.$G$31]-[.$C$31]/100-1)" office:value-type="float" office:value="28.3379743894166" calcext:value-type="float">
            <text:p>28.3379743894166</text:p>
          </table:table-cell>
          <table:table-cell table:formula="of:=(POWER([.$G$31]-[.$C$31]/100;[.Z$67])-1)/([.$G$31]-[.$C$31]/100-1)" office:value-type="float" office:value="31.0524218399763" calcext:value-type="float">
            <text:p>31.0524218399763</text:p>
          </table:table-cell>
          <table:table-cell table:formula="of:=(POWER([.$G$31]-[.$C$31]/100;[.AA$67])-1)/([.$G$31]-[.$C$31]/100-1)" office:value-type="float" office:value="33.9310933612949" calcext:value-type="float">
            <text:p>33.9310933612949</text:p>
          </table:table-cell>
          <table:table-cell table:formula="of:=(POWER([.$G$31]-[.$C$31]/100;[.AB$67])-1)/([.$G$31]-[.$C$31]/100-1)" office:value-type="float" office:value="36.9839245096532" calcext:value-type="float">
            <text:p>36.9839245096532</text:p>
          </table:table-cell>
          <table:table-cell table:formula="of:=(POWER([.$G$31]-[.$C$31]/100;[.AC$67])-1)/([.$G$31]-[.$C$31]/100-1)" office:value-type="float" office:value="40.2214519424872" calcext:value-type="float">
            <text:p>40.2214519424872</text:p>
          </table:table-cell>
          <table:table-cell table:formula="of:=(POWER([.$G$31]-[.$C$31]/100;[.AD$67])-1)/([.$G$31]-[.$C$31]/100-1)" office:value-type="float" office:value="43.6548497850077" calcext:value-type="float">
            <text:p>43.6548497850077</text:p>
          </table:table-cell>
          <table:table-cell table:formula="of:=(POWER([.$G$31]-[.$C$31]/100;[.AE$67])-1)/([.$G$31]-[.$C$31]/100-1)" office:value-type="float" office:value="47.2959681970007" calcext:value-type="float">
            <text:p>47.2959681970007</text:p>
          </table:table-cell>
          <table:table-cell table:formula="of:=(POWER([.$G$31]-[.$C$31]/100;[.AF$67])-1)/([.$G$31]-[.$C$31]/100-1)" office:value-type="float" office:value="51.1573742729192" calcext:value-type="float">
            <text:p>51.1573742729192</text:p>
          </table:table-cell>
          <table:table-cell table:formula="of:=(POWER([.$G$31]-[.$C$31]/100;[.AG$67])-1)/([.$G$31]-[.$C$31]/100-1)" office:value-type="float" office:value="55.2523954164308" calcext:value-type="float">
            <text:p>55.2523954164308</text:p>
          </table:table-cell>
          <table:table-cell table:formula="of:=(POWER([.$G$31]-[.$C$31]/100;[.AH$67])-1)/([.$G$31]-[.$C$31]/100-1)" office:value-type="float" office:value="59.5951653391249" calcext:value-type="float">
            <text:p>59.5951653391249</text:p>
          </table:table-cell>
          <table:table-cell table:formula="of:=(POWER([.$G$31]-[.$C$31]/100;[.AI$67])-1)/([.$G$31]-[.$C$31]/100-1)" office:value-type="float" office:value="64.2006728421419" calcext:value-type="float">
            <text:p>64.2006728421419</text:p>
          </table:table-cell>
          <table:table-cell table:formula="of:=(POWER([.$G$31]-[.$C$31]/100;[.AJ$67])-1)/([.$G$31]-[.$C$31]/100-1)" office:value-type="float" office:value="69.0848135490915" calcext:value-type="float">
            <text:p>69.0848135490915</text:p>
          </table:table-cell>
          <table:table-cell table:formula="of:=(POWER([.$G$31]-[.$C$31]/100;[.AK$67])-1)/([.$G$31]-[.$C$31]/100-1)" office:value-type="float" office:value="74.2644447688115" calcext:value-type="float">
            <text:p>74.2644447688115</text:p>
          </table:table-cell>
          <table:table-cell table:formula="of:=(POWER([.$G$31]-[.$C$31]/100;[.AL$67])-1)/([.$G$31]-[.$C$31]/100-1)" office:value-type="float" office:value="79.7574436773246" calcext:value-type="float">
            <text:p>79.7574436773246</text:p>
          </table:table-cell>
          <table:table-cell table:formula="of:=(POWER([.$G$31]-[.$C$31]/100;[.AM$67])-1)/([.$G$31]-[.$C$31]/100-1)" office:value-type="float" office:value="85.5827690198028" calcext:value-type="float">
            <text:p>85.5827690198028</text:p>
          </table:table-cell>
          <table:table-cell table:formula="of:=(POWER([.$G$31]-[.$C$31]/100;[.AN$67])-1)/([.$G$31]-[.$C$31]/100-1)" office:value-type="float" office:value="91.7605265455009" calcext:value-type="float">
            <text:p>91.7605265455009</text:p>
          </table:table-cell>
          <table:table-cell table:formula="of:=(POWER([.$G$31]-[.$C$31]/100;[.AO$67])-1)/([.$G$31]-[.$C$31]/100-1)" office:value-type="float" office:value="98.3120384015037" calcext:value-type="float">
            <text:p>98.3120384015037</text:p>
          </table:table-cell>
          <table:table-cell table:formula="of:=(POWER([.$G$31]-[.$C$31]/100;[.AP$67])-1)/([.$G$31]-[.$C$31]/100-1)" office:value-type="float" office:value="105.259916724795" calcext:value-type="float">
            <text:p>105.259916724795</text:p>
          </table:table-cell>
          <table:table-cell table:formula="of:=(POWER([.$G$31]-[.$C$31]/100;[.AQ$67])-1)/([.$G$31]-[.$C$31]/100-1)" office:value-type="float" office:value="112.628141686645" calcext:value-type="float">
            <text:p>112.628141686645</text:p>
          </table:table-cell>
          <table:table-cell table:formula="of:=(POWER([.$G$31]-[.$C$31]/100;[.AR$67])-1)/([.$G$31]-[.$C$31]/100-1)" office:value-type="float" office:value="120.442144258687" calcext:value-type="float">
            <text:p>120.442144258687</text:p>
          </table:table-cell>
          <table:table-cell table:formula="of:=(POWER([.$G$31]-[.$C$31]/100;[.AS$67])-1)/([.$G$31]-[.$C$31]/100-1)" office:value-type="float" office:value="128.728893986337" calcext:value-type="float">
            <text:p>128.728893986337</text:p>
          </table:table-cell>
          <table:table-cell table:formula="of:=(POWER([.$G$31]-[.$C$31]/100;[.AT$67])-1)/([.$G$31]-[.$C$31]/100-1)" office:value-type="float" office:value="137.516992072511" calcext:value-type="float">
            <text:p>137.516992072511</text:p>
          </table:table-cell>
          <table:table-cell table:formula="of:=(POWER([.$G$31]-[.$C$31]/100;[.AU$67])-1)/([.$G$31]-[.$C$31]/100-1)" office:value-type="float" office:value="146.836770092898" calcext:value-type="float">
            <text:p>146.836770092898</text:p>
          </table:table-cell>
          <table:table-cell table:formula="of:=(POWER([.$G$31]-[.$C$31]/100;[.AV$67])-1)/([.$G$31]-[.$C$31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1]*POWER([.$G31]-[.$C31]/100;[.$H$67])" office:value-type="float" office:value="0.144" calcext:value-type="float">
            <text:p>0.144</text:p>
          </table:table-cell>
          <table:table-cell table:formula="of:=[.$F31]*POWER([.$G31]-[.$C31]/100;[.$I$67])" office:value-type="float" office:value="0.152712" calcext:value-type="float">
            <text:p>0.152712</text:p>
          </table:table-cell>
          <table:table-cell table:formula="of:=[.$F31]*POWER([.$G31]-[.$C31]/100;[.$J$67])" office:value-type="float" office:value="0.161951076" calcext:value-type="float">
            <text:p>0.161951076</text:p>
          </table:table-cell>
          <table:table-cell table:formula="of:=[.$F31]*POWER([.$G31]-[.$C31]/100;[.$K$67])" office:value-type="float" office:value="0.171749116098" calcext:value-type="float">
            <text:p>0.171749116098</text:p>
          </table:table-cell>
          <table:table-cell table:formula="of:=[.$F31]*POWER([.$G31]-[.$C31]/100;[.$L$67])" office:value-type="float" office:value="0.182139937621929" calcext:value-type="float">
            <text:p>0.182139937621929</text:p>
          </table:table-cell>
          <table:table-cell table:formula="of:=[.$F31]*POWER([.$G31]-[.$C31]/100;[.$M$67])" office:value-type="float" office:value="0.193159403848056" calcext:value-type="float">
            <text:p>0.193159403848056</text:p>
          </table:table-cell>
          <table:table-cell table:formula="of:=[.$F31]*POWER([.$G31]-[.$C31]/100;[.$N$67])" office:value-type="float" office:value="0.204845547780863" calcext:value-type="float">
            <text:p>0.204845547780863</text:p>
          </table:table-cell>
          <table:table-cell table:formula="of:=[.$F31]*POWER([.$G31]-[.$C31]/100;[.$O$67])" office:value-type="float" office:value="0.217238703421605" calcext:value-type="float">
            <text:p>0.217238703421605</text:p>
          </table:table-cell>
          <table:table-cell table:formula="of:=[.$F31]*POWER([.$G31]-[.$C31]/100;[.$P$67])" office:value-type="float" office:value="0.230381644978612" calcext:value-type="float">
            <text:p>0.230381644978612</text:p>
          </table:table-cell>
          <table:table-cell table:formula="of:=[.$F31]*POWER([.$G31]-[.$C31]/100;[.$Q$67])" office:value-type="float" office:value="0.244319734499818" calcext:value-type="float">
            <text:p>0.244319734499818</text:p>
          </table:table-cell>
          <table:table-cell table:formula="of:=[.$F31]*POWER([.$G31]-[.$C31]/100;[.$R$67])" office:value-type="float" office:value="0.259101078437057" calcext:value-type="float">
            <text:p>0.259101078437057</text:p>
          </table:table-cell>
          <table:table-cell table:formula="of:=[.$F31]*POWER([.$G31]-[.$C31]/100;[.$S$67])" office:value-type="float" office:value="0.274776693682499" calcext:value-type="float">
            <text:p>0.274776693682499</text:p>
          </table:table-cell>
          <table:table-cell table:formula="of:=[.$F31]*POWER([.$G31]-[.$C31]/100;[.$T$67])" office:value-type="float" office:value="0.291400683650291" calcext:value-type="float">
            <text:p>0.291400683650291</text:p>
          </table:table-cell>
          <table:table-cell table:formula="of:=[.$F31]*POWER([.$G31]-[.$C31]/100;[.$U$67])" office:value-type="float" office:value="0.309030425011133" calcext:value-type="float">
            <text:p>0.309030425011133</text:p>
          </table:table-cell>
          <table:table-cell table:formula="of:=[.$F31]*POWER([.$G31]-[.$C31]/100;[.$V$67])" office:value-type="float" office:value="0.327726765724307" calcext:value-type="float">
            <text:p>0.327726765724307</text:p>
          </table:table-cell>
          <table:table-cell table:formula="of:=[.$F31]*POWER([.$G31]-[.$C31]/100;[.$W$67])" office:value-type="float" office:value="0.347554235050627" calcext:value-type="float">
            <text:p>0.347554235050627</text:p>
          </table:table-cell>
          <table:table-cell table:formula="of:=[.$F31]*POWER([.$G31]-[.$C31]/100;[.$X$67])" office:value-type="float" office:value="0.36858126627119" calcext:value-type="float">
            <text:p>0.36858126627119</text:p>
          </table:table-cell>
          <table:table-cell table:formula="of:=[.$F31]*POWER([.$G31]-[.$C31]/100;[.$Y$67])" office:value-type="float" office:value="0.390880432880597" calcext:value-type="float">
            <text:p>0.390880432880597</text:p>
          </table:table-cell>
          <table:table-cell table:formula="of:=[.$F31]*POWER([.$G31]-[.$C31]/100;[.$Z$67])" office:value-type="float" office:value="0.414528699069873" calcext:value-type="float">
            <text:p>0.414528699069873</text:p>
          </table:table-cell>
          <table:table-cell table:formula="of:=[.$F31]*POWER([.$G31]-[.$C31]/100;[.$AA$67])" office:value-type="float" office:value="0.439607685363601" calcext:value-type="float">
            <text:p>0.439607685363601</text:p>
          </table:table-cell>
          <table:table-cell table:formula="of:=[.$F31]*POWER([.$G31]-[.$C31]/100;[.$AB$67])" office:value-type="float" office:value="0.466203950328099" calcext:value-type="float">
            <text:p>0.466203950328099</text:p>
          </table:table-cell>
          <table:table-cell table:formula="of:=[.$F31]*POWER([.$G31]-[.$C31]/100;[.$AC$67])" office:value-type="float" office:value="0.494409289322949" calcext:value-type="float">
            <text:p>0.494409289322949</text:p>
          </table:table-cell>
          <table:table-cell table:formula="of:=[.$F31]*POWER([.$G31]-[.$C31]/100;[.$AD$67])" office:value-type="float" office:value="0.524321051326987" calcext:value-type="float">
            <text:p>0.524321051326987</text:p>
          </table:table-cell>
          <table:table-cell table:formula="of:=[.$F31]*POWER([.$G31]-[.$C31]/100;[.$AE$67])" office:value-type="float" office:value="0.55604247493227" calcext:value-type="float">
            <text:p>0.55604247493227</text:p>
          </table:table-cell>
          <table:table-cell table:formula="of:=[.$F31]*POWER([.$G31]-[.$C31]/100;[.$AF$67])" office:value-type="float" office:value="0.589683044665672" calcext:value-type="float">
            <text:p>0.589683044665672</text:p>
          </table:table-cell>
          <table:table-cell table:formula="of:=[.$F31]*POWER([.$G31]-[.$C31]/100;[.$AG$67])" office:value-type="float" office:value="0.625358868867945" calcext:value-type="float">
            <text:p>0.625358868867945</text:p>
          </table:table-cell>
          <table:table-cell table:formula="of:=[.$F31]*POWER([.$G31]-[.$C31]/100;[.$AH$67])" office:value-type="float" office:value="0.663193080434456" calcext:value-type="float">
            <text:p>0.663193080434456</text:p>
          </table:table-cell>
          <table:table-cell table:formula="of:=[.$F31]*POWER([.$G31]-[.$C31]/100;[.$AI$67])" office:value-type="float" office:value="0.703316261800741" calcext:value-type="float">
            <text:p>0.703316261800741</text:p>
          </table:table-cell>
          <table:table-cell table:formula="of:=[.$F31]*POWER([.$G31]-[.$C31]/100;[.$AJ$67])" office:value-type="float" office:value="0.745866895639685" calcext:value-type="float">
            <text:p>0.745866895639685</text:p>
          </table:table-cell>
          <table:table-cell table:formula="of:=[.$F31]*POWER([.$G31]-[.$C31]/100;[.$AK$67])" office:value-type="float" office:value="0.790991842825886" calcext:value-type="float">
            <text:p>0.790991842825886</text:p>
          </table:table-cell>
          <table:table-cell table:formula="of:=[.$F31]*POWER([.$G31]-[.$C31]/100;[.$AL$67])" office:value-type="float" office:value="0.838846849316852" calcext:value-type="float">
            <text:p>0.838846849316852</text:p>
          </table:table-cell>
          <table:table-cell table:formula="of:=[.$F31]*POWER([.$G31]-[.$C31]/100;[.$AM$67])" office:value-type="float" office:value="0.889597083700522" calcext:value-type="float">
            <text:p>0.889597083700522</text:p>
          </table:table-cell>
          <table:table-cell table:formula="of:=[.$F31]*POWER([.$G31]-[.$C31]/100;[.$AN$67])" office:value-type="float" office:value="0.943417707264403" calcext:value-type="float">
            <text:p>0.943417707264403</text:p>
          </table:table-cell>
          <table:table-cell table:formula="of:=[.$F31]*POWER([.$G31]-[.$C31]/100;[.$AO$67])" office:value-type="float" office:value="1.0004944785539" calcext:value-type="float">
            <text:p>1.0004944785539</text:p>
          </table:table-cell>
          <table:table-cell table:formula="of:=[.$F31]*POWER([.$G31]-[.$C31]/100;[.$AP$67])" office:value-type="float" office:value="1.06102439450641" calcext:value-type="float">
            <text:p>1.06102439450641</text:p>
          </table:table-cell>
          <table:table-cell table:formula="of:=[.$F31]*POWER([.$G31]-[.$C31]/100;[.$AQ$67])" office:value-type="float" office:value="1.12521637037405" calcext:value-type="float">
            <text:p>1.12521637037405</text:p>
          </table:table-cell>
          <table:table-cell table:formula="of:=[.$F31]*POWER([.$G31]-[.$C31]/100;[.$AR$67])" office:value-type="float" office:value="1.19329196078168" calcext:value-type="float">
            <text:p>1.19329196078168</text:p>
          </table:table-cell>
          <table:table-cell table:formula="of:=[.$F31]*POWER([.$G31]-[.$C31]/100;[.$AS$67])" office:value-type="float" office:value="1.26548612440897" calcext:value-type="float">
            <text:p>1.26548612440897</text:p>
          </table:table-cell>
          <table:table-cell table:formula="of:=[.$F31]*POWER([.$G31]-[.$C31]/100;[.$AT$67])" office:value-type="float" office:value="1.34204803493571" calcext:value-type="float">
            <text:p>1.34204803493571</text:p>
          </table:table-cell>
          <table:table-cell table:formula="of:=[.$F31]*POWER([.$G31]-[.$C31]/100;[.$AU$67])" office:value-type="float" office:value="1.42324194104932" calcext:value-type="float">
            <text:p>1.42324194104932</text:p>
          </table:table-cell>
          <table:table-cell table:formula="of:=[.$F31]*POWER([.$G31]-[.$C31]/100;[.$AV$67])" office:value-type="float" office:value="1.50934807848281" calcext:value-type="float">
            <text:p>1.5093480784828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1-3</text:p>
          </table:table-cell>
          <table:table-cell office:value-type="string" calcext:value-type="string">
            <text:p>IE00BYXPSP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5" calcext:value-type="float">
            <text:p>0.145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2:.BR32])" office:value-type="float" office:value="100" calcext:value-type="float">
            <text:p>100</text:p>
          </table:table-cell>
          <table:table-cell table:number-columns-repeated="6"/>
          <table:table-cell table:formula="of:=(POWER([.$G$32]-[.$C$32]/100;[.H$67])-1)/([.$G$32]-[.$C$32]/100-1)" office:value-type="float" office:value="0" calcext:value-type="float">
            <text:p>0</text:p>
          </table:table-cell>
          <table:table-cell table:formula="of:=(POWER([.$G$32]-[.$C$32]/100;[.I$67])-1)/([.$G$32]-[.$C$32]/100-1)" office:value-type="float" office:value="1" calcext:value-type="float">
            <text:p>1</text:p>
          </table:table-cell>
          <table:table-cell table:formula="of:=(POWER([.$G$32]-[.$C$32]/100;[.J$67])-1)/([.$G$32]-[.$C$32]/100-1)" office:value-type="float" office:value="2.0605" calcext:value-type="float">
            <text:p>2.0605</text:p>
          </table:table-cell>
          <table:table-cell table:formula="of:=(POWER([.$G$32]-[.$C$32]/100;[.K$67])-1)/([.$G$32]-[.$C$32]/100-1)" office:value-type="float" office:value="3.18516025" calcext:value-type="float">
            <text:p>3.18516025</text:p>
          </table:table-cell>
          <table:table-cell table:formula="of:=(POWER([.$G$32]-[.$C$32]/100;[.L$67])-1)/([.$G$32]-[.$C$32]/100-1)" office:value-type="float" office:value="4.377862445125" calcext:value-type="float">
            <text:p>4.377862445125</text:p>
          </table:table-cell>
          <table:table-cell table:formula="of:=(POWER([.$G$32]-[.$C$32]/100;[.M$67])-1)/([.$G$32]-[.$C$32]/100-1)" office:value-type="float" office:value="5.64272312305506" calcext:value-type="float">
            <text:p>5.64272312305506</text:p>
          </table:table-cell>
          <table:table-cell table:formula="of:=(POWER([.$G$32]-[.$C$32]/100;[.N$67])-1)/([.$G$32]-[.$C$32]/100-1)" office:value-type="float" office:value="6.98410787199989" calcext:value-type="float">
            <text:p>6.98410787199989</text:p>
          </table:table-cell>
          <table:table-cell table:formula="of:=(POWER([.$G$32]-[.$C$32]/100;[.O$67])-1)/([.$G$32]-[.$C$32]/100-1)" office:value-type="float" office:value="8.40664639825589" calcext:value-type="float">
            <text:p>8.40664639825589</text:p>
          </table:table-cell>
          <table:table-cell table:formula="of:=(POWER([.$G$32]-[.$C$32]/100;[.P$67])-1)/([.$G$32]-[.$C$32]/100-1)" office:value-type="float" office:value="9.91524850535037" calcext:value-type="float">
            <text:p>9.91524850535037</text:p>
          </table:table-cell>
          <table:table-cell table:formula="of:=(POWER([.$G$32]-[.$C$32]/100;[.Q$67])-1)/([.$G$32]-[.$C$32]/100-1)" office:value-type="float" office:value="11.5151210399241" calcext:value-type="float">
            <text:p>11.5151210399241</text:p>
          </table:table-cell>
          <table:table-cell table:formula="of:=(POWER([.$G$32]-[.$C$32]/100;[.R$67])-1)/([.$G$32]-[.$C$32]/100-1)" office:value-type="float" office:value="13.2117858628395" calcext:value-type="float">
            <text:p>13.2117858628395</text:p>
          </table:table-cell>
          <table:table-cell table:formula="of:=(POWER([.$G$32]-[.$C$32]/100;[.S$67])-1)/([.$G$32]-[.$C$32]/100-1)" office:value-type="float" office:value="15.0110989075413" calcext:value-type="float">
            <text:p>15.0110989075413</text:p>
          </table:table-cell>
          <table:table-cell table:formula="of:=(POWER([.$G$32]-[.$C$32]/100;[.T$67])-1)/([.$G$32]-[.$C$32]/100-1)" office:value-type="float" office:value="16.9192703914475" calcext:value-type="float">
            <text:p>16.9192703914475</text:p>
          </table:table-cell>
          <table:table-cell table:formula="of:=(POWER([.$G$32]-[.$C$32]/100;[.U$67])-1)/([.$G$32]-[.$C$32]/100-1)" office:value-type="float" office:value="18.9428862501301" calcext:value-type="float">
            <text:p>18.9428862501301</text:p>
          </table:table-cell>
          <table:table-cell table:formula="of:=(POWER([.$G$32]-[.$C$32]/100;[.V$67])-1)/([.$G$32]-[.$C$32]/100-1)" office:value-type="float" office:value="21.088930868263" calcext:value-type="float">
            <text:p>21.088930868263</text:p>
          </table:table-cell>
          <table:table-cell table:formula="of:=(POWER([.$G$32]-[.$C$32]/100;[.W$67])-1)/([.$G$32]-[.$C$32]/100-1)" office:value-type="float" office:value="23.3648111857929" calcext:value-type="float">
            <text:p>23.3648111857929</text:p>
          </table:table-cell>
          <table:table-cell table:formula="of:=(POWER([.$G$32]-[.$C$32]/100;[.X$67])-1)/([.$G$32]-[.$C$32]/100-1)" office:value-type="float" office:value="25.7783822625333" calcext:value-type="float">
            <text:p>25.7783822625333</text:p>
          </table:table-cell>
          <table:table-cell table:formula="of:=(POWER([.$G$32]-[.$C$32]/100;[.Y$67])-1)/([.$G$32]-[.$C$32]/100-1)" office:value-type="float" office:value="28.3379743894166" calcext:value-type="float">
            <text:p>28.3379743894166</text:p>
          </table:table-cell>
          <table:table-cell table:formula="of:=(POWER([.$G$32]-[.$C$32]/100;[.Z$67])-1)/([.$G$32]-[.$C$32]/100-1)" office:value-type="float" office:value="31.0524218399763" calcext:value-type="float">
            <text:p>31.0524218399763</text:p>
          </table:table-cell>
          <table:table-cell table:formula="of:=(POWER([.$G$32]-[.$C$32]/100;[.AA$67])-1)/([.$G$32]-[.$C$32]/100-1)" office:value-type="float" office:value="33.9310933612949" calcext:value-type="float">
            <text:p>33.9310933612949</text:p>
          </table:table-cell>
          <table:table-cell table:formula="of:=(POWER([.$G$32]-[.$C$32]/100;[.AB$67])-1)/([.$G$32]-[.$C$32]/100-1)" office:value-type="float" office:value="36.9839245096532" calcext:value-type="float">
            <text:p>36.9839245096532</text:p>
          </table:table-cell>
          <table:table-cell table:formula="of:=(POWER([.$G$32]-[.$C$32]/100;[.AC$67])-1)/([.$G$32]-[.$C$32]/100-1)" office:value-type="float" office:value="40.2214519424872" calcext:value-type="float">
            <text:p>40.2214519424872</text:p>
          </table:table-cell>
          <table:table-cell table:formula="of:=(POWER([.$G$32]-[.$C$32]/100;[.AD$67])-1)/([.$G$32]-[.$C$32]/100-1)" office:value-type="float" office:value="43.6548497850077" calcext:value-type="float">
            <text:p>43.6548497850077</text:p>
          </table:table-cell>
          <table:table-cell table:formula="of:=(POWER([.$G$32]-[.$C$32]/100;[.AE$67])-1)/([.$G$32]-[.$C$32]/100-1)" office:value-type="float" office:value="47.2959681970007" calcext:value-type="float">
            <text:p>47.2959681970007</text:p>
          </table:table-cell>
          <table:table-cell table:formula="of:=(POWER([.$G$32]-[.$C$32]/100;[.AF$67])-1)/([.$G$32]-[.$C$32]/100-1)" office:value-type="float" office:value="51.1573742729192" calcext:value-type="float">
            <text:p>51.1573742729192</text:p>
          </table:table-cell>
          <table:table-cell table:formula="of:=(POWER([.$G$32]-[.$C$32]/100;[.AG$67])-1)/([.$G$32]-[.$C$32]/100-1)" office:value-type="float" office:value="55.2523954164308" calcext:value-type="float">
            <text:p>55.2523954164308</text:p>
          </table:table-cell>
          <table:table-cell table:formula="of:=(POWER([.$G$32]-[.$C$32]/100;[.AH$67])-1)/([.$G$32]-[.$C$32]/100-1)" office:value-type="float" office:value="59.5951653391249" calcext:value-type="float">
            <text:p>59.5951653391249</text:p>
          </table:table-cell>
          <table:table-cell table:formula="of:=(POWER([.$G$32]-[.$C$32]/100;[.AI$67])-1)/([.$G$32]-[.$C$32]/100-1)" office:value-type="float" office:value="64.2006728421419" calcext:value-type="float">
            <text:p>64.2006728421419</text:p>
          </table:table-cell>
          <table:table-cell table:formula="of:=(POWER([.$G$32]-[.$C$32]/100;[.AJ$67])-1)/([.$G$32]-[.$C$32]/100-1)" office:value-type="float" office:value="69.0848135490915" calcext:value-type="float">
            <text:p>69.0848135490915</text:p>
          </table:table-cell>
          <table:table-cell table:formula="of:=(POWER([.$G$32]-[.$C$32]/100;[.AK$67])-1)/([.$G$32]-[.$C$32]/100-1)" office:value-type="float" office:value="74.2644447688115" calcext:value-type="float">
            <text:p>74.2644447688115</text:p>
          </table:table-cell>
          <table:table-cell table:formula="of:=(POWER([.$G$32]-[.$C$32]/100;[.AL$67])-1)/([.$G$32]-[.$C$32]/100-1)" office:value-type="float" office:value="79.7574436773246" calcext:value-type="float">
            <text:p>79.7574436773246</text:p>
          </table:table-cell>
          <table:table-cell table:formula="of:=(POWER([.$G$32]-[.$C$32]/100;[.AM$67])-1)/([.$G$32]-[.$C$32]/100-1)" office:value-type="float" office:value="85.5827690198028" calcext:value-type="float">
            <text:p>85.5827690198028</text:p>
          </table:table-cell>
          <table:table-cell table:formula="of:=(POWER([.$G$32]-[.$C$32]/100;[.AN$67])-1)/([.$G$32]-[.$C$32]/100-1)" office:value-type="float" office:value="91.7605265455009" calcext:value-type="float">
            <text:p>91.7605265455009</text:p>
          </table:table-cell>
          <table:table-cell table:formula="of:=(POWER([.$G$32]-[.$C$32]/100;[.AO$67])-1)/([.$G$32]-[.$C$32]/100-1)" office:value-type="float" office:value="98.3120384015037" calcext:value-type="float">
            <text:p>98.3120384015037</text:p>
          </table:table-cell>
          <table:table-cell table:formula="of:=(POWER([.$G$32]-[.$C$32]/100;[.AP$67])-1)/([.$G$32]-[.$C$32]/100-1)" office:value-type="float" office:value="105.259916724795" calcext:value-type="float">
            <text:p>105.259916724795</text:p>
          </table:table-cell>
          <table:table-cell table:formula="of:=(POWER([.$G$32]-[.$C$32]/100;[.AQ$67])-1)/([.$G$32]-[.$C$32]/100-1)" office:value-type="float" office:value="112.628141686645" calcext:value-type="float">
            <text:p>112.628141686645</text:p>
          </table:table-cell>
          <table:table-cell table:formula="of:=(POWER([.$G$32]-[.$C$32]/100;[.AR$67])-1)/([.$G$32]-[.$C$32]/100-1)" office:value-type="float" office:value="120.442144258687" calcext:value-type="float">
            <text:p>120.442144258687</text:p>
          </table:table-cell>
          <table:table-cell table:formula="of:=(POWER([.$G$32]-[.$C$32]/100;[.AS$67])-1)/([.$G$32]-[.$C$32]/100-1)" office:value-type="float" office:value="128.728893986337" calcext:value-type="float">
            <text:p>128.728893986337</text:p>
          </table:table-cell>
          <table:table-cell table:formula="of:=(POWER([.$G$32]-[.$C$32]/100;[.AT$67])-1)/([.$G$32]-[.$C$32]/100-1)" office:value-type="float" office:value="137.516992072511" calcext:value-type="float">
            <text:p>137.516992072511</text:p>
          </table:table-cell>
          <table:table-cell table:formula="of:=(POWER([.$G$32]-[.$C$32]/100;[.AU$67])-1)/([.$G$32]-[.$C$32]/100-1)" office:value-type="float" office:value="146.836770092898" calcext:value-type="float">
            <text:p>146.836770092898</text:p>
          </table:table-cell>
          <table:table-cell table:formula="of:=(POWER([.$G$32]-[.$C$32]/100;[.AV$67])-1)/([.$G$32]-[.$C$32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2]*POWER([.$G32]-[.$C32]/100;[.$H$67])" office:value-type="float" office:value="0.145" calcext:value-type="float">
            <text:p>0.145</text:p>
          </table:table-cell>
          <table:table-cell table:formula="of:=[.$F32]*POWER([.$G32]-[.$C32]/100;[.$I$67])" office:value-type="float" office:value="0.1537725" calcext:value-type="float">
            <text:p>0.1537725</text:p>
          </table:table-cell>
          <table:table-cell table:formula="of:=[.$F32]*POWER([.$G32]-[.$C32]/100;[.$J$67])" office:value-type="float" office:value="0.16307573625" calcext:value-type="float">
            <text:p>0.16307573625</text:p>
          </table:table-cell>
          <table:table-cell table:formula="of:=[.$F32]*POWER([.$G32]-[.$C32]/100;[.$K$67])" office:value-type="float" office:value="0.172941818293125" calcext:value-type="float">
            <text:p>0.172941818293125</text:p>
          </table:table-cell>
          <table:table-cell table:formula="of:=[.$F32]*POWER([.$G32]-[.$C32]/100;[.$L$67])" office:value-type="float" office:value="0.183404798299859" calcext:value-type="float">
            <text:p>0.183404798299859</text:p>
          </table:table-cell>
          <table:table-cell table:formula="of:=[.$F32]*POWER([.$G32]-[.$C32]/100;[.$M$67])" office:value-type="float" office:value="0.194500788597001" calcext:value-type="float">
            <text:p>0.194500788597001</text:p>
          </table:table-cell>
          <table:table-cell table:formula="of:=[.$F32]*POWER([.$G32]-[.$C32]/100;[.$N$67])" office:value-type="float" office:value="0.206268086307119" calcext:value-type="float">
            <text:p>0.206268086307119</text:p>
          </table:table-cell>
          <table:table-cell table:formula="of:=[.$F32]*POWER([.$G32]-[.$C32]/100;[.$O$67])" office:value-type="float" office:value="0.2187473055287" calcext:value-type="float">
            <text:p>0.2187473055287</text:p>
          </table:table-cell>
          <table:table-cell table:formula="of:=[.$F32]*POWER([.$G32]-[.$C32]/100;[.$P$67])" office:value-type="float" office:value="0.231981517513186" calcext:value-type="float">
            <text:p>0.231981517513186</text:p>
          </table:table-cell>
          <table:table-cell table:formula="of:=[.$F32]*POWER([.$G32]-[.$C32]/100;[.$Q$67])" office:value-type="float" office:value="0.246016399322734" calcext:value-type="float">
            <text:p>0.246016399322734</text:p>
          </table:table-cell>
          <table:table-cell table:formula="of:=[.$F32]*POWER([.$G32]-[.$C32]/100;[.$R$67])" office:value-type="float" office:value="0.260900391481759" calcext:value-type="float">
            <text:p>0.260900391481759</text:p>
          </table:table-cell>
          <table:table-cell table:formula="of:=[.$F32]*POWER([.$G32]-[.$C32]/100;[.$S$67])" office:value-type="float" office:value="0.276684865166406" calcext:value-type="float">
            <text:p>0.276684865166406</text:p>
          </table:table-cell>
          <table:table-cell table:formula="of:=[.$F32]*POWER([.$G32]-[.$C32]/100;[.$T$67])" office:value-type="float" office:value="0.293424299508973" calcext:value-type="float">
            <text:p>0.293424299508973</text:p>
          </table:table-cell>
          <table:table-cell table:formula="of:=[.$F32]*POWER([.$G32]-[.$C32]/100;[.$U$67])" office:value-type="float" office:value="0.311176469629266" calcext:value-type="float">
            <text:p>0.311176469629266</text:p>
          </table:table-cell>
          <table:table-cell table:formula="of:=[.$F32]*POWER([.$G32]-[.$C32]/100;[.$V$67])" office:value-type="float" office:value="0.330002646041837" calcext:value-type="float">
            <text:p>0.330002646041837</text:p>
          </table:table-cell>
          <table:table-cell table:formula="of:=[.$F32]*POWER([.$G32]-[.$C32]/100;[.$W$67])" office:value-type="float" office:value="0.349967806127368" calcext:value-type="float">
            <text:p>0.349967806127368</text:p>
          </table:table-cell>
          <table:table-cell table:formula="of:=[.$F32]*POWER([.$G32]-[.$C32]/100;[.$X$67])" office:value-type="float" office:value="0.371140858398074" calcext:value-type="float">
            <text:p>0.371140858398074</text:p>
          </table:table-cell>
          <table:table-cell table:formula="of:=[.$F32]*POWER([.$G32]-[.$C32]/100;[.$Y$67])" office:value-type="float" office:value="0.393594880331157" calcext:value-type="float">
            <text:p>0.393594880331157</text:p>
          </table:table-cell>
          <table:table-cell table:formula="of:=[.$F32]*POWER([.$G32]-[.$C32]/100;[.$Z$67])" office:value-type="float" office:value="0.417407370591192" calcext:value-type="float">
            <text:p>0.417407370591192</text:p>
          </table:table-cell>
          <table:table-cell table:formula="of:=[.$F32]*POWER([.$G32]-[.$C32]/100;[.$AA$67])" office:value-type="float" office:value="0.442660516511959" calcext:value-type="float">
            <text:p>0.442660516511959</text:p>
          </table:table-cell>
          <table:table-cell table:formula="of:=[.$F32]*POWER([.$G32]-[.$C32]/100;[.$AB$67])" office:value-type="float" office:value="0.469441477760933" calcext:value-type="float">
            <text:p>0.469441477760933</text:p>
          </table:table-cell>
          <table:table-cell table:formula="of:=[.$F32]*POWER([.$G32]-[.$C32]/100;[.$AC$67])" office:value-type="float" office:value="0.497842687165469" calcext:value-type="float">
            <text:p>0.497842687165469</text:p>
          </table:table-cell>
          <table:table-cell table:formula="of:=[.$F32]*POWER([.$G32]-[.$C32]/100;[.$AD$67])" office:value-type="float" office:value="0.52796216973898" calcext:value-type="float">
            <text:p>0.52796216973898</text:p>
          </table:table-cell>
          <table:table-cell table:formula="of:=[.$F32]*POWER([.$G32]-[.$C32]/100;[.$AE$67])" office:value-type="float" office:value="0.559903881008188" calcext:value-type="float">
            <text:p>0.559903881008188</text:p>
          </table:table-cell>
          <table:table-cell table:formula="of:=[.$F32]*POWER([.$G32]-[.$C32]/100;[.$AF$67])" office:value-type="float" office:value="0.593778065809184" calcext:value-type="float">
            <text:p>0.593778065809184</text:p>
          </table:table-cell>
          <table:table-cell table:formula="of:=[.$F32]*POWER([.$G32]-[.$C32]/100;[.$AG$67])" office:value-type="float" office:value="0.629701638790639" calcext:value-type="float">
            <text:p>0.629701638790639</text:p>
          </table:table-cell>
          <table:table-cell table:formula="of:=[.$F32]*POWER([.$G32]-[.$C32]/100;[.$AH$67])" office:value-type="float" office:value="0.667798587937473" calcext:value-type="float">
            <text:p>0.667798587937473</text:p>
          </table:table-cell>
          <table:table-cell table:formula="of:=[.$F32]*POWER([.$G32]-[.$C32]/100;[.$AI$67])" office:value-type="float" office:value="0.70820040250769" calcext:value-type="float">
            <text:p>0.70820040250769</text:p>
          </table:table-cell>
          <table:table-cell table:formula="of:=[.$F32]*POWER([.$G32]-[.$C32]/100;[.$AJ$67])" office:value-type="float" office:value="0.751046526859405" calcext:value-type="float">
            <text:p>0.751046526859405</text:p>
          </table:table-cell>
          <table:table-cell table:formula="of:=[.$F32]*POWER([.$G32]-[.$C32]/100;[.$AK$67])" office:value-type="float" office:value="0.796484841734399" calcext:value-type="float">
            <text:p>0.796484841734399</text:p>
          </table:table-cell>
          <table:table-cell table:formula="of:=[.$F32]*POWER([.$G32]-[.$C32]/100;[.$AL$67])" office:value-type="float" office:value="0.84467217465933" calcext:value-type="float">
            <text:p>0.84467217465933</text:p>
          </table:table-cell>
          <table:table-cell table:formula="of:=[.$F32]*POWER([.$G32]-[.$C32]/100;[.$AM$67])" office:value-type="float" office:value="0.89577484122622" calcext:value-type="float">
            <text:p>0.89577484122622</text:p>
          </table:table-cell>
          <table:table-cell table:formula="of:=[.$F32]*POWER([.$G32]-[.$C32]/100;[.$AN$67])" office:value-type="float" office:value="0.949969219120406" calcext:value-type="float">
            <text:p>0.949969219120406</text:p>
          </table:table-cell>
          <table:table-cell table:formula="of:=[.$F32]*POWER([.$G32]-[.$C32]/100;[.$AO$67])" office:value-type="float" office:value="1.00744235687719" calcext:value-type="float">
            <text:p>1.00744235687719</text:p>
          </table:table-cell>
          <table:table-cell table:formula="of:=[.$F32]*POWER([.$G32]-[.$C32]/100;[.$AP$67])" office:value-type="float" office:value="1.06839261946826" calcext:value-type="float">
            <text:p>1.06839261946826</text:p>
          </table:table-cell>
          <table:table-cell table:formula="of:=[.$F32]*POWER([.$G32]-[.$C32]/100;[.$AQ$67])" office:value-type="float" office:value="1.13303037294609" calcext:value-type="float">
            <text:p>1.13303037294609</text:p>
          </table:table-cell>
          <table:table-cell table:formula="of:=[.$F32]*POWER([.$G32]-[.$C32]/100;[.$AR$67])" office:value-type="float" office:value="1.20157871050933" calcext:value-type="float">
            <text:p>1.20157871050933</text:p>
          </table:table-cell>
          <table:table-cell table:formula="of:=[.$F32]*POWER([.$G32]-[.$C32]/100;[.$AS$67])" office:value-type="float" office:value="1.27427422249514" calcext:value-type="float">
            <text:p>1.27427422249514</text:p>
          </table:table-cell>
          <table:table-cell table:formula="of:=[.$F32]*POWER([.$G32]-[.$C32]/100;[.$AT$67])" office:value-type="float" office:value="1.3513678129561" calcext:value-type="float">
            <text:p>1.3513678129561</text:p>
          </table:table-cell>
          <table:table-cell table:formula="of:=[.$F32]*POWER([.$G32]-[.$C32]/100;[.$AU$67])" office:value-type="float" office:value="1.43312556563994" calcext:value-type="float">
            <text:p>1.43312556563994</text:p>
          </table:table-cell>
          <table:table-cell table:formula="of:=[.$F32]*POWER([.$G32]-[.$C32]/100;[.$AV$67])" office:value-type="float" office:value="1.51982966236116" calcext:value-type="float">
            <text:p>1.51982966236116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3:.BR33])" office:value-type="float" office:value="0" calcext:value-type="float">
            <text:p>0</text:p>
          </table:table-cell>
          <table:table-cell table:number-columns-repeated="6"/>
          <table:table-cell table:formula="of:=(POWER([.$G$33]-[.$C$33]/100;[.H$67])-1)/([.$G$33]-[.$C$33]/100-1)" office:value-type="float" office:value="-0" calcext:value-type="float">
            <text:p>0</text:p>
          </table:table-cell>
          <table:table-cell table:formula="of:=(POWER([.$G$33]-[.$C$33]/100;[.I$67])-1)/([.$G$33]-[.$C$33]/100-1)" office:value-type="float" office:value="1" calcext:value-type="float">
            <text:p>1</text:p>
          </table:table-cell>
          <table:table-cell table:formula="of:=(POWER([.$G$33]-[.$C$33]/100;[.J$67])-1)/([.$G$33]-[.$C$33]/100-1)" office:value-type="float" office:value="1" calcext:value-type="float">
            <text:p>1</text:p>
          </table:table-cell>
          <table:table-cell table:formula="of:=(POWER([.$G$33]-[.$C$33]/100;[.K$67])-1)/([.$G$33]-[.$C$33]/100-1)" office:value-type="float" office:value="1" calcext:value-type="float">
            <text:p>1</text:p>
          </table:table-cell>
          <table:table-cell table:formula="of:=(POWER([.$G$33]-[.$C$33]/100;[.L$67])-1)/([.$G$33]-[.$C$33]/100-1)" office:value-type="float" office:value="1" calcext:value-type="float">
            <text:p>1</text:p>
          </table:table-cell>
          <table:table-cell table:formula="of:=(POWER([.$G$33]-[.$C$33]/100;[.M$67])-1)/([.$G$33]-[.$C$33]/100-1)" office:value-type="float" office:value="1" calcext:value-type="float">
            <text:p>1</text:p>
          </table:table-cell>
          <table:table-cell table:formula="of:=(POWER([.$G$33]-[.$C$33]/100;[.N$67])-1)/([.$G$33]-[.$C$33]/100-1)" office:value-type="float" office:value="1" calcext:value-type="float">
            <text:p>1</text:p>
          </table:table-cell>
          <table:table-cell table:formula="of:=(POWER([.$G$33]-[.$C$33]/100;[.O$67])-1)/([.$G$33]-[.$C$33]/100-1)" office:value-type="float" office:value="1" calcext:value-type="float">
            <text:p>1</text:p>
          </table:table-cell>
          <table:table-cell table:formula="of:=(POWER([.$G$33]-[.$C$33]/100;[.P$67])-1)/([.$G$33]-[.$C$33]/100-1)" office:value-type="float" office:value="1" calcext:value-type="float">
            <text:p>1</text:p>
          </table:table-cell>
          <table:table-cell table:formula="of:=(POWER([.$G$33]-[.$C$33]/100;[.Q$67])-1)/([.$G$33]-[.$C$33]/100-1)" office:value-type="float" office:value="1" calcext:value-type="float">
            <text:p>1</text:p>
          </table:table-cell>
          <table:table-cell table:formula="of:=(POWER([.$G$33]-[.$C$33]/100;[.R$67])-1)/([.$G$33]-[.$C$33]/100-1)" office:value-type="float" office:value="1" calcext:value-type="float">
            <text:p>1</text:p>
          </table:table-cell>
          <table:table-cell table:formula="of:=(POWER([.$G$33]-[.$C$33]/100;[.S$67])-1)/([.$G$33]-[.$C$33]/100-1)" office:value-type="float" office:value="1" calcext:value-type="float">
            <text:p>1</text:p>
          </table:table-cell>
          <table:table-cell table:formula="of:=(POWER([.$G$33]-[.$C$33]/100;[.T$67])-1)/([.$G$33]-[.$C$33]/100-1)" office:value-type="float" office:value="1" calcext:value-type="float">
            <text:p>1</text:p>
          </table:table-cell>
          <table:table-cell table:formula="of:=(POWER([.$G$33]-[.$C$33]/100;[.U$67])-1)/([.$G$33]-[.$C$33]/100-1)" office:value-type="float" office:value="1" calcext:value-type="float">
            <text:p>1</text:p>
          </table:table-cell>
          <table:table-cell table:formula="of:=(POWER([.$G$33]-[.$C$33]/100;[.V$67])-1)/([.$G$33]-[.$C$33]/100-1)" office:value-type="float" office:value="1" calcext:value-type="float">
            <text:p>1</text:p>
          </table:table-cell>
          <table:table-cell table:formula="of:=(POWER([.$G$33]-[.$C$33]/100;[.W$67])-1)/([.$G$33]-[.$C$33]/100-1)" office:value-type="float" office:value="1" calcext:value-type="float">
            <text:p>1</text:p>
          </table:table-cell>
          <table:table-cell table:formula="of:=(POWER([.$G$33]-[.$C$33]/100;[.X$67])-1)/([.$G$33]-[.$C$33]/100-1)" office:value-type="float" office:value="1" calcext:value-type="float">
            <text:p>1</text:p>
          </table:table-cell>
          <table:table-cell table:formula="of:=(POWER([.$G$33]-[.$C$33]/100;[.Y$67])-1)/([.$G$33]-[.$C$33]/100-1)" office:value-type="float" office:value="1" calcext:value-type="float">
            <text:p>1</text:p>
          </table:table-cell>
          <table:table-cell table:formula="of:=(POWER([.$G$33]-[.$C$33]/100;[.Z$67])-1)/([.$G$33]-[.$C$33]/100-1)" office:value-type="float" office:value="1" calcext:value-type="float">
            <text:p>1</text:p>
          </table:table-cell>
          <table:table-cell table:formula="of:=(POWER([.$G$33]-[.$C$33]/100;[.AA$67])-1)/([.$G$33]-[.$C$33]/100-1)" office:value-type="float" office:value="1" calcext:value-type="float">
            <text:p>1</text:p>
          </table:table-cell>
          <table:table-cell table:formula="of:=(POWER([.$G$33]-[.$C$33]/100;[.AB$67])-1)/([.$G$33]-[.$C$33]/100-1)" office:value-type="float" office:value="1" calcext:value-type="float">
            <text:p>1</text:p>
          </table:table-cell>
          <table:table-cell table:formula="of:=(POWER([.$G$33]-[.$C$33]/100;[.AC$67])-1)/([.$G$33]-[.$C$33]/100-1)" office:value-type="float" office:value="1" calcext:value-type="float">
            <text:p>1</text:p>
          </table:table-cell>
          <table:table-cell table:formula="of:=(POWER([.$G$33]-[.$C$33]/100;[.AD$67])-1)/([.$G$33]-[.$C$33]/100-1)" office:value-type="float" office:value="1" calcext:value-type="float">
            <text:p>1</text:p>
          </table:table-cell>
          <table:table-cell table:formula="of:=(POWER([.$G$33]-[.$C$33]/100;[.AE$67])-1)/([.$G$33]-[.$C$33]/100-1)" office:value-type="float" office:value="1" calcext:value-type="float">
            <text:p>1</text:p>
          </table:table-cell>
          <table:table-cell table:formula="of:=(POWER([.$G$33]-[.$C$33]/100;[.AF$67])-1)/([.$G$33]-[.$C$33]/100-1)" office:value-type="float" office:value="1" calcext:value-type="float">
            <text:p>1</text:p>
          </table:table-cell>
          <table:table-cell table:formula="of:=(POWER([.$G$33]-[.$C$33]/100;[.AG$67])-1)/([.$G$33]-[.$C$33]/100-1)" office:value-type="float" office:value="1" calcext:value-type="float">
            <text:p>1</text:p>
          </table:table-cell>
          <table:table-cell table:formula="of:=(POWER([.$G$33]-[.$C$33]/100;[.AH$67])-1)/([.$G$33]-[.$C$33]/100-1)" office:value-type="float" office:value="1" calcext:value-type="float">
            <text:p>1</text:p>
          </table:table-cell>
          <table:table-cell table:formula="of:=(POWER([.$G$33]-[.$C$33]/100;[.AI$67])-1)/([.$G$33]-[.$C$33]/100-1)" office:value-type="float" office:value="1" calcext:value-type="float">
            <text:p>1</text:p>
          </table:table-cell>
          <table:table-cell table:formula="of:=(POWER([.$G$33]-[.$C$33]/100;[.AJ$67])-1)/([.$G$33]-[.$C$33]/100-1)" office:value-type="float" office:value="1" calcext:value-type="float">
            <text:p>1</text:p>
          </table:table-cell>
          <table:table-cell table:formula="of:=(POWER([.$G$33]-[.$C$33]/100;[.AK$67])-1)/([.$G$33]-[.$C$33]/100-1)" office:value-type="float" office:value="1" calcext:value-type="float">
            <text:p>1</text:p>
          </table:table-cell>
          <table:table-cell table:formula="of:=(POWER([.$G$33]-[.$C$33]/100;[.AL$67])-1)/([.$G$33]-[.$C$33]/100-1)" office:value-type="float" office:value="1" calcext:value-type="float">
            <text:p>1</text:p>
          </table:table-cell>
          <table:table-cell table:formula="of:=(POWER([.$G$33]-[.$C$33]/100;[.AM$67])-1)/([.$G$33]-[.$C$33]/100-1)" office:value-type="float" office:value="1" calcext:value-type="float">
            <text:p>1</text:p>
          </table:table-cell>
          <table:table-cell table:formula="of:=(POWER([.$G$33]-[.$C$33]/100;[.AN$67])-1)/([.$G$33]-[.$C$33]/100-1)" office:value-type="float" office:value="1" calcext:value-type="float">
            <text:p>1</text:p>
          </table:table-cell>
          <table:table-cell table:formula="of:=(POWER([.$G$33]-[.$C$33]/100;[.AO$67])-1)/([.$G$33]-[.$C$33]/100-1)" office:value-type="float" office:value="1" calcext:value-type="float">
            <text:p>1</text:p>
          </table:table-cell>
          <table:table-cell table:formula="of:=(POWER([.$G$33]-[.$C$33]/100;[.AP$67])-1)/([.$G$33]-[.$C$33]/100-1)" office:value-type="float" office:value="1" calcext:value-type="float">
            <text:p>1</text:p>
          </table:table-cell>
          <table:table-cell table:formula="of:=(POWER([.$G$33]-[.$C$33]/100;[.AQ$67])-1)/([.$G$33]-[.$C$33]/100-1)" office:value-type="float" office:value="1" calcext:value-type="float">
            <text:p>1</text:p>
          </table:table-cell>
          <table:table-cell table:formula="of:=(POWER([.$G$33]-[.$C$33]/100;[.AR$67])-1)/([.$G$33]-[.$C$33]/100-1)" office:value-type="float" office:value="1" calcext:value-type="float">
            <text:p>1</text:p>
          </table:table-cell>
          <table:table-cell table:formula="of:=(POWER([.$G$33]-[.$C$33]/100;[.AS$67])-1)/([.$G$33]-[.$C$33]/100-1)" office:value-type="float" office:value="1" calcext:value-type="float">
            <text:p>1</text:p>
          </table:table-cell>
          <table:table-cell table:formula="of:=(POWER([.$G$33]-[.$C$33]/100;[.AT$67])-1)/([.$G$33]-[.$C$33]/100-1)" office:value-type="float" office:value="1" calcext:value-type="float">
            <text:p>1</text:p>
          </table:table-cell>
          <table:table-cell table:formula="of:=(POWER([.$G$33]-[.$C$33]/100;[.AU$67])-1)/([.$G$33]-[.$C$33]/100-1)" office:value-type="float" office:value="1" calcext:value-type="float">
            <text:p>1</text:p>
          </table:table-cell>
          <table:table-cell table:formula="of:=(POWER([.$G$33]-[.$C$33]/100;[.AV$67])-1)/([.$G$33]-[.$C$33]/100-1)" office:value-type="float" office:value="1" calcext:value-type="float">
            <text:p>1</text:p>
          </table:table-cell>
          <table:table-cell table:number-columns-repeated="2"/>
          <table:table-cell table:formula="of:=[.$F33]*POWER([.$G33]-[.$C33]/100;[.$H$67])" office:value-type="float" office:value="0" calcext:value-type="float">
            <text:p>0</text:p>
          </table:table-cell>
          <table:table-cell table:formula="of:=[.$F33]*POWER([.$G33]-[.$C33]/100;[.$I$67])" office:value-type="float" office:value="0" calcext:value-type="float">
            <text:p>0</text:p>
          </table:table-cell>
          <table:table-cell table:formula="of:=[.$F33]*POWER([.$G33]-[.$C33]/100;[.$J$67])" office:value-type="float" office:value="0" calcext:value-type="float">
            <text:p>0</text:p>
          </table:table-cell>
          <table:table-cell table:formula="of:=[.$F33]*POWER([.$G33]-[.$C33]/100;[.$K$67])" office:value-type="float" office:value="0" calcext:value-type="float">
            <text:p>0</text:p>
          </table:table-cell>
          <table:table-cell table:formula="of:=[.$F33]*POWER([.$G33]-[.$C33]/100;[.$L$67])" office:value-type="float" office:value="0" calcext:value-type="float">
            <text:p>0</text:p>
          </table:table-cell>
          <table:table-cell table:formula="of:=[.$F33]*POWER([.$G33]-[.$C33]/100;[.$M$67])" office:value-type="float" office:value="0" calcext:value-type="float">
            <text:p>0</text:p>
          </table:table-cell>
          <table:table-cell table:formula="of:=[.$F33]*POWER([.$G33]-[.$C33]/100;[.$N$67])" office:value-type="float" office:value="0" calcext:value-type="float">
            <text:p>0</text:p>
          </table:table-cell>
          <table:table-cell table:formula="of:=[.$F33]*POWER([.$G33]-[.$C33]/100;[.$O$67])" office:value-type="float" office:value="0" calcext:value-type="float">
            <text:p>0</text:p>
          </table:table-cell>
          <table:table-cell table:formula="of:=[.$F33]*POWER([.$G33]-[.$C33]/100;[.$P$67])" office:value-type="float" office:value="0" calcext:value-type="float">
            <text:p>0</text:p>
          </table:table-cell>
          <table:table-cell table:formula="of:=[.$F33]*POWER([.$G33]-[.$C33]/100;[.$Q$67])" office:value-type="float" office:value="0" calcext:value-type="float">
            <text:p>0</text:p>
          </table:table-cell>
          <table:table-cell table:formula="of:=[.$F33]*POWER([.$G33]-[.$C33]/100;[.$R$67])" office:value-type="float" office:value="0" calcext:value-type="float">
            <text:p>0</text:p>
          </table:table-cell>
          <table:table-cell table:formula="of:=[.$F33]*POWER([.$G33]-[.$C33]/100;[.$S$67])" office:value-type="float" office:value="0" calcext:value-type="float">
            <text:p>0</text:p>
          </table:table-cell>
          <table:table-cell table:formula="of:=[.$F33]*POWER([.$G33]-[.$C33]/100;[.$T$67])" office:value-type="float" office:value="0" calcext:value-type="float">
            <text:p>0</text:p>
          </table:table-cell>
          <table:table-cell table:formula="of:=[.$F33]*POWER([.$G33]-[.$C33]/100;[.$U$67])" office:value-type="float" office:value="0" calcext:value-type="float">
            <text:p>0</text:p>
          </table:table-cell>
          <table:table-cell table:formula="of:=[.$F33]*POWER([.$G33]-[.$C33]/100;[.$V$67])" office:value-type="float" office:value="0" calcext:value-type="float">
            <text:p>0</text:p>
          </table:table-cell>
          <table:table-cell table:formula="of:=[.$F33]*POWER([.$G33]-[.$C33]/100;[.$W$67])" office:value-type="float" office:value="0" calcext:value-type="float">
            <text:p>0</text:p>
          </table:table-cell>
          <table:table-cell table:formula="of:=[.$F33]*POWER([.$G33]-[.$C33]/100;[.$X$67])" office:value-type="float" office:value="0" calcext:value-type="float">
            <text:p>0</text:p>
          </table:table-cell>
          <table:table-cell table:formula="of:=[.$F33]*POWER([.$G33]-[.$C33]/100;[.$Y$67])" office:value-type="float" office:value="0" calcext:value-type="float">
            <text:p>0</text:p>
          </table:table-cell>
          <table:table-cell table:formula="of:=[.$F33]*POWER([.$G33]-[.$C33]/100;[.$Z$67])" office:value-type="float" office:value="0" calcext:value-type="float">
            <text:p>0</text:p>
          </table:table-cell>
          <table:table-cell table:formula="of:=[.$F33]*POWER([.$G33]-[.$C33]/100;[.$AA$67])" office:value-type="float" office:value="0" calcext:value-type="float">
            <text:p>0</text:p>
          </table:table-cell>
          <table:table-cell table:formula="of:=[.$F33]*POWER([.$G33]-[.$C33]/100;[.$AB$67])" office:value-type="float" office:value="0" calcext:value-type="float">
            <text:p>0</text:p>
          </table:table-cell>
          <table:table-cell table:formula="of:=[.$F33]*POWER([.$G33]-[.$C33]/100;[.$AC$67])" office:value-type="float" office:value="0" calcext:value-type="float">
            <text:p>0</text:p>
          </table:table-cell>
          <table:table-cell table:formula="of:=[.$F33]*POWER([.$G33]-[.$C33]/100;[.$AD$67])" office:value-type="float" office:value="0" calcext:value-type="float">
            <text:p>0</text:p>
          </table:table-cell>
          <table:table-cell table:formula="of:=[.$F33]*POWER([.$G33]-[.$C33]/100;[.$AE$67])" office:value-type="float" office:value="0" calcext:value-type="float">
            <text:p>0</text:p>
          </table:table-cell>
          <table:table-cell table:formula="of:=[.$F33]*POWER([.$G33]-[.$C33]/100;[.$AF$67])" office:value-type="float" office:value="0" calcext:value-type="float">
            <text:p>0</text:p>
          </table:table-cell>
          <table:table-cell table:formula="of:=[.$F33]*POWER([.$G33]-[.$C33]/100;[.$AG$67])" office:value-type="float" office:value="0" calcext:value-type="float">
            <text:p>0</text:p>
          </table:table-cell>
          <table:table-cell table:formula="of:=[.$F33]*POWER([.$G33]-[.$C33]/100;[.$AH$67])" office:value-type="float" office:value="0" calcext:value-type="float">
            <text:p>0</text:p>
          </table:table-cell>
          <table:table-cell table:formula="of:=[.$F33]*POWER([.$G33]-[.$C33]/100;[.$AI$67])" office:value-type="float" office:value="0" calcext:value-type="float">
            <text:p>0</text:p>
          </table:table-cell>
          <table:table-cell table:formula="of:=[.$F33]*POWER([.$G33]-[.$C33]/100;[.$AJ$67])" office:value-type="float" office:value="0" calcext:value-type="float">
            <text:p>0</text:p>
          </table:table-cell>
          <table:table-cell table:formula="of:=[.$F33]*POWER([.$G33]-[.$C33]/100;[.$AK$67])" office:value-type="float" office:value="0" calcext:value-type="float">
            <text:p>0</text:p>
          </table:table-cell>
          <table:table-cell table:formula="of:=[.$F33]*POWER([.$G33]-[.$C33]/100;[.$AL$67])" office:value-type="float" office:value="0" calcext:value-type="float">
            <text:p>0</text:p>
          </table:table-cell>
          <table:table-cell table:formula="of:=[.$F33]*POWER([.$G33]-[.$C33]/100;[.$AM$67])" office:value-type="float" office:value="0" calcext:value-type="float">
            <text:p>0</text:p>
          </table:table-cell>
          <table:table-cell table:formula="of:=[.$F33]*POWER([.$G33]-[.$C33]/100;[.$AN$67])" office:value-type="float" office:value="0" calcext:value-type="float">
            <text:p>0</text:p>
          </table:table-cell>
          <table:table-cell table:formula="of:=[.$F33]*POWER([.$G33]-[.$C33]/100;[.$AO$67])" office:value-type="float" office:value="0" calcext:value-type="float">
            <text:p>0</text:p>
          </table:table-cell>
          <table:table-cell table:formula="of:=[.$F33]*POWER([.$G33]-[.$C33]/100;[.$AP$67])" office:value-type="float" office:value="0" calcext:value-type="float">
            <text:p>0</text:p>
          </table:table-cell>
          <table:table-cell table:formula="of:=[.$F33]*POWER([.$G33]-[.$C33]/100;[.$AQ$67])" office:value-type="float" office:value="0" calcext:value-type="float">
            <text:p>0</text:p>
          </table:table-cell>
          <table:table-cell table:formula="of:=[.$F33]*POWER([.$G33]-[.$C33]/100;[.$AR$67])" office:value-type="float" office:value="0" calcext:value-type="float">
            <text:p>0</text:p>
          </table:table-cell>
          <table:table-cell table:formula="of:=[.$F33]*POWER([.$G33]-[.$C33]/100;[.$AS$67])" office:value-type="float" office:value="0" calcext:value-type="float">
            <text:p>0</text:p>
          </table:table-cell>
          <table:table-cell table:formula="of:=[.$F33]*POWER([.$G33]-[.$C33]/100;[.$AT$67])" office:value-type="float" office:value="0" calcext:value-type="float">
            <text:p>0</text:p>
          </table:table-cell>
          <table:table-cell table:formula="of:=[.$F33]*POWER([.$G33]-[.$C33]/100;[.$AU$67])" office:value-type="float" office:value="0" calcext:value-type="float">
            <text:p>0</text:p>
          </table:table-cell>
          <table:table-cell table:formula="of:=[.$F33]*POWER([.$G33]-[.$C3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4:.BR34])" office:value-type="float" office:value="0" calcext:value-type="float">
            <text:p>0</text:p>
          </table:table-cell>
          <table:table-cell table:number-columns-repeated="6"/>
          <table:table-cell table:formula="of:=(POWER([.$G$34]-[.$C$34]/100;[.H$67])-1)/([.$G$34]-[.$C$34]/100-1)" office:value-type="float" office:value="-0" calcext:value-type="float">
            <text:p>0</text:p>
          </table:table-cell>
          <table:table-cell table:formula="of:=(POWER([.$G$34]-[.$C$34]/100;[.I$67])-1)/([.$G$34]-[.$C$34]/100-1)" office:value-type="float" office:value="1" calcext:value-type="float">
            <text:p>1</text:p>
          </table:table-cell>
          <table:table-cell table:formula="of:=(POWER([.$G$34]-[.$C$34]/100;[.J$67])-1)/([.$G$34]-[.$C$34]/100-1)" office:value-type="float" office:value="1" calcext:value-type="float">
            <text:p>1</text:p>
          </table:table-cell>
          <table:table-cell table:formula="of:=(POWER([.$G$34]-[.$C$34]/100;[.K$67])-1)/([.$G$34]-[.$C$34]/100-1)" office:value-type="float" office:value="1" calcext:value-type="float">
            <text:p>1</text:p>
          </table:table-cell>
          <table:table-cell table:formula="of:=(POWER([.$G$34]-[.$C$34]/100;[.L$67])-1)/([.$G$34]-[.$C$34]/100-1)" office:value-type="float" office:value="1" calcext:value-type="float">
            <text:p>1</text:p>
          </table:table-cell>
          <table:table-cell table:formula="of:=(POWER([.$G$34]-[.$C$34]/100;[.M$67])-1)/([.$G$34]-[.$C$34]/100-1)" office:value-type="float" office:value="1" calcext:value-type="float">
            <text:p>1</text:p>
          </table:table-cell>
          <table:table-cell table:formula="of:=(POWER([.$G$34]-[.$C$34]/100;[.N$67])-1)/([.$G$34]-[.$C$34]/100-1)" office:value-type="float" office:value="1" calcext:value-type="float">
            <text:p>1</text:p>
          </table:table-cell>
          <table:table-cell table:formula="of:=(POWER([.$G$34]-[.$C$34]/100;[.O$67])-1)/([.$G$34]-[.$C$34]/100-1)" office:value-type="float" office:value="1" calcext:value-type="float">
            <text:p>1</text:p>
          </table:table-cell>
          <table:table-cell table:formula="of:=(POWER([.$G$34]-[.$C$34]/100;[.P$67])-1)/([.$G$34]-[.$C$34]/100-1)" office:value-type="float" office:value="1" calcext:value-type="float">
            <text:p>1</text:p>
          </table:table-cell>
          <table:table-cell table:formula="of:=(POWER([.$G$34]-[.$C$34]/100;[.Q$67])-1)/([.$G$34]-[.$C$34]/100-1)" office:value-type="float" office:value="1" calcext:value-type="float">
            <text:p>1</text:p>
          </table:table-cell>
          <table:table-cell table:formula="of:=(POWER([.$G$34]-[.$C$34]/100;[.R$67])-1)/([.$G$34]-[.$C$34]/100-1)" office:value-type="float" office:value="1" calcext:value-type="float">
            <text:p>1</text:p>
          </table:table-cell>
          <table:table-cell table:formula="of:=(POWER([.$G$34]-[.$C$34]/100;[.S$67])-1)/([.$G$34]-[.$C$34]/100-1)" office:value-type="float" office:value="1" calcext:value-type="float">
            <text:p>1</text:p>
          </table:table-cell>
          <table:table-cell table:formula="of:=(POWER([.$G$34]-[.$C$34]/100;[.T$67])-1)/([.$G$34]-[.$C$34]/100-1)" office:value-type="float" office:value="1" calcext:value-type="float">
            <text:p>1</text:p>
          </table:table-cell>
          <table:table-cell table:formula="of:=(POWER([.$G$34]-[.$C$34]/100;[.U$67])-1)/([.$G$34]-[.$C$34]/100-1)" office:value-type="float" office:value="1" calcext:value-type="float">
            <text:p>1</text:p>
          </table:table-cell>
          <table:table-cell table:formula="of:=(POWER([.$G$34]-[.$C$34]/100;[.V$67])-1)/([.$G$34]-[.$C$34]/100-1)" office:value-type="float" office:value="1" calcext:value-type="float">
            <text:p>1</text:p>
          </table:table-cell>
          <table:table-cell table:formula="of:=(POWER([.$G$34]-[.$C$34]/100;[.W$67])-1)/([.$G$34]-[.$C$34]/100-1)" office:value-type="float" office:value="1" calcext:value-type="float">
            <text:p>1</text:p>
          </table:table-cell>
          <table:table-cell table:formula="of:=(POWER([.$G$34]-[.$C$34]/100;[.X$67])-1)/([.$G$34]-[.$C$34]/100-1)" office:value-type="float" office:value="1" calcext:value-type="float">
            <text:p>1</text:p>
          </table:table-cell>
          <table:table-cell table:formula="of:=(POWER([.$G$34]-[.$C$34]/100;[.Y$67])-1)/([.$G$34]-[.$C$34]/100-1)" office:value-type="float" office:value="1" calcext:value-type="float">
            <text:p>1</text:p>
          </table:table-cell>
          <table:table-cell table:formula="of:=(POWER([.$G$34]-[.$C$34]/100;[.Z$67])-1)/([.$G$34]-[.$C$34]/100-1)" office:value-type="float" office:value="1" calcext:value-type="float">
            <text:p>1</text:p>
          </table:table-cell>
          <table:table-cell table:formula="of:=(POWER([.$G$34]-[.$C$34]/100;[.AA$67])-1)/([.$G$34]-[.$C$34]/100-1)" office:value-type="float" office:value="1" calcext:value-type="float">
            <text:p>1</text:p>
          </table:table-cell>
          <table:table-cell table:formula="of:=(POWER([.$G$34]-[.$C$34]/100;[.AB$67])-1)/([.$G$34]-[.$C$34]/100-1)" office:value-type="float" office:value="1" calcext:value-type="float">
            <text:p>1</text:p>
          </table:table-cell>
          <table:table-cell table:formula="of:=(POWER([.$G$34]-[.$C$34]/100;[.AC$67])-1)/([.$G$34]-[.$C$34]/100-1)" office:value-type="float" office:value="1" calcext:value-type="float">
            <text:p>1</text:p>
          </table:table-cell>
          <table:table-cell table:formula="of:=(POWER([.$G$34]-[.$C$34]/100;[.AD$67])-1)/([.$G$34]-[.$C$34]/100-1)" office:value-type="float" office:value="1" calcext:value-type="float">
            <text:p>1</text:p>
          </table:table-cell>
          <table:table-cell table:formula="of:=(POWER([.$G$34]-[.$C$34]/100;[.AE$67])-1)/([.$G$34]-[.$C$34]/100-1)" office:value-type="float" office:value="1" calcext:value-type="float">
            <text:p>1</text:p>
          </table:table-cell>
          <table:table-cell table:formula="of:=(POWER([.$G$34]-[.$C$34]/100;[.AF$67])-1)/([.$G$34]-[.$C$34]/100-1)" office:value-type="float" office:value="1" calcext:value-type="float">
            <text:p>1</text:p>
          </table:table-cell>
          <table:table-cell table:formula="of:=(POWER([.$G$34]-[.$C$34]/100;[.AG$67])-1)/([.$G$34]-[.$C$34]/100-1)" office:value-type="float" office:value="1" calcext:value-type="float">
            <text:p>1</text:p>
          </table:table-cell>
          <table:table-cell table:formula="of:=(POWER([.$G$34]-[.$C$34]/100;[.AH$67])-1)/([.$G$34]-[.$C$34]/100-1)" office:value-type="float" office:value="1" calcext:value-type="float">
            <text:p>1</text:p>
          </table:table-cell>
          <table:table-cell table:formula="of:=(POWER([.$G$34]-[.$C$34]/100;[.AI$67])-1)/([.$G$34]-[.$C$34]/100-1)" office:value-type="float" office:value="1" calcext:value-type="float">
            <text:p>1</text:p>
          </table:table-cell>
          <table:table-cell table:formula="of:=(POWER([.$G$34]-[.$C$34]/100;[.AJ$67])-1)/([.$G$34]-[.$C$34]/100-1)" office:value-type="float" office:value="1" calcext:value-type="float">
            <text:p>1</text:p>
          </table:table-cell>
          <table:table-cell table:formula="of:=(POWER([.$G$34]-[.$C$34]/100;[.AK$67])-1)/([.$G$34]-[.$C$34]/100-1)" office:value-type="float" office:value="1" calcext:value-type="float">
            <text:p>1</text:p>
          </table:table-cell>
          <table:table-cell table:formula="of:=(POWER([.$G$34]-[.$C$34]/100;[.AL$67])-1)/([.$G$34]-[.$C$34]/100-1)" office:value-type="float" office:value="1" calcext:value-type="float">
            <text:p>1</text:p>
          </table:table-cell>
          <table:table-cell table:formula="of:=(POWER([.$G$34]-[.$C$34]/100;[.AM$67])-1)/([.$G$34]-[.$C$34]/100-1)" office:value-type="float" office:value="1" calcext:value-type="float">
            <text:p>1</text:p>
          </table:table-cell>
          <table:table-cell table:formula="of:=(POWER([.$G$34]-[.$C$34]/100;[.AN$67])-1)/([.$G$34]-[.$C$34]/100-1)" office:value-type="float" office:value="1" calcext:value-type="float">
            <text:p>1</text:p>
          </table:table-cell>
          <table:table-cell table:formula="of:=(POWER([.$G$34]-[.$C$34]/100;[.AO$67])-1)/([.$G$34]-[.$C$34]/100-1)" office:value-type="float" office:value="1" calcext:value-type="float">
            <text:p>1</text:p>
          </table:table-cell>
          <table:table-cell table:formula="of:=(POWER([.$G$34]-[.$C$34]/100;[.AP$67])-1)/([.$G$34]-[.$C$34]/100-1)" office:value-type="float" office:value="1" calcext:value-type="float">
            <text:p>1</text:p>
          </table:table-cell>
          <table:table-cell table:formula="of:=(POWER([.$G$34]-[.$C$34]/100;[.AQ$67])-1)/([.$G$34]-[.$C$34]/100-1)" office:value-type="float" office:value="1" calcext:value-type="float">
            <text:p>1</text:p>
          </table:table-cell>
          <table:table-cell table:formula="of:=(POWER([.$G$34]-[.$C$34]/100;[.AR$67])-1)/([.$G$34]-[.$C$34]/100-1)" office:value-type="float" office:value="1" calcext:value-type="float">
            <text:p>1</text:p>
          </table:table-cell>
          <table:table-cell table:formula="of:=(POWER([.$G$34]-[.$C$34]/100;[.AS$67])-1)/([.$G$34]-[.$C$34]/100-1)" office:value-type="float" office:value="1" calcext:value-type="float">
            <text:p>1</text:p>
          </table:table-cell>
          <table:table-cell table:formula="of:=(POWER([.$G$34]-[.$C$34]/100;[.AT$67])-1)/([.$G$34]-[.$C$34]/100-1)" office:value-type="float" office:value="1" calcext:value-type="float">
            <text:p>1</text:p>
          </table:table-cell>
          <table:table-cell table:formula="of:=(POWER([.$G$34]-[.$C$34]/100;[.AU$67])-1)/([.$G$34]-[.$C$34]/100-1)" office:value-type="float" office:value="1" calcext:value-type="float">
            <text:p>1</text:p>
          </table:table-cell>
          <table:table-cell table:formula="of:=(POWER([.$G$34]-[.$C$34]/100;[.AV$67])-1)/([.$G$34]-[.$C$34]/100-1)" office:value-type="float" office:value="1" calcext:value-type="float">
            <text:p>1</text:p>
          </table:table-cell>
          <table:table-cell table:number-columns-repeated="2"/>
          <table:table-cell table:formula="of:=[.$F34]*POWER([.$G34]-[.$C34]/100;[.$H$67])" office:value-type="float" office:value="0" calcext:value-type="float">
            <text:p>0</text:p>
          </table:table-cell>
          <table:table-cell table:formula="of:=[.$F34]*POWER([.$G34]-[.$C34]/100;[.$I$67])" office:value-type="float" office:value="0" calcext:value-type="float">
            <text:p>0</text:p>
          </table:table-cell>
          <table:table-cell table:formula="of:=[.$F34]*POWER([.$G34]-[.$C34]/100;[.$J$67])" office:value-type="float" office:value="0" calcext:value-type="float">
            <text:p>0</text:p>
          </table:table-cell>
          <table:table-cell table:formula="of:=[.$F34]*POWER([.$G34]-[.$C34]/100;[.$K$67])" office:value-type="float" office:value="0" calcext:value-type="float">
            <text:p>0</text:p>
          </table:table-cell>
          <table:table-cell table:formula="of:=[.$F34]*POWER([.$G34]-[.$C34]/100;[.$L$67])" office:value-type="float" office:value="0" calcext:value-type="float">
            <text:p>0</text:p>
          </table:table-cell>
          <table:table-cell table:formula="of:=[.$F34]*POWER([.$G34]-[.$C34]/100;[.$M$67])" office:value-type="float" office:value="0" calcext:value-type="float">
            <text:p>0</text:p>
          </table:table-cell>
          <table:table-cell table:formula="of:=[.$F34]*POWER([.$G34]-[.$C34]/100;[.$N$67])" office:value-type="float" office:value="0" calcext:value-type="float">
            <text:p>0</text:p>
          </table:table-cell>
          <table:table-cell table:formula="of:=[.$F34]*POWER([.$G34]-[.$C34]/100;[.$O$67])" office:value-type="float" office:value="0" calcext:value-type="float">
            <text:p>0</text:p>
          </table:table-cell>
          <table:table-cell table:formula="of:=[.$F34]*POWER([.$G34]-[.$C34]/100;[.$P$67])" office:value-type="float" office:value="0" calcext:value-type="float">
            <text:p>0</text:p>
          </table:table-cell>
          <table:table-cell table:formula="of:=[.$F34]*POWER([.$G34]-[.$C34]/100;[.$Q$67])" office:value-type="float" office:value="0" calcext:value-type="float">
            <text:p>0</text:p>
          </table:table-cell>
          <table:table-cell table:formula="of:=[.$F34]*POWER([.$G34]-[.$C34]/100;[.$R$67])" office:value-type="float" office:value="0" calcext:value-type="float">
            <text:p>0</text:p>
          </table:table-cell>
          <table:table-cell table:formula="of:=[.$F34]*POWER([.$G34]-[.$C34]/100;[.$S$67])" office:value-type="float" office:value="0" calcext:value-type="float">
            <text:p>0</text:p>
          </table:table-cell>
          <table:table-cell table:formula="of:=[.$F34]*POWER([.$G34]-[.$C34]/100;[.$T$67])" office:value-type="float" office:value="0" calcext:value-type="float">
            <text:p>0</text:p>
          </table:table-cell>
          <table:table-cell table:formula="of:=[.$F34]*POWER([.$G34]-[.$C34]/100;[.$U$67])" office:value-type="float" office:value="0" calcext:value-type="float">
            <text:p>0</text:p>
          </table:table-cell>
          <table:table-cell table:formula="of:=[.$F34]*POWER([.$G34]-[.$C34]/100;[.$V$67])" office:value-type="float" office:value="0" calcext:value-type="float">
            <text:p>0</text:p>
          </table:table-cell>
          <table:table-cell table:formula="of:=[.$F34]*POWER([.$G34]-[.$C34]/100;[.$W$67])" office:value-type="float" office:value="0" calcext:value-type="float">
            <text:p>0</text:p>
          </table:table-cell>
          <table:table-cell table:formula="of:=[.$F34]*POWER([.$G34]-[.$C34]/100;[.$X$67])" office:value-type="float" office:value="0" calcext:value-type="float">
            <text:p>0</text:p>
          </table:table-cell>
          <table:table-cell table:formula="of:=[.$F34]*POWER([.$G34]-[.$C34]/100;[.$Y$67])" office:value-type="float" office:value="0" calcext:value-type="float">
            <text:p>0</text:p>
          </table:table-cell>
          <table:table-cell table:formula="of:=[.$F34]*POWER([.$G34]-[.$C34]/100;[.$Z$67])" office:value-type="float" office:value="0" calcext:value-type="float">
            <text:p>0</text:p>
          </table:table-cell>
          <table:table-cell table:formula="of:=[.$F34]*POWER([.$G34]-[.$C34]/100;[.$AA$67])" office:value-type="float" office:value="0" calcext:value-type="float">
            <text:p>0</text:p>
          </table:table-cell>
          <table:table-cell table:formula="of:=[.$F34]*POWER([.$G34]-[.$C34]/100;[.$AB$67])" office:value-type="float" office:value="0" calcext:value-type="float">
            <text:p>0</text:p>
          </table:table-cell>
          <table:table-cell table:formula="of:=[.$F34]*POWER([.$G34]-[.$C34]/100;[.$AC$67])" office:value-type="float" office:value="0" calcext:value-type="float">
            <text:p>0</text:p>
          </table:table-cell>
          <table:table-cell table:formula="of:=[.$F34]*POWER([.$G34]-[.$C34]/100;[.$AD$67])" office:value-type="float" office:value="0" calcext:value-type="float">
            <text:p>0</text:p>
          </table:table-cell>
          <table:table-cell table:formula="of:=[.$F34]*POWER([.$G34]-[.$C34]/100;[.$AE$67])" office:value-type="float" office:value="0" calcext:value-type="float">
            <text:p>0</text:p>
          </table:table-cell>
          <table:table-cell table:formula="of:=[.$F34]*POWER([.$G34]-[.$C34]/100;[.$AF$67])" office:value-type="float" office:value="0" calcext:value-type="float">
            <text:p>0</text:p>
          </table:table-cell>
          <table:table-cell table:formula="of:=[.$F34]*POWER([.$G34]-[.$C34]/100;[.$AG$67])" office:value-type="float" office:value="0" calcext:value-type="float">
            <text:p>0</text:p>
          </table:table-cell>
          <table:table-cell table:formula="of:=[.$F34]*POWER([.$G34]-[.$C34]/100;[.$AH$67])" office:value-type="float" office:value="0" calcext:value-type="float">
            <text:p>0</text:p>
          </table:table-cell>
          <table:table-cell table:formula="of:=[.$F34]*POWER([.$G34]-[.$C34]/100;[.$AI$67])" office:value-type="float" office:value="0" calcext:value-type="float">
            <text:p>0</text:p>
          </table:table-cell>
          <table:table-cell table:formula="of:=[.$F34]*POWER([.$G34]-[.$C34]/100;[.$AJ$67])" office:value-type="float" office:value="0" calcext:value-type="float">
            <text:p>0</text:p>
          </table:table-cell>
          <table:table-cell table:formula="of:=[.$F34]*POWER([.$G34]-[.$C34]/100;[.$AK$67])" office:value-type="float" office:value="0" calcext:value-type="float">
            <text:p>0</text:p>
          </table:table-cell>
          <table:table-cell table:formula="of:=[.$F34]*POWER([.$G34]-[.$C34]/100;[.$AL$67])" office:value-type="float" office:value="0" calcext:value-type="float">
            <text:p>0</text:p>
          </table:table-cell>
          <table:table-cell table:formula="of:=[.$F34]*POWER([.$G34]-[.$C34]/100;[.$AM$67])" office:value-type="float" office:value="0" calcext:value-type="float">
            <text:p>0</text:p>
          </table:table-cell>
          <table:table-cell table:formula="of:=[.$F34]*POWER([.$G34]-[.$C34]/100;[.$AN$67])" office:value-type="float" office:value="0" calcext:value-type="float">
            <text:p>0</text:p>
          </table:table-cell>
          <table:table-cell table:formula="of:=[.$F34]*POWER([.$G34]-[.$C34]/100;[.$AO$67])" office:value-type="float" office:value="0" calcext:value-type="float">
            <text:p>0</text:p>
          </table:table-cell>
          <table:table-cell table:formula="of:=[.$F34]*POWER([.$G34]-[.$C34]/100;[.$AP$67])" office:value-type="float" office:value="0" calcext:value-type="float">
            <text:p>0</text:p>
          </table:table-cell>
          <table:table-cell table:formula="of:=[.$F34]*POWER([.$G34]-[.$C34]/100;[.$AQ$67])" office:value-type="float" office:value="0" calcext:value-type="float">
            <text:p>0</text:p>
          </table:table-cell>
          <table:table-cell table:formula="of:=[.$F34]*POWER([.$G34]-[.$C34]/100;[.$AR$67])" office:value-type="float" office:value="0" calcext:value-type="float">
            <text:p>0</text:p>
          </table:table-cell>
          <table:table-cell table:formula="of:=[.$F34]*POWER([.$G34]-[.$C34]/100;[.$AS$67])" office:value-type="float" office:value="0" calcext:value-type="float">
            <text:p>0</text:p>
          </table:table-cell>
          <table:table-cell table:formula="of:=[.$F34]*POWER([.$G34]-[.$C34]/100;[.$AT$67])" office:value-type="float" office:value="0" calcext:value-type="float">
            <text:p>0</text:p>
          </table:table-cell>
          <table:table-cell table:formula="of:=[.$F34]*POWER([.$G34]-[.$C34]/100;[.$AU$67])" office:value-type="float" office:value="0" calcext:value-type="float">
            <text:p>0</text:p>
          </table:table-cell>
          <table:table-cell table:formula="of:=[.$F34]*POWER([.$G34]-[.$C3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5:.BR35])" office:value-type="float" office:value="0" calcext:value-type="float">
            <text:p>0</text:p>
          </table:table-cell>
          <table:table-cell table:number-columns-repeated="6"/>
          <table:table-cell table:formula="of:=(POWER([.$G$35]-[.$C$35]/100;[.H$67])-1)/([.$G$35]-[.$C$35]/100-1)" office:value-type="float" office:value="-0" calcext:value-type="float">
            <text:p>0</text:p>
          </table:table-cell>
          <table:table-cell table:formula="of:=(POWER([.$G$35]-[.$C$35]/100;[.I$67])-1)/([.$G$35]-[.$C$35]/100-1)" office:value-type="float" office:value="1" calcext:value-type="float">
            <text:p>1</text:p>
          </table:table-cell>
          <table:table-cell table:formula="of:=(POWER([.$G$35]-[.$C$35]/100;[.J$67])-1)/([.$G$35]-[.$C$35]/100-1)" office:value-type="float" office:value="1" calcext:value-type="float">
            <text:p>1</text:p>
          </table:table-cell>
          <table:table-cell table:formula="of:=(POWER([.$G$35]-[.$C$35]/100;[.K$67])-1)/([.$G$35]-[.$C$35]/100-1)" office:value-type="float" office:value="1" calcext:value-type="float">
            <text:p>1</text:p>
          </table:table-cell>
          <table:table-cell table:formula="of:=(POWER([.$G$35]-[.$C$35]/100;[.L$67])-1)/([.$G$35]-[.$C$35]/100-1)" office:value-type="float" office:value="1" calcext:value-type="float">
            <text:p>1</text:p>
          </table:table-cell>
          <table:table-cell table:formula="of:=(POWER([.$G$35]-[.$C$35]/100;[.M$67])-1)/([.$G$35]-[.$C$35]/100-1)" office:value-type="float" office:value="1" calcext:value-type="float">
            <text:p>1</text:p>
          </table:table-cell>
          <table:table-cell table:formula="of:=(POWER([.$G$35]-[.$C$35]/100;[.N$67])-1)/([.$G$35]-[.$C$35]/100-1)" office:value-type="float" office:value="1" calcext:value-type="float">
            <text:p>1</text:p>
          </table:table-cell>
          <table:table-cell table:formula="of:=(POWER([.$G$35]-[.$C$35]/100;[.O$67])-1)/([.$G$35]-[.$C$35]/100-1)" office:value-type="float" office:value="1" calcext:value-type="float">
            <text:p>1</text:p>
          </table:table-cell>
          <table:table-cell table:formula="of:=(POWER([.$G$35]-[.$C$35]/100;[.P$67])-1)/([.$G$35]-[.$C$35]/100-1)" office:value-type="float" office:value="1" calcext:value-type="float">
            <text:p>1</text:p>
          </table:table-cell>
          <table:table-cell table:formula="of:=(POWER([.$G$35]-[.$C$35]/100;[.Q$67])-1)/([.$G$35]-[.$C$35]/100-1)" office:value-type="float" office:value="1" calcext:value-type="float">
            <text:p>1</text:p>
          </table:table-cell>
          <table:table-cell table:formula="of:=(POWER([.$G$35]-[.$C$35]/100;[.R$67])-1)/([.$G$35]-[.$C$35]/100-1)" office:value-type="float" office:value="1" calcext:value-type="float">
            <text:p>1</text:p>
          </table:table-cell>
          <table:table-cell table:formula="of:=(POWER([.$G$35]-[.$C$35]/100;[.S$67])-1)/([.$G$35]-[.$C$35]/100-1)" office:value-type="float" office:value="1" calcext:value-type="float">
            <text:p>1</text:p>
          </table:table-cell>
          <table:table-cell table:formula="of:=(POWER([.$G$35]-[.$C$35]/100;[.T$67])-1)/([.$G$35]-[.$C$35]/100-1)" office:value-type="float" office:value="1" calcext:value-type="float">
            <text:p>1</text:p>
          </table:table-cell>
          <table:table-cell table:formula="of:=(POWER([.$G$35]-[.$C$35]/100;[.U$67])-1)/([.$G$35]-[.$C$35]/100-1)" office:value-type="float" office:value="1" calcext:value-type="float">
            <text:p>1</text:p>
          </table:table-cell>
          <table:table-cell table:formula="of:=(POWER([.$G$35]-[.$C$35]/100;[.V$67])-1)/([.$G$35]-[.$C$35]/100-1)" office:value-type="float" office:value="1" calcext:value-type="float">
            <text:p>1</text:p>
          </table:table-cell>
          <table:table-cell table:formula="of:=(POWER([.$G$35]-[.$C$35]/100;[.W$67])-1)/([.$G$35]-[.$C$35]/100-1)" office:value-type="float" office:value="1" calcext:value-type="float">
            <text:p>1</text:p>
          </table:table-cell>
          <table:table-cell table:formula="of:=(POWER([.$G$35]-[.$C$35]/100;[.X$67])-1)/([.$G$35]-[.$C$35]/100-1)" office:value-type="float" office:value="1" calcext:value-type="float">
            <text:p>1</text:p>
          </table:table-cell>
          <table:table-cell table:formula="of:=(POWER([.$G$35]-[.$C$35]/100;[.Y$67])-1)/([.$G$35]-[.$C$35]/100-1)" office:value-type="float" office:value="1" calcext:value-type="float">
            <text:p>1</text:p>
          </table:table-cell>
          <table:table-cell table:formula="of:=(POWER([.$G$35]-[.$C$35]/100;[.Z$67])-1)/([.$G$35]-[.$C$35]/100-1)" office:value-type="float" office:value="1" calcext:value-type="float">
            <text:p>1</text:p>
          </table:table-cell>
          <table:table-cell table:formula="of:=(POWER([.$G$35]-[.$C$35]/100;[.AA$67])-1)/([.$G$35]-[.$C$35]/100-1)" office:value-type="float" office:value="1" calcext:value-type="float">
            <text:p>1</text:p>
          </table:table-cell>
          <table:table-cell table:formula="of:=(POWER([.$G$35]-[.$C$35]/100;[.AB$67])-1)/([.$G$35]-[.$C$35]/100-1)" office:value-type="float" office:value="1" calcext:value-type="float">
            <text:p>1</text:p>
          </table:table-cell>
          <table:table-cell table:formula="of:=(POWER([.$G$35]-[.$C$35]/100;[.AC$67])-1)/([.$G$35]-[.$C$35]/100-1)" office:value-type="float" office:value="1" calcext:value-type="float">
            <text:p>1</text:p>
          </table:table-cell>
          <table:table-cell table:formula="of:=(POWER([.$G$35]-[.$C$35]/100;[.AD$67])-1)/([.$G$35]-[.$C$35]/100-1)" office:value-type="float" office:value="1" calcext:value-type="float">
            <text:p>1</text:p>
          </table:table-cell>
          <table:table-cell table:formula="of:=(POWER([.$G$35]-[.$C$35]/100;[.AE$67])-1)/([.$G$35]-[.$C$35]/100-1)" office:value-type="float" office:value="1" calcext:value-type="float">
            <text:p>1</text:p>
          </table:table-cell>
          <table:table-cell table:formula="of:=(POWER([.$G$35]-[.$C$35]/100;[.AF$67])-1)/([.$G$35]-[.$C$35]/100-1)" office:value-type="float" office:value="1" calcext:value-type="float">
            <text:p>1</text:p>
          </table:table-cell>
          <table:table-cell table:formula="of:=(POWER([.$G$35]-[.$C$35]/100;[.AG$67])-1)/([.$G$35]-[.$C$35]/100-1)" office:value-type="float" office:value="1" calcext:value-type="float">
            <text:p>1</text:p>
          </table:table-cell>
          <table:table-cell table:formula="of:=(POWER([.$G$35]-[.$C$35]/100;[.AH$67])-1)/([.$G$35]-[.$C$35]/100-1)" office:value-type="float" office:value="1" calcext:value-type="float">
            <text:p>1</text:p>
          </table:table-cell>
          <table:table-cell table:formula="of:=(POWER([.$G$35]-[.$C$35]/100;[.AI$67])-1)/([.$G$35]-[.$C$35]/100-1)" office:value-type="float" office:value="1" calcext:value-type="float">
            <text:p>1</text:p>
          </table:table-cell>
          <table:table-cell table:formula="of:=(POWER([.$G$35]-[.$C$35]/100;[.AJ$67])-1)/([.$G$35]-[.$C$35]/100-1)" office:value-type="float" office:value="1" calcext:value-type="float">
            <text:p>1</text:p>
          </table:table-cell>
          <table:table-cell table:formula="of:=(POWER([.$G$35]-[.$C$35]/100;[.AK$67])-1)/([.$G$35]-[.$C$35]/100-1)" office:value-type="float" office:value="1" calcext:value-type="float">
            <text:p>1</text:p>
          </table:table-cell>
          <table:table-cell table:formula="of:=(POWER([.$G$35]-[.$C$35]/100;[.AL$67])-1)/([.$G$35]-[.$C$35]/100-1)" office:value-type="float" office:value="1" calcext:value-type="float">
            <text:p>1</text:p>
          </table:table-cell>
          <table:table-cell table:formula="of:=(POWER([.$G$35]-[.$C$35]/100;[.AM$67])-1)/([.$G$35]-[.$C$35]/100-1)" office:value-type="float" office:value="1" calcext:value-type="float">
            <text:p>1</text:p>
          </table:table-cell>
          <table:table-cell table:formula="of:=(POWER([.$G$35]-[.$C$35]/100;[.AN$67])-1)/([.$G$35]-[.$C$35]/100-1)" office:value-type="float" office:value="1" calcext:value-type="float">
            <text:p>1</text:p>
          </table:table-cell>
          <table:table-cell table:formula="of:=(POWER([.$G$35]-[.$C$35]/100;[.AO$67])-1)/([.$G$35]-[.$C$35]/100-1)" office:value-type="float" office:value="1" calcext:value-type="float">
            <text:p>1</text:p>
          </table:table-cell>
          <table:table-cell table:formula="of:=(POWER([.$G$35]-[.$C$35]/100;[.AP$67])-1)/([.$G$35]-[.$C$35]/100-1)" office:value-type="float" office:value="1" calcext:value-type="float">
            <text:p>1</text:p>
          </table:table-cell>
          <table:table-cell table:formula="of:=(POWER([.$G$35]-[.$C$35]/100;[.AQ$67])-1)/([.$G$35]-[.$C$35]/100-1)" office:value-type="float" office:value="1" calcext:value-type="float">
            <text:p>1</text:p>
          </table:table-cell>
          <table:table-cell table:formula="of:=(POWER([.$G$35]-[.$C$35]/100;[.AR$67])-1)/([.$G$35]-[.$C$35]/100-1)" office:value-type="float" office:value="1" calcext:value-type="float">
            <text:p>1</text:p>
          </table:table-cell>
          <table:table-cell table:formula="of:=(POWER([.$G$35]-[.$C$35]/100;[.AS$67])-1)/([.$G$35]-[.$C$35]/100-1)" office:value-type="float" office:value="1" calcext:value-type="float">
            <text:p>1</text:p>
          </table:table-cell>
          <table:table-cell table:formula="of:=(POWER([.$G$35]-[.$C$35]/100;[.AT$67])-1)/([.$G$35]-[.$C$35]/100-1)" office:value-type="float" office:value="1" calcext:value-type="float">
            <text:p>1</text:p>
          </table:table-cell>
          <table:table-cell table:formula="of:=(POWER([.$G$35]-[.$C$35]/100;[.AU$67])-1)/([.$G$35]-[.$C$35]/100-1)" office:value-type="float" office:value="1" calcext:value-type="float">
            <text:p>1</text:p>
          </table:table-cell>
          <table:table-cell table:formula="of:=(POWER([.$G$35]-[.$C$35]/100;[.AV$67])-1)/([.$G$35]-[.$C$35]/100-1)" office:value-type="float" office:value="1" calcext:value-type="float">
            <text:p>1</text:p>
          </table:table-cell>
          <table:table-cell table:number-columns-repeated="2"/>
          <table:table-cell table:formula="of:=[.$F35]*POWER([.$G35]-[.$C35]/100;[.$H$67])" office:value-type="float" office:value="0" calcext:value-type="float">
            <text:p>0</text:p>
          </table:table-cell>
          <table:table-cell table:formula="of:=[.$F35]*POWER([.$G35]-[.$C35]/100;[.$I$67])" office:value-type="float" office:value="0" calcext:value-type="float">
            <text:p>0</text:p>
          </table:table-cell>
          <table:table-cell table:formula="of:=[.$F35]*POWER([.$G35]-[.$C35]/100;[.$J$67])" office:value-type="float" office:value="0" calcext:value-type="float">
            <text:p>0</text:p>
          </table:table-cell>
          <table:table-cell table:formula="of:=[.$F35]*POWER([.$G35]-[.$C35]/100;[.$K$67])" office:value-type="float" office:value="0" calcext:value-type="float">
            <text:p>0</text:p>
          </table:table-cell>
          <table:table-cell table:formula="of:=[.$F35]*POWER([.$G35]-[.$C35]/100;[.$L$67])" office:value-type="float" office:value="0" calcext:value-type="float">
            <text:p>0</text:p>
          </table:table-cell>
          <table:table-cell table:formula="of:=[.$F35]*POWER([.$G35]-[.$C35]/100;[.$M$67])" office:value-type="float" office:value="0" calcext:value-type="float">
            <text:p>0</text:p>
          </table:table-cell>
          <table:table-cell table:formula="of:=[.$F35]*POWER([.$G35]-[.$C35]/100;[.$N$67])" office:value-type="float" office:value="0" calcext:value-type="float">
            <text:p>0</text:p>
          </table:table-cell>
          <table:table-cell table:formula="of:=[.$F35]*POWER([.$G35]-[.$C35]/100;[.$O$67])" office:value-type="float" office:value="0" calcext:value-type="float">
            <text:p>0</text:p>
          </table:table-cell>
          <table:table-cell table:formula="of:=[.$F35]*POWER([.$G35]-[.$C35]/100;[.$P$67])" office:value-type="float" office:value="0" calcext:value-type="float">
            <text:p>0</text:p>
          </table:table-cell>
          <table:table-cell table:formula="of:=[.$F35]*POWER([.$G35]-[.$C35]/100;[.$Q$67])" office:value-type="float" office:value="0" calcext:value-type="float">
            <text:p>0</text:p>
          </table:table-cell>
          <table:table-cell table:formula="of:=[.$F35]*POWER([.$G35]-[.$C35]/100;[.$R$67])" office:value-type="float" office:value="0" calcext:value-type="float">
            <text:p>0</text:p>
          </table:table-cell>
          <table:table-cell table:formula="of:=[.$F35]*POWER([.$G35]-[.$C35]/100;[.$S$67])" office:value-type="float" office:value="0" calcext:value-type="float">
            <text:p>0</text:p>
          </table:table-cell>
          <table:table-cell table:formula="of:=[.$F35]*POWER([.$G35]-[.$C35]/100;[.$T$67])" office:value-type="float" office:value="0" calcext:value-type="float">
            <text:p>0</text:p>
          </table:table-cell>
          <table:table-cell table:formula="of:=[.$F35]*POWER([.$G35]-[.$C35]/100;[.$U$67])" office:value-type="float" office:value="0" calcext:value-type="float">
            <text:p>0</text:p>
          </table:table-cell>
          <table:table-cell table:formula="of:=[.$F35]*POWER([.$G35]-[.$C35]/100;[.$V$67])" office:value-type="float" office:value="0" calcext:value-type="float">
            <text:p>0</text:p>
          </table:table-cell>
          <table:table-cell table:formula="of:=[.$F35]*POWER([.$G35]-[.$C35]/100;[.$W$67])" office:value-type="float" office:value="0" calcext:value-type="float">
            <text:p>0</text:p>
          </table:table-cell>
          <table:table-cell table:formula="of:=[.$F35]*POWER([.$G35]-[.$C35]/100;[.$X$67])" office:value-type="float" office:value="0" calcext:value-type="float">
            <text:p>0</text:p>
          </table:table-cell>
          <table:table-cell table:formula="of:=[.$F35]*POWER([.$G35]-[.$C35]/100;[.$Y$67])" office:value-type="float" office:value="0" calcext:value-type="float">
            <text:p>0</text:p>
          </table:table-cell>
          <table:table-cell table:formula="of:=[.$F35]*POWER([.$G35]-[.$C35]/100;[.$Z$67])" office:value-type="float" office:value="0" calcext:value-type="float">
            <text:p>0</text:p>
          </table:table-cell>
          <table:table-cell table:formula="of:=[.$F35]*POWER([.$G35]-[.$C35]/100;[.$AA$67])" office:value-type="float" office:value="0" calcext:value-type="float">
            <text:p>0</text:p>
          </table:table-cell>
          <table:table-cell table:formula="of:=[.$F35]*POWER([.$G35]-[.$C35]/100;[.$AB$67])" office:value-type="float" office:value="0" calcext:value-type="float">
            <text:p>0</text:p>
          </table:table-cell>
          <table:table-cell table:formula="of:=[.$F35]*POWER([.$G35]-[.$C35]/100;[.$AC$67])" office:value-type="float" office:value="0" calcext:value-type="float">
            <text:p>0</text:p>
          </table:table-cell>
          <table:table-cell table:formula="of:=[.$F35]*POWER([.$G35]-[.$C35]/100;[.$AD$67])" office:value-type="float" office:value="0" calcext:value-type="float">
            <text:p>0</text:p>
          </table:table-cell>
          <table:table-cell table:formula="of:=[.$F35]*POWER([.$G35]-[.$C35]/100;[.$AE$67])" office:value-type="float" office:value="0" calcext:value-type="float">
            <text:p>0</text:p>
          </table:table-cell>
          <table:table-cell table:formula="of:=[.$F35]*POWER([.$G35]-[.$C35]/100;[.$AF$67])" office:value-type="float" office:value="0" calcext:value-type="float">
            <text:p>0</text:p>
          </table:table-cell>
          <table:table-cell table:formula="of:=[.$F35]*POWER([.$G35]-[.$C35]/100;[.$AG$67])" office:value-type="float" office:value="0" calcext:value-type="float">
            <text:p>0</text:p>
          </table:table-cell>
          <table:table-cell table:formula="of:=[.$F35]*POWER([.$G35]-[.$C35]/100;[.$AH$67])" office:value-type="float" office:value="0" calcext:value-type="float">
            <text:p>0</text:p>
          </table:table-cell>
          <table:table-cell table:formula="of:=[.$F35]*POWER([.$G35]-[.$C35]/100;[.$AI$67])" office:value-type="float" office:value="0" calcext:value-type="float">
            <text:p>0</text:p>
          </table:table-cell>
          <table:table-cell table:formula="of:=[.$F35]*POWER([.$G35]-[.$C35]/100;[.$AJ$67])" office:value-type="float" office:value="0" calcext:value-type="float">
            <text:p>0</text:p>
          </table:table-cell>
          <table:table-cell table:formula="of:=[.$F35]*POWER([.$G35]-[.$C35]/100;[.$AK$67])" office:value-type="float" office:value="0" calcext:value-type="float">
            <text:p>0</text:p>
          </table:table-cell>
          <table:table-cell table:formula="of:=[.$F35]*POWER([.$G35]-[.$C35]/100;[.$AL$67])" office:value-type="float" office:value="0" calcext:value-type="float">
            <text:p>0</text:p>
          </table:table-cell>
          <table:table-cell table:formula="of:=[.$F35]*POWER([.$G35]-[.$C35]/100;[.$AM$67])" office:value-type="float" office:value="0" calcext:value-type="float">
            <text:p>0</text:p>
          </table:table-cell>
          <table:table-cell table:formula="of:=[.$F35]*POWER([.$G35]-[.$C35]/100;[.$AN$67])" office:value-type="float" office:value="0" calcext:value-type="float">
            <text:p>0</text:p>
          </table:table-cell>
          <table:table-cell table:formula="of:=[.$F35]*POWER([.$G35]-[.$C35]/100;[.$AO$67])" office:value-type="float" office:value="0" calcext:value-type="float">
            <text:p>0</text:p>
          </table:table-cell>
          <table:table-cell table:formula="of:=[.$F35]*POWER([.$G35]-[.$C35]/100;[.$AP$67])" office:value-type="float" office:value="0" calcext:value-type="float">
            <text:p>0</text:p>
          </table:table-cell>
          <table:table-cell table:formula="of:=[.$F35]*POWER([.$G35]-[.$C35]/100;[.$AQ$67])" office:value-type="float" office:value="0" calcext:value-type="float">
            <text:p>0</text:p>
          </table:table-cell>
          <table:table-cell table:formula="of:=[.$F35]*POWER([.$G35]-[.$C35]/100;[.$AR$67])" office:value-type="float" office:value="0" calcext:value-type="float">
            <text:p>0</text:p>
          </table:table-cell>
          <table:table-cell table:formula="of:=[.$F35]*POWER([.$G35]-[.$C35]/100;[.$AS$67])" office:value-type="float" office:value="0" calcext:value-type="float">
            <text:p>0</text:p>
          </table:table-cell>
          <table:table-cell table:formula="of:=[.$F35]*POWER([.$G35]-[.$C35]/100;[.$AT$67])" office:value-type="float" office:value="0" calcext:value-type="float">
            <text:p>0</text:p>
          </table:table-cell>
          <table:table-cell table:formula="of:=[.$F35]*POWER([.$G35]-[.$C35]/100;[.$AU$67])" office:value-type="float" office:value="0" calcext:value-type="float">
            <text:p>0</text:p>
          </table:table-cell>
          <table:table-cell table:formula="of:=[.$F35]*POWER([.$G35]-[.$C3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6:.BR36])" office:value-type="float" office:value="0" calcext:value-type="float">
            <text:p>0</text:p>
          </table:table-cell>
          <table:table-cell table:number-columns-repeated="6"/>
          <table:table-cell table:formula="of:=(POWER([.$G$36]-[.$C$36]/100;[.H$67])-1)/([.$G$36]-[.$C$36]/100-1)" office:value-type="float" office:value="-0" calcext:value-type="float">
            <text:p>0</text:p>
          </table:table-cell>
          <table:table-cell table:formula="of:=(POWER([.$G$36]-[.$C$36]/100;[.I$67])-1)/([.$G$36]-[.$C$36]/100-1)" office:value-type="float" office:value="1" calcext:value-type="float">
            <text:p>1</text:p>
          </table:table-cell>
          <table:table-cell table:formula="of:=(POWER([.$G$36]-[.$C$36]/100;[.J$67])-1)/([.$G$36]-[.$C$36]/100-1)" office:value-type="float" office:value="1" calcext:value-type="float">
            <text:p>1</text:p>
          </table:table-cell>
          <table:table-cell table:formula="of:=(POWER([.$G$36]-[.$C$36]/100;[.K$67])-1)/([.$G$36]-[.$C$36]/100-1)" office:value-type="float" office:value="1" calcext:value-type="float">
            <text:p>1</text:p>
          </table:table-cell>
          <table:table-cell table:formula="of:=(POWER([.$G$36]-[.$C$36]/100;[.L$67])-1)/([.$G$36]-[.$C$36]/100-1)" office:value-type="float" office:value="1" calcext:value-type="float">
            <text:p>1</text:p>
          </table:table-cell>
          <table:table-cell table:formula="of:=(POWER([.$G$36]-[.$C$36]/100;[.M$67])-1)/([.$G$36]-[.$C$36]/100-1)" office:value-type="float" office:value="1" calcext:value-type="float">
            <text:p>1</text:p>
          </table:table-cell>
          <table:table-cell table:formula="of:=(POWER([.$G$36]-[.$C$36]/100;[.N$67])-1)/([.$G$36]-[.$C$36]/100-1)" office:value-type="float" office:value="1" calcext:value-type="float">
            <text:p>1</text:p>
          </table:table-cell>
          <table:table-cell table:formula="of:=(POWER([.$G$36]-[.$C$36]/100;[.O$67])-1)/([.$G$36]-[.$C$36]/100-1)" office:value-type="float" office:value="1" calcext:value-type="float">
            <text:p>1</text:p>
          </table:table-cell>
          <table:table-cell table:formula="of:=(POWER([.$G$36]-[.$C$36]/100;[.P$67])-1)/([.$G$36]-[.$C$36]/100-1)" office:value-type="float" office:value="1" calcext:value-type="float">
            <text:p>1</text:p>
          </table:table-cell>
          <table:table-cell table:formula="of:=(POWER([.$G$36]-[.$C$36]/100;[.Q$67])-1)/([.$G$36]-[.$C$36]/100-1)" office:value-type="float" office:value="1" calcext:value-type="float">
            <text:p>1</text:p>
          </table:table-cell>
          <table:table-cell table:formula="of:=(POWER([.$G$36]-[.$C$36]/100;[.R$67])-1)/([.$G$36]-[.$C$36]/100-1)" office:value-type="float" office:value="1" calcext:value-type="float">
            <text:p>1</text:p>
          </table:table-cell>
          <table:table-cell table:formula="of:=(POWER([.$G$36]-[.$C$36]/100;[.S$67])-1)/([.$G$36]-[.$C$36]/100-1)" office:value-type="float" office:value="1" calcext:value-type="float">
            <text:p>1</text:p>
          </table:table-cell>
          <table:table-cell table:formula="of:=(POWER([.$G$36]-[.$C$36]/100;[.T$67])-1)/([.$G$36]-[.$C$36]/100-1)" office:value-type="float" office:value="1" calcext:value-type="float">
            <text:p>1</text:p>
          </table:table-cell>
          <table:table-cell table:formula="of:=(POWER([.$G$36]-[.$C$36]/100;[.U$67])-1)/([.$G$36]-[.$C$36]/100-1)" office:value-type="float" office:value="1" calcext:value-type="float">
            <text:p>1</text:p>
          </table:table-cell>
          <table:table-cell table:formula="of:=(POWER([.$G$36]-[.$C$36]/100;[.V$67])-1)/([.$G$36]-[.$C$36]/100-1)" office:value-type="float" office:value="1" calcext:value-type="float">
            <text:p>1</text:p>
          </table:table-cell>
          <table:table-cell table:formula="of:=(POWER([.$G$36]-[.$C$36]/100;[.W$67])-1)/([.$G$36]-[.$C$36]/100-1)" office:value-type="float" office:value="1" calcext:value-type="float">
            <text:p>1</text:p>
          </table:table-cell>
          <table:table-cell table:formula="of:=(POWER([.$G$36]-[.$C$36]/100;[.X$67])-1)/([.$G$36]-[.$C$36]/100-1)" office:value-type="float" office:value="1" calcext:value-type="float">
            <text:p>1</text:p>
          </table:table-cell>
          <table:table-cell table:formula="of:=(POWER([.$G$36]-[.$C$36]/100;[.Y$67])-1)/([.$G$36]-[.$C$36]/100-1)" office:value-type="float" office:value="1" calcext:value-type="float">
            <text:p>1</text:p>
          </table:table-cell>
          <table:table-cell table:formula="of:=(POWER([.$G$36]-[.$C$36]/100;[.Z$67])-1)/([.$G$36]-[.$C$36]/100-1)" office:value-type="float" office:value="1" calcext:value-type="float">
            <text:p>1</text:p>
          </table:table-cell>
          <table:table-cell table:formula="of:=(POWER([.$G$36]-[.$C$36]/100;[.AA$67])-1)/([.$G$36]-[.$C$36]/100-1)" office:value-type="float" office:value="1" calcext:value-type="float">
            <text:p>1</text:p>
          </table:table-cell>
          <table:table-cell table:formula="of:=(POWER([.$G$36]-[.$C$36]/100;[.AB$67])-1)/([.$G$36]-[.$C$36]/100-1)" office:value-type="float" office:value="1" calcext:value-type="float">
            <text:p>1</text:p>
          </table:table-cell>
          <table:table-cell table:formula="of:=(POWER([.$G$36]-[.$C$36]/100;[.AC$67])-1)/([.$G$36]-[.$C$36]/100-1)" office:value-type="float" office:value="1" calcext:value-type="float">
            <text:p>1</text:p>
          </table:table-cell>
          <table:table-cell table:formula="of:=(POWER([.$G$36]-[.$C$36]/100;[.AD$67])-1)/([.$G$36]-[.$C$36]/100-1)" office:value-type="float" office:value="1" calcext:value-type="float">
            <text:p>1</text:p>
          </table:table-cell>
          <table:table-cell table:formula="of:=(POWER([.$G$36]-[.$C$36]/100;[.AE$67])-1)/([.$G$36]-[.$C$36]/100-1)" office:value-type="float" office:value="1" calcext:value-type="float">
            <text:p>1</text:p>
          </table:table-cell>
          <table:table-cell table:formula="of:=(POWER([.$G$36]-[.$C$36]/100;[.AF$67])-1)/([.$G$36]-[.$C$36]/100-1)" office:value-type="float" office:value="1" calcext:value-type="float">
            <text:p>1</text:p>
          </table:table-cell>
          <table:table-cell table:formula="of:=(POWER([.$G$36]-[.$C$36]/100;[.AG$67])-1)/([.$G$36]-[.$C$36]/100-1)" office:value-type="float" office:value="1" calcext:value-type="float">
            <text:p>1</text:p>
          </table:table-cell>
          <table:table-cell table:formula="of:=(POWER([.$G$36]-[.$C$36]/100;[.AH$67])-1)/([.$G$36]-[.$C$36]/100-1)" office:value-type="float" office:value="1" calcext:value-type="float">
            <text:p>1</text:p>
          </table:table-cell>
          <table:table-cell table:formula="of:=(POWER([.$G$36]-[.$C$36]/100;[.AI$67])-1)/([.$G$36]-[.$C$36]/100-1)" office:value-type="float" office:value="1" calcext:value-type="float">
            <text:p>1</text:p>
          </table:table-cell>
          <table:table-cell table:formula="of:=(POWER([.$G$36]-[.$C$36]/100;[.AJ$67])-1)/([.$G$36]-[.$C$36]/100-1)" office:value-type="float" office:value="1" calcext:value-type="float">
            <text:p>1</text:p>
          </table:table-cell>
          <table:table-cell table:formula="of:=(POWER([.$G$36]-[.$C$36]/100;[.AK$67])-1)/([.$G$36]-[.$C$36]/100-1)" office:value-type="float" office:value="1" calcext:value-type="float">
            <text:p>1</text:p>
          </table:table-cell>
          <table:table-cell table:formula="of:=(POWER([.$G$36]-[.$C$36]/100;[.AL$67])-1)/([.$G$36]-[.$C$36]/100-1)" office:value-type="float" office:value="1" calcext:value-type="float">
            <text:p>1</text:p>
          </table:table-cell>
          <table:table-cell table:formula="of:=(POWER([.$G$36]-[.$C$36]/100;[.AM$67])-1)/([.$G$36]-[.$C$36]/100-1)" office:value-type="float" office:value="1" calcext:value-type="float">
            <text:p>1</text:p>
          </table:table-cell>
          <table:table-cell table:formula="of:=(POWER([.$G$36]-[.$C$36]/100;[.AN$67])-1)/([.$G$36]-[.$C$36]/100-1)" office:value-type="float" office:value="1" calcext:value-type="float">
            <text:p>1</text:p>
          </table:table-cell>
          <table:table-cell table:formula="of:=(POWER([.$G$36]-[.$C$36]/100;[.AO$67])-1)/([.$G$36]-[.$C$36]/100-1)" office:value-type="float" office:value="1" calcext:value-type="float">
            <text:p>1</text:p>
          </table:table-cell>
          <table:table-cell table:formula="of:=(POWER([.$G$36]-[.$C$36]/100;[.AP$67])-1)/([.$G$36]-[.$C$36]/100-1)" office:value-type="float" office:value="1" calcext:value-type="float">
            <text:p>1</text:p>
          </table:table-cell>
          <table:table-cell table:formula="of:=(POWER([.$G$36]-[.$C$36]/100;[.AQ$67])-1)/([.$G$36]-[.$C$36]/100-1)" office:value-type="float" office:value="1" calcext:value-type="float">
            <text:p>1</text:p>
          </table:table-cell>
          <table:table-cell table:formula="of:=(POWER([.$G$36]-[.$C$36]/100;[.AR$67])-1)/([.$G$36]-[.$C$36]/100-1)" office:value-type="float" office:value="1" calcext:value-type="float">
            <text:p>1</text:p>
          </table:table-cell>
          <table:table-cell table:formula="of:=(POWER([.$G$36]-[.$C$36]/100;[.AS$67])-1)/([.$G$36]-[.$C$36]/100-1)" office:value-type="float" office:value="1" calcext:value-type="float">
            <text:p>1</text:p>
          </table:table-cell>
          <table:table-cell table:formula="of:=(POWER([.$G$36]-[.$C$36]/100;[.AT$67])-1)/([.$G$36]-[.$C$36]/100-1)" office:value-type="float" office:value="1" calcext:value-type="float">
            <text:p>1</text:p>
          </table:table-cell>
          <table:table-cell table:formula="of:=(POWER([.$G$36]-[.$C$36]/100;[.AU$67])-1)/([.$G$36]-[.$C$36]/100-1)" office:value-type="float" office:value="1" calcext:value-type="float">
            <text:p>1</text:p>
          </table:table-cell>
          <table:table-cell table:formula="of:=(POWER([.$G$36]-[.$C$36]/100;[.AV$67])-1)/([.$G$36]-[.$C$36]/100-1)" office:value-type="float" office:value="1" calcext:value-type="float">
            <text:p>1</text:p>
          </table:table-cell>
          <table:table-cell table:number-columns-repeated="2"/>
          <table:table-cell table:formula="of:=[.$F36]*POWER([.$G36]-[.$C36]/100;[.$H$67])" office:value-type="float" office:value="0" calcext:value-type="float">
            <text:p>0</text:p>
          </table:table-cell>
          <table:table-cell table:formula="of:=[.$F36]*POWER([.$G36]-[.$C36]/100;[.$I$67])" office:value-type="float" office:value="0" calcext:value-type="float">
            <text:p>0</text:p>
          </table:table-cell>
          <table:table-cell table:formula="of:=[.$F36]*POWER([.$G36]-[.$C36]/100;[.$J$67])" office:value-type="float" office:value="0" calcext:value-type="float">
            <text:p>0</text:p>
          </table:table-cell>
          <table:table-cell table:formula="of:=[.$F36]*POWER([.$G36]-[.$C36]/100;[.$K$67])" office:value-type="float" office:value="0" calcext:value-type="float">
            <text:p>0</text:p>
          </table:table-cell>
          <table:table-cell table:formula="of:=[.$F36]*POWER([.$G36]-[.$C36]/100;[.$L$67])" office:value-type="float" office:value="0" calcext:value-type="float">
            <text:p>0</text:p>
          </table:table-cell>
          <table:table-cell table:formula="of:=[.$F36]*POWER([.$G36]-[.$C36]/100;[.$M$67])" office:value-type="float" office:value="0" calcext:value-type="float">
            <text:p>0</text:p>
          </table:table-cell>
          <table:table-cell table:formula="of:=[.$F36]*POWER([.$G36]-[.$C36]/100;[.$N$67])" office:value-type="float" office:value="0" calcext:value-type="float">
            <text:p>0</text:p>
          </table:table-cell>
          <table:table-cell table:formula="of:=[.$F36]*POWER([.$G36]-[.$C36]/100;[.$O$67])" office:value-type="float" office:value="0" calcext:value-type="float">
            <text:p>0</text:p>
          </table:table-cell>
          <table:table-cell table:formula="of:=[.$F36]*POWER([.$G36]-[.$C36]/100;[.$P$67])" office:value-type="float" office:value="0" calcext:value-type="float">
            <text:p>0</text:p>
          </table:table-cell>
          <table:table-cell table:formula="of:=[.$F36]*POWER([.$G36]-[.$C36]/100;[.$Q$67])" office:value-type="float" office:value="0" calcext:value-type="float">
            <text:p>0</text:p>
          </table:table-cell>
          <table:table-cell table:formula="of:=[.$F36]*POWER([.$G36]-[.$C36]/100;[.$R$67])" office:value-type="float" office:value="0" calcext:value-type="float">
            <text:p>0</text:p>
          </table:table-cell>
          <table:table-cell table:formula="of:=[.$F36]*POWER([.$G36]-[.$C36]/100;[.$S$67])" office:value-type="float" office:value="0" calcext:value-type="float">
            <text:p>0</text:p>
          </table:table-cell>
          <table:table-cell table:formula="of:=[.$F36]*POWER([.$G36]-[.$C36]/100;[.$T$67])" office:value-type="float" office:value="0" calcext:value-type="float">
            <text:p>0</text:p>
          </table:table-cell>
          <table:table-cell table:formula="of:=[.$F36]*POWER([.$G36]-[.$C36]/100;[.$U$67])" office:value-type="float" office:value="0" calcext:value-type="float">
            <text:p>0</text:p>
          </table:table-cell>
          <table:table-cell table:formula="of:=[.$F36]*POWER([.$G36]-[.$C36]/100;[.$V$67])" office:value-type="float" office:value="0" calcext:value-type="float">
            <text:p>0</text:p>
          </table:table-cell>
          <table:table-cell table:formula="of:=[.$F36]*POWER([.$G36]-[.$C36]/100;[.$W$67])" office:value-type="float" office:value="0" calcext:value-type="float">
            <text:p>0</text:p>
          </table:table-cell>
          <table:table-cell table:formula="of:=[.$F36]*POWER([.$G36]-[.$C36]/100;[.$X$67])" office:value-type="float" office:value="0" calcext:value-type="float">
            <text:p>0</text:p>
          </table:table-cell>
          <table:table-cell table:formula="of:=[.$F36]*POWER([.$G36]-[.$C36]/100;[.$Y$67])" office:value-type="float" office:value="0" calcext:value-type="float">
            <text:p>0</text:p>
          </table:table-cell>
          <table:table-cell table:formula="of:=[.$F36]*POWER([.$G36]-[.$C36]/100;[.$Z$67])" office:value-type="float" office:value="0" calcext:value-type="float">
            <text:p>0</text:p>
          </table:table-cell>
          <table:table-cell table:formula="of:=[.$F36]*POWER([.$G36]-[.$C36]/100;[.$AA$67])" office:value-type="float" office:value="0" calcext:value-type="float">
            <text:p>0</text:p>
          </table:table-cell>
          <table:table-cell table:formula="of:=[.$F36]*POWER([.$G36]-[.$C36]/100;[.$AB$67])" office:value-type="float" office:value="0" calcext:value-type="float">
            <text:p>0</text:p>
          </table:table-cell>
          <table:table-cell table:formula="of:=[.$F36]*POWER([.$G36]-[.$C36]/100;[.$AC$67])" office:value-type="float" office:value="0" calcext:value-type="float">
            <text:p>0</text:p>
          </table:table-cell>
          <table:table-cell table:formula="of:=[.$F36]*POWER([.$G36]-[.$C36]/100;[.$AD$67])" office:value-type="float" office:value="0" calcext:value-type="float">
            <text:p>0</text:p>
          </table:table-cell>
          <table:table-cell table:formula="of:=[.$F36]*POWER([.$G36]-[.$C36]/100;[.$AE$67])" office:value-type="float" office:value="0" calcext:value-type="float">
            <text:p>0</text:p>
          </table:table-cell>
          <table:table-cell table:formula="of:=[.$F36]*POWER([.$G36]-[.$C36]/100;[.$AF$67])" office:value-type="float" office:value="0" calcext:value-type="float">
            <text:p>0</text:p>
          </table:table-cell>
          <table:table-cell table:formula="of:=[.$F36]*POWER([.$G36]-[.$C36]/100;[.$AG$67])" office:value-type="float" office:value="0" calcext:value-type="float">
            <text:p>0</text:p>
          </table:table-cell>
          <table:table-cell table:formula="of:=[.$F36]*POWER([.$G36]-[.$C36]/100;[.$AH$67])" office:value-type="float" office:value="0" calcext:value-type="float">
            <text:p>0</text:p>
          </table:table-cell>
          <table:table-cell table:formula="of:=[.$F36]*POWER([.$G36]-[.$C36]/100;[.$AI$67])" office:value-type="float" office:value="0" calcext:value-type="float">
            <text:p>0</text:p>
          </table:table-cell>
          <table:table-cell table:formula="of:=[.$F36]*POWER([.$G36]-[.$C36]/100;[.$AJ$67])" office:value-type="float" office:value="0" calcext:value-type="float">
            <text:p>0</text:p>
          </table:table-cell>
          <table:table-cell table:formula="of:=[.$F36]*POWER([.$G36]-[.$C36]/100;[.$AK$67])" office:value-type="float" office:value="0" calcext:value-type="float">
            <text:p>0</text:p>
          </table:table-cell>
          <table:table-cell table:formula="of:=[.$F36]*POWER([.$G36]-[.$C36]/100;[.$AL$67])" office:value-type="float" office:value="0" calcext:value-type="float">
            <text:p>0</text:p>
          </table:table-cell>
          <table:table-cell table:formula="of:=[.$F36]*POWER([.$G36]-[.$C36]/100;[.$AM$67])" office:value-type="float" office:value="0" calcext:value-type="float">
            <text:p>0</text:p>
          </table:table-cell>
          <table:table-cell table:formula="of:=[.$F36]*POWER([.$G36]-[.$C36]/100;[.$AN$67])" office:value-type="float" office:value="0" calcext:value-type="float">
            <text:p>0</text:p>
          </table:table-cell>
          <table:table-cell table:formula="of:=[.$F36]*POWER([.$G36]-[.$C36]/100;[.$AO$67])" office:value-type="float" office:value="0" calcext:value-type="float">
            <text:p>0</text:p>
          </table:table-cell>
          <table:table-cell table:formula="of:=[.$F36]*POWER([.$G36]-[.$C36]/100;[.$AP$67])" office:value-type="float" office:value="0" calcext:value-type="float">
            <text:p>0</text:p>
          </table:table-cell>
          <table:table-cell table:formula="of:=[.$F36]*POWER([.$G36]-[.$C36]/100;[.$AQ$67])" office:value-type="float" office:value="0" calcext:value-type="float">
            <text:p>0</text:p>
          </table:table-cell>
          <table:table-cell table:formula="of:=[.$F36]*POWER([.$G36]-[.$C36]/100;[.$AR$67])" office:value-type="float" office:value="0" calcext:value-type="float">
            <text:p>0</text:p>
          </table:table-cell>
          <table:table-cell table:formula="of:=[.$F36]*POWER([.$G36]-[.$C36]/100;[.$AS$67])" office:value-type="float" office:value="0" calcext:value-type="float">
            <text:p>0</text:p>
          </table:table-cell>
          <table:table-cell table:formula="of:=[.$F36]*POWER([.$G36]-[.$C36]/100;[.$AT$67])" office:value-type="float" office:value="0" calcext:value-type="float">
            <text:p>0</text:p>
          </table:table-cell>
          <table:table-cell table:formula="of:=[.$F36]*POWER([.$G36]-[.$C36]/100;[.$AU$67])" office:value-type="float" office:value="0" calcext:value-type="float">
            <text:p>0</text:p>
          </table:table-cell>
          <table:table-cell table:formula="of:=[.$F36]*POWER([.$G36]-[.$C3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7:.BR37])" office:value-type="float" office:value="0" calcext:value-type="float">
            <text:p>0</text:p>
          </table:table-cell>
          <table:table-cell table:number-columns-repeated="6"/>
          <table:table-cell table:formula="of:=(POWER([.$G$37]-[.$C$37]/100;[.H$67])-1)/([.$G$37]-[.$C$37]/100-1)" office:value-type="float" office:value="-0" calcext:value-type="float">
            <text:p>0</text:p>
          </table:table-cell>
          <table:table-cell table:formula="of:=(POWER([.$G$37]-[.$C$37]/100;[.I$67])-1)/([.$G$37]-[.$C$37]/100-1)" office:value-type="float" office:value="1" calcext:value-type="float">
            <text:p>1</text:p>
          </table:table-cell>
          <table:table-cell table:formula="of:=(POWER([.$G$37]-[.$C$37]/100;[.J$67])-1)/([.$G$37]-[.$C$37]/100-1)" office:value-type="float" office:value="1" calcext:value-type="float">
            <text:p>1</text:p>
          </table:table-cell>
          <table:table-cell table:formula="of:=(POWER([.$G$37]-[.$C$37]/100;[.K$67])-1)/([.$G$37]-[.$C$37]/100-1)" office:value-type="float" office:value="1" calcext:value-type="float">
            <text:p>1</text:p>
          </table:table-cell>
          <table:table-cell table:formula="of:=(POWER([.$G$37]-[.$C$37]/100;[.L$67])-1)/([.$G$37]-[.$C$37]/100-1)" office:value-type="float" office:value="1" calcext:value-type="float">
            <text:p>1</text:p>
          </table:table-cell>
          <table:table-cell table:formula="of:=(POWER([.$G$37]-[.$C$37]/100;[.M$67])-1)/([.$G$37]-[.$C$37]/100-1)" office:value-type="float" office:value="1" calcext:value-type="float">
            <text:p>1</text:p>
          </table:table-cell>
          <table:table-cell table:formula="of:=(POWER([.$G$37]-[.$C$37]/100;[.N$67])-1)/([.$G$37]-[.$C$37]/100-1)" office:value-type="float" office:value="1" calcext:value-type="float">
            <text:p>1</text:p>
          </table:table-cell>
          <table:table-cell table:formula="of:=(POWER([.$G$37]-[.$C$37]/100;[.O$67])-1)/([.$G$37]-[.$C$37]/100-1)" office:value-type="float" office:value="1" calcext:value-type="float">
            <text:p>1</text:p>
          </table:table-cell>
          <table:table-cell table:formula="of:=(POWER([.$G$37]-[.$C$37]/100;[.P$67])-1)/([.$G$37]-[.$C$37]/100-1)" office:value-type="float" office:value="1" calcext:value-type="float">
            <text:p>1</text:p>
          </table:table-cell>
          <table:table-cell table:formula="of:=(POWER([.$G$37]-[.$C$37]/100;[.Q$67])-1)/([.$G$37]-[.$C$37]/100-1)" office:value-type="float" office:value="1" calcext:value-type="float">
            <text:p>1</text:p>
          </table:table-cell>
          <table:table-cell table:formula="of:=(POWER([.$G$37]-[.$C$37]/100;[.R$67])-1)/([.$G$37]-[.$C$37]/100-1)" office:value-type="float" office:value="1" calcext:value-type="float">
            <text:p>1</text:p>
          </table:table-cell>
          <table:table-cell table:formula="of:=(POWER([.$G$37]-[.$C$37]/100;[.S$67])-1)/([.$G$37]-[.$C$37]/100-1)" office:value-type="float" office:value="1" calcext:value-type="float">
            <text:p>1</text:p>
          </table:table-cell>
          <table:table-cell table:formula="of:=(POWER([.$G$37]-[.$C$37]/100;[.T$67])-1)/([.$G$37]-[.$C$37]/100-1)" office:value-type="float" office:value="1" calcext:value-type="float">
            <text:p>1</text:p>
          </table:table-cell>
          <table:table-cell table:formula="of:=(POWER([.$G$37]-[.$C$37]/100;[.U$67])-1)/([.$G$37]-[.$C$37]/100-1)" office:value-type="float" office:value="1" calcext:value-type="float">
            <text:p>1</text:p>
          </table:table-cell>
          <table:table-cell table:formula="of:=(POWER([.$G$37]-[.$C$37]/100;[.V$67])-1)/([.$G$37]-[.$C$37]/100-1)" office:value-type="float" office:value="1" calcext:value-type="float">
            <text:p>1</text:p>
          </table:table-cell>
          <table:table-cell table:formula="of:=(POWER([.$G$37]-[.$C$37]/100;[.W$67])-1)/([.$G$37]-[.$C$37]/100-1)" office:value-type="float" office:value="1" calcext:value-type="float">
            <text:p>1</text:p>
          </table:table-cell>
          <table:table-cell table:formula="of:=(POWER([.$G$37]-[.$C$37]/100;[.X$67])-1)/([.$G$37]-[.$C$37]/100-1)" office:value-type="float" office:value="1" calcext:value-type="float">
            <text:p>1</text:p>
          </table:table-cell>
          <table:table-cell table:formula="of:=(POWER([.$G$37]-[.$C$37]/100;[.Y$67])-1)/([.$G$37]-[.$C$37]/100-1)" office:value-type="float" office:value="1" calcext:value-type="float">
            <text:p>1</text:p>
          </table:table-cell>
          <table:table-cell table:formula="of:=(POWER([.$G$37]-[.$C$37]/100;[.Z$67])-1)/([.$G$37]-[.$C$37]/100-1)" office:value-type="float" office:value="1" calcext:value-type="float">
            <text:p>1</text:p>
          </table:table-cell>
          <table:table-cell table:formula="of:=(POWER([.$G$37]-[.$C$37]/100;[.AA$67])-1)/([.$G$37]-[.$C$37]/100-1)" office:value-type="float" office:value="1" calcext:value-type="float">
            <text:p>1</text:p>
          </table:table-cell>
          <table:table-cell table:formula="of:=(POWER([.$G$37]-[.$C$37]/100;[.AB$67])-1)/([.$G$37]-[.$C$37]/100-1)" office:value-type="float" office:value="1" calcext:value-type="float">
            <text:p>1</text:p>
          </table:table-cell>
          <table:table-cell table:formula="of:=(POWER([.$G$37]-[.$C$37]/100;[.AC$67])-1)/([.$G$37]-[.$C$37]/100-1)" office:value-type="float" office:value="1" calcext:value-type="float">
            <text:p>1</text:p>
          </table:table-cell>
          <table:table-cell table:formula="of:=(POWER([.$G$37]-[.$C$37]/100;[.AD$67])-1)/([.$G$37]-[.$C$37]/100-1)" office:value-type="float" office:value="1" calcext:value-type="float">
            <text:p>1</text:p>
          </table:table-cell>
          <table:table-cell table:formula="of:=(POWER([.$G$37]-[.$C$37]/100;[.AE$67])-1)/([.$G$37]-[.$C$37]/100-1)" office:value-type="float" office:value="1" calcext:value-type="float">
            <text:p>1</text:p>
          </table:table-cell>
          <table:table-cell table:formula="of:=(POWER([.$G$37]-[.$C$37]/100;[.AF$67])-1)/([.$G$37]-[.$C$37]/100-1)" office:value-type="float" office:value="1" calcext:value-type="float">
            <text:p>1</text:p>
          </table:table-cell>
          <table:table-cell table:formula="of:=(POWER([.$G$37]-[.$C$37]/100;[.AG$67])-1)/([.$G$37]-[.$C$37]/100-1)" office:value-type="float" office:value="1" calcext:value-type="float">
            <text:p>1</text:p>
          </table:table-cell>
          <table:table-cell table:formula="of:=(POWER([.$G$37]-[.$C$37]/100;[.AH$67])-1)/([.$G$37]-[.$C$37]/100-1)" office:value-type="float" office:value="1" calcext:value-type="float">
            <text:p>1</text:p>
          </table:table-cell>
          <table:table-cell table:formula="of:=(POWER([.$G$37]-[.$C$37]/100;[.AI$67])-1)/([.$G$37]-[.$C$37]/100-1)" office:value-type="float" office:value="1" calcext:value-type="float">
            <text:p>1</text:p>
          </table:table-cell>
          <table:table-cell table:formula="of:=(POWER([.$G$37]-[.$C$37]/100;[.AJ$67])-1)/([.$G$37]-[.$C$37]/100-1)" office:value-type="float" office:value="1" calcext:value-type="float">
            <text:p>1</text:p>
          </table:table-cell>
          <table:table-cell table:formula="of:=(POWER([.$G$37]-[.$C$37]/100;[.AK$67])-1)/([.$G$37]-[.$C$37]/100-1)" office:value-type="float" office:value="1" calcext:value-type="float">
            <text:p>1</text:p>
          </table:table-cell>
          <table:table-cell table:formula="of:=(POWER([.$G$37]-[.$C$37]/100;[.AL$67])-1)/([.$G$37]-[.$C$37]/100-1)" office:value-type="float" office:value="1" calcext:value-type="float">
            <text:p>1</text:p>
          </table:table-cell>
          <table:table-cell table:formula="of:=(POWER([.$G$37]-[.$C$37]/100;[.AM$67])-1)/([.$G$37]-[.$C$37]/100-1)" office:value-type="float" office:value="1" calcext:value-type="float">
            <text:p>1</text:p>
          </table:table-cell>
          <table:table-cell table:formula="of:=(POWER([.$G$37]-[.$C$37]/100;[.AN$67])-1)/([.$G$37]-[.$C$37]/100-1)" office:value-type="float" office:value="1" calcext:value-type="float">
            <text:p>1</text:p>
          </table:table-cell>
          <table:table-cell table:formula="of:=(POWER([.$G$37]-[.$C$37]/100;[.AO$67])-1)/([.$G$37]-[.$C$37]/100-1)" office:value-type="float" office:value="1" calcext:value-type="float">
            <text:p>1</text:p>
          </table:table-cell>
          <table:table-cell table:formula="of:=(POWER([.$G$37]-[.$C$37]/100;[.AP$67])-1)/([.$G$37]-[.$C$37]/100-1)" office:value-type="float" office:value="1" calcext:value-type="float">
            <text:p>1</text:p>
          </table:table-cell>
          <table:table-cell table:formula="of:=(POWER([.$G$37]-[.$C$37]/100;[.AQ$67])-1)/([.$G$37]-[.$C$37]/100-1)" office:value-type="float" office:value="1" calcext:value-type="float">
            <text:p>1</text:p>
          </table:table-cell>
          <table:table-cell table:formula="of:=(POWER([.$G$37]-[.$C$37]/100;[.AR$67])-1)/([.$G$37]-[.$C$37]/100-1)" office:value-type="float" office:value="1" calcext:value-type="float">
            <text:p>1</text:p>
          </table:table-cell>
          <table:table-cell table:formula="of:=(POWER([.$G$37]-[.$C$37]/100;[.AS$67])-1)/([.$G$37]-[.$C$37]/100-1)" office:value-type="float" office:value="1" calcext:value-type="float">
            <text:p>1</text:p>
          </table:table-cell>
          <table:table-cell table:formula="of:=(POWER([.$G$37]-[.$C$37]/100;[.AT$67])-1)/([.$G$37]-[.$C$37]/100-1)" office:value-type="float" office:value="1" calcext:value-type="float">
            <text:p>1</text:p>
          </table:table-cell>
          <table:table-cell table:formula="of:=(POWER([.$G$37]-[.$C$37]/100;[.AU$67])-1)/([.$G$37]-[.$C$37]/100-1)" office:value-type="float" office:value="1" calcext:value-type="float">
            <text:p>1</text:p>
          </table:table-cell>
          <table:table-cell table:formula="of:=(POWER([.$G$37]-[.$C$37]/100;[.AV$67])-1)/([.$G$37]-[.$C$37]/100-1)" office:value-type="float" office:value="1" calcext:value-type="float">
            <text:p>1</text:p>
          </table:table-cell>
          <table:table-cell table:number-columns-repeated="2"/>
          <table:table-cell table:formula="of:=[.$F37]*POWER([.$G37]-[.$C37]/100;[.$H$67])" office:value-type="float" office:value="0" calcext:value-type="float">
            <text:p>0</text:p>
          </table:table-cell>
          <table:table-cell table:formula="of:=[.$F37]*POWER([.$G37]-[.$C37]/100;[.$I$67])" office:value-type="float" office:value="0" calcext:value-type="float">
            <text:p>0</text:p>
          </table:table-cell>
          <table:table-cell table:formula="of:=[.$F37]*POWER([.$G37]-[.$C37]/100;[.$J$67])" office:value-type="float" office:value="0" calcext:value-type="float">
            <text:p>0</text:p>
          </table:table-cell>
          <table:table-cell table:formula="of:=[.$F37]*POWER([.$G37]-[.$C37]/100;[.$K$67])" office:value-type="float" office:value="0" calcext:value-type="float">
            <text:p>0</text:p>
          </table:table-cell>
          <table:table-cell table:formula="of:=[.$F37]*POWER([.$G37]-[.$C37]/100;[.$L$67])" office:value-type="float" office:value="0" calcext:value-type="float">
            <text:p>0</text:p>
          </table:table-cell>
          <table:table-cell table:formula="of:=[.$F37]*POWER([.$G37]-[.$C37]/100;[.$M$67])" office:value-type="float" office:value="0" calcext:value-type="float">
            <text:p>0</text:p>
          </table:table-cell>
          <table:table-cell table:formula="of:=[.$F37]*POWER([.$G37]-[.$C37]/100;[.$N$67])" office:value-type="float" office:value="0" calcext:value-type="float">
            <text:p>0</text:p>
          </table:table-cell>
          <table:table-cell table:formula="of:=[.$F37]*POWER([.$G37]-[.$C37]/100;[.$O$67])" office:value-type="float" office:value="0" calcext:value-type="float">
            <text:p>0</text:p>
          </table:table-cell>
          <table:table-cell table:formula="of:=[.$F37]*POWER([.$G37]-[.$C37]/100;[.$P$67])" office:value-type="float" office:value="0" calcext:value-type="float">
            <text:p>0</text:p>
          </table:table-cell>
          <table:table-cell table:formula="of:=[.$F37]*POWER([.$G37]-[.$C37]/100;[.$Q$67])" office:value-type="float" office:value="0" calcext:value-type="float">
            <text:p>0</text:p>
          </table:table-cell>
          <table:table-cell table:formula="of:=[.$F37]*POWER([.$G37]-[.$C37]/100;[.$R$67])" office:value-type="float" office:value="0" calcext:value-type="float">
            <text:p>0</text:p>
          </table:table-cell>
          <table:table-cell table:formula="of:=[.$F37]*POWER([.$G37]-[.$C37]/100;[.$S$67])" office:value-type="float" office:value="0" calcext:value-type="float">
            <text:p>0</text:p>
          </table:table-cell>
          <table:table-cell table:formula="of:=[.$F37]*POWER([.$G37]-[.$C37]/100;[.$T$67])" office:value-type="float" office:value="0" calcext:value-type="float">
            <text:p>0</text:p>
          </table:table-cell>
          <table:table-cell table:formula="of:=[.$F37]*POWER([.$G37]-[.$C37]/100;[.$U$67])" office:value-type="float" office:value="0" calcext:value-type="float">
            <text:p>0</text:p>
          </table:table-cell>
          <table:table-cell table:formula="of:=[.$F37]*POWER([.$G37]-[.$C37]/100;[.$V$67])" office:value-type="float" office:value="0" calcext:value-type="float">
            <text:p>0</text:p>
          </table:table-cell>
          <table:table-cell table:formula="of:=[.$F37]*POWER([.$G37]-[.$C37]/100;[.$W$67])" office:value-type="float" office:value="0" calcext:value-type="float">
            <text:p>0</text:p>
          </table:table-cell>
          <table:table-cell table:formula="of:=[.$F37]*POWER([.$G37]-[.$C37]/100;[.$X$67])" office:value-type="float" office:value="0" calcext:value-type="float">
            <text:p>0</text:p>
          </table:table-cell>
          <table:table-cell table:formula="of:=[.$F37]*POWER([.$G37]-[.$C37]/100;[.$Y$67])" office:value-type="float" office:value="0" calcext:value-type="float">
            <text:p>0</text:p>
          </table:table-cell>
          <table:table-cell table:formula="of:=[.$F37]*POWER([.$G37]-[.$C37]/100;[.$Z$67])" office:value-type="float" office:value="0" calcext:value-type="float">
            <text:p>0</text:p>
          </table:table-cell>
          <table:table-cell table:formula="of:=[.$F37]*POWER([.$G37]-[.$C37]/100;[.$AA$67])" office:value-type="float" office:value="0" calcext:value-type="float">
            <text:p>0</text:p>
          </table:table-cell>
          <table:table-cell table:formula="of:=[.$F37]*POWER([.$G37]-[.$C37]/100;[.$AB$67])" office:value-type="float" office:value="0" calcext:value-type="float">
            <text:p>0</text:p>
          </table:table-cell>
          <table:table-cell table:formula="of:=[.$F37]*POWER([.$G37]-[.$C37]/100;[.$AC$67])" office:value-type="float" office:value="0" calcext:value-type="float">
            <text:p>0</text:p>
          </table:table-cell>
          <table:table-cell table:formula="of:=[.$F37]*POWER([.$G37]-[.$C37]/100;[.$AD$67])" office:value-type="float" office:value="0" calcext:value-type="float">
            <text:p>0</text:p>
          </table:table-cell>
          <table:table-cell table:formula="of:=[.$F37]*POWER([.$G37]-[.$C37]/100;[.$AE$67])" office:value-type="float" office:value="0" calcext:value-type="float">
            <text:p>0</text:p>
          </table:table-cell>
          <table:table-cell table:formula="of:=[.$F37]*POWER([.$G37]-[.$C37]/100;[.$AF$67])" office:value-type="float" office:value="0" calcext:value-type="float">
            <text:p>0</text:p>
          </table:table-cell>
          <table:table-cell table:formula="of:=[.$F37]*POWER([.$G37]-[.$C37]/100;[.$AG$67])" office:value-type="float" office:value="0" calcext:value-type="float">
            <text:p>0</text:p>
          </table:table-cell>
          <table:table-cell table:formula="of:=[.$F37]*POWER([.$G37]-[.$C37]/100;[.$AH$67])" office:value-type="float" office:value="0" calcext:value-type="float">
            <text:p>0</text:p>
          </table:table-cell>
          <table:table-cell table:formula="of:=[.$F37]*POWER([.$G37]-[.$C37]/100;[.$AI$67])" office:value-type="float" office:value="0" calcext:value-type="float">
            <text:p>0</text:p>
          </table:table-cell>
          <table:table-cell table:formula="of:=[.$F37]*POWER([.$G37]-[.$C37]/100;[.$AJ$67])" office:value-type="float" office:value="0" calcext:value-type="float">
            <text:p>0</text:p>
          </table:table-cell>
          <table:table-cell table:formula="of:=[.$F37]*POWER([.$G37]-[.$C37]/100;[.$AK$67])" office:value-type="float" office:value="0" calcext:value-type="float">
            <text:p>0</text:p>
          </table:table-cell>
          <table:table-cell table:formula="of:=[.$F37]*POWER([.$G37]-[.$C37]/100;[.$AL$67])" office:value-type="float" office:value="0" calcext:value-type="float">
            <text:p>0</text:p>
          </table:table-cell>
          <table:table-cell table:formula="of:=[.$F37]*POWER([.$G37]-[.$C37]/100;[.$AM$67])" office:value-type="float" office:value="0" calcext:value-type="float">
            <text:p>0</text:p>
          </table:table-cell>
          <table:table-cell table:formula="of:=[.$F37]*POWER([.$G37]-[.$C37]/100;[.$AN$67])" office:value-type="float" office:value="0" calcext:value-type="float">
            <text:p>0</text:p>
          </table:table-cell>
          <table:table-cell table:formula="of:=[.$F37]*POWER([.$G37]-[.$C37]/100;[.$AO$67])" office:value-type="float" office:value="0" calcext:value-type="float">
            <text:p>0</text:p>
          </table:table-cell>
          <table:table-cell table:formula="of:=[.$F37]*POWER([.$G37]-[.$C37]/100;[.$AP$67])" office:value-type="float" office:value="0" calcext:value-type="float">
            <text:p>0</text:p>
          </table:table-cell>
          <table:table-cell table:formula="of:=[.$F37]*POWER([.$G37]-[.$C37]/100;[.$AQ$67])" office:value-type="float" office:value="0" calcext:value-type="float">
            <text:p>0</text:p>
          </table:table-cell>
          <table:table-cell table:formula="of:=[.$F37]*POWER([.$G37]-[.$C37]/100;[.$AR$67])" office:value-type="float" office:value="0" calcext:value-type="float">
            <text:p>0</text:p>
          </table:table-cell>
          <table:table-cell table:formula="of:=[.$F37]*POWER([.$G37]-[.$C37]/100;[.$AS$67])" office:value-type="float" office:value="0" calcext:value-type="float">
            <text:p>0</text:p>
          </table:table-cell>
          <table:table-cell table:formula="of:=[.$F37]*POWER([.$G37]-[.$C37]/100;[.$AT$67])" office:value-type="float" office:value="0" calcext:value-type="float">
            <text:p>0</text:p>
          </table:table-cell>
          <table:table-cell table:formula="of:=[.$F37]*POWER([.$G37]-[.$C37]/100;[.$AU$67])" office:value-type="float" office:value="0" calcext:value-type="float">
            <text:p>0</text:p>
          </table:table-cell>
          <table:table-cell table:formula="of:=[.$F37]*POWER([.$G37]-[.$C3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8:.BR38])" office:value-type="float" office:value="0" calcext:value-type="float">
            <text:p>0</text:p>
          </table:table-cell>
          <table:table-cell table:number-columns-repeated="6"/>
          <table:table-cell table:formula="of:=(POWER([.$G$38]-[.$C$38]/100;[.H$67])-1)/([.$G$38]-[.$C$38]/100-1)" office:value-type="float" office:value="-0" calcext:value-type="float">
            <text:p>0</text:p>
          </table:table-cell>
          <table:table-cell table:formula="of:=(POWER([.$G$38]-[.$C$38]/100;[.I$67])-1)/([.$G$38]-[.$C$38]/100-1)" office:value-type="float" office:value="1" calcext:value-type="float">
            <text:p>1</text:p>
          </table:table-cell>
          <table:table-cell table:formula="of:=(POWER([.$G$38]-[.$C$38]/100;[.J$67])-1)/([.$G$38]-[.$C$38]/100-1)" office:value-type="float" office:value="1" calcext:value-type="float">
            <text:p>1</text:p>
          </table:table-cell>
          <table:table-cell table:formula="of:=(POWER([.$G$38]-[.$C$38]/100;[.K$67])-1)/([.$G$38]-[.$C$38]/100-1)" office:value-type="float" office:value="1" calcext:value-type="float">
            <text:p>1</text:p>
          </table:table-cell>
          <table:table-cell table:formula="of:=(POWER([.$G$38]-[.$C$38]/100;[.L$67])-1)/([.$G$38]-[.$C$38]/100-1)" office:value-type="float" office:value="1" calcext:value-type="float">
            <text:p>1</text:p>
          </table:table-cell>
          <table:table-cell table:formula="of:=(POWER([.$G$38]-[.$C$38]/100;[.M$67])-1)/([.$G$38]-[.$C$38]/100-1)" office:value-type="float" office:value="1" calcext:value-type="float">
            <text:p>1</text:p>
          </table:table-cell>
          <table:table-cell table:formula="of:=(POWER([.$G$38]-[.$C$38]/100;[.N$67])-1)/([.$G$38]-[.$C$38]/100-1)" office:value-type="float" office:value="1" calcext:value-type="float">
            <text:p>1</text:p>
          </table:table-cell>
          <table:table-cell table:formula="of:=(POWER([.$G$38]-[.$C$38]/100;[.O$67])-1)/([.$G$38]-[.$C$38]/100-1)" office:value-type="float" office:value="1" calcext:value-type="float">
            <text:p>1</text:p>
          </table:table-cell>
          <table:table-cell table:formula="of:=(POWER([.$G$38]-[.$C$38]/100;[.P$67])-1)/([.$G$38]-[.$C$38]/100-1)" office:value-type="float" office:value="1" calcext:value-type="float">
            <text:p>1</text:p>
          </table:table-cell>
          <table:table-cell table:formula="of:=(POWER([.$G$38]-[.$C$38]/100;[.Q$67])-1)/([.$G$38]-[.$C$38]/100-1)" office:value-type="float" office:value="1" calcext:value-type="float">
            <text:p>1</text:p>
          </table:table-cell>
          <table:table-cell table:formula="of:=(POWER([.$G$38]-[.$C$38]/100;[.R$67])-1)/([.$G$38]-[.$C$38]/100-1)" office:value-type="float" office:value="1" calcext:value-type="float">
            <text:p>1</text:p>
          </table:table-cell>
          <table:table-cell table:formula="of:=(POWER([.$G$38]-[.$C$38]/100;[.S$67])-1)/([.$G$38]-[.$C$38]/100-1)" office:value-type="float" office:value="1" calcext:value-type="float">
            <text:p>1</text:p>
          </table:table-cell>
          <table:table-cell table:formula="of:=(POWER([.$G$38]-[.$C$38]/100;[.T$67])-1)/([.$G$38]-[.$C$38]/100-1)" office:value-type="float" office:value="1" calcext:value-type="float">
            <text:p>1</text:p>
          </table:table-cell>
          <table:table-cell table:formula="of:=(POWER([.$G$38]-[.$C$38]/100;[.U$67])-1)/([.$G$38]-[.$C$38]/100-1)" office:value-type="float" office:value="1" calcext:value-type="float">
            <text:p>1</text:p>
          </table:table-cell>
          <table:table-cell table:formula="of:=(POWER([.$G$38]-[.$C$38]/100;[.V$67])-1)/([.$G$38]-[.$C$38]/100-1)" office:value-type="float" office:value="1" calcext:value-type="float">
            <text:p>1</text:p>
          </table:table-cell>
          <table:table-cell table:formula="of:=(POWER([.$G$38]-[.$C$38]/100;[.W$67])-1)/([.$G$38]-[.$C$38]/100-1)" office:value-type="float" office:value="1" calcext:value-type="float">
            <text:p>1</text:p>
          </table:table-cell>
          <table:table-cell table:formula="of:=(POWER([.$G$38]-[.$C$38]/100;[.X$67])-1)/([.$G$38]-[.$C$38]/100-1)" office:value-type="float" office:value="1" calcext:value-type="float">
            <text:p>1</text:p>
          </table:table-cell>
          <table:table-cell table:formula="of:=(POWER([.$G$38]-[.$C$38]/100;[.Y$67])-1)/([.$G$38]-[.$C$38]/100-1)" office:value-type="float" office:value="1" calcext:value-type="float">
            <text:p>1</text:p>
          </table:table-cell>
          <table:table-cell table:formula="of:=(POWER([.$G$38]-[.$C$38]/100;[.Z$67])-1)/([.$G$38]-[.$C$38]/100-1)" office:value-type="float" office:value="1" calcext:value-type="float">
            <text:p>1</text:p>
          </table:table-cell>
          <table:table-cell table:formula="of:=(POWER([.$G$38]-[.$C$38]/100;[.AA$67])-1)/([.$G$38]-[.$C$38]/100-1)" office:value-type="float" office:value="1" calcext:value-type="float">
            <text:p>1</text:p>
          </table:table-cell>
          <table:table-cell table:formula="of:=(POWER([.$G$38]-[.$C$38]/100;[.AB$67])-1)/([.$G$38]-[.$C$38]/100-1)" office:value-type="float" office:value="1" calcext:value-type="float">
            <text:p>1</text:p>
          </table:table-cell>
          <table:table-cell table:formula="of:=(POWER([.$G$38]-[.$C$38]/100;[.AC$67])-1)/([.$G$38]-[.$C$38]/100-1)" office:value-type="float" office:value="1" calcext:value-type="float">
            <text:p>1</text:p>
          </table:table-cell>
          <table:table-cell table:formula="of:=(POWER([.$G$38]-[.$C$38]/100;[.AD$67])-1)/([.$G$38]-[.$C$38]/100-1)" office:value-type="float" office:value="1" calcext:value-type="float">
            <text:p>1</text:p>
          </table:table-cell>
          <table:table-cell table:formula="of:=(POWER([.$G$38]-[.$C$38]/100;[.AE$67])-1)/([.$G$38]-[.$C$38]/100-1)" office:value-type="float" office:value="1" calcext:value-type="float">
            <text:p>1</text:p>
          </table:table-cell>
          <table:table-cell table:formula="of:=(POWER([.$G$38]-[.$C$38]/100;[.AF$67])-1)/([.$G$38]-[.$C$38]/100-1)" office:value-type="float" office:value="1" calcext:value-type="float">
            <text:p>1</text:p>
          </table:table-cell>
          <table:table-cell table:formula="of:=(POWER([.$G$38]-[.$C$38]/100;[.AG$67])-1)/([.$G$38]-[.$C$38]/100-1)" office:value-type="float" office:value="1" calcext:value-type="float">
            <text:p>1</text:p>
          </table:table-cell>
          <table:table-cell table:formula="of:=(POWER([.$G$38]-[.$C$38]/100;[.AH$67])-1)/([.$G$38]-[.$C$38]/100-1)" office:value-type="float" office:value="1" calcext:value-type="float">
            <text:p>1</text:p>
          </table:table-cell>
          <table:table-cell table:formula="of:=(POWER([.$G$38]-[.$C$38]/100;[.AI$67])-1)/([.$G$38]-[.$C$38]/100-1)" office:value-type="float" office:value="1" calcext:value-type="float">
            <text:p>1</text:p>
          </table:table-cell>
          <table:table-cell table:formula="of:=(POWER([.$G$38]-[.$C$38]/100;[.AJ$67])-1)/([.$G$38]-[.$C$38]/100-1)" office:value-type="float" office:value="1" calcext:value-type="float">
            <text:p>1</text:p>
          </table:table-cell>
          <table:table-cell table:formula="of:=(POWER([.$G$38]-[.$C$38]/100;[.AK$67])-1)/([.$G$38]-[.$C$38]/100-1)" office:value-type="float" office:value="1" calcext:value-type="float">
            <text:p>1</text:p>
          </table:table-cell>
          <table:table-cell table:formula="of:=(POWER([.$G$38]-[.$C$38]/100;[.AL$67])-1)/([.$G$38]-[.$C$38]/100-1)" office:value-type="float" office:value="1" calcext:value-type="float">
            <text:p>1</text:p>
          </table:table-cell>
          <table:table-cell table:formula="of:=(POWER([.$G$38]-[.$C$38]/100;[.AM$67])-1)/([.$G$38]-[.$C$38]/100-1)" office:value-type="float" office:value="1" calcext:value-type="float">
            <text:p>1</text:p>
          </table:table-cell>
          <table:table-cell table:formula="of:=(POWER([.$G$38]-[.$C$38]/100;[.AN$67])-1)/([.$G$38]-[.$C$38]/100-1)" office:value-type="float" office:value="1" calcext:value-type="float">
            <text:p>1</text:p>
          </table:table-cell>
          <table:table-cell table:formula="of:=(POWER([.$G$38]-[.$C$38]/100;[.AO$67])-1)/([.$G$38]-[.$C$38]/100-1)" office:value-type="float" office:value="1" calcext:value-type="float">
            <text:p>1</text:p>
          </table:table-cell>
          <table:table-cell table:formula="of:=(POWER([.$G$38]-[.$C$38]/100;[.AP$67])-1)/([.$G$38]-[.$C$38]/100-1)" office:value-type="float" office:value="1" calcext:value-type="float">
            <text:p>1</text:p>
          </table:table-cell>
          <table:table-cell table:formula="of:=(POWER([.$G$38]-[.$C$38]/100;[.AQ$67])-1)/([.$G$38]-[.$C$38]/100-1)" office:value-type="float" office:value="1" calcext:value-type="float">
            <text:p>1</text:p>
          </table:table-cell>
          <table:table-cell table:formula="of:=(POWER([.$G$38]-[.$C$38]/100;[.AR$67])-1)/([.$G$38]-[.$C$38]/100-1)" office:value-type="float" office:value="1" calcext:value-type="float">
            <text:p>1</text:p>
          </table:table-cell>
          <table:table-cell table:formula="of:=(POWER([.$G$38]-[.$C$38]/100;[.AS$67])-1)/([.$G$38]-[.$C$38]/100-1)" office:value-type="float" office:value="1" calcext:value-type="float">
            <text:p>1</text:p>
          </table:table-cell>
          <table:table-cell table:formula="of:=(POWER([.$G$38]-[.$C$38]/100;[.AT$67])-1)/([.$G$38]-[.$C$38]/100-1)" office:value-type="float" office:value="1" calcext:value-type="float">
            <text:p>1</text:p>
          </table:table-cell>
          <table:table-cell table:formula="of:=(POWER([.$G$38]-[.$C$38]/100;[.AU$67])-1)/([.$G$38]-[.$C$38]/100-1)" office:value-type="float" office:value="1" calcext:value-type="float">
            <text:p>1</text:p>
          </table:table-cell>
          <table:table-cell table:formula="of:=(POWER([.$G$38]-[.$C$38]/100;[.AV$67])-1)/([.$G$38]-[.$C$38]/100-1)" office:value-type="float" office:value="1" calcext:value-type="float">
            <text:p>1</text:p>
          </table:table-cell>
          <table:table-cell table:number-columns-repeated="2"/>
          <table:table-cell table:formula="of:=[.$F38]*POWER([.$G38]-[.$C38]/100;[.$H$67])" office:value-type="float" office:value="0" calcext:value-type="float">
            <text:p>0</text:p>
          </table:table-cell>
          <table:table-cell table:formula="of:=[.$F38]*POWER([.$G38]-[.$C38]/100;[.$I$67])" office:value-type="float" office:value="0" calcext:value-type="float">
            <text:p>0</text:p>
          </table:table-cell>
          <table:table-cell table:formula="of:=[.$F38]*POWER([.$G38]-[.$C38]/100;[.$J$67])" office:value-type="float" office:value="0" calcext:value-type="float">
            <text:p>0</text:p>
          </table:table-cell>
          <table:table-cell table:formula="of:=[.$F38]*POWER([.$G38]-[.$C38]/100;[.$K$67])" office:value-type="float" office:value="0" calcext:value-type="float">
            <text:p>0</text:p>
          </table:table-cell>
          <table:table-cell table:formula="of:=[.$F38]*POWER([.$G38]-[.$C38]/100;[.$L$67])" office:value-type="float" office:value="0" calcext:value-type="float">
            <text:p>0</text:p>
          </table:table-cell>
          <table:table-cell table:formula="of:=[.$F38]*POWER([.$G38]-[.$C38]/100;[.$M$67])" office:value-type="float" office:value="0" calcext:value-type="float">
            <text:p>0</text:p>
          </table:table-cell>
          <table:table-cell table:formula="of:=[.$F38]*POWER([.$G38]-[.$C38]/100;[.$N$67])" office:value-type="float" office:value="0" calcext:value-type="float">
            <text:p>0</text:p>
          </table:table-cell>
          <table:table-cell table:formula="of:=[.$F38]*POWER([.$G38]-[.$C38]/100;[.$O$67])" office:value-type="float" office:value="0" calcext:value-type="float">
            <text:p>0</text:p>
          </table:table-cell>
          <table:table-cell table:formula="of:=[.$F38]*POWER([.$G38]-[.$C38]/100;[.$P$67])" office:value-type="float" office:value="0" calcext:value-type="float">
            <text:p>0</text:p>
          </table:table-cell>
          <table:table-cell table:formula="of:=[.$F38]*POWER([.$G38]-[.$C38]/100;[.$Q$67])" office:value-type="float" office:value="0" calcext:value-type="float">
            <text:p>0</text:p>
          </table:table-cell>
          <table:table-cell table:formula="of:=[.$F38]*POWER([.$G38]-[.$C38]/100;[.$R$67])" office:value-type="float" office:value="0" calcext:value-type="float">
            <text:p>0</text:p>
          </table:table-cell>
          <table:table-cell table:formula="of:=[.$F38]*POWER([.$G38]-[.$C38]/100;[.$S$67])" office:value-type="float" office:value="0" calcext:value-type="float">
            <text:p>0</text:p>
          </table:table-cell>
          <table:table-cell table:formula="of:=[.$F38]*POWER([.$G38]-[.$C38]/100;[.$T$67])" office:value-type="float" office:value="0" calcext:value-type="float">
            <text:p>0</text:p>
          </table:table-cell>
          <table:table-cell table:formula="of:=[.$F38]*POWER([.$G38]-[.$C38]/100;[.$U$67])" office:value-type="float" office:value="0" calcext:value-type="float">
            <text:p>0</text:p>
          </table:table-cell>
          <table:table-cell table:formula="of:=[.$F38]*POWER([.$G38]-[.$C38]/100;[.$V$67])" office:value-type="float" office:value="0" calcext:value-type="float">
            <text:p>0</text:p>
          </table:table-cell>
          <table:table-cell table:formula="of:=[.$F38]*POWER([.$G38]-[.$C38]/100;[.$W$67])" office:value-type="float" office:value="0" calcext:value-type="float">
            <text:p>0</text:p>
          </table:table-cell>
          <table:table-cell table:formula="of:=[.$F38]*POWER([.$G38]-[.$C38]/100;[.$X$67])" office:value-type="float" office:value="0" calcext:value-type="float">
            <text:p>0</text:p>
          </table:table-cell>
          <table:table-cell table:formula="of:=[.$F38]*POWER([.$G38]-[.$C38]/100;[.$Y$67])" office:value-type="float" office:value="0" calcext:value-type="float">
            <text:p>0</text:p>
          </table:table-cell>
          <table:table-cell table:formula="of:=[.$F38]*POWER([.$G38]-[.$C38]/100;[.$Z$67])" office:value-type="float" office:value="0" calcext:value-type="float">
            <text:p>0</text:p>
          </table:table-cell>
          <table:table-cell table:formula="of:=[.$F38]*POWER([.$G38]-[.$C38]/100;[.$AA$67])" office:value-type="float" office:value="0" calcext:value-type="float">
            <text:p>0</text:p>
          </table:table-cell>
          <table:table-cell table:formula="of:=[.$F38]*POWER([.$G38]-[.$C38]/100;[.$AB$67])" office:value-type="float" office:value="0" calcext:value-type="float">
            <text:p>0</text:p>
          </table:table-cell>
          <table:table-cell table:formula="of:=[.$F38]*POWER([.$G38]-[.$C38]/100;[.$AC$67])" office:value-type="float" office:value="0" calcext:value-type="float">
            <text:p>0</text:p>
          </table:table-cell>
          <table:table-cell table:formula="of:=[.$F38]*POWER([.$G38]-[.$C38]/100;[.$AD$67])" office:value-type="float" office:value="0" calcext:value-type="float">
            <text:p>0</text:p>
          </table:table-cell>
          <table:table-cell table:formula="of:=[.$F38]*POWER([.$G38]-[.$C38]/100;[.$AE$67])" office:value-type="float" office:value="0" calcext:value-type="float">
            <text:p>0</text:p>
          </table:table-cell>
          <table:table-cell table:formula="of:=[.$F38]*POWER([.$G38]-[.$C38]/100;[.$AF$67])" office:value-type="float" office:value="0" calcext:value-type="float">
            <text:p>0</text:p>
          </table:table-cell>
          <table:table-cell table:formula="of:=[.$F38]*POWER([.$G38]-[.$C38]/100;[.$AG$67])" office:value-type="float" office:value="0" calcext:value-type="float">
            <text:p>0</text:p>
          </table:table-cell>
          <table:table-cell table:formula="of:=[.$F38]*POWER([.$G38]-[.$C38]/100;[.$AH$67])" office:value-type="float" office:value="0" calcext:value-type="float">
            <text:p>0</text:p>
          </table:table-cell>
          <table:table-cell table:formula="of:=[.$F38]*POWER([.$G38]-[.$C38]/100;[.$AI$67])" office:value-type="float" office:value="0" calcext:value-type="float">
            <text:p>0</text:p>
          </table:table-cell>
          <table:table-cell table:formula="of:=[.$F38]*POWER([.$G38]-[.$C38]/100;[.$AJ$67])" office:value-type="float" office:value="0" calcext:value-type="float">
            <text:p>0</text:p>
          </table:table-cell>
          <table:table-cell table:formula="of:=[.$F38]*POWER([.$G38]-[.$C38]/100;[.$AK$67])" office:value-type="float" office:value="0" calcext:value-type="float">
            <text:p>0</text:p>
          </table:table-cell>
          <table:table-cell table:formula="of:=[.$F38]*POWER([.$G38]-[.$C38]/100;[.$AL$67])" office:value-type="float" office:value="0" calcext:value-type="float">
            <text:p>0</text:p>
          </table:table-cell>
          <table:table-cell table:formula="of:=[.$F38]*POWER([.$G38]-[.$C38]/100;[.$AM$67])" office:value-type="float" office:value="0" calcext:value-type="float">
            <text:p>0</text:p>
          </table:table-cell>
          <table:table-cell table:formula="of:=[.$F38]*POWER([.$G38]-[.$C38]/100;[.$AN$67])" office:value-type="float" office:value="0" calcext:value-type="float">
            <text:p>0</text:p>
          </table:table-cell>
          <table:table-cell table:formula="of:=[.$F38]*POWER([.$G38]-[.$C38]/100;[.$AO$67])" office:value-type="float" office:value="0" calcext:value-type="float">
            <text:p>0</text:p>
          </table:table-cell>
          <table:table-cell table:formula="of:=[.$F38]*POWER([.$G38]-[.$C38]/100;[.$AP$67])" office:value-type="float" office:value="0" calcext:value-type="float">
            <text:p>0</text:p>
          </table:table-cell>
          <table:table-cell table:formula="of:=[.$F38]*POWER([.$G38]-[.$C38]/100;[.$AQ$67])" office:value-type="float" office:value="0" calcext:value-type="float">
            <text:p>0</text:p>
          </table:table-cell>
          <table:table-cell table:formula="of:=[.$F38]*POWER([.$G38]-[.$C38]/100;[.$AR$67])" office:value-type="float" office:value="0" calcext:value-type="float">
            <text:p>0</text:p>
          </table:table-cell>
          <table:table-cell table:formula="of:=[.$F38]*POWER([.$G38]-[.$C38]/100;[.$AS$67])" office:value-type="float" office:value="0" calcext:value-type="float">
            <text:p>0</text:p>
          </table:table-cell>
          <table:table-cell table:formula="of:=[.$F38]*POWER([.$G38]-[.$C38]/100;[.$AT$67])" office:value-type="float" office:value="0" calcext:value-type="float">
            <text:p>0</text:p>
          </table:table-cell>
          <table:table-cell table:formula="of:=[.$F38]*POWER([.$G38]-[.$C38]/100;[.$AU$67])" office:value-type="float" office:value="0" calcext:value-type="float">
            <text:p>0</text:p>
          </table:table-cell>
          <table:table-cell table:formula="of:=[.$F38]*POWER([.$G38]-[.$C3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RYPTO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B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 custody</text:p>
          </table:table-cell>
          <table:table-cell office:value-type="float" office:value="0.30338" calcext:value-type="float">
            <text:p>0.30338</text:p>
          </table:table-cell>
          <table:table-cell office:value-type="float" office:value="0.338" calcext:value-type="float">
            <text:p>0.338</text:p>
          </table:table-cell>
          <table:table-cell office:value-type="float" office:value="1.14" calcext:value-type="float">
            <text:p>1.14</text:p>
          </table:table-cell>
          <table:table-cell table:number-columns-repeated="71"/>
          <table:table-cell table:formula="of:=(POWER([.$G$40]-[.$C$40]/100;[.H$67])-1)/([.$G$40]-[.$C$40]/100-1)" office:value-type="float" office:value="0" calcext:value-type="float">
            <text:p>0</text:p>
          </table:table-cell>
          <table:table-cell table:formula="of:=(POWER([.$G$40]-[.$C$40]/100;[.I$67])-1)/([.$G$40]-[.$C$40]/100-1)" office:value-type="float" office:value="1" calcext:value-type="float">
            <text:p>1</text:p>
          </table:table-cell>
          <table:table-cell table:formula="of:=(POWER([.$G$40]-[.$C$40]/100;[.J$67])-1)/([.$G$40]-[.$C$40]/100-1)" office:value-type="float" office:value="2.14" calcext:value-type="float">
            <text:p>2.14</text:p>
          </table:table-cell>
          <table:table-cell table:formula="of:=(POWER([.$G$40]-[.$C$40]/100;[.K$67])-1)/([.$G$40]-[.$C$40]/100-1)" office:value-type="float" office:value="3.4396" calcext:value-type="float">
            <text:p>3.4396</text:p>
          </table:table-cell>
          <table:table-cell table:formula="of:=(POWER([.$G$40]-[.$C$40]/100;[.L$67])-1)/([.$G$40]-[.$C$40]/100-1)" office:value-type="float" office:value="4.921144" calcext:value-type="float">
            <text:p>4.921144</text:p>
          </table:table-cell>
          <table:table-cell table:formula="of:=(POWER([.$G$40]-[.$C$40]/100;[.M$67])-1)/([.$G$40]-[.$C$40]/100-1)" office:value-type="float" office:value="6.61010416" calcext:value-type="float">
            <text:p>6.61010416</text:p>
          </table:table-cell>
          <table:table-cell table:formula="of:=(POWER([.$G$40]-[.$C$40]/100;[.N$67])-1)/([.$G$40]-[.$C$40]/100-1)" office:value-type="float" office:value="8.5355187424" calcext:value-type="float">
            <text:p>8.5355187424</text:p>
          </table:table-cell>
          <table:table-cell table:formula="of:=(POWER([.$G$40]-[.$C$40]/100;[.O$67])-1)/([.$G$40]-[.$C$40]/100-1)" office:value-type="float" office:value="10.730491366336" calcext:value-type="float">
            <text:p>10.730491366336</text:p>
          </table:table-cell>
          <table:table-cell table:formula="of:=(POWER([.$G$40]-[.$C$40]/100;[.P$67])-1)/([.$G$40]-[.$C$40]/100-1)" office:value-type="float" office:value="13.232760157623" calcext:value-type="float">
            <text:p>13.232760157623</text:p>
          </table:table-cell>
          <table:table-cell table:formula="of:=(POWER([.$G$40]-[.$C$40]/100;[.Q$67])-1)/([.$G$40]-[.$C$40]/100-1)" office:value-type="float" office:value="16.0853465796903" calcext:value-type="float">
            <text:p>16.0853465796903</text:p>
          </table:table-cell>
          <table:table-cell table:formula="of:=(POWER([.$G$40]-[.$C$40]/100;[.R$67])-1)/([.$G$40]-[.$C$40]/100-1)" office:value-type="float" office:value="19.3372951008469" calcext:value-type="float">
            <text:p>19.3372951008469</text:p>
          </table:table-cell>
          <table:table-cell table:formula="of:=(POWER([.$G$40]-[.$C$40]/100;[.S$67])-1)/([.$G$40]-[.$C$40]/100-1)" office:value-type="float" office:value="23.0445164149655" calcext:value-type="float">
            <text:p>23.0445164149655</text:p>
          </table:table-cell>
          <table:table-cell table:formula="of:=(POWER([.$G$40]-[.$C$40]/100;[.T$67])-1)/([.$G$40]-[.$C$40]/100-1)" office:value-type="float" office:value="27.2707487130606" calcext:value-type="float">
            <text:p>27.2707487130606</text:p>
          </table:table-cell>
          <table:table-cell table:formula="of:=(POWER([.$G$40]-[.$C$40]/100;[.U$67])-1)/([.$G$40]-[.$C$40]/100-1)" office:value-type="float" office:value="32.0886535328891" calcext:value-type="float">
            <text:p>32.0886535328891</text:p>
          </table:table-cell>
          <table:table-cell table:formula="of:=(POWER([.$G$40]-[.$C$40]/100;[.V$67])-1)/([.$G$40]-[.$C$40]/100-1)" office:value-type="float" office:value="37.5810650274936" calcext:value-type="float">
            <text:p>37.5810650274936</text:p>
          </table:table-cell>
          <table:table-cell table:formula="of:=(POWER([.$G$40]-[.$C$40]/100;[.W$67])-1)/([.$G$40]-[.$C$40]/100-1)" office:value-type="float" office:value="43.8424141313427" calcext:value-type="float">
            <text:p>43.8424141313427</text:p>
          </table:table-cell>
          <table:table-cell table:formula="of:=(POWER([.$G$40]-[.$C$40]/100;[.X$67])-1)/([.$G$40]-[.$C$40]/100-1)" office:value-type="float" office:value="50.9803521097306" calcext:value-type="float">
            <text:p>50.9803521097306</text:p>
          </table:table-cell>
          <table:table-cell table:formula="of:=(POWER([.$G$40]-[.$C$40]/100;[.Y$67])-1)/([.$G$40]-[.$C$40]/100-1)" office:value-type="float" office:value="59.1176014050929" calcext:value-type="float">
            <text:p>59.1176014050929</text:p>
          </table:table-cell>
          <table:table-cell table:formula="of:=(POWER([.$G$40]-[.$C$40]/100;[.Z$67])-1)/([.$G$40]-[.$C$40]/100-1)" office:value-type="float" office:value="68.3940656018059" calcext:value-type="float">
            <text:p>68.3940656018059</text:p>
          </table:table-cell>
          <table:table-cell table:formula="of:=(POWER([.$G$40]-[.$C$40]/100;[.AA$67])-1)/([.$G$40]-[.$C$40]/100-1)" office:value-type="float" office:value="78.9692347860588" calcext:value-type="float">
            <text:p>78.9692347860588</text:p>
          </table:table-cell>
          <table:table-cell table:formula="of:=(POWER([.$G$40]-[.$C$40]/100;[.AB$67])-1)/([.$G$40]-[.$C$40]/100-1)" office:value-type="float" office:value="91.024927656107" calcext:value-type="float">
            <text:p>91.024927656107</text:p>
          </table:table-cell>
          <table:table-cell table:formula="of:=(POWER([.$G$40]-[.$C$40]/100;[.AC$67])-1)/([.$G$40]-[.$C$40]/100-1)" office:value-type="float" office:value="104.768417527962" calcext:value-type="float">
            <text:p>104.768417527962</text:p>
          </table:table-cell>
          <table:table-cell table:formula="of:=(POWER([.$G$40]-[.$C$40]/100;[.AD$67])-1)/([.$G$40]-[.$C$40]/100-1)" office:value-type="float" office:value="120.435995981877" calcext:value-type="float">
            <text:p>120.435995981877</text:p>
          </table:table-cell>
          <table:table-cell table:formula="of:=(POWER([.$G$40]-[.$C$40]/100;[.AE$67])-1)/([.$G$40]-[.$C$40]/100-1)" office:value-type="float" office:value="138.297035419339" calcext:value-type="float">
            <text:p>138.297035419339</text:p>
          </table:table-cell>
          <table:table-cell table:formula="of:=(POWER([.$G$40]-[.$C$40]/100;[.AF$67])-1)/([.$G$40]-[.$C$40]/100-1)" office:value-type="float" office:value="158.658620378047" calcext:value-type="float">
            <text:p>158.658620378047</text:p>
          </table:table-cell>
          <table:table-cell table:formula="of:=(POWER([.$G$40]-[.$C$40]/100;[.AG$67])-1)/([.$G$40]-[.$C$40]/100-1)" office:value-type="float" office:value="181.870827230973" calcext:value-type="float">
            <text:p>181.870827230973</text:p>
          </table:table-cell>
          <table:table-cell table:formula="of:=(POWER([.$G$40]-[.$C$40]/100;[.AH$67])-1)/([.$G$40]-[.$C$40]/100-1)" office:value-type="float" office:value="208.33274304331" calcext:value-type="float">
            <text:p>208.33274304331</text:p>
          </table:table-cell>
          <table:table-cell table:formula="of:=(POWER([.$G$40]-[.$C$40]/100;[.AI$67])-1)/([.$G$40]-[.$C$40]/100-1)" office:value-type="float" office:value="238.499327069373" calcext:value-type="float">
            <text:p>238.499327069373</text:p>
          </table:table-cell>
          <table:table-cell table:formula="of:=(POWER([.$G$40]-[.$C$40]/100;[.AJ$67])-1)/([.$G$40]-[.$C$40]/100-1)" office:value-type="float" office:value="272.889232859085" calcext:value-type="float">
            <text:p>272.889232859085</text:p>
          </table:table-cell>
          <table:table-cell table:formula="of:=(POWER([.$G$40]-[.$C$40]/100;[.AK$67])-1)/([.$G$40]-[.$C$40]/100-1)" office:value-type="float" office:value="312.093725459357" calcext:value-type="float">
            <text:p>312.093725459357</text:p>
          </table:table-cell>
          <table:table-cell table:formula="of:=(POWER([.$G$40]-[.$C$40]/100;[.AL$67])-1)/([.$G$40]-[.$C$40]/100-1)" office:value-type="float" office:value="356.786847023667" calcext:value-type="float">
            <text:p>356.786847023667</text:p>
          </table:table-cell>
          <table:table-cell table:formula="of:=(POWER([.$G$40]-[.$C$40]/100;[.AM$67])-1)/([.$G$40]-[.$C$40]/100-1)" office:value-type="float" office:value="407.73700560698" calcext:value-type="float">
            <text:p>407.73700560698</text:p>
          </table:table-cell>
          <table:table-cell table:formula="of:=(POWER([.$G$40]-[.$C$40]/100;[.AN$67])-1)/([.$G$40]-[.$C$40]/100-1)" office:value-type="float" office:value="465.820186391957" calcext:value-type="float">
            <text:p>465.820186391957</text:p>
          </table:table-cell>
          <table:table-cell table:formula="of:=(POWER([.$G$40]-[.$C$40]/100;[.AO$67])-1)/([.$G$40]-[.$C$40]/100-1)" office:value-type="float" office:value="532.035012486831" calcext:value-type="float">
            <text:p>532.035012486831</text:p>
          </table:table-cell>
          <table:table-cell table:formula="of:=(POWER([.$G$40]-[.$C$40]/100;[.AP$67])-1)/([.$G$40]-[.$C$40]/100-1)" office:value-type="float" office:value="607.519914234988" calcext:value-type="float">
            <text:p>607.519914234988</text:p>
          </table:table-cell>
          <table:table-cell table:formula="of:=(POWER([.$G$40]-[.$C$40]/100;[.AQ$67])-1)/([.$G$40]-[.$C$40]/100-1)" office:value-type="float" office:value="693.572702227886" calcext:value-type="float">
            <text:p>693.572702227886</text:p>
          </table:table-cell>
          <table:table-cell table:formula="of:=(POWER([.$G$40]-[.$C$40]/100;[.AR$67])-1)/([.$G$40]-[.$C$40]/100-1)" office:value-type="float" office:value="791.67288053979" calcext:value-type="float">
            <text:p>791.67288053979</text:p>
          </table:table-cell>
          <table:table-cell table:formula="of:=(POWER([.$G$40]-[.$C$40]/100;[.AS$67])-1)/([.$G$40]-[.$C$40]/100-1)" office:value-type="float" office:value="903.507083815361" calcext:value-type="float">
            <text:p>903.507083815361</text:p>
          </table:table-cell>
          <table:table-cell table:formula="of:=(POWER([.$G$40]-[.$C$40]/100;[.AT$67])-1)/([.$G$40]-[.$C$40]/100-1)" office:value-type="float" office:value="1030.99807554951" calcext:value-type="float">
            <text:p>1030.99807554951</text:p>
          </table:table-cell>
          <table:table-cell table:formula="of:=(POWER([.$G$40]-[.$C$40]/100;[.AU$67])-1)/([.$G$40]-[.$C$40]/100-1)" office:value-type="float" office:value="1176.33780612644" calcext:value-type="float">
            <text:p>1176.33780612644</text:p>
          </table:table-cell>
          <table:table-cell table:formula="of:=(POWER([.$G$40]-[.$C$40]/100;[.AV$67])-1)/([.$G$40]-[.$C$40]/100-1)" office:value-type="float" office:value="1342.02509898414" calcext:value-type="float">
            <text:p>1342.02509898414</text:p>
          </table:table-cell>
          <table:table-cell table:number-columns-repeated="2"/>
          <table:table-cell table:formula="of:=[.$F40]*POWER([.$G40]-[.$C40]/100;[.$H$67])" office:value-type="float" office:value="0.338" calcext:value-type="float">
            <text:p>0.338</text:p>
          </table:table-cell>
          <table:table-cell table:formula="of:=[.$F40]*POWER([.$G40]-[.$C40]/100;[.$I$67])" office:value-type="float" office:value="0.38532" calcext:value-type="float">
            <text:p>0.38532</text:p>
          </table:table-cell>
          <table:table-cell table:formula="of:=[.$F40]*POWER([.$G40]-[.$C40]/100;[.$J$67])" office:value-type="float" office:value="0.4392648" calcext:value-type="float">
            <text:p>0.4392648</text:p>
          </table:table-cell>
          <table:table-cell table:formula="of:=[.$F40]*POWER([.$G40]-[.$C40]/100;[.$K$67])" office:value-type="float" office:value="0.500761872" calcext:value-type="float">
            <text:p>0.500761872</text:p>
          </table:table-cell>
          <table:table-cell table:formula="of:=[.$F40]*POWER([.$G40]-[.$C40]/100;[.$L$67])" office:value-type="float" office:value="0.57086853408" calcext:value-type="float">
            <text:p>0.57086853408</text:p>
          </table:table-cell>
          <table:table-cell table:formula="of:=[.$F40]*POWER([.$G40]-[.$C40]/100;[.$M$67])" office:value-type="float" office:value="0.6507901288512" calcext:value-type="float">
            <text:p>0.6507901288512</text:p>
          </table:table-cell>
          <table:table-cell table:formula="of:=[.$F40]*POWER([.$G40]-[.$C40]/100;[.$N$67])" office:value-type="float" office:value="0.741900746890368" calcext:value-type="float">
            <text:p>0.741900746890368</text:p>
          </table:table-cell>
          <table:table-cell table:formula="of:=[.$F40]*POWER([.$G40]-[.$C40]/100;[.$O$67])" office:value-type="float" office:value="0.845766851455019" calcext:value-type="float">
            <text:p>0.845766851455019</text:p>
          </table:table-cell>
          <table:table-cell table:formula="of:=[.$F40]*POWER([.$G40]-[.$C40]/100;[.$P$67])" office:value-type="float" office:value="0.964174210658722" calcext:value-type="float">
            <text:p>0.964174210658722</text:p>
          </table:table-cell>
          <table:table-cell table:formula="of:=[.$F40]*POWER([.$G40]-[.$C40]/100;[.$Q$67])" office:value-type="float" office:value="1.09915860015094" calcext:value-type="float">
            <text:p>1.09915860015094</text:p>
          </table:table-cell>
          <table:table-cell table:formula="of:=[.$F40]*POWER([.$G40]-[.$C40]/100;[.$R$67])" office:value-type="float" office:value="1.25304080417207" calcext:value-type="float">
            <text:p>1.25304080417207</text:p>
          </table:table-cell>
          <table:table-cell table:formula="of:=[.$F40]*POWER([.$G40]-[.$C40]/100;[.$S$67])" office:value-type="float" office:value="1.42846651675616" calcext:value-type="float">
            <text:p>1.42846651675616</text:p>
          </table:table-cell>
          <table:table-cell table:formula="of:=[.$F40]*POWER([.$G40]-[.$C40]/100;[.$T$67])" office:value-type="float" office:value="1.62845182910203" calcext:value-type="float">
            <text:p>1.62845182910203</text:p>
          </table:table-cell>
          <table:table-cell table:formula="of:=[.$F40]*POWER([.$G40]-[.$C40]/100;[.$U$67])" office:value-type="float" office:value="1.85643508517631" calcext:value-type="float">
            <text:p>1.85643508517631</text:p>
          </table:table-cell>
          <table:table-cell table:formula="of:=[.$F40]*POWER([.$G40]-[.$C40]/100;[.$V$67])" office:value-type="float" office:value="2.116335997101" calcext:value-type="float">
            <text:p>2.116335997101</text:p>
          </table:table-cell>
          <table:table-cell table:formula="of:=[.$F40]*POWER([.$G40]-[.$C40]/100;[.$W$67])" office:value-type="float" office:value="2.41262303669513" calcext:value-type="float">
            <text:p>2.41262303669513</text:p>
          </table:table-cell>
          <table:table-cell table:formula="of:=[.$F40]*POWER([.$G40]-[.$C40]/100;[.$X$67])" office:value-type="float" office:value="2.75039026183245" calcext:value-type="float">
            <text:p>2.75039026183245</text:p>
          </table:table-cell>
          <table:table-cell table:formula="of:=[.$F40]*POWER([.$G40]-[.$C40]/100;[.$Y$67])" office:value-type="float" office:value="3.135444898489" calcext:value-type="float">
            <text:p>3.135444898489</text:p>
          </table:table-cell>
          <table:table-cell table:formula="of:=[.$F40]*POWER([.$G40]-[.$C40]/100;[.$Z$67])" office:value-type="float" office:value="3.57440718427745" calcext:value-type="float">
            <text:p>3.57440718427745</text:p>
          </table:table-cell>
          <table:table-cell table:formula="of:=[.$F40]*POWER([.$G40]-[.$C40]/100;[.$AA$67])" office:value-type="float" office:value="4.0748241900763" calcext:value-type="float">
            <text:p>4.0748241900763</text:p>
          </table:table-cell>
          <table:table-cell table:formula="of:=[.$F40]*POWER([.$G40]-[.$C40]/100;[.$AB$67])" office:value-type="float" office:value="4.64529957668698" calcext:value-type="float">
            <text:p>4.64529957668698</text:p>
          </table:table-cell>
          <table:table-cell table:formula="of:=[.$F40]*POWER([.$G40]-[.$C40]/100;[.$AC$67])" office:value-type="float" office:value="5.29564151742316" calcext:value-type="float">
            <text:p>5.29564151742316</text:p>
          </table:table-cell>
          <table:table-cell table:formula="of:=[.$F40]*POWER([.$G40]-[.$C40]/100;[.$AD$67])" office:value-type="float" office:value="6.0370313298624" calcext:value-type="float">
            <text:p>6.0370313298624</text:p>
          </table:table-cell>
          <table:table-cell table:formula="of:=[.$F40]*POWER([.$G40]-[.$C40]/100;[.$AE$67])" office:value-type="float" office:value="6.88221571604313" calcext:value-type="float">
            <text:p>6.88221571604313</text:p>
          </table:table-cell>
          <table:table-cell table:formula="of:=[.$F40]*POWER([.$G40]-[.$C40]/100;[.$AF$67])" office:value-type="float" office:value="7.84572591628917" calcext:value-type="float">
            <text:p>7.84572591628917</text:p>
          </table:table-cell>
          <table:table-cell table:formula="of:=[.$F40]*POWER([.$G40]-[.$C40]/100;[.$AG$67])" office:value-type="float" office:value="8.94412754456965" calcext:value-type="float">
            <text:p>8.94412754456965</text:p>
          </table:table-cell>
          <table:table-cell table:formula="of:=[.$F40]*POWER([.$G40]-[.$C40]/100;[.$AH$67])" office:value-type="float" office:value="10.1963054008094" calcext:value-type="float">
            <text:p>10.1963054008094</text:p>
          </table:table-cell>
          <table:table-cell table:formula="of:=[.$F40]*POWER([.$G40]-[.$C40]/100;[.$AI$67])" office:value-type="float" office:value="11.6237881569227" calcext:value-type="float">
            <text:p>11.6237881569227</text:p>
          </table:table-cell>
          <table:table-cell table:formula="of:=[.$F40]*POWER([.$G40]-[.$C40]/100;[.$AJ$67])" office:value-type="float" office:value="13.2511184988919" calcext:value-type="float">
            <text:p>13.2511184988919</text:p>
          </table:table-cell>
          <table:table-cell table:formula="of:=[.$F40]*POWER([.$G40]-[.$C40]/100;[.$AK$67])" office:value-type="float" office:value="15.1062750887368" calcext:value-type="float">
            <text:p>15.1062750887368</text:p>
          </table:table-cell>
          <table:table-cell table:formula="of:=[.$F40]*POWER([.$G40]-[.$C40]/100;[.$AL$67])" office:value-type="float" office:value="17.2211536011599" calcext:value-type="float">
            <text:p>17.2211536011599</text:p>
          </table:table-cell>
          <table:table-cell table:formula="of:=[.$F40]*POWER([.$G40]-[.$C40]/100;[.$AM$67])" office:value-type="float" office:value="19.6321151053223" calcext:value-type="float">
            <text:p>19.6321151053223</text:p>
          </table:table-cell>
          <table:table-cell table:formula="of:=[.$F40]*POWER([.$G40]-[.$C40]/100;[.$AN$67])" office:value-type="float" office:value="22.3806112200674" calcext:value-type="float">
            <text:p>22.3806112200674</text:p>
          </table:table-cell>
          <table:table-cell table:formula="of:=[.$F40]*POWER([.$G40]-[.$C40]/100;[.$AO$67])" office:value-type="float" office:value="25.5138967908768" calcext:value-type="float">
            <text:p>25.5138967908768</text:p>
          </table:table-cell>
          <table:table-cell table:formula="of:=[.$F40]*POWER([.$G40]-[.$C40]/100;[.$AP$67])" office:value-type="float" office:value="29.0858423415996" calcext:value-type="float">
            <text:p>29.0858423415996</text:p>
          </table:table-cell>
          <table:table-cell table:formula="of:=[.$F40]*POWER([.$G40]-[.$C40]/100;[.$AQ$67])" office:value-type="float" office:value="33.1578602694235" calcext:value-type="float">
            <text:p>33.1578602694235</text:p>
          </table:table-cell>
          <table:table-cell table:formula="of:=[.$F40]*POWER([.$G40]-[.$C40]/100;[.$AR$67])" office:value-type="float" office:value="37.7999607071428" calcext:value-type="float">
            <text:p>37.7999607071428</text:p>
          </table:table-cell>
          <table:table-cell table:formula="of:=[.$F40]*POWER([.$G40]-[.$C40]/100;[.$AS$67])" office:value-type="float" office:value="43.0919552061428" calcext:value-type="float">
            <text:p>43.0919552061428</text:p>
          </table:table-cell>
          <table:table-cell table:formula="of:=[.$F40]*POWER([.$G40]-[.$C40]/100;[.$AT$67])" office:value-type="float" office:value="49.1248289350028" calcext:value-type="float">
            <text:p>49.1248289350028</text:p>
          </table:table-cell>
          <table:table-cell table:formula="of:=[.$F40]*POWER([.$G40]-[.$C40]/100;[.$AU$67])" office:value-type="float" office:value="56.0023049859032" calcext:value-type="float">
            <text:p>56.0023049859032</text:p>
          </table:table-cell>
          <table:table-cell table:formula="of:=[.$F40]*POWER([.$G40]-[.$C40]/100;[.$AV$67])" office:value-type="float" office:value="63.8426276839297" calcext:value-type="float">
            <text:p>63.8426276839297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1]-[.$C$41]/100;[.H$67])-1)/([.$G$41]-[.$C$41]/100-1)" office:value-type="float" office:value="-0" calcext:value-type="float">
            <text:p>0</text:p>
          </table:table-cell>
          <table:table-cell table:formula="of:=(POWER([.$G$41]-[.$C$41]/100;[.I$67])-1)/([.$G$41]-[.$C$41]/100-1)" office:value-type="float" office:value="1" calcext:value-type="float">
            <text:p>1</text:p>
          </table:table-cell>
          <table:table-cell table:formula="of:=(POWER([.$G$41]-[.$C$41]/100;[.J$67])-1)/([.$G$41]-[.$C$41]/100-1)" office:value-type="float" office:value="1" calcext:value-type="float">
            <text:p>1</text:p>
          </table:table-cell>
          <table:table-cell table:formula="of:=(POWER([.$G$41]-[.$C$41]/100;[.K$67])-1)/([.$G$41]-[.$C$41]/100-1)" office:value-type="float" office:value="1" calcext:value-type="float">
            <text:p>1</text:p>
          </table:table-cell>
          <table:table-cell table:formula="of:=(POWER([.$G$41]-[.$C$41]/100;[.L$67])-1)/([.$G$41]-[.$C$41]/100-1)" office:value-type="float" office:value="1" calcext:value-type="float">
            <text:p>1</text:p>
          </table:table-cell>
          <table:table-cell table:formula="of:=(POWER([.$G$41]-[.$C$41]/100;[.M$67])-1)/([.$G$41]-[.$C$41]/100-1)" office:value-type="float" office:value="1" calcext:value-type="float">
            <text:p>1</text:p>
          </table:table-cell>
          <table:table-cell table:formula="of:=(POWER([.$G$41]-[.$C$41]/100;[.N$67])-1)/([.$G$41]-[.$C$41]/100-1)" office:value-type="float" office:value="1" calcext:value-type="float">
            <text:p>1</text:p>
          </table:table-cell>
          <table:table-cell table:formula="of:=(POWER([.$G$41]-[.$C$41]/100;[.O$67])-1)/([.$G$41]-[.$C$41]/100-1)" office:value-type="float" office:value="1" calcext:value-type="float">
            <text:p>1</text:p>
          </table:table-cell>
          <table:table-cell table:formula="of:=(POWER([.$G$41]-[.$C$41]/100;[.P$67])-1)/([.$G$41]-[.$C$41]/100-1)" office:value-type="float" office:value="1" calcext:value-type="float">
            <text:p>1</text:p>
          </table:table-cell>
          <table:table-cell table:formula="of:=(POWER([.$G$41]-[.$C$41]/100;[.Q$67])-1)/([.$G$41]-[.$C$41]/100-1)" office:value-type="float" office:value="1" calcext:value-type="float">
            <text:p>1</text:p>
          </table:table-cell>
          <table:table-cell table:formula="of:=(POWER([.$G$41]-[.$C$41]/100;[.R$67])-1)/([.$G$41]-[.$C$41]/100-1)" office:value-type="float" office:value="1" calcext:value-type="float">
            <text:p>1</text:p>
          </table:table-cell>
          <table:table-cell table:formula="of:=(POWER([.$G$41]-[.$C$41]/100;[.S$67])-1)/([.$G$41]-[.$C$41]/100-1)" office:value-type="float" office:value="1" calcext:value-type="float">
            <text:p>1</text:p>
          </table:table-cell>
          <table:table-cell table:formula="of:=(POWER([.$G$41]-[.$C$41]/100;[.T$67])-1)/([.$G$41]-[.$C$41]/100-1)" office:value-type="float" office:value="1" calcext:value-type="float">
            <text:p>1</text:p>
          </table:table-cell>
          <table:table-cell table:formula="of:=(POWER([.$G$41]-[.$C$41]/100;[.U$67])-1)/([.$G$41]-[.$C$41]/100-1)" office:value-type="float" office:value="1" calcext:value-type="float">
            <text:p>1</text:p>
          </table:table-cell>
          <table:table-cell table:formula="of:=(POWER([.$G$41]-[.$C$41]/100;[.V$67])-1)/([.$G$41]-[.$C$41]/100-1)" office:value-type="float" office:value="1" calcext:value-type="float">
            <text:p>1</text:p>
          </table:table-cell>
          <table:table-cell table:formula="of:=(POWER([.$G$41]-[.$C$41]/100;[.W$67])-1)/([.$G$41]-[.$C$41]/100-1)" office:value-type="float" office:value="1" calcext:value-type="float">
            <text:p>1</text:p>
          </table:table-cell>
          <table:table-cell table:formula="of:=(POWER([.$G$41]-[.$C$41]/100;[.X$67])-1)/([.$G$41]-[.$C$41]/100-1)" office:value-type="float" office:value="1" calcext:value-type="float">
            <text:p>1</text:p>
          </table:table-cell>
          <table:table-cell table:formula="of:=(POWER([.$G$41]-[.$C$41]/100;[.Y$67])-1)/([.$G$41]-[.$C$41]/100-1)" office:value-type="float" office:value="1" calcext:value-type="float">
            <text:p>1</text:p>
          </table:table-cell>
          <table:table-cell table:formula="of:=(POWER([.$G$41]-[.$C$41]/100;[.Z$67])-1)/([.$G$41]-[.$C$41]/100-1)" office:value-type="float" office:value="1" calcext:value-type="float">
            <text:p>1</text:p>
          </table:table-cell>
          <table:table-cell table:formula="of:=(POWER([.$G$41]-[.$C$41]/100;[.AA$67])-1)/([.$G$41]-[.$C$41]/100-1)" office:value-type="float" office:value="1" calcext:value-type="float">
            <text:p>1</text:p>
          </table:table-cell>
          <table:table-cell table:formula="of:=(POWER([.$G$41]-[.$C$41]/100;[.AB$67])-1)/([.$G$41]-[.$C$41]/100-1)" office:value-type="float" office:value="1" calcext:value-type="float">
            <text:p>1</text:p>
          </table:table-cell>
          <table:table-cell table:formula="of:=(POWER([.$G$41]-[.$C$41]/100;[.AC$67])-1)/([.$G$41]-[.$C$41]/100-1)" office:value-type="float" office:value="1" calcext:value-type="float">
            <text:p>1</text:p>
          </table:table-cell>
          <table:table-cell table:formula="of:=(POWER([.$G$41]-[.$C$41]/100;[.AD$67])-1)/([.$G$41]-[.$C$41]/100-1)" office:value-type="float" office:value="1" calcext:value-type="float">
            <text:p>1</text:p>
          </table:table-cell>
          <table:table-cell table:formula="of:=(POWER([.$G$41]-[.$C$41]/100;[.AE$67])-1)/([.$G$41]-[.$C$41]/100-1)" office:value-type="float" office:value="1" calcext:value-type="float">
            <text:p>1</text:p>
          </table:table-cell>
          <table:table-cell table:formula="of:=(POWER([.$G$41]-[.$C$41]/100;[.AF$67])-1)/([.$G$41]-[.$C$41]/100-1)" office:value-type="float" office:value="1" calcext:value-type="float">
            <text:p>1</text:p>
          </table:table-cell>
          <table:table-cell table:formula="of:=(POWER([.$G$41]-[.$C$41]/100;[.AG$67])-1)/([.$G$41]-[.$C$41]/100-1)" office:value-type="float" office:value="1" calcext:value-type="float">
            <text:p>1</text:p>
          </table:table-cell>
          <table:table-cell table:formula="of:=(POWER([.$G$41]-[.$C$41]/100;[.AH$67])-1)/([.$G$41]-[.$C$41]/100-1)" office:value-type="float" office:value="1" calcext:value-type="float">
            <text:p>1</text:p>
          </table:table-cell>
          <table:table-cell table:formula="of:=(POWER([.$G$41]-[.$C$41]/100;[.AI$67])-1)/([.$G$41]-[.$C$41]/100-1)" office:value-type="float" office:value="1" calcext:value-type="float">
            <text:p>1</text:p>
          </table:table-cell>
          <table:table-cell table:formula="of:=(POWER([.$G$41]-[.$C$41]/100;[.AJ$67])-1)/([.$G$41]-[.$C$41]/100-1)" office:value-type="float" office:value="1" calcext:value-type="float">
            <text:p>1</text:p>
          </table:table-cell>
          <table:table-cell table:formula="of:=(POWER([.$G$41]-[.$C$41]/100;[.AK$67])-1)/([.$G$41]-[.$C$41]/100-1)" office:value-type="float" office:value="1" calcext:value-type="float">
            <text:p>1</text:p>
          </table:table-cell>
          <table:table-cell table:formula="of:=(POWER([.$G$41]-[.$C$41]/100;[.AL$67])-1)/([.$G$41]-[.$C$41]/100-1)" office:value-type="float" office:value="1" calcext:value-type="float">
            <text:p>1</text:p>
          </table:table-cell>
          <table:table-cell table:formula="of:=(POWER([.$G$41]-[.$C$41]/100;[.AM$67])-1)/([.$G$41]-[.$C$41]/100-1)" office:value-type="float" office:value="1" calcext:value-type="float">
            <text:p>1</text:p>
          </table:table-cell>
          <table:table-cell table:formula="of:=(POWER([.$G$41]-[.$C$41]/100;[.AN$67])-1)/([.$G$41]-[.$C$41]/100-1)" office:value-type="float" office:value="1" calcext:value-type="float">
            <text:p>1</text:p>
          </table:table-cell>
          <table:table-cell table:formula="of:=(POWER([.$G$41]-[.$C$41]/100;[.AO$67])-1)/([.$G$41]-[.$C$41]/100-1)" office:value-type="float" office:value="1" calcext:value-type="float">
            <text:p>1</text:p>
          </table:table-cell>
          <table:table-cell table:formula="of:=(POWER([.$G$41]-[.$C$41]/100;[.AP$67])-1)/([.$G$41]-[.$C$41]/100-1)" office:value-type="float" office:value="1" calcext:value-type="float">
            <text:p>1</text:p>
          </table:table-cell>
          <table:table-cell table:formula="of:=(POWER([.$G$41]-[.$C$41]/100;[.AQ$67])-1)/([.$G$41]-[.$C$41]/100-1)" office:value-type="float" office:value="1" calcext:value-type="float">
            <text:p>1</text:p>
          </table:table-cell>
          <table:table-cell table:formula="of:=(POWER([.$G$41]-[.$C$41]/100;[.AR$67])-1)/([.$G$41]-[.$C$41]/100-1)" office:value-type="float" office:value="1" calcext:value-type="float">
            <text:p>1</text:p>
          </table:table-cell>
          <table:table-cell table:formula="of:=(POWER([.$G$41]-[.$C$41]/100;[.AS$67])-1)/([.$G$41]-[.$C$41]/100-1)" office:value-type="float" office:value="1" calcext:value-type="float">
            <text:p>1</text:p>
          </table:table-cell>
          <table:table-cell table:formula="of:=(POWER([.$G$41]-[.$C$41]/100;[.AT$67])-1)/([.$G$41]-[.$C$41]/100-1)" office:value-type="float" office:value="1" calcext:value-type="float">
            <text:p>1</text:p>
          </table:table-cell>
          <table:table-cell table:formula="of:=(POWER([.$G$41]-[.$C$41]/100;[.AU$67])-1)/([.$G$41]-[.$C$41]/100-1)" office:value-type="float" office:value="1" calcext:value-type="float">
            <text:p>1</text:p>
          </table:table-cell>
          <table:table-cell table:formula="of:=(POWER([.$G$41]-[.$C$41]/100;[.AV$67])-1)/([.$G$41]-[.$C$41]/100-1)" office:value-type="float" office:value="1" calcext:value-type="float">
            <text:p>1</text:p>
          </table:table-cell>
          <table:table-cell table:number-columns-repeated="2"/>
          <table:table-cell table:formula="of:=[.$F41]*POWER([.$G41]-[.$C41]/100;[.$H$67])" office:value-type="float" office:value="0" calcext:value-type="float">
            <text:p>0</text:p>
          </table:table-cell>
          <table:table-cell table:formula="of:=[.$F41]*POWER([.$G41]-[.$C41]/100;[.$I$67])" office:value-type="float" office:value="0" calcext:value-type="float">
            <text:p>0</text:p>
          </table:table-cell>
          <table:table-cell table:formula="of:=[.$F41]*POWER([.$G41]-[.$C41]/100;[.$J$67])" office:value-type="float" office:value="0" calcext:value-type="float">
            <text:p>0</text:p>
          </table:table-cell>
          <table:table-cell table:formula="of:=[.$F41]*POWER([.$G41]-[.$C41]/100;[.$K$67])" office:value-type="float" office:value="0" calcext:value-type="float">
            <text:p>0</text:p>
          </table:table-cell>
          <table:table-cell table:formula="of:=[.$F41]*POWER([.$G41]-[.$C41]/100;[.$L$67])" office:value-type="float" office:value="0" calcext:value-type="float">
            <text:p>0</text:p>
          </table:table-cell>
          <table:table-cell table:formula="of:=[.$F41]*POWER([.$G41]-[.$C41]/100;[.$M$67])" office:value-type="float" office:value="0" calcext:value-type="float">
            <text:p>0</text:p>
          </table:table-cell>
          <table:table-cell table:formula="of:=[.$F41]*POWER([.$G41]-[.$C41]/100;[.$N$67])" office:value-type="float" office:value="0" calcext:value-type="float">
            <text:p>0</text:p>
          </table:table-cell>
          <table:table-cell table:formula="of:=[.$F41]*POWER([.$G41]-[.$C41]/100;[.$O$67])" office:value-type="float" office:value="0" calcext:value-type="float">
            <text:p>0</text:p>
          </table:table-cell>
          <table:table-cell table:formula="of:=[.$F41]*POWER([.$G41]-[.$C41]/100;[.$P$67])" office:value-type="float" office:value="0" calcext:value-type="float">
            <text:p>0</text:p>
          </table:table-cell>
          <table:table-cell table:formula="of:=[.$F41]*POWER([.$G41]-[.$C41]/100;[.$Q$67])" office:value-type="float" office:value="0" calcext:value-type="float">
            <text:p>0</text:p>
          </table:table-cell>
          <table:table-cell table:formula="of:=[.$F41]*POWER([.$G41]-[.$C41]/100;[.$R$67])" office:value-type="float" office:value="0" calcext:value-type="float">
            <text:p>0</text:p>
          </table:table-cell>
          <table:table-cell table:formula="of:=[.$F41]*POWER([.$G41]-[.$C41]/100;[.$S$67])" office:value-type="float" office:value="0" calcext:value-type="float">
            <text:p>0</text:p>
          </table:table-cell>
          <table:table-cell table:formula="of:=[.$F41]*POWER([.$G41]-[.$C41]/100;[.$T$67])" office:value-type="float" office:value="0" calcext:value-type="float">
            <text:p>0</text:p>
          </table:table-cell>
          <table:table-cell table:formula="of:=[.$F41]*POWER([.$G41]-[.$C41]/100;[.$U$67])" office:value-type="float" office:value="0" calcext:value-type="float">
            <text:p>0</text:p>
          </table:table-cell>
          <table:table-cell table:formula="of:=[.$F41]*POWER([.$G41]-[.$C41]/100;[.$V$67])" office:value-type="float" office:value="0" calcext:value-type="float">
            <text:p>0</text:p>
          </table:table-cell>
          <table:table-cell table:formula="of:=[.$F41]*POWER([.$G41]-[.$C41]/100;[.$W$67])" office:value-type="float" office:value="0" calcext:value-type="float">
            <text:p>0</text:p>
          </table:table-cell>
          <table:table-cell table:formula="of:=[.$F41]*POWER([.$G41]-[.$C41]/100;[.$X$67])" office:value-type="float" office:value="0" calcext:value-type="float">
            <text:p>0</text:p>
          </table:table-cell>
          <table:table-cell table:formula="of:=[.$F41]*POWER([.$G41]-[.$C41]/100;[.$Y$67])" office:value-type="float" office:value="0" calcext:value-type="float">
            <text:p>0</text:p>
          </table:table-cell>
          <table:table-cell table:formula="of:=[.$F41]*POWER([.$G41]-[.$C41]/100;[.$Z$67])" office:value-type="float" office:value="0" calcext:value-type="float">
            <text:p>0</text:p>
          </table:table-cell>
          <table:table-cell table:formula="of:=[.$F41]*POWER([.$G41]-[.$C41]/100;[.$AA$67])" office:value-type="float" office:value="0" calcext:value-type="float">
            <text:p>0</text:p>
          </table:table-cell>
          <table:table-cell table:formula="of:=[.$F41]*POWER([.$G41]-[.$C41]/100;[.$AB$67])" office:value-type="float" office:value="0" calcext:value-type="float">
            <text:p>0</text:p>
          </table:table-cell>
          <table:table-cell table:formula="of:=[.$F41]*POWER([.$G41]-[.$C41]/100;[.$AC$67])" office:value-type="float" office:value="0" calcext:value-type="float">
            <text:p>0</text:p>
          </table:table-cell>
          <table:table-cell table:formula="of:=[.$F41]*POWER([.$G41]-[.$C41]/100;[.$AD$67])" office:value-type="float" office:value="0" calcext:value-type="float">
            <text:p>0</text:p>
          </table:table-cell>
          <table:table-cell table:formula="of:=[.$F41]*POWER([.$G41]-[.$C41]/100;[.$AE$67])" office:value-type="float" office:value="0" calcext:value-type="float">
            <text:p>0</text:p>
          </table:table-cell>
          <table:table-cell table:formula="of:=[.$F41]*POWER([.$G41]-[.$C41]/100;[.$AF$67])" office:value-type="float" office:value="0" calcext:value-type="float">
            <text:p>0</text:p>
          </table:table-cell>
          <table:table-cell table:formula="of:=[.$F41]*POWER([.$G41]-[.$C41]/100;[.$AG$67])" office:value-type="float" office:value="0" calcext:value-type="float">
            <text:p>0</text:p>
          </table:table-cell>
          <table:table-cell table:formula="of:=[.$F41]*POWER([.$G41]-[.$C41]/100;[.$AH$67])" office:value-type="float" office:value="0" calcext:value-type="float">
            <text:p>0</text:p>
          </table:table-cell>
          <table:table-cell table:formula="of:=[.$F41]*POWER([.$G41]-[.$C41]/100;[.$AI$67])" office:value-type="float" office:value="0" calcext:value-type="float">
            <text:p>0</text:p>
          </table:table-cell>
          <table:table-cell table:formula="of:=[.$F41]*POWER([.$G41]-[.$C41]/100;[.$AJ$67])" office:value-type="float" office:value="0" calcext:value-type="float">
            <text:p>0</text:p>
          </table:table-cell>
          <table:table-cell table:formula="of:=[.$F41]*POWER([.$G41]-[.$C41]/100;[.$AK$67])" office:value-type="float" office:value="0" calcext:value-type="float">
            <text:p>0</text:p>
          </table:table-cell>
          <table:table-cell table:formula="of:=[.$F41]*POWER([.$G41]-[.$C41]/100;[.$AL$67])" office:value-type="float" office:value="0" calcext:value-type="float">
            <text:p>0</text:p>
          </table:table-cell>
          <table:table-cell table:formula="of:=[.$F41]*POWER([.$G41]-[.$C41]/100;[.$AM$67])" office:value-type="float" office:value="0" calcext:value-type="float">
            <text:p>0</text:p>
          </table:table-cell>
          <table:table-cell table:formula="of:=[.$F41]*POWER([.$G41]-[.$C41]/100;[.$AN$67])" office:value-type="float" office:value="0" calcext:value-type="float">
            <text:p>0</text:p>
          </table:table-cell>
          <table:table-cell table:formula="of:=[.$F41]*POWER([.$G41]-[.$C41]/100;[.$AO$67])" office:value-type="float" office:value="0" calcext:value-type="float">
            <text:p>0</text:p>
          </table:table-cell>
          <table:table-cell table:formula="of:=[.$F41]*POWER([.$G41]-[.$C41]/100;[.$AP$67])" office:value-type="float" office:value="0" calcext:value-type="float">
            <text:p>0</text:p>
          </table:table-cell>
          <table:table-cell table:formula="of:=[.$F41]*POWER([.$G41]-[.$C41]/100;[.$AQ$67])" office:value-type="float" office:value="0" calcext:value-type="float">
            <text:p>0</text:p>
          </table:table-cell>
          <table:table-cell table:formula="of:=[.$F41]*POWER([.$G41]-[.$C41]/100;[.$AR$67])" office:value-type="float" office:value="0" calcext:value-type="float">
            <text:p>0</text:p>
          </table:table-cell>
          <table:table-cell table:formula="of:=[.$F41]*POWER([.$G41]-[.$C41]/100;[.$AS$67])" office:value-type="float" office:value="0" calcext:value-type="float">
            <text:p>0</text:p>
          </table:table-cell>
          <table:table-cell table:formula="of:=[.$F41]*POWER([.$G41]-[.$C41]/100;[.$AT$67])" office:value-type="float" office:value="0" calcext:value-type="float">
            <text:p>0</text:p>
          </table:table-cell>
          <table:table-cell table:formula="of:=[.$F41]*POWER([.$G41]-[.$C41]/100;[.$AU$67])" office:value-type="float" office:value="0" calcext:value-type="float">
            <text:p>0</text:p>
          </table:table-cell>
          <table:table-cell table:formula="of:=[.$F41]*POWER([.$G41]-[.$C4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2]-[.$C$42]/100;[.H$67])-1)/([.$G$42]-[.$C$42]/100-1)" office:value-type="float" office:value="-0" calcext:value-type="float">
            <text:p>0</text:p>
          </table:table-cell>
          <table:table-cell table:formula="of:=(POWER([.$G$42]-[.$C$42]/100;[.I$67])-1)/([.$G$42]-[.$C$42]/100-1)" office:value-type="float" office:value="1" calcext:value-type="float">
            <text:p>1</text:p>
          </table:table-cell>
          <table:table-cell table:formula="of:=(POWER([.$G$42]-[.$C$42]/100;[.J$67])-1)/([.$G$42]-[.$C$42]/100-1)" office:value-type="float" office:value="1" calcext:value-type="float">
            <text:p>1</text:p>
          </table:table-cell>
          <table:table-cell table:formula="of:=(POWER([.$G$42]-[.$C$42]/100;[.K$67])-1)/([.$G$42]-[.$C$42]/100-1)" office:value-type="float" office:value="1" calcext:value-type="float">
            <text:p>1</text:p>
          </table:table-cell>
          <table:table-cell table:formula="of:=(POWER([.$G$42]-[.$C$42]/100;[.L$67])-1)/([.$G$42]-[.$C$42]/100-1)" office:value-type="float" office:value="1" calcext:value-type="float">
            <text:p>1</text:p>
          </table:table-cell>
          <table:table-cell table:formula="of:=(POWER([.$G$42]-[.$C$42]/100;[.M$67])-1)/([.$G$42]-[.$C$42]/100-1)" office:value-type="float" office:value="1" calcext:value-type="float">
            <text:p>1</text:p>
          </table:table-cell>
          <table:table-cell table:formula="of:=(POWER([.$G$42]-[.$C$42]/100;[.N$67])-1)/([.$G$42]-[.$C$42]/100-1)" office:value-type="float" office:value="1" calcext:value-type="float">
            <text:p>1</text:p>
          </table:table-cell>
          <table:table-cell table:formula="of:=(POWER([.$G$42]-[.$C$42]/100;[.O$67])-1)/([.$G$42]-[.$C$42]/100-1)" office:value-type="float" office:value="1" calcext:value-type="float">
            <text:p>1</text:p>
          </table:table-cell>
          <table:table-cell table:formula="of:=(POWER([.$G$42]-[.$C$42]/100;[.P$67])-1)/([.$G$42]-[.$C$42]/100-1)" office:value-type="float" office:value="1" calcext:value-type="float">
            <text:p>1</text:p>
          </table:table-cell>
          <table:table-cell table:formula="of:=(POWER([.$G$42]-[.$C$42]/100;[.Q$67])-1)/([.$G$42]-[.$C$42]/100-1)" office:value-type="float" office:value="1" calcext:value-type="float">
            <text:p>1</text:p>
          </table:table-cell>
          <table:table-cell table:formula="of:=(POWER([.$G$42]-[.$C$42]/100;[.R$67])-1)/([.$G$42]-[.$C$42]/100-1)" office:value-type="float" office:value="1" calcext:value-type="float">
            <text:p>1</text:p>
          </table:table-cell>
          <table:table-cell table:formula="of:=(POWER([.$G$42]-[.$C$42]/100;[.S$67])-1)/([.$G$42]-[.$C$42]/100-1)" office:value-type="float" office:value="1" calcext:value-type="float">
            <text:p>1</text:p>
          </table:table-cell>
          <table:table-cell table:formula="of:=(POWER([.$G$42]-[.$C$42]/100;[.T$67])-1)/([.$G$42]-[.$C$42]/100-1)" office:value-type="float" office:value="1" calcext:value-type="float">
            <text:p>1</text:p>
          </table:table-cell>
          <table:table-cell table:formula="of:=(POWER([.$G$42]-[.$C$42]/100;[.U$67])-1)/([.$G$42]-[.$C$42]/100-1)" office:value-type="float" office:value="1" calcext:value-type="float">
            <text:p>1</text:p>
          </table:table-cell>
          <table:table-cell table:formula="of:=(POWER([.$G$42]-[.$C$42]/100;[.V$67])-1)/([.$G$42]-[.$C$42]/100-1)" office:value-type="float" office:value="1" calcext:value-type="float">
            <text:p>1</text:p>
          </table:table-cell>
          <table:table-cell table:formula="of:=(POWER([.$G$42]-[.$C$42]/100;[.W$67])-1)/([.$G$42]-[.$C$42]/100-1)" office:value-type="float" office:value="1" calcext:value-type="float">
            <text:p>1</text:p>
          </table:table-cell>
          <table:table-cell table:formula="of:=(POWER([.$G$42]-[.$C$42]/100;[.X$67])-1)/([.$G$42]-[.$C$42]/100-1)" office:value-type="float" office:value="1" calcext:value-type="float">
            <text:p>1</text:p>
          </table:table-cell>
          <table:table-cell table:formula="of:=(POWER([.$G$42]-[.$C$42]/100;[.Y$67])-1)/([.$G$42]-[.$C$42]/100-1)" office:value-type="float" office:value="1" calcext:value-type="float">
            <text:p>1</text:p>
          </table:table-cell>
          <table:table-cell table:formula="of:=(POWER([.$G$42]-[.$C$42]/100;[.Z$67])-1)/([.$G$42]-[.$C$42]/100-1)" office:value-type="float" office:value="1" calcext:value-type="float">
            <text:p>1</text:p>
          </table:table-cell>
          <table:table-cell table:formula="of:=(POWER([.$G$42]-[.$C$42]/100;[.AA$67])-1)/([.$G$42]-[.$C$42]/100-1)" office:value-type="float" office:value="1" calcext:value-type="float">
            <text:p>1</text:p>
          </table:table-cell>
          <table:table-cell table:formula="of:=(POWER([.$G$42]-[.$C$42]/100;[.AB$67])-1)/([.$G$42]-[.$C$42]/100-1)" office:value-type="float" office:value="1" calcext:value-type="float">
            <text:p>1</text:p>
          </table:table-cell>
          <table:table-cell table:formula="of:=(POWER([.$G$42]-[.$C$42]/100;[.AC$67])-1)/([.$G$42]-[.$C$42]/100-1)" office:value-type="float" office:value="1" calcext:value-type="float">
            <text:p>1</text:p>
          </table:table-cell>
          <table:table-cell table:formula="of:=(POWER([.$G$42]-[.$C$42]/100;[.AD$67])-1)/([.$G$42]-[.$C$42]/100-1)" office:value-type="float" office:value="1" calcext:value-type="float">
            <text:p>1</text:p>
          </table:table-cell>
          <table:table-cell table:formula="of:=(POWER([.$G$42]-[.$C$42]/100;[.AE$67])-1)/([.$G$42]-[.$C$42]/100-1)" office:value-type="float" office:value="1" calcext:value-type="float">
            <text:p>1</text:p>
          </table:table-cell>
          <table:table-cell table:formula="of:=(POWER([.$G$42]-[.$C$42]/100;[.AF$67])-1)/([.$G$42]-[.$C$42]/100-1)" office:value-type="float" office:value="1" calcext:value-type="float">
            <text:p>1</text:p>
          </table:table-cell>
          <table:table-cell table:formula="of:=(POWER([.$G$42]-[.$C$42]/100;[.AG$67])-1)/([.$G$42]-[.$C$42]/100-1)" office:value-type="float" office:value="1" calcext:value-type="float">
            <text:p>1</text:p>
          </table:table-cell>
          <table:table-cell table:formula="of:=(POWER([.$G$42]-[.$C$42]/100;[.AH$67])-1)/([.$G$42]-[.$C$42]/100-1)" office:value-type="float" office:value="1" calcext:value-type="float">
            <text:p>1</text:p>
          </table:table-cell>
          <table:table-cell table:formula="of:=(POWER([.$G$42]-[.$C$42]/100;[.AI$67])-1)/([.$G$42]-[.$C$42]/100-1)" office:value-type="float" office:value="1" calcext:value-type="float">
            <text:p>1</text:p>
          </table:table-cell>
          <table:table-cell table:formula="of:=(POWER([.$G$42]-[.$C$42]/100;[.AJ$67])-1)/([.$G$42]-[.$C$42]/100-1)" office:value-type="float" office:value="1" calcext:value-type="float">
            <text:p>1</text:p>
          </table:table-cell>
          <table:table-cell table:formula="of:=(POWER([.$G$42]-[.$C$42]/100;[.AK$67])-1)/([.$G$42]-[.$C$42]/100-1)" office:value-type="float" office:value="1" calcext:value-type="float">
            <text:p>1</text:p>
          </table:table-cell>
          <table:table-cell table:formula="of:=(POWER([.$G$42]-[.$C$42]/100;[.AL$67])-1)/([.$G$42]-[.$C$42]/100-1)" office:value-type="float" office:value="1" calcext:value-type="float">
            <text:p>1</text:p>
          </table:table-cell>
          <table:table-cell table:formula="of:=(POWER([.$G$42]-[.$C$42]/100;[.AM$67])-1)/([.$G$42]-[.$C$42]/100-1)" office:value-type="float" office:value="1" calcext:value-type="float">
            <text:p>1</text:p>
          </table:table-cell>
          <table:table-cell table:formula="of:=(POWER([.$G$42]-[.$C$42]/100;[.AN$67])-1)/([.$G$42]-[.$C$42]/100-1)" office:value-type="float" office:value="1" calcext:value-type="float">
            <text:p>1</text:p>
          </table:table-cell>
          <table:table-cell table:formula="of:=(POWER([.$G$42]-[.$C$42]/100;[.AO$67])-1)/([.$G$42]-[.$C$42]/100-1)" office:value-type="float" office:value="1" calcext:value-type="float">
            <text:p>1</text:p>
          </table:table-cell>
          <table:table-cell table:formula="of:=(POWER([.$G$42]-[.$C$42]/100;[.AP$67])-1)/([.$G$42]-[.$C$42]/100-1)" office:value-type="float" office:value="1" calcext:value-type="float">
            <text:p>1</text:p>
          </table:table-cell>
          <table:table-cell table:formula="of:=(POWER([.$G$42]-[.$C$42]/100;[.AQ$67])-1)/([.$G$42]-[.$C$42]/100-1)" office:value-type="float" office:value="1" calcext:value-type="float">
            <text:p>1</text:p>
          </table:table-cell>
          <table:table-cell table:formula="of:=(POWER([.$G$42]-[.$C$42]/100;[.AR$67])-1)/([.$G$42]-[.$C$42]/100-1)" office:value-type="float" office:value="1" calcext:value-type="float">
            <text:p>1</text:p>
          </table:table-cell>
          <table:table-cell table:formula="of:=(POWER([.$G$42]-[.$C$42]/100;[.AS$67])-1)/([.$G$42]-[.$C$42]/100-1)" office:value-type="float" office:value="1" calcext:value-type="float">
            <text:p>1</text:p>
          </table:table-cell>
          <table:table-cell table:formula="of:=(POWER([.$G$42]-[.$C$42]/100;[.AT$67])-1)/([.$G$42]-[.$C$42]/100-1)" office:value-type="float" office:value="1" calcext:value-type="float">
            <text:p>1</text:p>
          </table:table-cell>
          <table:table-cell table:formula="of:=(POWER([.$G$42]-[.$C$42]/100;[.AU$67])-1)/([.$G$42]-[.$C$42]/100-1)" office:value-type="float" office:value="1" calcext:value-type="float">
            <text:p>1</text:p>
          </table:table-cell>
          <table:table-cell table:formula="of:=(POWER([.$G$42]-[.$C$42]/100;[.AV$67])-1)/([.$G$42]-[.$C$42]/100-1)" office:value-type="float" office:value="1" calcext:value-type="float">
            <text:p>1</text:p>
          </table:table-cell>
          <table:table-cell table:number-columns-repeated="2"/>
          <table:table-cell table:formula="of:=[.$F42]*POWER([.$G42]-[.$C42]/100;[.$H$67])" office:value-type="float" office:value="0" calcext:value-type="float">
            <text:p>0</text:p>
          </table:table-cell>
          <table:table-cell table:formula="of:=[.$F42]*POWER([.$G42]-[.$C42]/100;[.$I$67])" office:value-type="float" office:value="0" calcext:value-type="float">
            <text:p>0</text:p>
          </table:table-cell>
          <table:table-cell table:formula="of:=[.$F42]*POWER([.$G42]-[.$C42]/100;[.$J$67])" office:value-type="float" office:value="0" calcext:value-type="float">
            <text:p>0</text:p>
          </table:table-cell>
          <table:table-cell table:formula="of:=[.$F42]*POWER([.$G42]-[.$C42]/100;[.$K$67])" office:value-type="float" office:value="0" calcext:value-type="float">
            <text:p>0</text:p>
          </table:table-cell>
          <table:table-cell table:formula="of:=[.$F42]*POWER([.$G42]-[.$C42]/100;[.$L$67])" office:value-type="float" office:value="0" calcext:value-type="float">
            <text:p>0</text:p>
          </table:table-cell>
          <table:table-cell table:formula="of:=[.$F42]*POWER([.$G42]-[.$C42]/100;[.$M$67])" office:value-type="float" office:value="0" calcext:value-type="float">
            <text:p>0</text:p>
          </table:table-cell>
          <table:table-cell table:formula="of:=[.$F42]*POWER([.$G42]-[.$C42]/100;[.$N$67])" office:value-type="float" office:value="0" calcext:value-type="float">
            <text:p>0</text:p>
          </table:table-cell>
          <table:table-cell table:formula="of:=[.$F42]*POWER([.$G42]-[.$C42]/100;[.$O$67])" office:value-type="float" office:value="0" calcext:value-type="float">
            <text:p>0</text:p>
          </table:table-cell>
          <table:table-cell table:formula="of:=[.$F42]*POWER([.$G42]-[.$C42]/100;[.$P$67])" office:value-type="float" office:value="0" calcext:value-type="float">
            <text:p>0</text:p>
          </table:table-cell>
          <table:table-cell table:formula="of:=[.$F42]*POWER([.$G42]-[.$C42]/100;[.$Q$67])" office:value-type="float" office:value="0" calcext:value-type="float">
            <text:p>0</text:p>
          </table:table-cell>
          <table:table-cell table:formula="of:=[.$F42]*POWER([.$G42]-[.$C42]/100;[.$R$67])" office:value-type="float" office:value="0" calcext:value-type="float">
            <text:p>0</text:p>
          </table:table-cell>
          <table:table-cell table:formula="of:=[.$F42]*POWER([.$G42]-[.$C42]/100;[.$S$67])" office:value-type="float" office:value="0" calcext:value-type="float">
            <text:p>0</text:p>
          </table:table-cell>
          <table:table-cell table:formula="of:=[.$F42]*POWER([.$G42]-[.$C42]/100;[.$T$67])" office:value-type="float" office:value="0" calcext:value-type="float">
            <text:p>0</text:p>
          </table:table-cell>
          <table:table-cell table:formula="of:=[.$F42]*POWER([.$G42]-[.$C42]/100;[.$U$67])" office:value-type="float" office:value="0" calcext:value-type="float">
            <text:p>0</text:p>
          </table:table-cell>
          <table:table-cell table:formula="of:=[.$F42]*POWER([.$G42]-[.$C42]/100;[.$V$67])" office:value-type="float" office:value="0" calcext:value-type="float">
            <text:p>0</text:p>
          </table:table-cell>
          <table:table-cell table:formula="of:=[.$F42]*POWER([.$G42]-[.$C42]/100;[.$W$67])" office:value-type="float" office:value="0" calcext:value-type="float">
            <text:p>0</text:p>
          </table:table-cell>
          <table:table-cell table:formula="of:=[.$F42]*POWER([.$G42]-[.$C42]/100;[.$X$67])" office:value-type="float" office:value="0" calcext:value-type="float">
            <text:p>0</text:p>
          </table:table-cell>
          <table:table-cell table:formula="of:=[.$F42]*POWER([.$G42]-[.$C42]/100;[.$Y$67])" office:value-type="float" office:value="0" calcext:value-type="float">
            <text:p>0</text:p>
          </table:table-cell>
          <table:table-cell table:formula="of:=[.$F42]*POWER([.$G42]-[.$C42]/100;[.$Z$67])" office:value-type="float" office:value="0" calcext:value-type="float">
            <text:p>0</text:p>
          </table:table-cell>
          <table:table-cell table:formula="of:=[.$F42]*POWER([.$G42]-[.$C42]/100;[.$AA$67])" office:value-type="float" office:value="0" calcext:value-type="float">
            <text:p>0</text:p>
          </table:table-cell>
          <table:table-cell table:formula="of:=[.$F42]*POWER([.$G42]-[.$C42]/100;[.$AB$67])" office:value-type="float" office:value="0" calcext:value-type="float">
            <text:p>0</text:p>
          </table:table-cell>
          <table:table-cell table:formula="of:=[.$F42]*POWER([.$G42]-[.$C42]/100;[.$AC$67])" office:value-type="float" office:value="0" calcext:value-type="float">
            <text:p>0</text:p>
          </table:table-cell>
          <table:table-cell table:formula="of:=[.$F42]*POWER([.$G42]-[.$C42]/100;[.$AD$67])" office:value-type="float" office:value="0" calcext:value-type="float">
            <text:p>0</text:p>
          </table:table-cell>
          <table:table-cell table:formula="of:=[.$F42]*POWER([.$G42]-[.$C42]/100;[.$AE$67])" office:value-type="float" office:value="0" calcext:value-type="float">
            <text:p>0</text:p>
          </table:table-cell>
          <table:table-cell table:formula="of:=[.$F42]*POWER([.$G42]-[.$C42]/100;[.$AF$67])" office:value-type="float" office:value="0" calcext:value-type="float">
            <text:p>0</text:p>
          </table:table-cell>
          <table:table-cell table:formula="of:=[.$F42]*POWER([.$G42]-[.$C42]/100;[.$AG$67])" office:value-type="float" office:value="0" calcext:value-type="float">
            <text:p>0</text:p>
          </table:table-cell>
          <table:table-cell table:formula="of:=[.$F42]*POWER([.$G42]-[.$C42]/100;[.$AH$67])" office:value-type="float" office:value="0" calcext:value-type="float">
            <text:p>0</text:p>
          </table:table-cell>
          <table:table-cell table:formula="of:=[.$F42]*POWER([.$G42]-[.$C42]/100;[.$AI$67])" office:value-type="float" office:value="0" calcext:value-type="float">
            <text:p>0</text:p>
          </table:table-cell>
          <table:table-cell table:formula="of:=[.$F42]*POWER([.$G42]-[.$C42]/100;[.$AJ$67])" office:value-type="float" office:value="0" calcext:value-type="float">
            <text:p>0</text:p>
          </table:table-cell>
          <table:table-cell table:formula="of:=[.$F42]*POWER([.$G42]-[.$C42]/100;[.$AK$67])" office:value-type="float" office:value="0" calcext:value-type="float">
            <text:p>0</text:p>
          </table:table-cell>
          <table:table-cell table:formula="of:=[.$F42]*POWER([.$G42]-[.$C42]/100;[.$AL$67])" office:value-type="float" office:value="0" calcext:value-type="float">
            <text:p>0</text:p>
          </table:table-cell>
          <table:table-cell table:formula="of:=[.$F42]*POWER([.$G42]-[.$C42]/100;[.$AM$67])" office:value-type="float" office:value="0" calcext:value-type="float">
            <text:p>0</text:p>
          </table:table-cell>
          <table:table-cell table:formula="of:=[.$F42]*POWER([.$G42]-[.$C42]/100;[.$AN$67])" office:value-type="float" office:value="0" calcext:value-type="float">
            <text:p>0</text:p>
          </table:table-cell>
          <table:table-cell table:formula="of:=[.$F42]*POWER([.$G42]-[.$C42]/100;[.$AO$67])" office:value-type="float" office:value="0" calcext:value-type="float">
            <text:p>0</text:p>
          </table:table-cell>
          <table:table-cell table:formula="of:=[.$F42]*POWER([.$G42]-[.$C42]/100;[.$AP$67])" office:value-type="float" office:value="0" calcext:value-type="float">
            <text:p>0</text:p>
          </table:table-cell>
          <table:table-cell table:formula="of:=[.$F42]*POWER([.$G42]-[.$C42]/100;[.$AQ$67])" office:value-type="float" office:value="0" calcext:value-type="float">
            <text:p>0</text:p>
          </table:table-cell>
          <table:table-cell table:formula="of:=[.$F42]*POWER([.$G42]-[.$C42]/100;[.$AR$67])" office:value-type="float" office:value="0" calcext:value-type="float">
            <text:p>0</text:p>
          </table:table-cell>
          <table:table-cell table:formula="of:=[.$F42]*POWER([.$G42]-[.$C42]/100;[.$AS$67])" office:value-type="float" office:value="0" calcext:value-type="float">
            <text:p>0</text:p>
          </table:table-cell>
          <table:table-cell table:formula="of:=[.$F42]*POWER([.$G42]-[.$C42]/100;[.$AT$67])" office:value-type="float" office:value="0" calcext:value-type="float">
            <text:p>0</text:p>
          </table:table-cell>
          <table:table-cell table:formula="of:=[.$F42]*POWER([.$G42]-[.$C42]/100;[.$AU$67])" office:value-type="float" office:value="0" calcext:value-type="float">
            <text:p>0</text:p>
          </table:table-cell>
          <table:table-cell table:formula="of:=[.$F42]*POWER([.$G42]-[.$C4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style-name="Default" table:number-columns-repeated="7"/>
          <table:table-cell table:number-columns-repeated="71"/>
          <table:table-cell table:formula="of:=(POWER([.$G$43]-[.$C$43]/100;[.H$67])-1)/([.$G$43]-[.$C$43]/100-1)" office:value-type="float" office:value="-0" calcext:value-type="float">
            <text:p>0</text:p>
          </table:table-cell>
          <table:table-cell table:formula="of:=(POWER([.$G$43]-[.$C$43]/100;[.I$67])-1)/([.$G$43]-[.$C$43]/100-1)" office:value-type="float" office:value="1" calcext:value-type="float">
            <text:p>1</text:p>
          </table:table-cell>
          <table:table-cell table:formula="of:=(POWER([.$G$43]-[.$C$43]/100;[.J$67])-1)/([.$G$43]-[.$C$43]/100-1)" office:value-type="float" office:value="1" calcext:value-type="float">
            <text:p>1</text:p>
          </table:table-cell>
          <table:table-cell table:formula="of:=(POWER([.$G$43]-[.$C$43]/100;[.K$67])-1)/([.$G$43]-[.$C$43]/100-1)" office:value-type="float" office:value="1" calcext:value-type="float">
            <text:p>1</text:p>
          </table:table-cell>
          <table:table-cell table:formula="of:=(POWER([.$G$43]-[.$C$43]/100;[.L$67])-1)/([.$G$43]-[.$C$43]/100-1)" office:value-type="float" office:value="1" calcext:value-type="float">
            <text:p>1</text:p>
          </table:table-cell>
          <table:table-cell table:formula="of:=(POWER([.$G$43]-[.$C$43]/100;[.M$67])-1)/([.$G$43]-[.$C$43]/100-1)" office:value-type="float" office:value="1" calcext:value-type="float">
            <text:p>1</text:p>
          </table:table-cell>
          <table:table-cell table:formula="of:=(POWER([.$G$43]-[.$C$43]/100;[.N$67])-1)/([.$G$43]-[.$C$43]/100-1)" office:value-type="float" office:value="1" calcext:value-type="float">
            <text:p>1</text:p>
          </table:table-cell>
          <table:table-cell table:formula="of:=(POWER([.$G$43]-[.$C$43]/100;[.O$67])-1)/([.$G$43]-[.$C$43]/100-1)" office:value-type="float" office:value="1" calcext:value-type="float">
            <text:p>1</text:p>
          </table:table-cell>
          <table:table-cell table:formula="of:=(POWER([.$G$43]-[.$C$43]/100;[.P$67])-1)/([.$G$43]-[.$C$43]/100-1)" office:value-type="float" office:value="1" calcext:value-type="float">
            <text:p>1</text:p>
          </table:table-cell>
          <table:table-cell table:formula="of:=(POWER([.$G$43]-[.$C$43]/100;[.Q$67])-1)/([.$G$43]-[.$C$43]/100-1)" office:value-type="float" office:value="1" calcext:value-type="float">
            <text:p>1</text:p>
          </table:table-cell>
          <table:table-cell table:formula="of:=(POWER([.$G$43]-[.$C$43]/100;[.R$67])-1)/([.$G$43]-[.$C$43]/100-1)" office:value-type="float" office:value="1" calcext:value-type="float">
            <text:p>1</text:p>
          </table:table-cell>
          <table:table-cell table:formula="of:=(POWER([.$G$43]-[.$C$43]/100;[.S$67])-1)/([.$G$43]-[.$C$43]/100-1)" office:value-type="float" office:value="1" calcext:value-type="float">
            <text:p>1</text:p>
          </table:table-cell>
          <table:table-cell table:formula="of:=(POWER([.$G$43]-[.$C$43]/100;[.T$67])-1)/([.$G$43]-[.$C$43]/100-1)" office:value-type="float" office:value="1" calcext:value-type="float">
            <text:p>1</text:p>
          </table:table-cell>
          <table:table-cell table:formula="of:=(POWER([.$G$43]-[.$C$43]/100;[.U$67])-1)/([.$G$43]-[.$C$43]/100-1)" office:value-type="float" office:value="1" calcext:value-type="float">
            <text:p>1</text:p>
          </table:table-cell>
          <table:table-cell table:formula="of:=(POWER([.$G$43]-[.$C$43]/100;[.V$67])-1)/([.$G$43]-[.$C$43]/100-1)" office:value-type="float" office:value="1" calcext:value-type="float">
            <text:p>1</text:p>
          </table:table-cell>
          <table:table-cell table:formula="of:=(POWER([.$G$43]-[.$C$43]/100;[.W$67])-1)/([.$G$43]-[.$C$43]/100-1)" office:value-type="float" office:value="1" calcext:value-type="float">
            <text:p>1</text:p>
          </table:table-cell>
          <table:table-cell table:formula="of:=(POWER([.$G$43]-[.$C$43]/100;[.X$67])-1)/([.$G$43]-[.$C$43]/100-1)" office:value-type="float" office:value="1" calcext:value-type="float">
            <text:p>1</text:p>
          </table:table-cell>
          <table:table-cell table:formula="of:=(POWER([.$G$43]-[.$C$43]/100;[.Y$67])-1)/([.$G$43]-[.$C$43]/100-1)" office:value-type="float" office:value="1" calcext:value-type="float">
            <text:p>1</text:p>
          </table:table-cell>
          <table:table-cell table:formula="of:=(POWER([.$G$43]-[.$C$43]/100;[.Z$67])-1)/([.$G$43]-[.$C$43]/100-1)" office:value-type="float" office:value="1" calcext:value-type="float">
            <text:p>1</text:p>
          </table:table-cell>
          <table:table-cell table:formula="of:=(POWER([.$G$43]-[.$C$43]/100;[.AA$67])-1)/([.$G$43]-[.$C$43]/100-1)" office:value-type="float" office:value="1" calcext:value-type="float">
            <text:p>1</text:p>
          </table:table-cell>
          <table:table-cell table:formula="of:=(POWER([.$G$43]-[.$C$43]/100;[.AB$67])-1)/([.$G$43]-[.$C$43]/100-1)" office:value-type="float" office:value="1" calcext:value-type="float">
            <text:p>1</text:p>
          </table:table-cell>
          <table:table-cell table:formula="of:=(POWER([.$G$43]-[.$C$43]/100;[.AC$67])-1)/([.$G$43]-[.$C$43]/100-1)" office:value-type="float" office:value="1" calcext:value-type="float">
            <text:p>1</text:p>
          </table:table-cell>
          <table:table-cell table:formula="of:=(POWER([.$G$43]-[.$C$43]/100;[.AD$67])-1)/([.$G$43]-[.$C$43]/100-1)" office:value-type="float" office:value="1" calcext:value-type="float">
            <text:p>1</text:p>
          </table:table-cell>
          <table:table-cell table:formula="of:=(POWER([.$G$43]-[.$C$43]/100;[.AE$67])-1)/([.$G$43]-[.$C$43]/100-1)" office:value-type="float" office:value="1" calcext:value-type="float">
            <text:p>1</text:p>
          </table:table-cell>
          <table:table-cell table:formula="of:=(POWER([.$G$43]-[.$C$43]/100;[.AF$67])-1)/([.$G$43]-[.$C$43]/100-1)" office:value-type="float" office:value="1" calcext:value-type="float">
            <text:p>1</text:p>
          </table:table-cell>
          <table:table-cell table:formula="of:=(POWER([.$G$43]-[.$C$43]/100;[.AG$67])-1)/([.$G$43]-[.$C$43]/100-1)" office:value-type="float" office:value="1" calcext:value-type="float">
            <text:p>1</text:p>
          </table:table-cell>
          <table:table-cell table:formula="of:=(POWER([.$G$43]-[.$C$43]/100;[.AH$67])-1)/([.$G$43]-[.$C$43]/100-1)" office:value-type="float" office:value="1" calcext:value-type="float">
            <text:p>1</text:p>
          </table:table-cell>
          <table:table-cell table:formula="of:=(POWER([.$G$43]-[.$C$43]/100;[.AI$67])-1)/([.$G$43]-[.$C$43]/100-1)" office:value-type="float" office:value="1" calcext:value-type="float">
            <text:p>1</text:p>
          </table:table-cell>
          <table:table-cell table:formula="of:=(POWER([.$G$43]-[.$C$43]/100;[.AJ$67])-1)/([.$G$43]-[.$C$43]/100-1)" office:value-type="float" office:value="1" calcext:value-type="float">
            <text:p>1</text:p>
          </table:table-cell>
          <table:table-cell table:formula="of:=(POWER([.$G$43]-[.$C$43]/100;[.AK$67])-1)/([.$G$43]-[.$C$43]/100-1)" office:value-type="float" office:value="1" calcext:value-type="float">
            <text:p>1</text:p>
          </table:table-cell>
          <table:table-cell table:formula="of:=(POWER([.$G$43]-[.$C$43]/100;[.AL$67])-1)/([.$G$43]-[.$C$43]/100-1)" office:value-type="float" office:value="1" calcext:value-type="float">
            <text:p>1</text:p>
          </table:table-cell>
          <table:table-cell table:formula="of:=(POWER([.$G$43]-[.$C$43]/100;[.AM$67])-1)/([.$G$43]-[.$C$43]/100-1)" office:value-type="float" office:value="1" calcext:value-type="float">
            <text:p>1</text:p>
          </table:table-cell>
          <table:table-cell table:formula="of:=(POWER([.$G$43]-[.$C$43]/100;[.AN$67])-1)/([.$G$43]-[.$C$43]/100-1)" office:value-type="float" office:value="1" calcext:value-type="float">
            <text:p>1</text:p>
          </table:table-cell>
          <table:table-cell table:formula="of:=(POWER([.$G$43]-[.$C$43]/100;[.AO$67])-1)/([.$G$43]-[.$C$43]/100-1)" office:value-type="float" office:value="1" calcext:value-type="float">
            <text:p>1</text:p>
          </table:table-cell>
          <table:table-cell table:formula="of:=(POWER([.$G$43]-[.$C$43]/100;[.AP$67])-1)/([.$G$43]-[.$C$43]/100-1)" office:value-type="float" office:value="1" calcext:value-type="float">
            <text:p>1</text:p>
          </table:table-cell>
          <table:table-cell table:formula="of:=(POWER([.$G$43]-[.$C$43]/100;[.AQ$67])-1)/([.$G$43]-[.$C$43]/100-1)" office:value-type="float" office:value="1" calcext:value-type="float">
            <text:p>1</text:p>
          </table:table-cell>
          <table:table-cell table:formula="of:=(POWER([.$G$43]-[.$C$43]/100;[.AR$67])-1)/([.$G$43]-[.$C$43]/100-1)" office:value-type="float" office:value="1" calcext:value-type="float">
            <text:p>1</text:p>
          </table:table-cell>
          <table:table-cell table:formula="of:=(POWER([.$G$43]-[.$C$43]/100;[.AS$67])-1)/([.$G$43]-[.$C$43]/100-1)" office:value-type="float" office:value="1" calcext:value-type="float">
            <text:p>1</text:p>
          </table:table-cell>
          <table:table-cell table:formula="of:=(POWER([.$G$43]-[.$C$43]/100;[.AT$67])-1)/([.$G$43]-[.$C$43]/100-1)" office:value-type="float" office:value="1" calcext:value-type="float">
            <text:p>1</text:p>
          </table:table-cell>
          <table:table-cell table:formula="of:=(POWER([.$G$43]-[.$C$43]/100;[.AU$67])-1)/([.$G$43]-[.$C$43]/100-1)" office:value-type="float" office:value="1" calcext:value-type="float">
            <text:p>1</text:p>
          </table:table-cell>
          <table:table-cell table:formula="of:=(POWER([.$G$43]-[.$C$43]/100;[.AV$67])-1)/([.$G$43]-[.$C$43]/100-1)" office:value-type="float" office:value="1" calcext:value-type="float">
            <text:p>1</text:p>
          </table:table-cell>
          <table:table-cell table:number-columns-repeated="2"/>
          <table:table-cell table:formula="of:=[.$F43]*POWER([.$G43]-[.$C43]/100;[.$H$67])" office:value-type="float" office:value="0" calcext:value-type="float">
            <text:p>0</text:p>
          </table:table-cell>
          <table:table-cell table:formula="of:=[.$F43]*POWER([.$G43]-[.$C43]/100;[.$I$67])" office:value-type="float" office:value="0" calcext:value-type="float">
            <text:p>0</text:p>
          </table:table-cell>
          <table:table-cell table:formula="of:=[.$F43]*POWER([.$G43]-[.$C43]/100;[.$J$67])" office:value-type="float" office:value="0" calcext:value-type="float">
            <text:p>0</text:p>
          </table:table-cell>
          <table:table-cell table:formula="of:=[.$F43]*POWER([.$G43]-[.$C43]/100;[.$K$67])" office:value-type="float" office:value="0" calcext:value-type="float">
            <text:p>0</text:p>
          </table:table-cell>
          <table:table-cell table:formula="of:=[.$F43]*POWER([.$G43]-[.$C43]/100;[.$L$67])" office:value-type="float" office:value="0" calcext:value-type="float">
            <text:p>0</text:p>
          </table:table-cell>
          <table:table-cell table:formula="of:=[.$F43]*POWER([.$G43]-[.$C43]/100;[.$M$67])" office:value-type="float" office:value="0" calcext:value-type="float">
            <text:p>0</text:p>
          </table:table-cell>
          <table:table-cell table:formula="of:=[.$F43]*POWER([.$G43]-[.$C43]/100;[.$N$67])" office:value-type="float" office:value="0" calcext:value-type="float">
            <text:p>0</text:p>
          </table:table-cell>
          <table:table-cell table:formula="of:=[.$F43]*POWER([.$G43]-[.$C43]/100;[.$O$67])" office:value-type="float" office:value="0" calcext:value-type="float">
            <text:p>0</text:p>
          </table:table-cell>
          <table:table-cell table:formula="of:=[.$F43]*POWER([.$G43]-[.$C43]/100;[.$P$67])" office:value-type="float" office:value="0" calcext:value-type="float">
            <text:p>0</text:p>
          </table:table-cell>
          <table:table-cell table:formula="of:=[.$F43]*POWER([.$G43]-[.$C43]/100;[.$Q$67])" office:value-type="float" office:value="0" calcext:value-type="float">
            <text:p>0</text:p>
          </table:table-cell>
          <table:table-cell table:formula="of:=[.$F43]*POWER([.$G43]-[.$C43]/100;[.$R$67])" office:value-type="float" office:value="0" calcext:value-type="float">
            <text:p>0</text:p>
          </table:table-cell>
          <table:table-cell table:formula="of:=[.$F43]*POWER([.$G43]-[.$C43]/100;[.$S$67])" office:value-type="float" office:value="0" calcext:value-type="float">
            <text:p>0</text:p>
          </table:table-cell>
          <table:table-cell table:formula="of:=[.$F43]*POWER([.$G43]-[.$C43]/100;[.$T$67])" office:value-type="float" office:value="0" calcext:value-type="float">
            <text:p>0</text:p>
          </table:table-cell>
          <table:table-cell table:formula="of:=[.$F43]*POWER([.$G43]-[.$C43]/100;[.$U$67])" office:value-type="float" office:value="0" calcext:value-type="float">
            <text:p>0</text:p>
          </table:table-cell>
          <table:table-cell table:formula="of:=[.$F43]*POWER([.$G43]-[.$C43]/100;[.$V$67])" office:value-type="float" office:value="0" calcext:value-type="float">
            <text:p>0</text:p>
          </table:table-cell>
          <table:table-cell table:formula="of:=[.$F43]*POWER([.$G43]-[.$C43]/100;[.$W$67])" office:value-type="float" office:value="0" calcext:value-type="float">
            <text:p>0</text:p>
          </table:table-cell>
          <table:table-cell table:formula="of:=[.$F43]*POWER([.$G43]-[.$C43]/100;[.$X$67])" office:value-type="float" office:value="0" calcext:value-type="float">
            <text:p>0</text:p>
          </table:table-cell>
          <table:table-cell table:formula="of:=[.$F43]*POWER([.$G43]-[.$C43]/100;[.$Y$67])" office:value-type="float" office:value="0" calcext:value-type="float">
            <text:p>0</text:p>
          </table:table-cell>
          <table:table-cell table:formula="of:=[.$F43]*POWER([.$G43]-[.$C43]/100;[.$Z$67])" office:value-type="float" office:value="0" calcext:value-type="float">
            <text:p>0</text:p>
          </table:table-cell>
          <table:table-cell table:formula="of:=[.$F43]*POWER([.$G43]-[.$C43]/100;[.$AA$67])" office:value-type="float" office:value="0" calcext:value-type="float">
            <text:p>0</text:p>
          </table:table-cell>
          <table:table-cell table:formula="of:=[.$F43]*POWER([.$G43]-[.$C43]/100;[.$AB$67])" office:value-type="float" office:value="0" calcext:value-type="float">
            <text:p>0</text:p>
          </table:table-cell>
          <table:table-cell table:formula="of:=[.$F43]*POWER([.$G43]-[.$C43]/100;[.$AC$67])" office:value-type="float" office:value="0" calcext:value-type="float">
            <text:p>0</text:p>
          </table:table-cell>
          <table:table-cell table:formula="of:=[.$F43]*POWER([.$G43]-[.$C43]/100;[.$AD$67])" office:value-type="float" office:value="0" calcext:value-type="float">
            <text:p>0</text:p>
          </table:table-cell>
          <table:table-cell table:formula="of:=[.$F43]*POWER([.$G43]-[.$C43]/100;[.$AE$67])" office:value-type="float" office:value="0" calcext:value-type="float">
            <text:p>0</text:p>
          </table:table-cell>
          <table:table-cell table:formula="of:=[.$F43]*POWER([.$G43]-[.$C43]/100;[.$AF$67])" office:value-type="float" office:value="0" calcext:value-type="float">
            <text:p>0</text:p>
          </table:table-cell>
          <table:table-cell table:formula="of:=[.$F43]*POWER([.$G43]-[.$C43]/100;[.$AG$67])" office:value-type="float" office:value="0" calcext:value-type="float">
            <text:p>0</text:p>
          </table:table-cell>
          <table:table-cell table:formula="of:=[.$F43]*POWER([.$G43]-[.$C43]/100;[.$AH$67])" office:value-type="float" office:value="0" calcext:value-type="float">
            <text:p>0</text:p>
          </table:table-cell>
          <table:table-cell table:formula="of:=[.$F43]*POWER([.$G43]-[.$C43]/100;[.$AI$67])" office:value-type="float" office:value="0" calcext:value-type="float">
            <text:p>0</text:p>
          </table:table-cell>
          <table:table-cell table:formula="of:=[.$F43]*POWER([.$G43]-[.$C43]/100;[.$AJ$67])" office:value-type="float" office:value="0" calcext:value-type="float">
            <text:p>0</text:p>
          </table:table-cell>
          <table:table-cell table:formula="of:=[.$F43]*POWER([.$G43]-[.$C43]/100;[.$AK$67])" office:value-type="float" office:value="0" calcext:value-type="float">
            <text:p>0</text:p>
          </table:table-cell>
          <table:table-cell table:formula="of:=[.$F43]*POWER([.$G43]-[.$C43]/100;[.$AL$67])" office:value-type="float" office:value="0" calcext:value-type="float">
            <text:p>0</text:p>
          </table:table-cell>
          <table:table-cell table:formula="of:=[.$F43]*POWER([.$G43]-[.$C43]/100;[.$AM$67])" office:value-type="float" office:value="0" calcext:value-type="float">
            <text:p>0</text:p>
          </table:table-cell>
          <table:table-cell table:formula="of:=[.$F43]*POWER([.$G43]-[.$C43]/100;[.$AN$67])" office:value-type="float" office:value="0" calcext:value-type="float">
            <text:p>0</text:p>
          </table:table-cell>
          <table:table-cell table:formula="of:=[.$F43]*POWER([.$G43]-[.$C43]/100;[.$AO$67])" office:value-type="float" office:value="0" calcext:value-type="float">
            <text:p>0</text:p>
          </table:table-cell>
          <table:table-cell table:formula="of:=[.$F43]*POWER([.$G43]-[.$C43]/100;[.$AP$67])" office:value-type="float" office:value="0" calcext:value-type="float">
            <text:p>0</text:p>
          </table:table-cell>
          <table:table-cell table:formula="of:=[.$F43]*POWER([.$G43]-[.$C43]/100;[.$AQ$67])" office:value-type="float" office:value="0" calcext:value-type="float">
            <text:p>0</text:p>
          </table:table-cell>
          <table:table-cell table:formula="of:=[.$F43]*POWER([.$G43]-[.$C43]/100;[.$AR$67])" office:value-type="float" office:value="0" calcext:value-type="float">
            <text:p>0</text:p>
          </table:table-cell>
          <table:table-cell table:formula="of:=[.$F43]*POWER([.$G43]-[.$C43]/100;[.$AS$67])" office:value-type="float" office:value="0" calcext:value-type="float">
            <text:p>0</text:p>
          </table:table-cell>
          <table:table-cell table:formula="of:=[.$F43]*POWER([.$G43]-[.$C43]/100;[.$AT$67])" office:value-type="float" office:value="0" calcext:value-type="float">
            <text:p>0</text:p>
          </table:table-cell>
          <table:table-cell table:formula="of:=[.$F43]*POWER([.$G43]-[.$C43]/100;[.$AU$67])" office:value-type="float" office:value="0" calcext:value-type="float">
            <text:p>0</text:p>
          </table:table-cell>
          <table:table-cell table:formula="of:=[.$F43]*POWER([.$G43]-[.$C4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4]-[.$C$44]/100;[.H$67])-1)/([.$G$44]-[.$C$44]/100-1)" office:value-type="float" office:value="-0" calcext:value-type="float">
            <text:p>0</text:p>
          </table:table-cell>
          <table:table-cell table:formula="of:=(POWER([.$G$44]-[.$C$44]/100;[.I$67])-1)/([.$G$44]-[.$C$44]/100-1)" office:value-type="float" office:value="1" calcext:value-type="float">
            <text:p>1</text:p>
          </table:table-cell>
          <table:table-cell table:formula="of:=(POWER([.$G$44]-[.$C$44]/100;[.J$67])-1)/([.$G$44]-[.$C$44]/100-1)" office:value-type="float" office:value="1" calcext:value-type="float">
            <text:p>1</text:p>
          </table:table-cell>
          <table:table-cell table:formula="of:=(POWER([.$G$44]-[.$C$44]/100;[.K$67])-1)/([.$G$44]-[.$C$44]/100-1)" office:value-type="float" office:value="1" calcext:value-type="float">
            <text:p>1</text:p>
          </table:table-cell>
          <table:table-cell table:formula="of:=(POWER([.$G$44]-[.$C$44]/100;[.L$67])-1)/([.$G$44]-[.$C$44]/100-1)" office:value-type="float" office:value="1" calcext:value-type="float">
            <text:p>1</text:p>
          </table:table-cell>
          <table:table-cell table:formula="of:=(POWER([.$G$44]-[.$C$44]/100;[.M$67])-1)/([.$G$44]-[.$C$44]/100-1)" office:value-type="float" office:value="1" calcext:value-type="float">
            <text:p>1</text:p>
          </table:table-cell>
          <table:table-cell table:formula="of:=(POWER([.$G$44]-[.$C$44]/100;[.N$67])-1)/([.$G$44]-[.$C$44]/100-1)" office:value-type="float" office:value="1" calcext:value-type="float">
            <text:p>1</text:p>
          </table:table-cell>
          <table:table-cell table:formula="of:=(POWER([.$G$44]-[.$C$44]/100;[.O$67])-1)/([.$G$44]-[.$C$44]/100-1)" office:value-type="float" office:value="1" calcext:value-type="float">
            <text:p>1</text:p>
          </table:table-cell>
          <table:table-cell table:formula="of:=(POWER([.$G$44]-[.$C$44]/100;[.P$67])-1)/([.$G$44]-[.$C$44]/100-1)" office:value-type="float" office:value="1" calcext:value-type="float">
            <text:p>1</text:p>
          </table:table-cell>
          <table:table-cell table:formula="of:=(POWER([.$G$44]-[.$C$44]/100;[.Q$67])-1)/([.$G$44]-[.$C$44]/100-1)" office:value-type="float" office:value="1" calcext:value-type="float">
            <text:p>1</text:p>
          </table:table-cell>
          <table:table-cell table:formula="of:=(POWER([.$G$44]-[.$C$44]/100;[.R$67])-1)/([.$G$44]-[.$C$44]/100-1)" office:value-type="float" office:value="1" calcext:value-type="float">
            <text:p>1</text:p>
          </table:table-cell>
          <table:table-cell table:formula="of:=(POWER([.$G$44]-[.$C$44]/100;[.S$67])-1)/([.$G$44]-[.$C$44]/100-1)" office:value-type="float" office:value="1" calcext:value-type="float">
            <text:p>1</text:p>
          </table:table-cell>
          <table:table-cell table:formula="of:=(POWER([.$G$44]-[.$C$44]/100;[.T$67])-1)/([.$G$44]-[.$C$44]/100-1)" office:value-type="float" office:value="1" calcext:value-type="float">
            <text:p>1</text:p>
          </table:table-cell>
          <table:table-cell table:formula="of:=(POWER([.$G$44]-[.$C$44]/100;[.U$67])-1)/([.$G$44]-[.$C$44]/100-1)" office:value-type="float" office:value="1" calcext:value-type="float">
            <text:p>1</text:p>
          </table:table-cell>
          <table:table-cell table:formula="of:=(POWER([.$G$44]-[.$C$44]/100;[.V$67])-1)/([.$G$44]-[.$C$44]/100-1)" office:value-type="float" office:value="1" calcext:value-type="float">
            <text:p>1</text:p>
          </table:table-cell>
          <table:table-cell table:formula="of:=(POWER([.$G$44]-[.$C$44]/100;[.W$67])-1)/([.$G$44]-[.$C$44]/100-1)" office:value-type="float" office:value="1" calcext:value-type="float">
            <text:p>1</text:p>
          </table:table-cell>
          <table:table-cell table:formula="of:=(POWER([.$G$44]-[.$C$44]/100;[.X$67])-1)/([.$G$44]-[.$C$44]/100-1)" office:value-type="float" office:value="1" calcext:value-type="float">
            <text:p>1</text:p>
          </table:table-cell>
          <table:table-cell table:formula="of:=(POWER([.$G$44]-[.$C$44]/100;[.Y$67])-1)/([.$G$44]-[.$C$44]/100-1)" office:value-type="float" office:value="1" calcext:value-type="float">
            <text:p>1</text:p>
          </table:table-cell>
          <table:table-cell table:formula="of:=(POWER([.$G$44]-[.$C$44]/100;[.Z$67])-1)/([.$G$44]-[.$C$44]/100-1)" office:value-type="float" office:value="1" calcext:value-type="float">
            <text:p>1</text:p>
          </table:table-cell>
          <table:table-cell table:formula="of:=(POWER([.$G$44]-[.$C$44]/100;[.AA$67])-1)/([.$G$44]-[.$C$44]/100-1)" office:value-type="float" office:value="1" calcext:value-type="float">
            <text:p>1</text:p>
          </table:table-cell>
          <table:table-cell table:formula="of:=(POWER([.$G$44]-[.$C$44]/100;[.AB$67])-1)/([.$G$44]-[.$C$44]/100-1)" office:value-type="float" office:value="1" calcext:value-type="float">
            <text:p>1</text:p>
          </table:table-cell>
          <table:table-cell table:formula="of:=(POWER([.$G$44]-[.$C$44]/100;[.AC$67])-1)/([.$G$44]-[.$C$44]/100-1)" office:value-type="float" office:value="1" calcext:value-type="float">
            <text:p>1</text:p>
          </table:table-cell>
          <table:table-cell table:formula="of:=(POWER([.$G$44]-[.$C$44]/100;[.AD$67])-1)/([.$G$44]-[.$C$44]/100-1)" office:value-type="float" office:value="1" calcext:value-type="float">
            <text:p>1</text:p>
          </table:table-cell>
          <table:table-cell table:formula="of:=(POWER([.$G$44]-[.$C$44]/100;[.AE$67])-1)/([.$G$44]-[.$C$44]/100-1)" office:value-type="float" office:value="1" calcext:value-type="float">
            <text:p>1</text:p>
          </table:table-cell>
          <table:table-cell table:formula="of:=(POWER([.$G$44]-[.$C$44]/100;[.AF$67])-1)/([.$G$44]-[.$C$44]/100-1)" office:value-type="float" office:value="1" calcext:value-type="float">
            <text:p>1</text:p>
          </table:table-cell>
          <table:table-cell table:formula="of:=(POWER([.$G$44]-[.$C$44]/100;[.AG$67])-1)/([.$G$44]-[.$C$44]/100-1)" office:value-type="float" office:value="1" calcext:value-type="float">
            <text:p>1</text:p>
          </table:table-cell>
          <table:table-cell table:formula="of:=(POWER([.$G$44]-[.$C$44]/100;[.AH$67])-1)/([.$G$44]-[.$C$44]/100-1)" office:value-type="float" office:value="1" calcext:value-type="float">
            <text:p>1</text:p>
          </table:table-cell>
          <table:table-cell table:formula="of:=(POWER([.$G$44]-[.$C$44]/100;[.AI$67])-1)/([.$G$44]-[.$C$44]/100-1)" office:value-type="float" office:value="1" calcext:value-type="float">
            <text:p>1</text:p>
          </table:table-cell>
          <table:table-cell table:formula="of:=(POWER([.$G$44]-[.$C$44]/100;[.AJ$67])-1)/([.$G$44]-[.$C$44]/100-1)" office:value-type="float" office:value="1" calcext:value-type="float">
            <text:p>1</text:p>
          </table:table-cell>
          <table:table-cell table:formula="of:=(POWER([.$G$44]-[.$C$44]/100;[.AK$67])-1)/([.$G$44]-[.$C$44]/100-1)" office:value-type="float" office:value="1" calcext:value-type="float">
            <text:p>1</text:p>
          </table:table-cell>
          <table:table-cell table:formula="of:=(POWER([.$G$44]-[.$C$44]/100;[.AL$67])-1)/([.$G$44]-[.$C$44]/100-1)" office:value-type="float" office:value="1" calcext:value-type="float">
            <text:p>1</text:p>
          </table:table-cell>
          <table:table-cell table:formula="of:=(POWER([.$G$44]-[.$C$44]/100;[.AM$67])-1)/([.$G$44]-[.$C$44]/100-1)" office:value-type="float" office:value="1" calcext:value-type="float">
            <text:p>1</text:p>
          </table:table-cell>
          <table:table-cell table:formula="of:=(POWER([.$G$44]-[.$C$44]/100;[.AN$67])-1)/([.$G$44]-[.$C$44]/100-1)" office:value-type="float" office:value="1" calcext:value-type="float">
            <text:p>1</text:p>
          </table:table-cell>
          <table:table-cell table:formula="of:=(POWER([.$G$44]-[.$C$44]/100;[.AO$67])-1)/([.$G$44]-[.$C$44]/100-1)" office:value-type="float" office:value="1" calcext:value-type="float">
            <text:p>1</text:p>
          </table:table-cell>
          <table:table-cell table:formula="of:=(POWER([.$G$44]-[.$C$44]/100;[.AP$67])-1)/([.$G$44]-[.$C$44]/100-1)" office:value-type="float" office:value="1" calcext:value-type="float">
            <text:p>1</text:p>
          </table:table-cell>
          <table:table-cell table:formula="of:=(POWER([.$G$44]-[.$C$44]/100;[.AQ$67])-1)/([.$G$44]-[.$C$44]/100-1)" office:value-type="float" office:value="1" calcext:value-type="float">
            <text:p>1</text:p>
          </table:table-cell>
          <table:table-cell table:formula="of:=(POWER([.$G$44]-[.$C$44]/100;[.AR$67])-1)/([.$G$44]-[.$C$44]/100-1)" office:value-type="float" office:value="1" calcext:value-type="float">
            <text:p>1</text:p>
          </table:table-cell>
          <table:table-cell table:formula="of:=(POWER([.$G$44]-[.$C$44]/100;[.AS$67])-1)/([.$G$44]-[.$C$44]/100-1)" office:value-type="float" office:value="1" calcext:value-type="float">
            <text:p>1</text:p>
          </table:table-cell>
          <table:table-cell table:formula="of:=(POWER([.$G$44]-[.$C$44]/100;[.AT$67])-1)/([.$G$44]-[.$C$44]/100-1)" office:value-type="float" office:value="1" calcext:value-type="float">
            <text:p>1</text:p>
          </table:table-cell>
          <table:table-cell table:formula="of:=(POWER([.$G$44]-[.$C$44]/100;[.AU$67])-1)/([.$G$44]-[.$C$44]/100-1)" office:value-type="float" office:value="1" calcext:value-type="float">
            <text:p>1</text:p>
          </table:table-cell>
          <table:table-cell table:formula="of:=(POWER([.$G$44]-[.$C$44]/100;[.AV$67])-1)/([.$G$44]-[.$C$44]/100-1)" office:value-type="float" office:value="1" calcext:value-type="float">
            <text:p>1</text:p>
          </table:table-cell>
          <table:table-cell table:number-columns-repeated="2"/>
          <table:table-cell table:formula="of:=[.$F44]*POWER([.$G44]-[.$C44]/100;[.$H$67])" office:value-type="float" office:value="0" calcext:value-type="float">
            <text:p>0</text:p>
          </table:table-cell>
          <table:table-cell table:formula="of:=[.$F44]*POWER([.$G44]-[.$C44]/100;[.$I$67])" office:value-type="float" office:value="0" calcext:value-type="float">
            <text:p>0</text:p>
          </table:table-cell>
          <table:table-cell table:formula="of:=[.$F44]*POWER([.$G44]-[.$C44]/100;[.$J$67])" office:value-type="float" office:value="0" calcext:value-type="float">
            <text:p>0</text:p>
          </table:table-cell>
          <table:table-cell table:formula="of:=[.$F44]*POWER([.$G44]-[.$C44]/100;[.$K$67])" office:value-type="float" office:value="0" calcext:value-type="float">
            <text:p>0</text:p>
          </table:table-cell>
          <table:table-cell table:formula="of:=[.$F44]*POWER([.$G44]-[.$C44]/100;[.$L$67])" office:value-type="float" office:value="0" calcext:value-type="float">
            <text:p>0</text:p>
          </table:table-cell>
          <table:table-cell table:formula="of:=[.$F44]*POWER([.$G44]-[.$C44]/100;[.$M$67])" office:value-type="float" office:value="0" calcext:value-type="float">
            <text:p>0</text:p>
          </table:table-cell>
          <table:table-cell table:formula="of:=[.$F44]*POWER([.$G44]-[.$C44]/100;[.$N$67])" office:value-type="float" office:value="0" calcext:value-type="float">
            <text:p>0</text:p>
          </table:table-cell>
          <table:table-cell table:formula="of:=[.$F44]*POWER([.$G44]-[.$C44]/100;[.$O$67])" office:value-type="float" office:value="0" calcext:value-type="float">
            <text:p>0</text:p>
          </table:table-cell>
          <table:table-cell table:formula="of:=[.$F44]*POWER([.$G44]-[.$C44]/100;[.$P$67])" office:value-type="float" office:value="0" calcext:value-type="float">
            <text:p>0</text:p>
          </table:table-cell>
          <table:table-cell table:formula="of:=[.$F44]*POWER([.$G44]-[.$C44]/100;[.$Q$67])" office:value-type="float" office:value="0" calcext:value-type="float">
            <text:p>0</text:p>
          </table:table-cell>
          <table:table-cell table:formula="of:=[.$F44]*POWER([.$G44]-[.$C44]/100;[.$R$67])" office:value-type="float" office:value="0" calcext:value-type="float">
            <text:p>0</text:p>
          </table:table-cell>
          <table:table-cell table:formula="of:=[.$F44]*POWER([.$G44]-[.$C44]/100;[.$S$67])" office:value-type="float" office:value="0" calcext:value-type="float">
            <text:p>0</text:p>
          </table:table-cell>
          <table:table-cell table:formula="of:=[.$F44]*POWER([.$G44]-[.$C44]/100;[.$T$67])" office:value-type="float" office:value="0" calcext:value-type="float">
            <text:p>0</text:p>
          </table:table-cell>
          <table:table-cell table:formula="of:=[.$F44]*POWER([.$G44]-[.$C44]/100;[.$U$67])" office:value-type="float" office:value="0" calcext:value-type="float">
            <text:p>0</text:p>
          </table:table-cell>
          <table:table-cell table:formula="of:=[.$F44]*POWER([.$G44]-[.$C44]/100;[.$V$67])" office:value-type="float" office:value="0" calcext:value-type="float">
            <text:p>0</text:p>
          </table:table-cell>
          <table:table-cell table:formula="of:=[.$F44]*POWER([.$G44]-[.$C44]/100;[.$W$67])" office:value-type="float" office:value="0" calcext:value-type="float">
            <text:p>0</text:p>
          </table:table-cell>
          <table:table-cell table:formula="of:=[.$F44]*POWER([.$G44]-[.$C44]/100;[.$X$67])" office:value-type="float" office:value="0" calcext:value-type="float">
            <text:p>0</text:p>
          </table:table-cell>
          <table:table-cell table:formula="of:=[.$F44]*POWER([.$G44]-[.$C44]/100;[.$Y$67])" office:value-type="float" office:value="0" calcext:value-type="float">
            <text:p>0</text:p>
          </table:table-cell>
          <table:table-cell table:formula="of:=[.$F44]*POWER([.$G44]-[.$C44]/100;[.$Z$67])" office:value-type="float" office:value="0" calcext:value-type="float">
            <text:p>0</text:p>
          </table:table-cell>
          <table:table-cell table:formula="of:=[.$F44]*POWER([.$G44]-[.$C44]/100;[.$AA$67])" office:value-type="float" office:value="0" calcext:value-type="float">
            <text:p>0</text:p>
          </table:table-cell>
          <table:table-cell table:formula="of:=[.$F44]*POWER([.$G44]-[.$C44]/100;[.$AB$67])" office:value-type="float" office:value="0" calcext:value-type="float">
            <text:p>0</text:p>
          </table:table-cell>
          <table:table-cell table:formula="of:=[.$F44]*POWER([.$G44]-[.$C44]/100;[.$AC$67])" office:value-type="float" office:value="0" calcext:value-type="float">
            <text:p>0</text:p>
          </table:table-cell>
          <table:table-cell table:formula="of:=[.$F44]*POWER([.$G44]-[.$C44]/100;[.$AD$67])" office:value-type="float" office:value="0" calcext:value-type="float">
            <text:p>0</text:p>
          </table:table-cell>
          <table:table-cell table:formula="of:=[.$F44]*POWER([.$G44]-[.$C44]/100;[.$AE$67])" office:value-type="float" office:value="0" calcext:value-type="float">
            <text:p>0</text:p>
          </table:table-cell>
          <table:table-cell table:formula="of:=[.$F44]*POWER([.$G44]-[.$C44]/100;[.$AF$67])" office:value-type="float" office:value="0" calcext:value-type="float">
            <text:p>0</text:p>
          </table:table-cell>
          <table:table-cell table:formula="of:=[.$F44]*POWER([.$G44]-[.$C44]/100;[.$AG$67])" office:value-type="float" office:value="0" calcext:value-type="float">
            <text:p>0</text:p>
          </table:table-cell>
          <table:table-cell table:formula="of:=[.$F44]*POWER([.$G44]-[.$C44]/100;[.$AH$67])" office:value-type="float" office:value="0" calcext:value-type="float">
            <text:p>0</text:p>
          </table:table-cell>
          <table:table-cell table:formula="of:=[.$F44]*POWER([.$G44]-[.$C44]/100;[.$AI$67])" office:value-type="float" office:value="0" calcext:value-type="float">
            <text:p>0</text:p>
          </table:table-cell>
          <table:table-cell table:formula="of:=[.$F44]*POWER([.$G44]-[.$C44]/100;[.$AJ$67])" office:value-type="float" office:value="0" calcext:value-type="float">
            <text:p>0</text:p>
          </table:table-cell>
          <table:table-cell table:formula="of:=[.$F44]*POWER([.$G44]-[.$C44]/100;[.$AK$67])" office:value-type="float" office:value="0" calcext:value-type="float">
            <text:p>0</text:p>
          </table:table-cell>
          <table:table-cell table:formula="of:=[.$F44]*POWER([.$G44]-[.$C44]/100;[.$AL$67])" office:value-type="float" office:value="0" calcext:value-type="float">
            <text:p>0</text:p>
          </table:table-cell>
          <table:table-cell table:formula="of:=[.$F44]*POWER([.$G44]-[.$C44]/100;[.$AM$67])" office:value-type="float" office:value="0" calcext:value-type="float">
            <text:p>0</text:p>
          </table:table-cell>
          <table:table-cell table:formula="of:=[.$F44]*POWER([.$G44]-[.$C44]/100;[.$AN$67])" office:value-type="float" office:value="0" calcext:value-type="float">
            <text:p>0</text:p>
          </table:table-cell>
          <table:table-cell table:formula="of:=[.$F44]*POWER([.$G44]-[.$C44]/100;[.$AO$67])" office:value-type="float" office:value="0" calcext:value-type="float">
            <text:p>0</text:p>
          </table:table-cell>
          <table:table-cell table:formula="of:=[.$F44]*POWER([.$G44]-[.$C44]/100;[.$AP$67])" office:value-type="float" office:value="0" calcext:value-type="float">
            <text:p>0</text:p>
          </table:table-cell>
          <table:table-cell table:formula="of:=[.$F44]*POWER([.$G44]-[.$C44]/100;[.$AQ$67])" office:value-type="float" office:value="0" calcext:value-type="float">
            <text:p>0</text:p>
          </table:table-cell>
          <table:table-cell table:formula="of:=[.$F44]*POWER([.$G44]-[.$C44]/100;[.$AR$67])" office:value-type="float" office:value="0" calcext:value-type="float">
            <text:p>0</text:p>
          </table:table-cell>
          <table:table-cell table:formula="of:=[.$F44]*POWER([.$G44]-[.$C44]/100;[.$AS$67])" office:value-type="float" office:value="0" calcext:value-type="float">
            <text:p>0</text:p>
          </table:table-cell>
          <table:table-cell table:formula="of:=[.$F44]*POWER([.$G44]-[.$C44]/100;[.$AT$67])" office:value-type="float" office:value="0" calcext:value-type="float">
            <text:p>0</text:p>
          </table:table-cell>
          <table:table-cell table:formula="of:=[.$F44]*POWER([.$G44]-[.$C44]/100;[.$AU$67])" office:value-type="float" office:value="0" calcext:value-type="float">
            <text:p>0</text:p>
          </table:table-cell>
          <table:table-cell table:formula="of:=[.$F44]*POWER([.$G44]-[.$C4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5]-[.$C$45]/100;[.H$67])-1)/([.$G$45]-[.$C$45]/100-1)" office:value-type="float" office:value="-0" calcext:value-type="float">
            <text:p>0</text:p>
          </table:table-cell>
          <table:table-cell table:formula="of:=(POWER([.$G$45]-[.$C$45]/100;[.I$67])-1)/([.$G$45]-[.$C$45]/100-1)" office:value-type="float" office:value="1" calcext:value-type="float">
            <text:p>1</text:p>
          </table:table-cell>
          <table:table-cell table:formula="of:=(POWER([.$G$45]-[.$C$45]/100;[.J$67])-1)/([.$G$45]-[.$C$45]/100-1)" office:value-type="float" office:value="1" calcext:value-type="float">
            <text:p>1</text:p>
          </table:table-cell>
          <table:table-cell table:formula="of:=(POWER([.$G$45]-[.$C$45]/100;[.K$67])-1)/([.$G$45]-[.$C$45]/100-1)" office:value-type="float" office:value="1" calcext:value-type="float">
            <text:p>1</text:p>
          </table:table-cell>
          <table:table-cell table:formula="of:=(POWER([.$G$45]-[.$C$45]/100;[.L$67])-1)/([.$G$45]-[.$C$45]/100-1)" office:value-type="float" office:value="1" calcext:value-type="float">
            <text:p>1</text:p>
          </table:table-cell>
          <table:table-cell table:formula="of:=(POWER([.$G$45]-[.$C$45]/100;[.M$67])-1)/([.$G$45]-[.$C$45]/100-1)" office:value-type="float" office:value="1" calcext:value-type="float">
            <text:p>1</text:p>
          </table:table-cell>
          <table:table-cell table:formula="of:=(POWER([.$G$45]-[.$C$45]/100;[.N$67])-1)/([.$G$45]-[.$C$45]/100-1)" office:value-type="float" office:value="1" calcext:value-type="float">
            <text:p>1</text:p>
          </table:table-cell>
          <table:table-cell table:formula="of:=(POWER([.$G$45]-[.$C$45]/100;[.O$67])-1)/([.$G$45]-[.$C$45]/100-1)" office:value-type="float" office:value="1" calcext:value-type="float">
            <text:p>1</text:p>
          </table:table-cell>
          <table:table-cell table:formula="of:=(POWER([.$G$45]-[.$C$45]/100;[.P$67])-1)/([.$G$45]-[.$C$45]/100-1)" office:value-type="float" office:value="1" calcext:value-type="float">
            <text:p>1</text:p>
          </table:table-cell>
          <table:table-cell table:formula="of:=(POWER([.$G$45]-[.$C$45]/100;[.Q$67])-1)/([.$G$45]-[.$C$45]/100-1)" office:value-type="float" office:value="1" calcext:value-type="float">
            <text:p>1</text:p>
          </table:table-cell>
          <table:table-cell table:formula="of:=(POWER([.$G$45]-[.$C$45]/100;[.R$67])-1)/([.$G$45]-[.$C$45]/100-1)" office:value-type="float" office:value="1" calcext:value-type="float">
            <text:p>1</text:p>
          </table:table-cell>
          <table:table-cell table:formula="of:=(POWER([.$G$45]-[.$C$45]/100;[.S$67])-1)/([.$G$45]-[.$C$45]/100-1)" office:value-type="float" office:value="1" calcext:value-type="float">
            <text:p>1</text:p>
          </table:table-cell>
          <table:table-cell table:formula="of:=(POWER([.$G$45]-[.$C$45]/100;[.T$67])-1)/([.$G$45]-[.$C$45]/100-1)" office:value-type="float" office:value="1" calcext:value-type="float">
            <text:p>1</text:p>
          </table:table-cell>
          <table:table-cell table:formula="of:=(POWER([.$G$45]-[.$C$45]/100;[.U$67])-1)/([.$G$45]-[.$C$45]/100-1)" office:value-type="float" office:value="1" calcext:value-type="float">
            <text:p>1</text:p>
          </table:table-cell>
          <table:table-cell table:formula="of:=(POWER([.$G$45]-[.$C$45]/100;[.V$67])-1)/([.$G$45]-[.$C$45]/100-1)" office:value-type="float" office:value="1" calcext:value-type="float">
            <text:p>1</text:p>
          </table:table-cell>
          <table:table-cell table:formula="of:=(POWER([.$G$45]-[.$C$45]/100;[.W$67])-1)/([.$G$45]-[.$C$45]/100-1)" office:value-type="float" office:value="1" calcext:value-type="float">
            <text:p>1</text:p>
          </table:table-cell>
          <table:table-cell table:formula="of:=(POWER([.$G$45]-[.$C$45]/100;[.X$67])-1)/([.$G$45]-[.$C$45]/100-1)" office:value-type="float" office:value="1" calcext:value-type="float">
            <text:p>1</text:p>
          </table:table-cell>
          <table:table-cell table:formula="of:=(POWER([.$G$45]-[.$C$45]/100;[.Y$67])-1)/([.$G$45]-[.$C$45]/100-1)" office:value-type="float" office:value="1" calcext:value-type="float">
            <text:p>1</text:p>
          </table:table-cell>
          <table:table-cell table:formula="of:=(POWER([.$G$45]-[.$C$45]/100;[.Z$67])-1)/([.$G$45]-[.$C$45]/100-1)" office:value-type="float" office:value="1" calcext:value-type="float">
            <text:p>1</text:p>
          </table:table-cell>
          <table:table-cell table:formula="of:=(POWER([.$G$45]-[.$C$45]/100;[.AA$67])-1)/([.$G$45]-[.$C$45]/100-1)" office:value-type="float" office:value="1" calcext:value-type="float">
            <text:p>1</text:p>
          </table:table-cell>
          <table:table-cell table:formula="of:=(POWER([.$G$45]-[.$C$45]/100;[.AB$67])-1)/([.$G$45]-[.$C$45]/100-1)" office:value-type="float" office:value="1" calcext:value-type="float">
            <text:p>1</text:p>
          </table:table-cell>
          <table:table-cell table:formula="of:=(POWER([.$G$45]-[.$C$45]/100;[.AC$67])-1)/([.$G$45]-[.$C$45]/100-1)" office:value-type="float" office:value="1" calcext:value-type="float">
            <text:p>1</text:p>
          </table:table-cell>
          <table:table-cell table:formula="of:=(POWER([.$G$45]-[.$C$45]/100;[.AD$67])-1)/([.$G$45]-[.$C$45]/100-1)" office:value-type="float" office:value="1" calcext:value-type="float">
            <text:p>1</text:p>
          </table:table-cell>
          <table:table-cell table:formula="of:=(POWER([.$G$45]-[.$C$45]/100;[.AE$67])-1)/([.$G$45]-[.$C$45]/100-1)" office:value-type="float" office:value="1" calcext:value-type="float">
            <text:p>1</text:p>
          </table:table-cell>
          <table:table-cell table:formula="of:=(POWER([.$G$45]-[.$C$45]/100;[.AF$67])-1)/([.$G$45]-[.$C$45]/100-1)" office:value-type="float" office:value="1" calcext:value-type="float">
            <text:p>1</text:p>
          </table:table-cell>
          <table:table-cell table:formula="of:=(POWER([.$G$45]-[.$C$45]/100;[.AG$67])-1)/([.$G$45]-[.$C$45]/100-1)" office:value-type="float" office:value="1" calcext:value-type="float">
            <text:p>1</text:p>
          </table:table-cell>
          <table:table-cell table:formula="of:=(POWER([.$G$45]-[.$C$45]/100;[.AH$67])-1)/([.$G$45]-[.$C$45]/100-1)" office:value-type="float" office:value="1" calcext:value-type="float">
            <text:p>1</text:p>
          </table:table-cell>
          <table:table-cell table:formula="of:=(POWER([.$G$45]-[.$C$45]/100;[.AI$67])-1)/([.$G$45]-[.$C$45]/100-1)" office:value-type="float" office:value="1" calcext:value-type="float">
            <text:p>1</text:p>
          </table:table-cell>
          <table:table-cell table:formula="of:=(POWER([.$G$45]-[.$C$45]/100;[.AJ$67])-1)/([.$G$45]-[.$C$45]/100-1)" office:value-type="float" office:value="1" calcext:value-type="float">
            <text:p>1</text:p>
          </table:table-cell>
          <table:table-cell table:formula="of:=(POWER([.$G$45]-[.$C$45]/100;[.AK$67])-1)/([.$G$45]-[.$C$45]/100-1)" office:value-type="float" office:value="1" calcext:value-type="float">
            <text:p>1</text:p>
          </table:table-cell>
          <table:table-cell table:formula="of:=(POWER([.$G$45]-[.$C$45]/100;[.AL$67])-1)/([.$G$45]-[.$C$45]/100-1)" office:value-type="float" office:value="1" calcext:value-type="float">
            <text:p>1</text:p>
          </table:table-cell>
          <table:table-cell table:formula="of:=(POWER([.$G$45]-[.$C$45]/100;[.AM$67])-1)/([.$G$45]-[.$C$45]/100-1)" office:value-type="float" office:value="1" calcext:value-type="float">
            <text:p>1</text:p>
          </table:table-cell>
          <table:table-cell table:formula="of:=(POWER([.$G$45]-[.$C$45]/100;[.AN$67])-1)/([.$G$45]-[.$C$45]/100-1)" office:value-type="float" office:value="1" calcext:value-type="float">
            <text:p>1</text:p>
          </table:table-cell>
          <table:table-cell table:formula="of:=(POWER([.$G$45]-[.$C$45]/100;[.AO$67])-1)/([.$G$45]-[.$C$45]/100-1)" office:value-type="float" office:value="1" calcext:value-type="float">
            <text:p>1</text:p>
          </table:table-cell>
          <table:table-cell table:formula="of:=(POWER([.$G$45]-[.$C$45]/100;[.AP$67])-1)/([.$G$45]-[.$C$45]/100-1)" office:value-type="float" office:value="1" calcext:value-type="float">
            <text:p>1</text:p>
          </table:table-cell>
          <table:table-cell table:formula="of:=(POWER([.$G$45]-[.$C$45]/100;[.AQ$67])-1)/([.$G$45]-[.$C$45]/100-1)" office:value-type="float" office:value="1" calcext:value-type="float">
            <text:p>1</text:p>
          </table:table-cell>
          <table:table-cell table:formula="of:=(POWER([.$G$45]-[.$C$45]/100;[.AR$67])-1)/([.$G$45]-[.$C$45]/100-1)" office:value-type="float" office:value="1" calcext:value-type="float">
            <text:p>1</text:p>
          </table:table-cell>
          <table:table-cell table:formula="of:=(POWER([.$G$45]-[.$C$45]/100;[.AS$67])-1)/([.$G$45]-[.$C$45]/100-1)" office:value-type="float" office:value="1" calcext:value-type="float">
            <text:p>1</text:p>
          </table:table-cell>
          <table:table-cell table:formula="of:=(POWER([.$G$45]-[.$C$45]/100;[.AT$67])-1)/([.$G$45]-[.$C$45]/100-1)" office:value-type="float" office:value="1" calcext:value-type="float">
            <text:p>1</text:p>
          </table:table-cell>
          <table:table-cell table:formula="of:=(POWER([.$G$45]-[.$C$45]/100;[.AU$67])-1)/([.$G$45]-[.$C$45]/100-1)" office:value-type="float" office:value="1" calcext:value-type="float">
            <text:p>1</text:p>
          </table:table-cell>
          <table:table-cell table:formula="of:=(POWER([.$G$45]-[.$C$45]/100;[.AV$67])-1)/([.$G$45]-[.$C$45]/100-1)" office:value-type="float" office:value="1" calcext:value-type="float">
            <text:p>1</text:p>
          </table:table-cell>
          <table:table-cell table:number-columns-repeated="2"/>
          <table:table-cell table:formula="of:=[.$F45]*POWER([.$G45]-[.$C45]/100;[.$H$67])" office:value-type="float" office:value="0" calcext:value-type="float">
            <text:p>0</text:p>
          </table:table-cell>
          <table:table-cell table:formula="of:=[.$F45]*POWER([.$G45]-[.$C45]/100;[.$I$67])" office:value-type="float" office:value="0" calcext:value-type="float">
            <text:p>0</text:p>
          </table:table-cell>
          <table:table-cell table:formula="of:=[.$F45]*POWER([.$G45]-[.$C45]/100;[.$J$67])" office:value-type="float" office:value="0" calcext:value-type="float">
            <text:p>0</text:p>
          </table:table-cell>
          <table:table-cell table:formula="of:=[.$F45]*POWER([.$G45]-[.$C45]/100;[.$K$67])" office:value-type="float" office:value="0" calcext:value-type="float">
            <text:p>0</text:p>
          </table:table-cell>
          <table:table-cell table:formula="of:=[.$F45]*POWER([.$G45]-[.$C45]/100;[.$L$67])" office:value-type="float" office:value="0" calcext:value-type="float">
            <text:p>0</text:p>
          </table:table-cell>
          <table:table-cell table:formula="of:=[.$F45]*POWER([.$G45]-[.$C45]/100;[.$M$67])" office:value-type="float" office:value="0" calcext:value-type="float">
            <text:p>0</text:p>
          </table:table-cell>
          <table:table-cell table:formula="of:=[.$F45]*POWER([.$G45]-[.$C45]/100;[.$N$67])" office:value-type="float" office:value="0" calcext:value-type="float">
            <text:p>0</text:p>
          </table:table-cell>
          <table:table-cell table:formula="of:=[.$F45]*POWER([.$G45]-[.$C45]/100;[.$O$67])" office:value-type="float" office:value="0" calcext:value-type="float">
            <text:p>0</text:p>
          </table:table-cell>
          <table:table-cell table:formula="of:=[.$F45]*POWER([.$G45]-[.$C45]/100;[.$P$67])" office:value-type="float" office:value="0" calcext:value-type="float">
            <text:p>0</text:p>
          </table:table-cell>
          <table:table-cell table:formula="of:=[.$F45]*POWER([.$G45]-[.$C45]/100;[.$Q$67])" office:value-type="float" office:value="0" calcext:value-type="float">
            <text:p>0</text:p>
          </table:table-cell>
          <table:table-cell table:formula="of:=[.$F45]*POWER([.$G45]-[.$C45]/100;[.$R$67])" office:value-type="float" office:value="0" calcext:value-type="float">
            <text:p>0</text:p>
          </table:table-cell>
          <table:table-cell table:formula="of:=[.$F45]*POWER([.$G45]-[.$C45]/100;[.$S$67])" office:value-type="float" office:value="0" calcext:value-type="float">
            <text:p>0</text:p>
          </table:table-cell>
          <table:table-cell table:formula="of:=[.$F45]*POWER([.$G45]-[.$C45]/100;[.$T$67])" office:value-type="float" office:value="0" calcext:value-type="float">
            <text:p>0</text:p>
          </table:table-cell>
          <table:table-cell table:formula="of:=[.$F45]*POWER([.$G45]-[.$C45]/100;[.$U$67])" office:value-type="float" office:value="0" calcext:value-type="float">
            <text:p>0</text:p>
          </table:table-cell>
          <table:table-cell table:formula="of:=[.$F45]*POWER([.$G45]-[.$C45]/100;[.$V$67])" office:value-type="float" office:value="0" calcext:value-type="float">
            <text:p>0</text:p>
          </table:table-cell>
          <table:table-cell table:formula="of:=[.$F45]*POWER([.$G45]-[.$C45]/100;[.$W$67])" office:value-type="float" office:value="0" calcext:value-type="float">
            <text:p>0</text:p>
          </table:table-cell>
          <table:table-cell table:formula="of:=[.$F45]*POWER([.$G45]-[.$C45]/100;[.$X$67])" office:value-type="float" office:value="0" calcext:value-type="float">
            <text:p>0</text:p>
          </table:table-cell>
          <table:table-cell table:formula="of:=[.$F45]*POWER([.$G45]-[.$C45]/100;[.$Y$67])" office:value-type="float" office:value="0" calcext:value-type="float">
            <text:p>0</text:p>
          </table:table-cell>
          <table:table-cell table:formula="of:=[.$F45]*POWER([.$G45]-[.$C45]/100;[.$Z$67])" office:value-type="float" office:value="0" calcext:value-type="float">
            <text:p>0</text:p>
          </table:table-cell>
          <table:table-cell table:formula="of:=[.$F45]*POWER([.$G45]-[.$C45]/100;[.$AA$67])" office:value-type="float" office:value="0" calcext:value-type="float">
            <text:p>0</text:p>
          </table:table-cell>
          <table:table-cell table:formula="of:=[.$F45]*POWER([.$G45]-[.$C45]/100;[.$AB$67])" office:value-type="float" office:value="0" calcext:value-type="float">
            <text:p>0</text:p>
          </table:table-cell>
          <table:table-cell table:formula="of:=[.$F45]*POWER([.$G45]-[.$C45]/100;[.$AC$67])" office:value-type="float" office:value="0" calcext:value-type="float">
            <text:p>0</text:p>
          </table:table-cell>
          <table:table-cell table:formula="of:=[.$F45]*POWER([.$G45]-[.$C45]/100;[.$AD$67])" office:value-type="float" office:value="0" calcext:value-type="float">
            <text:p>0</text:p>
          </table:table-cell>
          <table:table-cell table:formula="of:=[.$F45]*POWER([.$G45]-[.$C45]/100;[.$AE$67])" office:value-type="float" office:value="0" calcext:value-type="float">
            <text:p>0</text:p>
          </table:table-cell>
          <table:table-cell table:formula="of:=[.$F45]*POWER([.$G45]-[.$C45]/100;[.$AF$67])" office:value-type="float" office:value="0" calcext:value-type="float">
            <text:p>0</text:p>
          </table:table-cell>
          <table:table-cell table:formula="of:=[.$F45]*POWER([.$G45]-[.$C45]/100;[.$AG$67])" office:value-type="float" office:value="0" calcext:value-type="float">
            <text:p>0</text:p>
          </table:table-cell>
          <table:table-cell table:formula="of:=[.$F45]*POWER([.$G45]-[.$C45]/100;[.$AH$67])" office:value-type="float" office:value="0" calcext:value-type="float">
            <text:p>0</text:p>
          </table:table-cell>
          <table:table-cell table:formula="of:=[.$F45]*POWER([.$G45]-[.$C45]/100;[.$AI$67])" office:value-type="float" office:value="0" calcext:value-type="float">
            <text:p>0</text:p>
          </table:table-cell>
          <table:table-cell table:formula="of:=[.$F45]*POWER([.$G45]-[.$C45]/100;[.$AJ$67])" office:value-type="float" office:value="0" calcext:value-type="float">
            <text:p>0</text:p>
          </table:table-cell>
          <table:table-cell table:formula="of:=[.$F45]*POWER([.$G45]-[.$C45]/100;[.$AK$67])" office:value-type="float" office:value="0" calcext:value-type="float">
            <text:p>0</text:p>
          </table:table-cell>
          <table:table-cell table:formula="of:=[.$F45]*POWER([.$G45]-[.$C45]/100;[.$AL$67])" office:value-type="float" office:value="0" calcext:value-type="float">
            <text:p>0</text:p>
          </table:table-cell>
          <table:table-cell table:formula="of:=[.$F45]*POWER([.$G45]-[.$C45]/100;[.$AM$67])" office:value-type="float" office:value="0" calcext:value-type="float">
            <text:p>0</text:p>
          </table:table-cell>
          <table:table-cell table:formula="of:=[.$F45]*POWER([.$G45]-[.$C45]/100;[.$AN$67])" office:value-type="float" office:value="0" calcext:value-type="float">
            <text:p>0</text:p>
          </table:table-cell>
          <table:table-cell table:formula="of:=[.$F45]*POWER([.$G45]-[.$C45]/100;[.$AO$67])" office:value-type="float" office:value="0" calcext:value-type="float">
            <text:p>0</text:p>
          </table:table-cell>
          <table:table-cell table:formula="of:=[.$F45]*POWER([.$G45]-[.$C45]/100;[.$AP$67])" office:value-type="float" office:value="0" calcext:value-type="float">
            <text:p>0</text:p>
          </table:table-cell>
          <table:table-cell table:formula="of:=[.$F45]*POWER([.$G45]-[.$C45]/100;[.$AQ$67])" office:value-type="float" office:value="0" calcext:value-type="float">
            <text:p>0</text:p>
          </table:table-cell>
          <table:table-cell table:formula="of:=[.$F45]*POWER([.$G45]-[.$C45]/100;[.$AR$67])" office:value-type="float" office:value="0" calcext:value-type="float">
            <text:p>0</text:p>
          </table:table-cell>
          <table:table-cell table:formula="of:=[.$F45]*POWER([.$G45]-[.$C45]/100;[.$AS$67])" office:value-type="float" office:value="0" calcext:value-type="float">
            <text:p>0</text:p>
          </table:table-cell>
          <table:table-cell table:formula="of:=[.$F45]*POWER([.$G45]-[.$C45]/100;[.$AT$67])" office:value-type="float" office:value="0" calcext:value-type="float">
            <text:p>0</text:p>
          </table:table-cell>
          <table:table-cell table:formula="of:=[.$F45]*POWER([.$G45]-[.$C45]/100;[.$AU$67])" office:value-type="float" office:value="0" calcext:value-type="float">
            <text:p>0</text:p>
          </table:table-cell>
          <table:table-cell table:formula="of:=[.$F45]*POWER([.$G45]-[.$C4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6]-[.$C$46]/100;[.H$67])-1)/([.$G$46]-[.$C$46]/100-1)" office:value-type="float" office:value="-0" calcext:value-type="float">
            <text:p>0</text:p>
          </table:table-cell>
          <table:table-cell table:formula="of:=(POWER([.$G$46]-[.$C$46]/100;[.I$67])-1)/([.$G$46]-[.$C$46]/100-1)" office:value-type="float" office:value="1" calcext:value-type="float">
            <text:p>1</text:p>
          </table:table-cell>
          <table:table-cell table:formula="of:=(POWER([.$G$46]-[.$C$46]/100;[.J$67])-1)/([.$G$46]-[.$C$46]/100-1)" office:value-type="float" office:value="1" calcext:value-type="float">
            <text:p>1</text:p>
          </table:table-cell>
          <table:table-cell table:formula="of:=(POWER([.$G$46]-[.$C$46]/100;[.K$67])-1)/([.$G$46]-[.$C$46]/100-1)" office:value-type="float" office:value="1" calcext:value-type="float">
            <text:p>1</text:p>
          </table:table-cell>
          <table:table-cell table:formula="of:=(POWER([.$G$46]-[.$C$46]/100;[.L$67])-1)/([.$G$46]-[.$C$46]/100-1)" office:value-type="float" office:value="1" calcext:value-type="float">
            <text:p>1</text:p>
          </table:table-cell>
          <table:table-cell table:formula="of:=(POWER([.$G$46]-[.$C$46]/100;[.M$67])-1)/([.$G$46]-[.$C$46]/100-1)" office:value-type="float" office:value="1" calcext:value-type="float">
            <text:p>1</text:p>
          </table:table-cell>
          <table:table-cell table:formula="of:=(POWER([.$G$46]-[.$C$46]/100;[.N$67])-1)/([.$G$46]-[.$C$46]/100-1)" office:value-type="float" office:value="1" calcext:value-type="float">
            <text:p>1</text:p>
          </table:table-cell>
          <table:table-cell table:formula="of:=(POWER([.$G$46]-[.$C$46]/100;[.O$67])-1)/([.$G$46]-[.$C$46]/100-1)" office:value-type="float" office:value="1" calcext:value-type="float">
            <text:p>1</text:p>
          </table:table-cell>
          <table:table-cell table:formula="of:=(POWER([.$G$46]-[.$C$46]/100;[.P$67])-1)/([.$G$46]-[.$C$46]/100-1)" office:value-type="float" office:value="1" calcext:value-type="float">
            <text:p>1</text:p>
          </table:table-cell>
          <table:table-cell table:formula="of:=(POWER([.$G$46]-[.$C$46]/100;[.Q$67])-1)/([.$G$46]-[.$C$46]/100-1)" office:value-type="float" office:value="1" calcext:value-type="float">
            <text:p>1</text:p>
          </table:table-cell>
          <table:table-cell table:formula="of:=(POWER([.$G$46]-[.$C$46]/100;[.R$67])-1)/([.$G$46]-[.$C$46]/100-1)" office:value-type="float" office:value="1" calcext:value-type="float">
            <text:p>1</text:p>
          </table:table-cell>
          <table:table-cell table:formula="of:=(POWER([.$G$46]-[.$C$46]/100;[.S$67])-1)/([.$G$46]-[.$C$46]/100-1)" office:value-type="float" office:value="1" calcext:value-type="float">
            <text:p>1</text:p>
          </table:table-cell>
          <table:table-cell table:formula="of:=(POWER([.$G$46]-[.$C$46]/100;[.T$67])-1)/([.$G$46]-[.$C$46]/100-1)" office:value-type="float" office:value="1" calcext:value-type="float">
            <text:p>1</text:p>
          </table:table-cell>
          <table:table-cell table:formula="of:=(POWER([.$G$46]-[.$C$46]/100;[.U$67])-1)/([.$G$46]-[.$C$46]/100-1)" office:value-type="float" office:value="1" calcext:value-type="float">
            <text:p>1</text:p>
          </table:table-cell>
          <table:table-cell table:formula="of:=(POWER([.$G$46]-[.$C$46]/100;[.V$67])-1)/([.$G$46]-[.$C$46]/100-1)" office:value-type="float" office:value="1" calcext:value-type="float">
            <text:p>1</text:p>
          </table:table-cell>
          <table:table-cell table:formula="of:=(POWER([.$G$46]-[.$C$46]/100;[.W$67])-1)/([.$G$46]-[.$C$46]/100-1)" office:value-type="float" office:value="1" calcext:value-type="float">
            <text:p>1</text:p>
          </table:table-cell>
          <table:table-cell table:formula="of:=(POWER([.$G$46]-[.$C$46]/100;[.X$67])-1)/([.$G$46]-[.$C$46]/100-1)" office:value-type="float" office:value="1" calcext:value-type="float">
            <text:p>1</text:p>
          </table:table-cell>
          <table:table-cell table:formula="of:=(POWER([.$G$46]-[.$C$46]/100;[.Y$67])-1)/([.$G$46]-[.$C$46]/100-1)" office:value-type="float" office:value="1" calcext:value-type="float">
            <text:p>1</text:p>
          </table:table-cell>
          <table:table-cell table:formula="of:=(POWER([.$G$46]-[.$C$46]/100;[.Z$67])-1)/([.$G$46]-[.$C$46]/100-1)" office:value-type="float" office:value="1" calcext:value-type="float">
            <text:p>1</text:p>
          </table:table-cell>
          <table:table-cell table:formula="of:=(POWER([.$G$46]-[.$C$46]/100;[.AA$67])-1)/([.$G$46]-[.$C$46]/100-1)" office:value-type="float" office:value="1" calcext:value-type="float">
            <text:p>1</text:p>
          </table:table-cell>
          <table:table-cell table:formula="of:=(POWER([.$G$46]-[.$C$46]/100;[.AB$67])-1)/([.$G$46]-[.$C$46]/100-1)" office:value-type="float" office:value="1" calcext:value-type="float">
            <text:p>1</text:p>
          </table:table-cell>
          <table:table-cell table:formula="of:=(POWER([.$G$46]-[.$C$46]/100;[.AC$67])-1)/([.$G$46]-[.$C$46]/100-1)" office:value-type="float" office:value="1" calcext:value-type="float">
            <text:p>1</text:p>
          </table:table-cell>
          <table:table-cell table:formula="of:=(POWER([.$G$46]-[.$C$46]/100;[.AD$67])-1)/([.$G$46]-[.$C$46]/100-1)" office:value-type="float" office:value="1" calcext:value-type="float">
            <text:p>1</text:p>
          </table:table-cell>
          <table:table-cell table:formula="of:=(POWER([.$G$46]-[.$C$46]/100;[.AE$67])-1)/([.$G$46]-[.$C$46]/100-1)" office:value-type="float" office:value="1" calcext:value-type="float">
            <text:p>1</text:p>
          </table:table-cell>
          <table:table-cell table:formula="of:=(POWER([.$G$46]-[.$C$46]/100;[.AF$67])-1)/([.$G$46]-[.$C$46]/100-1)" office:value-type="float" office:value="1" calcext:value-type="float">
            <text:p>1</text:p>
          </table:table-cell>
          <table:table-cell table:formula="of:=(POWER([.$G$46]-[.$C$46]/100;[.AG$67])-1)/([.$G$46]-[.$C$46]/100-1)" office:value-type="float" office:value="1" calcext:value-type="float">
            <text:p>1</text:p>
          </table:table-cell>
          <table:table-cell table:formula="of:=(POWER([.$G$46]-[.$C$46]/100;[.AH$67])-1)/([.$G$46]-[.$C$46]/100-1)" office:value-type="float" office:value="1" calcext:value-type="float">
            <text:p>1</text:p>
          </table:table-cell>
          <table:table-cell table:formula="of:=(POWER([.$G$46]-[.$C$46]/100;[.AI$67])-1)/([.$G$46]-[.$C$46]/100-1)" office:value-type="float" office:value="1" calcext:value-type="float">
            <text:p>1</text:p>
          </table:table-cell>
          <table:table-cell table:formula="of:=(POWER([.$G$46]-[.$C$46]/100;[.AJ$67])-1)/([.$G$46]-[.$C$46]/100-1)" office:value-type="float" office:value="1" calcext:value-type="float">
            <text:p>1</text:p>
          </table:table-cell>
          <table:table-cell table:formula="of:=(POWER([.$G$46]-[.$C$46]/100;[.AK$67])-1)/([.$G$46]-[.$C$46]/100-1)" office:value-type="float" office:value="1" calcext:value-type="float">
            <text:p>1</text:p>
          </table:table-cell>
          <table:table-cell table:formula="of:=(POWER([.$G$46]-[.$C$46]/100;[.AL$67])-1)/([.$G$46]-[.$C$46]/100-1)" office:value-type="float" office:value="1" calcext:value-type="float">
            <text:p>1</text:p>
          </table:table-cell>
          <table:table-cell table:formula="of:=(POWER([.$G$46]-[.$C$46]/100;[.AM$67])-1)/([.$G$46]-[.$C$46]/100-1)" office:value-type="float" office:value="1" calcext:value-type="float">
            <text:p>1</text:p>
          </table:table-cell>
          <table:table-cell table:formula="of:=(POWER([.$G$46]-[.$C$46]/100;[.AN$67])-1)/([.$G$46]-[.$C$46]/100-1)" office:value-type="float" office:value="1" calcext:value-type="float">
            <text:p>1</text:p>
          </table:table-cell>
          <table:table-cell table:formula="of:=(POWER([.$G$46]-[.$C$46]/100;[.AO$67])-1)/([.$G$46]-[.$C$46]/100-1)" office:value-type="float" office:value="1" calcext:value-type="float">
            <text:p>1</text:p>
          </table:table-cell>
          <table:table-cell table:formula="of:=(POWER([.$G$46]-[.$C$46]/100;[.AP$67])-1)/([.$G$46]-[.$C$46]/100-1)" office:value-type="float" office:value="1" calcext:value-type="float">
            <text:p>1</text:p>
          </table:table-cell>
          <table:table-cell table:formula="of:=(POWER([.$G$46]-[.$C$46]/100;[.AQ$67])-1)/([.$G$46]-[.$C$46]/100-1)" office:value-type="float" office:value="1" calcext:value-type="float">
            <text:p>1</text:p>
          </table:table-cell>
          <table:table-cell table:formula="of:=(POWER([.$G$46]-[.$C$46]/100;[.AR$67])-1)/([.$G$46]-[.$C$46]/100-1)" office:value-type="float" office:value="1" calcext:value-type="float">
            <text:p>1</text:p>
          </table:table-cell>
          <table:table-cell table:formula="of:=(POWER([.$G$46]-[.$C$46]/100;[.AS$67])-1)/([.$G$46]-[.$C$46]/100-1)" office:value-type="float" office:value="1" calcext:value-type="float">
            <text:p>1</text:p>
          </table:table-cell>
          <table:table-cell table:formula="of:=(POWER([.$G$46]-[.$C$46]/100;[.AT$67])-1)/([.$G$46]-[.$C$46]/100-1)" office:value-type="float" office:value="1" calcext:value-type="float">
            <text:p>1</text:p>
          </table:table-cell>
          <table:table-cell table:formula="of:=(POWER([.$G$46]-[.$C$46]/100;[.AU$67])-1)/([.$G$46]-[.$C$46]/100-1)" office:value-type="float" office:value="1" calcext:value-type="float">
            <text:p>1</text:p>
          </table:table-cell>
          <table:table-cell table:formula="of:=(POWER([.$G$46]-[.$C$46]/100;[.AV$67])-1)/([.$G$46]-[.$C$46]/100-1)" office:value-type="float" office:value="1" calcext:value-type="float">
            <text:p>1</text:p>
          </table:table-cell>
          <table:table-cell table:number-columns-repeated="2"/>
          <table:table-cell table:formula="of:=[.$F46]*POWER([.$G46]-[.$C46]/100;[.$H$67])" office:value-type="float" office:value="0" calcext:value-type="float">
            <text:p>0</text:p>
          </table:table-cell>
          <table:table-cell table:formula="of:=[.$F46]*POWER([.$G46]-[.$C46]/100;[.$I$67])" office:value-type="float" office:value="0" calcext:value-type="float">
            <text:p>0</text:p>
          </table:table-cell>
          <table:table-cell table:formula="of:=[.$F46]*POWER([.$G46]-[.$C46]/100;[.$J$67])" office:value-type="float" office:value="0" calcext:value-type="float">
            <text:p>0</text:p>
          </table:table-cell>
          <table:table-cell table:formula="of:=[.$F46]*POWER([.$G46]-[.$C46]/100;[.$K$67])" office:value-type="float" office:value="0" calcext:value-type="float">
            <text:p>0</text:p>
          </table:table-cell>
          <table:table-cell table:formula="of:=[.$F46]*POWER([.$G46]-[.$C46]/100;[.$L$67])" office:value-type="float" office:value="0" calcext:value-type="float">
            <text:p>0</text:p>
          </table:table-cell>
          <table:table-cell table:formula="of:=[.$F46]*POWER([.$G46]-[.$C46]/100;[.$M$67])" office:value-type="float" office:value="0" calcext:value-type="float">
            <text:p>0</text:p>
          </table:table-cell>
          <table:table-cell table:formula="of:=[.$F46]*POWER([.$G46]-[.$C46]/100;[.$N$67])" office:value-type="float" office:value="0" calcext:value-type="float">
            <text:p>0</text:p>
          </table:table-cell>
          <table:table-cell table:formula="of:=[.$F46]*POWER([.$G46]-[.$C46]/100;[.$O$67])" office:value-type="float" office:value="0" calcext:value-type="float">
            <text:p>0</text:p>
          </table:table-cell>
          <table:table-cell table:formula="of:=[.$F46]*POWER([.$G46]-[.$C46]/100;[.$P$67])" office:value-type="float" office:value="0" calcext:value-type="float">
            <text:p>0</text:p>
          </table:table-cell>
          <table:table-cell table:formula="of:=[.$F46]*POWER([.$G46]-[.$C46]/100;[.$Q$67])" office:value-type="float" office:value="0" calcext:value-type="float">
            <text:p>0</text:p>
          </table:table-cell>
          <table:table-cell table:formula="of:=[.$F46]*POWER([.$G46]-[.$C46]/100;[.$R$67])" office:value-type="float" office:value="0" calcext:value-type="float">
            <text:p>0</text:p>
          </table:table-cell>
          <table:table-cell table:formula="of:=[.$F46]*POWER([.$G46]-[.$C46]/100;[.$S$67])" office:value-type="float" office:value="0" calcext:value-type="float">
            <text:p>0</text:p>
          </table:table-cell>
          <table:table-cell table:formula="of:=[.$F46]*POWER([.$G46]-[.$C46]/100;[.$T$67])" office:value-type="float" office:value="0" calcext:value-type="float">
            <text:p>0</text:p>
          </table:table-cell>
          <table:table-cell table:formula="of:=[.$F46]*POWER([.$G46]-[.$C46]/100;[.$U$67])" office:value-type="float" office:value="0" calcext:value-type="float">
            <text:p>0</text:p>
          </table:table-cell>
          <table:table-cell table:formula="of:=[.$F46]*POWER([.$G46]-[.$C46]/100;[.$V$67])" office:value-type="float" office:value="0" calcext:value-type="float">
            <text:p>0</text:p>
          </table:table-cell>
          <table:table-cell table:formula="of:=[.$F46]*POWER([.$G46]-[.$C46]/100;[.$W$67])" office:value-type="float" office:value="0" calcext:value-type="float">
            <text:p>0</text:p>
          </table:table-cell>
          <table:table-cell table:formula="of:=[.$F46]*POWER([.$G46]-[.$C46]/100;[.$X$67])" office:value-type="float" office:value="0" calcext:value-type="float">
            <text:p>0</text:p>
          </table:table-cell>
          <table:table-cell table:formula="of:=[.$F46]*POWER([.$G46]-[.$C46]/100;[.$Y$67])" office:value-type="float" office:value="0" calcext:value-type="float">
            <text:p>0</text:p>
          </table:table-cell>
          <table:table-cell table:formula="of:=[.$F46]*POWER([.$G46]-[.$C46]/100;[.$Z$67])" office:value-type="float" office:value="0" calcext:value-type="float">
            <text:p>0</text:p>
          </table:table-cell>
          <table:table-cell table:formula="of:=[.$F46]*POWER([.$G46]-[.$C46]/100;[.$AA$67])" office:value-type="float" office:value="0" calcext:value-type="float">
            <text:p>0</text:p>
          </table:table-cell>
          <table:table-cell table:formula="of:=[.$F46]*POWER([.$G46]-[.$C46]/100;[.$AB$67])" office:value-type="float" office:value="0" calcext:value-type="float">
            <text:p>0</text:p>
          </table:table-cell>
          <table:table-cell table:formula="of:=[.$F46]*POWER([.$G46]-[.$C46]/100;[.$AC$67])" office:value-type="float" office:value="0" calcext:value-type="float">
            <text:p>0</text:p>
          </table:table-cell>
          <table:table-cell table:formula="of:=[.$F46]*POWER([.$G46]-[.$C46]/100;[.$AD$67])" office:value-type="float" office:value="0" calcext:value-type="float">
            <text:p>0</text:p>
          </table:table-cell>
          <table:table-cell table:formula="of:=[.$F46]*POWER([.$G46]-[.$C46]/100;[.$AE$67])" office:value-type="float" office:value="0" calcext:value-type="float">
            <text:p>0</text:p>
          </table:table-cell>
          <table:table-cell table:formula="of:=[.$F46]*POWER([.$G46]-[.$C46]/100;[.$AF$67])" office:value-type="float" office:value="0" calcext:value-type="float">
            <text:p>0</text:p>
          </table:table-cell>
          <table:table-cell table:formula="of:=[.$F46]*POWER([.$G46]-[.$C46]/100;[.$AG$67])" office:value-type="float" office:value="0" calcext:value-type="float">
            <text:p>0</text:p>
          </table:table-cell>
          <table:table-cell table:formula="of:=[.$F46]*POWER([.$G46]-[.$C46]/100;[.$AH$67])" office:value-type="float" office:value="0" calcext:value-type="float">
            <text:p>0</text:p>
          </table:table-cell>
          <table:table-cell table:formula="of:=[.$F46]*POWER([.$G46]-[.$C46]/100;[.$AI$67])" office:value-type="float" office:value="0" calcext:value-type="float">
            <text:p>0</text:p>
          </table:table-cell>
          <table:table-cell table:formula="of:=[.$F46]*POWER([.$G46]-[.$C46]/100;[.$AJ$67])" office:value-type="float" office:value="0" calcext:value-type="float">
            <text:p>0</text:p>
          </table:table-cell>
          <table:table-cell table:formula="of:=[.$F46]*POWER([.$G46]-[.$C46]/100;[.$AK$67])" office:value-type="float" office:value="0" calcext:value-type="float">
            <text:p>0</text:p>
          </table:table-cell>
          <table:table-cell table:formula="of:=[.$F46]*POWER([.$G46]-[.$C46]/100;[.$AL$67])" office:value-type="float" office:value="0" calcext:value-type="float">
            <text:p>0</text:p>
          </table:table-cell>
          <table:table-cell table:formula="of:=[.$F46]*POWER([.$G46]-[.$C46]/100;[.$AM$67])" office:value-type="float" office:value="0" calcext:value-type="float">
            <text:p>0</text:p>
          </table:table-cell>
          <table:table-cell table:formula="of:=[.$F46]*POWER([.$G46]-[.$C46]/100;[.$AN$67])" office:value-type="float" office:value="0" calcext:value-type="float">
            <text:p>0</text:p>
          </table:table-cell>
          <table:table-cell table:formula="of:=[.$F46]*POWER([.$G46]-[.$C46]/100;[.$AO$67])" office:value-type="float" office:value="0" calcext:value-type="float">
            <text:p>0</text:p>
          </table:table-cell>
          <table:table-cell table:formula="of:=[.$F46]*POWER([.$G46]-[.$C46]/100;[.$AP$67])" office:value-type="float" office:value="0" calcext:value-type="float">
            <text:p>0</text:p>
          </table:table-cell>
          <table:table-cell table:formula="of:=[.$F46]*POWER([.$G46]-[.$C46]/100;[.$AQ$67])" office:value-type="float" office:value="0" calcext:value-type="float">
            <text:p>0</text:p>
          </table:table-cell>
          <table:table-cell table:formula="of:=[.$F46]*POWER([.$G46]-[.$C46]/100;[.$AR$67])" office:value-type="float" office:value="0" calcext:value-type="float">
            <text:p>0</text:p>
          </table:table-cell>
          <table:table-cell table:formula="of:=[.$F46]*POWER([.$G46]-[.$C46]/100;[.$AS$67])" office:value-type="float" office:value="0" calcext:value-type="float">
            <text:p>0</text:p>
          </table:table-cell>
          <table:table-cell table:formula="of:=[.$F46]*POWER([.$G46]-[.$C46]/100;[.$AT$67])" office:value-type="float" office:value="0" calcext:value-type="float">
            <text:p>0</text:p>
          </table:table-cell>
          <table:table-cell table:formula="of:=[.$F46]*POWER([.$G46]-[.$C46]/100;[.$AU$67])" office:value-type="float" office:value="0" calcext:value-type="float">
            <text:p>0</text:p>
          </table:table-cell>
          <table:table-cell table:formula="of:=[.$F46]*POWER([.$G46]-[.$C4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7]-[.$C$47]/100;[.H$67])-1)/([.$G$47]-[.$C$47]/100-1)" office:value-type="float" office:value="-0" calcext:value-type="float">
            <text:p>0</text:p>
          </table:table-cell>
          <table:table-cell table:formula="of:=(POWER([.$G$47]-[.$C$47]/100;[.I$67])-1)/([.$G$47]-[.$C$47]/100-1)" office:value-type="float" office:value="1" calcext:value-type="float">
            <text:p>1</text:p>
          </table:table-cell>
          <table:table-cell table:formula="of:=(POWER([.$G$47]-[.$C$47]/100;[.J$67])-1)/([.$G$47]-[.$C$47]/100-1)" office:value-type="float" office:value="1" calcext:value-type="float">
            <text:p>1</text:p>
          </table:table-cell>
          <table:table-cell table:formula="of:=(POWER([.$G$47]-[.$C$47]/100;[.K$67])-1)/([.$G$47]-[.$C$47]/100-1)" office:value-type="float" office:value="1" calcext:value-type="float">
            <text:p>1</text:p>
          </table:table-cell>
          <table:table-cell table:formula="of:=(POWER([.$G$47]-[.$C$47]/100;[.L$67])-1)/([.$G$47]-[.$C$47]/100-1)" office:value-type="float" office:value="1" calcext:value-type="float">
            <text:p>1</text:p>
          </table:table-cell>
          <table:table-cell table:formula="of:=(POWER([.$G$47]-[.$C$47]/100;[.M$67])-1)/([.$G$47]-[.$C$47]/100-1)" office:value-type="float" office:value="1" calcext:value-type="float">
            <text:p>1</text:p>
          </table:table-cell>
          <table:table-cell table:formula="of:=(POWER([.$G$47]-[.$C$47]/100;[.N$67])-1)/([.$G$47]-[.$C$47]/100-1)" office:value-type="float" office:value="1" calcext:value-type="float">
            <text:p>1</text:p>
          </table:table-cell>
          <table:table-cell table:formula="of:=(POWER([.$G$47]-[.$C$47]/100;[.O$67])-1)/([.$G$47]-[.$C$47]/100-1)" office:value-type="float" office:value="1" calcext:value-type="float">
            <text:p>1</text:p>
          </table:table-cell>
          <table:table-cell table:formula="of:=(POWER([.$G$47]-[.$C$47]/100;[.P$67])-1)/([.$G$47]-[.$C$47]/100-1)" office:value-type="float" office:value="1" calcext:value-type="float">
            <text:p>1</text:p>
          </table:table-cell>
          <table:table-cell table:formula="of:=(POWER([.$G$47]-[.$C$47]/100;[.Q$67])-1)/([.$G$47]-[.$C$47]/100-1)" office:value-type="float" office:value="1" calcext:value-type="float">
            <text:p>1</text:p>
          </table:table-cell>
          <table:table-cell table:formula="of:=(POWER([.$G$47]-[.$C$47]/100;[.R$67])-1)/([.$G$47]-[.$C$47]/100-1)" office:value-type="float" office:value="1" calcext:value-type="float">
            <text:p>1</text:p>
          </table:table-cell>
          <table:table-cell table:formula="of:=(POWER([.$G$47]-[.$C$47]/100;[.S$67])-1)/([.$G$47]-[.$C$47]/100-1)" office:value-type="float" office:value="1" calcext:value-type="float">
            <text:p>1</text:p>
          </table:table-cell>
          <table:table-cell table:formula="of:=(POWER([.$G$47]-[.$C$47]/100;[.T$67])-1)/([.$G$47]-[.$C$47]/100-1)" office:value-type="float" office:value="1" calcext:value-type="float">
            <text:p>1</text:p>
          </table:table-cell>
          <table:table-cell table:formula="of:=(POWER([.$G$47]-[.$C$47]/100;[.U$67])-1)/([.$G$47]-[.$C$47]/100-1)" office:value-type="float" office:value="1" calcext:value-type="float">
            <text:p>1</text:p>
          </table:table-cell>
          <table:table-cell table:formula="of:=(POWER([.$G$47]-[.$C$47]/100;[.V$67])-1)/([.$G$47]-[.$C$47]/100-1)" office:value-type="float" office:value="1" calcext:value-type="float">
            <text:p>1</text:p>
          </table:table-cell>
          <table:table-cell table:formula="of:=(POWER([.$G$47]-[.$C$47]/100;[.W$67])-1)/([.$G$47]-[.$C$47]/100-1)" office:value-type="float" office:value="1" calcext:value-type="float">
            <text:p>1</text:p>
          </table:table-cell>
          <table:table-cell table:formula="of:=(POWER([.$G$47]-[.$C$47]/100;[.X$67])-1)/([.$G$47]-[.$C$47]/100-1)" office:value-type="float" office:value="1" calcext:value-type="float">
            <text:p>1</text:p>
          </table:table-cell>
          <table:table-cell table:formula="of:=(POWER([.$G$47]-[.$C$47]/100;[.Y$67])-1)/([.$G$47]-[.$C$47]/100-1)" office:value-type="float" office:value="1" calcext:value-type="float">
            <text:p>1</text:p>
          </table:table-cell>
          <table:table-cell table:formula="of:=(POWER([.$G$47]-[.$C$47]/100;[.Z$67])-1)/([.$G$47]-[.$C$47]/100-1)" office:value-type="float" office:value="1" calcext:value-type="float">
            <text:p>1</text:p>
          </table:table-cell>
          <table:table-cell table:formula="of:=(POWER([.$G$47]-[.$C$47]/100;[.AA$67])-1)/([.$G$47]-[.$C$47]/100-1)" office:value-type="float" office:value="1" calcext:value-type="float">
            <text:p>1</text:p>
          </table:table-cell>
          <table:table-cell table:formula="of:=(POWER([.$G$47]-[.$C$47]/100;[.AB$67])-1)/([.$G$47]-[.$C$47]/100-1)" office:value-type="float" office:value="1" calcext:value-type="float">
            <text:p>1</text:p>
          </table:table-cell>
          <table:table-cell table:formula="of:=(POWER([.$G$47]-[.$C$47]/100;[.AC$67])-1)/([.$G$47]-[.$C$47]/100-1)" office:value-type="float" office:value="1" calcext:value-type="float">
            <text:p>1</text:p>
          </table:table-cell>
          <table:table-cell table:formula="of:=(POWER([.$G$47]-[.$C$47]/100;[.AD$67])-1)/([.$G$47]-[.$C$47]/100-1)" office:value-type="float" office:value="1" calcext:value-type="float">
            <text:p>1</text:p>
          </table:table-cell>
          <table:table-cell table:formula="of:=(POWER([.$G$47]-[.$C$47]/100;[.AE$67])-1)/([.$G$47]-[.$C$47]/100-1)" office:value-type="float" office:value="1" calcext:value-type="float">
            <text:p>1</text:p>
          </table:table-cell>
          <table:table-cell table:formula="of:=(POWER([.$G$47]-[.$C$47]/100;[.AF$67])-1)/([.$G$47]-[.$C$47]/100-1)" office:value-type="float" office:value="1" calcext:value-type="float">
            <text:p>1</text:p>
          </table:table-cell>
          <table:table-cell table:formula="of:=(POWER([.$G$47]-[.$C$47]/100;[.AG$67])-1)/([.$G$47]-[.$C$47]/100-1)" office:value-type="float" office:value="1" calcext:value-type="float">
            <text:p>1</text:p>
          </table:table-cell>
          <table:table-cell table:formula="of:=(POWER([.$G$47]-[.$C$47]/100;[.AH$67])-1)/([.$G$47]-[.$C$47]/100-1)" office:value-type="float" office:value="1" calcext:value-type="float">
            <text:p>1</text:p>
          </table:table-cell>
          <table:table-cell table:formula="of:=(POWER([.$G$47]-[.$C$47]/100;[.AI$67])-1)/([.$G$47]-[.$C$47]/100-1)" office:value-type="float" office:value="1" calcext:value-type="float">
            <text:p>1</text:p>
          </table:table-cell>
          <table:table-cell table:formula="of:=(POWER([.$G$47]-[.$C$47]/100;[.AJ$67])-1)/([.$G$47]-[.$C$47]/100-1)" office:value-type="float" office:value="1" calcext:value-type="float">
            <text:p>1</text:p>
          </table:table-cell>
          <table:table-cell table:formula="of:=(POWER([.$G$47]-[.$C$47]/100;[.AK$67])-1)/([.$G$47]-[.$C$47]/100-1)" office:value-type="float" office:value="1" calcext:value-type="float">
            <text:p>1</text:p>
          </table:table-cell>
          <table:table-cell table:formula="of:=(POWER([.$G$47]-[.$C$47]/100;[.AL$67])-1)/([.$G$47]-[.$C$47]/100-1)" office:value-type="float" office:value="1" calcext:value-type="float">
            <text:p>1</text:p>
          </table:table-cell>
          <table:table-cell table:formula="of:=(POWER([.$G$47]-[.$C$47]/100;[.AM$67])-1)/([.$G$47]-[.$C$47]/100-1)" office:value-type="float" office:value="1" calcext:value-type="float">
            <text:p>1</text:p>
          </table:table-cell>
          <table:table-cell table:formula="of:=(POWER([.$G$47]-[.$C$47]/100;[.AN$67])-1)/([.$G$47]-[.$C$47]/100-1)" office:value-type="float" office:value="1" calcext:value-type="float">
            <text:p>1</text:p>
          </table:table-cell>
          <table:table-cell table:formula="of:=(POWER([.$G$47]-[.$C$47]/100;[.AO$67])-1)/([.$G$47]-[.$C$47]/100-1)" office:value-type="float" office:value="1" calcext:value-type="float">
            <text:p>1</text:p>
          </table:table-cell>
          <table:table-cell table:formula="of:=(POWER([.$G$47]-[.$C$47]/100;[.AP$67])-1)/([.$G$47]-[.$C$47]/100-1)" office:value-type="float" office:value="1" calcext:value-type="float">
            <text:p>1</text:p>
          </table:table-cell>
          <table:table-cell table:formula="of:=(POWER([.$G$47]-[.$C$47]/100;[.AQ$67])-1)/([.$G$47]-[.$C$47]/100-1)" office:value-type="float" office:value="1" calcext:value-type="float">
            <text:p>1</text:p>
          </table:table-cell>
          <table:table-cell table:formula="of:=(POWER([.$G$47]-[.$C$47]/100;[.AR$67])-1)/([.$G$47]-[.$C$47]/100-1)" office:value-type="float" office:value="1" calcext:value-type="float">
            <text:p>1</text:p>
          </table:table-cell>
          <table:table-cell table:formula="of:=(POWER([.$G$47]-[.$C$47]/100;[.AS$67])-1)/([.$G$47]-[.$C$47]/100-1)" office:value-type="float" office:value="1" calcext:value-type="float">
            <text:p>1</text:p>
          </table:table-cell>
          <table:table-cell table:formula="of:=(POWER([.$G$47]-[.$C$47]/100;[.AT$67])-1)/([.$G$47]-[.$C$47]/100-1)" office:value-type="float" office:value="1" calcext:value-type="float">
            <text:p>1</text:p>
          </table:table-cell>
          <table:table-cell table:formula="of:=(POWER([.$G$47]-[.$C$47]/100;[.AU$67])-1)/([.$G$47]-[.$C$47]/100-1)" office:value-type="float" office:value="1" calcext:value-type="float">
            <text:p>1</text:p>
          </table:table-cell>
          <table:table-cell table:formula="of:=(POWER([.$G$47]-[.$C$47]/100;[.AV$67])-1)/([.$G$47]-[.$C$47]/100-1)" office:value-type="float" office:value="1" calcext:value-type="float">
            <text:p>1</text:p>
          </table:table-cell>
          <table:table-cell table:number-columns-repeated="2"/>
          <table:table-cell table:formula="of:=[.$F47]*POWER([.$G47]-[.$C47]/100;[.$H$67])" office:value-type="float" office:value="0" calcext:value-type="float">
            <text:p>0</text:p>
          </table:table-cell>
          <table:table-cell table:formula="of:=[.$F47]*POWER([.$G47]-[.$C47]/100;[.$I$67])" office:value-type="float" office:value="0" calcext:value-type="float">
            <text:p>0</text:p>
          </table:table-cell>
          <table:table-cell table:formula="of:=[.$F47]*POWER([.$G47]-[.$C47]/100;[.$J$67])" office:value-type="float" office:value="0" calcext:value-type="float">
            <text:p>0</text:p>
          </table:table-cell>
          <table:table-cell table:formula="of:=[.$F47]*POWER([.$G47]-[.$C47]/100;[.$K$67])" office:value-type="float" office:value="0" calcext:value-type="float">
            <text:p>0</text:p>
          </table:table-cell>
          <table:table-cell table:formula="of:=[.$F47]*POWER([.$G47]-[.$C47]/100;[.$L$67])" office:value-type="float" office:value="0" calcext:value-type="float">
            <text:p>0</text:p>
          </table:table-cell>
          <table:table-cell table:formula="of:=[.$F47]*POWER([.$G47]-[.$C47]/100;[.$M$67])" office:value-type="float" office:value="0" calcext:value-type="float">
            <text:p>0</text:p>
          </table:table-cell>
          <table:table-cell table:formula="of:=[.$F47]*POWER([.$G47]-[.$C47]/100;[.$N$67])" office:value-type="float" office:value="0" calcext:value-type="float">
            <text:p>0</text:p>
          </table:table-cell>
          <table:table-cell table:formula="of:=[.$F47]*POWER([.$G47]-[.$C47]/100;[.$O$67])" office:value-type="float" office:value="0" calcext:value-type="float">
            <text:p>0</text:p>
          </table:table-cell>
          <table:table-cell table:formula="of:=[.$F47]*POWER([.$G47]-[.$C47]/100;[.$P$67])" office:value-type="float" office:value="0" calcext:value-type="float">
            <text:p>0</text:p>
          </table:table-cell>
          <table:table-cell table:formula="of:=[.$F47]*POWER([.$G47]-[.$C47]/100;[.$Q$67])" office:value-type="float" office:value="0" calcext:value-type="float">
            <text:p>0</text:p>
          </table:table-cell>
          <table:table-cell table:formula="of:=[.$F47]*POWER([.$G47]-[.$C47]/100;[.$R$67])" office:value-type="float" office:value="0" calcext:value-type="float">
            <text:p>0</text:p>
          </table:table-cell>
          <table:table-cell table:formula="of:=[.$F47]*POWER([.$G47]-[.$C47]/100;[.$S$67])" office:value-type="float" office:value="0" calcext:value-type="float">
            <text:p>0</text:p>
          </table:table-cell>
          <table:table-cell table:formula="of:=[.$F47]*POWER([.$G47]-[.$C47]/100;[.$T$67])" office:value-type="float" office:value="0" calcext:value-type="float">
            <text:p>0</text:p>
          </table:table-cell>
          <table:table-cell table:formula="of:=[.$F47]*POWER([.$G47]-[.$C47]/100;[.$U$67])" office:value-type="float" office:value="0" calcext:value-type="float">
            <text:p>0</text:p>
          </table:table-cell>
          <table:table-cell table:formula="of:=[.$F47]*POWER([.$G47]-[.$C47]/100;[.$V$67])" office:value-type="float" office:value="0" calcext:value-type="float">
            <text:p>0</text:p>
          </table:table-cell>
          <table:table-cell table:formula="of:=[.$F47]*POWER([.$G47]-[.$C47]/100;[.$W$67])" office:value-type="float" office:value="0" calcext:value-type="float">
            <text:p>0</text:p>
          </table:table-cell>
          <table:table-cell table:formula="of:=[.$F47]*POWER([.$G47]-[.$C47]/100;[.$X$67])" office:value-type="float" office:value="0" calcext:value-type="float">
            <text:p>0</text:p>
          </table:table-cell>
          <table:table-cell table:formula="of:=[.$F47]*POWER([.$G47]-[.$C47]/100;[.$Y$67])" office:value-type="float" office:value="0" calcext:value-type="float">
            <text:p>0</text:p>
          </table:table-cell>
          <table:table-cell table:formula="of:=[.$F47]*POWER([.$G47]-[.$C47]/100;[.$Z$67])" office:value-type="float" office:value="0" calcext:value-type="float">
            <text:p>0</text:p>
          </table:table-cell>
          <table:table-cell table:formula="of:=[.$F47]*POWER([.$G47]-[.$C47]/100;[.$AA$67])" office:value-type="float" office:value="0" calcext:value-type="float">
            <text:p>0</text:p>
          </table:table-cell>
          <table:table-cell table:formula="of:=[.$F47]*POWER([.$G47]-[.$C47]/100;[.$AB$67])" office:value-type="float" office:value="0" calcext:value-type="float">
            <text:p>0</text:p>
          </table:table-cell>
          <table:table-cell table:formula="of:=[.$F47]*POWER([.$G47]-[.$C47]/100;[.$AC$67])" office:value-type="float" office:value="0" calcext:value-type="float">
            <text:p>0</text:p>
          </table:table-cell>
          <table:table-cell table:formula="of:=[.$F47]*POWER([.$G47]-[.$C47]/100;[.$AD$67])" office:value-type="float" office:value="0" calcext:value-type="float">
            <text:p>0</text:p>
          </table:table-cell>
          <table:table-cell table:formula="of:=[.$F47]*POWER([.$G47]-[.$C47]/100;[.$AE$67])" office:value-type="float" office:value="0" calcext:value-type="float">
            <text:p>0</text:p>
          </table:table-cell>
          <table:table-cell table:formula="of:=[.$F47]*POWER([.$G47]-[.$C47]/100;[.$AF$67])" office:value-type="float" office:value="0" calcext:value-type="float">
            <text:p>0</text:p>
          </table:table-cell>
          <table:table-cell table:formula="of:=[.$F47]*POWER([.$G47]-[.$C47]/100;[.$AG$67])" office:value-type="float" office:value="0" calcext:value-type="float">
            <text:p>0</text:p>
          </table:table-cell>
          <table:table-cell table:formula="of:=[.$F47]*POWER([.$G47]-[.$C47]/100;[.$AH$67])" office:value-type="float" office:value="0" calcext:value-type="float">
            <text:p>0</text:p>
          </table:table-cell>
          <table:table-cell table:formula="of:=[.$F47]*POWER([.$G47]-[.$C47]/100;[.$AI$67])" office:value-type="float" office:value="0" calcext:value-type="float">
            <text:p>0</text:p>
          </table:table-cell>
          <table:table-cell table:formula="of:=[.$F47]*POWER([.$G47]-[.$C47]/100;[.$AJ$67])" office:value-type="float" office:value="0" calcext:value-type="float">
            <text:p>0</text:p>
          </table:table-cell>
          <table:table-cell table:formula="of:=[.$F47]*POWER([.$G47]-[.$C47]/100;[.$AK$67])" office:value-type="float" office:value="0" calcext:value-type="float">
            <text:p>0</text:p>
          </table:table-cell>
          <table:table-cell table:formula="of:=[.$F47]*POWER([.$G47]-[.$C47]/100;[.$AL$67])" office:value-type="float" office:value="0" calcext:value-type="float">
            <text:p>0</text:p>
          </table:table-cell>
          <table:table-cell table:formula="of:=[.$F47]*POWER([.$G47]-[.$C47]/100;[.$AM$67])" office:value-type="float" office:value="0" calcext:value-type="float">
            <text:p>0</text:p>
          </table:table-cell>
          <table:table-cell table:formula="of:=[.$F47]*POWER([.$G47]-[.$C47]/100;[.$AN$67])" office:value-type="float" office:value="0" calcext:value-type="float">
            <text:p>0</text:p>
          </table:table-cell>
          <table:table-cell table:formula="of:=[.$F47]*POWER([.$G47]-[.$C47]/100;[.$AO$67])" office:value-type="float" office:value="0" calcext:value-type="float">
            <text:p>0</text:p>
          </table:table-cell>
          <table:table-cell table:formula="of:=[.$F47]*POWER([.$G47]-[.$C47]/100;[.$AP$67])" office:value-type="float" office:value="0" calcext:value-type="float">
            <text:p>0</text:p>
          </table:table-cell>
          <table:table-cell table:formula="of:=[.$F47]*POWER([.$G47]-[.$C47]/100;[.$AQ$67])" office:value-type="float" office:value="0" calcext:value-type="float">
            <text:p>0</text:p>
          </table:table-cell>
          <table:table-cell table:formula="of:=[.$F47]*POWER([.$G47]-[.$C47]/100;[.$AR$67])" office:value-type="float" office:value="0" calcext:value-type="float">
            <text:p>0</text:p>
          </table:table-cell>
          <table:table-cell table:formula="of:=[.$F47]*POWER([.$G47]-[.$C47]/100;[.$AS$67])" office:value-type="float" office:value="0" calcext:value-type="float">
            <text:p>0</text:p>
          </table:table-cell>
          <table:table-cell table:formula="of:=[.$F47]*POWER([.$G47]-[.$C47]/100;[.$AT$67])" office:value-type="float" office:value="0" calcext:value-type="float">
            <text:p>0</text:p>
          </table:table-cell>
          <table:table-cell table:formula="of:=[.$F47]*POWER([.$G47]-[.$C47]/100;[.$AU$67])" office:value-type="float" office:value="0" calcext:value-type="float">
            <text:p>0</text:p>
          </table:table-cell>
          <table:table-cell table:formula="of:=[.$F47]*POWER([.$G47]-[.$C4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8]-[.$C$48]/100;[.H$67])-1)/([.$G$48]-[.$C$48]/100-1)" office:value-type="float" office:value="-0" calcext:value-type="float">
            <text:p>0</text:p>
          </table:table-cell>
          <table:table-cell table:formula="of:=(POWER([.$G$48]-[.$C$48]/100;[.I$67])-1)/([.$G$48]-[.$C$48]/100-1)" office:value-type="float" office:value="1" calcext:value-type="float">
            <text:p>1</text:p>
          </table:table-cell>
          <table:table-cell table:formula="of:=(POWER([.$G$48]-[.$C$48]/100;[.J$67])-1)/([.$G$48]-[.$C$48]/100-1)" office:value-type="float" office:value="1" calcext:value-type="float">
            <text:p>1</text:p>
          </table:table-cell>
          <table:table-cell table:formula="of:=(POWER([.$G$48]-[.$C$48]/100;[.K$67])-1)/([.$G$48]-[.$C$48]/100-1)" office:value-type="float" office:value="1" calcext:value-type="float">
            <text:p>1</text:p>
          </table:table-cell>
          <table:table-cell table:formula="of:=(POWER([.$G$48]-[.$C$48]/100;[.L$67])-1)/([.$G$48]-[.$C$48]/100-1)" office:value-type="float" office:value="1" calcext:value-type="float">
            <text:p>1</text:p>
          </table:table-cell>
          <table:table-cell table:formula="of:=(POWER([.$G$48]-[.$C$48]/100;[.M$67])-1)/([.$G$48]-[.$C$48]/100-1)" office:value-type="float" office:value="1" calcext:value-type="float">
            <text:p>1</text:p>
          </table:table-cell>
          <table:table-cell table:formula="of:=(POWER([.$G$48]-[.$C$48]/100;[.N$67])-1)/([.$G$48]-[.$C$48]/100-1)" office:value-type="float" office:value="1" calcext:value-type="float">
            <text:p>1</text:p>
          </table:table-cell>
          <table:table-cell table:formula="of:=(POWER([.$G$48]-[.$C$48]/100;[.O$67])-1)/([.$G$48]-[.$C$48]/100-1)" office:value-type="float" office:value="1" calcext:value-type="float">
            <text:p>1</text:p>
          </table:table-cell>
          <table:table-cell table:formula="of:=(POWER([.$G$48]-[.$C$48]/100;[.P$67])-1)/([.$G$48]-[.$C$48]/100-1)" office:value-type="float" office:value="1" calcext:value-type="float">
            <text:p>1</text:p>
          </table:table-cell>
          <table:table-cell table:formula="of:=(POWER([.$G$48]-[.$C$48]/100;[.Q$67])-1)/([.$G$48]-[.$C$48]/100-1)" office:value-type="float" office:value="1" calcext:value-type="float">
            <text:p>1</text:p>
          </table:table-cell>
          <table:table-cell table:formula="of:=(POWER([.$G$48]-[.$C$48]/100;[.R$67])-1)/([.$G$48]-[.$C$48]/100-1)" office:value-type="float" office:value="1" calcext:value-type="float">
            <text:p>1</text:p>
          </table:table-cell>
          <table:table-cell table:formula="of:=(POWER([.$G$48]-[.$C$48]/100;[.S$67])-1)/([.$G$48]-[.$C$48]/100-1)" office:value-type="float" office:value="1" calcext:value-type="float">
            <text:p>1</text:p>
          </table:table-cell>
          <table:table-cell table:formula="of:=(POWER([.$G$48]-[.$C$48]/100;[.T$67])-1)/([.$G$48]-[.$C$48]/100-1)" office:value-type="float" office:value="1" calcext:value-type="float">
            <text:p>1</text:p>
          </table:table-cell>
          <table:table-cell table:formula="of:=(POWER([.$G$48]-[.$C$48]/100;[.U$67])-1)/([.$G$48]-[.$C$48]/100-1)" office:value-type="float" office:value="1" calcext:value-type="float">
            <text:p>1</text:p>
          </table:table-cell>
          <table:table-cell table:formula="of:=(POWER([.$G$48]-[.$C$48]/100;[.V$67])-1)/([.$G$48]-[.$C$48]/100-1)" office:value-type="float" office:value="1" calcext:value-type="float">
            <text:p>1</text:p>
          </table:table-cell>
          <table:table-cell table:formula="of:=(POWER([.$G$48]-[.$C$48]/100;[.W$67])-1)/([.$G$48]-[.$C$48]/100-1)" office:value-type="float" office:value="1" calcext:value-type="float">
            <text:p>1</text:p>
          </table:table-cell>
          <table:table-cell table:formula="of:=(POWER([.$G$48]-[.$C$48]/100;[.X$67])-1)/([.$G$48]-[.$C$48]/100-1)" office:value-type="float" office:value="1" calcext:value-type="float">
            <text:p>1</text:p>
          </table:table-cell>
          <table:table-cell table:formula="of:=(POWER([.$G$48]-[.$C$48]/100;[.Y$67])-1)/([.$G$48]-[.$C$48]/100-1)" office:value-type="float" office:value="1" calcext:value-type="float">
            <text:p>1</text:p>
          </table:table-cell>
          <table:table-cell table:formula="of:=(POWER([.$G$48]-[.$C$48]/100;[.Z$67])-1)/([.$G$48]-[.$C$48]/100-1)" office:value-type="float" office:value="1" calcext:value-type="float">
            <text:p>1</text:p>
          </table:table-cell>
          <table:table-cell table:formula="of:=(POWER([.$G$48]-[.$C$48]/100;[.AA$67])-1)/([.$G$48]-[.$C$48]/100-1)" office:value-type="float" office:value="1" calcext:value-type="float">
            <text:p>1</text:p>
          </table:table-cell>
          <table:table-cell table:formula="of:=(POWER([.$G$48]-[.$C$48]/100;[.AB$67])-1)/([.$G$48]-[.$C$48]/100-1)" office:value-type="float" office:value="1" calcext:value-type="float">
            <text:p>1</text:p>
          </table:table-cell>
          <table:table-cell table:formula="of:=(POWER([.$G$48]-[.$C$48]/100;[.AC$67])-1)/([.$G$48]-[.$C$48]/100-1)" office:value-type="float" office:value="1" calcext:value-type="float">
            <text:p>1</text:p>
          </table:table-cell>
          <table:table-cell table:formula="of:=(POWER([.$G$48]-[.$C$48]/100;[.AD$67])-1)/([.$G$48]-[.$C$48]/100-1)" office:value-type="float" office:value="1" calcext:value-type="float">
            <text:p>1</text:p>
          </table:table-cell>
          <table:table-cell table:formula="of:=(POWER([.$G$48]-[.$C$48]/100;[.AE$67])-1)/([.$G$48]-[.$C$48]/100-1)" office:value-type="float" office:value="1" calcext:value-type="float">
            <text:p>1</text:p>
          </table:table-cell>
          <table:table-cell table:formula="of:=(POWER([.$G$48]-[.$C$48]/100;[.AF$67])-1)/([.$G$48]-[.$C$48]/100-1)" office:value-type="float" office:value="1" calcext:value-type="float">
            <text:p>1</text:p>
          </table:table-cell>
          <table:table-cell table:formula="of:=(POWER([.$G$48]-[.$C$48]/100;[.AG$67])-1)/([.$G$48]-[.$C$48]/100-1)" office:value-type="float" office:value="1" calcext:value-type="float">
            <text:p>1</text:p>
          </table:table-cell>
          <table:table-cell table:formula="of:=(POWER([.$G$48]-[.$C$48]/100;[.AH$67])-1)/([.$G$48]-[.$C$48]/100-1)" office:value-type="float" office:value="1" calcext:value-type="float">
            <text:p>1</text:p>
          </table:table-cell>
          <table:table-cell table:formula="of:=(POWER([.$G$48]-[.$C$48]/100;[.AI$67])-1)/([.$G$48]-[.$C$48]/100-1)" office:value-type="float" office:value="1" calcext:value-type="float">
            <text:p>1</text:p>
          </table:table-cell>
          <table:table-cell table:formula="of:=(POWER([.$G$48]-[.$C$48]/100;[.AJ$67])-1)/([.$G$48]-[.$C$48]/100-1)" office:value-type="float" office:value="1" calcext:value-type="float">
            <text:p>1</text:p>
          </table:table-cell>
          <table:table-cell table:formula="of:=(POWER([.$G$48]-[.$C$48]/100;[.AK$67])-1)/([.$G$48]-[.$C$48]/100-1)" office:value-type="float" office:value="1" calcext:value-type="float">
            <text:p>1</text:p>
          </table:table-cell>
          <table:table-cell table:formula="of:=(POWER([.$G$48]-[.$C$48]/100;[.AL$67])-1)/([.$G$48]-[.$C$48]/100-1)" office:value-type="float" office:value="1" calcext:value-type="float">
            <text:p>1</text:p>
          </table:table-cell>
          <table:table-cell table:formula="of:=(POWER([.$G$48]-[.$C$48]/100;[.AM$67])-1)/([.$G$48]-[.$C$48]/100-1)" office:value-type="float" office:value="1" calcext:value-type="float">
            <text:p>1</text:p>
          </table:table-cell>
          <table:table-cell table:formula="of:=(POWER([.$G$48]-[.$C$48]/100;[.AN$67])-1)/([.$G$48]-[.$C$48]/100-1)" office:value-type="float" office:value="1" calcext:value-type="float">
            <text:p>1</text:p>
          </table:table-cell>
          <table:table-cell table:formula="of:=(POWER([.$G$48]-[.$C$48]/100;[.AO$67])-1)/([.$G$48]-[.$C$48]/100-1)" office:value-type="float" office:value="1" calcext:value-type="float">
            <text:p>1</text:p>
          </table:table-cell>
          <table:table-cell table:formula="of:=(POWER([.$G$48]-[.$C$48]/100;[.AP$67])-1)/([.$G$48]-[.$C$48]/100-1)" office:value-type="float" office:value="1" calcext:value-type="float">
            <text:p>1</text:p>
          </table:table-cell>
          <table:table-cell table:formula="of:=(POWER([.$G$48]-[.$C$48]/100;[.AQ$67])-1)/([.$G$48]-[.$C$48]/100-1)" office:value-type="float" office:value="1" calcext:value-type="float">
            <text:p>1</text:p>
          </table:table-cell>
          <table:table-cell table:formula="of:=(POWER([.$G$48]-[.$C$48]/100;[.AR$67])-1)/([.$G$48]-[.$C$48]/100-1)" office:value-type="float" office:value="1" calcext:value-type="float">
            <text:p>1</text:p>
          </table:table-cell>
          <table:table-cell table:formula="of:=(POWER([.$G$48]-[.$C$48]/100;[.AS$67])-1)/([.$G$48]-[.$C$48]/100-1)" office:value-type="float" office:value="1" calcext:value-type="float">
            <text:p>1</text:p>
          </table:table-cell>
          <table:table-cell table:formula="of:=(POWER([.$G$48]-[.$C$48]/100;[.AT$67])-1)/([.$G$48]-[.$C$48]/100-1)" office:value-type="float" office:value="1" calcext:value-type="float">
            <text:p>1</text:p>
          </table:table-cell>
          <table:table-cell table:formula="of:=(POWER([.$G$48]-[.$C$48]/100;[.AU$67])-1)/([.$G$48]-[.$C$48]/100-1)" office:value-type="float" office:value="1" calcext:value-type="float">
            <text:p>1</text:p>
          </table:table-cell>
          <table:table-cell table:formula="of:=(POWER([.$G$48]-[.$C$48]/100;[.AV$67])-1)/([.$G$48]-[.$C$48]/100-1)" office:value-type="float" office:value="1" calcext:value-type="float">
            <text:p>1</text:p>
          </table:table-cell>
          <table:table-cell table:number-columns-repeated="2"/>
          <table:table-cell table:formula="of:=[.$F48]*POWER([.$G48]-[.$C48]/100;[.$H$67])" office:value-type="float" office:value="0" calcext:value-type="float">
            <text:p>0</text:p>
          </table:table-cell>
          <table:table-cell table:formula="of:=[.$F48]*POWER([.$G48]-[.$C48]/100;[.$I$67])" office:value-type="float" office:value="0" calcext:value-type="float">
            <text:p>0</text:p>
          </table:table-cell>
          <table:table-cell table:formula="of:=[.$F48]*POWER([.$G48]-[.$C48]/100;[.$J$67])" office:value-type="float" office:value="0" calcext:value-type="float">
            <text:p>0</text:p>
          </table:table-cell>
          <table:table-cell table:formula="of:=[.$F48]*POWER([.$G48]-[.$C48]/100;[.$K$67])" office:value-type="float" office:value="0" calcext:value-type="float">
            <text:p>0</text:p>
          </table:table-cell>
          <table:table-cell table:formula="of:=[.$F48]*POWER([.$G48]-[.$C48]/100;[.$L$67])" office:value-type="float" office:value="0" calcext:value-type="float">
            <text:p>0</text:p>
          </table:table-cell>
          <table:table-cell table:formula="of:=[.$F48]*POWER([.$G48]-[.$C48]/100;[.$M$67])" office:value-type="float" office:value="0" calcext:value-type="float">
            <text:p>0</text:p>
          </table:table-cell>
          <table:table-cell table:formula="of:=[.$F48]*POWER([.$G48]-[.$C48]/100;[.$N$67])" office:value-type="float" office:value="0" calcext:value-type="float">
            <text:p>0</text:p>
          </table:table-cell>
          <table:table-cell table:formula="of:=[.$F48]*POWER([.$G48]-[.$C48]/100;[.$O$67])" office:value-type="float" office:value="0" calcext:value-type="float">
            <text:p>0</text:p>
          </table:table-cell>
          <table:table-cell table:formula="of:=[.$F48]*POWER([.$G48]-[.$C48]/100;[.$P$67])" office:value-type="float" office:value="0" calcext:value-type="float">
            <text:p>0</text:p>
          </table:table-cell>
          <table:table-cell table:formula="of:=[.$F48]*POWER([.$G48]-[.$C48]/100;[.$Q$67])" office:value-type="float" office:value="0" calcext:value-type="float">
            <text:p>0</text:p>
          </table:table-cell>
          <table:table-cell table:formula="of:=[.$F48]*POWER([.$G48]-[.$C48]/100;[.$R$67])" office:value-type="float" office:value="0" calcext:value-type="float">
            <text:p>0</text:p>
          </table:table-cell>
          <table:table-cell table:formula="of:=[.$F48]*POWER([.$G48]-[.$C48]/100;[.$S$67])" office:value-type="float" office:value="0" calcext:value-type="float">
            <text:p>0</text:p>
          </table:table-cell>
          <table:table-cell table:formula="of:=[.$F48]*POWER([.$G48]-[.$C48]/100;[.$T$67])" office:value-type="float" office:value="0" calcext:value-type="float">
            <text:p>0</text:p>
          </table:table-cell>
          <table:table-cell table:formula="of:=[.$F48]*POWER([.$G48]-[.$C48]/100;[.$U$67])" office:value-type="float" office:value="0" calcext:value-type="float">
            <text:p>0</text:p>
          </table:table-cell>
          <table:table-cell table:formula="of:=[.$F48]*POWER([.$G48]-[.$C48]/100;[.$V$67])" office:value-type="float" office:value="0" calcext:value-type="float">
            <text:p>0</text:p>
          </table:table-cell>
          <table:table-cell table:formula="of:=[.$F48]*POWER([.$G48]-[.$C48]/100;[.$W$67])" office:value-type="float" office:value="0" calcext:value-type="float">
            <text:p>0</text:p>
          </table:table-cell>
          <table:table-cell table:formula="of:=[.$F48]*POWER([.$G48]-[.$C48]/100;[.$X$67])" office:value-type="float" office:value="0" calcext:value-type="float">
            <text:p>0</text:p>
          </table:table-cell>
          <table:table-cell table:formula="of:=[.$F48]*POWER([.$G48]-[.$C48]/100;[.$Y$67])" office:value-type="float" office:value="0" calcext:value-type="float">
            <text:p>0</text:p>
          </table:table-cell>
          <table:table-cell table:formula="of:=[.$F48]*POWER([.$G48]-[.$C48]/100;[.$Z$67])" office:value-type="float" office:value="0" calcext:value-type="float">
            <text:p>0</text:p>
          </table:table-cell>
          <table:table-cell table:formula="of:=[.$F48]*POWER([.$G48]-[.$C48]/100;[.$AA$67])" office:value-type="float" office:value="0" calcext:value-type="float">
            <text:p>0</text:p>
          </table:table-cell>
          <table:table-cell table:formula="of:=[.$F48]*POWER([.$G48]-[.$C48]/100;[.$AB$67])" office:value-type="float" office:value="0" calcext:value-type="float">
            <text:p>0</text:p>
          </table:table-cell>
          <table:table-cell table:formula="of:=[.$F48]*POWER([.$G48]-[.$C48]/100;[.$AC$67])" office:value-type="float" office:value="0" calcext:value-type="float">
            <text:p>0</text:p>
          </table:table-cell>
          <table:table-cell table:formula="of:=[.$F48]*POWER([.$G48]-[.$C48]/100;[.$AD$67])" office:value-type="float" office:value="0" calcext:value-type="float">
            <text:p>0</text:p>
          </table:table-cell>
          <table:table-cell table:formula="of:=[.$F48]*POWER([.$G48]-[.$C48]/100;[.$AE$67])" office:value-type="float" office:value="0" calcext:value-type="float">
            <text:p>0</text:p>
          </table:table-cell>
          <table:table-cell table:formula="of:=[.$F48]*POWER([.$G48]-[.$C48]/100;[.$AF$67])" office:value-type="float" office:value="0" calcext:value-type="float">
            <text:p>0</text:p>
          </table:table-cell>
          <table:table-cell table:formula="of:=[.$F48]*POWER([.$G48]-[.$C48]/100;[.$AG$67])" office:value-type="float" office:value="0" calcext:value-type="float">
            <text:p>0</text:p>
          </table:table-cell>
          <table:table-cell table:formula="of:=[.$F48]*POWER([.$G48]-[.$C48]/100;[.$AH$67])" office:value-type="float" office:value="0" calcext:value-type="float">
            <text:p>0</text:p>
          </table:table-cell>
          <table:table-cell table:formula="of:=[.$F48]*POWER([.$G48]-[.$C48]/100;[.$AI$67])" office:value-type="float" office:value="0" calcext:value-type="float">
            <text:p>0</text:p>
          </table:table-cell>
          <table:table-cell table:formula="of:=[.$F48]*POWER([.$G48]-[.$C48]/100;[.$AJ$67])" office:value-type="float" office:value="0" calcext:value-type="float">
            <text:p>0</text:p>
          </table:table-cell>
          <table:table-cell table:formula="of:=[.$F48]*POWER([.$G48]-[.$C48]/100;[.$AK$67])" office:value-type="float" office:value="0" calcext:value-type="float">
            <text:p>0</text:p>
          </table:table-cell>
          <table:table-cell table:formula="of:=[.$F48]*POWER([.$G48]-[.$C48]/100;[.$AL$67])" office:value-type="float" office:value="0" calcext:value-type="float">
            <text:p>0</text:p>
          </table:table-cell>
          <table:table-cell table:formula="of:=[.$F48]*POWER([.$G48]-[.$C48]/100;[.$AM$67])" office:value-type="float" office:value="0" calcext:value-type="float">
            <text:p>0</text:p>
          </table:table-cell>
          <table:table-cell table:formula="of:=[.$F48]*POWER([.$G48]-[.$C48]/100;[.$AN$67])" office:value-type="float" office:value="0" calcext:value-type="float">
            <text:p>0</text:p>
          </table:table-cell>
          <table:table-cell table:formula="of:=[.$F48]*POWER([.$G48]-[.$C48]/100;[.$AO$67])" office:value-type="float" office:value="0" calcext:value-type="float">
            <text:p>0</text:p>
          </table:table-cell>
          <table:table-cell table:formula="of:=[.$F48]*POWER([.$G48]-[.$C48]/100;[.$AP$67])" office:value-type="float" office:value="0" calcext:value-type="float">
            <text:p>0</text:p>
          </table:table-cell>
          <table:table-cell table:formula="of:=[.$F48]*POWER([.$G48]-[.$C48]/100;[.$AQ$67])" office:value-type="float" office:value="0" calcext:value-type="float">
            <text:p>0</text:p>
          </table:table-cell>
          <table:table-cell table:formula="of:=[.$F48]*POWER([.$G48]-[.$C48]/100;[.$AR$67])" office:value-type="float" office:value="0" calcext:value-type="float">
            <text:p>0</text:p>
          </table:table-cell>
          <table:table-cell table:formula="of:=[.$F48]*POWER([.$G48]-[.$C48]/100;[.$AS$67])" office:value-type="float" office:value="0" calcext:value-type="float">
            <text:p>0</text:p>
          </table:table-cell>
          <table:table-cell table:formula="of:=[.$F48]*POWER([.$G48]-[.$C48]/100;[.$AT$67])" office:value-type="float" office:value="0" calcext:value-type="float">
            <text:p>0</text:p>
          </table:table-cell>
          <table:table-cell table:formula="of:=[.$F48]*POWER([.$G48]-[.$C48]/100;[.$AU$67])" office:value-type="float" office:value="0" calcext:value-type="float">
            <text:p>0</text:p>
          </table:table-cell>
          <table:table-cell table:formula="of:=[.$F48]*POWER([.$G48]-[.$C4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Saving acco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e Bank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015" calcext:value-type="float">
            <text:p>1.015</text:p>
          </table:table-cell>
          <table:table-cell table:number-columns-repeated="71"/>
          <table:table-cell table:formula="of:=(POWER([.$G$50]-[.$C$50]/100;[.H$67])-1)/([.$G$50]-[.$C$50]/100-1)" office:value-type="float" office:value="0" calcext:value-type="float">
            <text:p>0</text:p>
          </table:table-cell>
          <table:table-cell table:formula="of:=(POWER([.$G$50]-[.$C$50]/100;[.I$67])-1)/([.$G$50]-[.$C$50]/100-1)" office:value-type="float" office:value="1" calcext:value-type="float">
            <text:p>1</text:p>
          </table:table-cell>
          <table:table-cell table:formula="of:=(POWER([.$G$50]-[.$C$50]/100;[.J$67])-1)/([.$G$50]-[.$C$50]/100-1)" office:value-type="float" office:value="2.015" calcext:value-type="float">
            <text:p>2.015</text:p>
          </table:table-cell>
          <table:table-cell table:formula="of:=(POWER([.$G$50]-[.$C$50]/100;[.K$67])-1)/([.$G$50]-[.$C$50]/100-1)" office:value-type="float" office:value="3.04522499999999" calcext:value-type="float">
            <text:p>3.04522499999999</text:p>
          </table:table-cell>
          <table:table-cell table:formula="of:=(POWER([.$G$50]-[.$C$50]/100;[.L$67])-1)/([.$G$50]-[.$C$50]/100-1)" office:value-type="float" office:value="4.090903375" calcext:value-type="float">
            <text:p>4.090903375</text:p>
          </table:table-cell>
          <table:table-cell table:formula="of:=(POWER([.$G$50]-[.$C$50]/100;[.M$67])-1)/([.$G$50]-[.$C$50]/100-1)" office:value-type="float" office:value="5.152266925625" calcext:value-type="float">
            <text:p>5.152266925625</text:p>
          </table:table-cell>
          <table:table-cell table:formula="of:=(POWER([.$G$50]-[.$C$50]/100;[.N$67])-1)/([.$G$50]-[.$C$50]/100-1)" office:value-type="float" office:value="6.22955092950937" calcext:value-type="float">
            <text:p>6.22955092950937</text:p>
          </table:table-cell>
          <table:table-cell table:formula="of:=(POWER([.$G$50]-[.$C$50]/100;[.O$67])-1)/([.$G$50]-[.$C$50]/100-1)" office:value-type="float" office:value="7.32299419345202" calcext:value-type="float">
            <text:p>7.32299419345202</text:p>
          </table:table-cell>
          <table:table-cell table:formula="of:=(POWER([.$G$50]-[.$C$50]/100;[.P$67])-1)/([.$G$50]-[.$C$50]/100-1)" office:value-type="float" office:value="8.4328391063538" calcext:value-type="float">
            <text:p>8.4328391063538</text:p>
          </table:table-cell>
          <table:table-cell table:formula="of:=(POWER([.$G$50]-[.$C$50]/100;[.Q$67])-1)/([.$G$50]-[.$C$50]/100-1)" office:value-type="float" office:value="9.5593316929491" calcext:value-type="float">
            <text:p>9.5593316929491</text:p>
          </table:table-cell>
          <table:table-cell table:formula="of:=(POWER([.$G$50]-[.$C$50]/100;[.R$67])-1)/([.$G$50]-[.$C$50]/100-1)" office:value-type="float" office:value="10.7027216683433" calcext:value-type="float">
            <text:p>10.7027216683433</text:p>
          </table:table-cell>
          <table:table-cell table:formula="of:=(POWER([.$G$50]-[.$C$50]/100;[.S$67])-1)/([.$G$50]-[.$C$50]/100-1)" office:value-type="float" office:value="11.8632624933685" calcext:value-type="float">
            <text:p>11.8632624933685</text:p>
          </table:table-cell>
          <table:table-cell table:formula="of:=(POWER([.$G$50]-[.$C$50]/100;[.T$67])-1)/([.$G$50]-[.$C$50]/100-1)" office:value-type="float" office:value="13.041211430769" calcext:value-type="float">
            <text:p>13.041211430769</text:p>
          </table:table-cell>
          <table:table-cell table:formula="of:=(POWER([.$G$50]-[.$C$50]/100;[.U$67])-1)/([.$G$50]-[.$C$50]/100-1)" office:value-type="float" office:value="14.2368296022306" calcext:value-type="float">
            <text:p>14.2368296022306</text:p>
          </table:table-cell>
          <table:table-cell table:formula="of:=(POWER([.$G$50]-[.$C$50]/100;[.V$67])-1)/([.$G$50]-[.$C$50]/100-1)" office:value-type="float" office:value="15.450382046264" calcext:value-type="float">
            <text:p>15.450382046264</text:p>
          </table:table-cell>
          <table:table-cell table:formula="of:=(POWER([.$G$50]-[.$C$50]/100;[.W$67])-1)/([.$G$50]-[.$C$50]/100-1)" office:value-type="float" office:value="16.682137776958" calcext:value-type="float">
            <text:p>16.682137776958</text:p>
          </table:table-cell>
          <table:table-cell table:formula="of:=(POWER([.$G$50]-[.$C$50]/100;[.X$67])-1)/([.$G$50]-[.$C$50]/100-1)" office:value-type="float" office:value="17.9323698436123" calcext:value-type="float">
            <text:p>17.9323698436123</text:p>
          </table:table-cell>
          <table:table-cell table:formula="of:=(POWER([.$G$50]-[.$C$50]/100;[.Y$67])-1)/([.$G$50]-[.$C$50]/100-1)" office:value-type="float" office:value="19.2013553912665" calcext:value-type="float">
            <text:p>19.2013553912665</text:p>
          </table:table-cell>
          <table:table-cell table:formula="of:=(POWER([.$G$50]-[.$C$50]/100;[.Z$67])-1)/([.$G$50]-[.$C$50]/100-1)" office:value-type="float" office:value="20.4893757221355" calcext:value-type="float">
            <text:p>20.4893757221355</text:p>
          </table:table-cell>
          <table:table-cell table:formula="of:=(POWER([.$G$50]-[.$C$50]/100;[.AA$67])-1)/([.$G$50]-[.$C$50]/100-1)" office:value-type="float" office:value="21.7967163579675" calcext:value-type="float">
            <text:p>21.7967163579675</text:p>
          </table:table-cell>
          <table:table-cell table:formula="of:=(POWER([.$G$50]-[.$C$50]/100;[.AB$67])-1)/([.$G$50]-[.$C$50]/100-1)" office:value-type="float" office:value="23.1236671033371" calcext:value-type="float">
            <text:p>23.1236671033371</text:p>
          </table:table-cell>
          <table:table-cell table:formula="of:=(POWER([.$G$50]-[.$C$50]/100;[.AC$67])-1)/([.$G$50]-[.$C$50]/100-1)" office:value-type="float" office:value="24.4705221098871" calcext:value-type="float">
            <text:p>24.4705221098871</text:p>
          </table:table-cell>
          <table:table-cell table:formula="of:=(POWER([.$G$50]-[.$C$50]/100;[.AD$67])-1)/([.$G$50]-[.$C$50]/100-1)" office:value-type="float" office:value="25.8375799415354" calcext:value-type="float">
            <text:p>25.8375799415354</text:p>
          </table:table-cell>
          <table:table-cell table:formula="of:=(POWER([.$G$50]-[.$C$50]/100;[.AE$67])-1)/([.$G$50]-[.$C$50]/100-1)" office:value-type="float" office:value="27.2251436406584" calcext:value-type="float">
            <text:p>27.2251436406584</text:p>
          </table:table-cell>
          <table:table-cell table:formula="of:=(POWER([.$G$50]-[.$C$50]/100;[.AF$67])-1)/([.$G$50]-[.$C$50]/100-1)" office:value-type="float" office:value="28.6335207952683" calcext:value-type="float">
            <text:p>28.6335207952683</text:p>
          </table:table-cell>
          <table:table-cell table:formula="of:=(POWER([.$G$50]-[.$C$50]/100;[.AG$67])-1)/([.$G$50]-[.$C$50]/100-1)" office:value-type="float" office:value="30.0630236071973" calcext:value-type="float">
            <text:p>30.0630236071973</text:p>
          </table:table-cell>
          <table:table-cell table:formula="of:=(POWER([.$G$50]-[.$C$50]/100;[.AH$67])-1)/([.$G$50]-[.$C$50]/100-1)" office:value-type="float" office:value="31.5139689613053" calcext:value-type="float">
            <text:p>31.5139689613053</text:p>
          </table:table-cell>
          <table:table-cell table:formula="of:=(POWER([.$G$50]-[.$C$50]/100;[.AI$67])-1)/([.$G$50]-[.$C$50]/100-1)" office:value-type="float" office:value="32.9866784957249" calcext:value-type="float">
            <text:p>32.9866784957249</text:p>
          </table:table-cell>
          <table:table-cell table:formula="of:=(POWER([.$G$50]-[.$C$50]/100;[.AJ$67])-1)/([.$G$50]-[.$C$50]/100-1)" office:value-type="float" office:value="34.4814786731607" calcext:value-type="float">
            <text:p>34.4814786731607</text:p>
          </table:table-cell>
          <table:table-cell table:formula="of:=(POWER([.$G$50]-[.$C$50]/100;[.AK$67])-1)/([.$G$50]-[.$C$50]/100-1)" office:value-type="float" office:value="35.9987008532581" calcext:value-type="float">
            <text:p>35.9987008532581</text:p>
          </table:table-cell>
          <table:table-cell table:formula="of:=(POWER([.$G$50]-[.$C$50]/100;[.AL$67])-1)/([.$G$50]-[.$C$50]/100-1)" office:value-type="float" office:value="37.538681366057" calcext:value-type="float">
            <text:p>37.538681366057</text:p>
          </table:table-cell>
          <table:table-cell table:formula="of:=(POWER([.$G$50]-[.$C$50]/100;[.AM$67])-1)/([.$G$50]-[.$C$50]/100-1)" office:value-type="float" office:value="39.1017615865479" calcext:value-type="float">
            <text:p>39.1017615865479</text:p>
          </table:table-cell>
          <table:table-cell table:formula="of:=(POWER([.$G$50]-[.$C$50]/100;[.AN$67])-1)/([.$G$50]-[.$C$50]/100-1)" office:value-type="float" office:value="40.6882880103461" calcext:value-type="float">
            <text:p>40.6882880103461</text:p>
          </table:table-cell>
          <table:table-cell table:formula="of:=(POWER([.$G$50]-[.$C$50]/100;[.AO$67])-1)/([.$G$50]-[.$C$50]/100-1)" office:value-type="float" office:value="42.2986123305013" calcext:value-type="float">
            <text:p>42.2986123305013</text:p>
          </table:table-cell>
          <table:table-cell table:formula="of:=(POWER([.$G$50]-[.$C$50]/100;[.AP$67])-1)/([.$G$50]-[.$C$50]/100-1)" office:value-type="float" office:value="43.9330915154588" calcext:value-type="float">
            <text:p>43.9330915154588</text:p>
          </table:table-cell>
          <table:table-cell table:formula="of:=(POWER([.$G$50]-[.$C$50]/100;[.AQ$67])-1)/([.$G$50]-[.$C$50]/100-1)" office:value-type="float" office:value="45.5920878881907" calcext:value-type="float">
            <text:p>45.5920878881907</text:p>
          </table:table-cell>
          <table:table-cell table:formula="of:=(POWER([.$G$50]-[.$C$50]/100;[.AR$67])-1)/([.$G$50]-[.$C$50]/100-1)" office:value-type="float" office:value="47.2759692065135" calcext:value-type="float">
            <text:p>47.2759692065135</text:p>
          </table:table-cell>
          <table:table-cell table:formula="of:=(POWER([.$G$50]-[.$C$50]/100;[.AS$67])-1)/([.$G$50]-[.$C$50]/100-1)" office:value-type="float" office:value="48.9851087446112" calcext:value-type="float">
            <text:p>48.9851087446112</text:p>
          </table:table-cell>
          <table:table-cell table:formula="of:=(POWER([.$G$50]-[.$C$50]/100;[.AT$67])-1)/([.$G$50]-[.$C$50]/100-1)" office:value-type="float" office:value="50.7198853757804" calcext:value-type="float">
            <text:p>50.7198853757804</text:p>
          </table:table-cell>
          <table:table-cell table:formula="of:=(POWER([.$G$50]-[.$C$50]/100;[.AU$67])-1)/([.$G$50]-[.$C$50]/100-1)" office:value-type="float" office:value="52.4806836564171" calcext:value-type="float">
            <text:p>52.4806836564171</text:p>
          </table:table-cell>
          <table:table-cell table:formula="of:=(POWER([.$G$50]-[.$C$50]/100;[.AV$67])-1)/([.$G$50]-[.$C$50]/100-1)" office:value-type="float" office:value="54.2678939112633" calcext:value-type="float">
            <text:p>54.2678939112633</text:p>
          </table:table-cell>
          <table:table-cell table:number-columns-repeated="2"/>
          <table:table-cell table:formula="of:=[.$F50]*POWER([.$G50]-[.$C50]/100;[.$H$67])" office:value-type="float" office:value="45" calcext:value-type="float">
            <text:p>45</text:p>
          </table:table-cell>
          <table:table-cell table:formula="of:=[.$F50]*POWER([.$G50]-[.$C50]/100;[.$I$67])" office:value-type="float" office:value="45.675" calcext:value-type="float">
            <text:p>45.675</text:p>
          </table:table-cell>
          <table:table-cell table:formula="of:=[.$F50]*POWER([.$G50]-[.$C50]/100;[.$J$67])" office:value-type="float" office:value="46.360125" calcext:value-type="float">
            <text:p>46.360125</text:p>
          </table:table-cell>
          <table:table-cell table:formula="of:=[.$F50]*POWER([.$G50]-[.$C50]/100;[.$K$67])" office:value-type="float" office:value="47.055526875" calcext:value-type="float">
            <text:p>47.055526875</text:p>
          </table:table-cell>
          <table:table-cell table:formula="of:=[.$F50]*POWER([.$G50]-[.$C50]/100;[.$L$67])" office:value-type="float" office:value="47.761359778125" calcext:value-type="float">
            <text:p>47.761359778125</text:p>
          </table:table-cell>
          <table:table-cell table:formula="of:=[.$F50]*POWER([.$G50]-[.$C50]/100;[.$M$67])" office:value-type="float" office:value="48.4777801747969" calcext:value-type="float">
            <text:p>48.4777801747969</text:p>
          </table:table-cell>
          <table:table-cell table:formula="of:=[.$F50]*POWER([.$G50]-[.$C50]/100;[.$N$67])" office:value-type="float" office:value="49.2049468774188" calcext:value-type="float">
            <text:p>49.2049468774188</text:p>
          </table:table-cell>
          <table:table-cell table:formula="of:=[.$F50]*POWER([.$G50]-[.$C50]/100;[.$O$67])" office:value-type="float" office:value="49.9430210805801" calcext:value-type="float">
            <text:p>49.9430210805801</text:p>
          </table:table-cell>
          <table:table-cell table:formula="of:=[.$F50]*POWER([.$G50]-[.$C50]/100;[.$P$67])" office:value-type="float" office:value="50.6921663967888" calcext:value-type="float">
            <text:p>50.6921663967888</text:p>
          </table:table-cell>
          <table:table-cell table:formula="of:=[.$F50]*POWER([.$G50]-[.$C50]/100;[.$Q$67])" office:value-type="float" office:value="51.4525488927406" calcext:value-type="float">
            <text:p>51.4525488927406</text:p>
          </table:table-cell>
          <table:table-cell table:formula="of:=[.$F50]*POWER([.$G50]-[.$C50]/100;[.$R$67])" office:value-type="float" office:value="52.2243371261317" calcext:value-type="float">
            <text:p>52.2243371261317</text:p>
          </table:table-cell>
          <table:table-cell table:formula="of:=[.$F50]*POWER([.$G50]-[.$C50]/100;[.$S$67])" office:value-type="float" office:value="53.0077021830237" calcext:value-type="float">
            <text:p>53.0077021830237</text:p>
          </table:table-cell>
          <table:table-cell table:formula="of:=[.$F50]*POWER([.$G50]-[.$C50]/100;[.$T$67])" office:value-type="float" office:value="53.802817715769" calcext:value-type="float">
            <text:p>53.802817715769</text:p>
          </table:table-cell>
          <table:table-cell table:formula="of:=[.$F50]*POWER([.$G50]-[.$C50]/100;[.$U$67])" office:value-type="float" office:value="54.6098599815056" calcext:value-type="float">
            <text:p>54.6098599815056</text:p>
          </table:table-cell>
          <table:table-cell table:formula="of:=[.$F50]*POWER([.$G50]-[.$C50]/100;[.$V$67])" office:value-type="float" office:value="55.4290078812281" calcext:value-type="float">
            <text:p>55.4290078812281</text:p>
          </table:table-cell>
          <table:table-cell table:formula="of:=[.$F50]*POWER([.$G50]-[.$C50]/100;[.$W$67])" office:value-type="float" office:value="56.2604429994466" calcext:value-type="float">
            <text:p>56.2604429994466</text:p>
          </table:table-cell>
          <table:table-cell table:formula="of:=[.$F50]*POWER([.$G50]-[.$C50]/100;[.$X$67])" office:value-type="float" office:value="57.1043496444382" calcext:value-type="float">
            <text:p>57.1043496444382</text:p>
          </table:table-cell>
          <table:table-cell table:formula="of:=[.$F50]*POWER([.$G50]-[.$C50]/100;[.$Y$67])" office:value-type="float" office:value="57.9609148891048" calcext:value-type="float">
            <text:p>57.9609148891048</text:p>
          </table:table-cell>
          <table:table-cell table:formula="of:=[.$F50]*POWER([.$G50]-[.$C50]/100;[.$Z$67])" office:value-type="float" office:value="58.8303286124414" calcext:value-type="float">
            <text:p>58.8303286124414</text:p>
          </table:table-cell>
          <table:table-cell table:formula="of:=[.$F50]*POWER([.$G50]-[.$C50]/100;[.$AA$67])" office:value-type="float" office:value="59.712783541628" calcext:value-type="float">
            <text:p>59.712783541628</text:p>
          </table:table-cell>
          <table:table-cell table:formula="of:=[.$F50]*POWER([.$G50]-[.$C50]/100;[.$AB$67])" office:value-type="float" office:value="60.6084752947524" calcext:value-type="float">
            <text:p>60.6084752947524</text:p>
          </table:table-cell>
          <table:table-cell table:formula="of:=[.$F50]*POWER([.$G50]-[.$C50]/100;[.$AC$67])" office:value-type="float" office:value="61.5176024241737" calcext:value-type="float">
            <text:p>61.5176024241737</text:p>
          </table:table-cell>
          <table:table-cell table:formula="of:=[.$F50]*POWER([.$G50]-[.$C50]/100;[.$AD$67])" office:value-type="float" office:value="62.4403664605363" calcext:value-type="float">
            <text:p>62.4403664605363</text:p>
          </table:table-cell>
          <table:table-cell table:formula="of:=[.$F50]*POWER([.$G50]-[.$C50]/100;[.$AE$67])" office:value-type="float" office:value="63.3769719574443" calcext:value-type="float">
            <text:p>63.3769719574443</text:p>
          </table:table-cell>
          <table:table-cell table:formula="of:=[.$F50]*POWER([.$G50]-[.$C50]/100;[.$AF$67])" office:value-type="float" office:value="64.327626536806" calcext:value-type="float">
            <text:p>64.327626536806</text:p>
          </table:table-cell>
          <table:table-cell table:formula="of:=[.$F50]*POWER([.$G50]-[.$C50]/100;[.$AG$67])" office:value-type="float" office:value="65.2925409348581" calcext:value-type="float">
            <text:p>65.2925409348581</text:p>
          </table:table-cell>
          <table:table-cell table:formula="of:=[.$F50]*POWER([.$G50]-[.$C50]/100;[.$AH$67])" office:value-type="float" office:value="66.2719290488809" calcext:value-type="float">
            <text:p>66.2719290488809</text:p>
          </table:table-cell>
          <table:table-cell table:formula="of:=[.$F50]*POWER([.$G50]-[.$C50]/100;[.$AI$67])" office:value-type="float" office:value="67.2660079846141" calcext:value-type="float">
            <text:p>67.2660079846141</text:p>
          </table:table-cell>
          <table:table-cell table:formula="of:=[.$F50]*POWER([.$G50]-[.$C50]/100;[.$AJ$67])" office:value-type="float" office:value="68.2749981043833" calcext:value-type="float">
            <text:p>68.2749981043833</text:p>
          </table:table-cell>
          <table:table-cell table:formula="of:=[.$F50]*POWER([.$G50]-[.$C50]/100;[.$AK$67])" office:value-type="float" office:value="69.2991230759491" calcext:value-type="float">
            <text:p>69.2991230759491</text:p>
          </table:table-cell>
          <table:table-cell table:formula="of:=[.$F50]*POWER([.$G50]-[.$C50]/100;[.$AL$67])" office:value-type="float" office:value="70.3386099220883" calcext:value-type="float">
            <text:p>70.3386099220883</text:p>
          </table:table-cell>
          <table:table-cell table:formula="of:=[.$F50]*POWER([.$G50]-[.$C50]/100;[.$AM$67])" office:value-type="float" office:value="71.3936890709196" calcext:value-type="float">
            <text:p>71.3936890709196</text:p>
          </table:table-cell>
          <table:table-cell table:formula="of:=[.$F50]*POWER([.$G50]-[.$C50]/100;[.$AN$67])" office:value-type="float" office:value="72.4645944069834" calcext:value-type="float">
            <text:p>72.4645944069834</text:p>
          </table:table-cell>
          <table:table-cell table:formula="of:=[.$F50]*POWER([.$G50]-[.$C50]/100;[.$AO$67])" office:value-type="float" office:value="73.5515633230882" calcext:value-type="float">
            <text:p>73.5515633230882</text:p>
          </table:table-cell>
          <table:table-cell table:formula="of:=[.$F50]*POWER([.$G50]-[.$C50]/100;[.$AP$67])" office:value-type="float" office:value="74.6548367729345" calcext:value-type="float">
            <text:p>74.6548367729345</text:p>
          </table:table-cell>
          <table:table-cell table:formula="of:=[.$F50]*POWER([.$G50]-[.$C50]/100;[.$AQ$67])" office:value-type="float" office:value="75.7746593245285" calcext:value-type="float">
            <text:p>75.7746593245285</text:p>
          </table:table-cell>
          <table:table-cell table:formula="of:=[.$F50]*POWER([.$G50]-[.$C50]/100;[.$AR$67])" office:value-type="float" office:value="76.9112792143964" calcext:value-type="float">
            <text:p>76.9112792143964</text:p>
          </table:table-cell>
          <table:table-cell table:formula="of:=[.$F50]*POWER([.$G50]-[.$C50]/100;[.$AS$67])" office:value-type="float" office:value="78.0649484026123" calcext:value-type="float">
            <text:p>78.0649484026123</text:p>
          </table:table-cell>
          <table:table-cell table:formula="of:=[.$F50]*POWER([.$G50]-[.$C50]/100;[.$AT$67])" office:value-type="float" office:value="79.2359226286515" calcext:value-type="float">
            <text:p>79.2359226286515</text:p>
          </table:table-cell>
          <table:table-cell table:formula="of:=[.$F50]*POWER([.$G50]-[.$C50]/100;[.$AU$67])" office:value-type="float" office:value="80.4244614680813" calcext:value-type="float">
            <text:p>80.4244614680813</text:p>
          </table:table-cell>
          <table:table-cell table:formula="of:=[.$F50]*POWER([.$G50]-[.$C50]/100;[.$AV$67])" office:value-type="float" office:value="81.6308283901025" calcext:value-type="float">
            <text:p>81.6308283901025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1]-[.$C$51]/100;[.H$67])-1)/([.$G$51]-[.$C$51]/100-1)" office:value-type="float" office:value="-0" calcext:value-type="float">
            <text:p>0</text:p>
          </table:table-cell>
          <table:table-cell table:formula="of:=(POWER([.$G$51]-[.$C$51]/100;[.I$67])-1)/([.$G$51]-[.$C$51]/100-1)" office:value-type="float" office:value="1" calcext:value-type="float">
            <text:p>1</text:p>
          </table:table-cell>
          <table:table-cell table:formula="of:=(POWER([.$G$51]-[.$C$51]/100;[.J$67])-1)/([.$G$51]-[.$C$51]/100-1)" office:value-type="float" office:value="1" calcext:value-type="float">
            <text:p>1</text:p>
          </table:table-cell>
          <table:table-cell table:formula="of:=(POWER([.$G$51]-[.$C$51]/100;[.K$67])-1)/([.$G$51]-[.$C$51]/100-1)" office:value-type="float" office:value="1" calcext:value-type="float">
            <text:p>1</text:p>
          </table:table-cell>
          <table:table-cell table:formula="of:=(POWER([.$G$51]-[.$C$51]/100;[.L$67])-1)/([.$G$51]-[.$C$51]/100-1)" office:value-type="float" office:value="1" calcext:value-type="float">
            <text:p>1</text:p>
          </table:table-cell>
          <table:table-cell table:formula="of:=(POWER([.$G$51]-[.$C$51]/100;[.M$67])-1)/([.$G$51]-[.$C$51]/100-1)" office:value-type="float" office:value="1" calcext:value-type="float">
            <text:p>1</text:p>
          </table:table-cell>
          <table:table-cell table:formula="of:=(POWER([.$G$51]-[.$C$51]/100;[.N$67])-1)/([.$G$51]-[.$C$51]/100-1)" office:value-type="float" office:value="1" calcext:value-type="float">
            <text:p>1</text:p>
          </table:table-cell>
          <table:table-cell table:formula="of:=(POWER([.$G$51]-[.$C$51]/100;[.O$67])-1)/([.$G$51]-[.$C$51]/100-1)" office:value-type="float" office:value="1" calcext:value-type="float">
            <text:p>1</text:p>
          </table:table-cell>
          <table:table-cell table:formula="of:=(POWER([.$G$51]-[.$C$51]/100;[.P$67])-1)/([.$G$51]-[.$C$51]/100-1)" office:value-type="float" office:value="1" calcext:value-type="float">
            <text:p>1</text:p>
          </table:table-cell>
          <table:table-cell table:formula="of:=(POWER([.$G$51]-[.$C$51]/100;[.Q$67])-1)/([.$G$51]-[.$C$51]/100-1)" office:value-type="float" office:value="1" calcext:value-type="float">
            <text:p>1</text:p>
          </table:table-cell>
          <table:table-cell table:formula="of:=(POWER([.$G$51]-[.$C$51]/100;[.R$67])-1)/([.$G$51]-[.$C$51]/100-1)" office:value-type="float" office:value="1" calcext:value-type="float">
            <text:p>1</text:p>
          </table:table-cell>
          <table:table-cell table:formula="of:=(POWER([.$G$51]-[.$C$51]/100;[.S$67])-1)/([.$G$51]-[.$C$51]/100-1)" office:value-type="float" office:value="1" calcext:value-type="float">
            <text:p>1</text:p>
          </table:table-cell>
          <table:table-cell table:formula="of:=(POWER([.$G$51]-[.$C$51]/100;[.T$67])-1)/([.$G$51]-[.$C$51]/100-1)" office:value-type="float" office:value="1" calcext:value-type="float">
            <text:p>1</text:p>
          </table:table-cell>
          <table:table-cell table:formula="of:=(POWER([.$G$51]-[.$C$51]/100;[.U$67])-1)/([.$G$51]-[.$C$51]/100-1)" office:value-type="float" office:value="1" calcext:value-type="float">
            <text:p>1</text:p>
          </table:table-cell>
          <table:table-cell table:formula="of:=(POWER([.$G$51]-[.$C$51]/100;[.V$67])-1)/([.$G$51]-[.$C$51]/100-1)" office:value-type="float" office:value="1" calcext:value-type="float">
            <text:p>1</text:p>
          </table:table-cell>
          <table:table-cell table:formula="of:=(POWER([.$G$51]-[.$C$51]/100;[.W$67])-1)/([.$G$51]-[.$C$51]/100-1)" office:value-type="float" office:value="1" calcext:value-type="float">
            <text:p>1</text:p>
          </table:table-cell>
          <table:table-cell table:formula="of:=(POWER([.$G$51]-[.$C$51]/100;[.X$67])-1)/([.$G$51]-[.$C$51]/100-1)" office:value-type="float" office:value="1" calcext:value-type="float">
            <text:p>1</text:p>
          </table:table-cell>
          <table:table-cell table:formula="of:=(POWER([.$G$51]-[.$C$51]/100;[.Y$67])-1)/([.$G$51]-[.$C$51]/100-1)" office:value-type="float" office:value="1" calcext:value-type="float">
            <text:p>1</text:p>
          </table:table-cell>
          <table:table-cell table:formula="of:=(POWER([.$G$51]-[.$C$51]/100;[.Z$67])-1)/([.$G$51]-[.$C$51]/100-1)" office:value-type="float" office:value="1" calcext:value-type="float">
            <text:p>1</text:p>
          </table:table-cell>
          <table:table-cell table:formula="of:=(POWER([.$G$51]-[.$C$51]/100;[.AA$67])-1)/([.$G$51]-[.$C$51]/100-1)" office:value-type="float" office:value="1" calcext:value-type="float">
            <text:p>1</text:p>
          </table:table-cell>
          <table:table-cell table:formula="of:=(POWER([.$G$51]-[.$C$51]/100;[.AB$67])-1)/([.$G$51]-[.$C$51]/100-1)" office:value-type="float" office:value="1" calcext:value-type="float">
            <text:p>1</text:p>
          </table:table-cell>
          <table:table-cell table:formula="of:=(POWER([.$G$51]-[.$C$51]/100;[.AC$67])-1)/([.$G$51]-[.$C$51]/100-1)" office:value-type="float" office:value="1" calcext:value-type="float">
            <text:p>1</text:p>
          </table:table-cell>
          <table:table-cell table:formula="of:=(POWER([.$G$51]-[.$C$51]/100;[.AD$67])-1)/([.$G$51]-[.$C$51]/100-1)" office:value-type="float" office:value="1" calcext:value-type="float">
            <text:p>1</text:p>
          </table:table-cell>
          <table:table-cell table:formula="of:=(POWER([.$G$51]-[.$C$51]/100;[.AE$67])-1)/([.$G$51]-[.$C$51]/100-1)" office:value-type="float" office:value="1" calcext:value-type="float">
            <text:p>1</text:p>
          </table:table-cell>
          <table:table-cell table:formula="of:=(POWER([.$G$51]-[.$C$51]/100;[.AF$67])-1)/([.$G$51]-[.$C$51]/100-1)" office:value-type="float" office:value="1" calcext:value-type="float">
            <text:p>1</text:p>
          </table:table-cell>
          <table:table-cell table:formula="of:=(POWER([.$G$51]-[.$C$51]/100;[.AG$67])-1)/([.$G$51]-[.$C$51]/100-1)" office:value-type="float" office:value="1" calcext:value-type="float">
            <text:p>1</text:p>
          </table:table-cell>
          <table:table-cell table:formula="of:=(POWER([.$G$51]-[.$C$51]/100;[.AH$67])-1)/([.$G$51]-[.$C$51]/100-1)" office:value-type="float" office:value="1" calcext:value-type="float">
            <text:p>1</text:p>
          </table:table-cell>
          <table:table-cell table:formula="of:=(POWER([.$G$51]-[.$C$51]/100;[.AI$67])-1)/([.$G$51]-[.$C$51]/100-1)" office:value-type="float" office:value="1" calcext:value-type="float">
            <text:p>1</text:p>
          </table:table-cell>
          <table:table-cell table:formula="of:=(POWER([.$G$51]-[.$C$51]/100;[.AJ$67])-1)/([.$G$51]-[.$C$51]/100-1)" office:value-type="float" office:value="1" calcext:value-type="float">
            <text:p>1</text:p>
          </table:table-cell>
          <table:table-cell table:formula="of:=(POWER([.$G$51]-[.$C$51]/100;[.AK$67])-1)/([.$G$51]-[.$C$51]/100-1)" office:value-type="float" office:value="1" calcext:value-type="float">
            <text:p>1</text:p>
          </table:table-cell>
          <table:table-cell table:formula="of:=(POWER([.$G$51]-[.$C$51]/100;[.AL$67])-1)/([.$G$51]-[.$C$51]/100-1)" office:value-type="float" office:value="1" calcext:value-type="float">
            <text:p>1</text:p>
          </table:table-cell>
          <table:table-cell table:formula="of:=(POWER([.$G$51]-[.$C$51]/100;[.AM$67])-1)/([.$G$51]-[.$C$51]/100-1)" office:value-type="float" office:value="1" calcext:value-type="float">
            <text:p>1</text:p>
          </table:table-cell>
          <table:table-cell table:formula="of:=(POWER([.$G$51]-[.$C$51]/100;[.AN$67])-1)/([.$G$51]-[.$C$51]/100-1)" office:value-type="float" office:value="1" calcext:value-type="float">
            <text:p>1</text:p>
          </table:table-cell>
          <table:table-cell table:formula="of:=(POWER([.$G$51]-[.$C$51]/100;[.AO$67])-1)/([.$G$51]-[.$C$51]/100-1)" office:value-type="float" office:value="1" calcext:value-type="float">
            <text:p>1</text:p>
          </table:table-cell>
          <table:table-cell table:formula="of:=(POWER([.$G$51]-[.$C$51]/100;[.AP$67])-1)/([.$G$51]-[.$C$51]/100-1)" office:value-type="float" office:value="1" calcext:value-type="float">
            <text:p>1</text:p>
          </table:table-cell>
          <table:table-cell table:formula="of:=(POWER([.$G$51]-[.$C$51]/100;[.AQ$67])-1)/([.$G$51]-[.$C$51]/100-1)" office:value-type="float" office:value="1" calcext:value-type="float">
            <text:p>1</text:p>
          </table:table-cell>
          <table:table-cell table:formula="of:=(POWER([.$G$51]-[.$C$51]/100;[.AR$67])-1)/([.$G$51]-[.$C$51]/100-1)" office:value-type="float" office:value="1" calcext:value-type="float">
            <text:p>1</text:p>
          </table:table-cell>
          <table:table-cell table:formula="of:=(POWER([.$G$51]-[.$C$51]/100;[.AS$67])-1)/([.$G$51]-[.$C$51]/100-1)" office:value-type="float" office:value="1" calcext:value-type="float">
            <text:p>1</text:p>
          </table:table-cell>
          <table:table-cell table:formula="of:=(POWER([.$G$51]-[.$C$51]/100;[.AT$67])-1)/([.$G$51]-[.$C$51]/100-1)" office:value-type="float" office:value="1" calcext:value-type="float">
            <text:p>1</text:p>
          </table:table-cell>
          <table:table-cell table:formula="of:=(POWER([.$G$51]-[.$C$51]/100;[.AU$67])-1)/([.$G$51]-[.$C$51]/100-1)" office:value-type="float" office:value="1" calcext:value-type="float">
            <text:p>1</text:p>
          </table:table-cell>
          <table:table-cell table:formula="of:=(POWER([.$G$51]-[.$C$51]/100;[.AV$67])-1)/([.$G$51]-[.$C$51]/100-1)" office:value-type="float" office:value="1" calcext:value-type="float">
            <text:p>1</text:p>
          </table:table-cell>
          <table:table-cell table:number-columns-repeated="2"/>
          <table:table-cell table:formula="of:=[.$F51]*POWER([.$G51]-[.$C51]/100;[.$H$67])" office:value-type="float" office:value="0" calcext:value-type="float">
            <text:p>0</text:p>
          </table:table-cell>
          <table:table-cell table:formula="of:=[.$F51]*POWER([.$G51]-[.$C51]/100;[.$I$67])" office:value-type="float" office:value="0" calcext:value-type="float">
            <text:p>0</text:p>
          </table:table-cell>
          <table:table-cell table:formula="of:=[.$F51]*POWER([.$G51]-[.$C51]/100;[.$J$67])" office:value-type="float" office:value="0" calcext:value-type="float">
            <text:p>0</text:p>
          </table:table-cell>
          <table:table-cell table:formula="of:=[.$F51]*POWER([.$G51]-[.$C51]/100;[.$K$67])" office:value-type="float" office:value="0" calcext:value-type="float">
            <text:p>0</text:p>
          </table:table-cell>
          <table:table-cell table:formula="of:=[.$F51]*POWER([.$G51]-[.$C51]/100;[.$L$67])" office:value-type="float" office:value="0" calcext:value-type="float">
            <text:p>0</text:p>
          </table:table-cell>
          <table:table-cell table:formula="of:=[.$F51]*POWER([.$G51]-[.$C51]/100;[.$M$67])" office:value-type="float" office:value="0" calcext:value-type="float">
            <text:p>0</text:p>
          </table:table-cell>
          <table:table-cell table:formula="of:=[.$F51]*POWER([.$G51]-[.$C51]/100;[.$N$67])" office:value-type="float" office:value="0" calcext:value-type="float">
            <text:p>0</text:p>
          </table:table-cell>
          <table:table-cell table:formula="of:=[.$F51]*POWER([.$G51]-[.$C51]/100;[.$O$67])" office:value-type="float" office:value="0" calcext:value-type="float">
            <text:p>0</text:p>
          </table:table-cell>
          <table:table-cell table:formula="of:=[.$F51]*POWER([.$G51]-[.$C51]/100;[.$P$67])" office:value-type="float" office:value="0" calcext:value-type="float">
            <text:p>0</text:p>
          </table:table-cell>
          <table:table-cell table:formula="of:=[.$F51]*POWER([.$G51]-[.$C51]/100;[.$Q$67])" office:value-type="float" office:value="0" calcext:value-type="float">
            <text:p>0</text:p>
          </table:table-cell>
          <table:table-cell table:formula="of:=[.$F51]*POWER([.$G51]-[.$C51]/100;[.$R$67])" office:value-type="float" office:value="0" calcext:value-type="float">
            <text:p>0</text:p>
          </table:table-cell>
          <table:table-cell table:formula="of:=[.$F51]*POWER([.$G51]-[.$C51]/100;[.$S$67])" office:value-type="float" office:value="0" calcext:value-type="float">
            <text:p>0</text:p>
          </table:table-cell>
          <table:table-cell table:formula="of:=[.$F51]*POWER([.$G51]-[.$C51]/100;[.$T$67])" office:value-type="float" office:value="0" calcext:value-type="float">
            <text:p>0</text:p>
          </table:table-cell>
          <table:table-cell table:formula="of:=[.$F51]*POWER([.$G51]-[.$C51]/100;[.$U$67])" office:value-type="float" office:value="0" calcext:value-type="float">
            <text:p>0</text:p>
          </table:table-cell>
          <table:table-cell table:formula="of:=[.$F51]*POWER([.$G51]-[.$C51]/100;[.$V$67])" office:value-type="float" office:value="0" calcext:value-type="float">
            <text:p>0</text:p>
          </table:table-cell>
          <table:table-cell table:formula="of:=[.$F51]*POWER([.$G51]-[.$C51]/100;[.$W$67])" office:value-type="float" office:value="0" calcext:value-type="float">
            <text:p>0</text:p>
          </table:table-cell>
          <table:table-cell table:formula="of:=[.$F51]*POWER([.$G51]-[.$C51]/100;[.$X$67])" office:value-type="float" office:value="0" calcext:value-type="float">
            <text:p>0</text:p>
          </table:table-cell>
          <table:table-cell table:formula="of:=[.$F51]*POWER([.$G51]-[.$C51]/100;[.$Y$67])" office:value-type="float" office:value="0" calcext:value-type="float">
            <text:p>0</text:p>
          </table:table-cell>
          <table:table-cell table:formula="of:=[.$F51]*POWER([.$G51]-[.$C51]/100;[.$Z$67])" office:value-type="float" office:value="0" calcext:value-type="float">
            <text:p>0</text:p>
          </table:table-cell>
          <table:table-cell table:formula="of:=[.$F51]*POWER([.$G51]-[.$C51]/100;[.$AA$67])" office:value-type="float" office:value="0" calcext:value-type="float">
            <text:p>0</text:p>
          </table:table-cell>
          <table:table-cell table:formula="of:=[.$F51]*POWER([.$G51]-[.$C51]/100;[.$AB$67])" office:value-type="float" office:value="0" calcext:value-type="float">
            <text:p>0</text:p>
          </table:table-cell>
          <table:table-cell table:formula="of:=[.$F51]*POWER([.$G51]-[.$C51]/100;[.$AC$67])" office:value-type="float" office:value="0" calcext:value-type="float">
            <text:p>0</text:p>
          </table:table-cell>
          <table:table-cell table:formula="of:=[.$F51]*POWER([.$G51]-[.$C51]/100;[.$AD$67])" office:value-type="float" office:value="0" calcext:value-type="float">
            <text:p>0</text:p>
          </table:table-cell>
          <table:table-cell table:formula="of:=[.$F51]*POWER([.$G51]-[.$C51]/100;[.$AE$67])" office:value-type="float" office:value="0" calcext:value-type="float">
            <text:p>0</text:p>
          </table:table-cell>
          <table:table-cell table:formula="of:=[.$F51]*POWER([.$G51]-[.$C51]/100;[.$AF$67])" office:value-type="float" office:value="0" calcext:value-type="float">
            <text:p>0</text:p>
          </table:table-cell>
          <table:table-cell table:formula="of:=[.$F51]*POWER([.$G51]-[.$C51]/100;[.$AG$67])" office:value-type="float" office:value="0" calcext:value-type="float">
            <text:p>0</text:p>
          </table:table-cell>
          <table:table-cell table:formula="of:=[.$F51]*POWER([.$G51]-[.$C51]/100;[.$AH$67])" office:value-type="float" office:value="0" calcext:value-type="float">
            <text:p>0</text:p>
          </table:table-cell>
          <table:table-cell table:formula="of:=[.$F51]*POWER([.$G51]-[.$C51]/100;[.$AI$67])" office:value-type="float" office:value="0" calcext:value-type="float">
            <text:p>0</text:p>
          </table:table-cell>
          <table:table-cell table:formula="of:=[.$F51]*POWER([.$G51]-[.$C51]/100;[.$AJ$67])" office:value-type="float" office:value="0" calcext:value-type="float">
            <text:p>0</text:p>
          </table:table-cell>
          <table:table-cell table:formula="of:=[.$F51]*POWER([.$G51]-[.$C51]/100;[.$AK$67])" office:value-type="float" office:value="0" calcext:value-type="float">
            <text:p>0</text:p>
          </table:table-cell>
          <table:table-cell table:formula="of:=[.$F51]*POWER([.$G51]-[.$C51]/100;[.$AL$67])" office:value-type="float" office:value="0" calcext:value-type="float">
            <text:p>0</text:p>
          </table:table-cell>
          <table:table-cell table:formula="of:=[.$F51]*POWER([.$G51]-[.$C51]/100;[.$AM$67])" office:value-type="float" office:value="0" calcext:value-type="float">
            <text:p>0</text:p>
          </table:table-cell>
          <table:table-cell table:formula="of:=[.$F51]*POWER([.$G51]-[.$C51]/100;[.$AN$67])" office:value-type="float" office:value="0" calcext:value-type="float">
            <text:p>0</text:p>
          </table:table-cell>
          <table:table-cell table:formula="of:=[.$F51]*POWER([.$G51]-[.$C51]/100;[.$AO$67])" office:value-type="float" office:value="0" calcext:value-type="float">
            <text:p>0</text:p>
          </table:table-cell>
          <table:table-cell table:formula="of:=[.$F51]*POWER([.$G51]-[.$C51]/100;[.$AP$67])" office:value-type="float" office:value="0" calcext:value-type="float">
            <text:p>0</text:p>
          </table:table-cell>
          <table:table-cell table:formula="of:=[.$F51]*POWER([.$G51]-[.$C51]/100;[.$AQ$67])" office:value-type="float" office:value="0" calcext:value-type="float">
            <text:p>0</text:p>
          </table:table-cell>
          <table:table-cell table:formula="of:=[.$F51]*POWER([.$G51]-[.$C51]/100;[.$AR$67])" office:value-type="float" office:value="0" calcext:value-type="float">
            <text:p>0</text:p>
          </table:table-cell>
          <table:table-cell table:formula="of:=[.$F51]*POWER([.$G51]-[.$C51]/100;[.$AS$67])" office:value-type="float" office:value="0" calcext:value-type="float">
            <text:p>0</text:p>
          </table:table-cell>
          <table:table-cell table:formula="of:=[.$F51]*POWER([.$G51]-[.$C51]/100;[.$AT$67])" office:value-type="float" office:value="0" calcext:value-type="float">
            <text:p>0</text:p>
          </table:table-cell>
          <table:table-cell table:formula="of:=[.$F51]*POWER([.$G51]-[.$C51]/100;[.$AU$67])" office:value-type="float" office:value="0" calcext:value-type="float">
            <text:p>0</text:p>
          </table:table-cell>
          <table:table-cell table:formula="of:=[.$F51]*POWER([.$G51]-[.$C5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2]-[.$C$52]/100;[.H$67])-1)/([.$G$52]-[.$C$52]/100-1)" office:value-type="float" office:value="-0" calcext:value-type="float">
            <text:p>0</text:p>
          </table:table-cell>
          <table:table-cell table:formula="of:=(POWER([.$G$52]-[.$C$52]/100;[.I$67])-1)/([.$G$52]-[.$C$52]/100-1)" office:value-type="float" office:value="1" calcext:value-type="float">
            <text:p>1</text:p>
          </table:table-cell>
          <table:table-cell table:formula="of:=(POWER([.$G$52]-[.$C$52]/100;[.J$67])-1)/([.$G$52]-[.$C$52]/100-1)" office:value-type="float" office:value="1" calcext:value-type="float">
            <text:p>1</text:p>
          </table:table-cell>
          <table:table-cell table:formula="of:=(POWER([.$G$52]-[.$C$52]/100;[.K$67])-1)/([.$G$52]-[.$C$52]/100-1)" office:value-type="float" office:value="1" calcext:value-type="float">
            <text:p>1</text:p>
          </table:table-cell>
          <table:table-cell table:formula="of:=(POWER([.$G$52]-[.$C$52]/100;[.L$67])-1)/([.$G$52]-[.$C$52]/100-1)" office:value-type="float" office:value="1" calcext:value-type="float">
            <text:p>1</text:p>
          </table:table-cell>
          <table:table-cell table:formula="of:=(POWER([.$G$52]-[.$C$52]/100;[.M$67])-1)/([.$G$52]-[.$C$52]/100-1)" office:value-type="float" office:value="1" calcext:value-type="float">
            <text:p>1</text:p>
          </table:table-cell>
          <table:table-cell table:formula="of:=(POWER([.$G$52]-[.$C$52]/100;[.N$67])-1)/([.$G$52]-[.$C$52]/100-1)" office:value-type="float" office:value="1" calcext:value-type="float">
            <text:p>1</text:p>
          </table:table-cell>
          <table:table-cell table:formula="of:=(POWER([.$G$52]-[.$C$52]/100;[.O$67])-1)/([.$G$52]-[.$C$52]/100-1)" office:value-type="float" office:value="1" calcext:value-type="float">
            <text:p>1</text:p>
          </table:table-cell>
          <table:table-cell table:formula="of:=(POWER([.$G$52]-[.$C$52]/100;[.P$67])-1)/([.$G$52]-[.$C$52]/100-1)" office:value-type="float" office:value="1" calcext:value-type="float">
            <text:p>1</text:p>
          </table:table-cell>
          <table:table-cell table:formula="of:=(POWER([.$G$52]-[.$C$52]/100;[.Q$67])-1)/([.$G$52]-[.$C$52]/100-1)" office:value-type="float" office:value="1" calcext:value-type="float">
            <text:p>1</text:p>
          </table:table-cell>
          <table:table-cell table:formula="of:=(POWER([.$G$52]-[.$C$52]/100;[.R$67])-1)/([.$G$52]-[.$C$52]/100-1)" office:value-type="float" office:value="1" calcext:value-type="float">
            <text:p>1</text:p>
          </table:table-cell>
          <table:table-cell table:formula="of:=(POWER([.$G$52]-[.$C$52]/100;[.S$67])-1)/([.$G$52]-[.$C$52]/100-1)" office:value-type="float" office:value="1" calcext:value-type="float">
            <text:p>1</text:p>
          </table:table-cell>
          <table:table-cell table:formula="of:=(POWER([.$G$52]-[.$C$52]/100;[.T$67])-1)/([.$G$52]-[.$C$52]/100-1)" office:value-type="float" office:value="1" calcext:value-type="float">
            <text:p>1</text:p>
          </table:table-cell>
          <table:table-cell table:formula="of:=(POWER([.$G$52]-[.$C$52]/100;[.U$67])-1)/([.$G$52]-[.$C$52]/100-1)" office:value-type="float" office:value="1" calcext:value-type="float">
            <text:p>1</text:p>
          </table:table-cell>
          <table:table-cell table:formula="of:=(POWER([.$G$52]-[.$C$52]/100;[.V$67])-1)/([.$G$52]-[.$C$52]/100-1)" office:value-type="float" office:value="1" calcext:value-type="float">
            <text:p>1</text:p>
          </table:table-cell>
          <table:table-cell table:formula="of:=(POWER([.$G$52]-[.$C$52]/100;[.W$67])-1)/([.$G$52]-[.$C$52]/100-1)" office:value-type="float" office:value="1" calcext:value-type="float">
            <text:p>1</text:p>
          </table:table-cell>
          <table:table-cell table:formula="of:=(POWER([.$G$52]-[.$C$52]/100;[.X$67])-1)/([.$G$52]-[.$C$52]/100-1)" office:value-type="float" office:value="1" calcext:value-type="float">
            <text:p>1</text:p>
          </table:table-cell>
          <table:table-cell table:formula="of:=(POWER([.$G$52]-[.$C$52]/100;[.Y$67])-1)/([.$G$52]-[.$C$52]/100-1)" office:value-type="float" office:value="1" calcext:value-type="float">
            <text:p>1</text:p>
          </table:table-cell>
          <table:table-cell table:formula="of:=(POWER([.$G$52]-[.$C$52]/100;[.Z$67])-1)/([.$G$52]-[.$C$52]/100-1)" office:value-type="float" office:value="1" calcext:value-type="float">
            <text:p>1</text:p>
          </table:table-cell>
          <table:table-cell table:formula="of:=(POWER([.$G$52]-[.$C$52]/100;[.AA$67])-1)/([.$G$52]-[.$C$52]/100-1)" office:value-type="float" office:value="1" calcext:value-type="float">
            <text:p>1</text:p>
          </table:table-cell>
          <table:table-cell table:formula="of:=(POWER([.$G$52]-[.$C$52]/100;[.AB$67])-1)/([.$G$52]-[.$C$52]/100-1)" office:value-type="float" office:value="1" calcext:value-type="float">
            <text:p>1</text:p>
          </table:table-cell>
          <table:table-cell table:formula="of:=(POWER([.$G$52]-[.$C$52]/100;[.AC$67])-1)/([.$G$52]-[.$C$52]/100-1)" office:value-type="float" office:value="1" calcext:value-type="float">
            <text:p>1</text:p>
          </table:table-cell>
          <table:table-cell table:formula="of:=(POWER([.$G$52]-[.$C$52]/100;[.AD$67])-1)/([.$G$52]-[.$C$52]/100-1)" office:value-type="float" office:value="1" calcext:value-type="float">
            <text:p>1</text:p>
          </table:table-cell>
          <table:table-cell table:formula="of:=(POWER([.$G$52]-[.$C$52]/100;[.AE$67])-1)/([.$G$52]-[.$C$52]/100-1)" office:value-type="float" office:value="1" calcext:value-type="float">
            <text:p>1</text:p>
          </table:table-cell>
          <table:table-cell table:formula="of:=(POWER([.$G$52]-[.$C$52]/100;[.AF$67])-1)/([.$G$52]-[.$C$52]/100-1)" office:value-type="float" office:value="1" calcext:value-type="float">
            <text:p>1</text:p>
          </table:table-cell>
          <table:table-cell table:formula="of:=(POWER([.$G$52]-[.$C$52]/100;[.AG$67])-1)/([.$G$52]-[.$C$52]/100-1)" office:value-type="float" office:value="1" calcext:value-type="float">
            <text:p>1</text:p>
          </table:table-cell>
          <table:table-cell table:formula="of:=(POWER([.$G$52]-[.$C$52]/100;[.AH$67])-1)/([.$G$52]-[.$C$52]/100-1)" office:value-type="float" office:value="1" calcext:value-type="float">
            <text:p>1</text:p>
          </table:table-cell>
          <table:table-cell table:formula="of:=(POWER([.$G$52]-[.$C$52]/100;[.AI$67])-1)/([.$G$52]-[.$C$52]/100-1)" office:value-type="float" office:value="1" calcext:value-type="float">
            <text:p>1</text:p>
          </table:table-cell>
          <table:table-cell table:formula="of:=(POWER([.$G$52]-[.$C$52]/100;[.AJ$67])-1)/([.$G$52]-[.$C$52]/100-1)" office:value-type="float" office:value="1" calcext:value-type="float">
            <text:p>1</text:p>
          </table:table-cell>
          <table:table-cell table:formula="of:=(POWER([.$G$52]-[.$C$52]/100;[.AK$67])-1)/([.$G$52]-[.$C$52]/100-1)" office:value-type="float" office:value="1" calcext:value-type="float">
            <text:p>1</text:p>
          </table:table-cell>
          <table:table-cell table:formula="of:=(POWER([.$G$52]-[.$C$52]/100;[.AL$67])-1)/([.$G$52]-[.$C$52]/100-1)" office:value-type="float" office:value="1" calcext:value-type="float">
            <text:p>1</text:p>
          </table:table-cell>
          <table:table-cell table:formula="of:=(POWER([.$G$52]-[.$C$52]/100;[.AM$67])-1)/([.$G$52]-[.$C$52]/100-1)" office:value-type="float" office:value="1" calcext:value-type="float">
            <text:p>1</text:p>
          </table:table-cell>
          <table:table-cell table:formula="of:=(POWER([.$G$52]-[.$C$52]/100;[.AN$67])-1)/([.$G$52]-[.$C$52]/100-1)" office:value-type="float" office:value="1" calcext:value-type="float">
            <text:p>1</text:p>
          </table:table-cell>
          <table:table-cell table:formula="of:=(POWER([.$G$52]-[.$C$52]/100;[.AO$67])-1)/([.$G$52]-[.$C$52]/100-1)" office:value-type="float" office:value="1" calcext:value-type="float">
            <text:p>1</text:p>
          </table:table-cell>
          <table:table-cell table:formula="of:=(POWER([.$G$52]-[.$C$52]/100;[.AP$67])-1)/([.$G$52]-[.$C$52]/100-1)" office:value-type="float" office:value="1" calcext:value-type="float">
            <text:p>1</text:p>
          </table:table-cell>
          <table:table-cell table:formula="of:=(POWER([.$G$52]-[.$C$52]/100;[.AQ$67])-1)/([.$G$52]-[.$C$52]/100-1)" office:value-type="float" office:value="1" calcext:value-type="float">
            <text:p>1</text:p>
          </table:table-cell>
          <table:table-cell table:formula="of:=(POWER([.$G$52]-[.$C$52]/100;[.AR$67])-1)/([.$G$52]-[.$C$52]/100-1)" office:value-type="float" office:value="1" calcext:value-type="float">
            <text:p>1</text:p>
          </table:table-cell>
          <table:table-cell table:formula="of:=(POWER([.$G$52]-[.$C$52]/100;[.AS$67])-1)/([.$G$52]-[.$C$52]/100-1)" office:value-type="float" office:value="1" calcext:value-type="float">
            <text:p>1</text:p>
          </table:table-cell>
          <table:table-cell table:formula="of:=(POWER([.$G$52]-[.$C$52]/100;[.AT$67])-1)/([.$G$52]-[.$C$52]/100-1)" office:value-type="float" office:value="1" calcext:value-type="float">
            <text:p>1</text:p>
          </table:table-cell>
          <table:table-cell table:formula="of:=(POWER([.$G$52]-[.$C$52]/100;[.AU$67])-1)/([.$G$52]-[.$C$52]/100-1)" office:value-type="float" office:value="1" calcext:value-type="float">
            <text:p>1</text:p>
          </table:table-cell>
          <table:table-cell table:formula="of:=(POWER([.$G$52]-[.$C$52]/100;[.AV$67])-1)/([.$G$52]-[.$C$52]/100-1)" office:value-type="float" office:value="1" calcext:value-type="float">
            <text:p>1</text:p>
          </table:table-cell>
          <table:table-cell table:number-columns-repeated="2"/>
          <table:table-cell table:formula="of:=[.$F52]*POWER([.$G52]-[.$C52]/100;[.$H$67])" office:value-type="float" office:value="0" calcext:value-type="float">
            <text:p>0</text:p>
          </table:table-cell>
          <table:table-cell table:formula="of:=[.$F52]*POWER([.$G52]-[.$C52]/100;[.$I$67])" office:value-type="float" office:value="0" calcext:value-type="float">
            <text:p>0</text:p>
          </table:table-cell>
          <table:table-cell table:formula="of:=[.$F52]*POWER([.$G52]-[.$C52]/100;[.$J$67])" office:value-type="float" office:value="0" calcext:value-type="float">
            <text:p>0</text:p>
          </table:table-cell>
          <table:table-cell table:formula="of:=[.$F52]*POWER([.$G52]-[.$C52]/100;[.$K$67])" office:value-type="float" office:value="0" calcext:value-type="float">
            <text:p>0</text:p>
          </table:table-cell>
          <table:table-cell table:formula="of:=[.$F52]*POWER([.$G52]-[.$C52]/100;[.$L$67])" office:value-type="float" office:value="0" calcext:value-type="float">
            <text:p>0</text:p>
          </table:table-cell>
          <table:table-cell table:formula="of:=[.$F52]*POWER([.$G52]-[.$C52]/100;[.$M$67])" office:value-type="float" office:value="0" calcext:value-type="float">
            <text:p>0</text:p>
          </table:table-cell>
          <table:table-cell table:formula="of:=[.$F52]*POWER([.$G52]-[.$C52]/100;[.$N$67])" office:value-type="float" office:value="0" calcext:value-type="float">
            <text:p>0</text:p>
          </table:table-cell>
          <table:table-cell table:formula="of:=[.$F52]*POWER([.$G52]-[.$C52]/100;[.$O$67])" office:value-type="float" office:value="0" calcext:value-type="float">
            <text:p>0</text:p>
          </table:table-cell>
          <table:table-cell table:formula="of:=[.$F52]*POWER([.$G52]-[.$C52]/100;[.$P$67])" office:value-type="float" office:value="0" calcext:value-type="float">
            <text:p>0</text:p>
          </table:table-cell>
          <table:table-cell table:formula="of:=[.$F52]*POWER([.$G52]-[.$C52]/100;[.$Q$67])" office:value-type="float" office:value="0" calcext:value-type="float">
            <text:p>0</text:p>
          </table:table-cell>
          <table:table-cell table:formula="of:=[.$F52]*POWER([.$G52]-[.$C52]/100;[.$R$67])" office:value-type="float" office:value="0" calcext:value-type="float">
            <text:p>0</text:p>
          </table:table-cell>
          <table:table-cell table:formula="of:=[.$F52]*POWER([.$G52]-[.$C52]/100;[.$S$67])" office:value-type="float" office:value="0" calcext:value-type="float">
            <text:p>0</text:p>
          </table:table-cell>
          <table:table-cell table:formula="of:=[.$F52]*POWER([.$G52]-[.$C52]/100;[.$T$67])" office:value-type="float" office:value="0" calcext:value-type="float">
            <text:p>0</text:p>
          </table:table-cell>
          <table:table-cell table:formula="of:=[.$F52]*POWER([.$G52]-[.$C52]/100;[.$U$67])" office:value-type="float" office:value="0" calcext:value-type="float">
            <text:p>0</text:p>
          </table:table-cell>
          <table:table-cell table:formula="of:=[.$F52]*POWER([.$G52]-[.$C52]/100;[.$V$67])" office:value-type="float" office:value="0" calcext:value-type="float">
            <text:p>0</text:p>
          </table:table-cell>
          <table:table-cell table:formula="of:=[.$F52]*POWER([.$G52]-[.$C52]/100;[.$W$67])" office:value-type="float" office:value="0" calcext:value-type="float">
            <text:p>0</text:p>
          </table:table-cell>
          <table:table-cell table:formula="of:=[.$F52]*POWER([.$G52]-[.$C52]/100;[.$X$67])" office:value-type="float" office:value="0" calcext:value-type="float">
            <text:p>0</text:p>
          </table:table-cell>
          <table:table-cell table:formula="of:=[.$F52]*POWER([.$G52]-[.$C52]/100;[.$Y$67])" office:value-type="float" office:value="0" calcext:value-type="float">
            <text:p>0</text:p>
          </table:table-cell>
          <table:table-cell table:formula="of:=[.$F52]*POWER([.$G52]-[.$C52]/100;[.$Z$67])" office:value-type="float" office:value="0" calcext:value-type="float">
            <text:p>0</text:p>
          </table:table-cell>
          <table:table-cell table:formula="of:=[.$F52]*POWER([.$G52]-[.$C52]/100;[.$AA$67])" office:value-type="float" office:value="0" calcext:value-type="float">
            <text:p>0</text:p>
          </table:table-cell>
          <table:table-cell table:formula="of:=[.$F52]*POWER([.$G52]-[.$C52]/100;[.$AB$67])" office:value-type="float" office:value="0" calcext:value-type="float">
            <text:p>0</text:p>
          </table:table-cell>
          <table:table-cell table:formula="of:=[.$F52]*POWER([.$G52]-[.$C52]/100;[.$AC$67])" office:value-type="float" office:value="0" calcext:value-type="float">
            <text:p>0</text:p>
          </table:table-cell>
          <table:table-cell table:formula="of:=[.$F52]*POWER([.$G52]-[.$C52]/100;[.$AD$67])" office:value-type="float" office:value="0" calcext:value-type="float">
            <text:p>0</text:p>
          </table:table-cell>
          <table:table-cell table:formula="of:=[.$F52]*POWER([.$G52]-[.$C52]/100;[.$AE$67])" office:value-type="float" office:value="0" calcext:value-type="float">
            <text:p>0</text:p>
          </table:table-cell>
          <table:table-cell table:formula="of:=[.$F52]*POWER([.$G52]-[.$C52]/100;[.$AF$67])" office:value-type="float" office:value="0" calcext:value-type="float">
            <text:p>0</text:p>
          </table:table-cell>
          <table:table-cell table:formula="of:=[.$F52]*POWER([.$G52]-[.$C52]/100;[.$AG$67])" office:value-type="float" office:value="0" calcext:value-type="float">
            <text:p>0</text:p>
          </table:table-cell>
          <table:table-cell table:formula="of:=[.$F52]*POWER([.$G52]-[.$C52]/100;[.$AH$67])" office:value-type="float" office:value="0" calcext:value-type="float">
            <text:p>0</text:p>
          </table:table-cell>
          <table:table-cell table:formula="of:=[.$F52]*POWER([.$G52]-[.$C52]/100;[.$AI$67])" office:value-type="float" office:value="0" calcext:value-type="float">
            <text:p>0</text:p>
          </table:table-cell>
          <table:table-cell table:formula="of:=[.$F52]*POWER([.$G52]-[.$C52]/100;[.$AJ$67])" office:value-type="float" office:value="0" calcext:value-type="float">
            <text:p>0</text:p>
          </table:table-cell>
          <table:table-cell table:formula="of:=[.$F52]*POWER([.$G52]-[.$C52]/100;[.$AK$67])" office:value-type="float" office:value="0" calcext:value-type="float">
            <text:p>0</text:p>
          </table:table-cell>
          <table:table-cell table:formula="of:=[.$F52]*POWER([.$G52]-[.$C52]/100;[.$AL$67])" office:value-type="float" office:value="0" calcext:value-type="float">
            <text:p>0</text:p>
          </table:table-cell>
          <table:table-cell table:formula="of:=[.$F52]*POWER([.$G52]-[.$C52]/100;[.$AM$67])" office:value-type="float" office:value="0" calcext:value-type="float">
            <text:p>0</text:p>
          </table:table-cell>
          <table:table-cell table:formula="of:=[.$F52]*POWER([.$G52]-[.$C52]/100;[.$AN$67])" office:value-type="float" office:value="0" calcext:value-type="float">
            <text:p>0</text:p>
          </table:table-cell>
          <table:table-cell table:formula="of:=[.$F52]*POWER([.$G52]-[.$C52]/100;[.$AO$67])" office:value-type="float" office:value="0" calcext:value-type="float">
            <text:p>0</text:p>
          </table:table-cell>
          <table:table-cell table:formula="of:=[.$F52]*POWER([.$G52]-[.$C52]/100;[.$AP$67])" office:value-type="float" office:value="0" calcext:value-type="float">
            <text:p>0</text:p>
          </table:table-cell>
          <table:table-cell table:formula="of:=[.$F52]*POWER([.$G52]-[.$C52]/100;[.$AQ$67])" office:value-type="float" office:value="0" calcext:value-type="float">
            <text:p>0</text:p>
          </table:table-cell>
          <table:table-cell table:formula="of:=[.$F52]*POWER([.$G52]-[.$C52]/100;[.$AR$67])" office:value-type="float" office:value="0" calcext:value-type="float">
            <text:p>0</text:p>
          </table:table-cell>
          <table:table-cell table:formula="of:=[.$F52]*POWER([.$G52]-[.$C52]/100;[.$AS$67])" office:value-type="float" office:value="0" calcext:value-type="float">
            <text:p>0</text:p>
          </table:table-cell>
          <table:table-cell table:formula="of:=[.$F52]*POWER([.$G52]-[.$C52]/100;[.$AT$67])" office:value-type="float" office:value="0" calcext:value-type="float">
            <text:p>0</text:p>
          </table:table-cell>
          <table:table-cell table:formula="of:=[.$F52]*POWER([.$G52]-[.$C52]/100;[.$AU$67])" office:value-type="float" office:value="0" calcext:value-type="float">
            <text:p>0</text:p>
          </table:table-cell>
          <table:table-cell table:formula="of:=[.$F52]*POWER([.$G52]-[.$C5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3]-[.$C$53]/100;[.H$67])-1)/([.$G$53]-[.$C$53]/100-1)" office:value-type="float" office:value="-0" calcext:value-type="float">
            <text:p>0</text:p>
          </table:table-cell>
          <table:table-cell table:formula="of:=(POWER([.$G$53]-[.$C$53]/100;[.I$67])-1)/([.$G$53]-[.$C$53]/100-1)" office:value-type="float" office:value="1" calcext:value-type="float">
            <text:p>1</text:p>
          </table:table-cell>
          <table:table-cell table:formula="of:=(POWER([.$G$53]-[.$C$53]/100;[.J$67])-1)/([.$G$53]-[.$C$53]/100-1)" office:value-type="float" office:value="1" calcext:value-type="float">
            <text:p>1</text:p>
          </table:table-cell>
          <table:table-cell table:formula="of:=(POWER([.$G$53]-[.$C$53]/100;[.K$67])-1)/([.$G$53]-[.$C$53]/100-1)" office:value-type="float" office:value="1" calcext:value-type="float">
            <text:p>1</text:p>
          </table:table-cell>
          <table:table-cell table:formula="of:=(POWER([.$G$53]-[.$C$53]/100;[.L$67])-1)/([.$G$53]-[.$C$53]/100-1)" office:value-type="float" office:value="1" calcext:value-type="float">
            <text:p>1</text:p>
          </table:table-cell>
          <table:table-cell table:formula="of:=(POWER([.$G$53]-[.$C$53]/100;[.M$67])-1)/([.$G$53]-[.$C$53]/100-1)" office:value-type="float" office:value="1" calcext:value-type="float">
            <text:p>1</text:p>
          </table:table-cell>
          <table:table-cell table:formula="of:=(POWER([.$G$53]-[.$C$53]/100;[.N$67])-1)/([.$G$53]-[.$C$53]/100-1)" office:value-type="float" office:value="1" calcext:value-type="float">
            <text:p>1</text:p>
          </table:table-cell>
          <table:table-cell table:formula="of:=(POWER([.$G$53]-[.$C$53]/100;[.O$67])-1)/([.$G$53]-[.$C$53]/100-1)" office:value-type="float" office:value="1" calcext:value-type="float">
            <text:p>1</text:p>
          </table:table-cell>
          <table:table-cell table:formula="of:=(POWER([.$G$53]-[.$C$53]/100;[.P$67])-1)/([.$G$53]-[.$C$53]/100-1)" office:value-type="float" office:value="1" calcext:value-type="float">
            <text:p>1</text:p>
          </table:table-cell>
          <table:table-cell table:formula="of:=(POWER([.$G$53]-[.$C$53]/100;[.Q$67])-1)/([.$G$53]-[.$C$53]/100-1)" office:value-type="float" office:value="1" calcext:value-type="float">
            <text:p>1</text:p>
          </table:table-cell>
          <table:table-cell table:formula="of:=(POWER([.$G$53]-[.$C$53]/100;[.R$67])-1)/([.$G$53]-[.$C$53]/100-1)" office:value-type="float" office:value="1" calcext:value-type="float">
            <text:p>1</text:p>
          </table:table-cell>
          <table:table-cell table:formula="of:=(POWER([.$G$53]-[.$C$53]/100;[.S$67])-1)/([.$G$53]-[.$C$53]/100-1)" office:value-type="float" office:value="1" calcext:value-type="float">
            <text:p>1</text:p>
          </table:table-cell>
          <table:table-cell table:formula="of:=(POWER([.$G$53]-[.$C$53]/100;[.T$67])-1)/([.$G$53]-[.$C$53]/100-1)" office:value-type="float" office:value="1" calcext:value-type="float">
            <text:p>1</text:p>
          </table:table-cell>
          <table:table-cell table:formula="of:=(POWER([.$G$53]-[.$C$53]/100;[.U$67])-1)/([.$G$53]-[.$C$53]/100-1)" office:value-type="float" office:value="1" calcext:value-type="float">
            <text:p>1</text:p>
          </table:table-cell>
          <table:table-cell table:formula="of:=(POWER([.$G$53]-[.$C$53]/100;[.V$67])-1)/([.$G$53]-[.$C$53]/100-1)" office:value-type="float" office:value="1" calcext:value-type="float">
            <text:p>1</text:p>
          </table:table-cell>
          <table:table-cell table:formula="of:=(POWER([.$G$53]-[.$C$53]/100;[.W$67])-1)/([.$G$53]-[.$C$53]/100-1)" office:value-type="float" office:value="1" calcext:value-type="float">
            <text:p>1</text:p>
          </table:table-cell>
          <table:table-cell table:formula="of:=(POWER([.$G$53]-[.$C$53]/100;[.X$67])-1)/([.$G$53]-[.$C$53]/100-1)" office:value-type="float" office:value="1" calcext:value-type="float">
            <text:p>1</text:p>
          </table:table-cell>
          <table:table-cell table:formula="of:=(POWER([.$G$53]-[.$C$53]/100;[.Y$67])-1)/([.$G$53]-[.$C$53]/100-1)" office:value-type="float" office:value="1" calcext:value-type="float">
            <text:p>1</text:p>
          </table:table-cell>
          <table:table-cell table:formula="of:=(POWER([.$G$53]-[.$C$53]/100;[.Z$67])-1)/([.$G$53]-[.$C$53]/100-1)" office:value-type="float" office:value="1" calcext:value-type="float">
            <text:p>1</text:p>
          </table:table-cell>
          <table:table-cell table:formula="of:=(POWER([.$G$53]-[.$C$53]/100;[.AA$67])-1)/([.$G$53]-[.$C$53]/100-1)" office:value-type="float" office:value="1" calcext:value-type="float">
            <text:p>1</text:p>
          </table:table-cell>
          <table:table-cell table:formula="of:=(POWER([.$G$53]-[.$C$53]/100;[.AB$67])-1)/([.$G$53]-[.$C$53]/100-1)" office:value-type="float" office:value="1" calcext:value-type="float">
            <text:p>1</text:p>
          </table:table-cell>
          <table:table-cell table:formula="of:=(POWER([.$G$53]-[.$C$53]/100;[.AC$67])-1)/([.$G$53]-[.$C$53]/100-1)" office:value-type="float" office:value="1" calcext:value-type="float">
            <text:p>1</text:p>
          </table:table-cell>
          <table:table-cell table:formula="of:=(POWER([.$G$53]-[.$C$53]/100;[.AD$67])-1)/([.$G$53]-[.$C$53]/100-1)" office:value-type="float" office:value="1" calcext:value-type="float">
            <text:p>1</text:p>
          </table:table-cell>
          <table:table-cell table:formula="of:=(POWER([.$G$53]-[.$C$53]/100;[.AE$67])-1)/([.$G$53]-[.$C$53]/100-1)" office:value-type="float" office:value="1" calcext:value-type="float">
            <text:p>1</text:p>
          </table:table-cell>
          <table:table-cell table:formula="of:=(POWER([.$G$53]-[.$C$53]/100;[.AF$67])-1)/([.$G$53]-[.$C$53]/100-1)" office:value-type="float" office:value="1" calcext:value-type="float">
            <text:p>1</text:p>
          </table:table-cell>
          <table:table-cell table:formula="of:=(POWER([.$G$53]-[.$C$53]/100;[.AG$67])-1)/([.$G$53]-[.$C$53]/100-1)" office:value-type="float" office:value="1" calcext:value-type="float">
            <text:p>1</text:p>
          </table:table-cell>
          <table:table-cell table:formula="of:=(POWER([.$G$53]-[.$C$53]/100;[.AH$67])-1)/([.$G$53]-[.$C$53]/100-1)" office:value-type="float" office:value="1" calcext:value-type="float">
            <text:p>1</text:p>
          </table:table-cell>
          <table:table-cell table:formula="of:=(POWER([.$G$53]-[.$C$53]/100;[.AI$67])-1)/([.$G$53]-[.$C$53]/100-1)" office:value-type="float" office:value="1" calcext:value-type="float">
            <text:p>1</text:p>
          </table:table-cell>
          <table:table-cell table:formula="of:=(POWER([.$G$53]-[.$C$53]/100;[.AJ$67])-1)/([.$G$53]-[.$C$53]/100-1)" office:value-type="float" office:value="1" calcext:value-type="float">
            <text:p>1</text:p>
          </table:table-cell>
          <table:table-cell table:formula="of:=(POWER([.$G$53]-[.$C$53]/100;[.AK$67])-1)/([.$G$53]-[.$C$53]/100-1)" office:value-type="float" office:value="1" calcext:value-type="float">
            <text:p>1</text:p>
          </table:table-cell>
          <table:table-cell table:formula="of:=(POWER([.$G$53]-[.$C$53]/100;[.AL$67])-1)/([.$G$53]-[.$C$53]/100-1)" office:value-type="float" office:value="1" calcext:value-type="float">
            <text:p>1</text:p>
          </table:table-cell>
          <table:table-cell table:formula="of:=(POWER([.$G$53]-[.$C$53]/100;[.AM$67])-1)/([.$G$53]-[.$C$53]/100-1)" office:value-type="float" office:value="1" calcext:value-type="float">
            <text:p>1</text:p>
          </table:table-cell>
          <table:table-cell table:formula="of:=(POWER([.$G$53]-[.$C$53]/100;[.AN$67])-1)/([.$G$53]-[.$C$53]/100-1)" office:value-type="float" office:value="1" calcext:value-type="float">
            <text:p>1</text:p>
          </table:table-cell>
          <table:table-cell table:formula="of:=(POWER([.$G$53]-[.$C$53]/100;[.AO$67])-1)/([.$G$53]-[.$C$53]/100-1)" office:value-type="float" office:value="1" calcext:value-type="float">
            <text:p>1</text:p>
          </table:table-cell>
          <table:table-cell table:formula="of:=(POWER([.$G$53]-[.$C$53]/100;[.AP$67])-1)/([.$G$53]-[.$C$53]/100-1)" office:value-type="float" office:value="1" calcext:value-type="float">
            <text:p>1</text:p>
          </table:table-cell>
          <table:table-cell table:formula="of:=(POWER([.$G$53]-[.$C$53]/100;[.AQ$67])-1)/([.$G$53]-[.$C$53]/100-1)" office:value-type="float" office:value="1" calcext:value-type="float">
            <text:p>1</text:p>
          </table:table-cell>
          <table:table-cell table:formula="of:=(POWER([.$G$53]-[.$C$53]/100;[.AR$67])-1)/([.$G$53]-[.$C$53]/100-1)" office:value-type="float" office:value="1" calcext:value-type="float">
            <text:p>1</text:p>
          </table:table-cell>
          <table:table-cell table:formula="of:=(POWER([.$G$53]-[.$C$53]/100;[.AS$67])-1)/([.$G$53]-[.$C$53]/100-1)" office:value-type="float" office:value="1" calcext:value-type="float">
            <text:p>1</text:p>
          </table:table-cell>
          <table:table-cell table:formula="of:=(POWER([.$G$53]-[.$C$53]/100;[.AT$67])-1)/([.$G$53]-[.$C$53]/100-1)" office:value-type="float" office:value="1" calcext:value-type="float">
            <text:p>1</text:p>
          </table:table-cell>
          <table:table-cell table:formula="of:=(POWER([.$G$53]-[.$C$53]/100;[.AU$67])-1)/([.$G$53]-[.$C$53]/100-1)" office:value-type="float" office:value="1" calcext:value-type="float">
            <text:p>1</text:p>
          </table:table-cell>
          <table:table-cell table:formula="of:=(POWER([.$G$53]-[.$C$53]/100;[.AV$67])-1)/([.$G$53]-[.$C$53]/100-1)" office:value-type="float" office:value="1" calcext:value-type="float">
            <text:p>1</text:p>
          </table:table-cell>
          <table:table-cell table:number-columns-repeated="2"/>
          <table:table-cell table:formula="of:=[.$F53]*POWER([.$G53]-[.$C53]/100;[.$H$67])" office:value-type="float" office:value="0" calcext:value-type="float">
            <text:p>0</text:p>
          </table:table-cell>
          <table:table-cell table:formula="of:=[.$F53]*POWER([.$G53]-[.$C53]/100;[.$I$67])" office:value-type="float" office:value="0" calcext:value-type="float">
            <text:p>0</text:p>
          </table:table-cell>
          <table:table-cell table:formula="of:=[.$F53]*POWER([.$G53]-[.$C53]/100;[.$J$67])" office:value-type="float" office:value="0" calcext:value-type="float">
            <text:p>0</text:p>
          </table:table-cell>
          <table:table-cell table:formula="of:=[.$F53]*POWER([.$G53]-[.$C53]/100;[.$K$67])" office:value-type="float" office:value="0" calcext:value-type="float">
            <text:p>0</text:p>
          </table:table-cell>
          <table:table-cell table:formula="of:=[.$F53]*POWER([.$G53]-[.$C53]/100;[.$L$67])" office:value-type="float" office:value="0" calcext:value-type="float">
            <text:p>0</text:p>
          </table:table-cell>
          <table:table-cell table:formula="of:=[.$F53]*POWER([.$G53]-[.$C53]/100;[.$M$67])" office:value-type="float" office:value="0" calcext:value-type="float">
            <text:p>0</text:p>
          </table:table-cell>
          <table:table-cell table:formula="of:=[.$F53]*POWER([.$G53]-[.$C53]/100;[.$N$67])" office:value-type="float" office:value="0" calcext:value-type="float">
            <text:p>0</text:p>
          </table:table-cell>
          <table:table-cell table:formula="of:=[.$F53]*POWER([.$G53]-[.$C53]/100;[.$O$67])" office:value-type="float" office:value="0" calcext:value-type="float">
            <text:p>0</text:p>
          </table:table-cell>
          <table:table-cell table:formula="of:=[.$F53]*POWER([.$G53]-[.$C53]/100;[.$P$67])" office:value-type="float" office:value="0" calcext:value-type="float">
            <text:p>0</text:p>
          </table:table-cell>
          <table:table-cell table:formula="of:=[.$F53]*POWER([.$G53]-[.$C53]/100;[.$Q$67])" office:value-type="float" office:value="0" calcext:value-type="float">
            <text:p>0</text:p>
          </table:table-cell>
          <table:table-cell table:formula="of:=[.$F53]*POWER([.$G53]-[.$C53]/100;[.$R$67])" office:value-type="float" office:value="0" calcext:value-type="float">
            <text:p>0</text:p>
          </table:table-cell>
          <table:table-cell table:formula="of:=[.$F53]*POWER([.$G53]-[.$C53]/100;[.$S$67])" office:value-type="float" office:value="0" calcext:value-type="float">
            <text:p>0</text:p>
          </table:table-cell>
          <table:table-cell table:formula="of:=[.$F53]*POWER([.$G53]-[.$C53]/100;[.$T$67])" office:value-type="float" office:value="0" calcext:value-type="float">
            <text:p>0</text:p>
          </table:table-cell>
          <table:table-cell table:formula="of:=[.$F53]*POWER([.$G53]-[.$C53]/100;[.$U$67])" office:value-type="float" office:value="0" calcext:value-type="float">
            <text:p>0</text:p>
          </table:table-cell>
          <table:table-cell table:formula="of:=[.$F53]*POWER([.$G53]-[.$C53]/100;[.$V$67])" office:value-type="float" office:value="0" calcext:value-type="float">
            <text:p>0</text:p>
          </table:table-cell>
          <table:table-cell table:formula="of:=[.$F53]*POWER([.$G53]-[.$C53]/100;[.$W$67])" office:value-type="float" office:value="0" calcext:value-type="float">
            <text:p>0</text:p>
          </table:table-cell>
          <table:table-cell table:formula="of:=[.$F53]*POWER([.$G53]-[.$C53]/100;[.$X$67])" office:value-type="float" office:value="0" calcext:value-type="float">
            <text:p>0</text:p>
          </table:table-cell>
          <table:table-cell table:formula="of:=[.$F53]*POWER([.$G53]-[.$C53]/100;[.$Y$67])" office:value-type="float" office:value="0" calcext:value-type="float">
            <text:p>0</text:p>
          </table:table-cell>
          <table:table-cell table:formula="of:=[.$F53]*POWER([.$G53]-[.$C53]/100;[.$Z$67])" office:value-type="float" office:value="0" calcext:value-type="float">
            <text:p>0</text:p>
          </table:table-cell>
          <table:table-cell table:formula="of:=[.$F53]*POWER([.$G53]-[.$C53]/100;[.$AA$67])" office:value-type="float" office:value="0" calcext:value-type="float">
            <text:p>0</text:p>
          </table:table-cell>
          <table:table-cell table:formula="of:=[.$F53]*POWER([.$G53]-[.$C53]/100;[.$AB$67])" office:value-type="float" office:value="0" calcext:value-type="float">
            <text:p>0</text:p>
          </table:table-cell>
          <table:table-cell table:formula="of:=[.$F53]*POWER([.$G53]-[.$C53]/100;[.$AC$67])" office:value-type="float" office:value="0" calcext:value-type="float">
            <text:p>0</text:p>
          </table:table-cell>
          <table:table-cell table:formula="of:=[.$F53]*POWER([.$G53]-[.$C53]/100;[.$AD$67])" office:value-type="float" office:value="0" calcext:value-type="float">
            <text:p>0</text:p>
          </table:table-cell>
          <table:table-cell table:formula="of:=[.$F53]*POWER([.$G53]-[.$C53]/100;[.$AE$67])" office:value-type="float" office:value="0" calcext:value-type="float">
            <text:p>0</text:p>
          </table:table-cell>
          <table:table-cell table:formula="of:=[.$F53]*POWER([.$G53]-[.$C53]/100;[.$AF$67])" office:value-type="float" office:value="0" calcext:value-type="float">
            <text:p>0</text:p>
          </table:table-cell>
          <table:table-cell table:formula="of:=[.$F53]*POWER([.$G53]-[.$C53]/100;[.$AG$67])" office:value-type="float" office:value="0" calcext:value-type="float">
            <text:p>0</text:p>
          </table:table-cell>
          <table:table-cell table:formula="of:=[.$F53]*POWER([.$G53]-[.$C53]/100;[.$AH$67])" office:value-type="float" office:value="0" calcext:value-type="float">
            <text:p>0</text:p>
          </table:table-cell>
          <table:table-cell table:formula="of:=[.$F53]*POWER([.$G53]-[.$C53]/100;[.$AI$67])" office:value-type="float" office:value="0" calcext:value-type="float">
            <text:p>0</text:p>
          </table:table-cell>
          <table:table-cell table:formula="of:=[.$F53]*POWER([.$G53]-[.$C53]/100;[.$AJ$67])" office:value-type="float" office:value="0" calcext:value-type="float">
            <text:p>0</text:p>
          </table:table-cell>
          <table:table-cell table:formula="of:=[.$F53]*POWER([.$G53]-[.$C53]/100;[.$AK$67])" office:value-type="float" office:value="0" calcext:value-type="float">
            <text:p>0</text:p>
          </table:table-cell>
          <table:table-cell table:formula="of:=[.$F53]*POWER([.$G53]-[.$C53]/100;[.$AL$67])" office:value-type="float" office:value="0" calcext:value-type="float">
            <text:p>0</text:p>
          </table:table-cell>
          <table:table-cell table:formula="of:=[.$F53]*POWER([.$G53]-[.$C53]/100;[.$AM$67])" office:value-type="float" office:value="0" calcext:value-type="float">
            <text:p>0</text:p>
          </table:table-cell>
          <table:table-cell table:formula="of:=[.$F53]*POWER([.$G53]-[.$C53]/100;[.$AN$67])" office:value-type="float" office:value="0" calcext:value-type="float">
            <text:p>0</text:p>
          </table:table-cell>
          <table:table-cell table:formula="of:=[.$F53]*POWER([.$G53]-[.$C53]/100;[.$AO$67])" office:value-type="float" office:value="0" calcext:value-type="float">
            <text:p>0</text:p>
          </table:table-cell>
          <table:table-cell table:formula="of:=[.$F53]*POWER([.$G53]-[.$C53]/100;[.$AP$67])" office:value-type="float" office:value="0" calcext:value-type="float">
            <text:p>0</text:p>
          </table:table-cell>
          <table:table-cell table:formula="of:=[.$F53]*POWER([.$G53]-[.$C53]/100;[.$AQ$67])" office:value-type="float" office:value="0" calcext:value-type="float">
            <text:p>0</text:p>
          </table:table-cell>
          <table:table-cell table:formula="of:=[.$F53]*POWER([.$G53]-[.$C53]/100;[.$AR$67])" office:value-type="float" office:value="0" calcext:value-type="float">
            <text:p>0</text:p>
          </table:table-cell>
          <table:table-cell table:formula="of:=[.$F53]*POWER([.$G53]-[.$C53]/100;[.$AS$67])" office:value-type="float" office:value="0" calcext:value-type="float">
            <text:p>0</text:p>
          </table:table-cell>
          <table:table-cell table:formula="of:=[.$F53]*POWER([.$G53]-[.$C53]/100;[.$AT$67])" office:value-type="float" office:value="0" calcext:value-type="float">
            <text:p>0</text:p>
          </table:table-cell>
          <table:table-cell table:formula="of:=[.$F53]*POWER([.$G53]-[.$C53]/100;[.$AU$67])" office:value-type="float" office:value="0" calcext:value-type="float">
            <text:p>0</text:p>
          </table:table-cell>
          <table:table-cell table:formula="of:=[.$F53]*POWER([.$G53]-[.$C5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4]-[.$C$54]/100;[.H$67])-1)/([.$G$54]-[.$C$54]/100-1)" office:value-type="float" office:value="-0" calcext:value-type="float">
            <text:p>0</text:p>
          </table:table-cell>
          <table:table-cell table:formula="of:=(POWER([.$G$54]-[.$C$54]/100;[.I$67])-1)/([.$G$54]-[.$C$54]/100-1)" office:value-type="float" office:value="1" calcext:value-type="float">
            <text:p>1</text:p>
          </table:table-cell>
          <table:table-cell table:formula="of:=(POWER([.$G$54]-[.$C$54]/100;[.J$67])-1)/([.$G$54]-[.$C$54]/100-1)" office:value-type="float" office:value="1" calcext:value-type="float">
            <text:p>1</text:p>
          </table:table-cell>
          <table:table-cell table:formula="of:=(POWER([.$G$54]-[.$C$54]/100;[.K$67])-1)/([.$G$54]-[.$C$54]/100-1)" office:value-type="float" office:value="1" calcext:value-type="float">
            <text:p>1</text:p>
          </table:table-cell>
          <table:table-cell table:formula="of:=(POWER([.$G$54]-[.$C$54]/100;[.L$67])-1)/([.$G$54]-[.$C$54]/100-1)" office:value-type="float" office:value="1" calcext:value-type="float">
            <text:p>1</text:p>
          </table:table-cell>
          <table:table-cell table:formula="of:=(POWER([.$G$54]-[.$C$54]/100;[.M$67])-1)/([.$G$54]-[.$C$54]/100-1)" office:value-type="float" office:value="1" calcext:value-type="float">
            <text:p>1</text:p>
          </table:table-cell>
          <table:table-cell table:formula="of:=(POWER([.$G$54]-[.$C$54]/100;[.N$67])-1)/([.$G$54]-[.$C$54]/100-1)" office:value-type="float" office:value="1" calcext:value-type="float">
            <text:p>1</text:p>
          </table:table-cell>
          <table:table-cell table:formula="of:=(POWER([.$G$54]-[.$C$54]/100;[.O$67])-1)/([.$G$54]-[.$C$54]/100-1)" office:value-type="float" office:value="1" calcext:value-type="float">
            <text:p>1</text:p>
          </table:table-cell>
          <table:table-cell table:formula="of:=(POWER([.$G$54]-[.$C$54]/100;[.P$67])-1)/([.$G$54]-[.$C$54]/100-1)" office:value-type="float" office:value="1" calcext:value-type="float">
            <text:p>1</text:p>
          </table:table-cell>
          <table:table-cell table:formula="of:=(POWER([.$G$54]-[.$C$54]/100;[.Q$67])-1)/([.$G$54]-[.$C$54]/100-1)" office:value-type="float" office:value="1" calcext:value-type="float">
            <text:p>1</text:p>
          </table:table-cell>
          <table:table-cell table:formula="of:=(POWER([.$G$54]-[.$C$54]/100;[.R$67])-1)/([.$G$54]-[.$C$54]/100-1)" office:value-type="float" office:value="1" calcext:value-type="float">
            <text:p>1</text:p>
          </table:table-cell>
          <table:table-cell table:formula="of:=(POWER([.$G$54]-[.$C$54]/100;[.S$67])-1)/([.$G$54]-[.$C$54]/100-1)" office:value-type="float" office:value="1" calcext:value-type="float">
            <text:p>1</text:p>
          </table:table-cell>
          <table:table-cell table:formula="of:=(POWER([.$G$54]-[.$C$54]/100;[.T$67])-1)/([.$G$54]-[.$C$54]/100-1)" office:value-type="float" office:value="1" calcext:value-type="float">
            <text:p>1</text:p>
          </table:table-cell>
          <table:table-cell table:formula="of:=(POWER([.$G$54]-[.$C$54]/100;[.U$67])-1)/([.$G$54]-[.$C$54]/100-1)" office:value-type="float" office:value="1" calcext:value-type="float">
            <text:p>1</text:p>
          </table:table-cell>
          <table:table-cell table:formula="of:=(POWER([.$G$54]-[.$C$54]/100;[.V$67])-1)/([.$G$54]-[.$C$54]/100-1)" office:value-type="float" office:value="1" calcext:value-type="float">
            <text:p>1</text:p>
          </table:table-cell>
          <table:table-cell table:formula="of:=(POWER([.$G$54]-[.$C$54]/100;[.W$67])-1)/([.$G$54]-[.$C$54]/100-1)" office:value-type="float" office:value="1" calcext:value-type="float">
            <text:p>1</text:p>
          </table:table-cell>
          <table:table-cell table:formula="of:=(POWER([.$G$54]-[.$C$54]/100;[.X$67])-1)/([.$G$54]-[.$C$54]/100-1)" office:value-type="float" office:value="1" calcext:value-type="float">
            <text:p>1</text:p>
          </table:table-cell>
          <table:table-cell table:formula="of:=(POWER([.$G$54]-[.$C$54]/100;[.Y$67])-1)/([.$G$54]-[.$C$54]/100-1)" office:value-type="float" office:value="1" calcext:value-type="float">
            <text:p>1</text:p>
          </table:table-cell>
          <table:table-cell table:formula="of:=(POWER([.$G$54]-[.$C$54]/100;[.Z$67])-1)/([.$G$54]-[.$C$54]/100-1)" office:value-type="float" office:value="1" calcext:value-type="float">
            <text:p>1</text:p>
          </table:table-cell>
          <table:table-cell table:formula="of:=(POWER([.$G$54]-[.$C$54]/100;[.AA$67])-1)/([.$G$54]-[.$C$54]/100-1)" office:value-type="float" office:value="1" calcext:value-type="float">
            <text:p>1</text:p>
          </table:table-cell>
          <table:table-cell table:formula="of:=(POWER([.$G$54]-[.$C$54]/100;[.AB$67])-1)/([.$G$54]-[.$C$54]/100-1)" office:value-type="float" office:value="1" calcext:value-type="float">
            <text:p>1</text:p>
          </table:table-cell>
          <table:table-cell table:formula="of:=(POWER([.$G$54]-[.$C$54]/100;[.AC$67])-1)/([.$G$54]-[.$C$54]/100-1)" office:value-type="float" office:value="1" calcext:value-type="float">
            <text:p>1</text:p>
          </table:table-cell>
          <table:table-cell table:formula="of:=(POWER([.$G$54]-[.$C$54]/100;[.AD$67])-1)/([.$G$54]-[.$C$54]/100-1)" office:value-type="float" office:value="1" calcext:value-type="float">
            <text:p>1</text:p>
          </table:table-cell>
          <table:table-cell table:formula="of:=(POWER([.$G$54]-[.$C$54]/100;[.AE$67])-1)/([.$G$54]-[.$C$54]/100-1)" office:value-type="float" office:value="1" calcext:value-type="float">
            <text:p>1</text:p>
          </table:table-cell>
          <table:table-cell table:formula="of:=(POWER([.$G$54]-[.$C$54]/100;[.AF$67])-1)/([.$G$54]-[.$C$54]/100-1)" office:value-type="float" office:value="1" calcext:value-type="float">
            <text:p>1</text:p>
          </table:table-cell>
          <table:table-cell table:formula="of:=(POWER([.$G$54]-[.$C$54]/100;[.AG$67])-1)/([.$G$54]-[.$C$54]/100-1)" office:value-type="float" office:value="1" calcext:value-type="float">
            <text:p>1</text:p>
          </table:table-cell>
          <table:table-cell table:formula="of:=(POWER([.$G$54]-[.$C$54]/100;[.AH$67])-1)/([.$G$54]-[.$C$54]/100-1)" office:value-type="float" office:value="1" calcext:value-type="float">
            <text:p>1</text:p>
          </table:table-cell>
          <table:table-cell table:formula="of:=(POWER([.$G$54]-[.$C$54]/100;[.AI$67])-1)/([.$G$54]-[.$C$54]/100-1)" office:value-type="float" office:value="1" calcext:value-type="float">
            <text:p>1</text:p>
          </table:table-cell>
          <table:table-cell table:formula="of:=(POWER([.$G$54]-[.$C$54]/100;[.AJ$67])-1)/([.$G$54]-[.$C$54]/100-1)" office:value-type="float" office:value="1" calcext:value-type="float">
            <text:p>1</text:p>
          </table:table-cell>
          <table:table-cell table:formula="of:=(POWER([.$G$54]-[.$C$54]/100;[.AK$67])-1)/([.$G$54]-[.$C$54]/100-1)" office:value-type="float" office:value="1" calcext:value-type="float">
            <text:p>1</text:p>
          </table:table-cell>
          <table:table-cell table:formula="of:=(POWER([.$G$54]-[.$C$54]/100;[.AL$67])-1)/([.$G$54]-[.$C$54]/100-1)" office:value-type="float" office:value="1" calcext:value-type="float">
            <text:p>1</text:p>
          </table:table-cell>
          <table:table-cell table:formula="of:=(POWER([.$G$54]-[.$C$54]/100;[.AM$67])-1)/([.$G$54]-[.$C$54]/100-1)" office:value-type="float" office:value="1" calcext:value-type="float">
            <text:p>1</text:p>
          </table:table-cell>
          <table:table-cell table:formula="of:=(POWER([.$G$54]-[.$C$54]/100;[.AN$67])-1)/([.$G$54]-[.$C$54]/100-1)" office:value-type="float" office:value="1" calcext:value-type="float">
            <text:p>1</text:p>
          </table:table-cell>
          <table:table-cell table:formula="of:=(POWER([.$G$54]-[.$C$54]/100;[.AO$67])-1)/([.$G$54]-[.$C$54]/100-1)" office:value-type="float" office:value="1" calcext:value-type="float">
            <text:p>1</text:p>
          </table:table-cell>
          <table:table-cell table:formula="of:=(POWER([.$G$54]-[.$C$54]/100;[.AP$67])-1)/([.$G$54]-[.$C$54]/100-1)" office:value-type="float" office:value="1" calcext:value-type="float">
            <text:p>1</text:p>
          </table:table-cell>
          <table:table-cell table:formula="of:=(POWER([.$G$54]-[.$C$54]/100;[.AQ$67])-1)/([.$G$54]-[.$C$54]/100-1)" office:value-type="float" office:value="1" calcext:value-type="float">
            <text:p>1</text:p>
          </table:table-cell>
          <table:table-cell table:formula="of:=(POWER([.$G$54]-[.$C$54]/100;[.AR$67])-1)/([.$G$54]-[.$C$54]/100-1)" office:value-type="float" office:value="1" calcext:value-type="float">
            <text:p>1</text:p>
          </table:table-cell>
          <table:table-cell table:formula="of:=(POWER([.$G$54]-[.$C$54]/100;[.AS$67])-1)/([.$G$54]-[.$C$54]/100-1)" office:value-type="float" office:value="1" calcext:value-type="float">
            <text:p>1</text:p>
          </table:table-cell>
          <table:table-cell table:formula="of:=(POWER([.$G$54]-[.$C$54]/100;[.AT$67])-1)/([.$G$54]-[.$C$54]/100-1)" office:value-type="float" office:value="1" calcext:value-type="float">
            <text:p>1</text:p>
          </table:table-cell>
          <table:table-cell table:formula="of:=(POWER([.$G$54]-[.$C$54]/100;[.AU$67])-1)/([.$G$54]-[.$C$54]/100-1)" office:value-type="float" office:value="1" calcext:value-type="float">
            <text:p>1</text:p>
          </table:table-cell>
          <table:table-cell table:formula="of:=(POWER([.$G$54]-[.$C$54]/100;[.AV$67])-1)/([.$G$54]-[.$C$54]/100-1)" office:value-type="float" office:value="1" calcext:value-type="float">
            <text:p>1</text:p>
          </table:table-cell>
          <table:table-cell table:number-columns-repeated="2"/>
          <table:table-cell table:formula="of:=[.$F54]*POWER([.$G54]-[.$C54]/100;[.$H$67])" office:value-type="float" office:value="0" calcext:value-type="float">
            <text:p>0</text:p>
          </table:table-cell>
          <table:table-cell table:formula="of:=[.$F54]*POWER([.$G54]-[.$C54]/100;[.$I$67])" office:value-type="float" office:value="0" calcext:value-type="float">
            <text:p>0</text:p>
          </table:table-cell>
          <table:table-cell table:formula="of:=[.$F54]*POWER([.$G54]-[.$C54]/100;[.$J$67])" office:value-type="float" office:value="0" calcext:value-type="float">
            <text:p>0</text:p>
          </table:table-cell>
          <table:table-cell table:formula="of:=[.$F54]*POWER([.$G54]-[.$C54]/100;[.$K$67])" office:value-type="float" office:value="0" calcext:value-type="float">
            <text:p>0</text:p>
          </table:table-cell>
          <table:table-cell table:formula="of:=[.$F54]*POWER([.$G54]-[.$C54]/100;[.$L$67])" office:value-type="float" office:value="0" calcext:value-type="float">
            <text:p>0</text:p>
          </table:table-cell>
          <table:table-cell table:formula="of:=[.$F54]*POWER([.$G54]-[.$C54]/100;[.$M$67])" office:value-type="float" office:value="0" calcext:value-type="float">
            <text:p>0</text:p>
          </table:table-cell>
          <table:table-cell table:formula="of:=[.$F54]*POWER([.$G54]-[.$C54]/100;[.$N$67])" office:value-type="float" office:value="0" calcext:value-type="float">
            <text:p>0</text:p>
          </table:table-cell>
          <table:table-cell table:formula="of:=[.$F54]*POWER([.$G54]-[.$C54]/100;[.$O$67])" office:value-type="float" office:value="0" calcext:value-type="float">
            <text:p>0</text:p>
          </table:table-cell>
          <table:table-cell table:formula="of:=[.$F54]*POWER([.$G54]-[.$C54]/100;[.$P$67])" office:value-type="float" office:value="0" calcext:value-type="float">
            <text:p>0</text:p>
          </table:table-cell>
          <table:table-cell table:formula="of:=[.$F54]*POWER([.$G54]-[.$C54]/100;[.$Q$67])" office:value-type="float" office:value="0" calcext:value-type="float">
            <text:p>0</text:p>
          </table:table-cell>
          <table:table-cell table:formula="of:=[.$F54]*POWER([.$G54]-[.$C54]/100;[.$R$67])" office:value-type="float" office:value="0" calcext:value-type="float">
            <text:p>0</text:p>
          </table:table-cell>
          <table:table-cell table:formula="of:=[.$F54]*POWER([.$G54]-[.$C54]/100;[.$S$67])" office:value-type="float" office:value="0" calcext:value-type="float">
            <text:p>0</text:p>
          </table:table-cell>
          <table:table-cell table:formula="of:=[.$F54]*POWER([.$G54]-[.$C54]/100;[.$T$67])" office:value-type="float" office:value="0" calcext:value-type="float">
            <text:p>0</text:p>
          </table:table-cell>
          <table:table-cell table:formula="of:=[.$F54]*POWER([.$G54]-[.$C54]/100;[.$U$67])" office:value-type="float" office:value="0" calcext:value-type="float">
            <text:p>0</text:p>
          </table:table-cell>
          <table:table-cell table:formula="of:=[.$F54]*POWER([.$G54]-[.$C54]/100;[.$V$67])" office:value-type="float" office:value="0" calcext:value-type="float">
            <text:p>0</text:p>
          </table:table-cell>
          <table:table-cell table:formula="of:=[.$F54]*POWER([.$G54]-[.$C54]/100;[.$W$67])" office:value-type="float" office:value="0" calcext:value-type="float">
            <text:p>0</text:p>
          </table:table-cell>
          <table:table-cell table:formula="of:=[.$F54]*POWER([.$G54]-[.$C54]/100;[.$X$67])" office:value-type="float" office:value="0" calcext:value-type="float">
            <text:p>0</text:p>
          </table:table-cell>
          <table:table-cell table:formula="of:=[.$F54]*POWER([.$G54]-[.$C54]/100;[.$Y$67])" office:value-type="float" office:value="0" calcext:value-type="float">
            <text:p>0</text:p>
          </table:table-cell>
          <table:table-cell table:formula="of:=[.$F54]*POWER([.$G54]-[.$C54]/100;[.$Z$67])" office:value-type="float" office:value="0" calcext:value-type="float">
            <text:p>0</text:p>
          </table:table-cell>
          <table:table-cell table:formula="of:=[.$F54]*POWER([.$G54]-[.$C54]/100;[.$AA$67])" office:value-type="float" office:value="0" calcext:value-type="float">
            <text:p>0</text:p>
          </table:table-cell>
          <table:table-cell table:formula="of:=[.$F54]*POWER([.$G54]-[.$C54]/100;[.$AB$67])" office:value-type="float" office:value="0" calcext:value-type="float">
            <text:p>0</text:p>
          </table:table-cell>
          <table:table-cell table:formula="of:=[.$F54]*POWER([.$G54]-[.$C54]/100;[.$AC$67])" office:value-type="float" office:value="0" calcext:value-type="float">
            <text:p>0</text:p>
          </table:table-cell>
          <table:table-cell table:formula="of:=[.$F54]*POWER([.$G54]-[.$C54]/100;[.$AD$67])" office:value-type="float" office:value="0" calcext:value-type="float">
            <text:p>0</text:p>
          </table:table-cell>
          <table:table-cell table:formula="of:=[.$F54]*POWER([.$G54]-[.$C54]/100;[.$AE$67])" office:value-type="float" office:value="0" calcext:value-type="float">
            <text:p>0</text:p>
          </table:table-cell>
          <table:table-cell table:formula="of:=[.$F54]*POWER([.$G54]-[.$C54]/100;[.$AF$67])" office:value-type="float" office:value="0" calcext:value-type="float">
            <text:p>0</text:p>
          </table:table-cell>
          <table:table-cell table:formula="of:=[.$F54]*POWER([.$G54]-[.$C54]/100;[.$AG$67])" office:value-type="float" office:value="0" calcext:value-type="float">
            <text:p>0</text:p>
          </table:table-cell>
          <table:table-cell table:formula="of:=[.$F54]*POWER([.$G54]-[.$C54]/100;[.$AH$67])" office:value-type="float" office:value="0" calcext:value-type="float">
            <text:p>0</text:p>
          </table:table-cell>
          <table:table-cell table:formula="of:=[.$F54]*POWER([.$G54]-[.$C54]/100;[.$AI$67])" office:value-type="float" office:value="0" calcext:value-type="float">
            <text:p>0</text:p>
          </table:table-cell>
          <table:table-cell table:formula="of:=[.$F54]*POWER([.$G54]-[.$C54]/100;[.$AJ$67])" office:value-type="float" office:value="0" calcext:value-type="float">
            <text:p>0</text:p>
          </table:table-cell>
          <table:table-cell table:formula="of:=[.$F54]*POWER([.$G54]-[.$C54]/100;[.$AK$67])" office:value-type="float" office:value="0" calcext:value-type="float">
            <text:p>0</text:p>
          </table:table-cell>
          <table:table-cell table:formula="of:=[.$F54]*POWER([.$G54]-[.$C54]/100;[.$AL$67])" office:value-type="float" office:value="0" calcext:value-type="float">
            <text:p>0</text:p>
          </table:table-cell>
          <table:table-cell table:formula="of:=[.$F54]*POWER([.$G54]-[.$C54]/100;[.$AM$67])" office:value-type="float" office:value="0" calcext:value-type="float">
            <text:p>0</text:p>
          </table:table-cell>
          <table:table-cell table:formula="of:=[.$F54]*POWER([.$G54]-[.$C54]/100;[.$AN$67])" office:value-type="float" office:value="0" calcext:value-type="float">
            <text:p>0</text:p>
          </table:table-cell>
          <table:table-cell table:formula="of:=[.$F54]*POWER([.$G54]-[.$C54]/100;[.$AO$67])" office:value-type="float" office:value="0" calcext:value-type="float">
            <text:p>0</text:p>
          </table:table-cell>
          <table:table-cell table:formula="of:=[.$F54]*POWER([.$G54]-[.$C54]/100;[.$AP$67])" office:value-type="float" office:value="0" calcext:value-type="float">
            <text:p>0</text:p>
          </table:table-cell>
          <table:table-cell table:formula="of:=[.$F54]*POWER([.$G54]-[.$C54]/100;[.$AQ$67])" office:value-type="float" office:value="0" calcext:value-type="float">
            <text:p>0</text:p>
          </table:table-cell>
          <table:table-cell table:formula="of:=[.$F54]*POWER([.$G54]-[.$C54]/100;[.$AR$67])" office:value-type="float" office:value="0" calcext:value-type="float">
            <text:p>0</text:p>
          </table:table-cell>
          <table:table-cell table:formula="of:=[.$F54]*POWER([.$G54]-[.$C54]/100;[.$AS$67])" office:value-type="float" office:value="0" calcext:value-type="float">
            <text:p>0</text:p>
          </table:table-cell>
          <table:table-cell table:formula="of:=[.$F54]*POWER([.$G54]-[.$C54]/100;[.$AT$67])" office:value-type="float" office:value="0" calcext:value-type="float">
            <text:p>0</text:p>
          </table:table-cell>
          <table:table-cell table:formula="of:=[.$F54]*POWER([.$G54]-[.$C54]/100;[.$AU$67])" office:value-type="float" office:value="0" calcext:value-type="float">
            <text:p>0</text:p>
          </table:table-cell>
          <table:table-cell table:formula="of:=[.$F54]*POWER([.$G54]-[.$C5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5]-[.$C$55]/100;[.H$67])-1)/([.$G$55]-[.$C$55]/100-1)" office:value-type="float" office:value="-0" calcext:value-type="float">
            <text:p>0</text:p>
          </table:table-cell>
          <table:table-cell table:formula="of:=(POWER([.$G$55]-[.$C$55]/100;[.I$67])-1)/([.$G$55]-[.$C$55]/100-1)" office:value-type="float" office:value="1" calcext:value-type="float">
            <text:p>1</text:p>
          </table:table-cell>
          <table:table-cell table:formula="of:=(POWER([.$G$55]-[.$C$55]/100;[.J$67])-1)/([.$G$55]-[.$C$55]/100-1)" office:value-type="float" office:value="1" calcext:value-type="float">
            <text:p>1</text:p>
          </table:table-cell>
          <table:table-cell table:formula="of:=(POWER([.$G$55]-[.$C$55]/100;[.K$67])-1)/([.$G$55]-[.$C$55]/100-1)" office:value-type="float" office:value="1" calcext:value-type="float">
            <text:p>1</text:p>
          </table:table-cell>
          <table:table-cell table:formula="of:=(POWER([.$G$55]-[.$C$55]/100;[.L$67])-1)/([.$G$55]-[.$C$55]/100-1)" office:value-type="float" office:value="1" calcext:value-type="float">
            <text:p>1</text:p>
          </table:table-cell>
          <table:table-cell table:formula="of:=(POWER([.$G$55]-[.$C$55]/100;[.M$67])-1)/([.$G$55]-[.$C$55]/100-1)" office:value-type="float" office:value="1" calcext:value-type="float">
            <text:p>1</text:p>
          </table:table-cell>
          <table:table-cell table:formula="of:=(POWER([.$G$55]-[.$C$55]/100;[.N$67])-1)/([.$G$55]-[.$C$55]/100-1)" office:value-type="float" office:value="1" calcext:value-type="float">
            <text:p>1</text:p>
          </table:table-cell>
          <table:table-cell table:formula="of:=(POWER([.$G$55]-[.$C$55]/100;[.O$67])-1)/([.$G$55]-[.$C$55]/100-1)" office:value-type="float" office:value="1" calcext:value-type="float">
            <text:p>1</text:p>
          </table:table-cell>
          <table:table-cell table:formula="of:=(POWER([.$G$55]-[.$C$55]/100;[.P$67])-1)/([.$G$55]-[.$C$55]/100-1)" office:value-type="float" office:value="1" calcext:value-type="float">
            <text:p>1</text:p>
          </table:table-cell>
          <table:table-cell table:formula="of:=(POWER([.$G$55]-[.$C$55]/100;[.Q$67])-1)/([.$G$55]-[.$C$55]/100-1)" office:value-type="float" office:value="1" calcext:value-type="float">
            <text:p>1</text:p>
          </table:table-cell>
          <table:table-cell table:formula="of:=(POWER([.$G$55]-[.$C$55]/100;[.R$67])-1)/([.$G$55]-[.$C$55]/100-1)" office:value-type="float" office:value="1" calcext:value-type="float">
            <text:p>1</text:p>
          </table:table-cell>
          <table:table-cell table:formula="of:=(POWER([.$G$55]-[.$C$55]/100;[.S$67])-1)/([.$G$55]-[.$C$55]/100-1)" office:value-type="float" office:value="1" calcext:value-type="float">
            <text:p>1</text:p>
          </table:table-cell>
          <table:table-cell table:formula="of:=(POWER([.$G$55]-[.$C$55]/100;[.T$67])-1)/([.$G$55]-[.$C$55]/100-1)" office:value-type="float" office:value="1" calcext:value-type="float">
            <text:p>1</text:p>
          </table:table-cell>
          <table:table-cell table:formula="of:=(POWER([.$G$55]-[.$C$55]/100;[.U$67])-1)/([.$G$55]-[.$C$55]/100-1)" office:value-type="float" office:value="1" calcext:value-type="float">
            <text:p>1</text:p>
          </table:table-cell>
          <table:table-cell table:formula="of:=(POWER([.$G$55]-[.$C$55]/100;[.V$67])-1)/([.$G$55]-[.$C$55]/100-1)" office:value-type="float" office:value="1" calcext:value-type="float">
            <text:p>1</text:p>
          </table:table-cell>
          <table:table-cell table:formula="of:=(POWER([.$G$55]-[.$C$55]/100;[.W$67])-1)/([.$G$55]-[.$C$55]/100-1)" office:value-type="float" office:value="1" calcext:value-type="float">
            <text:p>1</text:p>
          </table:table-cell>
          <table:table-cell table:formula="of:=(POWER([.$G$55]-[.$C$55]/100;[.X$67])-1)/([.$G$55]-[.$C$55]/100-1)" office:value-type="float" office:value="1" calcext:value-type="float">
            <text:p>1</text:p>
          </table:table-cell>
          <table:table-cell table:formula="of:=(POWER([.$G$55]-[.$C$55]/100;[.Y$67])-1)/([.$G$55]-[.$C$55]/100-1)" office:value-type="float" office:value="1" calcext:value-type="float">
            <text:p>1</text:p>
          </table:table-cell>
          <table:table-cell table:formula="of:=(POWER([.$G$55]-[.$C$55]/100;[.Z$67])-1)/([.$G$55]-[.$C$55]/100-1)" office:value-type="float" office:value="1" calcext:value-type="float">
            <text:p>1</text:p>
          </table:table-cell>
          <table:table-cell table:formula="of:=(POWER([.$G$55]-[.$C$55]/100;[.AA$67])-1)/([.$G$55]-[.$C$55]/100-1)" office:value-type="float" office:value="1" calcext:value-type="float">
            <text:p>1</text:p>
          </table:table-cell>
          <table:table-cell table:formula="of:=(POWER([.$G$55]-[.$C$55]/100;[.AB$67])-1)/([.$G$55]-[.$C$55]/100-1)" office:value-type="float" office:value="1" calcext:value-type="float">
            <text:p>1</text:p>
          </table:table-cell>
          <table:table-cell table:formula="of:=(POWER([.$G$55]-[.$C$55]/100;[.AC$67])-1)/([.$G$55]-[.$C$55]/100-1)" office:value-type="float" office:value="1" calcext:value-type="float">
            <text:p>1</text:p>
          </table:table-cell>
          <table:table-cell table:formula="of:=(POWER([.$G$55]-[.$C$55]/100;[.AD$67])-1)/([.$G$55]-[.$C$55]/100-1)" office:value-type="float" office:value="1" calcext:value-type="float">
            <text:p>1</text:p>
          </table:table-cell>
          <table:table-cell table:formula="of:=(POWER([.$G$55]-[.$C$55]/100;[.AE$67])-1)/([.$G$55]-[.$C$55]/100-1)" office:value-type="float" office:value="1" calcext:value-type="float">
            <text:p>1</text:p>
          </table:table-cell>
          <table:table-cell table:formula="of:=(POWER([.$G$55]-[.$C$55]/100;[.AF$67])-1)/([.$G$55]-[.$C$55]/100-1)" office:value-type="float" office:value="1" calcext:value-type="float">
            <text:p>1</text:p>
          </table:table-cell>
          <table:table-cell table:formula="of:=(POWER([.$G$55]-[.$C$55]/100;[.AG$67])-1)/([.$G$55]-[.$C$55]/100-1)" office:value-type="float" office:value="1" calcext:value-type="float">
            <text:p>1</text:p>
          </table:table-cell>
          <table:table-cell table:formula="of:=(POWER([.$G$55]-[.$C$55]/100;[.AH$67])-1)/([.$G$55]-[.$C$55]/100-1)" office:value-type="float" office:value="1" calcext:value-type="float">
            <text:p>1</text:p>
          </table:table-cell>
          <table:table-cell table:formula="of:=(POWER([.$G$55]-[.$C$55]/100;[.AI$67])-1)/([.$G$55]-[.$C$55]/100-1)" office:value-type="float" office:value="1" calcext:value-type="float">
            <text:p>1</text:p>
          </table:table-cell>
          <table:table-cell table:formula="of:=(POWER([.$G$55]-[.$C$55]/100;[.AJ$67])-1)/([.$G$55]-[.$C$55]/100-1)" office:value-type="float" office:value="1" calcext:value-type="float">
            <text:p>1</text:p>
          </table:table-cell>
          <table:table-cell table:formula="of:=(POWER([.$G$55]-[.$C$55]/100;[.AK$67])-1)/([.$G$55]-[.$C$55]/100-1)" office:value-type="float" office:value="1" calcext:value-type="float">
            <text:p>1</text:p>
          </table:table-cell>
          <table:table-cell table:formula="of:=(POWER([.$G$55]-[.$C$55]/100;[.AL$67])-1)/([.$G$55]-[.$C$55]/100-1)" office:value-type="float" office:value="1" calcext:value-type="float">
            <text:p>1</text:p>
          </table:table-cell>
          <table:table-cell table:formula="of:=(POWER([.$G$55]-[.$C$55]/100;[.AM$67])-1)/([.$G$55]-[.$C$55]/100-1)" office:value-type="float" office:value="1" calcext:value-type="float">
            <text:p>1</text:p>
          </table:table-cell>
          <table:table-cell table:formula="of:=(POWER([.$G$55]-[.$C$55]/100;[.AN$67])-1)/([.$G$55]-[.$C$55]/100-1)" office:value-type="float" office:value="1" calcext:value-type="float">
            <text:p>1</text:p>
          </table:table-cell>
          <table:table-cell table:formula="of:=(POWER([.$G$55]-[.$C$55]/100;[.AO$67])-1)/([.$G$55]-[.$C$55]/100-1)" office:value-type="float" office:value="1" calcext:value-type="float">
            <text:p>1</text:p>
          </table:table-cell>
          <table:table-cell table:formula="of:=(POWER([.$G$55]-[.$C$55]/100;[.AP$67])-1)/([.$G$55]-[.$C$55]/100-1)" office:value-type="float" office:value="1" calcext:value-type="float">
            <text:p>1</text:p>
          </table:table-cell>
          <table:table-cell table:formula="of:=(POWER([.$G$55]-[.$C$55]/100;[.AQ$67])-1)/([.$G$55]-[.$C$55]/100-1)" office:value-type="float" office:value="1" calcext:value-type="float">
            <text:p>1</text:p>
          </table:table-cell>
          <table:table-cell table:formula="of:=(POWER([.$G$55]-[.$C$55]/100;[.AR$67])-1)/([.$G$55]-[.$C$55]/100-1)" office:value-type="float" office:value="1" calcext:value-type="float">
            <text:p>1</text:p>
          </table:table-cell>
          <table:table-cell table:formula="of:=(POWER([.$G$55]-[.$C$55]/100;[.AS$67])-1)/([.$G$55]-[.$C$55]/100-1)" office:value-type="float" office:value="1" calcext:value-type="float">
            <text:p>1</text:p>
          </table:table-cell>
          <table:table-cell table:formula="of:=(POWER([.$G$55]-[.$C$55]/100;[.AT$67])-1)/([.$G$55]-[.$C$55]/100-1)" office:value-type="float" office:value="1" calcext:value-type="float">
            <text:p>1</text:p>
          </table:table-cell>
          <table:table-cell table:formula="of:=(POWER([.$G$55]-[.$C$55]/100;[.AU$67])-1)/([.$G$55]-[.$C$55]/100-1)" office:value-type="float" office:value="1" calcext:value-type="float">
            <text:p>1</text:p>
          </table:table-cell>
          <table:table-cell table:formula="of:=(POWER([.$G$55]-[.$C$55]/100;[.AV$67])-1)/([.$G$55]-[.$C$55]/100-1)" office:value-type="float" office:value="1" calcext:value-type="float">
            <text:p>1</text:p>
          </table:table-cell>
          <table:table-cell table:number-columns-repeated="2"/>
          <table:table-cell table:formula="of:=[.$F55]*POWER([.$G55]-[.$C55]/100;[.$H$67])" office:value-type="float" office:value="0" calcext:value-type="float">
            <text:p>0</text:p>
          </table:table-cell>
          <table:table-cell table:formula="of:=[.$F55]*POWER([.$G55]-[.$C55]/100;[.$I$67])" office:value-type="float" office:value="0" calcext:value-type="float">
            <text:p>0</text:p>
          </table:table-cell>
          <table:table-cell table:formula="of:=[.$F55]*POWER([.$G55]-[.$C55]/100;[.$J$67])" office:value-type="float" office:value="0" calcext:value-type="float">
            <text:p>0</text:p>
          </table:table-cell>
          <table:table-cell table:formula="of:=[.$F55]*POWER([.$G55]-[.$C55]/100;[.$K$67])" office:value-type="float" office:value="0" calcext:value-type="float">
            <text:p>0</text:p>
          </table:table-cell>
          <table:table-cell table:formula="of:=[.$F55]*POWER([.$G55]-[.$C55]/100;[.$L$67])" office:value-type="float" office:value="0" calcext:value-type="float">
            <text:p>0</text:p>
          </table:table-cell>
          <table:table-cell table:formula="of:=[.$F55]*POWER([.$G55]-[.$C55]/100;[.$M$67])" office:value-type="float" office:value="0" calcext:value-type="float">
            <text:p>0</text:p>
          </table:table-cell>
          <table:table-cell table:formula="of:=[.$F55]*POWER([.$G55]-[.$C55]/100;[.$N$67])" office:value-type="float" office:value="0" calcext:value-type="float">
            <text:p>0</text:p>
          </table:table-cell>
          <table:table-cell table:formula="of:=[.$F55]*POWER([.$G55]-[.$C55]/100;[.$O$67])" office:value-type="float" office:value="0" calcext:value-type="float">
            <text:p>0</text:p>
          </table:table-cell>
          <table:table-cell table:formula="of:=[.$F55]*POWER([.$G55]-[.$C55]/100;[.$P$67])" office:value-type="float" office:value="0" calcext:value-type="float">
            <text:p>0</text:p>
          </table:table-cell>
          <table:table-cell table:formula="of:=[.$F55]*POWER([.$G55]-[.$C55]/100;[.$Q$67])" office:value-type="float" office:value="0" calcext:value-type="float">
            <text:p>0</text:p>
          </table:table-cell>
          <table:table-cell table:formula="of:=[.$F55]*POWER([.$G55]-[.$C55]/100;[.$R$67])" office:value-type="float" office:value="0" calcext:value-type="float">
            <text:p>0</text:p>
          </table:table-cell>
          <table:table-cell table:formula="of:=[.$F55]*POWER([.$G55]-[.$C55]/100;[.$S$67])" office:value-type="float" office:value="0" calcext:value-type="float">
            <text:p>0</text:p>
          </table:table-cell>
          <table:table-cell table:formula="of:=[.$F55]*POWER([.$G55]-[.$C55]/100;[.$T$67])" office:value-type="float" office:value="0" calcext:value-type="float">
            <text:p>0</text:p>
          </table:table-cell>
          <table:table-cell table:formula="of:=[.$F55]*POWER([.$G55]-[.$C55]/100;[.$U$67])" office:value-type="float" office:value="0" calcext:value-type="float">
            <text:p>0</text:p>
          </table:table-cell>
          <table:table-cell table:formula="of:=[.$F55]*POWER([.$G55]-[.$C55]/100;[.$V$67])" office:value-type="float" office:value="0" calcext:value-type="float">
            <text:p>0</text:p>
          </table:table-cell>
          <table:table-cell table:formula="of:=[.$F55]*POWER([.$G55]-[.$C55]/100;[.$W$67])" office:value-type="float" office:value="0" calcext:value-type="float">
            <text:p>0</text:p>
          </table:table-cell>
          <table:table-cell table:formula="of:=[.$F55]*POWER([.$G55]-[.$C55]/100;[.$X$67])" office:value-type="float" office:value="0" calcext:value-type="float">
            <text:p>0</text:p>
          </table:table-cell>
          <table:table-cell table:formula="of:=[.$F55]*POWER([.$G55]-[.$C55]/100;[.$Y$67])" office:value-type="float" office:value="0" calcext:value-type="float">
            <text:p>0</text:p>
          </table:table-cell>
          <table:table-cell table:formula="of:=[.$F55]*POWER([.$G55]-[.$C55]/100;[.$Z$67])" office:value-type="float" office:value="0" calcext:value-type="float">
            <text:p>0</text:p>
          </table:table-cell>
          <table:table-cell table:formula="of:=[.$F55]*POWER([.$G55]-[.$C55]/100;[.$AA$67])" office:value-type="float" office:value="0" calcext:value-type="float">
            <text:p>0</text:p>
          </table:table-cell>
          <table:table-cell table:formula="of:=[.$F55]*POWER([.$G55]-[.$C55]/100;[.$AB$67])" office:value-type="float" office:value="0" calcext:value-type="float">
            <text:p>0</text:p>
          </table:table-cell>
          <table:table-cell table:formula="of:=[.$F55]*POWER([.$G55]-[.$C55]/100;[.$AC$67])" office:value-type="float" office:value="0" calcext:value-type="float">
            <text:p>0</text:p>
          </table:table-cell>
          <table:table-cell table:formula="of:=[.$F55]*POWER([.$G55]-[.$C55]/100;[.$AD$67])" office:value-type="float" office:value="0" calcext:value-type="float">
            <text:p>0</text:p>
          </table:table-cell>
          <table:table-cell table:formula="of:=[.$F55]*POWER([.$G55]-[.$C55]/100;[.$AE$67])" office:value-type="float" office:value="0" calcext:value-type="float">
            <text:p>0</text:p>
          </table:table-cell>
          <table:table-cell table:formula="of:=[.$F55]*POWER([.$G55]-[.$C55]/100;[.$AF$67])" office:value-type="float" office:value="0" calcext:value-type="float">
            <text:p>0</text:p>
          </table:table-cell>
          <table:table-cell table:formula="of:=[.$F55]*POWER([.$G55]-[.$C55]/100;[.$AG$67])" office:value-type="float" office:value="0" calcext:value-type="float">
            <text:p>0</text:p>
          </table:table-cell>
          <table:table-cell table:formula="of:=[.$F55]*POWER([.$G55]-[.$C55]/100;[.$AH$67])" office:value-type="float" office:value="0" calcext:value-type="float">
            <text:p>0</text:p>
          </table:table-cell>
          <table:table-cell table:formula="of:=[.$F55]*POWER([.$G55]-[.$C55]/100;[.$AI$67])" office:value-type="float" office:value="0" calcext:value-type="float">
            <text:p>0</text:p>
          </table:table-cell>
          <table:table-cell table:formula="of:=[.$F55]*POWER([.$G55]-[.$C55]/100;[.$AJ$67])" office:value-type="float" office:value="0" calcext:value-type="float">
            <text:p>0</text:p>
          </table:table-cell>
          <table:table-cell table:formula="of:=[.$F55]*POWER([.$G55]-[.$C55]/100;[.$AK$67])" office:value-type="float" office:value="0" calcext:value-type="float">
            <text:p>0</text:p>
          </table:table-cell>
          <table:table-cell table:formula="of:=[.$F55]*POWER([.$G55]-[.$C55]/100;[.$AL$67])" office:value-type="float" office:value="0" calcext:value-type="float">
            <text:p>0</text:p>
          </table:table-cell>
          <table:table-cell table:formula="of:=[.$F55]*POWER([.$G55]-[.$C55]/100;[.$AM$67])" office:value-type="float" office:value="0" calcext:value-type="float">
            <text:p>0</text:p>
          </table:table-cell>
          <table:table-cell table:formula="of:=[.$F55]*POWER([.$G55]-[.$C55]/100;[.$AN$67])" office:value-type="float" office:value="0" calcext:value-type="float">
            <text:p>0</text:p>
          </table:table-cell>
          <table:table-cell table:formula="of:=[.$F55]*POWER([.$G55]-[.$C55]/100;[.$AO$67])" office:value-type="float" office:value="0" calcext:value-type="float">
            <text:p>0</text:p>
          </table:table-cell>
          <table:table-cell table:formula="of:=[.$F55]*POWER([.$G55]-[.$C55]/100;[.$AP$67])" office:value-type="float" office:value="0" calcext:value-type="float">
            <text:p>0</text:p>
          </table:table-cell>
          <table:table-cell table:formula="of:=[.$F55]*POWER([.$G55]-[.$C55]/100;[.$AQ$67])" office:value-type="float" office:value="0" calcext:value-type="float">
            <text:p>0</text:p>
          </table:table-cell>
          <table:table-cell table:formula="of:=[.$F55]*POWER([.$G55]-[.$C55]/100;[.$AR$67])" office:value-type="float" office:value="0" calcext:value-type="float">
            <text:p>0</text:p>
          </table:table-cell>
          <table:table-cell table:formula="of:=[.$F55]*POWER([.$G55]-[.$C55]/100;[.$AS$67])" office:value-type="float" office:value="0" calcext:value-type="float">
            <text:p>0</text:p>
          </table:table-cell>
          <table:table-cell table:formula="of:=[.$F55]*POWER([.$G55]-[.$C55]/100;[.$AT$67])" office:value-type="float" office:value="0" calcext:value-type="float">
            <text:p>0</text:p>
          </table:table-cell>
          <table:table-cell table:formula="of:=[.$F55]*POWER([.$G55]-[.$C55]/100;[.$AU$67])" office:value-type="float" office:value="0" calcext:value-type="float">
            <text:p>0</text:p>
          </table:table-cell>
          <table:table-cell table:formula="of:=[.$F55]*POWER([.$G55]-[.$C5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6]-[.$C$56]/100;[.H$67])-1)/([.$G$56]-[.$C$56]/100-1)" office:value-type="float" office:value="-0" calcext:value-type="float">
            <text:p>0</text:p>
          </table:table-cell>
          <table:table-cell table:formula="of:=(POWER([.$G$56]-[.$C$56]/100;[.I$67])-1)/([.$G$56]-[.$C$56]/100-1)" office:value-type="float" office:value="1" calcext:value-type="float">
            <text:p>1</text:p>
          </table:table-cell>
          <table:table-cell table:formula="of:=(POWER([.$G$56]-[.$C$56]/100;[.J$67])-1)/([.$G$56]-[.$C$56]/100-1)" office:value-type="float" office:value="1" calcext:value-type="float">
            <text:p>1</text:p>
          </table:table-cell>
          <table:table-cell table:formula="of:=(POWER([.$G$56]-[.$C$56]/100;[.K$67])-1)/([.$G$56]-[.$C$56]/100-1)" office:value-type="float" office:value="1" calcext:value-type="float">
            <text:p>1</text:p>
          </table:table-cell>
          <table:table-cell table:formula="of:=(POWER([.$G$56]-[.$C$56]/100;[.L$67])-1)/([.$G$56]-[.$C$56]/100-1)" office:value-type="float" office:value="1" calcext:value-type="float">
            <text:p>1</text:p>
          </table:table-cell>
          <table:table-cell table:formula="of:=(POWER([.$G$56]-[.$C$56]/100;[.M$67])-1)/([.$G$56]-[.$C$56]/100-1)" office:value-type="float" office:value="1" calcext:value-type="float">
            <text:p>1</text:p>
          </table:table-cell>
          <table:table-cell table:formula="of:=(POWER([.$G$56]-[.$C$56]/100;[.N$67])-1)/([.$G$56]-[.$C$56]/100-1)" office:value-type="float" office:value="1" calcext:value-type="float">
            <text:p>1</text:p>
          </table:table-cell>
          <table:table-cell table:formula="of:=(POWER([.$G$56]-[.$C$56]/100;[.O$67])-1)/([.$G$56]-[.$C$56]/100-1)" office:value-type="float" office:value="1" calcext:value-type="float">
            <text:p>1</text:p>
          </table:table-cell>
          <table:table-cell table:formula="of:=(POWER([.$G$56]-[.$C$56]/100;[.P$67])-1)/([.$G$56]-[.$C$56]/100-1)" office:value-type="float" office:value="1" calcext:value-type="float">
            <text:p>1</text:p>
          </table:table-cell>
          <table:table-cell table:formula="of:=(POWER([.$G$56]-[.$C$56]/100;[.Q$67])-1)/([.$G$56]-[.$C$56]/100-1)" office:value-type="float" office:value="1" calcext:value-type="float">
            <text:p>1</text:p>
          </table:table-cell>
          <table:table-cell table:formula="of:=(POWER([.$G$56]-[.$C$56]/100;[.R$67])-1)/([.$G$56]-[.$C$56]/100-1)" office:value-type="float" office:value="1" calcext:value-type="float">
            <text:p>1</text:p>
          </table:table-cell>
          <table:table-cell table:formula="of:=(POWER([.$G$56]-[.$C$56]/100;[.S$67])-1)/([.$G$56]-[.$C$56]/100-1)" office:value-type="float" office:value="1" calcext:value-type="float">
            <text:p>1</text:p>
          </table:table-cell>
          <table:table-cell table:formula="of:=(POWER([.$G$56]-[.$C$56]/100;[.T$67])-1)/([.$G$56]-[.$C$56]/100-1)" office:value-type="float" office:value="1" calcext:value-type="float">
            <text:p>1</text:p>
          </table:table-cell>
          <table:table-cell table:formula="of:=(POWER([.$G$56]-[.$C$56]/100;[.U$67])-1)/([.$G$56]-[.$C$56]/100-1)" office:value-type="float" office:value="1" calcext:value-type="float">
            <text:p>1</text:p>
          </table:table-cell>
          <table:table-cell table:formula="of:=(POWER([.$G$56]-[.$C$56]/100;[.V$67])-1)/([.$G$56]-[.$C$56]/100-1)" office:value-type="float" office:value="1" calcext:value-type="float">
            <text:p>1</text:p>
          </table:table-cell>
          <table:table-cell table:formula="of:=(POWER([.$G$56]-[.$C$56]/100;[.W$67])-1)/([.$G$56]-[.$C$56]/100-1)" office:value-type="float" office:value="1" calcext:value-type="float">
            <text:p>1</text:p>
          </table:table-cell>
          <table:table-cell table:formula="of:=(POWER([.$G$56]-[.$C$56]/100;[.X$67])-1)/([.$G$56]-[.$C$56]/100-1)" office:value-type="float" office:value="1" calcext:value-type="float">
            <text:p>1</text:p>
          </table:table-cell>
          <table:table-cell table:formula="of:=(POWER([.$G$56]-[.$C$56]/100;[.Y$67])-1)/([.$G$56]-[.$C$56]/100-1)" office:value-type="float" office:value="1" calcext:value-type="float">
            <text:p>1</text:p>
          </table:table-cell>
          <table:table-cell table:formula="of:=(POWER([.$G$56]-[.$C$56]/100;[.Z$67])-1)/([.$G$56]-[.$C$56]/100-1)" office:value-type="float" office:value="1" calcext:value-type="float">
            <text:p>1</text:p>
          </table:table-cell>
          <table:table-cell table:formula="of:=(POWER([.$G$56]-[.$C$56]/100;[.AA$67])-1)/([.$G$56]-[.$C$56]/100-1)" office:value-type="float" office:value="1" calcext:value-type="float">
            <text:p>1</text:p>
          </table:table-cell>
          <table:table-cell table:formula="of:=(POWER([.$G$56]-[.$C$56]/100;[.AB$67])-1)/([.$G$56]-[.$C$56]/100-1)" office:value-type="float" office:value="1" calcext:value-type="float">
            <text:p>1</text:p>
          </table:table-cell>
          <table:table-cell table:formula="of:=(POWER([.$G$56]-[.$C$56]/100;[.AC$67])-1)/([.$G$56]-[.$C$56]/100-1)" office:value-type="float" office:value="1" calcext:value-type="float">
            <text:p>1</text:p>
          </table:table-cell>
          <table:table-cell table:formula="of:=(POWER([.$G$56]-[.$C$56]/100;[.AD$67])-1)/([.$G$56]-[.$C$56]/100-1)" office:value-type="float" office:value="1" calcext:value-type="float">
            <text:p>1</text:p>
          </table:table-cell>
          <table:table-cell table:formula="of:=(POWER([.$G$56]-[.$C$56]/100;[.AE$67])-1)/([.$G$56]-[.$C$56]/100-1)" office:value-type="float" office:value="1" calcext:value-type="float">
            <text:p>1</text:p>
          </table:table-cell>
          <table:table-cell table:formula="of:=(POWER([.$G$56]-[.$C$56]/100;[.AF$67])-1)/([.$G$56]-[.$C$56]/100-1)" office:value-type="float" office:value="1" calcext:value-type="float">
            <text:p>1</text:p>
          </table:table-cell>
          <table:table-cell table:formula="of:=(POWER([.$G$56]-[.$C$56]/100;[.AG$67])-1)/([.$G$56]-[.$C$56]/100-1)" office:value-type="float" office:value="1" calcext:value-type="float">
            <text:p>1</text:p>
          </table:table-cell>
          <table:table-cell table:formula="of:=(POWER([.$G$56]-[.$C$56]/100;[.AH$67])-1)/([.$G$56]-[.$C$56]/100-1)" office:value-type="float" office:value="1" calcext:value-type="float">
            <text:p>1</text:p>
          </table:table-cell>
          <table:table-cell table:formula="of:=(POWER([.$G$56]-[.$C$56]/100;[.AI$67])-1)/([.$G$56]-[.$C$56]/100-1)" office:value-type="float" office:value="1" calcext:value-type="float">
            <text:p>1</text:p>
          </table:table-cell>
          <table:table-cell table:formula="of:=(POWER([.$G$56]-[.$C$56]/100;[.AJ$67])-1)/([.$G$56]-[.$C$56]/100-1)" office:value-type="float" office:value="1" calcext:value-type="float">
            <text:p>1</text:p>
          </table:table-cell>
          <table:table-cell table:formula="of:=(POWER([.$G$56]-[.$C$56]/100;[.AK$67])-1)/([.$G$56]-[.$C$56]/100-1)" office:value-type="float" office:value="1" calcext:value-type="float">
            <text:p>1</text:p>
          </table:table-cell>
          <table:table-cell table:formula="of:=(POWER([.$G$56]-[.$C$56]/100;[.AL$67])-1)/([.$G$56]-[.$C$56]/100-1)" office:value-type="float" office:value="1" calcext:value-type="float">
            <text:p>1</text:p>
          </table:table-cell>
          <table:table-cell table:formula="of:=(POWER([.$G$56]-[.$C$56]/100;[.AM$67])-1)/([.$G$56]-[.$C$56]/100-1)" office:value-type="float" office:value="1" calcext:value-type="float">
            <text:p>1</text:p>
          </table:table-cell>
          <table:table-cell table:formula="of:=(POWER([.$G$56]-[.$C$56]/100;[.AN$67])-1)/([.$G$56]-[.$C$56]/100-1)" office:value-type="float" office:value="1" calcext:value-type="float">
            <text:p>1</text:p>
          </table:table-cell>
          <table:table-cell table:formula="of:=(POWER([.$G$56]-[.$C$56]/100;[.AO$67])-1)/([.$G$56]-[.$C$56]/100-1)" office:value-type="float" office:value="1" calcext:value-type="float">
            <text:p>1</text:p>
          </table:table-cell>
          <table:table-cell table:formula="of:=(POWER([.$G$56]-[.$C$56]/100;[.AP$67])-1)/([.$G$56]-[.$C$56]/100-1)" office:value-type="float" office:value="1" calcext:value-type="float">
            <text:p>1</text:p>
          </table:table-cell>
          <table:table-cell table:formula="of:=(POWER([.$G$56]-[.$C$56]/100;[.AQ$67])-1)/([.$G$56]-[.$C$56]/100-1)" office:value-type="float" office:value="1" calcext:value-type="float">
            <text:p>1</text:p>
          </table:table-cell>
          <table:table-cell table:formula="of:=(POWER([.$G$56]-[.$C$56]/100;[.AR$67])-1)/([.$G$56]-[.$C$56]/100-1)" office:value-type="float" office:value="1" calcext:value-type="float">
            <text:p>1</text:p>
          </table:table-cell>
          <table:table-cell table:formula="of:=(POWER([.$G$56]-[.$C$56]/100;[.AS$67])-1)/([.$G$56]-[.$C$56]/100-1)" office:value-type="float" office:value="1" calcext:value-type="float">
            <text:p>1</text:p>
          </table:table-cell>
          <table:table-cell table:formula="of:=(POWER([.$G$56]-[.$C$56]/100;[.AT$67])-1)/([.$G$56]-[.$C$56]/100-1)" office:value-type="float" office:value="1" calcext:value-type="float">
            <text:p>1</text:p>
          </table:table-cell>
          <table:table-cell table:formula="of:=(POWER([.$G$56]-[.$C$56]/100;[.AU$67])-1)/([.$G$56]-[.$C$56]/100-1)" office:value-type="float" office:value="1" calcext:value-type="float">
            <text:p>1</text:p>
          </table:table-cell>
          <table:table-cell table:formula="of:=(POWER([.$G$56]-[.$C$56]/100;[.AV$67])-1)/([.$G$56]-[.$C$56]/100-1)" office:value-type="float" office:value="1" calcext:value-type="float">
            <text:p>1</text:p>
          </table:table-cell>
          <table:table-cell table:number-columns-repeated="2"/>
          <table:table-cell table:formula="of:=[.$F56]*POWER([.$G56]-[.$C56]/100;[.$H$67])" office:value-type="float" office:value="0" calcext:value-type="float">
            <text:p>0</text:p>
          </table:table-cell>
          <table:table-cell table:formula="of:=[.$F56]*POWER([.$G56]-[.$C56]/100;[.$I$67])" office:value-type="float" office:value="0" calcext:value-type="float">
            <text:p>0</text:p>
          </table:table-cell>
          <table:table-cell table:formula="of:=[.$F56]*POWER([.$G56]-[.$C56]/100;[.$J$67])" office:value-type="float" office:value="0" calcext:value-type="float">
            <text:p>0</text:p>
          </table:table-cell>
          <table:table-cell table:formula="of:=[.$F56]*POWER([.$G56]-[.$C56]/100;[.$K$67])" office:value-type="float" office:value="0" calcext:value-type="float">
            <text:p>0</text:p>
          </table:table-cell>
          <table:table-cell table:formula="of:=[.$F56]*POWER([.$G56]-[.$C56]/100;[.$L$67])" office:value-type="float" office:value="0" calcext:value-type="float">
            <text:p>0</text:p>
          </table:table-cell>
          <table:table-cell table:formula="of:=[.$F56]*POWER([.$G56]-[.$C56]/100;[.$M$67])" office:value-type="float" office:value="0" calcext:value-type="float">
            <text:p>0</text:p>
          </table:table-cell>
          <table:table-cell table:formula="of:=[.$F56]*POWER([.$G56]-[.$C56]/100;[.$N$67])" office:value-type="float" office:value="0" calcext:value-type="float">
            <text:p>0</text:p>
          </table:table-cell>
          <table:table-cell table:formula="of:=[.$F56]*POWER([.$G56]-[.$C56]/100;[.$O$67])" office:value-type="float" office:value="0" calcext:value-type="float">
            <text:p>0</text:p>
          </table:table-cell>
          <table:table-cell table:formula="of:=[.$F56]*POWER([.$G56]-[.$C56]/100;[.$P$67])" office:value-type="float" office:value="0" calcext:value-type="float">
            <text:p>0</text:p>
          </table:table-cell>
          <table:table-cell table:formula="of:=[.$F56]*POWER([.$G56]-[.$C56]/100;[.$Q$67])" office:value-type="float" office:value="0" calcext:value-type="float">
            <text:p>0</text:p>
          </table:table-cell>
          <table:table-cell table:formula="of:=[.$F56]*POWER([.$G56]-[.$C56]/100;[.$R$67])" office:value-type="float" office:value="0" calcext:value-type="float">
            <text:p>0</text:p>
          </table:table-cell>
          <table:table-cell table:formula="of:=[.$F56]*POWER([.$G56]-[.$C56]/100;[.$S$67])" office:value-type="float" office:value="0" calcext:value-type="float">
            <text:p>0</text:p>
          </table:table-cell>
          <table:table-cell table:formula="of:=[.$F56]*POWER([.$G56]-[.$C56]/100;[.$T$67])" office:value-type="float" office:value="0" calcext:value-type="float">
            <text:p>0</text:p>
          </table:table-cell>
          <table:table-cell table:formula="of:=[.$F56]*POWER([.$G56]-[.$C56]/100;[.$U$67])" office:value-type="float" office:value="0" calcext:value-type="float">
            <text:p>0</text:p>
          </table:table-cell>
          <table:table-cell table:formula="of:=[.$F56]*POWER([.$G56]-[.$C56]/100;[.$V$67])" office:value-type="float" office:value="0" calcext:value-type="float">
            <text:p>0</text:p>
          </table:table-cell>
          <table:table-cell table:formula="of:=[.$F56]*POWER([.$G56]-[.$C56]/100;[.$W$67])" office:value-type="float" office:value="0" calcext:value-type="float">
            <text:p>0</text:p>
          </table:table-cell>
          <table:table-cell table:formula="of:=[.$F56]*POWER([.$G56]-[.$C56]/100;[.$X$67])" office:value-type="float" office:value="0" calcext:value-type="float">
            <text:p>0</text:p>
          </table:table-cell>
          <table:table-cell table:formula="of:=[.$F56]*POWER([.$G56]-[.$C56]/100;[.$Y$67])" office:value-type="float" office:value="0" calcext:value-type="float">
            <text:p>0</text:p>
          </table:table-cell>
          <table:table-cell table:formula="of:=[.$F56]*POWER([.$G56]-[.$C56]/100;[.$Z$67])" office:value-type="float" office:value="0" calcext:value-type="float">
            <text:p>0</text:p>
          </table:table-cell>
          <table:table-cell table:formula="of:=[.$F56]*POWER([.$G56]-[.$C56]/100;[.$AA$67])" office:value-type="float" office:value="0" calcext:value-type="float">
            <text:p>0</text:p>
          </table:table-cell>
          <table:table-cell table:formula="of:=[.$F56]*POWER([.$G56]-[.$C56]/100;[.$AB$67])" office:value-type="float" office:value="0" calcext:value-type="float">
            <text:p>0</text:p>
          </table:table-cell>
          <table:table-cell table:formula="of:=[.$F56]*POWER([.$G56]-[.$C56]/100;[.$AC$67])" office:value-type="float" office:value="0" calcext:value-type="float">
            <text:p>0</text:p>
          </table:table-cell>
          <table:table-cell table:formula="of:=[.$F56]*POWER([.$G56]-[.$C56]/100;[.$AD$67])" office:value-type="float" office:value="0" calcext:value-type="float">
            <text:p>0</text:p>
          </table:table-cell>
          <table:table-cell table:formula="of:=[.$F56]*POWER([.$G56]-[.$C56]/100;[.$AE$67])" office:value-type="float" office:value="0" calcext:value-type="float">
            <text:p>0</text:p>
          </table:table-cell>
          <table:table-cell table:formula="of:=[.$F56]*POWER([.$G56]-[.$C56]/100;[.$AF$67])" office:value-type="float" office:value="0" calcext:value-type="float">
            <text:p>0</text:p>
          </table:table-cell>
          <table:table-cell table:formula="of:=[.$F56]*POWER([.$G56]-[.$C56]/100;[.$AG$67])" office:value-type="float" office:value="0" calcext:value-type="float">
            <text:p>0</text:p>
          </table:table-cell>
          <table:table-cell table:formula="of:=[.$F56]*POWER([.$G56]-[.$C56]/100;[.$AH$67])" office:value-type="float" office:value="0" calcext:value-type="float">
            <text:p>0</text:p>
          </table:table-cell>
          <table:table-cell table:formula="of:=[.$F56]*POWER([.$G56]-[.$C56]/100;[.$AI$67])" office:value-type="float" office:value="0" calcext:value-type="float">
            <text:p>0</text:p>
          </table:table-cell>
          <table:table-cell table:formula="of:=[.$F56]*POWER([.$G56]-[.$C56]/100;[.$AJ$67])" office:value-type="float" office:value="0" calcext:value-type="float">
            <text:p>0</text:p>
          </table:table-cell>
          <table:table-cell table:formula="of:=[.$F56]*POWER([.$G56]-[.$C56]/100;[.$AK$67])" office:value-type="float" office:value="0" calcext:value-type="float">
            <text:p>0</text:p>
          </table:table-cell>
          <table:table-cell table:formula="of:=[.$F56]*POWER([.$G56]-[.$C56]/100;[.$AL$67])" office:value-type="float" office:value="0" calcext:value-type="float">
            <text:p>0</text:p>
          </table:table-cell>
          <table:table-cell table:formula="of:=[.$F56]*POWER([.$G56]-[.$C56]/100;[.$AM$67])" office:value-type="float" office:value="0" calcext:value-type="float">
            <text:p>0</text:p>
          </table:table-cell>
          <table:table-cell table:formula="of:=[.$F56]*POWER([.$G56]-[.$C56]/100;[.$AN$67])" office:value-type="float" office:value="0" calcext:value-type="float">
            <text:p>0</text:p>
          </table:table-cell>
          <table:table-cell table:formula="of:=[.$F56]*POWER([.$G56]-[.$C56]/100;[.$AO$67])" office:value-type="float" office:value="0" calcext:value-type="float">
            <text:p>0</text:p>
          </table:table-cell>
          <table:table-cell table:formula="of:=[.$F56]*POWER([.$G56]-[.$C56]/100;[.$AP$67])" office:value-type="float" office:value="0" calcext:value-type="float">
            <text:p>0</text:p>
          </table:table-cell>
          <table:table-cell table:formula="of:=[.$F56]*POWER([.$G56]-[.$C56]/100;[.$AQ$67])" office:value-type="float" office:value="0" calcext:value-type="float">
            <text:p>0</text:p>
          </table:table-cell>
          <table:table-cell table:formula="of:=[.$F56]*POWER([.$G56]-[.$C56]/100;[.$AR$67])" office:value-type="float" office:value="0" calcext:value-type="float">
            <text:p>0</text:p>
          </table:table-cell>
          <table:table-cell table:formula="of:=[.$F56]*POWER([.$G56]-[.$C56]/100;[.$AS$67])" office:value-type="float" office:value="0" calcext:value-type="float">
            <text:p>0</text:p>
          </table:table-cell>
          <table:table-cell table:formula="of:=[.$F56]*POWER([.$G56]-[.$C56]/100;[.$AT$67])" office:value-type="float" office:value="0" calcext:value-type="float">
            <text:p>0</text:p>
          </table:table-cell>
          <table:table-cell table:formula="of:=[.$F56]*POWER([.$G56]-[.$C56]/100;[.$AU$67])" office:value-type="float" office:value="0" calcext:value-type="float">
            <text:p>0</text:p>
          </table:table-cell>
          <table:table-cell table:formula="of:=[.$F56]*POWER([.$G56]-[.$C5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7]-[.$C$57]/100;[.H$67])-1)/([.$G$57]-[.$C$57]/100-1)" office:value-type="float" office:value="-0" calcext:value-type="float">
            <text:p>0</text:p>
          </table:table-cell>
          <table:table-cell table:formula="of:=(POWER([.$G$57]-[.$C$57]/100;[.I$67])-1)/([.$G$57]-[.$C$57]/100-1)" office:value-type="float" office:value="1" calcext:value-type="float">
            <text:p>1</text:p>
          </table:table-cell>
          <table:table-cell table:formula="of:=(POWER([.$G$57]-[.$C$57]/100;[.J$67])-1)/([.$G$57]-[.$C$57]/100-1)" office:value-type="float" office:value="1" calcext:value-type="float">
            <text:p>1</text:p>
          </table:table-cell>
          <table:table-cell table:formula="of:=(POWER([.$G$57]-[.$C$57]/100;[.K$67])-1)/([.$G$57]-[.$C$57]/100-1)" office:value-type="float" office:value="1" calcext:value-type="float">
            <text:p>1</text:p>
          </table:table-cell>
          <table:table-cell table:formula="of:=(POWER([.$G$57]-[.$C$57]/100;[.L$67])-1)/([.$G$57]-[.$C$57]/100-1)" office:value-type="float" office:value="1" calcext:value-type="float">
            <text:p>1</text:p>
          </table:table-cell>
          <table:table-cell table:formula="of:=(POWER([.$G$57]-[.$C$57]/100;[.M$67])-1)/([.$G$57]-[.$C$57]/100-1)" office:value-type="float" office:value="1" calcext:value-type="float">
            <text:p>1</text:p>
          </table:table-cell>
          <table:table-cell table:formula="of:=(POWER([.$G$57]-[.$C$57]/100;[.N$67])-1)/([.$G$57]-[.$C$57]/100-1)" office:value-type="float" office:value="1" calcext:value-type="float">
            <text:p>1</text:p>
          </table:table-cell>
          <table:table-cell table:formula="of:=(POWER([.$G$57]-[.$C$57]/100;[.O$67])-1)/([.$G$57]-[.$C$57]/100-1)" office:value-type="float" office:value="1" calcext:value-type="float">
            <text:p>1</text:p>
          </table:table-cell>
          <table:table-cell table:formula="of:=(POWER([.$G$57]-[.$C$57]/100;[.P$67])-1)/([.$G$57]-[.$C$57]/100-1)" office:value-type="float" office:value="1" calcext:value-type="float">
            <text:p>1</text:p>
          </table:table-cell>
          <table:table-cell table:formula="of:=(POWER([.$G$57]-[.$C$57]/100;[.Q$67])-1)/([.$G$57]-[.$C$57]/100-1)" office:value-type="float" office:value="1" calcext:value-type="float">
            <text:p>1</text:p>
          </table:table-cell>
          <table:table-cell table:formula="of:=(POWER([.$G$57]-[.$C$57]/100;[.R$67])-1)/([.$G$57]-[.$C$57]/100-1)" office:value-type="float" office:value="1" calcext:value-type="float">
            <text:p>1</text:p>
          </table:table-cell>
          <table:table-cell table:formula="of:=(POWER([.$G$57]-[.$C$57]/100;[.S$67])-1)/([.$G$57]-[.$C$57]/100-1)" office:value-type="float" office:value="1" calcext:value-type="float">
            <text:p>1</text:p>
          </table:table-cell>
          <table:table-cell table:formula="of:=(POWER([.$G$57]-[.$C$57]/100;[.T$67])-1)/([.$G$57]-[.$C$57]/100-1)" office:value-type="float" office:value="1" calcext:value-type="float">
            <text:p>1</text:p>
          </table:table-cell>
          <table:table-cell table:formula="of:=(POWER([.$G$57]-[.$C$57]/100;[.U$67])-1)/([.$G$57]-[.$C$57]/100-1)" office:value-type="float" office:value="1" calcext:value-type="float">
            <text:p>1</text:p>
          </table:table-cell>
          <table:table-cell table:formula="of:=(POWER([.$G$57]-[.$C$57]/100;[.V$67])-1)/([.$G$57]-[.$C$57]/100-1)" office:value-type="float" office:value="1" calcext:value-type="float">
            <text:p>1</text:p>
          </table:table-cell>
          <table:table-cell table:formula="of:=(POWER([.$G$57]-[.$C$57]/100;[.W$67])-1)/([.$G$57]-[.$C$57]/100-1)" office:value-type="float" office:value="1" calcext:value-type="float">
            <text:p>1</text:p>
          </table:table-cell>
          <table:table-cell table:formula="of:=(POWER([.$G$57]-[.$C$57]/100;[.X$67])-1)/([.$G$57]-[.$C$57]/100-1)" office:value-type="float" office:value="1" calcext:value-type="float">
            <text:p>1</text:p>
          </table:table-cell>
          <table:table-cell table:formula="of:=(POWER([.$G$57]-[.$C$57]/100;[.Y$67])-1)/([.$G$57]-[.$C$57]/100-1)" office:value-type="float" office:value="1" calcext:value-type="float">
            <text:p>1</text:p>
          </table:table-cell>
          <table:table-cell table:formula="of:=(POWER([.$G$57]-[.$C$57]/100;[.Z$67])-1)/([.$G$57]-[.$C$57]/100-1)" office:value-type="float" office:value="1" calcext:value-type="float">
            <text:p>1</text:p>
          </table:table-cell>
          <table:table-cell table:formula="of:=(POWER([.$G$57]-[.$C$57]/100;[.AA$67])-1)/([.$G$57]-[.$C$57]/100-1)" office:value-type="float" office:value="1" calcext:value-type="float">
            <text:p>1</text:p>
          </table:table-cell>
          <table:table-cell table:formula="of:=(POWER([.$G$57]-[.$C$57]/100;[.AB$67])-1)/([.$G$57]-[.$C$57]/100-1)" office:value-type="float" office:value="1" calcext:value-type="float">
            <text:p>1</text:p>
          </table:table-cell>
          <table:table-cell table:formula="of:=(POWER([.$G$57]-[.$C$57]/100;[.AC$67])-1)/([.$G$57]-[.$C$57]/100-1)" office:value-type="float" office:value="1" calcext:value-type="float">
            <text:p>1</text:p>
          </table:table-cell>
          <table:table-cell table:formula="of:=(POWER([.$G$57]-[.$C$57]/100;[.AD$67])-1)/([.$G$57]-[.$C$57]/100-1)" office:value-type="float" office:value="1" calcext:value-type="float">
            <text:p>1</text:p>
          </table:table-cell>
          <table:table-cell table:formula="of:=(POWER([.$G$57]-[.$C$57]/100;[.AE$67])-1)/([.$G$57]-[.$C$57]/100-1)" office:value-type="float" office:value="1" calcext:value-type="float">
            <text:p>1</text:p>
          </table:table-cell>
          <table:table-cell table:formula="of:=(POWER([.$G$57]-[.$C$57]/100;[.AF$67])-1)/([.$G$57]-[.$C$57]/100-1)" office:value-type="float" office:value="1" calcext:value-type="float">
            <text:p>1</text:p>
          </table:table-cell>
          <table:table-cell table:formula="of:=(POWER([.$G$57]-[.$C$57]/100;[.AG$67])-1)/([.$G$57]-[.$C$57]/100-1)" office:value-type="float" office:value="1" calcext:value-type="float">
            <text:p>1</text:p>
          </table:table-cell>
          <table:table-cell table:formula="of:=(POWER([.$G$57]-[.$C$57]/100;[.AH$67])-1)/([.$G$57]-[.$C$57]/100-1)" office:value-type="float" office:value="1" calcext:value-type="float">
            <text:p>1</text:p>
          </table:table-cell>
          <table:table-cell table:formula="of:=(POWER([.$G$57]-[.$C$57]/100;[.AI$67])-1)/([.$G$57]-[.$C$57]/100-1)" office:value-type="float" office:value="1" calcext:value-type="float">
            <text:p>1</text:p>
          </table:table-cell>
          <table:table-cell table:formula="of:=(POWER([.$G$57]-[.$C$57]/100;[.AJ$67])-1)/([.$G$57]-[.$C$57]/100-1)" office:value-type="float" office:value="1" calcext:value-type="float">
            <text:p>1</text:p>
          </table:table-cell>
          <table:table-cell table:formula="of:=(POWER([.$G$57]-[.$C$57]/100;[.AK$67])-1)/([.$G$57]-[.$C$57]/100-1)" office:value-type="float" office:value="1" calcext:value-type="float">
            <text:p>1</text:p>
          </table:table-cell>
          <table:table-cell table:formula="of:=(POWER([.$G$57]-[.$C$57]/100;[.AL$67])-1)/([.$G$57]-[.$C$57]/100-1)" office:value-type="float" office:value="1" calcext:value-type="float">
            <text:p>1</text:p>
          </table:table-cell>
          <table:table-cell table:formula="of:=(POWER([.$G$57]-[.$C$57]/100;[.AM$67])-1)/([.$G$57]-[.$C$57]/100-1)" office:value-type="float" office:value="1" calcext:value-type="float">
            <text:p>1</text:p>
          </table:table-cell>
          <table:table-cell table:formula="of:=(POWER([.$G$57]-[.$C$57]/100;[.AN$67])-1)/([.$G$57]-[.$C$57]/100-1)" office:value-type="float" office:value="1" calcext:value-type="float">
            <text:p>1</text:p>
          </table:table-cell>
          <table:table-cell table:formula="of:=(POWER([.$G$57]-[.$C$57]/100;[.AO$67])-1)/([.$G$57]-[.$C$57]/100-1)" office:value-type="float" office:value="1" calcext:value-type="float">
            <text:p>1</text:p>
          </table:table-cell>
          <table:table-cell table:formula="of:=(POWER([.$G$57]-[.$C$57]/100;[.AP$67])-1)/([.$G$57]-[.$C$57]/100-1)" office:value-type="float" office:value="1" calcext:value-type="float">
            <text:p>1</text:p>
          </table:table-cell>
          <table:table-cell table:formula="of:=(POWER([.$G$57]-[.$C$57]/100;[.AQ$67])-1)/([.$G$57]-[.$C$57]/100-1)" office:value-type="float" office:value="1" calcext:value-type="float">
            <text:p>1</text:p>
          </table:table-cell>
          <table:table-cell table:formula="of:=(POWER([.$G$57]-[.$C$57]/100;[.AR$67])-1)/([.$G$57]-[.$C$57]/100-1)" office:value-type="float" office:value="1" calcext:value-type="float">
            <text:p>1</text:p>
          </table:table-cell>
          <table:table-cell table:formula="of:=(POWER([.$G$57]-[.$C$57]/100;[.AS$67])-1)/([.$G$57]-[.$C$57]/100-1)" office:value-type="float" office:value="1" calcext:value-type="float">
            <text:p>1</text:p>
          </table:table-cell>
          <table:table-cell table:formula="of:=(POWER([.$G$57]-[.$C$57]/100;[.AT$67])-1)/([.$G$57]-[.$C$57]/100-1)" office:value-type="float" office:value="1" calcext:value-type="float">
            <text:p>1</text:p>
          </table:table-cell>
          <table:table-cell table:formula="of:=(POWER([.$G$57]-[.$C$57]/100;[.AU$67])-1)/([.$G$57]-[.$C$57]/100-1)" office:value-type="float" office:value="1" calcext:value-type="float">
            <text:p>1</text:p>
          </table:table-cell>
          <table:table-cell table:formula="of:=(POWER([.$G$57]-[.$C$57]/100;[.AV$67])-1)/([.$G$57]-[.$C$57]/100-1)" office:value-type="float" office:value="1" calcext:value-type="float">
            <text:p>1</text:p>
          </table:table-cell>
          <table:table-cell table:number-columns-repeated="2"/>
          <table:table-cell table:formula="of:=[.$F57]*POWER([.$G57]-[.$C57]/100;[.$H$67])" office:value-type="float" office:value="0" calcext:value-type="float">
            <text:p>0</text:p>
          </table:table-cell>
          <table:table-cell table:formula="of:=[.$F57]*POWER([.$G57]-[.$C57]/100;[.$I$67])" office:value-type="float" office:value="0" calcext:value-type="float">
            <text:p>0</text:p>
          </table:table-cell>
          <table:table-cell table:formula="of:=[.$F57]*POWER([.$G57]-[.$C57]/100;[.$J$67])" office:value-type="float" office:value="0" calcext:value-type="float">
            <text:p>0</text:p>
          </table:table-cell>
          <table:table-cell table:formula="of:=[.$F57]*POWER([.$G57]-[.$C57]/100;[.$K$67])" office:value-type="float" office:value="0" calcext:value-type="float">
            <text:p>0</text:p>
          </table:table-cell>
          <table:table-cell table:formula="of:=[.$F57]*POWER([.$G57]-[.$C57]/100;[.$L$67])" office:value-type="float" office:value="0" calcext:value-type="float">
            <text:p>0</text:p>
          </table:table-cell>
          <table:table-cell table:formula="of:=[.$F57]*POWER([.$G57]-[.$C57]/100;[.$M$67])" office:value-type="float" office:value="0" calcext:value-type="float">
            <text:p>0</text:p>
          </table:table-cell>
          <table:table-cell table:formula="of:=[.$F57]*POWER([.$G57]-[.$C57]/100;[.$N$67])" office:value-type="float" office:value="0" calcext:value-type="float">
            <text:p>0</text:p>
          </table:table-cell>
          <table:table-cell table:formula="of:=[.$F57]*POWER([.$G57]-[.$C57]/100;[.$O$67])" office:value-type="float" office:value="0" calcext:value-type="float">
            <text:p>0</text:p>
          </table:table-cell>
          <table:table-cell table:formula="of:=[.$F57]*POWER([.$G57]-[.$C57]/100;[.$P$67])" office:value-type="float" office:value="0" calcext:value-type="float">
            <text:p>0</text:p>
          </table:table-cell>
          <table:table-cell table:formula="of:=[.$F57]*POWER([.$G57]-[.$C57]/100;[.$Q$67])" office:value-type="float" office:value="0" calcext:value-type="float">
            <text:p>0</text:p>
          </table:table-cell>
          <table:table-cell table:formula="of:=[.$F57]*POWER([.$G57]-[.$C57]/100;[.$R$67])" office:value-type="float" office:value="0" calcext:value-type="float">
            <text:p>0</text:p>
          </table:table-cell>
          <table:table-cell table:formula="of:=[.$F57]*POWER([.$G57]-[.$C57]/100;[.$S$67])" office:value-type="float" office:value="0" calcext:value-type="float">
            <text:p>0</text:p>
          </table:table-cell>
          <table:table-cell table:formula="of:=[.$F57]*POWER([.$G57]-[.$C57]/100;[.$T$67])" office:value-type="float" office:value="0" calcext:value-type="float">
            <text:p>0</text:p>
          </table:table-cell>
          <table:table-cell table:formula="of:=[.$F57]*POWER([.$G57]-[.$C57]/100;[.$U$67])" office:value-type="float" office:value="0" calcext:value-type="float">
            <text:p>0</text:p>
          </table:table-cell>
          <table:table-cell table:formula="of:=[.$F57]*POWER([.$G57]-[.$C57]/100;[.$V$67])" office:value-type="float" office:value="0" calcext:value-type="float">
            <text:p>0</text:p>
          </table:table-cell>
          <table:table-cell table:formula="of:=[.$F57]*POWER([.$G57]-[.$C57]/100;[.$W$67])" office:value-type="float" office:value="0" calcext:value-type="float">
            <text:p>0</text:p>
          </table:table-cell>
          <table:table-cell table:formula="of:=[.$F57]*POWER([.$G57]-[.$C57]/100;[.$X$67])" office:value-type="float" office:value="0" calcext:value-type="float">
            <text:p>0</text:p>
          </table:table-cell>
          <table:table-cell table:formula="of:=[.$F57]*POWER([.$G57]-[.$C57]/100;[.$Y$67])" office:value-type="float" office:value="0" calcext:value-type="float">
            <text:p>0</text:p>
          </table:table-cell>
          <table:table-cell table:formula="of:=[.$F57]*POWER([.$G57]-[.$C57]/100;[.$Z$67])" office:value-type="float" office:value="0" calcext:value-type="float">
            <text:p>0</text:p>
          </table:table-cell>
          <table:table-cell table:formula="of:=[.$F57]*POWER([.$G57]-[.$C57]/100;[.$AA$67])" office:value-type="float" office:value="0" calcext:value-type="float">
            <text:p>0</text:p>
          </table:table-cell>
          <table:table-cell table:formula="of:=[.$F57]*POWER([.$G57]-[.$C57]/100;[.$AB$67])" office:value-type="float" office:value="0" calcext:value-type="float">
            <text:p>0</text:p>
          </table:table-cell>
          <table:table-cell table:formula="of:=[.$F57]*POWER([.$G57]-[.$C57]/100;[.$AC$67])" office:value-type="float" office:value="0" calcext:value-type="float">
            <text:p>0</text:p>
          </table:table-cell>
          <table:table-cell table:formula="of:=[.$F57]*POWER([.$G57]-[.$C57]/100;[.$AD$67])" office:value-type="float" office:value="0" calcext:value-type="float">
            <text:p>0</text:p>
          </table:table-cell>
          <table:table-cell table:formula="of:=[.$F57]*POWER([.$G57]-[.$C57]/100;[.$AE$67])" office:value-type="float" office:value="0" calcext:value-type="float">
            <text:p>0</text:p>
          </table:table-cell>
          <table:table-cell table:formula="of:=[.$F57]*POWER([.$G57]-[.$C57]/100;[.$AF$67])" office:value-type="float" office:value="0" calcext:value-type="float">
            <text:p>0</text:p>
          </table:table-cell>
          <table:table-cell table:formula="of:=[.$F57]*POWER([.$G57]-[.$C57]/100;[.$AG$67])" office:value-type="float" office:value="0" calcext:value-type="float">
            <text:p>0</text:p>
          </table:table-cell>
          <table:table-cell table:formula="of:=[.$F57]*POWER([.$G57]-[.$C57]/100;[.$AH$67])" office:value-type="float" office:value="0" calcext:value-type="float">
            <text:p>0</text:p>
          </table:table-cell>
          <table:table-cell table:formula="of:=[.$F57]*POWER([.$G57]-[.$C57]/100;[.$AI$67])" office:value-type="float" office:value="0" calcext:value-type="float">
            <text:p>0</text:p>
          </table:table-cell>
          <table:table-cell table:formula="of:=[.$F57]*POWER([.$G57]-[.$C57]/100;[.$AJ$67])" office:value-type="float" office:value="0" calcext:value-type="float">
            <text:p>0</text:p>
          </table:table-cell>
          <table:table-cell table:formula="of:=[.$F57]*POWER([.$G57]-[.$C57]/100;[.$AK$67])" office:value-type="float" office:value="0" calcext:value-type="float">
            <text:p>0</text:p>
          </table:table-cell>
          <table:table-cell table:formula="of:=[.$F57]*POWER([.$G57]-[.$C57]/100;[.$AL$67])" office:value-type="float" office:value="0" calcext:value-type="float">
            <text:p>0</text:p>
          </table:table-cell>
          <table:table-cell table:formula="of:=[.$F57]*POWER([.$G57]-[.$C57]/100;[.$AM$67])" office:value-type="float" office:value="0" calcext:value-type="float">
            <text:p>0</text:p>
          </table:table-cell>
          <table:table-cell table:formula="of:=[.$F57]*POWER([.$G57]-[.$C57]/100;[.$AN$67])" office:value-type="float" office:value="0" calcext:value-type="float">
            <text:p>0</text:p>
          </table:table-cell>
          <table:table-cell table:formula="of:=[.$F57]*POWER([.$G57]-[.$C57]/100;[.$AO$67])" office:value-type="float" office:value="0" calcext:value-type="float">
            <text:p>0</text:p>
          </table:table-cell>
          <table:table-cell table:formula="of:=[.$F57]*POWER([.$G57]-[.$C57]/100;[.$AP$67])" office:value-type="float" office:value="0" calcext:value-type="float">
            <text:p>0</text:p>
          </table:table-cell>
          <table:table-cell table:formula="of:=[.$F57]*POWER([.$G57]-[.$C57]/100;[.$AQ$67])" office:value-type="float" office:value="0" calcext:value-type="float">
            <text:p>0</text:p>
          </table:table-cell>
          <table:table-cell table:formula="of:=[.$F57]*POWER([.$G57]-[.$C57]/100;[.$AR$67])" office:value-type="float" office:value="0" calcext:value-type="float">
            <text:p>0</text:p>
          </table:table-cell>
          <table:table-cell table:formula="of:=[.$F57]*POWER([.$G57]-[.$C57]/100;[.$AS$67])" office:value-type="float" office:value="0" calcext:value-type="float">
            <text:p>0</text:p>
          </table:table-cell>
          <table:table-cell table:formula="of:=[.$F57]*POWER([.$G57]-[.$C57]/100;[.$AT$67])" office:value-type="float" office:value="0" calcext:value-type="float">
            <text:p>0</text:p>
          </table:table-cell>
          <table:table-cell table:formula="of:=[.$F57]*POWER([.$G57]-[.$C57]/100;[.$AU$67])" office:value-type="float" office:value="0" calcext:value-type="float">
            <text:p>0</text:p>
          </table:table-cell>
          <table:table-cell table:formula="of:=[.$F57]*POWER([.$G57]-[.$C5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8]-[.$C$58]/100;[.H$67])-1)/([.$G$58]-[.$C$58]/100-1)" office:value-type="float" office:value="-0" calcext:value-type="float">
            <text:p>0</text:p>
          </table:table-cell>
          <table:table-cell table:formula="of:=(POWER([.$G$58]-[.$C$58]/100;[.I$67])-1)/([.$G$58]-[.$C$58]/100-1)" office:value-type="float" office:value="1" calcext:value-type="float">
            <text:p>1</text:p>
          </table:table-cell>
          <table:table-cell table:formula="of:=(POWER([.$G$58]-[.$C$58]/100;[.J$67])-1)/([.$G$58]-[.$C$58]/100-1)" office:value-type="float" office:value="1" calcext:value-type="float">
            <text:p>1</text:p>
          </table:table-cell>
          <table:table-cell table:formula="of:=(POWER([.$G$58]-[.$C$58]/100;[.K$67])-1)/([.$G$58]-[.$C$58]/100-1)" office:value-type="float" office:value="1" calcext:value-type="float">
            <text:p>1</text:p>
          </table:table-cell>
          <table:table-cell table:formula="of:=(POWER([.$G$58]-[.$C$58]/100;[.L$67])-1)/([.$G$58]-[.$C$58]/100-1)" office:value-type="float" office:value="1" calcext:value-type="float">
            <text:p>1</text:p>
          </table:table-cell>
          <table:table-cell table:formula="of:=(POWER([.$G$58]-[.$C$58]/100;[.M$67])-1)/([.$G$58]-[.$C$58]/100-1)" office:value-type="float" office:value="1" calcext:value-type="float">
            <text:p>1</text:p>
          </table:table-cell>
          <table:table-cell table:formula="of:=(POWER([.$G$58]-[.$C$58]/100;[.N$67])-1)/([.$G$58]-[.$C$58]/100-1)" office:value-type="float" office:value="1" calcext:value-type="float">
            <text:p>1</text:p>
          </table:table-cell>
          <table:table-cell table:formula="of:=(POWER([.$G$58]-[.$C$58]/100;[.O$67])-1)/([.$G$58]-[.$C$58]/100-1)" office:value-type="float" office:value="1" calcext:value-type="float">
            <text:p>1</text:p>
          </table:table-cell>
          <table:table-cell table:formula="of:=(POWER([.$G$58]-[.$C$58]/100;[.P$67])-1)/([.$G$58]-[.$C$58]/100-1)" office:value-type="float" office:value="1" calcext:value-type="float">
            <text:p>1</text:p>
          </table:table-cell>
          <table:table-cell table:formula="of:=(POWER([.$G$58]-[.$C$58]/100;[.Q$67])-1)/([.$G$58]-[.$C$58]/100-1)" office:value-type="float" office:value="1" calcext:value-type="float">
            <text:p>1</text:p>
          </table:table-cell>
          <table:table-cell table:formula="of:=(POWER([.$G$58]-[.$C$58]/100;[.R$67])-1)/([.$G$58]-[.$C$58]/100-1)" office:value-type="float" office:value="1" calcext:value-type="float">
            <text:p>1</text:p>
          </table:table-cell>
          <table:table-cell table:formula="of:=(POWER([.$G$58]-[.$C$58]/100;[.S$67])-1)/([.$G$58]-[.$C$58]/100-1)" office:value-type="float" office:value="1" calcext:value-type="float">
            <text:p>1</text:p>
          </table:table-cell>
          <table:table-cell table:formula="of:=(POWER([.$G$58]-[.$C$58]/100;[.T$67])-1)/([.$G$58]-[.$C$58]/100-1)" office:value-type="float" office:value="1" calcext:value-type="float">
            <text:p>1</text:p>
          </table:table-cell>
          <table:table-cell table:formula="of:=(POWER([.$G$58]-[.$C$58]/100;[.U$67])-1)/([.$G$58]-[.$C$58]/100-1)" office:value-type="float" office:value="1" calcext:value-type="float">
            <text:p>1</text:p>
          </table:table-cell>
          <table:table-cell table:formula="of:=(POWER([.$G$58]-[.$C$58]/100;[.V$67])-1)/([.$G$58]-[.$C$58]/100-1)" office:value-type="float" office:value="1" calcext:value-type="float">
            <text:p>1</text:p>
          </table:table-cell>
          <table:table-cell table:formula="of:=(POWER([.$G$58]-[.$C$58]/100;[.W$67])-1)/([.$G$58]-[.$C$58]/100-1)" office:value-type="float" office:value="1" calcext:value-type="float">
            <text:p>1</text:p>
          </table:table-cell>
          <table:table-cell table:formula="of:=(POWER([.$G$58]-[.$C$58]/100;[.X$67])-1)/([.$G$58]-[.$C$58]/100-1)" office:value-type="float" office:value="1" calcext:value-type="float">
            <text:p>1</text:p>
          </table:table-cell>
          <table:table-cell table:formula="of:=(POWER([.$G$58]-[.$C$58]/100;[.Y$67])-1)/([.$G$58]-[.$C$58]/100-1)" office:value-type="float" office:value="1" calcext:value-type="float">
            <text:p>1</text:p>
          </table:table-cell>
          <table:table-cell table:formula="of:=(POWER([.$G$58]-[.$C$58]/100;[.Z$67])-1)/([.$G$58]-[.$C$58]/100-1)" office:value-type="float" office:value="1" calcext:value-type="float">
            <text:p>1</text:p>
          </table:table-cell>
          <table:table-cell table:formula="of:=(POWER([.$G$58]-[.$C$58]/100;[.AA$67])-1)/([.$G$58]-[.$C$58]/100-1)" office:value-type="float" office:value="1" calcext:value-type="float">
            <text:p>1</text:p>
          </table:table-cell>
          <table:table-cell table:formula="of:=(POWER([.$G$58]-[.$C$58]/100;[.AB$67])-1)/([.$G$58]-[.$C$58]/100-1)" office:value-type="float" office:value="1" calcext:value-type="float">
            <text:p>1</text:p>
          </table:table-cell>
          <table:table-cell table:formula="of:=(POWER([.$G$58]-[.$C$58]/100;[.AC$67])-1)/([.$G$58]-[.$C$58]/100-1)" office:value-type="float" office:value="1" calcext:value-type="float">
            <text:p>1</text:p>
          </table:table-cell>
          <table:table-cell table:formula="of:=(POWER([.$G$58]-[.$C$58]/100;[.AD$67])-1)/([.$G$58]-[.$C$58]/100-1)" office:value-type="float" office:value="1" calcext:value-type="float">
            <text:p>1</text:p>
          </table:table-cell>
          <table:table-cell table:formula="of:=(POWER([.$G$58]-[.$C$58]/100;[.AE$67])-1)/([.$G$58]-[.$C$58]/100-1)" office:value-type="float" office:value="1" calcext:value-type="float">
            <text:p>1</text:p>
          </table:table-cell>
          <table:table-cell table:formula="of:=(POWER([.$G$58]-[.$C$58]/100;[.AF$67])-1)/([.$G$58]-[.$C$58]/100-1)" office:value-type="float" office:value="1" calcext:value-type="float">
            <text:p>1</text:p>
          </table:table-cell>
          <table:table-cell table:formula="of:=(POWER([.$G$58]-[.$C$58]/100;[.AG$67])-1)/([.$G$58]-[.$C$58]/100-1)" office:value-type="float" office:value="1" calcext:value-type="float">
            <text:p>1</text:p>
          </table:table-cell>
          <table:table-cell table:formula="of:=(POWER([.$G$58]-[.$C$58]/100;[.AH$67])-1)/([.$G$58]-[.$C$58]/100-1)" office:value-type="float" office:value="1" calcext:value-type="float">
            <text:p>1</text:p>
          </table:table-cell>
          <table:table-cell table:formula="of:=(POWER([.$G$58]-[.$C$58]/100;[.AI$67])-1)/([.$G$58]-[.$C$58]/100-1)" office:value-type="float" office:value="1" calcext:value-type="float">
            <text:p>1</text:p>
          </table:table-cell>
          <table:table-cell table:formula="of:=(POWER([.$G$58]-[.$C$58]/100;[.AJ$67])-1)/([.$G$58]-[.$C$58]/100-1)" office:value-type="float" office:value="1" calcext:value-type="float">
            <text:p>1</text:p>
          </table:table-cell>
          <table:table-cell table:formula="of:=(POWER([.$G$58]-[.$C$58]/100;[.AK$67])-1)/([.$G$58]-[.$C$58]/100-1)" office:value-type="float" office:value="1" calcext:value-type="float">
            <text:p>1</text:p>
          </table:table-cell>
          <table:table-cell table:formula="of:=(POWER([.$G$58]-[.$C$58]/100;[.AL$67])-1)/([.$G$58]-[.$C$58]/100-1)" office:value-type="float" office:value="1" calcext:value-type="float">
            <text:p>1</text:p>
          </table:table-cell>
          <table:table-cell table:formula="of:=(POWER([.$G$58]-[.$C$58]/100;[.AM$67])-1)/([.$G$58]-[.$C$58]/100-1)" office:value-type="float" office:value="1" calcext:value-type="float">
            <text:p>1</text:p>
          </table:table-cell>
          <table:table-cell table:formula="of:=(POWER([.$G$58]-[.$C$58]/100;[.AN$67])-1)/([.$G$58]-[.$C$58]/100-1)" office:value-type="float" office:value="1" calcext:value-type="float">
            <text:p>1</text:p>
          </table:table-cell>
          <table:table-cell table:formula="of:=(POWER([.$G$58]-[.$C$58]/100;[.AO$67])-1)/([.$G$58]-[.$C$58]/100-1)" office:value-type="float" office:value="1" calcext:value-type="float">
            <text:p>1</text:p>
          </table:table-cell>
          <table:table-cell table:formula="of:=(POWER([.$G$58]-[.$C$58]/100;[.AP$67])-1)/([.$G$58]-[.$C$58]/100-1)" office:value-type="float" office:value="1" calcext:value-type="float">
            <text:p>1</text:p>
          </table:table-cell>
          <table:table-cell table:formula="of:=(POWER([.$G$58]-[.$C$58]/100;[.AQ$67])-1)/([.$G$58]-[.$C$58]/100-1)" office:value-type="float" office:value="1" calcext:value-type="float">
            <text:p>1</text:p>
          </table:table-cell>
          <table:table-cell table:formula="of:=(POWER([.$G$58]-[.$C$58]/100;[.AR$67])-1)/([.$G$58]-[.$C$58]/100-1)" office:value-type="float" office:value="1" calcext:value-type="float">
            <text:p>1</text:p>
          </table:table-cell>
          <table:table-cell table:formula="of:=(POWER([.$G$58]-[.$C$58]/100;[.AS$67])-1)/([.$G$58]-[.$C$58]/100-1)" office:value-type="float" office:value="1" calcext:value-type="float">
            <text:p>1</text:p>
          </table:table-cell>
          <table:table-cell table:formula="of:=(POWER([.$G$58]-[.$C$58]/100;[.AT$67])-1)/([.$G$58]-[.$C$58]/100-1)" office:value-type="float" office:value="1" calcext:value-type="float">
            <text:p>1</text:p>
          </table:table-cell>
          <table:table-cell table:formula="of:=(POWER([.$G$58]-[.$C$58]/100;[.AU$67])-1)/([.$G$58]-[.$C$58]/100-1)" office:value-type="float" office:value="1" calcext:value-type="float">
            <text:p>1</text:p>
          </table:table-cell>
          <table:table-cell table:formula="of:=(POWER([.$G$58]-[.$C$58]/100;[.AV$67])-1)/([.$G$58]-[.$C$58]/100-1)" office:value-type="float" office:value="1" calcext:value-type="float">
            <text:p>1</text:p>
          </table:table-cell>
          <table:table-cell table:number-columns-repeated="2"/>
          <table:table-cell table:formula="of:=[.$F58]*POWER([.$G58]-[.$C58]/100;[.$H$67])" office:value-type="float" office:value="0" calcext:value-type="float">
            <text:p>0</text:p>
          </table:table-cell>
          <table:table-cell table:formula="of:=[.$F58]*POWER([.$G58]-[.$C58]/100;[.$I$67])" office:value-type="float" office:value="0" calcext:value-type="float">
            <text:p>0</text:p>
          </table:table-cell>
          <table:table-cell table:formula="of:=[.$F58]*POWER([.$G58]-[.$C58]/100;[.$J$67])" office:value-type="float" office:value="0" calcext:value-type="float">
            <text:p>0</text:p>
          </table:table-cell>
          <table:table-cell table:formula="of:=[.$F58]*POWER([.$G58]-[.$C58]/100;[.$K$67])" office:value-type="float" office:value="0" calcext:value-type="float">
            <text:p>0</text:p>
          </table:table-cell>
          <table:table-cell table:formula="of:=[.$F58]*POWER([.$G58]-[.$C58]/100;[.$L$67])" office:value-type="float" office:value="0" calcext:value-type="float">
            <text:p>0</text:p>
          </table:table-cell>
          <table:table-cell table:formula="of:=[.$F58]*POWER([.$G58]-[.$C58]/100;[.$M$67])" office:value-type="float" office:value="0" calcext:value-type="float">
            <text:p>0</text:p>
          </table:table-cell>
          <table:table-cell table:formula="of:=[.$F58]*POWER([.$G58]-[.$C58]/100;[.$N$67])" office:value-type="float" office:value="0" calcext:value-type="float">
            <text:p>0</text:p>
          </table:table-cell>
          <table:table-cell table:formula="of:=[.$F58]*POWER([.$G58]-[.$C58]/100;[.$O$67])" office:value-type="float" office:value="0" calcext:value-type="float">
            <text:p>0</text:p>
          </table:table-cell>
          <table:table-cell table:formula="of:=[.$F58]*POWER([.$G58]-[.$C58]/100;[.$P$67])" office:value-type="float" office:value="0" calcext:value-type="float">
            <text:p>0</text:p>
          </table:table-cell>
          <table:table-cell table:formula="of:=[.$F58]*POWER([.$G58]-[.$C58]/100;[.$Q$67])" office:value-type="float" office:value="0" calcext:value-type="float">
            <text:p>0</text:p>
          </table:table-cell>
          <table:table-cell table:formula="of:=[.$F58]*POWER([.$G58]-[.$C58]/100;[.$R$67])" office:value-type="float" office:value="0" calcext:value-type="float">
            <text:p>0</text:p>
          </table:table-cell>
          <table:table-cell table:formula="of:=[.$F58]*POWER([.$G58]-[.$C58]/100;[.$S$67])" office:value-type="float" office:value="0" calcext:value-type="float">
            <text:p>0</text:p>
          </table:table-cell>
          <table:table-cell table:formula="of:=[.$F58]*POWER([.$G58]-[.$C58]/100;[.$T$67])" office:value-type="float" office:value="0" calcext:value-type="float">
            <text:p>0</text:p>
          </table:table-cell>
          <table:table-cell table:formula="of:=[.$F58]*POWER([.$G58]-[.$C58]/100;[.$U$67])" office:value-type="float" office:value="0" calcext:value-type="float">
            <text:p>0</text:p>
          </table:table-cell>
          <table:table-cell table:formula="of:=[.$F58]*POWER([.$G58]-[.$C58]/100;[.$V$67])" office:value-type="float" office:value="0" calcext:value-type="float">
            <text:p>0</text:p>
          </table:table-cell>
          <table:table-cell table:formula="of:=[.$F58]*POWER([.$G58]-[.$C58]/100;[.$W$67])" office:value-type="float" office:value="0" calcext:value-type="float">
            <text:p>0</text:p>
          </table:table-cell>
          <table:table-cell table:formula="of:=[.$F58]*POWER([.$G58]-[.$C58]/100;[.$X$67])" office:value-type="float" office:value="0" calcext:value-type="float">
            <text:p>0</text:p>
          </table:table-cell>
          <table:table-cell table:formula="of:=[.$F58]*POWER([.$G58]-[.$C58]/100;[.$Y$67])" office:value-type="float" office:value="0" calcext:value-type="float">
            <text:p>0</text:p>
          </table:table-cell>
          <table:table-cell table:formula="of:=[.$F58]*POWER([.$G58]-[.$C58]/100;[.$Z$67])" office:value-type="float" office:value="0" calcext:value-type="float">
            <text:p>0</text:p>
          </table:table-cell>
          <table:table-cell table:formula="of:=[.$F58]*POWER([.$G58]-[.$C58]/100;[.$AA$67])" office:value-type="float" office:value="0" calcext:value-type="float">
            <text:p>0</text:p>
          </table:table-cell>
          <table:table-cell table:formula="of:=[.$F58]*POWER([.$G58]-[.$C58]/100;[.$AB$67])" office:value-type="float" office:value="0" calcext:value-type="float">
            <text:p>0</text:p>
          </table:table-cell>
          <table:table-cell table:formula="of:=[.$F58]*POWER([.$G58]-[.$C58]/100;[.$AC$67])" office:value-type="float" office:value="0" calcext:value-type="float">
            <text:p>0</text:p>
          </table:table-cell>
          <table:table-cell table:formula="of:=[.$F58]*POWER([.$G58]-[.$C58]/100;[.$AD$67])" office:value-type="float" office:value="0" calcext:value-type="float">
            <text:p>0</text:p>
          </table:table-cell>
          <table:table-cell table:formula="of:=[.$F58]*POWER([.$G58]-[.$C58]/100;[.$AE$67])" office:value-type="float" office:value="0" calcext:value-type="float">
            <text:p>0</text:p>
          </table:table-cell>
          <table:table-cell table:formula="of:=[.$F58]*POWER([.$G58]-[.$C58]/100;[.$AF$67])" office:value-type="float" office:value="0" calcext:value-type="float">
            <text:p>0</text:p>
          </table:table-cell>
          <table:table-cell table:formula="of:=[.$F58]*POWER([.$G58]-[.$C58]/100;[.$AG$67])" office:value-type="float" office:value="0" calcext:value-type="float">
            <text:p>0</text:p>
          </table:table-cell>
          <table:table-cell table:formula="of:=[.$F58]*POWER([.$G58]-[.$C58]/100;[.$AH$67])" office:value-type="float" office:value="0" calcext:value-type="float">
            <text:p>0</text:p>
          </table:table-cell>
          <table:table-cell table:formula="of:=[.$F58]*POWER([.$G58]-[.$C58]/100;[.$AI$67])" office:value-type="float" office:value="0" calcext:value-type="float">
            <text:p>0</text:p>
          </table:table-cell>
          <table:table-cell table:formula="of:=[.$F58]*POWER([.$G58]-[.$C58]/100;[.$AJ$67])" office:value-type="float" office:value="0" calcext:value-type="float">
            <text:p>0</text:p>
          </table:table-cell>
          <table:table-cell table:formula="of:=[.$F58]*POWER([.$G58]-[.$C58]/100;[.$AK$67])" office:value-type="float" office:value="0" calcext:value-type="float">
            <text:p>0</text:p>
          </table:table-cell>
          <table:table-cell table:formula="of:=[.$F58]*POWER([.$G58]-[.$C58]/100;[.$AL$67])" office:value-type="float" office:value="0" calcext:value-type="float">
            <text:p>0</text:p>
          </table:table-cell>
          <table:table-cell table:formula="of:=[.$F58]*POWER([.$G58]-[.$C58]/100;[.$AM$67])" office:value-type="float" office:value="0" calcext:value-type="float">
            <text:p>0</text:p>
          </table:table-cell>
          <table:table-cell table:formula="of:=[.$F58]*POWER([.$G58]-[.$C58]/100;[.$AN$67])" office:value-type="float" office:value="0" calcext:value-type="float">
            <text:p>0</text:p>
          </table:table-cell>
          <table:table-cell table:formula="of:=[.$F58]*POWER([.$G58]-[.$C58]/100;[.$AO$67])" office:value-type="float" office:value="0" calcext:value-type="float">
            <text:p>0</text:p>
          </table:table-cell>
          <table:table-cell table:formula="of:=[.$F58]*POWER([.$G58]-[.$C58]/100;[.$AP$67])" office:value-type="float" office:value="0" calcext:value-type="float">
            <text:p>0</text:p>
          </table:table-cell>
          <table:table-cell table:formula="of:=[.$F58]*POWER([.$G58]-[.$C58]/100;[.$AQ$67])" office:value-type="float" office:value="0" calcext:value-type="float">
            <text:p>0</text:p>
          </table:table-cell>
          <table:table-cell table:formula="of:=[.$F58]*POWER([.$G58]-[.$C58]/100;[.$AR$67])" office:value-type="float" office:value="0" calcext:value-type="float">
            <text:p>0</text:p>
          </table:table-cell>
          <table:table-cell table:formula="of:=[.$F58]*POWER([.$G58]-[.$C58]/100;[.$AS$67])" office:value-type="float" office:value="0" calcext:value-type="float">
            <text:p>0</text:p>
          </table:table-cell>
          <table:table-cell table:formula="of:=[.$F58]*POWER([.$G58]-[.$C58]/100;[.$AT$67])" office:value-type="float" office:value="0" calcext:value-type="float">
            <text:p>0</text:p>
          </table:table-cell>
          <table:table-cell table:formula="of:=[.$F58]*POWER([.$G58]-[.$C58]/100;[.$AU$67])" office:value-type="float" office:value="0" calcext:value-type="float">
            <text:p>0</text:p>
          </table:table-cell>
          <table:table-cell table:formula="of:=[.$F58]*POWER([.$G58]-[.$C5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9]-[.$C$59]/100;[.H$67])-1)/([.$G$59]-[.$C$59]/100-1)" office:value-type="float" office:value="-0" calcext:value-type="float">
            <text:p>0</text:p>
          </table:table-cell>
          <table:table-cell table:formula="of:=(POWER([.$G$59]-[.$C$59]/100;[.I$67])-1)/([.$G$59]-[.$C$59]/100-1)" office:value-type="float" office:value="1" calcext:value-type="float">
            <text:p>1</text:p>
          </table:table-cell>
          <table:table-cell table:formula="of:=(POWER([.$G$59]-[.$C$59]/100;[.J$67])-1)/([.$G$59]-[.$C$59]/100-1)" office:value-type="float" office:value="1" calcext:value-type="float">
            <text:p>1</text:p>
          </table:table-cell>
          <table:table-cell table:formula="of:=(POWER([.$G$59]-[.$C$59]/100;[.K$67])-1)/([.$G$59]-[.$C$59]/100-1)" office:value-type="float" office:value="1" calcext:value-type="float">
            <text:p>1</text:p>
          </table:table-cell>
          <table:table-cell table:formula="of:=(POWER([.$G$59]-[.$C$59]/100;[.L$67])-1)/([.$G$59]-[.$C$59]/100-1)" office:value-type="float" office:value="1" calcext:value-type="float">
            <text:p>1</text:p>
          </table:table-cell>
          <table:table-cell table:formula="of:=(POWER([.$G$59]-[.$C$59]/100;[.M$67])-1)/([.$G$59]-[.$C$59]/100-1)" office:value-type="float" office:value="1" calcext:value-type="float">
            <text:p>1</text:p>
          </table:table-cell>
          <table:table-cell table:formula="of:=(POWER([.$G$59]-[.$C$59]/100;[.N$67])-1)/([.$G$59]-[.$C$59]/100-1)" office:value-type="float" office:value="1" calcext:value-type="float">
            <text:p>1</text:p>
          </table:table-cell>
          <table:table-cell table:formula="of:=(POWER([.$G$59]-[.$C$59]/100;[.O$67])-1)/([.$G$59]-[.$C$59]/100-1)" office:value-type="float" office:value="1" calcext:value-type="float">
            <text:p>1</text:p>
          </table:table-cell>
          <table:table-cell table:formula="of:=(POWER([.$G$59]-[.$C$59]/100;[.P$67])-1)/([.$G$59]-[.$C$59]/100-1)" office:value-type="float" office:value="1" calcext:value-type="float">
            <text:p>1</text:p>
          </table:table-cell>
          <table:table-cell table:formula="of:=(POWER([.$G$59]-[.$C$59]/100;[.Q$67])-1)/([.$G$59]-[.$C$59]/100-1)" office:value-type="float" office:value="1" calcext:value-type="float">
            <text:p>1</text:p>
          </table:table-cell>
          <table:table-cell table:formula="of:=(POWER([.$G$59]-[.$C$59]/100;[.R$67])-1)/([.$G$59]-[.$C$59]/100-1)" office:value-type="float" office:value="1" calcext:value-type="float">
            <text:p>1</text:p>
          </table:table-cell>
          <table:table-cell table:formula="of:=(POWER([.$G$59]-[.$C$59]/100;[.S$67])-1)/([.$G$59]-[.$C$59]/100-1)" office:value-type="float" office:value="1" calcext:value-type="float">
            <text:p>1</text:p>
          </table:table-cell>
          <table:table-cell table:formula="of:=(POWER([.$G$59]-[.$C$59]/100;[.T$67])-1)/([.$G$59]-[.$C$59]/100-1)" office:value-type="float" office:value="1" calcext:value-type="float">
            <text:p>1</text:p>
          </table:table-cell>
          <table:table-cell table:formula="of:=(POWER([.$G$59]-[.$C$59]/100;[.U$67])-1)/([.$G$59]-[.$C$59]/100-1)" office:value-type="float" office:value="1" calcext:value-type="float">
            <text:p>1</text:p>
          </table:table-cell>
          <table:table-cell table:formula="of:=(POWER([.$G$59]-[.$C$59]/100;[.V$67])-1)/([.$G$59]-[.$C$59]/100-1)" office:value-type="float" office:value="1" calcext:value-type="float">
            <text:p>1</text:p>
          </table:table-cell>
          <table:table-cell table:formula="of:=(POWER([.$G$59]-[.$C$59]/100;[.W$67])-1)/([.$G$59]-[.$C$59]/100-1)" office:value-type="float" office:value="1" calcext:value-type="float">
            <text:p>1</text:p>
          </table:table-cell>
          <table:table-cell table:formula="of:=(POWER([.$G$59]-[.$C$59]/100;[.X$67])-1)/([.$G$59]-[.$C$59]/100-1)" office:value-type="float" office:value="1" calcext:value-type="float">
            <text:p>1</text:p>
          </table:table-cell>
          <table:table-cell table:formula="of:=(POWER([.$G$59]-[.$C$59]/100;[.Y$67])-1)/([.$G$59]-[.$C$59]/100-1)" office:value-type="float" office:value="1" calcext:value-type="float">
            <text:p>1</text:p>
          </table:table-cell>
          <table:table-cell table:formula="of:=(POWER([.$G$59]-[.$C$59]/100;[.Z$67])-1)/([.$G$59]-[.$C$59]/100-1)" office:value-type="float" office:value="1" calcext:value-type="float">
            <text:p>1</text:p>
          </table:table-cell>
          <table:table-cell table:formula="of:=(POWER([.$G$59]-[.$C$59]/100;[.AA$67])-1)/([.$G$59]-[.$C$59]/100-1)" office:value-type="float" office:value="1" calcext:value-type="float">
            <text:p>1</text:p>
          </table:table-cell>
          <table:table-cell table:formula="of:=(POWER([.$G$59]-[.$C$59]/100;[.AB$67])-1)/([.$G$59]-[.$C$59]/100-1)" office:value-type="float" office:value="1" calcext:value-type="float">
            <text:p>1</text:p>
          </table:table-cell>
          <table:table-cell table:formula="of:=(POWER([.$G$59]-[.$C$59]/100;[.AC$67])-1)/([.$G$59]-[.$C$59]/100-1)" office:value-type="float" office:value="1" calcext:value-type="float">
            <text:p>1</text:p>
          </table:table-cell>
          <table:table-cell table:formula="of:=(POWER([.$G$59]-[.$C$59]/100;[.AD$67])-1)/([.$G$59]-[.$C$59]/100-1)" office:value-type="float" office:value="1" calcext:value-type="float">
            <text:p>1</text:p>
          </table:table-cell>
          <table:table-cell table:formula="of:=(POWER([.$G$59]-[.$C$59]/100;[.AE$67])-1)/([.$G$59]-[.$C$59]/100-1)" office:value-type="float" office:value="1" calcext:value-type="float">
            <text:p>1</text:p>
          </table:table-cell>
          <table:table-cell table:formula="of:=(POWER([.$G$59]-[.$C$59]/100;[.AF$67])-1)/([.$G$59]-[.$C$59]/100-1)" office:value-type="float" office:value="1" calcext:value-type="float">
            <text:p>1</text:p>
          </table:table-cell>
          <table:table-cell table:formula="of:=(POWER([.$G$59]-[.$C$59]/100;[.AG$67])-1)/([.$G$59]-[.$C$59]/100-1)" office:value-type="float" office:value="1" calcext:value-type="float">
            <text:p>1</text:p>
          </table:table-cell>
          <table:table-cell table:formula="of:=(POWER([.$G$59]-[.$C$59]/100;[.AH$67])-1)/([.$G$59]-[.$C$59]/100-1)" office:value-type="float" office:value="1" calcext:value-type="float">
            <text:p>1</text:p>
          </table:table-cell>
          <table:table-cell table:formula="of:=(POWER([.$G$59]-[.$C$59]/100;[.AI$67])-1)/([.$G$59]-[.$C$59]/100-1)" office:value-type="float" office:value="1" calcext:value-type="float">
            <text:p>1</text:p>
          </table:table-cell>
          <table:table-cell table:formula="of:=(POWER([.$G$59]-[.$C$59]/100;[.AJ$67])-1)/([.$G$59]-[.$C$59]/100-1)" office:value-type="float" office:value="1" calcext:value-type="float">
            <text:p>1</text:p>
          </table:table-cell>
          <table:table-cell table:formula="of:=(POWER([.$G$59]-[.$C$59]/100;[.AK$67])-1)/([.$G$59]-[.$C$59]/100-1)" office:value-type="float" office:value="1" calcext:value-type="float">
            <text:p>1</text:p>
          </table:table-cell>
          <table:table-cell table:formula="of:=(POWER([.$G$59]-[.$C$59]/100;[.AL$67])-1)/([.$G$59]-[.$C$59]/100-1)" office:value-type="float" office:value="1" calcext:value-type="float">
            <text:p>1</text:p>
          </table:table-cell>
          <table:table-cell table:formula="of:=(POWER([.$G$59]-[.$C$59]/100;[.AM$67])-1)/([.$G$59]-[.$C$59]/100-1)" office:value-type="float" office:value="1" calcext:value-type="float">
            <text:p>1</text:p>
          </table:table-cell>
          <table:table-cell table:formula="of:=(POWER([.$G$59]-[.$C$59]/100;[.AN$67])-1)/([.$G$59]-[.$C$59]/100-1)" office:value-type="float" office:value="1" calcext:value-type="float">
            <text:p>1</text:p>
          </table:table-cell>
          <table:table-cell table:formula="of:=(POWER([.$G$59]-[.$C$59]/100;[.AO$67])-1)/([.$G$59]-[.$C$59]/100-1)" office:value-type="float" office:value="1" calcext:value-type="float">
            <text:p>1</text:p>
          </table:table-cell>
          <table:table-cell table:formula="of:=(POWER([.$G$59]-[.$C$59]/100;[.AP$67])-1)/([.$G$59]-[.$C$59]/100-1)" office:value-type="float" office:value="1" calcext:value-type="float">
            <text:p>1</text:p>
          </table:table-cell>
          <table:table-cell table:formula="of:=(POWER([.$G$59]-[.$C$59]/100;[.AQ$67])-1)/([.$G$59]-[.$C$59]/100-1)" office:value-type="float" office:value="1" calcext:value-type="float">
            <text:p>1</text:p>
          </table:table-cell>
          <table:table-cell table:formula="of:=(POWER([.$G$59]-[.$C$59]/100;[.AR$67])-1)/([.$G$59]-[.$C$59]/100-1)" office:value-type="float" office:value="1" calcext:value-type="float">
            <text:p>1</text:p>
          </table:table-cell>
          <table:table-cell table:formula="of:=(POWER([.$G$59]-[.$C$59]/100;[.AS$67])-1)/([.$G$59]-[.$C$59]/100-1)" office:value-type="float" office:value="1" calcext:value-type="float">
            <text:p>1</text:p>
          </table:table-cell>
          <table:table-cell table:formula="of:=(POWER([.$G$59]-[.$C$59]/100;[.AT$67])-1)/([.$G$59]-[.$C$59]/100-1)" office:value-type="float" office:value="1" calcext:value-type="float">
            <text:p>1</text:p>
          </table:table-cell>
          <table:table-cell table:formula="of:=(POWER([.$G$59]-[.$C$59]/100;[.AU$67])-1)/([.$G$59]-[.$C$59]/100-1)" office:value-type="float" office:value="1" calcext:value-type="float">
            <text:p>1</text:p>
          </table:table-cell>
          <table:table-cell table:formula="of:=(POWER([.$G$59]-[.$C$59]/100;[.AV$67])-1)/([.$G$59]-[.$C$59]/100-1)" office:value-type="float" office:value="1" calcext:value-type="float">
            <text:p>1</text:p>
          </table:table-cell>
          <table:table-cell table:number-columns-repeated="2"/>
          <table:table-cell table:formula="of:=[.$F59]*POWER([.$G59]-[.$C59]/100;[.$H$67])" office:value-type="float" office:value="0" calcext:value-type="float">
            <text:p>0</text:p>
          </table:table-cell>
          <table:table-cell table:formula="of:=[.$F59]*POWER([.$G59]-[.$C59]/100;[.$I$67])" office:value-type="float" office:value="0" calcext:value-type="float">
            <text:p>0</text:p>
          </table:table-cell>
          <table:table-cell table:formula="of:=[.$F59]*POWER([.$G59]-[.$C59]/100;[.$J$67])" office:value-type="float" office:value="0" calcext:value-type="float">
            <text:p>0</text:p>
          </table:table-cell>
          <table:table-cell table:formula="of:=[.$F59]*POWER([.$G59]-[.$C59]/100;[.$K$67])" office:value-type="float" office:value="0" calcext:value-type="float">
            <text:p>0</text:p>
          </table:table-cell>
          <table:table-cell table:formula="of:=[.$F59]*POWER([.$G59]-[.$C59]/100;[.$L$67])" office:value-type="float" office:value="0" calcext:value-type="float">
            <text:p>0</text:p>
          </table:table-cell>
          <table:table-cell table:formula="of:=[.$F59]*POWER([.$G59]-[.$C59]/100;[.$M$67])" office:value-type="float" office:value="0" calcext:value-type="float">
            <text:p>0</text:p>
          </table:table-cell>
          <table:table-cell table:formula="of:=[.$F59]*POWER([.$G59]-[.$C59]/100;[.$N$67])" office:value-type="float" office:value="0" calcext:value-type="float">
            <text:p>0</text:p>
          </table:table-cell>
          <table:table-cell table:formula="of:=[.$F59]*POWER([.$G59]-[.$C59]/100;[.$O$67])" office:value-type="float" office:value="0" calcext:value-type="float">
            <text:p>0</text:p>
          </table:table-cell>
          <table:table-cell table:formula="of:=[.$F59]*POWER([.$G59]-[.$C59]/100;[.$P$67])" office:value-type="float" office:value="0" calcext:value-type="float">
            <text:p>0</text:p>
          </table:table-cell>
          <table:table-cell table:formula="of:=[.$F59]*POWER([.$G59]-[.$C59]/100;[.$Q$67])" office:value-type="float" office:value="0" calcext:value-type="float">
            <text:p>0</text:p>
          </table:table-cell>
          <table:table-cell table:formula="of:=[.$F59]*POWER([.$G59]-[.$C59]/100;[.$R$67])" office:value-type="float" office:value="0" calcext:value-type="float">
            <text:p>0</text:p>
          </table:table-cell>
          <table:table-cell table:formula="of:=[.$F59]*POWER([.$G59]-[.$C59]/100;[.$S$67])" office:value-type="float" office:value="0" calcext:value-type="float">
            <text:p>0</text:p>
          </table:table-cell>
          <table:table-cell table:formula="of:=[.$F59]*POWER([.$G59]-[.$C59]/100;[.$T$67])" office:value-type="float" office:value="0" calcext:value-type="float">
            <text:p>0</text:p>
          </table:table-cell>
          <table:table-cell table:formula="of:=[.$F59]*POWER([.$G59]-[.$C59]/100;[.$U$67])" office:value-type="float" office:value="0" calcext:value-type="float">
            <text:p>0</text:p>
          </table:table-cell>
          <table:table-cell table:formula="of:=[.$F59]*POWER([.$G59]-[.$C59]/100;[.$V$67])" office:value-type="float" office:value="0" calcext:value-type="float">
            <text:p>0</text:p>
          </table:table-cell>
          <table:table-cell table:formula="of:=[.$F59]*POWER([.$G59]-[.$C59]/100;[.$W$67])" office:value-type="float" office:value="0" calcext:value-type="float">
            <text:p>0</text:p>
          </table:table-cell>
          <table:table-cell table:formula="of:=[.$F59]*POWER([.$G59]-[.$C59]/100;[.$X$67])" office:value-type="float" office:value="0" calcext:value-type="float">
            <text:p>0</text:p>
          </table:table-cell>
          <table:table-cell table:formula="of:=[.$F59]*POWER([.$G59]-[.$C59]/100;[.$Y$67])" office:value-type="float" office:value="0" calcext:value-type="float">
            <text:p>0</text:p>
          </table:table-cell>
          <table:table-cell table:formula="of:=[.$F59]*POWER([.$G59]-[.$C59]/100;[.$Z$67])" office:value-type="float" office:value="0" calcext:value-type="float">
            <text:p>0</text:p>
          </table:table-cell>
          <table:table-cell table:formula="of:=[.$F59]*POWER([.$G59]-[.$C59]/100;[.$AA$67])" office:value-type="float" office:value="0" calcext:value-type="float">
            <text:p>0</text:p>
          </table:table-cell>
          <table:table-cell table:formula="of:=[.$F59]*POWER([.$G59]-[.$C59]/100;[.$AB$67])" office:value-type="float" office:value="0" calcext:value-type="float">
            <text:p>0</text:p>
          </table:table-cell>
          <table:table-cell table:formula="of:=[.$F59]*POWER([.$G59]-[.$C59]/100;[.$AC$67])" office:value-type="float" office:value="0" calcext:value-type="float">
            <text:p>0</text:p>
          </table:table-cell>
          <table:table-cell table:formula="of:=[.$F59]*POWER([.$G59]-[.$C59]/100;[.$AD$67])" office:value-type="float" office:value="0" calcext:value-type="float">
            <text:p>0</text:p>
          </table:table-cell>
          <table:table-cell table:formula="of:=[.$F59]*POWER([.$G59]-[.$C59]/100;[.$AE$67])" office:value-type="float" office:value="0" calcext:value-type="float">
            <text:p>0</text:p>
          </table:table-cell>
          <table:table-cell table:formula="of:=[.$F59]*POWER([.$G59]-[.$C59]/100;[.$AF$67])" office:value-type="float" office:value="0" calcext:value-type="float">
            <text:p>0</text:p>
          </table:table-cell>
          <table:table-cell table:formula="of:=[.$F59]*POWER([.$G59]-[.$C59]/100;[.$AG$67])" office:value-type="float" office:value="0" calcext:value-type="float">
            <text:p>0</text:p>
          </table:table-cell>
          <table:table-cell table:formula="of:=[.$F59]*POWER([.$G59]-[.$C59]/100;[.$AH$67])" office:value-type="float" office:value="0" calcext:value-type="float">
            <text:p>0</text:p>
          </table:table-cell>
          <table:table-cell table:formula="of:=[.$F59]*POWER([.$G59]-[.$C59]/100;[.$AI$67])" office:value-type="float" office:value="0" calcext:value-type="float">
            <text:p>0</text:p>
          </table:table-cell>
          <table:table-cell table:formula="of:=[.$F59]*POWER([.$G59]-[.$C59]/100;[.$AJ$67])" office:value-type="float" office:value="0" calcext:value-type="float">
            <text:p>0</text:p>
          </table:table-cell>
          <table:table-cell table:formula="of:=[.$F59]*POWER([.$G59]-[.$C59]/100;[.$AK$67])" office:value-type="float" office:value="0" calcext:value-type="float">
            <text:p>0</text:p>
          </table:table-cell>
          <table:table-cell table:formula="of:=[.$F59]*POWER([.$G59]-[.$C59]/100;[.$AL$67])" office:value-type="float" office:value="0" calcext:value-type="float">
            <text:p>0</text:p>
          </table:table-cell>
          <table:table-cell table:formula="of:=[.$F59]*POWER([.$G59]-[.$C59]/100;[.$AM$67])" office:value-type="float" office:value="0" calcext:value-type="float">
            <text:p>0</text:p>
          </table:table-cell>
          <table:table-cell table:formula="of:=[.$F59]*POWER([.$G59]-[.$C59]/100;[.$AN$67])" office:value-type="float" office:value="0" calcext:value-type="float">
            <text:p>0</text:p>
          </table:table-cell>
          <table:table-cell table:formula="of:=[.$F59]*POWER([.$G59]-[.$C59]/100;[.$AO$67])" office:value-type="float" office:value="0" calcext:value-type="float">
            <text:p>0</text:p>
          </table:table-cell>
          <table:table-cell table:formula="of:=[.$F59]*POWER([.$G59]-[.$C59]/100;[.$AP$67])" office:value-type="float" office:value="0" calcext:value-type="float">
            <text:p>0</text:p>
          </table:table-cell>
          <table:table-cell table:formula="of:=[.$F59]*POWER([.$G59]-[.$C59]/100;[.$AQ$67])" office:value-type="float" office:value="0" calcext:value-type="float">
            <text:p>0</text:p>
          </table:table-cell>
          <table:table-cell table:formula="of:=[.$F59]*POWER([.$G59]-[.$C59]/100;[.$AR$67])" office:value-type="float" office:value="0" calcext:value-type="float">
            <text:p>0</text:p>
          </table:table-cell>
          <table:table-cell table:formula="of:=[.$F59]*POWER([.$G59]-[.$C59]/100;[.$AS$67])" office:value-type="float" office:value="0" calcext:value-type="float">
            <text:p>0</text:p>
          </table:table-cell>
          <table:table-cell table:formula="of:=[.$F59]*POWER([.$G59]-[.$C59]/100;[.$AT$67])" office:value-type="float" office:value="0" calcext:value-type="float">
            <text:p>0</text:p>
          </table:table-cell>
          <table:table-cell table:formula="of:=[.$F59]*POWER([.$G59]-[.$C59]/100;[.$AU$67])" office:value-type="float" office:value="0" calcext:value-type="float">
            <text:p>0</text:p>
          </table:table-cell>
          <table:table-cell table:formula="of:=[.$F59]*POWER([.$G59]-[.$C59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Investment per month (k€)</text:p>
          </table:table-cell>
          <table:table-cell table:formula="of:=SUM([.E4:.E48])" office:value-type="float" office:value="3.90338" calcext:value-type="float">
            <text:p>3.90338</text:p>
          </table:table-cell>
          <table:table-cell table:number-columns-repeated="4"/>
          <table:table-cell office:value-type="string" calcext:value-type="string">
            <text:p>Count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untry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Saving per month (k€)</text:p>
          </table:table-cell>
          <table:table-cell table:formula="of:=SUM([.E50:.E59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eight at 1 yr</text:p>
          </table:table-cell>
          <table:table-cell table:formula="of:=(SUMPRODUCT([.H$4:.H$38];[.$DS$4:.$DS$38])+12*SUMPRODUCT([.H$4:.H$38];[.$E$4:.$E$38];[.$CB$4:.$CB$38]))/(SUM([.$I$70:.$I$71])/100*[.$I$69])" office:value-type="float" office:value="54.6867899157863" calcext:value-type="float">
            <text:p>54.6867899157863</text:p>
          </table:table-cell>
          <table:table-cell table:formula="of:=(SUMPRODUCT([.I$4:.I$38];[.$DS$4:.$DS$38])+12*SUMPRODUCT([.I$4:.I$38];[.$E$4:.$E$38];[.$CB$4:.$CB$38]))/(SUM([.$I$70:.$I$71])/100*[.$I$69])" office:value-type="float" office:value="3.10834756554182" calcext:value-type="float">
            <text:p>3.10834756554182</text:p>
          </table:table-cell>
          <table:table-cell table:formula="of:=(SUMPRODUCT([.J$4:.J$38];[.$DS$4:.$DS$38])+12*SUMPRODUCT([.J$4:.J$38];[.$E$4:.$E$38];[.$CB$4:.$CB$38]))/(SUM([.$I$70:.$I$71])/100*[.$I$69])" office:value-type="float" office:value="0.079919292992406" calcext:value-type="float">
            <text:p>0.079919292992406</text:p>
          </table:table-cell>
          <table:table-cell table:formula="of:=(SUMPRODUCT([.K$4:.K$38];[.$DS$4:.$DS$38])+12*SUMPRODUCT([.K$4:.K$38];[.$E$4:.$E$38];[.$CB$4:.$CB$38]))/(SUM([.$I$70:.$I$71])/100*[.$I$69])" office:value-type="float" office:value="0.0547478621286561" calcext:value-type="float">
            <text:p>0.0547478621286561</text:p>
          </table:table-cell>
          <table:table-cell table:formula="of:=(SUMPRODUCT([.L$4:.L$38];[.$DS$4:.$DS$38])+12*SUMPRODUCT([.L$4:.L$38];[.$E$4:.$E$38];[.$CB$4:.$CB$38]))/(SUM([.$I$70:.$I$71])/100*[.$I$69])" office:value-type="float" office:value="0.226980553543355" calcext:value-type="float">
            <text:p>0.226980553543355</text:p>
          </table:table-cell>
          <table:table-cell table:formula="of:=(SUMPRODUCT([.M$4:.M$38];[.$DS$4:.$DS$38])+12*SUMPRODUCT([.M$4:.M$38];[.$E$4:.$E$38];[.$CB$4:.$CB$38]))/(SUM([.$I$70:.$I$71])/100*[.$I$69])" office:value-type="float" office:value="2.00116801598677" calcext:value-type="float">
            <text:p>2.00116801598677</text:p>
          </table:table-cell>
          <table:table-cell table:formula="of:=(SUMPRODUCT([.N$4:.N$38];[.$DS$4:.$DS$38])+12*SUMPRODUCT([.N$4:.N$38];[.$E$4:.$E$38];[.$CB$4:.$CB$38]))/(SUM([.$I$70:.$I$71])/100*[.$I$69])" office:value-type="float" office:value="2.20011185044236" calcext:value-type="float">
            <text:p>2.20011185044236</text:p>
          </table:table-cell>
          <table:table-cell table:formula="of:=(SUMPRODUCT([.O$4:.O$38];[.$DS$4:.$DS$38])+12*SUMPRODUCT([.O$4:.O$38];[.$E$4:.$E$38];[.$CB$4:.$CB$38]))/(SUM([.$I$70:.$I$71])/100*[.$I$69])" office:value-type="float" office:value="0.708064705039475" calcext:value-type="float">
            <text:p>0.708064705039475</text:p>
          </table:table-cell>
          <table:table-cell table:formula="of:=(SUMPRODUCT([.P$4:.P$38];[.$DS$4:.$DS$38])+12*SUMPRODUCT([.P$4:.P$38];[.$E$4:.$E$38];[.$CB$4:.$CB$38]))/(SUM([.$I$70:.$I$71])/100*[.$I$69])" office:value-type="float" office:value="1.36968375985761" calcext:value-type="float">
            <text:p>1.36968375985761</text:p>
          </table:table-cell>
          <table:table-cell table:formula="of:=(SUMPRODUCT([.Q$4:.Q$38];[.$DS$4:.$DS$38])+12*SUMPRODUCT([.Q$4:.Q$38];[.$E$4:.$E$38];[.$CB$4:.$CB$38]))/(SUM([.$I$70:.$I$71])/100*[.$I$69])" office:value-type="float" office:value="1.59303700583367" calcext:value-type="float">
            <text:p>1.59303700583367</text:p>
          </table:table-cell>
          <table:table-cell table:formula="of:=(SUMPRODUCT([.R$4:.R$38];[.$DS$4:.$DS$38])+12*SUMPRODUCT([.R$4:.R$38];[.$E$4:.$E$38];[.$CB$4:.$CB$38]))/(SUM([.$I$70:.$I$71])/100*[.$I$69])" office:value-type="float" office:value="0.179346444904218" calcext:value-type="float">
            <text:p>0.179346444904218</text:p>
          </table:table-cell>
          <table:table-cell table:formula="of:=(SUMPRODUCT([.S$4:.S$38];[.$DS$4:.$DS$38])+12*SUMPRODUCT([.S$4:.S$38];[.$E$4:.$E$38];[.$CB$4:.$CB$38]))/(SUM([.$I$70:.$I$71])/100*[.$I$69])" office:value-type="float" office:value="0.0155737390720093" calcext:value-type="float">
            <text:p>0.0155737390720093</text:p>
          </table:table-cell>
          <table:table-cell table:formula="of:=(SUMPRODUCT([.T$4:.T$38];[.$DS$4:.$DS$38])+12*SUMPRODUCT([.T$4:.T$38];[.$E$4:.$E$38];[.$CB$4:.$CB$38]))/(SUM([.$I$70:.$I$71])/100*[.$I$69])" office:value-type="float" office:value="0.023360608608014" calcext:value-type="float">
            <text:p>0.023360608608014</text:p>
          </table:table-cell>
          <table:table-cell table:formula="of:=(SUMPRODUCT([.U$4:.U$38];[.$DS$4:.$DS$38])+12*SUMPRODUCT([.U$4:.U$38];[.$E$4:.$E$38];[.$CB$4:.$CB$38]))/(SUM([.$I$70:.$I$71])/100*[.$I$69])" office:value-type="float" office:value="0.163094210620571" calcext:value-type="float">
            <text:p>0.163094210620571</text:p>
          </table:table-cell>
          <table:table-cell table:formula="of:=(SUMPRODUCT([.V$4:.V$38];[.$DS$4:.$DS$38])+12*SUMPRODUCT([.V$4:.V$38];[.$E$4:.$E$38];[.$CB$4:.$CB$38]))/(SUM([.$I$70:.$I$71])/100*[.$I$69])" office:value-type="float" office:value="0.247938594007937" calcext:value-type="float">
            <text:p>0.247938594007937</text:p>
          </table:table-cell>
          <table:table-cell table:formula="of:=(SUMPRODUCT([.W$4:.W$38];[.$DS$4:.$DS$38])+12*SUMPRODUCT([.W$4:.W$38];[.$E$4:.$E$38];[.$CB$4:.$CB$38]))/(SUM([.$I$70:.$I$71])/100*[.$I$69])" office:value-type="float" office:value="0.0528600048138748" calcext:value-type="float">
            <text:p>0.0528600048138748</text:p>
          </table:table-cell>
          <table:table-cell table:formula="of:=(SUMPRODUCT([.X$4:.X$38];[.$DS$4:.$DS$38])+12*SUMPRODUCT([.X$4:.X$38];[.$E$4:.$E$38];[.$CB$4:.$CB$38]))/(SUM([.$I$70:.$I$71])/100*[.$I$69])" office:value-type="float" office:value="0.00484806226467238" calcext:value-type="float">
            <text:p>0.00484806226467238</text:p>
          </table:table-cell>
          <table:table-cell table:formula="of:=(SUMPRODUCT([.Y$4:.Y$38];[.$DS$4:.$DS$38])+12*SUMPRODUCT([.Y$4:.Y$38];[.$E$4:.$E$38];[.$CB$4:.$CB$38]))/(SUM([.$I$70:.$I$71])/100*[.$I$69])" office:value-type="float" office:value="0.137779721946733" calcext:value-type="float">
            <text:p>0.137779721946733</text:p>
          </table:table-cell>
          <table:table-cell table:formula="of:=(SUMPRODUCT([.Z$4:.Z$38];[.$DS$4:.$DS$38])+12*SUMPRODUCT([.Z$4:.Z$38];[.$E$4:.$E$38];[.$CB$4:.$CB$38]))/(SUM([.$I$70:.$I$71])/100*[.$I$69])" office:value-type="float" office:value="0.10697090419108" calcext:value-type="float">
            <text:p>0.10697090419108</text:p>
          </table:table-cell>
          <table:table-cell table:formula="of:=(SUMPRODUCT([.AA$4:.AA$38];[.$DS$4:.$DS$38])+12*SUMPRODUCT([.AA$4:.AA$38];[.$E$4:.$E$38];[.$CB$4:.$CB$38]))/(SUM([.$I$70:.$I$71])/100*[.$I$69])" office:value-type="float" office:value="0.0783431159856966" calcext:value-type="float">
            <text:p>0.0783431159856966</text:p>
          </table:table-cell>
          <table:table-cell table:formula="of:=(SUMPRODUCT([.AB$4:.AB$38];[.$DS$4:.$DS$38])+12*SUMPRODUCT([.AB$4:.AB$38];[.$E$4:.$E$38];[.$CB$4:.$CB$38]))/(SUM([.$I$70:.$I$71])/100*[.$I$69])" office:value-type="float" office:value="0.00818071503071872" calcext:value-type="float">
            <text:p>0.00818071503071872</text:p>
          </table:table-cell>
          <table:table-cell table:formula="of:=(SUMPRODUCT([.AC$4:.AC$38];[.$DS$4:.$DS$38])+12*SUMPRODUCT([.AC$4:.AC$38];[.$E$4:.$E$38];[.$CB$4:.$CB$38]))/(SUM([.$I$70:.$I$71])/100*[.$I$69])" office:value-type="float" office:value="0.000484806226467238" calcext:value-type="float">
            <text:p>0.000484806226467238</text:p>
          </table:table-cell>
          <table:table-cell table:formula="of:=(SUMPRODUCT([.AD$4:.AD$38];[.$DS$4:.$DS$38])+12*SUMPRODUCT([.AD$4:.AD$38];[.$E$4:.$E$38];[.$CB$4:.$CB$38]))/(SUM([.$I$70:.$I$71])/100*[.$I$69])" office:value-type="float" office:value="0.137701411514807" calcext:value-type="float">
            <text:p>0.137701411514807</text:p>
          </table:table-cell>
          <table:table-cell table:formula="of:=(SUMPRODUCT([.AE$4:.AE$38];[.$DS$4:.$DS$38])+12*SUMPRODUCT([.AE$4:.AE$38];[.$E$4:.$E$38];[.$CB$4:.$CB$38]))/(SUM([.$I$70:.$I$71])/100*[.$I$69])" office:value-type="float" office:value="0.0231548083636227" calcext:value-type="float">
            <text:p>0.0231548083636227</text:p>
          </table:table-cell>
          <table:table-cell table:formula="of:=(SUMPRODUCT([.AF$4:.AF$38];[.$DS$4:.$DS$38])+12*SUMPRODUCT([.AF$4:.AF$38];[.$E$4:.$E$38];[.$CB$4:.$CB$38]))/(SUM([.$I$70:.$I$71])/100*[.$I$69])" office:value-type="float" office:value="2.12051231603227" calcext:value-type="float">
            <text:p>2.12051231603227</text:p>
          </table:table-cell>
          <table:table-cell table:formula="of:=(SUMPRODUCT([.AG$4:.AG$38];[.$DS$4:.$DS$38])+12*SUMPRODUCT([.AG$4:.AG$38];[.$E$4:.$E$38];[.$CB$4:.$CB$38]))/(SUM([.$I$70:.$I$71])/100*[.$I$69])" office:value-type="float" office:value="0.0112089474033854" calcext:value-type="float">
            <text:p>0.0112089474033854</text:p>
          </table:table-cell>
          <table:table-cell table:formula="of:=(SUMPRODUCT([.AH$4:.AH$38];[.$DS$4:.$DS$38])+12*SUMPRODUCT([.AH$4:.AH$38];[.$E$4:.$E$38];[.$CB$4:.$CB$38]))/(SUM([.$I$70:.$I$71])/100*[.$I$69])" office:value-type="float" office:value="0.124598582775562" calcext:value-type="float">
            <text:p>0.124598582775562</text:p>
          </table:table-cell>
          <table:table-cell table:formula="of:=(SUMPRODUCT([.AI$4:.AI$38];[.$DS$4:.$DS$38])+12*SUMPRODUCT([.AI$4:.AI$38];[.$E$4:.$E$38];[.$CB$4:.$CB$38]))/(SUM([.$I$70:.$I$71])/100*[.$I$69])" office:value-type="float" office:value="0.174329680492247" calcext:value-type="float">
            <text:p>0.174329680492247</text:p>
          </table:table-cell>
          <table:table-cell table:formula="of:=(SUMPRODUCT([.AJ$4:.AJ$38];[.$DS$4:.$DS$38])+12*SUMPRODUCT([.AJ$4:.AJ$38];[.$E$4:.$E$38];[.$CB$4:.$CB$38]))/(SUM([.$I$70:.$I$71])/100*[.$I$69])" office:value-type="float" office:value="0.00153673973169405" calcext:value-type="float">
            <text:p>0.00153673973169405</text:p>
          </table:table-cell>
          <table:table-cell table:formula="of:=(SUMPRODUCT([.AK$4:.AK$38];[.$DS$4:.$DS$38])+12*SUMPRODUCT([.AK$4:.AK$38];[.$E$4:.$E$38];[.$CB$4:.$CB$38]))/(SUM([.$I$70:.$I$71])/100*[.$I$69])" office:value-type="float" office:value="0.101778241687764" calcext:value-type="float">
            <text:p>0.101778241687764</text:p>
          </table:table-cell>
          <table:table-cell table:formula="of:=(SUMPRODUCT([.AL$4:.AL$38];[.$DS$4:.$DS$38])+12*SUMPRODUCT([.AL$4:.AL$38];[.$E$4:.$E$38];[.$CB$4:.$CB$38]))/(SUM([.$I$70:.$I$71])/100*[.$I$69])" office:value-type="float" office:value="0.00778686953600467" calcext:value-type="float">
            <text:p>0.00778686953600467</text:p>
          </table:table-cell>
          <table:table-cell table:formula="of:=(SUMPRODUCT([.AM$4:.AM$38];[.$DS$4:.$DS$38])+12*SUMPRODUCT([.AM$4:.AM$38];[.$E$4:.$E$38];[.$CB$4:.$CB$38]))/(SUM([.$I$70:.$I$71])/100*[.$I$69])" office:value-type="float" office:value="0.0509721474990936" calcext:value-type="float">
            <text:p>0.0509721474990936</text:p>
          </table:table-cell>
          <table:table-cell table:formula="of:=(SUMPRODUCT([.AN$4:.AN$38];[.$DS$4:.$DS$38])+12*SUMPRODUCT([.AN$4:.AN$38];[.$E$4:.$E$38];[.$CB$4:.$CB$38]))/(SUM([.$I$70:.$I$71])/100*[.$I$69])" office:value-type="float" office:value="0.000286603584744167" calcext:value-type="float">
            <text:p>0.000286603584744167</text:p>
          </table:table-cell>
          <table:table-cell table:formula="of:=(SUMPRODUCT([.AO$4:.AO$38];[.$DS$4:.$DS$38])+12*SUMPRODUCT([.AO$4:.AO$38];[.$E$4:.$E$38];[.$CB$4:.$CB$38]))/(SUM([.$I$70:.$I$71])/100*[.$I$69])" office:value-type="float" office:value="6.68794894867007" calcext:value-type="float">
            <text:p>6.68794894867007</text:p>
          </table:table-cell>
          <table:table-cell table:formula="of:=(SUMPRODUCT([.AP$4:.AP$38];[.$DS$4:.$DS$38])+12*SUMPRODUCT([.AP$4:.AP$38];[.$E$4:.$E$38];[.$CB$4:.$CB$38]))/(SUM([.$I$70:.$I$71])/100*[.$I$69])" office:value-type="float" office:value="1.59567746515027" calcext:value-type="float">
            <text:p>1.59567746515027</text:p>
          </table:table-cell>
          <table:table-cell table:formula="of:=(SUMPRODUCT([.AQ$4:.AQ$38];[.$DS$4:.$DS$38])+12*SUMPRODUCT([.AQ$4:.AQ$38];[.$E$4:.$E$38];[.$CB$4:.$CB$38]))/(SUM([.$I$70:.$I$71])/100*[.$I$69])" office:value-type="float" office:value="0.0417848376767476" calcext:value-type="float">
            <text:p>0.0417848376767476</text:p>
          </table:table-cell>
          <table:table-cell table:formula="of:=(SUMPRODUCT([.AR$4:.AR$38];[.$DS$4:.$DS$38])+12*SUMPRODUCT([.AR$4:.AR$38];[.$E$4:.$E$38];[.$CB$4:.$CB$38]))/(SUM([.$I$70:.$I$71])/100*[.$I$69])" office:value-type="float" office:value="0.00961129430383769" calcext:value-type="float">
            <text:p>0.00961129430383769</text:p>
          </table:table-cell>
          <table:table-cell table:formula="of:=(SUMPRODUCT([.AS$4:.AS$38];[.$DS$4:.$DS$38])+12*SUMPRODUCT([.AS$4:.AS$38];[.$E$4:.$E$38];[.$CB$4:.$CB$38]))/(SUM([.$I$70:.$I$71])/100*[.$I$69])" office:value-type="float" office:value="1.25615047081893" calcext:value-type="float">
            <text:p>1.25615047081893</text:p>
          </table:table-cell>
          <table:table-cell table:formula="of:=(SUMPRODUCT([.AT$4:.AT$38];[.$DS$4:.$DS$38])+12*SUMPRODUCT([.AT$4:.AT$38];[.$E$4:.$E$38];[.$CB$4:.$CB$38]))/(SUM([.$I$70:.$I$71])/100*[.$I$69])" office:value-type="float" office:value="0.233623224519433" calcext:value-type="float">
            <text:p>0.233623224519433</text:p>
          </table:table-cell>
          <table:table-cell table:formula="of:=(SUMPRODUCT([.AU$4:.AU$38];[.$DS$4:.$DS$38])+12*SUMPRODUCT([.AU$4:.AU$38];[.$E$4:.$E$38];[.$CB$4:.$CB$38]))/(SUM([.$I$70:.$I$71])/100*[.$I$69])" office:value-type="float" office:value="2.19100628760275" calcext:value-type="float">
            <text:p>2.19100628760275</text:p>
          </table:table-cell>
          <table:table-cell table:formula="of:=(SUMPRODUCT([.AV$4:.AV$38];[.$DS$4:.$DS$38])+12*SUMPRODUCT([.AV$4:.AV$38];[.$E$4:.$E$38];[.$CB$4:.$CB$38]))/(SUM([.$I$70:.$I$71])/100*[.$I$69])" office:value-type="float" office:value="0.0138442869750625" calcext:value-type="float">
            <text:p>0.0138442869750625</text:p>
          </table:table-cell>
          <table:table-cell table:formula="of:=(SUMPRODUCT([.AW$4:.AW$38];[.$DS$4:.$DS$38])+12*SUMPRODUCT([.AW$4:.AW$38];[.$E$4:.$E$38];[.$CB$4:.$CB$38]))/(SUM([.$I$70:.$I$71])/100*[.$I$69])" office:value-type="float" office:value="0.371886063122381" calcext:value-type="float">
            <text:p>0.371886063122381</text:p>
          </table:table-cell>
          <table:table-cell table:formula="of:=(SUMPRODUCT([.AX$4:.AX$38];[.$DS$4:.$DS$38])+12*SUMPRODUCT([.AX$4:.AX$38];[.$E$4:.$E$38];[.$CB$4:.$CB$38]))/(SUM([.$I$70:.$I$71])/100*[.$I$69])" office:value-type="float" office:value="0.00519546509162899" calcext:value-type="float">
            <text:p>0.00519546509162899</text:p>
          </table:table-cell>
          <table:table-cell table:formula="of:=(SUMPRODUCT([.AY$4:.AY$38];[.$DS$4:.$DS$38])+12*SUMPRODUCT([.AY$4:.AY$38];[.$E$4:.$E$38];[.$CB$4:.$CB$38]))/(SUM([.$I$70:.$I$71])/100*[.$I$69])" office:value-type="float" office:value="0.0302057170364999" calcext:value-type="float">
            <text:p>0.0302057170364999</text:p>
          </table:table-cell>
          <table:table-cell table:formula="of:=(SUMPRODUCT([.AZ$4:.AZ$38];[.$DS$4:.$DS$38])+12*SUMPRODUCT([.AZ$4:.AZ$38];[.$E$4:.$E$38];[.$CB$4:.$CB$38]))/(SUM([.$I$70:.$I$71])/100*[.$I$69])" office:value-type="float" office:value="3.02163795364335" calcext:value-type="float">
            <text:p>3.02163795364335</text:p>
          </table:table-cell>
          <table:table-cell table:formula="of:=(SUMPRODUCT([.BA$4:.BA$38];[.$DS$4:.$DS$38])+12*SUMPRODUCT([.BA$4:.BA$38];[.$E$4:.$E$38];[.$CB$4:.$CB$38]))/(SUM([.$I$70:.$I$71])/100*[.$I$69])" office:value-type="float" office:value="3.38273974544272" calcext:value-type="float">
            <text:p>3.38273974544272</text:p>
          </table:table-cell>
          <table:table-cell table:formula="of:=(SUMPRODUCT([.BB$4:.BB$38];[.$DS$4:.$DS$38])+12*SUMPRODUCT([.BB$4:.BB$38];[.$E$4:.$E$38];[.$CB$4:.$CB$38]))/(SUM([.$I$70:.$I$71])/100*[.$I$69])" office:value-type="float" office:value="4.79793081941842" calcext:value-type="float">
            <text:p>4.79793081941842</text:p>
          </table:table-cell>
          <table:table-cell table:formula="of:=(SUMPRODUCT([.BC$4:.BC$38];[.$DS$4:.$DS$38])+12*SUMPRODUCT([.BC$4:.BC$38];[.$E$4:.$E$38];[.$CB$4:.$CB$38]))/(SUM([.$I$70:.$I$71])/100*[.$I$69])" office:value-type="float" office:value="0.427599889221095" calcext:value-type="float">
            <text:p>0.427599889221095</text:p>
          </table:table-cell>
          <table:table-cell table:formula="of:=(SUMPRODUCT([.BD$4:.BD$38];[.$DS$4:.$DS$38])+12*SUMPRODUCT([.BD$4:.BD$38];[.$E$4:.$E$38];[.$CB$4:.$CB$38]))/(SUM([.$I$70:.$I$71])/100*[.$I$69])" office:value-type="float" office:value="0.00818071503071872" calcext:value-type="float">
            <text:p>0.00818071503071872</text:p>
          </table:table-cell>
          <table:table-cell table:formula="of:=(SUMPRODUCT([.BE$4:.BE$38];[.$DS$4:.$DS$38])+12*SUMPRODUCT([.BE$4:.BE$38];[.$E$4:.$E$38];[.$CB$4:.$CB$38]))/(SUM([.$I$70:.$I$71])/100*[.$I$69])" office:value-type="float" office:value="0.646363288768736" calcext:value-type="float">
            <text:p>0.646363288768736</text:p>
          </table:table-cell>
          <table:table-cell table:formula="of:=(SUMPRODUCT([.BF$4:.BF$38];[.$DS$4:.$DS$38])+12*SUMPRODUCT([.BF$4:.BF$38];[.$E$4:.$E$38];[.$CB$4:.$CB$38]))/(SUM([.$I$70:.$I$71])/100*[.$I$69])" office:value-type="float" office:value="0.00881000080231247" calcext:value-type="float">
            <text:p>0.00881000080231247</text:p>
          </table:table-cell>
          <table:table-cell table:formula="of:=(SUMPRODUCT([.BG$4:.BG$38];[.$DS$4:.$DS$38])+12*SUMPRODUCT([.BG$4:.BG$38];[.$E$4:.$E$38];[.$CB$4:.$CB$38]))/(SUM([.$I$70:.$I$71])/100*[.$I$69])" office:value-type="float" office:value="0.00302795796455387" calcext:value-type="float">
            <text:p>0.00302795796455387</text:p>
          </table:table-cell>
          <table:table-cell table:formula="of:=(SUMPRODUCT([.BH$4:.BH$38];[.$DS$4:.$DS$38])+12*SUMPRODUCT([.BH$4:.BH$38];[.$E$4:.$E$38];[.$CB$4:.$CB$38]))/(SUM([.$I$70:.$I$71])/100*[.$I$69])" office:value-type="float" office:value="0.00778686953600467" calcext:value-type="float">
            <text:p>0.00778686953600467</text:p>
          </table:table-cell>
          <table:table-cell table:formula="of:=(SUMPRODUCT([.BI$4:.BI$38];[.$DS$4:.$DS$38])+12*SUMPRODUCT([.BI$4:.BI$38];[.$E$4:.$E$38];[.$CB$4:.$CB$38]))/(SUM([.$I$70:.$I$71])/100*[.$I$69])" office:value-type="float" office:value="2.8371802943065" calcext:value-type="float">
            <text:p>2.8371802943065</text:p>
          </table:table-cell>
          <table:table-cell table:formula="of:=(SUMPRODUCT([.BJ$4:.BJ$38];[.$DS$4:.$DS$38])+12*SUMPRODUCT([.BJ$4:.BJ$38];[.$E$4:.$E$38];[.$CB$4:.$CB$38]))/(SUM([.$I$70:.$I$71])/100*[.$I$69])" office:value-type="float" office:value="0.0346107174376561" calcext:value-type="float">
            <text:p>0.0346107174376561</text:p>
          </table:table-cell>
          <table:table-cell table:formula="of:=(SUMPRODUCT([.BK$4:.BK$38];[.$DS$4:.$DS$38])+12*SUMPRODUCT([.BK$4:.BK$38];[.$E$4:.$E$38];[.$CB$4:.$CB$38]))/(SUM([.$I$70:.$I$71])/100*[.$I$69])" office:value-type="float" office:value="0.0352221119426346" calcext:value-type="float">
            <text:p>0.0352221119426346</text:p>
          </table:table-cell>
          <table:table-cell table:formula="of:=(SUMPRODUCT([.BL$4:.BL$38];[.$DS$4:.$DS$38])+12*SUMPRODUCT([.BL$4:.BL$38];[.$E$4:.$E$38];[.$CB$4:.$CB$38]))/(SUM([.$I$70:.$I$71])/100*[.$I$69])" office:value-type="float" office:value="0.63183617998101" calcext:value-type="float">
            <text:p>0.63183617998101</text:p>
          </table:table-cell>
          <table:table-cell table:formula="of:=(SUMPRODUCT([.BM$4:.BM$38];[.$DS$4:.$DS$38])+12*SUMPRODUCT([.BM$4:.BM$38];[.$E$4:.$E$38];[.$CB$4:.$CB$38]))/(SUM([.$I$70:.$I$71])/100*[.$I$69])" office:value-type="float" office:value="0.332892173173093" calcext:value-type="float">
            <text:p>0.332892173173093</text:p>
          </table:table-cell>
          <table:table-cell table:formula="of:=(SUMPRODUCT([.BN$4:.BN$38];[.$DS$4:.$DS$38])+12*SUMPRODUCT([.BN$4:.BN$38];[.$E$4:.$E$38];[.$CB$4:.$CB$38]))/(SUM([.$I$70:.$I$71])/100*[.$I$69])" office:value-type="float" office:value="0.0859543919942646" calcext:value-type="float">
            <text:p>0.0859543919942646</text:p>
          </table:table-cell>
          <table:table-cell table:formula="of:=(SUMPRODUCT([.BO$4:.BO$38];[.$DS$4:.$DS$38])+12*SUMPRODUCT([.BO$4:.BO$38];[.$E$4:.$E$38];[.$CB$4:.$CB$38]))/(SUM([.$I$70:.$I$71])/100*[.$I$69])" office:value-type="float" office:value="0.502202719115831" calcext:value-type="float">
            <text:p>0.502202719115831</text:p>
          </table:table-cell>
          <table:table-cell table:formula="of:=(SUMPRODUCT([.BP$4:.BP$38];[.$DS$4:.$DS$38])+12*SUMPRODUCT([.BP$4:.BP$38];[.$E$4:.$E$38];[.$CB$4:.$CB$38]))/(SUM([.$I$70:.$I$71])/100*[.$I$69])" office:value-type="float" office:value="0.000646408301956318" calcext:value-type="float">
            <text:p>0.000646408301956318</text:p>
          </table:table-cell>
          <table:table-cell table:formula="of:=(SUMPRODUCT([.BQ$4:.BQ$38];[.$DS$4:.$DS$38])+12*SUMPRODUCT([.BQ$4:.BQ$38];[.$E$4:.$E$38];[.$CB$4:.$CB$38]))/(SUM([.$I$70:.$I$71])/100*[.$I$69])" office:value-type="float" office:value="0.220943680666475" calcext:value-type="float">
            <text:p>0.220943680666475</text:p>
          </table:table-cell>
          <table:table-cell table:formula="of:=(SUMPRODUCT([.BR$4:.BR$38];[.$DS$4:.$DS$38])+12*SUMPRODUCT([.BR$4:.BR$38];[.$E$4:.$E$38];[.$CB$4:.$CB$38]))/(SUM([.$I$70:.$I$71])/100*[.$I$69])" office:value-type="float" office:value="0.343764833214376" calcext:value-type="float">
            <text:p>0.343764833214376</text:p>
          </table:table-cell>
          <table:table-cell office:value-type="string" calcext:value-type="string">
            <text:p>Weight at 1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20 yr</text:p>
          </table:table-cell>
          <table:table-cell table:formula="of:=(SUMPRODUCT([.H$4:.H$38];[.$EL$4:.$EL$38])+12*SUMPRODUCT([.H$4:.H$38];[.$E$4:.$E$38];[.$CU$4:.$CU$38]))/(SUM([.$AB$70:.$AB$71])/100*[.$AB$69])" office:value-type="float" office:value="57.3095573416562" calcext:value-type="float">
            <text:p>57.3095573416562</text:p>
          </table:table-cell>
          <table:table-cell table:formula="of:=(SUMPRODUCT([.I$4:.I$38];[.$EL$4:.$EL$38])+12*SUMPRODUCT([.I$4:.I$38];[.$E$4:.$E$38];[.$CU$4:.$CU$38]))/(SUM([.$AB$70:.$AB$71])/100*[.$AB$69])" office:value-type="float" office:value="2.87025423432292" calcext:value-type="float">
            <text:p>2.87025423432292</text:p>
          </table:table-cell>
          <table:table-cell table:formula="of:=(SUMPRODUCT([.J$4:.J$38];[.$EL$4:.$EL$38])+12*SUMPRODUCT([.J$4:.J$38];[.$E$4:.$E$38];[.$CU$4:.$CU$38]))/(SUM([.$AB$70:.$AB$71])/100*[.$AB$69])" office:value-type="float" office:value="0.0553106412903279" calcext:value-type="float">
            <text:p>0.0553106412903279</text:p>
          </table:table-cell>
          <table:table-cell table:formula="of:=(SUMPRODUCT([.K$4:.K$38];[.$EL$4:.$EL$38])+12*SUMPRODUCT([.K$4:.K$38];[.$E$4:.$E$38];[.$CU$4:.$CU$38]))/(SUM([.$AB$70:.$AB$71])/100*[.$AB$69])" office:value-type="float" office:value="0.0378899668681774" calcext:value-type="float">
            <text:p>0.0378899668681774</text:p>
          </table:table-cell>
          <table:table-cell table:formula="of:=(SUMPRODUCT([.L$4:.L$38];[.$EL$4:.$EL$38])+12*SUMPRODUCT([.L$4:.L$38];[.$E$4:.$E$38];[.$CU$4:.$CU$38]))/(SUM([.$AB$70:.$AB$71])/100*[.$AB$69])" office:value-type="float" office:value="0.185792173856078" calcext:value-type="float">
            <text:p>0.185792173856078</text:p>
          </table:table-cell>
          <table:table-cell table:formula="of:=(SUMPRODUCT([.M$4:.M$38];[.$EL$4:.$EL$38])+12*SUMPRODUCT([.M$4:.M$38];[.$E$4:.$E$38];[.$CU$4:.$CU$38]))/(SUM([.$AB$70:.$AB$71])/100*[.$AB$69])" office:value-type="float" office:value="1.64547792880446" calcext:value-type="float">
            <text:p>1.64547792880446</text:p>
          </table:table-cell>
          <table:table-cell table:formula="of:=(SUMPRODUCT([.N$4:.N$38];[.$EL$4:.$EL$38])+12*SUMPRODUCT([.N$4:.N$38];[.$E$4:.$E$38];[.$CU$4:.$CU$38]))/(SUM([.$AB$70:.$AB$71])/100*[.$AB$69])" office:value-type="float" office:value="2.04219131127948" calcext:value-type="float">
            <text:p>2.04219131127948</text:p>
          </table:table-cell>
          <table:table-cell table:formula="of:=(SUMPRODUCT([.O$4:.O$38];[.$EL$4:.$EL$38])+12*SUMPRODUCT([.O$4:.O$38];[.$E$4:.$E$38];[.$CU$4:.$CU$38]))/(SUM([.$AB$70:.$AB$71])/100*[.$AB$69])" office:value-type="float" office:value="0.638635148030874" calcext:value-type="float">
            <text:p>0.638635148030874</text:p>
          </table:table-cell>
          <table:table-cell table:formula="of:=(SUMPRODUCT([.P$4:.P$38];[.$EL$4:.$EL$38])+12*SUMPRODUCT([.P$4:.P$38];[.$E$4:.$E$38];[.$CU$4:.$CU$38]))/(SUM([.$AB$70:.$AB$71])/100*[.$AB$69])" office:value-type="float" office:value="1.04412781222818" calcext:value-type="float">
            <text:p>1.04412781222818</text:p>
          </table:table-cell>
          <table:table-cell table:formula="of:=(SUMPRODUCT([.Q$4:.Q$38];[.$EL$4:.$EL$38])+12*SUMPRODUCT([.Q$4:.Q$38];[.$E$4:.$E$38];[.$CU$4:.$CU$38]))/(SUM([.$AB$70:.$AB$71])/100*[.$AB$69])" office:value-type="float" office:value="1.31531846395628" calcext:value-type="float">
            <text:p>1.31531846395628</text:p>
          </table:table-cell>
          <table:table-cell table:formula="of:=(SUMPRODUCT([.R$4:.R$38];[.$EL$4:.$EL$38])+12*SUMPRODUCT([.R$4:.R$38];[.$E$4:.$E$38];[.$CU$4:.$CU$38]))/(SUM([.$AB$70:.$AB$71])/100*[.$AB$69])" office:value-type="float" office:value="0.124122305257823" calcext:value-type="float">
            <text:p>0.124122305257823</text:p>
          </table:table-cell>
          <table:table-cell table:formula="of:=(SUMPRODUCT([.S$4:.S$38];[.$EL$4:.$EL$38])+12*SUMPRODUCT([.S$4:.S$38];[.$E$4:.$E$38];[.$CU$4:.$CU$38]))/(SUM([.$AB$70:.$AB$71])/100*[.$AB$69])" office:value-type="float" office:value="0.00910863876236001" calcext:value-type="float">
            <text:p>0.00910863876236001</text:p>
          </table:table-cell>
          <table:table-cell table:formula="of:=(SUMPRODUCT([.T$4:.T$38];[.$EL$4:.$EL$38])+12*SUMPRODUCT([.T$4:.T$38];[.$E$4:.$E$38];[.$CU$4:.$CU$38]))/(SUM([.$AB$70:.$AB$71])/100*[.$AB$69])" office:value-type="float" office:value="0.01366295814354" calcext:value-type="float">
            <text:p>0.01366295814354</text:p>
          </table:table-cell>
          <table:table-cell table:formula="of:=(SUMPRODUCT([.U$4:.U$38];[.$EL$4:.$EL$38])+12*SUMPRODUCT([.U$4:.U$38];[.$E$4:.$E$38];[.$CU$4:.$CU$38]))/(SUM([.$AB$70:.$AB$71])/100*[.$AB$69])" office:value-type="float" office:value="0.152535466598835" calcext:value-type="float">
            <text:p>0.152535466598835</text:p>
          </table:table-cell>
          <table:table-cell table:formula="of:=(SUMPRODUCT([.V$4:.V$38];[.$EL$4:.$EL$38])+12*SUMPRODUCT([.V$4:.V$38];[.$E$4:.$E$38];[.$CU$4:.$CU$38]))/(SUM([.$AB$70:.$AB$71])/100*[.$AB$69])" office:value-type="float" office:value="0.171593643058183" calcext:value-type="float">
            <text:p>0.171593643058183</text:p>
          </table:table-cell>
          <table:table-cell table:formula="of:=(SUMPRODUCT([.W$4:.W$38];[.$EL$4:.$EL$38])+12*SUMPRODUCT([.W$4:.W$38];[.$E$4:.$E$38];[.$CU$4:.$CU$38]))/(SUM([.$AB$70:.$AB$71])/100*[.$AB$69])" office:value-type="float" office:value="0.0365834162865161" calcext:value-type="float">
            <text:p>0.0365834162865161</text:p>
          </table:table-cell>
          <table:table-cell table:formula="of:=(SUMPRODUCT([.X$4:.X$38];[.$EL$4:.$EL$38])+12*SUMPRODUCT([.X$4:.X$38];[.$E$4:.$E$38];[.$CU$4:.$CU$38]))/(SUM([.$AB$70:.$AB$71])/100*[.$AB$69])" office:value-type="float" office:value="0.00485013708946834" calcext:value-type="float">
            <text:p>0.00485013708946834</text:p>
          </table:table-cell>
          <table:table-cell table:formula="of:=(SUMPRODUCT([.Y$4:.Y$38];[.$EL$4:.$EL$38])+12*SUMPRODUCT([.Y$4:.Y$38];[.$E$4:.$E$38];[.$CU$4:.$CU$38]))/(SUM([.$AB$70:.$AB$71])/100*[.$AB$69])" office:value-type="float" office:value="0.0992477460811556" calcext:value-type="float">
            <text:p>0.0992477460811556</text:p>
          </table:table-cell>
          <table:table-cell table:formula="of:=(SUMPRODUCT([.Z$4:.Z$38];[.$EL$4:.$EL$38])+12*SUMPRODUCT([.Z$4:.Z$38];[.$E$4:.$E$38];[.$CU$4:.$CU$38]))/(SUM([.$AB$70:.$AB$71])/100*[.$AB$69])" office:value-type="float" office:value="0.0807331720340635" calcext:value-type="float">
            <text:p>0.0807331720340635</text:p>
          </table:table-cell>
          <table:table-cell table:formula="of:=(SUMPRODUCT([.AA$4:.AA$38];[.$EL$4:.$EL$38])+12*SUMPRODUCT([.AA$4:.AA$38];[.$E$4:.$E$38];[.$CU$4:.$CU$38]))/(SUM([.$AB$70:.$AB$71])/100*[.$AB$69])" office:value-type="float" office:value="0.0643428012652387" calcext:value-type="float">
            <text:p>0.0643428012652387</text:p>
          </table:table-cell>
          <table:table-cell table:formula="of:=(SUMPRODUCT([.AB$4:.AB$38];[.$EL$4:.$EL$38])+12*SUMPRODUCT([.AB$4:.AB$38];[.$E$4:.$E$38];[.$CU$4:.$CU$38]))/(SUM([.$AB$70:.$AB$71])/100*[.$AB$69])" office:value-type="float" office:value="0.00566171918719892" calcext:value-type="float">
            <text:p>0.00566171918719892</text:p>
          </table:table-cell>
          <table:table-cell table:formula="of:=(SUMPRODUCT([.AC$4:.AC$38];[.$EL$4:.$EL$38])+12*SUMPRODUCT([.AC$4:.AC$38];[.$E$4:.$E$38];[.$CU$4:.$CU$38]))/(SUM([.$AB$70:.$AB$71])/100*[.$AB$69])" office:value-type="float" office:value="0.000485013708946834" calcext:value-type="float">
            <text:p>0.000485013708946834</text:p>
          </table:table-cell>
          <table:table-cell table:formula="of:=(SUMPRODUCT([.AD$4:.AD$38];[.$EL$4:.$EL$38])+12*SUMPRODUCT([.AD$4:.AD$38];[.$E$4:.$E$38];[.$CU$4:.$CU$38]))/(SUM([.$AB$70:.$AB$71])/100*[.$AB$69])" office:value-type="float" office:value="0.126173071552424" calcext:value-type="float">
            <text:p>0.126173071552424</text:p>
          </table:table-cell>
          <table:table-cell table:formula="of:=(SUMPRODUCT([.AE$4:.AE$38];[.$EL$4:.$EL$38])+12*SUMPRODUCT([.AE$4:.AE$38];[.$E$4:.$E$38];[.$CU$4:.$CU$38]))/(SUM([.$AB$70:.$AB$71])/100*[.$AB$69])" office:value-type="float" office:value="0.0248684585804213" calcext:value-type="float">
            <text:p>0.0248684585804213</text:p>
          </table:table-cell>
          <table:table-cell table:formula="of:=(SUMPRODUCT([.AF$4:.AF$38];[.$EL$4:.$EL$38])+12*SUMPRODUCT([.AF$4:.AF$38];[.$E$4:.$E$38];[.$CU$4:.$CU$38]))/(SUM([.$AB$70:.$AB$71])/100*[.$AB$69])" office:value-type="float" office:value="1.82366177590491" calcext:value-type="float">
            <text:p>1.82366177590491</text:p>
          </table:table-cell>
          <table:table-cell table:formula="of:=(SUMPRODUCT([.AG$4:.AG$38];[.$EL$4:.$EL$38])+12*SUMPRODUCT([.AG$4:.AG$38];[.$E$4:.$E$38];[.$CU$4:.$CU$38]))/(SUM([.$AB$70:.$AB$71])/100*[.$AB$69])" office:value-type="float" office:value="0.00988213600518619" calcext:value-type="float">
            <text:p>0.00988213600518619</text:p>
          </table:table-cell>
          <table:table-cell table:formula="of:=(SUMPRODUCT([.AH$4:.AH$38];[.$EL$4:.$EL$38])+12*SUMPRODUCT([.AH$4:.AH$38];[.$E$4:.$E$38];[.$CU$4:.$CU$38]))/(SUM([.$AB$70:.$AB$71])/100*[.$AB$69])" office:value-type="float" office:value="0.0862323383896451" calcext:value-type="float">
            <text:p>0.0862323383896451</text:p>
          </table:table-cell>
          <table:table-cell table:formula="of:=(SUMPRODUCT([.AI$4:.AI$38];[.$EL$4:.$EL$38])+12*SUMPRODUCT([.AI$4:.AI$38];[.$E$4:.$E$38];[.$CU$4:.$CU$38]))/(SUM([.$AB$70:.$AB$71])/100*[.$AB$69])" office:value-type="float" office:value="0.142433973057593" calcext:value-type="float">
            <text:p>0.142433973057593</text:p>
          </table:table-cell>
          <table:table-cell table:formula="of:=(SUMPRODUCT([.AJ$4:.AJ$38];[.$EL$4:.$EL$38])+12*SUMPRODUCT([.AJ$4:.AJ$38];[.$E$4:.$E$38];[.$CU$4:.$CU$38]))/(SUM([.$AB$70:.$AB$71])/100*[.$AB$69])" office:value-type="float" office:value="0.00186492429725522" calcext:value-type="float">
            <text:p>0.00186492429725522</text:p>
          </table:table-cell>
          <table:table-cell table:formula="of:=(SUMPRODUCT([.AK$4:.AK$38];[.$EL$4:.$EL$38])+12*SUMPRODUCT([.AK$4:.AK$38];[.$E$4:.$E$38];[.$CU$4:.$CU$38]))/(SUM([.$AB$70:.$AB$71])/100*[.$AB$69])" office:value-type="float" office:value="0.0832652918989808" calcext:value-type="float">
            <text:p>0.0832652918989808</text:p>
          </table:table-cell>
          <table:table-cell table:formula="of:=(SUMPRODUCT([.AL$4:.AL$38];[.$EL$4:.$EL$38])+12*SUMPRODUCT([.AL$4:.AL$38];[.$E$4:.$E$38];[.$CU$4:.$CU$38]))/(SUM([.$AB$70:.$AB$71])/100*[.$AB$69])" office:value-type="float" office:value="0.00455431938118001" calcext:value-type="float">
            <text:p>0.00455431938118001</text:p>
          </table:table-cell>
          <table:table-cell table:formula="of:=(SUMPRODUCT([.AM$4:.AM$38];[.$EL$4:.$EL$38])+12*SUMPRODUCT([.AM$4:.AM$38];[.$E$4:.$E$38];[.$CU$4:.$CU$38]))/(SUM([.$AB$70:.$AB$71])/100*[.$AB$69])" office:value-type="float" office:value="0.0352768657048548" calcext:value-type="float">
            <text:p>0.0352768657048548</text:p>
          </table:table-cell>
          <table:table-cell table:formula="of:=(SUMPRODUCT([.AN$4:.AN$38];[.$EL$4:.$EL$38])+12*SUMPRODUCT([.AN$4:.AN$38];[.$E$4:.$E$38];[.$CU$4:.$CU$38]))/(SUM([.$AB$70:.$AB$71])/100*[.$AB$69])" office:value-type="float" office:value="0.000223289361604617" calcext:value-type="float">
            <text:p>0.000223289361604617</text:p>
          </table:table-cell>
          <table:table-cell table:formula="of:=(SUMPRODUCT([.AO$4:.AO$38];[.$EL$4:.$EL$38])+12*SUMPRODUCT([.AO$4:.AO$38];[.$E$4:.$E$38];[.$CU$4:.$CU$38]))/(SUM([.$AB$70:.$AB$71])/100*[.$AB$69])" office:value-type="float" office:value="10.1330033103841" calcext:value-type="float">
            <text:p>10.1330033103841</text:p>
          </table:table-cell>
          <table:table-cell table:formula="of:=(SUMPRODUCT([.AP$4:.AP$38];[.$EL$4:.$EL$38])+12*SUMPRODUCT([.AP$4:.AP$38];[.$E$4:.$E$38];[.$CU$4:.$CU$38]))/(SUM([.$AB$70:.$AB$71])/100*[.$AB$69])" office:value-type="float" office:value="1.15453648831052" calcext:value-type="float">
            <text:p>1.15453648831052</text:p>
          </table:table-cell>
          <table:table-cell table:formula="of:=(SUMPRODUCT([.AQ$4:.AQ$38];[.$EL$4:.$EL$38])+12*SUMPRODUCT([.AQ$4:.AQ$38];[.$E$4:.$E$38];[.$CU$4:.$CU$38]))/(SUM([.$AB$70:.$AB$71])/100*[.$AB$69])" office:value-type="float" office:value="0.0458912379790175" calcext:value-type="float">
            <text:p>0.0458912379790175</text:p>
          </table:table-cell>
          <table:table-cell table:formula="of:=(SUMPRODUCT([.AR$4:.AR$38];[.$EL$4:.$EL$38])+12*SUMPRODUCT([.AR$4:.AR$38];[.$E$4:.$E$38];[.$CU$4:.$CU$38]))/(SUM([.$AB$70:.$AB$71])/100*[.$AB$69])" office:value-type="float" office:value="0.00856994163101581" calcext:value-type="float">
            <text:p>0.00856994163101581</text:p>
          </table:table-cell>
          <table:table-cell table:formula="of:=(SUMPRODUCT([.AS$4:.AS$38];[.$EL$4:.$EL$38])+12*SUMPRODUCT([.AS$4:.AS$38];[.$E$4:.$E$38];[.$CU$4:.$CU$38]))/(SUM([.$AB$70:.$AB$71])/100*[.$AB$69])" office:value-type="float" office:value="1.26655134367441" calcext:value-type="float">
            <text:p>1.26655134367441</text:p>
          </table:table-cell>
          <table:table-cell table:formula="of:=(SUMPRODUCT([.AT$4:.AT$38];[.$EL$4:.$EL$38])+12*SUMPRODUCT([.AT$4:.AT$38];[.$E$4:.$E$38];[.$CU$4:.$CU$38]))/(SUM([.$AB$70:.$AB$71])/100*[.$AB$69])" office:value-type="float" office:value="0.192695948539308" calcext:value-type="float">
            <text:p>0.192695948539308</text:p>
          </table:table-cell>
          <table:table-cell table:formula="of:=(SUMPRODUCT([.AU$4:.AU$38];[.$EL$4:.$EL$38])+12*SUMPRODUCT([.AU$4:.AU$38];[.$E$4:.$E$38];[.$CU$4:.$CU$38]))/(SUM([.$AB$70:.$AB$71])/100*[.$AB$69])" office:value-type="float" office:value="1.73732602444278" calcext:value-type="float">
            <text:p>1.73732602444278</text:p>
          </table:table-cell>
          <table:table-cell table:formula="of:=(SUMPRODUCT([.AV$4:.AV$38];[.$EL$4:.$EL$38])+12*SUMPRODUCT([.AV$4:.AV$38];[.$E$4:.$E$38];[.$CU$4:.$CU$38]))/(SUM([.$AB$70:.$AB$71])/100*[.$AB$69])" office:value-type="float" office:value="0.00958137093218279" calcext:value-type="float">
            <text:p>0.00958137093218279</text:p>
          </table:table-cell>
          <table:table-cell table:formula="of:=(SUMPRODUCT([.AW$4:.AW$38];[.$EL$4:.$EL$38])+12*SUMPRODUCT([.AW$4:.AW$38];[.$E$4:.$E$38];[.$CU$4:.$CU$38]))/(SUM([.$AB$70:.$AB$71])/100*[.$AB$69])" office:value-type="float" office:value="0.32991827535203" calcext:value-type="float">
            <text:p>0.32991827535203</text:p>
          </table:table-cell>
          <table:table-cell table:formula="of:=(SUMPRODUCT([.AX$4:.AX$38];[.$EL$4:.$EL$38])+12*SUMPRODUCT([.AX$4:.AX$38];[.$E$4:.$E$38];[.$CU$4:.$CU$38]))/(SUM([.$AB$70:.$AB$71])/100*[.$AB$69])" office:value-type="float" office:value="0.00411926161990971" calcext:value-type="float">
            <text:p>0.00411926161990971</text:p>
          </table:table-cell>
          <table:table-cell table:formula="of:=(SUMPRODUCT([.AY$4:.AY$38];[.$EL$4:.$EL$38])+12*SUMPRODUCT([.AY$4:.AY$38];[.$E$4:.$E$38];[.$CU$4:.$CU$38]))/(SUM([.$AB$70:.$AB$71])/100*[.$AB$69])" office:value-type="float" office:value="0.0209048093065806" calcext:value-type="float">
            <text:p>0.0209048093065806</text:p>
          </table:table-cell>
          <table:table-cell table:formula="of:=(SUMPRODUCT([.AZ$4:.AZ$38];[.$EL$4:.$EL$38])+12*SUMPRODUCT([.AZ$4:.AZ$38];[.$E$4:.$E$38];[.$CU$4:.$CU$38]))/(SUM([.$AB$70:.$AB$71])/100*[.$AB$69])" office:value-type="float" office:value="2.76645832984814" calcext:value-type="float">
            <text:p>2.76645832984814</text:p>
          </table:table-cell>
          <table:table-cell table:formula="of:=(SUMPRODUCT([.BA$4:.BA$38];[.$EL$4:.$EL$38])+12*SUMPRODUCT([.BA$4:.BA$38];[.$E$4:.$E$38];[.$CU$4:.$CU$38]))/(SUM([.$AB$70:.$AB$71])/100*[.$AB$69])" office:value-type="float" office:value="2.77705796380505" calcext:value-type="float">
            <text:p>2.77705796380505</text:p>
          </table:table-cell>
          <table:table-cell table:formula="of:=(SUMPRODUCT([.BB$4:.BB$38];[.$EL$4:.$EL$38])+12*SUMPRODUCT([.BB$4:.BB$38];[.$E$4:.$E$38];[.$CU$4:.$CU$38]))/(SUM([.$AB$70:.$AB$71])/100*[.$AB$69])" office:value-type="float" office:value="3.57274376576633" calcext:value-type="float">
            <text:p>3.57274376576633</text:p>
          </table:table-cell>
          <table:table-cell table:formula="of:=(SUMPRODUCT([.BC$4:.BC$38];[.$EL$4:.$EL$38])+12*SUMPRODUCT([.BC$4:.BC$38];[.$E$4:.$E$38];[.$CU$4:.$CU$38]))/(SUM([.$AB$70:.$AB$71])/100*[.$AB$69])" office:value-type="float" office:value="0.360963630503734" calcext:value-type="float">
            <text:p>0.360963630503734</text:p>
          </table:table-cell>
          <table:table-cell table:formula="of:=(SUMPRODUCT([.BD$4:.BD$38];[.$EL$4:.$EL$38])+12*SUMPRODUCT([.BD$4:.BD$38];[.$E$4:.$E$38];[.$CU$4:.$CU$38]))/(SUM([.$AB$70:.$AB$71])/100*[.$AB$69])" office:value-type="float" office:value="0.00566171918719892" calcext:value-type="float">
            <text:p>0.00566171918719892</text:p>
          </table:table-cell>
          <table:table-cell table:formula="of:=(SUMPRODUCT([.BE$4:.BE$38];[.$EL$4:.$EL$38])+12*SUMPRODUCT([.BE$4:.BE$38];[.$E$4:.$E$38];[.$CU$4:.$CU$38]))/(SUM([.$AB$70:.$AB$71])/100*[.$AB$69])" office:value-type="float" office:value="0.590426024398995" calcext:value-type="float">
            <text:p>0.590426024398995</text:p>
          </table:table-cell>
          <table:table-cell table:formula="of:=(SUMPRODUCT([.BF$4:.BF$38];[.$EL$4:.$EL$38])+12*SUMPRODUCT([.BF$4:.BF$38];[.$E$4:.$E$38];[.$CU$4:.$CU$38]))/(SUM([.$AB$70:.$AB$71])/100*[.$AB$69])" office:value-type="float" office:value="0.00609723604775269" calcext:value-type="float">
            <text:p>0.00609723604775269</text:p>
          </table:table-cell>
          <table:table-cell table:formula="of:=(SUMPRODUCT([.BG$4:.BG$38];[.$EL$4:.$EL$38])+12*SUMPRODUCT([.BG$4:.BG$38];[.$E$4:.$E$38];[.$CU$4:.$CU$38]))/(SUM([.$AB$70:.$AB$71])/100*[.$AB$69])" office:value-type="float" office:value="0.00251438150016022" calcext:value-type="float">
            <text:p>0.00251438150016022</text:p>
          </table:table-cell>
          <table:table-cell table:formula="of:=(SUMPRODUCT([.BH$4:.BH$38];[.$EL$4:.$EL$38])+12*SUMPRODUCT([.BH$4:.BH$38];[.$E$4:.$E$38];[.$CU$4:.$CU$38]))/(SUM([.$AB$70:.$AB$71])/100*[.$AB$69])" office:value-type="float" office:value="0.00455431938118001" calcext:value-type="float">
            <text:p>0.00455431938118001</text:p>
          </table:table-cell>
          <table:table-cell table:formula="of:=(SUMPRODUCT([.BI$4:.BI$38];[.$EL$4:.$EL$38])+12*SUMPRODUCT([.BI$4:.BI$38];[.$E$4:.$E$38];[.$CU$4:.$CU$38]))/(SUM([.$AB$70:.$AB$71])/100*[.$AB$69])" office:value-type="float" office:value="2.35146929715025" calcext:value-type="float">
            <text:p>2.35146929715025</text:p>
          </table:table-cell>
          <table:table-cell table:formula="of:=(SUMPRODUCT([.BJ$4:.BJ$38];[.$EL$4:.$EL$38])+12*SUMPRODUCT([.BJ$4:.BJ$38];[.$E$4:.$E$38];[.$CU$4:.$CU$38]))/(SUM([.$AB$70:.$AB$71])/100*[.$AB$69])" office:value-type="float" office:value="0.023953427330457" calcext:value-type="float">
            <text:p>0.023953427330457</text:p>
          </table:table-cell>
          <table:table-cell table:formula="of:=(SUMPRODUCT([.BK$4:.BK$38];[.$EL$4:.$EL$38])+12*SUMPRODUCT([.BK$4:.BK$38];[.$E$4:.$E$38];[.$CU$4:.$CU$38]))/(SUM([.$AB$70:.$AB$71])/100*[.$AB$69])" office:value-type="float" office:value="0.0306766024389554" calcext:value-type="float">
            <text:p>0.0306766024389554</text:p>
          </table:table-cell>
          <table:table-cell table:formula="of:=(SUMPRODUCT([.BL$4:.BL$38];[.$EL$4:.$EL$38])+12*SUMPRODUCT([.BL$4:.BL$38];[.$E$4:.$E$38];[.$CU$4:.$CU$38]))/(SUM([.$AB$70:.$AB$71])/100*[.$AB$69])" office:value-type="float" office:value="0.735582798037121" calcext:value-type="float">
            <text:p>0.735582798037121</text:p>
          </table:table-cell>
          <table:table-cell table:formula="of:=(SUMPRODUCT([.BM$4:.BM$38];[.$EL$4:.$EL$38])+12*SUMPRODUCT([.BM$4:.BM$38];[.$E$4:.$E$38];[.$CU$4:.$CU$38]))/(SUM([.$AB$70:.$AB$71])/100*[.$AB$69])" office:value-type="float" office:value="0.230388419232941" calcext:value-type="float">
            <text:p>0.230388419232941</text:p>
          </table:table-cell>
          <table:table-cell table:formula="of:=(SUMPRODUCT([.BN$4:.BN$38];[.$EL$4:.$EL$38])+12*SUMPRODUCT([.BN$4:.BN$38];[.$E$4:.$E$38];[.$CU$4:.$CU$38]))/(SUM([.$AB$70:.$AB$71])/100*[.$AB$69])" office:value-type="float" office:value="0.0888391307448074" calcext:value-type="float">
            <text:p>0.0888391307448074</text:p>
          </table:table-cell>
          <table:table-cell table:formula="of:=(SUMPRODUCT([.BO$4:.BO$38];[.$EL$4:.$EL$38])+12*SUMPRODUCT([.BO$4:.BO$38];[.$E$4:.$E$38];[.$CU$4:.$CU$38]))/(SUM([.$AB$70:.$AB$71])/100*[.$AB$69])" office:value-type="float" office:value="0.381000268436412" calcext:value-type="float">
            <text:p>0.381000268436412</text:p>
          </table:table-cell>
          <table:table-cell table:formula="of:=(SUMPRODUCT([.BP$4:.BP$38];[.$EL$4:.$EL$38])+12*SUMPRODUCT([.BP$4:.BP$38];[.$E$4:.$E$38];[.$CU$4:.$CU$38]))/(SUM([.$AB$70:.$AB$71])/100*[.$AB$69])" office:value-type="float" office:value="0.000646684945262445" calcext:value-type="float">
            <text:p>0.000646684945262445</text:p>
          </table:table-cell>
          <table:table-cell table:formula="of:=(SUMPRODUCT([.BQ$4:.BQ$38];[.$EL$4:.$EL$38])+12*SUMPRODUCT([.BQ$4:.BQ$38];[.$E$4:.$E$38];[.$CU$4:.$CU$38]))/(SUM([.$AB$70:.$AB$71])/100*[.$AB$69])" office:value-type="float" office:value="0.154027513825852" calcext:value-type="float">
            <text:p>0.154027513825852</text:p>
          </table:table-cell>
          <table:table-cell table:formula="of:=(SUMPRODUCT([.BR$4:.BR$38];[.$EL$4:.$EL$38])+12*SUMPRODUCT([.BR$4:.BR$38];[.$E$4:.$E$38];[.$CU$4:.$CU$38]))/(SUM([.$AB$70:.$AB$71])/100*[.$AB$69])" office:value-type="float" office:value="0.393067976716664" calcext:value-type="float">
            <text:p>0.393067976716664</text:p>
          </table:table-cell>
          <table:table-cell office:value-type="string" calcext:value-type="string">
            <text:p>Weight at 2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30 yr</text:p>
          </table:table-cell>
          <table:table-cell table:formula="of:=(SUMPRODUCT([.H$4:.H$38];[.$EV$4:.$EV$38])+12*SUMPRODUCT([.H$4:.H$38];[.$E$4:.$E$38];[.$DE$4:.$DE$38]))/(SUM([.$AL$70:.$AL$71])/100*[.$AL$69])" office:value-type="float" office:value="58.0418030305729" calcext:value-type="float">
            <text:p>58.0418030305729</text:p>
          </table:table-cell>
          <table:table-cell table:formula="of:=(SUMPRODUCT([.I$4:.I$38];[.$EV$4:.$EV$38])+12*SUMPRODUCT([.I$4:.I$38];[.$E$4:.$E$38];[.$DE$4:.$DE$38]))/(SUM([.$AL$70:.$AL$71])/100*[.$AL$69])" office:value-type="float" office:value="2.64805613946244" calcext:value-type="float">
            <text:p>2.64805613946244</text:p>
          </table:table-cell>
          <table:table-cell table:formula="of:=(SUMPRODUCT([.J$4:.J$38];[.$EV$4:.$EV$38])+12*SUMPRODUCT([.J$4:.J$38];[.$E$4:.$E$38];[.$DE$4:.$DE$38]))/(SUM([.$AL$70:.$AL$71])/100*[.$AL$69])" office:value-type="float" office:value="0.0417368607534913" calcext:value-type="float">
            <text:p>0.0417368607534913</text:p>
          </table:table-cell>
          <table:table-cell table:formula="of:=(SUMPRODUCT([.K$4:.K$38];[.$EV$4:.$EV$38])+12*SUMPRODUCT([.K$4:.K$38];[.$E$4:.$E$38];[.$DE$4:.$DE$38]))/(SUM([.$AL$70:.$AL$71])/100*[.$AL$69])" office:value-type="float" office:value="0.0285913927996358" calcext:value-type="float">
            <text:p>0.0285913927996358</text:p>
          </table:table-cell>
          <table:table-cell table:formula="of:=(SUMPRODUCT([.L$4:.L$38];[.$EV$4:.$EV$38])+12*SUMPRODUCT([.L$4:.L$38];[.$E$4:.$E$38];[.$DE$4:.$DE$38]))/(SUM([.$AL$70:.$AL$71])/100*[.$AL$69])" office:value-type="float" office:value="0.157861195101922" calcext:value-type="float">
            <text:p>0.157861195101922</text:p>
          </table:table-cell>
          <table:table-cell table:formula="of:=(SUMPRODUCT([.M$4:.M$38];[.$EV$4:.$EV$38])+12*SUMPRODUCT([.M$4:.M$38];[.$E$4:.$E$38];[.$DE$4:.$DE$38]))/(SUM([.$AL$70:.$AL$71])/100*[.$AL$69])" office:value-type="float" office:value="1.40198028765352" calcext:value-type="float">
            <text:p>1.40198028765352</text:p>
          </table:table-cell>
          <table:table-cell table:formula="of:=(SUMPRODUCT([.N$4:.N$38];[.$EV$4:.$EV$38])+12*SUMPRODUCT([.N$4:.N$38];[.$E$4:.$E$38];[.$DE$4:.$DE$38]))/(SUM([.$AL$70:.$AL$71])/100*[.$AL$69])" office:value-type="float" office:value="1.88964148664723" calcext:value-type="float">
            <text:p>1.88964148664723</text:p>
          </table:table-cell>
          <table:table-cell table:formula="of:=(SUMPRODUCT([.O$4:.O$38];[.$EV$4:.$EV$38])+12*SUMPRODUCT([.O$4:.O$38];[.$E$4:.$E$38];[.$DE$4:.$DE$38]))/(SUM([.$AL$70:.$AL$71])/100*[.$AL$69])" office:value-type="float" office:value="0.579413047675608" calcext:value-type="float">
            <text:p>0.579413047675608</text:p>
          </table:table-cell>
          <table:table-cell table:formula="of:=(SUMPRODUCT([.P$4:.P$38];[.$EV$4:.$EV$38])+12*SUMPRODUCT([.P$4:.P$38];[.$E$4:.$E$38];[.$DE$4:.$DE$38]))/(SUM([.$AL$70:.$AL$71])/100*[.$AL$69])" office:value-type="float" office:value="0.868812860000918" calcext:value-type="float">
            <text:p>0.868812860000918</text:p>
          </table:table-cell>
          <table:table-cell table:formula="of:=(SUMPRODUCT([.Q$4:.Q$38];[.$EV$4:.$EV$38])+12*SUMPRODUCT([.Q$4:.Q$38];[.$E$4:.$E$38];[.$DE$4:.$DE$38]))/(SUM([.$AL$70:.$AL$71])/100*[.$AL$69])" office:value-type="float" office:value="1.12352066241579" calcext:value-type="float">
            <text:p>1.12352066241579</text:p>
          </table:table-cell>
          <table:table-cell table:formula="of:=(SUMPRODUCT([.R$4:.R$38];[.$EV$4:.$EV$38])+12*SUMPRODUCT([.R$4:.R$38];[.$E$4:.$E$38];[.$DE$4:.$DE$38]))/(SUM([.$AL$70:.$AL$71])/100*[.$AL$69])" office:value-type="float" office:value="0.0936614591712207" calcext:value-type="float">
            <text:p>0.0936614591712207</text:p>
          </table:table-cell>
          <table:table-cell table:formula="of:=(SUMPRODUCT([.S$4:.S$38];[.$EV$4:.$EV$38])+12*SUMPRODUCT([.S$4:.S$38];[.$E$4:.$E$38];[.$DE$4:.$DE$38]))/(SUM([.$AL$70:.$AL$71])/100*[.$AL$69])" office:value-type="float" office:value="0.00628846342135543" calcext:value-type="float">
            <text:p>0.00628846342135543</text:p>
          </table:table-cell>
          <table:table-cell table:formula="of:=(SUMPRODUCT([.T$4:.T$38];[.$EV$4:.$EV$38])+12*SUMPRODUCT([.T$4:.T$38];[.$E$4:.$E$38];[.$DE$4:.$DE$38]))/(SUM([.$AL$70:.$AL$71])/100*[.$AL$69])" office:value-type="float" office:value="0.00943269513203314" calcext:value-type="float">
            <text:p>0.00943269513203314</text:p>
          </table:table-cell>
          <table:table-cell table:formula="of:=(SUMPRODUCT([.U$4:.U$38];[.$EV$4:.$EV$38])+12*SUMPRODUCT([.U$4:.U$38];[.$E$4:.$E$38];[.$DE$4:.$DE$38]))/(SUM([.$AL$70:.$AL$71])/100*[.$AL$69])" office:value-type="float" office:value="0.145815597382138" calcext:value-type="float">
            <text:p>0.145815597382138</text:p>
          </table:table-cell>
          <table:table-cell table:formula="of:=(SUMPRODUCT([.V$4:.V$38];[.$EV$4:.$EV$38])+12*SUMPRODUCT([.V$4:.V$38];[.$E$4:.$E$38];[.$DE$4:.$DE$38]))/(SUM([.$AL$70:.$AL$71])/100*[.$AL$69])" office:value-type="float" office:value="0.129482859345477" calcext:value-type="float">
            <text:p>0.129482859345477</text:p>
          </table:table-cell>
          <table:table-cell table:formula="of:=(SUMPRODUCT([.W$4:.W$38];[.$EV$4:.$EV$38])+12*SUMPRODUCT([.W$4:.W$38];[.$E$4:.$E$38];[.$DE$4:.$DE$38]))/(SUM([.$AL$70:.$AL$71])/100*[.$AL$69])" office:value-type="float" office:value="0.0276054827030966" calcext:value-type="float">
            <text:p>0.0276054827030966</text:p>
          </table:table-cell>
          <table:table-cell table:formula="of:=(SUMPRODUCT([.X$4:.X$38];[.$EV$4:.$EV$38])+12*SUMPRODUCT([.X$4:.X$38];[.$E$4:.$E$38];[.$DE$4:.$DE$38]))/(SUM([.$AL$70:.$AL$71])/100*[.$AL$69])" office:value-type="float" office:value="0.0048003764701113" calcext:value-type="float">
            <text:p>0.0048003764701113</text:p>
          </table:table-cell>
          <table:table-cell table:formula="of:=(SUMPRODUCT([.Y$4:.Y$38];[.$EV$4:.$EV$38])+12*SUMPRODUCT([.Y$4:.Y$38];[.$E$4:.$E$38];[.$DE$4:.$DE$38]))/(SUM([.$AL$70:.$AL$71])/100*[.$AL$69])" office:value-type="float" office:value="0.0800549489333091" calcext:value-type="float">
            <text:p>0.0800549489333091</text:p>
          </table:table-cell>
          <table:table-cell table:formula="of:=(SUMPRODUCT([.Z$4:.Z$38];[.$EV$4:.$EV$38])+12*SUMPRODUCT([.Z$4:.Z$38];[.$E$4:.$E$38];[.$DE$4:.$DE$38]))/(SUM([.$AL$70:.$AL$71])/100*[.$AL$69])" office:value-type="float" office:value="0.0644186919671646" calcext:value-type="float">
            <text:p>0.0644186919671646</text:p>
          </table:table-cell>
          <table:table-cell table:formula="of:=(SUMPRODUCT([.AA$4:.AA$38];[.$EV$4:.$EV$38])+12*SUMPRODUCT([.AA$4:.AA$38];[.$E$4:.$E$38];[.$DE$4:.$DE$38]))/(SUM([.$AL$70:.$AL$71])/100*[.$AL$69])" office:value-type="float" office:value="0.0547822468756842" calcext:value-type="float">
            <text:p>0.0547822468756842</text:p>
          </table:table-cell>
          <table:table-cell table:formula="of:=(SUMPRODUCT([.AB$4:.AB$38];[.$EV$4:.$EV$38])+12*SUMPRODUCT([.AB$4:.AB$38];[.$E$4:.$E$38];[.$DE$4:.$DE$38]))/(SUM([.$AL$70:.$AL$71])/100*[.$AL$69])" office:value-type="float" office:value="0.00427227708500305" calcext:value-type="float">
            <text:p>0.00427227708500305</text:p>
          </table:table-cell>
          <table:table-cell table:formula="of:=(SUMPRODUCT([.AC$4:.AC$38];[.$EV$4:.$EV$38])+12*SUMPRODUCT([.AC$4:.AC$38];[.$E$4:.$E$38];[.$DE$4:.$DE$38]))/(SUM([.$AL$70:.$AL$71])/100*[.$AL$69])" office:value-type="float" office:value="0.00048003764701113" calcext:value-type="float">
            <text:p>0.00048003764701113</text:p>
          </table:table-cell>
          <table:table-cell table:formula="of:=(SUMPRODUCT([.AD$4:.AD$38];[.$EV$4:.$EV$38])+12*SUMPRODUCT([.AD$4:.AD$38];[.$E$4:.$E$38];[.$DE$4:.$DE$38]))/(SUM([.$AL$70:.$AL$71])/100*[.$AL$69])" office:value-type="float" office:value="0.115533459789694" calcext:value-type="float">
            <text:p>0.115533459789694</text:p>
          </table:table-cell>
          <table:table-cell table:formula="of:=(SUMPRODUCT([.AE$4:.AE$38];[.$EV$4:.$EV$38])+12*SUMPRODUCT([.AE$4:.AE$38];[.$E$4:.$E$38];[.$DE$4:.$DE$38]))/(SUM([.$AL$70:.$AL$71])/100*[.$AL$69])" office:value-type="float" office:value="0.025583195682267" calcext:value-type="float">
            <text:p>0.025583195682267</text:p>
          </table:table-cell>
          <table:table-cell table:formula="of:=(SUMPRODUCT([.AF$4:.AF$38];[.$EV$4:.$EV$38])+12*SUMPRODUCT([.AF$4:.AF$38];[.$E$4:.$E$38];[.$DE$4:.$DE$38]))/(SUM([.$AL$70:.$AL$71])/100*[.$AL$69])" office:value-type="float" office:value="1.64078336730283" calcext:value-type="float">
            <text:p>1.64078336730283</text:p>
          </table:table-cell>
          <table:table-cell table:formula="of:=(SUMPRODUCT([.AG$4:.AG$38];[.$EV$4:.$EV$38])+12*SUMPRODUCT([.AG$4:.AG$38];[.$E$4:.$E$38];[.$DE$4:.$DE$38]))/(SUM([.$AL$70:.$AL$71])/100*[.$AL$69])" office:value-type="float" office:value="0.0089238827334192" calcext:value-type="float">
            <text:p>0.0089238827334192</text:p>
          </table:table-cell>
          <table:table-cell table:formula="of:=(SUMPRODUCT([.AH$4:.AH$38];[.$EV$4:.$EV$38])+12*SUMPRODUCT([.AH$4:.AH$38];[.$E$4:.$E$38];[.$DE$4:.$DE$38]))/(SUM([.$AL$70:.$AL$71])/100*[.$AL$69])" office:value-type="float" office:value="0.0650700663715849" calcext:value-type="float">
            <text:p>0.0650700663715849</text:p>
          </table:table-cell>
          <table:table-cell table:formula="of:=(SUMPRODUCT([.AI$4:.AI$38];[.$EV$4:.$EV$38])+12*SUMPRODUCT([.AI$4:.AI$38];[.$E$4:.$E$38];[.$DE$4:.$DE$38]))/(SUM([.$AL$70:.$AL$71])/100*[.$AL$69])" office:value-type="float" office:value="0.120885177578918" calcext:value-type="float">
            <text:p>0.120885177578918</text:p>
          </table:table-cell>
          <table:table-cell table:formula="of:=(SUMPRODUCT([.AJ$4:.AJ$38];[.$EV$4:.$EV$38])+12*SUMPRODUCT([.AJ$4:.AJ$38];[.$E$4:.$E$38];[.$DE$4:.$DE$38]))/(SUM([.$AL$70:.$AL$71])/100*[.$AL$69])" office:value-type="float" office:value="0.00203736383738549" calcext:value-type="float">
            <text:p>0.00203736383738549</text:p>
          </table:table-cell>
          <table:table-cell table:formula="of:=(SUMPRODUCT([.AK$4:.AK$38];[.$EV$4:.$EV$38])+12*SUMPRODUCT([.AK$4:.AK$38];[.$E$4:.$E$38];[.$DE$4:.$DE$38]))/(SUM([.$AL$70:.$AL$71])/100*[.$AL$69])" office:value-type="float" office:value="0.0726119367916513" calcext:value-type="float">
            <text:p>0.0726119367916513</text:p>
          </table:table-cell>
          <table:table-cell table:formula="of:=(SUMPRODUCT([.AL$4:.AL$38];[.$EV$4:.$EV$38])+12*SUMPRODUCT([.AL$4:.AL$38];[.$E$4:.$E$38];[.$DE$4:.$DE$38]))/(SUM([.$AL$70:.$AL$71])/100*[.$AL$69])" office:value-type="float" office:value="0.00314423171067771" calcext:value-type="float">
            <text:p>0.00314423171067771</text:p>
          </table:table-cell>
          <table:table-cell table:formula="of:=(SUMPRODUCT([.AM$4:.AM$38];[.$EV$4:.$EV$38])+12*SUMPRODUCT([.AM$4:.AM$38];[.$E$4:.$E$38];[.$DE$4:.$DE$38]))/(SUM([.$AL$70:.$AL$71])/100*[.$AL$69])" office:value-type="float" office:value="0.0266195726065575" calcext:value-type="float">
            <text:p>0.0266195726065575</text:p>
          </table:table-cell>
          <table:table-cell table:formula="of:=(SUMPRODUCT([.AN$4:.AN$38];[.$EV$4:.$EV$38])+12*SUMPRODUCT([.AN$4:.AN$38];[.$E$4:.$E$38];[.$DE$4:.$DE$38]))/(SUM([.$AL$70:.$AL$71])/100*[.$AL$69])" office:value-type="float" office:value="0.00018720786956145" calcext:value-type="float">
            <text:p>0.00018720786956145</text:p>
          </table:table-cell>
          <table:table-cell table:formula="of:=(SUMPRODUCT([.AO$4:.AO$38];[.$EV$4:.$EV$38])+12*SUMPRODUCT([.AO$4:.AO$38];[.$E$4:.$E$38];[.$DE$4:.$DE$38]))/(SUM([.$AL$70:.$AL$71])/100*[.$AL$69])" office:value-type="float" office:value="13.0886610351737" calcext:value-type="float">
            <text:p>13.0886610351737</text:p>
          </table:table-cell>
          <table:table-cell table:formula="of:=(SUMPRODUCT([.AP$4:.AP$38];[.$EV$4:.$EV$38])+12*SUMPRODUCT([.AP$4:.AP$38];[.$E$4:.$E$38];[.$DE$4:.$DE$38]))/(SUM([.$AL$70:.$AL$71])/100*[.$AL$69])" office:value-type="float" office:value="0.931415640902933" calcext:value-type="float">
            <text:p>0.931415640902933</text:p>
          </table:table-cell>
          <table:table-cell table:formula="of:=(SUMPRODUCT([.AQ$4:.AQ$38];[.$EV$4:.$EV$38])+12*SUMPRODUCT([.AQ$4:.AQ$38];[.$E$4:.$E$38];[.$DE$4:.$DE$38]))/(SUM([.$AL$70:.$AL$71])/100*[.$AL$69])" office:value-type="float" office:value="0.0478844745965073" calcext:value-type="float">
            <text:p>0.0478844745965073</text:p>
          </table:table-cell>
          <table:table-cell table:formula="of:=(SUMPRODUCT([.AR$4:.AR$38];[.$EV$4:.$EV$38])+12*SUMPRODUCT([.AR$4:.AR$38];[.$E$4:.$E$38];[.$DE$4:.$DE$38]))/(SUM([.$AL$70:.$AL$71])/100*[.$AL$69])" office:value-type="float" office:value="0.00767994366646056" calcext:value-type="float">
            <text:p>0.00767994366646056</text:p>
          </table:table-cell>
          <table:table-cell table:formula="of:=(SUMPRODUCT([.AS$4:.AS$38];[.$EV$4:.$EV$38])+12*SUMPRODUCT([.AS$4:.AS$38];[.$E$4:.$E$38];[.$DE$4:.$DE$38]))/(SUM([.$AL$70:.$AL$71])/100*[.$AL$69])" office:value-type="float" office:value="1.24837418465138" calcext:value-type="float">
            <text:p>1.24837418465138</text:p>
          </table:table-cell>
          <table:table-cell table:formula="of:=(SUMPRODUCT([.AT$4:.AT$38];[.$EV$4:.$EV$38])+12*SUMPRODUCT([.AT$4:.AT$38];[.$E$4:.$E$38];[.$DE$4:.$DE$38]))/(SUM([.$AL$70:.$AL$71])/100*[.$AL$69])" office:value-type="float" office:value="0.164490164829586" calcext:value-type="float">
            <text:p>0.164490164829586</text:p>
          </table:table-cell>
          <table:table-cell table:formula="of:=(SUMPRODUCT([.AU$4:.AU$38];[.$EV$4:.$EV$38])+12*SUMPRODUCT([.AU$4:.AU$38];[.$E$4:.$E$38];[.$DE$4:.$DE$38]))/(SUM([.$AL$70:.$AL$71])/100*[.$AL$69])" office:value-type="float" office:value="1.47963997648469" calcext:value-type="float">
            <text:p>1.47963997648469</text:p>
          </table:table-cell>
          <table:table-cell table:formula="of:=(SUMPRODUCT([.AV$4:.AV$38];[.$EV$4:.$EV$38])+12*SUMPRODUCT([.AV$4:.AV$38];[.$E$4:.$E$38];[.$DE$4:.$DE$38]))/(SUM([.$AL$70:.$AL$71])/100*[.$AL$69])" office:value-type="float" office:value="0.00723000737462055" calcext:value-type="float">
            <text:p>0.00723000737462055</text:p>
          </table:table-cell>
          <table:table-cell table:formula="of:=(SUMPRODUCT([.AW$4:.AW$38];[.$EV$4:.$EV$38])+12*SUMPRODUCT([.AW$4:.AW$38];[.$E$4:.$E$38];[.$DE$4:.$DE$38]))/(SUM([.$AL$70:.$AL$71])/100*[.$AL$69])" office:value-type="float" office:value="0.301620276482419" calcext:value-type="float">
            <text:p>0.301620276482419</text:p>
          </table:table-cell>
          <table:table-cell table:formula="of:=(SUMPRODUCT([.AX$4:.AX$38];[.$EV$4:.$EV$38])+12*SUMPRODUCT([.AX$4:.AX$38];[.$E$4:.$E$38];[.$DE$4:.$DE$38]))/(SUM([.$AL$70:.$AL$71])/100*[.$AL$69])" office:value-type="float" office:value="0.00350255888055207" calcext:value-type="float">
            <text:p>0.00350255888055207</text:p>
          </table:table-cell>
          <table:table-cell table:formula="of:=(SUMPRODUCT([.AY$4:.AY$38];[.$EV$4:.$EV$38])+12*SUMPRODUCT([.AY$4:.AY$38];[.$E$4:.$E$38];[.$DE$4:.$DE$38]))/(SUM([.$AL$70:.$AL$71])/100*[.$AL$69])" office:value-type="float" office:value="0.0157745615446267" calcext:value-type="float">
            <text:p>0.0157745615446267</text:p>
          </table:table-cell>
          <table:table-cell table:formula="of:=(SUMPRODUCT([.AZ$4:.AZ$38];[.$EV$4:.$EV$38])+12*SUMPRODUCT([.AZ$4:.AZ$38];[.$E$4:.$E$38];[.$DE$4:.$DE$38]))/(SUM([.$AL$70:.$AL$71])/100*[.$AL$69])" office:value-type="float" office:value="2.53871891598968" calcext:value-type="float">
            <text:p>2.53871891598968</text:p>
          </table:table-cell>
          <table:table-cell table:formula="of:=(SUMPRODUCT([.BA$4:.BA$38];[.$EV$4:.$EV$38])+12*SUMPRODUCT([.BA$4:.BA$38];[.$E$4:.$E$38];[.$DE$4:.$DE$38]))/(SUM([.$AL$70:.$AL$71])/100*[.$AL$69])" office:value-type="float" office:value="2.40555395685626" calcext:value-type="float">
            <text:p>2.40555395685626</text:p>
          </table:table-cell>
          <table:table-cell table:formula="of:=(SUMPRODUCT([.BB$4:.BB$38];[.$EV$4:.$EV$38])+12*SUMPRODUCT([.BB$4:.BB$38];[.$E$4:.$E$38];[.$DE$4:.$DE$38]))/(SUM([.$AL$70:.$AL$71])/100*[.$AL$69])" office:value-type="float" office:value="3.08544555885763" calcext:value-type="float">
            <text:p>3.08544555885763</text:p>
          </table:table-cell>
          <table:table-cell table:formula="of:=(SUMPRODUCT([.BC$4:.BC$38];[.$EV$4:.$EV$38])+12*SUMPRODUCT([.BC$4:.BC$38];[.$E$4:.$E$38];[.$DE$4:.$DE$38]))/(SUM([.$AL$70:.$AL$71])/100*[.$AL$69])" office:value-type="float" office:value="0.316592789397896" calcext:value-type="float">
            <text:p>0.316592789397896</text:p>
          </table:table-cell>
          <table:table-cell table:formula="of:=(SUMPRODUCT([.BD$4:.BD$38];[.$EV$4:.$EV$38])+12*SUMPRODUCT([.BD$4:.BD$38];[.$E$4:.$E$38];[.$DE$4:.$DE$38]))/(SUM([.$AL$70:.$AL$71])/100*[.$AL$69])" office:value-type="float" office:value="0.00427227708500305" calcext:value-type="float">
            <text:p>0.00427227708500305</text:p>
          </table:table-cell>
          <table:table-cell table:formula="of:=(SUMPRODUCT([.BE$4:.BE$38];[.$EV$4:.$EV$38])+12*SUMPRODUCT([.BE$4:.BE$38];[.$E$4:.$E$38];[.$DE$4:.$DE$38]))/(SUM([.$AL$70:.$AL$71])/100*[.$AL$69])" office:value-type="float" office:value="0.539450484783668" calcext:value-type="float">
            <text:p>0.539450484783668</text:p>
          </table:table-cell>
          <table:table-cell table:formula="of:=(SUMPRODUCT([.BF$4:.BF$38];[.$EV$4:.$EV$38])+12*SUMPRODUCT([.BF$4:.BF$38];[.$E$4:.$E$38];[.$DE$4:.$DE$38]))/(SUM([.$AL$70:.$AL$71])/100*[.$AL$69])" office:value-type="float" office:value="0.00460091378384944" calcext:value-type="float">
            <text:p>0.00460091378384944</text:p>
          </table:table-cell>
          <table:table-cell table:formula="of:=(SUMPRODUCT([.BG$4:.BG$38];[.$EV$4:.$EV$38])+12*SUMPRODUCT([.BG$4:.BG$38];[.$E$4:.$E$38];[.$DE$4:.$DE$38]))/(SUM([.$AL$70:.$AL$71])/100*[.$AL$69])" office:value-type="float" office:value="0.00211596743590315" calcext:value-type="float">
            <text:p>0.00211596743590315</text:p>
          </table:table-cell>
          <table:table-cell table:formula="of:=(SUMPRODUCT([.BH$4:.BH$38];[.$EV$4:.$EV$38])+12*SUMPRODUCT([.BH$4:.BH$38];[.$E$4:.$E$38];[.$DE$4:.$DE$38]))/(SUM([.$AL$70:.$AL$71])/100*[.$AL$69])" office:value-type="float" office:value="0.00314423171067771" calcext:value-type="float">
            <text:p>0.00314423171067771</text:p>
          </table:table-cell>
          <table:table-cell table:formula="of:=(SUMPRODUCT([.BI$4:.BI$38];[.$EV$4:.$EV$38])+12*SUMPRODUCT([.BI$4:.BI$38];[.$E$4:.$E$38];[.$DE$4:.$DE$38]))/(SUM([.$AL$70:.$AL$71])/100*[.$AL$69])" office:value-type="float" office:value="2.01325650279242" calcext:value-type="float">
            <text:p>2.01325650279242</text:p>
          </table:table-cell>
          <table:table-cell table:formula="of:=(SUMPRODUCT([.BJ$4:.BJ$38];[.$EV$4:.$EV$38])+12*SUMPRODUCT([.BJ$4:.BJ$38];[.$E$4:.$E$38];[.$DE$4:.$DE$38]))/(SUM([.$AL$70:.$AL$71])/100*[.$AL$69])" office:value-type="float" office:value="0.0180750184365514" calcext:value-type="float">
            <text:p>0.0180750184365514</text:p>
          </table:table-cell>
          <table:table-cell table:formula="of:=(SUMPRODUCT([.BK$4:.BK$38];[.$EV$4:.$EV$38])+12*SUMPRODUCT([.BK$4:.BK$38];[.$E$4:.$E$38];[.$DE$4:.$DE$38]))/(SUM([.$AL$70:.$AL$71])/100*[.$AL$69])" office:value-type="float" office:value="0.0274444057052902" calcext:value-type="float">
            <text:p>0.0274444057052902</text:p>
          </table:table-cell>
          <table:table-cell table:formula="of:=(SUMPRODUCT([.BL$4:.BL$38];[.$EV$4:.$EV$38])+12*SUMPRODUCT([.BL$4:.BL$38];[.$E$4:.$E$38];[.$DE$4:.$DE$38]))/(SUM([.$AL$70:.$AL$71])/100*[.$AL$69])" office:value-type="float" office:value="0.788378754728711" calcext:value-type="float">
            <text:p>0.788378754728711</text:p>
          </table:table-cell>
          <table:table-cell table:formula="of:=(SUMPRODUCT([.BM$4:.BM$38];[.$EV$4:.$EV$38])+12*SUMPRODUCT([.BM$4:.BM$38];[.$E$4:.$E$38];[.$DE$4:.$DE$38]))/(SUM([.$AL$70:.$AL$71])/100*[.$AL$69])" office:value-type="float" office:value="0.17384881368974" calcext:value-type="float">
            <text:p>0.17384881368974</text:p>
          </table:table-cell>
          <table:table-cell table:formula="of:=(SUMPRODUCT([.BN$4:.BN$38];[.$EV$4:.$EV$38])+12*SUMPRODUCT([.BN$4:.BN$38];[.$E$4:.$E$38];[.$DE$4:.$DE$38]))/(SUM([.$AL$70:.$AL$71])/100*[.$AL$69])" office:value-type="float" office:value="0.0889480929403218" calcext:value-type="float">
            <text:p>0.0889480929403218</text:p>
          </table:table-cell>
          <table:table-cell table:formula="of:=(SUMPRODUCT([.BO$4:.BO$38];[.$EV$4:.$EV$38])+12*SUMPRODUCT([.BO$4:.BO$38];[.$E$4:.$E$38];[.$DE$4:.$DE$38]))/(SUM([.$AL$70:.$AL$71])/100*[.$AL$69])" office:value-type="float" office:value="0.316095476332119" calcext:value-type="float">
            <text:p>0.316095476332119</text:p>
          </table:table-cell>
          <table:table-cell table:formula="of:=(SUMPRODUCT([.BP$4:.BP$38];[.$EV$4:.$EV$38])+12*SUMPRODUCT([.BP$4:.BP$38];[.$E$4:.$E$38];[.$DE$4:.$DE$38]))/(SUM([.$AL$70:.$AL$71])/100*[.$AL$69])" office:value-type="float" office:value="0.00064005019601484" calcext:value-type="float">
            <text:p>0.00064005019601484</text:p>
          </table:table-cell>
          <table:table-cell table:formula="of:=(SUMPRODUCT([.BQ$4:.BQ$38];[.$EV$4:.$EV$38])+12*SUMPRODUCT([.BQ$4:.BQ$38];[.$E$4:.$E$38];[.$DE$4:.$DE$38]))/(SUM([.$AL$70:.$AL$71])/100*[.$AL$69])" office:value-type="float" office:value="0.1212813868272" calcext:value-type="float">
            <text:p>0.1212813868272</text:p>
          </table:table-cell>
          <table:table-cell table:formula="of:=(SUMPRODUCT([.BR$4:.BR$38];[.$EV$4:.$EV$38])+12*SUMPRODUCT([.BR$4:.BR$38];[.$E$4:.$E$38];[.$DE$4:.$DE$38]))/(SUM([.$AL$70:.$AL$71])/100*[.$AL$69])" office:value-type="float" office:value="0.418101037169443" calcext:value-type="float">
            <text:p>0.418101037169443</text:p>
          </table:table-cell>
          <table:table-cell office:value-type="string" calcext:value-type="string">
            <text:p>Weight at 3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40 yr</text:p>
          </table:table-cell>
          <table:table-cell table:formula="of:=(SUMPRODUCT([.H$4:.H$38];[.$FF$4:.$FF$38])+12*SUMPRODUCT([.H$4:.H$38];[.$E$4:.$E$38];[.$DO$4:.$DO$38]))/(SUM([.$AV$70:.$AV$71])/100*[.$AV$69])" office:value-type="float" office:value="57.934461976309" calcext:value-type="float">
            <text:p>57.934461976309</text:p>
          </table:table-cell>
          <table:table-cell table:formula="of:=(SUMPRODUCT([.I$4:.I$38];[.$FF$4:.$FF$38])+12*SUMPRODUCT([.I$4:.I$38];[.$E$4:.$E$38];[.$DO$4:.$DO$38]))/(SUM([.$AV$70:.$AV$71])/100*[.$AV$69])" office:value-type="float" office:value="2.40166742013606" calcext:value-type="float">
            <text:p>2.40166742013606</text:p>
          </table:table-cell>
          <table:table-cell table:formula="of:=(SUMPRODUCT([.J$4:.J$38];[.$FF$4:.$FF$38])+12*SUMPRODUCT([.J$4:.J$38];[.$E$4:.$E$38];[.$DO$4:.$DO$38]))/(SUM([.$AV$70:.$AV$71])/100*[.$AV$69])" office:value-type="float" office:value="0.0298321725753862" calcext:value-type="float">
            <text:p>0.0298321725753862</text:p>
          </table:table-cell>
          <table:table-cell table:formula="of:=(SUMPRODUCT([.K$4:.K$38];[.$FF$4:.$FF$38])+12*SUMPRODUCT([.K$4:.K$38];[.$E$4:.$E$38];[.$DO$4:.$DO$38]))/(SUM([.$AV$70:.$AV$71])/100*[.$AV$69])" office:value-type="float" office:value="0.0204362127091228" calcext:value-type="float">
            <text:p>0.0204362127091228</text:p>
          </table:table-cell>
          <table:table-cell table:formula="of:=(SUMPRODUCT([.L$4:.L$38];[.$FF$4:.$FF$38])+12*SUMPRODUCT([.L$4:.L$38];[.$E$4:.$E$38];[.$DO$4:.$DO$38]))/(SUM([.$AV$70:.$AV$71])/100*[.$AV$69])" office:value-type="float" office:value="0.130053893309429" calcext:value-type="float">
            <text:p>0.130053893309429</text:p>
          </table:table-cell>
          <table:table-cell table:formula="of:=(SUMPRODUCT([.M$4:.M$38];[.$FF$4:.$FF$38])+12*SUMPRODUCT([.M$4:.M$38];[.$E$4:.$E$38];[.$DO$4:.$DO$38]))/(SUM([.$AV$70:.$AV$71])/100*[.$AV$69])" office:value-type="float" office:value="1.15837536664351" calcext:value-type="float">
            <text:p>1.15837536664351</text:p>
          </table:table-cell>
          <table:table-cell table:formula="of:=(SUMPRODUCT([.N$4:.N$38];[.$FF$4:.$FF$38])+12*SUMPRODUCT([.N$4:.N$38];[.$E$4:.$E$38];[.$DO$4:.$DO$38]))/(SUM([.$AV$70:.$AV$71])/100*[.$AV$69])" office:value-type="float" office:value="1.71941353011705" calcext:value-type="float">
            <text:p>1.71941353011705</text:p>
          </table:table-cell>
          <table:table-cell table:formula="of:=(SUMPRODUCT([.O$4:.O$38];[.$FF$4:.$FF$38])+12*SUMPRODUCT([.O$4:.O$38];[.$E$4:.$E$38];[.$DO$4:.$DO$38]))/(SUM([.$AV$70:.$AV$71])/100*[.$AV$69])" office:value-type="float" office:value="0.515602959239018" calcext:value-type="float">
            <text:p>0.515602959239018</text:p>
          </table:table-cell>
          <table:table-cell table:formula="of:=(SUMPRODUCT([.P$4:.P$38];[.$FF$4:.$FF$38])+12*SUMPRODUCT([.P$4:.P$38];[.$E$4:.$E$38];[.$DO$4:.$DO$38]))/(SUM([.$AV$70:.$AV$71])/100*[.$AV$69])" office:value-type="float" office:value="0.708605048129534" calcext:value-type="float">
            <text:p>0.708605048129534</text:p>
          </table:table-cell>
          <table:table-cell table:formula="of:=(SUMPRODUCT([.Q$4:.Q$38];[.$FF$4:.$FF$38])+12*SUMPRODUCT([.Q$4:.Q$38];[.$E$4:.$E$38];[.$DO$4:.$DO$38]))/(SUM([.$AV$70:.$AV$71])/100*[.$AV$69])" office:value-type="float" office:value="0.93073878042846" calcext:value-type="float">
            <text:p>0.93073878042846</text:p>
          </table:table-cell>
          <table:table-cell table:formula="of:=(SUMPRODUCT([.R$4:.R$38];[.$FF$4:.$FF$38])+12*SUMPRODUCT([.R$4:.R$38];[.$E$4:.$E$38];[.$DO$4:.$DO$38]))/(SUM([.$AV$70:.$AV$71])/100*[.$AV$69])" office:value-type="float" office:value="0.0669462140471265" calcext:value-type="float">
            <text:p>0.0669462140471265</text:p>
          </table:table-cell>
          <table:table-cell table:formula="of:=(SUMPRODUCT([.S$4:.S$38];[.$FF$4:.$FF$38])+12*SUMPRODUCT([.S$4:.S$38];[.$E$4:.$E$38];[.$DO$4:.$DO$38]))/(SUM([.$AV$70:.$AV$71])/100*[.$AV$69])" office:value-type="float" office:value="0.00408159605214793" calcext:value-type="float">
            <text:p>0.00408159605214793</text:p>
          </table:table-cell>
          <table:table-cell table:formula="of:=(SUMPRODUCT([.T$4:.T$38];[.$FF$4:.$FF$38])+12*SUMPRODUCT([.T$4:.T$38];[.$E$4:.$E$38];[.$DO$4:.$DO$38]))/(SUM([.$AV$70:.$AV$71])/100*[.$AV$69])" office:value-type="float" office:value="0.00612239407822189" calcext:value-type="float">
            <text:p>0.00612239407822189</text:p>
          </table:table-cell>
          <table:table-cell table:formula="of:=(SUMPRODUCT([.U$4:.U$38];[.$FF$4:.$FF$38])+12*SUMPRODUCT([.U$4:.U$38];[.$E$4:.$E$38];[.$DO$4:.$DO$38]))/(SUM([.$AV$70:.$AV$71])/100*[.$AV$69])" office:value-type="float" office:value="0.13783752217861" calcext:value-type="float">
            <text:p>0.13783752217861</text:p>
          </table:table-cell>
          <table:table-cell table:formula="of:=(SUMPRODUCT([.V$4:.V$38];[.$FF$4:.$FF$38])+12*SUMPRODUCT([.V$4:.V$38];[.$E$4:.$E$38];[.$DO$4:.$DO$38]))/(SUM([.$AV$70:.$AV$71])/100*[.$AV$69])" office:value-type="float" office:value="0.0925502046826942" calcext:value-type="float">
            <text:p>0.0925502046826942</text:p>
          </table:table-cell>
          <table:table-cell table:formula="of:=(SUMPRODUCT([.W$4:.W$38];[.$FF$4:.$FF$38])+12*SUMPRODUCT([.W$4:.W$38];[.$E$4:.$E$38];[.$DO$4:.$DO$38]))/(SUM([.$AV$70:.$AV$71])/100*[.$AV$69])" office:value-type="float" office:value="0.0197315157191531" calcext:value-type="float">
            <text:p>0.0197315157191531</text:p>
          </table:table-cell>
          <table:table-cell table:formula="of:=(SUMPRODUCT([.X$4:.X$38];[.$FF$4:.$FF$38])+12*SUMPRODUCT([.X$4:.X$38];[.$E$4:.$E$38];[.$DO$4:.$DO$38]))/(SUM([.$AV$70:.$AV$71])/100*[.$AV$69])" office:value-type="float" office:value="0.00462439570630956" calcext:value-type="float">
            <text:p>0.00462439570630956</text:p>
          </table:table-cell>
          <table:table-cell table:formula="of:=(SUMPRODUCT([.Y$4:.Y$38];[.$FF$4:.$FF$38])+12*SUMPRODUCT([.Y$4:.Y$38];[.$E$4:.$E$38];[.$DO$4:.$DO$38]))/(SUM([.$AV$70:.$AV$71])/100*[.$AV$69])" office:value-type="float" office:value="0.0633991152990602" calcext:value-type="float">
            <text:p>0.0633991152990602</text:p>
          </table:table-cell>
          <table:table-cell table:formula="of:=(SUMPRODUCT([.Z$4:.Z$38];[.$FF$4:.$FF$38])+12*SUMPRODUCT([.Z$4:.Z$38];[.$E$4:.$E$38];[.$DO$4:.$DO$38]))/(SUM([.$AV$70:.$AV$71])/100*[.$AV$69])" office:value-type="float" office:value="0.0491183725443674" calcext:value-type="float">
            <text:p>0.0491183725443674</text:p>
          </table:table-cell>
          <table:table-cell table:formula="of:=(SUMPRODUCT([.AA$4:.AA$38];[.$FF$4:.$FF$38])+12*SUMPRODUCT([.AA$4:.AA$38];[.$E$4:.$E$38];[.$DO$4:.$DO$38]))/(SUM([.$AV$70:.$AV$71])/100*[.$AV$69])" office:value-type="float" office:value="0.0452296383101682" calcext:value-type="float">
            <text:p>0.0452296383101682</text:p>
          </table:table-cell>
          <table:table-cell table:formula="of:=(SUMPRODUCT([.AB$4:.AB$38];[.$FF$4:.$FF$38])+12*SUMPRODUCT([.AB$4:.AB$38];[.$E$4:.$E$38];[.$DO$4:.$DO$38]))/(SUM([.$AV$70:.$AV$71])/100*[.$AV$69])" office:value-type="float" office:value="0.0030536869565356" calcext:value-type="float">
            <text:p>0.0030536869565356</text:p>
          </table:table-cell>
          <table:table-cell table:formula="of:=(SUMPRODUCT([.AC$4:.AC$38];[.$FF$4:.$FF$38])+12*SUMPRODUCT([.AC$4:.AC$38];[.$E$4:.$E$38];[.$DO$4:.$DO$38]))/(SUM([.$AV$70:.$AV$71])/100*[.$AV$69])" office:value-type="float" office:value="0.000462439570630956" calcext:value-type="float">
            <text:p>0.000462439570630956</text:p>
          </table:table-cell>
          <table:table-cell table:formula="of:=(SUMPRODUCT([.AD$4:.AD$38];[.$FF$4:.$FF$38])+12*SUMPRODUCT([.AD$4:.AD$38];[.$E$4:.$E$38];[.$DO$4:.$DO$38]))/(SUM([.$AV$70:.$AV$71])/100*[.$AV$69])" office:value-type="float" office:value="0.103943701549384" calcext:value-type="float">
            <text:p>0.103943701549384</text:p>
          </table:table-cell>
          <table:table-cell table:formula="of:=(SUMPRODUCT([.AE$4:.AE$38];[.$FF$4:.$FF$38])+12*SUMPRODUCT([.AE$4:.AE$38];[.$E$4:.$E$38];[.$DO$4:.$DO$38]))/(SUM([.$AV$70:.$AV$71])/100*[.$AV$69])" office:value-type="float" office:value="0.0260276429801862" calcext:value-type="float">
            <text:p>0.0260276429801862</text:p>
          </table:table-cell>
          <table:table-cell table:formula="of:=(SUMPRODUCT([.AF$4:.AF$38];[.$FF$4:.$FF$38])+12*SUMPRODUCT([.AF$4:.AF$38];[.$E$4:.$E$38];[.$DO$4:.$DO$38]))/(SUM([.$AV$70:.$AV$71])/100*[.$AV$69])" office:value-type="float" office:value="1.44840979104704" calcext:value-type="float">
            <text:p>1.44840979104704</text:p>
          </table:table-cell>
          <table:table-cell table:formula="of:=(SUMPRODUCT([.AG$4:.AG$38];[.$FF$4:.$FF$38])+12*SUMPRODUCT([.AG$4:.AG$38];[.$E$4:.$E$38];[.$DO$4:.$DO$38]))/(SUM([.$AV$70:.$AV$71])/100*[.$AV$69])" office:value-type="float" office:value="0.00780120181663176" calcext:value-type="float">
            <text:p>0.00780120181663176</text:p>
          </table:table-cell>
          <table:table-cell table:formula="of:=(SUMPRODUCT([.AH$4:.AH$38];[.$FF$4:.$FF$38])+12*SUMPRODUCT([.AH$4:.AH$38];[.$E$4:.$E$38];[.$DO$4:.$DO$38]))/(SUM([.$AV$70:.$AV$71])/100*[.$AV$69])" office:value-type="float" office:value="0.0465100013380037" calcext:value-type="float">
            <text:p>0.0465100013380037</text:p>
          </table:table-cell>
          <table:table-cell table:formula="of:=(SUMPRODUCT([.AI$4:.AI$38];[.$FF$4:.$FF$38])+12*SUMPRODUCT([.AI$4:.AI$38];[.$E$4:.$E$38];[.$DO$4:.$DO$38]))/(SUM([.$AV$70:.$AV$71])/100*[.$AV$69])" office:value-type="float" office:value="0.0994734264470632" calcext:value-type="float">
            <text:p>0.0994734264470632</text:p>
          </table:table-cell>
          <table:table-cell table:formula="of:=(SUMPRODUCT([.AJ$4:.AJ$38];[.$FF$4:.$FF$38])+12*SUMPRODUCT([.AJ$4:.AJ$38];[.$E$4:.$E$38];[.$DO$4:.$DO$38]))/(SUM([.$AV$70:.$AV$71])/100*[.$AV$69])" office:value-type="float" office:value="0.0021852737064424" calcext:value-type="float">
            <text:p>0.0021852737064424</text:p>
          </table:table-cell>
          <table:table-cell table:formula="of:=(SUMPRODUCT([.AK$4:.AK$38];[.$FF$4:.$FF$38])+12*SUMPRODUCT([.AK$4:.AK$38];[.$E$4:.$E$38];[.$DO$4:.$DO$38]))/(SUM([.$AV$70:.$AV$71])/100*[.$AV$69])" office:value-type="float" office:value="0.0617532186165674" calcext:value-type="float">
            <text:p>0.0617532186165674</text:p>
          </table:table-cell>
          <table:table-cell table:formula="of:=(SUMPRODUCT([.AL$4:.AL$38];[.$FF$4:.$FF$38])+12*SUMPRODUCT([.AL$4:.AL$38];[.$E$4:.$E$38];[.$DO$4:.$DO$38]))/(SUM([.$AV$70:.$AV$71])/100*[.$AV$69])" office:value-type="float" office:value="0.00204079802607396" calcext:value-type="float">
            <text:p>0.00204079802607396</text:p>
          </table:table-cell>
          <table:table-cell table:formula="of:=(SUMPRODUCT([.AM$4:.AM$38];[.$FF$4:.$FF$38])+12*SUMPRODUCT([.AM$4:.AM$38];[.$E$4:.$E$38];[.$DO$4:.$DO$38]))/(SUM([.$AV$70:.$AV$71])/100*[.$AV$69])" office:value-type="float" office:value="0.0190268187291833" calcext:value-type="float">
            <text:p>0.0190268187291833</text:p>
          </table:table-cell>
          <table:table-cell table:formula="of:=(SUMPRODUCT([.AN$4:.AN$38];[.$FF$4:.$FF$38])+12*SUMPRODUCT([.AN$4:.AN$38];[.$E$4:.$E$38];[.$DO$4:.$DO$38]))/(SUM([.$AV$70:.$AV$71])/100*[.$AV$69])" office:value-type="float" office:value="0.000150287624894488" calcext:value-type="float">
            <text:p>0.000150287624894488</text:p>
          </table:table-cell>
          <table:table-cell table:formula="of:=(SUMPRODUCT([.AO$4:.AO$38];[.$FF$4:.$FF$38])+12*SUMPRODUCT([.AO$4:.AO$38];[.$E$4:.$E$38];[.$DO$4:.$DO$38]))/(SUM([.$AV$70:.$AV$71])/100*[.$AV$69])" office:value-type="float" office:value="16.9438256459696" calcext:value-type="float">
            <text:p>16.9438256459696</text:p>
          </table:table-cell>
          <table:table-cell table:formula="of:=(SUMPRODUCT([.AP$4:.AP$38];[.$FF$4:.$FF$38])+12*SUMPRODUCT([.AP$4:.AP$38];[.$E$4:.$E$38];[.$DO$4:.$DO$38]))/(SUM([.$AV$70:.$AV$71])/100*[.$AV$69])" office:value-type="float" office:value="0.735775256464199" calcext:value-type="float">
            <text:p>0.735775256464199</text:p>
          </table:table-cell>
          <table:table-cell table:formula="of:=(SUMPRODUCT([.AQ$4:.AQ$38];[.$FF$4:.$FF$38])+12*SUMPRODUCT([.AQ$4:.AQ$38];[.$E$4:.$E$38];[.$DO$4:.$DO$38]))/(SUM([.$AV$70:.$AV$71])/100*[.$AV$69])" office:value-type="float" office:value="0.0493129059970208" calcext:value-type="float">
            <text:p>0.0493129059970208</text:p>
          </table:table-cell>
          <table:table-cell table:formula="of:=(SUMPRODUCT([.AR$4:.AR$38];[.$FF$4:.$FF$38])+12*SUMPRODUCT([.AR$4:.AR$38];[.$E$4:.$E$38];[.$DO$4:.$DO$38]))/(SUM([.$AV$70:.$AV$71])/100*[.$AV$69])" office:value-type="float" office:value="0.00673073468232658" calcext:value-type="float">
            <text:p>0.00673073468232658</text:p>
          </table:table-cell>
          <table:table-cell table:formula="of:=(SUMPRODUCT([.AS$4:.AS$38];[.$FF$4:.$FF$38])+12*SUMPRODUCT([.AS$4:.AS$38];[.$E$4:.$E$38];[.$DO$4:.$DO$38]))/(SUM([.$AV$70:.$AV$71])/100*[.$AV$69])" office:value-type="float" office:value="1.21443541041777" calcext:value-type="float">
            <text:p>1.21443541041777</text:p>
          </table:table-cell>
          <table:table-cell table:formula="of:=(SUMPRODUCT([.AT$4:.AT$38];[.$FF$4:.$FF$38])+12*SUMPRODUCT([.AT$4:.AT$38];[.$E$4:.$E$38];[.$DO$4:.$DO$38]))/(SUM([.$AV$70:.$AV$71])/100*[.$AV$69])" office:value-type="float" office:value="0.136175799654837" calcext:value-type="float">
            <text:p>0.136175799654837</text:p>
          </table:table-cell>
          <table:table-cell table:formula="of:=(SUMPRODUCT([.AU$4:.AU$38];[.$FF$4:.$FF$38])+12*SUMPRODUCT([.AU$4:.AU$38];[.$E$4:.$E$38];[.$DO$4:.$DO$38]))/(SUM([.$AV$70:.$AV$71])/100*[.$AV$69])" office:value-type="float" office:value="1.2224424783671" calcext:value-type="float">
            <text:p>1.2224424783671</text:p>
          </table:table-cell>
          <table:table-cell table:formula="of:=(SUMPRODUCT([.AV$4:.AV$38];[.$FF$4:.$FF$38])+12*SUMPRODUCT([.AV$4:.AV$38];[.$E$4:.$E$38];[.$DO$4:.$DO$38]))/(SUM([.$AV$70:.$AV$71])/100*[.$AV$69])" office:value-type="float" office:value="0.00516777792644485" calcext:value-type="float">
            <text:p>0.00516777792644485</text:p>
          </table:table-cell>
          <table:table-cell table:formula="of:=(SUMPRODUCT([.AW$4:.AW$38];[.$FF$4:.$FF$38])+12*SUMPRODUCT([.AW$4:.AW$38];[.$E$4:.$E$38];[.$DO$4:.$DO$38]))/(SUM([.$AV$70:.$AV$71])/100*[.$AV$69])" office:value-type="float" office:value="0.271955151700254" calcext:value-type="float">
            <text:p>0.271955151700254</text:p>
          </table:table-cell>
          <table:table-cell table:formula="of:=(SUMPRODUCT([.AX$4:.AX$38];[.$FF$4:.$FF$38])+12*SUMPRODUCT([.AX$4:.AX$38];[.$E$4:.$E$38];[.$DO$4:.$DO$38]))/(SUM([.$AV$70:.$AV$71])/100*[.$AV$69])" office:value-type="float" office:value="0.0028631826702936" calcext:value-type="float">
            <text:p>0.0028631826702936</text:p>
          </table:table-cell>
          <table:table-cell table:formula="of:=(SUMPRODUCT([.AY$4:.AY$38];[.$FF$4:.$FF$38])+12*SUMPRODUCT([.AY$4:.AY$38];[.$E$4:.$E$38];[.$DO$4:.$DO$38]))/(SUM([.$AV$70:.$AV$71])/100*[.$AV$69])" office:value-type="float" office:value="0.011275151839516" calcext:value-type="float">
            <text:p>0.011275151839516</text:p>
          </table:table-cell>
          <table:table-cell table:formula="of:=(SUMPRODUCT([.AZ$4:.AZ$38];[.$FF$4:.$FF$38])+12*SUMPRODUCT([.AZ$4:.AZ$38];[.$E$4:.$E$38];[.$DO$4:.$DO$38]))/(SUM([.$AV$70:.$AV$71])/100*[.$AV$69])" office:value-type="float" office:value="2.25032352126271" calcext:value-type="float">
            <text:p>2.25032352126271</text:p>
          </table:table-cell>
          <table:table-cell table:formula="of:=(SUMPRODUCT([.BA$4:.BA$38];[.$FF$4:.$FF$38])+12*SUMPRODUCT([.BA$4:.BA$38];[.$E$4:.$E$38];[.$DO$4:.$DO$38]))/(SUM([.$AV$70:.$AV$71])/100*[.$AV$69])" office:value-type="float" office:value="2.04101508486641" calcext:value-type="float">
            <text:p>2.04101508486641</text:p>
          </table:table-cell>
          <table:table-cell table:formula="of:=(SUMPRODUCT([.BB$4:.BB$38];[.$FF$4:.$FF$38])+12*SUMPRODUCT([.BB$4:.BB$38];[.$E$4:.$E$38];[.$DO$4:.$DO$38]))/(SUM([.$AV$70:.$AV$71])/100*[.$AV$69])" office:value-type="float" office:value="2.61109873328443" calcext:value-type="float">
            <text:p>2.61109873328443</text:p>
          </table:table-cell>
          <table:table-cell table:formula="of:=(SUMPRODUCT([.BC$4:.BC$38];[.$FF$4:.$FF$38])+12*SUMPRODUCT([.BC$4:.BC$38];[.$E$4:.$E$38];[.$DO$4:.$DO$38]))/(SUM([.$AV$70:.$AV$71])/100*[.$AV$69])" office:value-type="float" office:value="0.271448305644399" calcext:value-type="float">
            <text:p>0.271448305644399</text:p>
          </table:table-cell>
          <table:table-cell table:formula="of:=(SUMPRODUCT([.BD$4:.BD$38];[.$FF$4:.$FF$38])+12*SUMPRODUCT([.BD$4:.BD$38];[.$E$4:.$E$38];[.$DO$4:.$DO$38]))/(SUM([.$AV$70:.$AV$71])/100*[.$AV$69])" office:value-type="float" office:value="0.0030536869565356" calcext:value-type="float">
            <text:p>0.0030536869565356</text:p>
          </table:table-cell>
          <table:table-cell table:formula="of:=(SUMPRODUCT([.BE$4:.BE$38];[.$FF$4:.$FF$38])+12*SUMPRODUCT([.BE$4:.BE$38];[.$E$4:.$E$38];[.$DO$4:.$DO$38]))/(SUM([.$AV$70:.$AV$71])/100*[.$AV$69])" office:value-type="float" office:value="0.484065485135469" calcext:value-type="float">
            <text:p>0.484065485135469</text:p>
          </table:table-cell>
          <table:table-cell table:formula="of:=(SUMPRODUCT([.BF$4:.BF$38];[.$FF$4:.$FF$38])+12*SUMPRODUCT([.BF$4:.BF$38];[.$E$4:.$E$38];[.$DO$4:.$DO$38]))/(SUM([.$AV$70:.$AV$71])/100*[.$AV$69])" office:value-type="float" office:value="0.00328858595319218" calcext:value-type="float">
            <text:p>0.00328858595319218</text:p>
          </table:table-cell>
          <table:table-cell table:formula="of:=(SUMPRODUCT([.BG$4:.BG$38];[.$FF$4:.$FF$38])+12*SUMPRODUCT([.BG$4:.BG$38];[.$E$4:.$E$38];[.$DO$4:.$DO$38]))/(SUM([.$AV$70:.$AV$71])/100*[.$AV$69])" office:value-type="float" office:value="0.00170454786595657" calcext:value-type="float">
            <text:p>0.00170454786595657</text:p>
          </table:table-cell>
          <table:table-cell table:formula="of:=(SUMPRODUCT([.BH$4:.BH$38];[.$FF$4:.$FF$38])+12*SUMPRODUCT([.BH$4:.BH$38];[.$E$4:.$E$38];[.$DO$4:.$DO$38]))/(SUM([.$AV$70:.$AV$71])/100*[.$AV$69])" office:value-type="float" office:value="0.00204079802607396" calcext:value-type="float">
            <text:p>0.00204079802607396</text:p>
          </table:table-cell>
          <table:table-cell table:formula="of:=(SUMPRODUCT([.BI$4:.BI$38];[.$FF$4:.$FF$38])+12*SUMPRODUCT([.BI$4:.BI$38];[.$E$4:.$E$38];[.$DO$4:.$DO$38]))/(SUM([.$AV$70:.$AV$71])/100*[.$AV$69])" office:value-type="float" office:value="1.67197652836814" calcext:value-type="float">
            <text:p>1.67197652836814</text:p>
          </table:table-cell>
          <table:table-cell table:formula="of:=(SUMPRODUCT([.BJ$4:.BJ$38];[.$FF$4:.$FF$38])+12*SUMPRODUCT([.BJ$4:.BJ$38];[.$E$4:.$E$38];[.$DO$4:.$DO$38]))/(SUM([.$AV$70:.$AV$71])/100*[.$AV$69])" office:value-type="float" office:value="0.0129194448161121" calcext:value-type="float">
            <text:p>0.0129194448161121</text:p>
          </table:table-cell>
          <table:table-cell table:formula="of:=(SUMPRODUCT([.BK$4:.BK$38];[.$FF$4:.$FF$38])+12*SUMPRODUCT([.BK$4:.BK$38];[.$E$4:.$E$38];[.$DO$4:.$DO$38]))/(SUM([.$AV$70:.$AV$71])/100*[.$AV$69])" office:value-type="float" office:value="0.0239591357748427" calcext:value-type="float">
            <text:p>0.0239591357748427</text:p>
          </table:table-cell>
          <table:table-cell table:formula="of:=(SUMPRODUCT([.BL$4:.BL$38];[.$FF$4:.$FF$38])+12*SUMPRODUCT([.BL$4:.BL$38];[.$E$4:.$E$38];[.$DO$4:.$DO$38]))/(SUM([.$AV$70:.$AV$71])/100*[.$AV$69])" office:value-type="float" office:value="0.831956480682988" calcext:value-type="float">
            <text:p>0.831956480682988</text:p>
          </table:table-cell>
          <table:table-cell table:formula="of:=(SUMPRODUCT([.BM$4:.BM$38];[.$FF$4:.$FF$38])+12*SUMPRODUCT([.BM$4:.BM$38];[.$E$4:.$E$38];[.$DO$4:.$DO$38]))/(SUM([.$AV$70:.$AV$71])/100*[.$AV$69])" office:value-type="float" office:value="0.124261569231333" calcext:value-type="float">
            <text:p>0.124261569231333</text:p>
          </table:table-cell>
          <table:table-cell table:formula="of:=(SUMPRODUCT([.BN$4:.BN$38];[.$FF$4:.$FF$38])+12*SUMPRODUCT([.BN$4:.BN$38];[.$E$4:.$E$38];[.$DO$4:.$DO$38]))/(SUM([.$AV$70:.$AV$71])/100*[.$AV$69])" office:value-type="float" office:value="0.0871508686776177" calcext:value-type="float">
            <text:p>0.0871508686776177</text:p>
          </table:table-cell>
          <table:table-cell table:formula="of:=(SUMPRODUCT([.BO$4:.BO$38];[.$FF$4:.$FF$38])+12*SUMPRODUCT([.BO$4:.BO$38];[.$E$4:.$E$38];[.$DO$4:.$DO$38]))/(SUM([.$AV$70:.$AV$71])/100*[.$AV$69])" office:value-type="float" office:value="0.25679138577086" calcext:value-type="float">
            <text:p>0.25679138577086</text:p>
          </table:table-cell>
          <table:table-cell table:formula="of:=(SUMPRODUCT([.BP$4:.BP$38];[.$FF$4:.$FF$38])+12*SUMPRODUCT([.BP$4:.BP$38];[.$E$4:.$E$38];[.$DO$4:.$DO$38]))/(SUM([.$AV$70:.$AV$71])/100*[.$AV$69])" office:value-type="float" office:value="0.000616586094174608" calcext:value-type="float">
            <text:p>0.000616586094174608</text:p>
          </table:table-cell>
          <table:table-cell table:formula="of:=(SUMPRODUCT([.BQ$4:.BQ$38];[.$FF$4:.$FF$38])+12*SUMPRODUCT([.BQ$4:.BQ$38];[.$E$4:.$E$38];[.$DO$4:.$DO$38]))/(SUM([.$AV$70:.$AV$71])/100*[.$AV$69])" office:value-type="float" office:value="0.0931897224155237" calcext:value-type="float">
            <text:p>0.0931897224155237</text:p>
          </table:table-cell>
          <table:table-cell table:formula="of:=(SUMPRODUCT([.BR$4:.BR$38];[.$FF$4:.$FF$38])+12*SUMPRODUCT([.BR$4:.BR$38];[.$E$4:.$E$38];[.$DO$4:.$DO$38]))/(SUM([.$AV$70:.$AV$71])/100*[.$AV$69])" office:value-type="float" office:value="0.4383905359595" calcext:value-type="float">
            <text:p>0.4383905359595</text:p>
          </table:table-cell>
          <table:table-cell office:value-type="string" calcext:value-type="string">
            <text:p>Weight at 40 yr</text:p>
          </table:table-cell>
          <table:table-cell table:number-columns-repeated="479"/>
        </table:table-row>
        <table:table-row table:style-name="ro1" table:number-rows-repeated="2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number-columns-repeated="501"/>
        </table:table-row>
        <table:table-row table:style-name="ro1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Investment (k€)</text:p>
          </table:table-cell>
          <table:table-cell table:formula="of:=SUM([.DR$4:.DR$59])+12*SUMPRODUCT([.$E$4:.$E$59];[.CA$4:.CA$59])" office:value-type="float" office:value="49.572" calcext:value-type="float">
            <text:p>49.572</text:p>
          </table:table-cell>
          <table:table-cell table:formula="of:=SUM([.DS$4:.DS$59])+12*SUMPRODUCT([.$E$4:.$E$59];[.CB$4:.CB$59])" office:value-type="float" office:value="97.4727912" calcext:value-type="float">
            <text:p>97.4727912</text:p>
          </table:table-cell>
          <table:table-cell table:formula="of:=SUM([.DT$4:.DT$59])+12*SUMPRODUCT([.$E$4:.$E$59];[.CC$4:.CC$59])" office:value-type="float" office:value="149.430635204677" calcext:value-type="float">
            <text:p>149.430635204677</text:p>
          </table:table-cell>
          <table:table-cell table:formula="of:=SUM([.DU$4:.DU$59])+12*SUMPRODUCT([.$E$4:.$E$59];[.CD$4:.CD$59])" office:value-type="float" office:value="205.824646953498" calcext:value-type="float">
            <text:p>205.824646953498</text:p>
          </table:table-cell>
          <table:table-cell table:formula="of:=SUM([.DV$4:.DV$59])+12*SUMPRODUCT([.$E$4:.$E$59];[.CE$4:.CE$59])" office:value-type="float" office:value="267.072190110112" calcext:value-type="float">
            <text:p>267.072190110112</text:p>
          </table:table-cell>
          <table:table-cell table:formula="of:=SUM([.DW$4:.DW$59])+12*SUMPRODUCT([.$E$4:.$E$59];[.CF$4:.CF$59])" office:value-type="float" office:value="333.632989075442" calcext:value-type="float">
            <text:p>333.632989075442</text:p>
          </table:table-cell>
          <table:table-cell table:formula="of:=SUM([.DX$4:.DX$59])+12*SUMPRODUCT([.$E$4:.$E$59];[.CG$4:.CG$59])" office:value-type="float" office:value="406.013707184558" calcext:value-type="float">
            <text:p>406.013707184558</text:p>
          </table:table-cell>
          <table:table-cell table:formula="of:=SUM([.DY$4:.DY$59])+12*SUMPRODUCT([.$E$4:.$E$59];[.CH$4:.CH$59])" office:value-type="float" office:value="484.773046312799" calcext:value-type="float">
            <text:p>484.773046312799</text:p>
          </table:table-cell>
          <table:table-cell table:formula="of:=SUM([.DZ$4:.DZ$59])+12*SUMPRODUCT([.$E$4:.$E$59];[.CI$4:.CI$59])" office:value-type="float" office:value="570.527429896773" calcext:value-type="float">
            <text:p>570.527429896773</text:p>
          </table:table-cell>
          <table:table-cell table:formula="of:=SUM([.EA$4:.EA$59])+12*SUMPRODUCT([.$E$4:.$E$59];[.CJ$4:.CJ$59])" office:value-type="float" office:value="663.957339012332" calcext:value-type="float">
            <text:p>663.957339012332</text:p>
          </table:table-cell>
          <table:table-cell table:formula="of:=SUM([.EB$4:.EB$59])+12*SUMPRODUCT([.$E$4:.$E$59];[.CK$4:.CK$59])" office:value-type="float" office:value="765.814379755334" calcext:value-type="float">
            <text:p>765.814379755334</text:p>
          </table:table-cell>
          <table:table-cell table:formula="of:=SUM([.EC$4:.EC$59])+12*SUMPRODUCT([.$E$4:.$E$59];[.CL$4:.CL$59])" office:value-type="float" office:value="876.929169866873" calcext:value-type="float">
            <text:p>876.929169866873</text:p>
          </table:table-cell>
          <table:table-cell table:formula="of:=SUM([.ED$4:.ED$59])+12*SUMPRODUCT([.$E$4:.$E$59];[.CM$4:.CM$59])" office:value-type="float" office:value="998.220143474538" calcext:value-type="float">
            <text:p>998.220143474538</text:p>
          </table:table-cell>
          <table:table-cell table:formula="of:=SUM([.EE$4:.EE$59])+12*SUMPRODUCT([.$E$4:.$E$59];[.CN$4:.CN$59])" office:value-type="float" office:value="1130.70338514539" calcext:value-type="float">
            <text:p>1130.70338514539</text:p>
          </table:table-cell>
          <table:table-cell table:formula="of:=SUM([.EF$4:.EF$59])+12*SUMPRODUCT([.$E$4:.$E$59];[.CO$4:.CO$59])" office:value-type="float" office:value="1275.50361834622" calcext:value-type="float">
            <text:p>1275.50361834622</text:p>
          </table:table-cell>
          <table:table-cell table:formula="of:=SUM([.EG$4:.EG$59])+12*SUMPRODUCT([.$E$4:.$E$59];[.CP$4:.CP$59])" office:value-type="float" office:value="1433.86648908774" calcext:value-type="float">
            <text:p>1433.86648908774</text:p>
          </table:table-cell>
          <table:table-cell table:formula="of:=SUM([.EH$4:.EH$59])+12*SUMPRODUCT([.$E$4:.$E$59];[.CQ$4:.CQ$59])" office:value-type="float" office:value="1607.17230322468" calcext:value-type="float">
            <text:p>1607.17230322468</text:p>
          </table:table-cell>
          <table:table-cell table:formula="of:=SUM([.EI$4:.EI$59])+12*SUMPRODUCT([.$E$4:.$E$59];[.CR$4:.CR$59])" office:value-type="float" office:value="1796.95139585599" calcext:value-type="float">
            <text:p>1796.95139585599</text:p>
          </table:table-cell>
          <table:table-cell table:formula="of:=SUM([.EJ$4:.EJ$59])+12*SUMPRODUCT([.$E$4:.$E$59];[.CS$4:.CS$59])" office:value-type="float" office:value="2004.90133381867" calcext:value-type="float">
            <text:p>2004.90133381867</text:p>
          </table:table-cell>
          <table:table-cell table:formula="of:=SUM([.EK$4:.EK$59])+12*SUMPRODUCT([.$E$4:.$E$59];[.CT$4:.CT$59])" office:value-type="float" office:value="2232.90617773125" calcext:value-type="float">
            <text:p>2232.90617773125</text:p>
          </table:table-cell>
          <table:table-cell table:formula="of:=SUM([.EL$4:.EL$59])+12*SUMPRODUCT([.$E$4:.$E$59];[.CU$4:.CU$59])" office:value-type="float" office:value="2483.05805880383" calcext:value-type="float">
            <text:p>2483.05805880383</text:p>
          </table:table-cell>
          <table:table-cell table:formula="of:=SUM([.EM$4:.EM$59])+12*SUMPRODUCT([.$E$4:.$E$59];[.CV$4:.CV$59])" office:value-type="float" office:value="2757.68135812428" calcext:value-type="float">
            <text:p>2757.68135812428</text:p>
          </table:table-cell>
          <table:table-cell table:formula="of:=SUM([.EN$4:.EN$59])+12*SUMPRODUCT([.$E$4:.$E$59];[.CW$4:.CW$59])" office:value-type="float" office:value="3059.35981284678" calcext:value-type="float">
            <text:p>3059.35981284678</text:p>
          </table:table-cell>
          <table:table-cell table:formula="of:=SUM([.EO$4:.EO$59])+12*SUMPRODUCT([.$E$4:.$E$59];[.CX$4:.CX$59])" office:value-type="float" office:value="3390.96691520792" calcext:value-type="float">
            <text:p>3390.96691520792</text:p>
          </table:table-cell>
          <table:table-cell table:formula="of:=SUM([.EP$4:.EP$59])+12*SUMPRODUCT([.$E$4:.$E$59];[.CY$4:.CY$59])" office:value-type="float" office:value="3755.70001720983" calcext:value-type="float">
            <text:p>3755.70001720983</text:p>
          </table:table-cell>
          <table:table-cell table:formula="of:=SUM([.EQ$4:.EQ$59])+12*SUMPRODUCT([.$E$4:.$E$59];[.CZ$4:.CZ$59])" office:value-type="float" office:value="4157.11860685589" calcext:value-type="float">
            <text:p>4157.11860685589</text:p>
          </table:table-cell>
          <table:table-cell table:formula="of:=SUM([.ER$4:.ER$59])+12*SUMPRODUCT([.$E$4:.$E$59];[.DA$4:.DA$59])" office:value-type="float" office:value="4599.18728181679" calcext:value-type="float">
            <text:p>4599.18728181679</text:p>
          </table:table-cell>
          <table:table-cell table:formula="of:=SUM([.ES$4:.ES$59])+12*SUMPRODUCT([.$E$4:.$E$59];[.DB$4:.DB$59])" office:value-type="float" office:value="5086.32401426557" calcext:value-type="float">
            <text:p>5086.32401426557</text:p>
          </table:table-cell>
          <table:table-cell table:formula="of:=SUM([.ET$4:.ET$59])+12*SUMPRODUCT([.$E$4:.$E$59];[.DC$4:.DC$59])" office:value-type="float" office:value="5623.45437739597" calcext:value-type="float">
            <text:p>5623.45437739597</text:p>
          </table:table-cell>
          <table:table-cell table:formula="of:=SUM([.EU$4:.EU$59])+12*SUMPRODUCT([.$E$4:.$E$59];[.DD$4:.DD$59])" office:value-type="float" office:value="6216.07249101655" calcext:value-type="float">
            <text:p>6216.07249101655</text:p>
          </table:table-cell>
          <table:table-cell table:formula="of:=SUM([.EV$4:.EV$59])+12*SUMPRODUCT([.$E$4:.$E$59];[.DE$4:.DE$59])" office:value-type="float" office:value="6870.30954194084" calcext:value-type="float">
            <text:p>6870.30954194084</text:p>
          </table:table-cell>
          <table:table-cell table:formula="of:=SUM([.EW$4:.EW$59])+12*SUMPRODUCT([.$E$4:.$E$59];[.DF$4:.DF$59])" office:value-type="float" office:value="7593.0108461992" calcext:value-type="float">
            <text:p>7593.0108461992</text:p>
          </table:table-cell>
          <table:table-cell table:formula="of:=SUM([.EX$4:.EX$59])+12*SUMPRODUCT([.$E$4:.$E$59];[.DG$4:.DG$59])" office:value-type="float" office:value="8391.822546116" calcext:value-type="float">
            <text:p>8391.822546116</text:p>
          </table:table-cell>
          <table:table-cell table:formula="of:=SUM([.EY$4:.EY$59])+12*SUMPRODUCT([.$E$4:.$E$59];[.DH$4:.DH$59])" office:value-type="float" office:value="9275.28917799447" calcext:value-type="float">
            <text:p>9275.28917799447</text:p>
          </table:table-cell>
          <table:table-cell table:formula="of:=SUM([.EZ$4:.EZ$59])+12*SUMPRODUCT([.$E$4:.$E$59];[.DI$4:.DI$59])" office:value-type="float" office:value="10252.9635077661" calcext:value-type="float">
            <text:p>10252.9635077661</text:p>
          </table:table-cell>
          <table:table-cell table:formula="of:=SUM([.FA$4:.FA$59])+12*SUMPRODUCT([.$E$4:.$E$59];[.DJ$4:.DJ$59])" office:value-type="float" office:value="11335.5302150269" calcext:value-type="float">
            <text:p>11335.5302150269</text:p>
          </table:table-cell>
          <table:table-cell table:formula="of:=SUM([.FB$4:.FB$59])+12*SUMPRODUCT([.$E$4:.$E$59];[.DK$4:.DK$59])" office:value-type="float" office:value="12534.9452132801" calcext:value-type="float">
            <text:p>12534.9452132801</text:p>
          </table:table-cell>
          <table:table-cell table:formula="of:=SUM([.FC$4:.FC$59])+12*SUMPRODUCT([.$E$4:.$E$59];[.DL$4:.DL$59])" office:value-type="float" office:value="13864.5926292032" calcext:value-type="float">
            <text:p>13864.5926292032</text:p>
          </table:table-cell>
          <table:table-cell table:formula="of:=SUM([.FD$4:.FD$59])+12*SUMPRODUCT([.$E$4:.$E$59];[.DM$4:.DM$59])" office:value-type="float" office:value="15339.4617300652" calcext:value-type="float">
            <text:p>15339.4617300652</text:p>
          </table:table-cell>
          <table:table-cell table:formula="of:=SUM([.FE$4:.FE$59])+12*SUMPRODUCT([.$E$4:.$E$59];[.DN$4:.DN$59])" office:value-type="float" office:value="16976.3463902612" calcext:value-type="float">
            <text:p>16976.3463902612</text:p>
          </table:table-cell>
          <table:table-cell table:formula="of:=SUM([.FF$4:.FF$59])+12*SUMPRODUCT([.$E$4:.$E$59];[.DO$4:.DO$59])" office:value-type="float" office:value="18794.0700300834" calcext:value-type="float">
            <text:p>18794.0700300834</text:p>
          </table:table-cell>
          <table:table-cell office:value-type="string" calcext:value-type="string">
            <text:p>Investment (k€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Stocks (%)</text:p>
          </table:table-cell>
          <table:table-cell table:formula="of:=(SUM([.DR$4:.DR$26])+12*SUMPRODUCT([.$E$4:.$E$26];[.CA$4:.CA$26]))/[.H$69]*100" office:value-type="float" office:value="7.03421286209957" calcext:value-type="float">
            <text:p>7.03421286209957</text:p>
          </table:table-cell>
          <table:table-cell table:formula="of:=(SUM([.DS$4:.DS$26])+12*SUMPRODUCT([.$E$4:.$E$26];[.CB$4:.CB$26]))/[.I$69]*100" office:value-type="float" office:value="41.3574366792115" calcext:value-type="float">
            <text:p>41.3574366792115</text:p>
          </table:table-cell>
          <table:table-cell table:formula="of:=(SUM([.DT$4:.DT$26])+12*SUMPRODUCT([.$E$4:.$E$26];[.CC$4:.CC$26]))/[.J$69]*100" office:value-type="float" office:value="53.7412727958031" calcext:value-type="float">
            <text:p>53.7412727958031</text:p>
          </table:table-cell>
          <table:table-cell table:formula="of:=(SUM([.DU$4:.DU$26])+12*SUMPRODUCT([.$E$4:.$E$26];[.CD$4:.CD$26]))/[.K$69]*100" office:value-type="float" office:value="60.1260838866275" calcext:value-type="float">
            <text:p>60.1260838866275</text:p>
          </table:table-cell>
          <table:table-cell table:formula="of:=(SUM([.DV$4:.DV$26])+12*SUMPRODUCT([.$E$4:.$E$26];[.CE$4:.CE$26]))/[.L$69]*100" office:value-type="float" office:value="64.0166174558311" calcext:value-type="float">
            <text:p>64.0166174558311</text:p>
          </table:table-cell>
          <table:table-cell table:formula="of:=(SUM([.DW$4:.DW$26])+12*SUMPRODUCT([.$E$4:.$E$26];[.CF$4:.CF$26]))/[.M$69]*100" office:value-type="float" office:value="66.6293678025249" calcext:value-type="float">
            <text:p>66.6293678025249</text:p>
          </table:table-cell>
          <table:table-cell table:formula="of:=(SUM([.DX$4:.DX$26])+12*SUMPRODUCT([.$E$4:.$E$26];[.CG$4:.CG$26]))/[.N$69]*100" office:value-type="float" office:value="68.4977966498439" calcext:value-type="float">
            <text:p>68.4977966498439</text:p>
          </table:table-cell>
          <table:table-cell table:formula="of:=(SUM([.DY$4:.DY$26])+12*SUMPRODUCT([.$E$4:.$E$26];[.CH$4:.CH$26]))/[.O$69]*100" office:value-type="float" office:value="69.892526955635" calcext:value-type="float">
            <text:p>69.892526955635</text:p>
          </table:table-cell>
          <table:table-cell table:formula="of:=(SUM([.DZ$4:.DZ$26])+12*SUMPRODUCT([.$E$4:.$E$26];[.CI$4:.CI$26]))/[.P$69]*100" office:value-type="float" office:value="70.9653221432306" calcext:value-type="float">
            <text:p>70.9653221432306</text:p>
          </table:table-cell>
          <table:table-cell table:formula="of:=(SUM([.EA$4:.EA$26])+12*SUMPRODUCT([.$E$4:.$E$26];[.CJ$4:.CJ$26]))/[.Q$69]*100" office:value-type="float" office:value="71.8077667854833" calcext:value-type="float">
            <text:p>71.8077667854833</text:p>
          </table:table-cell>
          <table:table-cell table:formula="of:=(SUM([.EB$4:.EB$26])+12*SUMPRODUCT([.$E$4:.$E$26];[.CK$4:.CK$26]))/[.R$69]*100" office:value-type="float" office:value="72.4783077508924" calcext:value-type="float">
            <text:p>72.4783077508924</text:p>
          </table:table-cell>
          <table:table-cell table:formula="of:=(SUM([.EC$4:.EC$26])+12*SUMPRODUCT([.$E$4:.$E$26];[.CL$4:.CL$26]))/[.S$69]*100" office:value-type="float" office:value="73.0159182466989" calcext:value-type="float">
            <text:p>73.0159182466989</text:p>
          </table:table-cell>
          <table:table-cell table:formula="of:=(SUM([.ED$4:.ED$26])+12*SUMPRODUCT([.$E$4:.$E$26];[.CM$4:.CM$26]))/[.T$69]*100" office:value-type="float" office:value="73.4475179217209" calcext:value-type="float">
            <text:p>73.4475179217209</text:p>
          </table:table-cell>
          <table:table-cell table:formula="of:=(SUM([.EE$4:.EE$26])+12*SUMPRODUCT([.$E$4:.$E$26];[.CN$4:.CN$26]))/[.U$69]*100" office:value-type="float" office:value="73.7922428779755" calcext:value-type="float">
            <text:p>73.7922428779755</text:p>
          </table:table-cell>
          <table:table-cell table:formula="of:=(SUM([.EF$4:.EF$26])+12*SUMPRODUCT([.$E$4:.$E$26];[.CO$4:.CO$26]))/[.V$69]*100" office:value-type="float" office:value="74.0640232855153" calcext:value-type="float">
            <text:p>74.0640232855153</text:p>
          </table:table-cell>
          <table:table-cell table:formula="of:=(SUM([.EG$4:.EG$26])+12*SUMPRODUCT([.$E$4:.$E$26];[.CP$4:.CP$26]))/[.W$69]*100" office:value-type="float" office:value="74.2732031997639" calcext:value-type="float">
            <text:p>74.2732031997639</text:p>
          </table:table-cell>
          <table:table-cell table:formula="of:=(SUM([.EH$4:.EH$26])+12*SUMPRODUCT([.$E$4:.$E$26];[.CQ$4:.CQ$26]))/[.X$69]*100" office:value-type="float" office:value="74.4275940496536" calcext:value-type="float">
            <text:p>74.4275940496536</text:p>
          </table:table-cell>
          <table:table-cell table:formula="of:=(SUM([.EI$4:.EI$26])+12*SUMPRODUCT([.$E$4:.$E$26];[.CR$4:.CR$26]))/[.Y$69]*100" office:value-type="float" office:value="74.5331804917195" calcext:value-type="float">
            <text:p>74.5331804917195</text:p>
          </table:table-cell>
          <table:table-cell table:formula="of:=(SUM([.EJ$4:.EJ$26])+12*SUMPRODUCT([.$E$4:.$E$26];[.CS$4:.CS$26]))/[.Z$69]*100" office:value-type="float" office:value="74.5946058458075" calcext:value-type="float">
            <text:p>74.5946058458075</text:p>
          </table:table-cell>
          <table:table-cell table:formula="of:=(SUM([.EK$4:.EK$26])+12*SUMPRODUCT([.$E$4:.$E$26];[.CT$4:.CT$26]))/[.AA$69]*100" office:value-type="float" office:value="74.6155137530063" calcext:value-type="float">
            <text:p>74.6155137530063</text:p>
          </table:table-cell>
          <table:table-cell table:formula="of:=(SUM([.EL$4:.EL$26])+12*SUMPRODUCT([.$E$4:.$E$26];[.CU$4:.CU$26]))/[.AB$69]*100" office:value-type="float" office:value="74.5987936652223" calcext:value-type="float">
            <text:p>74.5987936652223</text:p>
          </table:table-cell>
          <table:table-cell table:formula="of:=(SUM([.EM$4:.EM$26])+12*SUMPRODUCT([.$E$4:.$E$26];[.CV$4:.CV$26]))/[.AC$69]*100" office:value-type="float" office:value="74.5467605524079" calcext:value-type="float">
            <text:p>74.5467605524079</text:p>
          </table:table-cell>
          <table:table-cell table:formula="of:=(SUM([.EN$4:.EN$26])+12*SUMPRODUCT([.$E$4:.$E$26];[.CW$4:.CW$26]))/[.AD$69]*100" office:value-type="float" office:value="74.4612886924858" calcext:value-type="float">
            <text:p>74.4612886924858</text:p>
          </table:table-cell>
          <table:table-cell table:formula="of:=(SUM([.EO$4:.EO$26])+12*SUMPRODUCT([.$E$4:.$E$26];[.CX$4:.CX$26]))/[.AE$69]*100" office:value-type="float" office:value="74.3439128127258" calcext:value-type="float">
            <text:p>74.3439128127258</text:p>
          </table:table-cell>
          <table:table-cell table:formula="of:=(SUM([.EP$4:.EP$26])+12*SUMPRODUCT([.$E$4:.$E$26];[.CY$4:.CY$26]))/[.AF$69]*100" office:value-type="float" office:value="74.195905617997" calcext:value-type="float">
            <text:p>74.195905617997</text:p>
          </table:table-cell>
          <table:table-cell table:formula="of:=(SUM([.EQ$4:.EQ$26])+12*SUMPRODUCT([.$E$4:.$E$26];[.CZ$4:.CZ$26]))/[.AG$69]*100" office:value-type="float" office:value="74.0183379666966" calcext:value-type="float">
            <text:p>74.0183379666966</text:p>
          </table:table-cell>
          <table:table-cell table:formula="of:=(SUM([.ER$4:.ER$26])+12*SUMPRODUCT([.$E$4:.$E$26];[.DA$4:.DA$26]))/[.AH$69]*100" office:value-type="float" office:value="73.8121261016863" calcext:value-type="float">
            <text:p>73.8121261016863</text:p>
          </table:table-cell>
          <table:table-cell table:formula="of:=(SUM([.ES$4:.ES$26])+12*SUMPRODUCT([.$E$4:.$E$26];[.DB$4:.DB$26]))/[.AI$69]*100" office:value-type="float" office:value="73.5780690838927" calcext:value-type="float">
            <text:p>73.5780690838927</text:p>
          </table:table-cell>
          <table:table-cell table:formula="of:=(SUM([.ET$4:.ET$26])+12*SUMPRODUCT([.$E$4:.$E$26];[.DC$4:.DC$26]))/[.AJ$69]*100" office:value-type="float" office:value="73.3168787066164" calcext:value-type="float">
            <text:p>73.3168787066164</text:p>
          </table:table-cell>
          <table:table-cell table:formula="of:=(SUM([.EU$4:.EU$26])+12*SUMPRODUCT([.$E$4:.$E$26];[.DD$4:.DD$26]))/[.AK$69]*100" office:value-type="float" office:value="73.0292035596849" calcext:value-type="float">
            <text:p>73.0292035596849</text:p>
          </table:table-cell>
          <table:table-cell table:formula="of:=(SUM([.EV$4:.EV$26])+12*SUMPRODUCT([.$E$4:.$E$26];[.DE$4:.DE$26]))/[.AL$69]*100" office:value-type="float" office:value="72.7156484807073" calcext:value-type="float">
            <text:p>72.7156484807073</text:p>
          </table:table-cell>
          <table:table-cell table:formula="of:=(SUM([.EW$4:.EW$26])+12*SUMPRODUCT([.$E$4:.$E$26];[.DF$4:.DF$26]))/[.AM$69]*100" office:value-type="float" office:value="72.3767903208215" calcext:value-type="float">
            <text:p>72.3767903208215</text:p>
          </table:table-cell>
          <table:table-cell table:formula="of:=(SUM([.EX$4:.EX$26])+12*SUMPRODUCT([.$E$4:.$E$26];[.DG$4:.DG$26]))/[.AN$69]*100" office:value-type="float" office:value="72.0131907276689" calcext:value-type="float">
            <text:p>72.0131907276689</text:p>
          </table:table-cell>
          <table:table-cell table:formula="of:=(SUM([.EY$4:.EY$26])+12*SUMPRODUCT([.$E$4:.$E$26];[.DH$4:.DH$26]))/[.AO$69]*100" office:value-type="float" office:value="71.6254064839575" calcext:value-type="float">
            <text:p>71.6254064839575</text:p>
          </table:table-cell>
          <table:table-cell table:formula="of:=(SUM([.EZ$4:.EZ$26])+12*SUMPRODUCT([.$E$4:.$E$26];[.DI$4:.DI$26]))/[.AP$69]*100" office:value-type="float" office:value="71.2139978187175" calcext:value-type="float">
            <text:p>71.2139978187175</text:p>
          </table:table-cell>
          <table:table-cell table:formula="of:=(SUM([.FA$4:.FA$26])+12*SUMPRODUCT([.$E$4:.$E$26];[.DJ$4:.DJ$26]))/[.AQ$69]*100" office:value-type="float" office:value="70.7795350182671" calcext:value-type="float">
            <text:p>70.7795350182671</text:p>
          </table:table-cell>
          <table:table-cell table:formula="of:=(SUM([.FB$4:.FB$26])+12*SUMPRODUCT([.$E$4:.$E$26];[.DK$4:.DK$26]))/[.AR$69]*100" office:value-type="float" office:value="70.3226035965594" calcext:value-type="float">
            <text:p>70.3226035965594</text:p>
          </table:table-cell>
          <table:table-cell table:formula="of:=(SUM([.FC$4:.FC$26])+12*SUMPRODUCT([.$E$4:.$E$26];[.DL$4:.DL$26]))/[.AS$69]*100" office:value-type="float" office:value="69.8438082339571" calcext:value-type="float">
            <text:p>69.8438082339571</text:p>
          </table:table-cell>
          <table:table-cell table:formula="of:=(SUM([.FD$4:.FD$26])+12*SUMPRODUCT([.$E$4:.$E$26];[.DM$4:.DM$26]))/[.AT$69]*100" office:value-type="float" office:value="69.3437756552425" calcext:value-type="float">
            <text:p>69.3437756552425</text:p>
          </table:table-cell>
          <table:table-cell table:formula="of:=(SUM([.FE$4:.FE$26])+12*SUMPRODUCT([.$E$4:.$E$26];[.DN$4:.DN$26]))/[.AU$69]*100" office:value-type="float" office:value="68.8231565886468" calcext:value-type="float">
            <text:p>68.8231565886468</text:p>
          </table:table-cell>
          <table:table-cell table:formula="of:=(SUM([.FF$4:.FF$26])+12*SUMPRODUCT([.$E$4:.$E$26];[.DO$4:.DO$26]))/[.AV$69]*100" office:value-type="float" office:value="68.2826269255503" calcext:value-type="float">
            <text:p>68.2826269255503</text:p>
          </table:table-cell>
          <table:table-cell office:value-type="string" calcext:value-type="string">
            <text:p>Stocks 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Bonds (%)</text:p>
          </table:table-cell>
          <table:table-cell table:formula="of:=(SUM([.DR$28:.DR$38])+12*SUMPRODUCT([.$E$28:.$E$38];[.CA$28:.CA$38]))/[.H$69]*100" office:value-type="float" office:value="1.50689905591866" calcext:value-type="float">
            <text:p>1.50689905591866</text:p>
          </table:table-cell>
          <table:table-cell table:formula="of:=(SUM([.DS$28:.DS$38])+12*SUMPRODUCT([.$E$28:.$E$38];[.CB$28:.CB$38]))/[.I$69]*100" office:value-type="float" office:value="7.65307241966002" calcext:value-type="float">
            <text:p>7.65307241966002</text:p>
          </table:table-cell>
          <table:table-cell table:formula="of:=(SUM([.DT$28:.DT$38])+12*SUMPRODUCT([.$E$28:.$E$38];[.CC$28:.CC$38]))/[.J$69]*100" office:value-type="float" office:value="9.72660102724043" calcext:value-type="float">
            <text:p>9.72660102724043</text:p>
          </table:table-cell>
          <table:table-cell table:formula="of:=(SUM([.DU$28:.DU$38])+12*SUMPRODUCT([.$E$28:.$E$38];[.CD$28:.CD$38]))/[.K$69]*100" office:value-type="float" office:value="10.6848176199479" calcext:value-type="float">
            <text:p>10.6848176199479</text:p>
          </table:table-cell>
          <table:table-cell table:formula="of:=(SUM([.DV$28:.DV$38])+12*SUMPRODUCT([.$E$28:.$E$38];[.CE$28:.CE$38]))/[.L$69]*100" office:value-type="float" office:value="11.17812360443" calcext:value-type="float">
            <text:p>11.17812360443</text:p>
          </table:table-cell>
          <table:table-cell table:formula="of:=(SUM([.DW$28:.DW$38])+12*SUMPRODUCT([.$E$28:.$E$38];[.CF$28:.CF$38]))/[.M$69]*100" office:value-type="float" office:value="11.4324385832258" calcext:value-type="float">
            <text:p>11.4324385832258</text:p>
          </table:table-cell>
          <table:table-cell table:formula="of:=(SUM([.DX$28:.DX$38])+12*SUMPRODUCT([.$E$28:.$E$38];[.CG$28:.CG$38]))/[.N$69]*100" office:value-type="float" office:value="11.5469864933242" calcext:value-type="float">
            <text:p>11.5469864933242</text:p>
          </table:table-cell>
          <table:table-cell table:formula="of:=(SUM([.DY$28:.DY$38])+12*SUMPRODUCT([.$E$28:.$E$38];[.CH$28:.CH$38]))/[.O$69]*100" office:value-type="float" office:value="11.5722458356548" calcext:value-type="float">
            <text:p>11.5722458356548</text:p>
          </table:table-cell>
          <table:table-cell table:formula="of:=(SUM([.DZ$28:.DZ$38])+12*SUMPRODUCT([.$E$28:.$E$38];[.CI$28:.CI$38]))/[.P$69]*100" office:value-type="float" office:value="11.5366588842292" calcext:value-type="float">
            <text:p>11.5366588842292</text:p>
          </table:table-cell>
          <table:table-cell table:formula="of:=(SUM([.EA$28:.EA$38])+12*SUMPRODUCT([.$E$28:.$E$38];[.CJ$28:.CJ$38]))/[.Q$69]*100" office:value-type="float" office:value="11.457516944593" calcext:value-type="float">
            <text:p>11.457516944593</text:p>
          </table:table-cell>
          <table:table-cell table:formula="of:=(SUM([.EB$28:.EB$38])+12*SUMPRODUCT([.$E$28:.$E$38];[.CK$28:.CK$38]))/[.R$69]*100" office:value-type="float" office:value="11.3459760106349" calcext:value-type="float">
            <text:p>11.3459760106349</text:p>
          </table:table-cell>
          <table:table-cell table:formula="of:=(SUM([.EC$28:.EC$38])+12*SUMPRODUCT([.$E$28:.$E$38];[.CL$28:.CL$38]))/[.S$69]*100" office:value-type="float" office:value="11.2095907074112" calcext:value-type="float">
            <text:p>11.2095907074112</text:p>
          </table:table-cell>
          <table:table-cell table:formula="of:=(SUM([.ED$28:.ED$38])+12*SUMPRODUCT([.$E$28:.$E$38];[.CM$28:.CM$38]))/[.T$69]*100" office:value-type="float" office:value="11.0536898037434" calcext:value-type="float">
            <text:p>11.0536898037434</text:p>
          </table:table-cell>
          <table:table-cell table:formula="of:=(SUM([.EE$28:.EE$38])+12*SUMPRODUCT([.$E$28:.$E$38];[.CN$28:.CN$38]))/[.U$69]*100" office:value-type="float" office:value="10.8821672415188" calcext:value-type="float">
            <text:p>10.8821672415188</text:p>
          </table:table-cell>
          <table:table-cell table:formula="of:=(SUM([.EF$28:.EF$38])+12*SUMPRODUCT([.$E$28:.$E$38];[.CO$28:.CO$38]))/[.V$69]*100" office:value-type="float" office:value="10.6979591048738" calcext:value-type="float">
            <text:p>10.6979591048738</text:p>
          </table:table-cell>
          <table:table-cell table:formula="of:=(SUM([.EG$28:.EG$38])+12*SUMPRODUCT([.$E$28:.$E$38];[.CP$28:.CP$38]))/[.W$69]*100" office:value-type="float" office:value="10.5033428115025" calcext:value-type="float">
            <text:p>10.5033428115025</text:p>
          </table:table-cell>
          <table:table-cell table:formula="of:=(SUM([.EH$28:.EH$38])+12*SUMPRODUCT([.$E$28:.$E$38];[.CQ$28:.CQ$38]))/[.X$69]*100" office:value-type="float" office:value="10.3001311550186" calcext:value-type="float">
            <text:p>10.3001311550186</text:p>
          </table:table-cell>
          <table:table-cell table:formula="of:=(SUM([.EI$28:.EI$38])+12*SUMPRODUCT([.$E$28:.$E$38];[.CR$28:.CR$38]))/[.Y$69]*100" office:value-type="float" office:value="10.089801777242" calcext:value-type="float">
            <text:p>10.089801777242</text:p>
          </table:table-cell>
          <table:table-cell table:formula="of:=(SUM([.EJ$28:.EJ$38])+12*SUMPRODUCT([.$E$28:.$E$38];[.CS$28:.CS$38]))/[.Z$69]*100" office:value-type="float" office:value="9.87358568006075" calcext:value-type="float">
            <text:p>9.87358568006075</text:p>
          </table:table-cell>
          <table:table-cell table:formula="of:=(SUM([.EK$28:.EK$38])+12*SUMPRODUCT([.$E$28:.$E$38];[.CT$28:.CT$38]))/[.AA$69]*100" office:value-type="float" office:value="9.65252900545136" calcext:value-type="float">
            <text:p>9.65252900545136</text:p>
          </table:table-cell>
          <table:table-cell table:formula="of:=(SUM([.EL$28:.EL$38])+12*SUMPRODUCT([.$E$28:.$E$38];[.CU$28:.CU$38]))/[.AB$69]*100" office:value-type="float" office:value="9.42753692769876" calcext:value-type="float">
            <text:p>9.42753692769876</text:p>
          </table:table-cell>
          <table:table-cell table:formula="of:=(SUM([.EM$28:.EM$38])+12*SUMPRODUCT([.$E$28:.$E$38];[.CV$28:.CV$38]))/[.AC$69]*100" office:value-type="float" office:value="9.19940530766555" calcext:value-type="float">
            <text:p>9.19940530766555</text:p>
          </table:table-cell>
          <table:table-cell table:formula="of:=(SUM([.EN$28:.EN$38])+12*SUMPRODUCT([.$E$28:.$E$38];[.CW$28:.CW$38]))/[.AD$69]*100" office:value-type="float" office:value="8.96884380799731" calcext:value-type="float">
            <text:p>8.96884380799731</text:p>
          </table:table-cell>
          <table:table-cell table:formula="of:=(SUM([.EO$28:.EO$38])+12*SUMPRODUCT([.$E$28:.$E$38];[.CX$28:.CX$38]))/[.AE$69]*100" office:value-type="float" office:value="8.73649294509512" calcext:value-type="float">
            <text:p>8.73649294509512</text:p>
          </table:table-cell>
          <table:table-cell table:formula="of:=(SUM([.EP$28:.EP$38])+12*SUMPRODUCT([.$E$28:.$E$38];[.CY$28:.CY$38]))/[.AF$69]*100" office:value-type="float" office:value="8.50293676879917" calcext:value-type="float">
            <text:p>8.50293676879917</text:p>
          </table:table-cell>
          <table:table-cell table:formula="of:=(SUM([.EQ$28:.EQ$38])+12*SUMPRODUCT([.$E$28:.$E$38];[.CZ$28:.CZ$38]))/[.AG$69]*100" office:value-type="float" office:value="8.26871234625237" calcext:value-type="float">
            <text:p>8.26871234625237</text:p>
          </table:table-cell>
          <table:table-cell table:formula="of:=(SUM([.ER$28:.ER$38])+12*SUMPRODUCT([.$E$28:.$E$38];[.DA$28:.DA$38]))/[.AH$69]*100" office:value-type="float" office:value="8.0343168826135" calcext:value-type="float">
            <text:p>8.0343168826135</text:p>
          </table:table-cell>
          <table:table-cell table:formula="of:=(SUM([.ES$28:.ES$38])+12*SUMPRODUCT([.$E$28:.$E$38];[.DB$28:.DB$38]))/[.AI$69]*100" office:value-type="float" office:value="7.80021307743409" calcext:value-type="float">
            <text:p>7.80021307743409</text:p>
          </table:table-cell>
          <table:table-cell table:formula="of:=(SUM([.ET$28:.ET$38])+12*SUMPRODUCT([.$E$28:.$E$38];[.DC$28:.DC$38]))/[.AJ$69]*100" office:value-type="float" office:value="7.56683315380521" calcext:value-type="float">
            <text:p>7.56683315380521</text:p>
          </table:table-cell>
          <table:table-cell table:formula="of:=(SUM([.EU$28:.EU$38])+12*SUMPRODUCT([.$E$28:.$E$38];[.DD$28:.DD$38]))/[.AK$69]*100" office:value-type="float" office:value="7.33458188382443" calcext:value-type="float">
            <text:p>7.33458188382443</text:p>
          </table:table-cell>
          <table:table-cell table:formula="of:=(SUM([.EV$28:.EV$38])+12*SUMPRODUCT([.$E$28:.$E$38];[.DE$28:.DE$38]))/[.AL$69]*100" office:value-type="float" office:value="7.10383885301684" calcext:value-type="float">
            <text:p>7.10383885301684</text:p>
          </table:table-cell>
          <table:table-cell table:formula="of:=(SUM([.EW$28:.EW$38])+12*SUMPRODUCT([.$E$28:.$E$38];[.DF$28:.DF$38]))/[.AM$69]*100" office:value-type="float" office:value="6.87496014786923" calcext:value-type="float">
            <text:p>6.87496014786923</text:p>
          </table:table-cell>
          <table:table-cell table:formula="of:=(SUM([.EX$28:.EX$38])+12*SUMPRODUCT([.$E$28:.$E$38];[.DG$28:.DG$38]))/[.AN$69]*100" office:value-type="float" office:value="6.64827960779546" calcext:value-type="float">
            <text:p>6.64827960779546</text:p>
          </table:table-cell>
          <table:table-cell table:formula="of:=(SUM([.EY$28:.EY$38])+12*SUMPRODUCT([.$E$28:.$E$38];[.DH$28:.DH$38]))/[.AO$69]*100" office:value-type="float" office:value="6.42410975103664" calcext:value-type="float">
            <text:p>6.42410975103664</text:p>
          </table:table-cell>
          <table:table-cell table:formula="of:=(SUM([.EZ$28:.EZ$38])+12*SUMPRODUCT([.$E$28:.$E$38];[.DI$28:.DI$38]))/[.AP$69]*100" office:value-type="float" office:value="6.20274246005147" calcext:value-type="float">
            <text:p>6.20274246005147</text:p>
          </table:table-cell>
          <table:table-cell table:formula="of:=(SUM([.FA$28:.FA$38])+12*SUMPRODUCT([.$E$28:.$E$38];[.DJ$28:.DJ$38]))/[.AQ$69]*100" office:value-type="float" office:value="5.98444949367877" calcext:value-type="float">
            <text:p>5.98444949367877</text:p>
          </table:table-cell>
          <table:table-cell table:formula="of:=(SUM([.FB$28:.FB$38])+12*SUMPRODUCT([.$E$28:.$E$38];[.DK$28:.DK$38]))/[.AR$69]*100" office:value-type="float" office:value="5.76948287921981" calcext:value-type="float">
            <text:p>5.76948287921981</text:p>
          </table:table-cell>
          <table:table-cell table:formula="of:=(SUM([.FC$28:.FC$38])+12*SUMPRODUCT([.$E$28:.$E$38];[.DL$28:.DL$38]))/[.AS$69]*100" office:value-type="float" office:value="5.55807522650497" calcext:value-type="float">
            <text:p>5.55807522650497</text:p>
          </table:table-cell>
          <table:table-cell table:formula="of:=(SUM([.FD$28:.FD$38])+12*SUMPRODUCT([.$E$28:.$E$38];[.DM$28:.DM$38]))/[.AT$69]*100" office:value-type="float" office:value="5.35043999720151" calcext:value-type="float">
            <text:p>5.35043999720151</text:p>
          </table:table-cell>
          <table:table-cell table:formula="of:=(SUM([.FE$28:.FE$38])+12*SUMPRODUCT([.$E$28:.$E$38];[.DN$28:.DN$38]))/[.AU$69]*100" office:value-type="float" office:value="5.14677175553051" calcext:value-type="float">
            <text:p>5.14677175553051</text:p>
          </table:table-cell>
          <table:table-cell table:formula="of:=(SUM([.FF$28:.FF$38])+12*SUMPRODUCT([.$E$28:.$E$38];[.DO$28:.DO$38]))/[.AV$69]*100" office:value-type="float" office:value="4.9472464207851" calcext:value-type="float">
            <text:p>4.9472464207851</text:p>
          </table:table-cell>
          <table:table-cell office:value-type="string" calcext:value-type="string">
            <text:p>Bonds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rypto (%)</text:p>
          </table:table-cell>
          <table:table-cell table:formula="of:=(SUM([.DR$40:.DR$48])+12*SUMPRODUCT([.$E$40:.$E$48];[.CA$40:.CA$48]))/[.H$69]*100" office:value-type="float" office:value="0.681836520616477" calcext:value-type="float">
            <text:p>0.681836520616477</text:p>
          </table:table-cell>
          <table:table-cell table:formula="of:=(SUM([.DS$40:.DS$48])+12*SUMPRODUCT([.$E$40:.$E$48];[.CB$40:.CB$48]))/[.I$69]*100" office:value-type="float" office:value="4.13026030181026" calcext:value-type="float">
            <text:p>4.13026030181026</text:p>
          </table:table-cell>
          <table:table-cell table:formula="of:=(SUM([.DT$40:.DT$48])+12*SUMPRODUCT([.$E$40:.$E$48];[.CC$40:.CC$48]))/[.J$69]*100" office:value-type="float" office:value="5.50761441168151" calcext:value-type="float">
            <text:p>5.50761441168151</text:p>
          </table:table-cell>
          <table:table-cell table:formula="of:=(SUM([.DU$40:.DU$48])+12*SUMPRODUCT([.$E$40:.$E$48];[.CD$40:.CD$48]))/[.K$69]*100" office:value-type="float" office:value="6.3271489788792" calcext:value-type="float">
            <text:p>6.3271489788792</text:p>
          </table:table-cell>
          <table:table-cell table:formula="of:=(SUM([.DV$40:.DV$48])+12*SUMPRODUCT([.$E$40:.$E$48];[.CE$40:.CE$48]))/[.L$69]*100" office:value-type="float" office:value="6.92194441027279" calcext:value-type="float">
            <text:p>6.92194441027279</text:p>
          </table:table-cell>
          <table:table-cell table:formula="of:=(SUM([.DW$40:.DW$48])+12*SUMPRODUCT([.$E$40:.$E$48];[.CF$40:.CF$48]))/[.M$69]*100" office:value-type="float" office:value="7.40792179996088" calcext:value-type="float">
            <text:p>7.40792179996088</text:p>
          </table:table-cell>
          <table:table-cell table:formula="of:=(SUM([.DX$40:.DX$48])+12*SUMPRODUCT([.$E$40:.$E$48];[.CG$40:.CG$48]))/[.N$69]*100" office:value-type="float" office:value="7.83618097042714" calcext:value-type="float">
            <text:p>7.83618097042714</text:p>
          </table:table-cell>
          <table:table-cell table:formula="of:=(SUM([.DY$40:.DY$48])+12*SUMPRODUCT([.$E$40:.$E$48];[.CH$40:.CH$48]))/[.O$69]*100" office:value-type="float" office:value="8.23287614764184" calcext:value-type="float">
            <text:p>8.23287614764184</text:p>
          </table:table-cell>
          <table:table-cell table:formula="of:=(SUM([.DZ$40:.DZ$48])+12*SUMPRODUCT([.$E$40:.$E$48];[.CI$40:.CI$48]))/[.P$69]*100" office:value-type="float" office:value="8.6128780064064" calcext:value-type="float">
            <text:p>8.6128780064064</text:p>
          </table:table-cell>
          <table:table-cell table:formula="of:=(SUM([.EA$40:.EA$48])+12*SUMPRODUCT([.$E$40:.$E$48];[.CJ$40:.CJ$48]))/[.Q$69]*100" office:value-type="float" office:value="8.98534053905533" calcext:value-type="float">
            <text:p>8.98534053905533</text:p>
          </table:table-cell>
          <table:table-cell table:formula="of:=(SUM([.EB$40:.EB$48])+12*SUMPRODUCT([.$E$40:.$E$48];[.CK$40:.CK$48]))/[.R$69]*100" office:value-type="float" office:value="9.35626514082993" calcext:value-type="float">
            <text:p>9.35626514082993</text:p>
          </table:table-cell>
          <table:table-cell table:formula="of:=(SUM([.EC$40:.EC$48])+12*SUMPRODUCT([.$E$40:.$E$48];[.CL$40:.CL$48]))/[.S$69]*100" office:value-type="float" office:value="9.72979507676496" calcext:value-type="float">
            <text:p>9.72979507676496</text:p>
          </table:table-cell>
          <table:table-cell table:formula="of:=(SUM([.ED$40:.ED$48])+12*SUMPRODUCT([.$E$40:.$E$48];[.CM$40:.CM$48]))/[.T$69]*100" office:value-type="float" office:value="10.1089172988119" calcext:value-type="float">
            <text:p>10.1089172988119</text:p>
          </table:table-cell>
          <table:table-cell table:formula="of:=(SUM([.EE$40:.EE$48])+12*SUMPRODUCT([.$E$40:.$E$48];[.CN$40:.CN$48]))/[.U$69]*100" office:value-type="float" office:value="10.4958652419362" calcext:value-type="float">
            <text:p>10.4958652419362</text:p>
          </table:table-cell>
          <table:table-cell table:formula="of:=(SUM([.EF$40:.EF$48])+12*SUMPRODUCT([.$E$40:.$E$48];[.CO$40:.CO$48]))/[.V$69]*100" office:value-type="float" office:value="10.8923609541562" calcext:value-type="float">
            <text:p>10.8923609541562</text:p>
          </table:table-cell>
          <table:table-cell table:formula="of:=(SUM([.EG$40:.EG$48])+12*SUMPRODUCT([.$E$40:.$E$48];[.CP$40:.CP$48]))/[.W$69]*100" office:value-type="float" office:value="11.299766293428" calcext:value-type="float">
            <text:p>11.299766293428</text:p>
          </table:table-cell>
          <table:table-cell table:formula="of:=(SUM([.EH$40:.EH$48])+12*SUMPRODUCT([.$E$40:.$E$48];[.CQ$40:.CQ$48]))/[.X$69]*100" office:value-type="float" office:value="11.7191803617153" calcext:value-type="float">
            <text:p>11.7191803617153</text:p>
          </table:table-cell>
          <table:table-cell table:formula="of:=(SUM([.EI$40:.EI$48])+12*SUMPRODUCT([.$E$40:.$E$48];[.CR$40:.CR$48]))/[.Y$69]*100" office:value-type="float" office:value="12.1515039512685" calcext:value-type="float">
            <text:p>12.1515039512685</text:p>
          </table:table-cell>
          <table:table-cell table:formula="of:=(SUM([.EJ$40:.EJ$48])+12*SUMPRODUCT([.$E$40:.$E$48];[.CS$40:.CS$48]))/[.Z$69]*100" office:value-type="float" office:value="12.5974830976112" calcext:value-type="float">
            <text:p>12.5974830976112</text:p>
          </table:table-cell>
          <table:table-cell table:formula="of:=(SUM([.EK$40:.EK$48])+12*SUMPRODUCT([.$E$40:.$E$48];[.CT$40:.CT$48]))/[.AA$69]*100" office:value-type="float" office:value="13.0577390349225" calcext:value-type="float">
            <text:p>13.0577390349225</text:p>
          </table:table-cell>
          <table:table-cell table:formula="of:=(SUM([.EL$40:.EL$48])+12*SUMPRODUCT([.$E$40:.$E$48];[.CU$40:.CU$48]))/[.AB$69]*100" office:value-type="float" office:value="13.5327890950033" calcext:value-type="float">
            <text:p>13.5327890950033</text:p>
          </table:table-cell>
          <table:table-cell table:formula="of:=(SUM([.EM$40:.EM$48])+12*SUMPRODUCT([.$E$40:.$E$48];[.CV$40:.CV$48]))/[.AC$69]*100" office:value-type="float" office:value="14.0230614568194" calcext:value-type="float">
            <text:p>14.0230614568194</text:p>
          </table:table-cell>
          <table:table-cell table:formula="of:=(SUM([.EN$40:.EN$48])+12*SUMPRODUCT([.$E$40:.$E$48];[.CW$40:.CW$48]))/[.AD$69]*100" office:value-type="float" office:value="14.528905655201" calcext:value-type="float">
            <text:p>14.528905655201</text:p>
          </table:table-cell>
          <table:table-cell table:formula="of:=(SUM([.EO$40:.EO$48])+12*SUMPRODUCT([.$E$40:.$E$48];[.CX$40:.CX$48]))/[.AE$69]*100" office:value-type="float" office:value="15.0506001309948" calcext:value-type="float">
            <text:p>15.0506001309948</text:p>
          </table:table-cell>
          <table:table-cell table:formula="of:=(SUM([.EP$40:.EP$48])+12*SUMPRODUCT([.$E$40:.$E$48];[.CY$40:.CY$48]))/[.AF$69]*100" office:value-type="float" office:value="15.5883577026136" calcext:value-type="float">
            <text:p>15.5883577026136</text:p>
          </table:table-cell>
          <table:table-cell table:formula="of:=(SUM([.EQ$40:.EQ$48])+12*SUMPRODUCT([.$E$40:.$E$48];[.CZ$40:.CZ$48]))/[.AG$69]*100" office:value-type="float" office:value="16.1423295746689" calcext:value-type="float">
            <text:p>16.1423295746689</text:p>
          </table:table-cell>
          <table:table-cell table:formula="of:=(SUM([.ER$40:.ER$48])+12*SUMPRODUCT([.$E$40:.$E$48];[.DA$40:.DA$48]))/[.AH$69]*100" office:value-type="float" office:value="16.7126083222018" calcext:value-type="float">
            <text:p>16.7126083222018</text:p>
          </table:table-cell>
          <table:table-cell table:formula="of:=(SUM([.ES$40:.ES$48])+12*SUMPRODUCT([.$E$40:.$E$48];[.DB$40:.DB$48]))/[.AI$69]*100" office:value-type="float" office:value="17.2992301678927" calcext:value-type="float">
            <text:p>17.2992301678927</text:p>
          </table:table-cell>
          <table:table-cell table:formula="of:=(SUM([.ET$40:.ET$48])+12*SUMPRODUCT([.$E$40:.$E$48];[.DC$40:.DC$48]))/[.AJ$69]*100" office:value-type="float" office:value="17.9021767851976" calcext:value-type="float">
            <text:p>17.9021767851976</text:p>
          </table:table-cell>
          <table:table-cell table:formula="of:=(SUM([.EU$40:.EU$48])+12*SUMPRODUCT([.$E$40:.$E$48];[.DD$40:.DD$48]))/[.AK$69]*100" office:value-type="float" office:value="18.5213768003979" calcext:value-type="float">
            <text:p>18.5213768003979</text:p>
          </table:table-cell>
          <table:table-cell table:formula="of:=(SUM([.EV$40:.EV$48])+12*SUMPRODUCT([.$E$40:.$E$48];[.DE$40:.DE$48]))/[.AL$69]*100" office:value-type="float" office:value="19.1567071231239" calcext:value-type="float">
            <text:p>19.1567071231239</text:p>
          </table:table-cell>
          <table:table-cell table:formula="of:=(SUM([.EW$40:.EW$48])+12*SUMPRODUCT([.$E$40:.$E$48];[.DF$40:.DF$48]))/[.AM$69]*100" office:value-type="float" office:value="19.8079942028627" calcext:value-type="float">
            <text:p>19.8079942028627</text:p>
          </table:table-cell>
          <table:table-cell table:formula="of:=(SUM([.EX$40:.EX$48])+12*SUMPRODUCT([.$E$40:.$E$48];[.DG$40:.DG$48]))/[.AN$69]*100" office:value-type="float" office:value="20.4750152848075" calcext:value-type="float">
            <text:p>20.4750152848075</text:p>
          </table:table-cell>
          <table:table-cell table:formula="of:=(SUM([.EY$40:.EY$48])+12*SUMPRODUCT([.$E$40:.$E$48];[.DH$40:.DH$48]))/[.AO$69]*100" office:value-type="float" office:value="21.1574997198552" calcext:value-type="float">
            <text:p>21.1574997198552</text:p>
          </table:table-cell>
          <table:table-cell table:formula="of:=(SUM([.EZ$40:.EZ$48])+12*SUMPRODUCT([.$E$40:.$E$48];[.DI$40:.DI$48]))/[.AP$69]*100" office:value-type="float" office:value="21.8551303690063" calcext:value-type="float">
            <text:p>21.8551303690063</text:p>
          </table:table-cell>
          <table:table-cell table:formula="of:=(SUM([.FA$40:.FA$48])+12*SUMPRODUCT([.$E$40:.$E$48];[.DJ$40:.DJ$48]))/[.AQ$69]*100" office:value-type="float" office:value="22.5675451308046" calcext:value-type="float">
            <text:p>22.5675451308046</text:p>
          </table:table-cell>
          <table:table-cell table:formula="of:=(SUM([.FB$40:.FB$48])+12*SUMPRODUCT([.$E$40:.$E$48];[.DK$40:.DK$48]))/[.AR$69]*100" office:value-type="float" office:value="23.2943386110022" calcext:value-type="float">
            <text:p>23.2943386110022</text:p>
          </table:table-cell>
          <table:table-cell table:formula="of:=(SUM([.FC$40:.FC$48])+12*SUMPRODUCT([.$E$40:.$E$48];[.DL$40:.DL$48]))/[.AS$69]*100" office:value-type="float" office:value="24.0350639458528" calcext:value-type="float">
            <text:p>24.0350639458528</text:p>
          </table:table-cell>
          <table:table-cell table:formula="of:=(SUM([.FD$40:.FD$48])+12*SUMPRODUCT([.$E$40:.$E$48];[.DM$40:.DM$48]))/[.AT$69]*100" office:value-type="float" office:value="24.7892347839338" calcext:value-type="float">
            <text:p>24.7892347839338</text:p>
          </table:table-cell>
          <table:table-cell table:formula="of:=(SUM([.FE$40:.FE$48])+12*SUMPRODUCT([.$E$40:.$E$48];[.DN$40:.DN$48]))/[.AU$69]*100" office:value-type="float" office:value="25.556327425944" calcext:value-type="float">
            <text:p>25.556327425944</text:p>
          </table:table-cell>
          <table:table-cell table:formula="of:=(SUM([.FF$40:.FF$48])+12*SUMPRODUCT([.$E$40:.$E$48];[.DO$40:.DO$48]))/[.AV$69]*100" office:value-type="float" office:value="26.3357831173287" calcext:value-type="float">
            <text:p>26.3357831173287</text:p>
          </table:table-cell>
          <table:table-cell office:value-type="string" calcext:value-type="string">
            <text:p>Crypto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ash (%)</text:p>
          </table:table-cell>
          <table:table-cell table:formula="of:=(SUM([.DR$50:.DR$59])+12*SUMPRODUCT([.$E$50:.$E$59];[.CA$50:.CA$59]))/[.H$69]*100" office:value-type="float" office:value="90.7770515613653" calcext:value-type="float">
            <text:p>90.7770515613653</text:p>
          </table:table-cell>
          <table:table-cell table:formula="of:=(SUM([.DS$50:.DS$59])+12*SUMPRODUCT([.$E$50:.$E$59];[.CB$50:.CB$59]))/[.I$69]*100" office:value-type="float" office:value="46.8592305993183" calcext:value-type="float">
            <text:p>46.8592305993183</text:p>
          </table:table-cell>
          <table:table-cell table:formula="of:=(SUM([.DT$50:.DT$59])+12*SUMPRODUCT([.$E$50:.$E$59];[.CC$50:.CC$59]))/[.J$69]*100" office:value-type="float" office:value="31.0245117652749" calcext:value-type="float">
            <text:p>31.0245117652749</text:p>
          </table:table-cell>
          <table:table-cell table:formula="of:=(SUM([.DU$50:.DU$59])+12*SUMPRODUCT([.$E$50:.$E$59];[.CD$50:.CD$59]))/[.K$69]*100" office:value-type="float" office:value="22.8619495145453" calcext:value-type="float">
            <text:p>22.8619495145453</text:p>
          </table:table-cell>
          <table:table-cell table:formula="of:=(SUM([.DV$50:.DV$59])+12*SUMPRODUCT([.$E$50:.$E$59];[.CE$50:.CE$59]))/[.L$69]*100" office:value-type="float" office:value="17.8833145294661" calcext:value-type="float">
            <text:p>17.8833145294661</text:p>
          </table:table-cell>
          <table:table-cell table:formula="of:=(SUM([.DW$50:.DW$59])+12*SUMPRODUCT([.$E$50:.$E$59];[.CF$50:.CF$59]))/[.M$69]*100" office:value-type="float" office:value="14.5302718142884" calcext:value-type="float">
            <text:p>14.5302718142884</text:p>
          </table:table-cell>
          <table:table-cell table:formula="of:=(SUM([.DX$50:.DX$59])+12*SUMPRODUCT([.$E$50:.$E$59];[.CG$50:.CG$59]))/[.N$69]*100" office:value-type="float" office:value="12.1190358864047" calcext:value-type="float">
            <text:p>12.1190358864047</text:p>
          </table:table-cell>
          <table:table-cell table:formula="of:=(SUM([.DY$50:.DY$59])+12*SUMPRODUCT([.$E$50:.$E$59];[.CH$50:.CH$59]))/[.O$69]*100" office:value-type="float" office:value="10.3023510610684" calcext:value-type="float">
            <text:p>10.3023510610684</text:p>
          </table:table-cell>
          <table:table-cell table:formula="of:=(SUM([.DZ$50:.DZ$59])+12*SUMPRODUCT([.$E$50:.$E$59];[.CI$50:.CI$59]))/[.P$69]*100" office:value-type="float" office:value="8.88514096613386" calcext:value-type="float">
            <text:p>8.88514096613386</text:p>
          </table:table-cell>
          <table:table-cell table:formula="of:=(SUM([.EA$50:.EA$59])+12*SUMPRODUCT([.$E$50:.$E$59];[.CJ$50:.CJ$59]))/[.Q$69]*100" office:value-type="float" office:value="7.7493757308683" calcext:value-type="float">
            <text:p>7.7493757308683</text:p>
          </table:table-cell>
          <table:table-cell table:formula="of:=(SUM([.EB$50:.EB$59])+12*SUMPRODUCT([.$E$50:.$E$59];[.CK$50:.CK$59]))/[.R$69]*100" office:value-type="float" office:value="6.81945109764282" calcext:value-type="float">
            <text:p>6.81945109764282</text:p>
          </table:table-cell>
          <table:table-cell table:formula="of:=(SUM([.EC$50:.EC$59])+12*SUMPRODUCT([.$E$50:.$E$59];[.CL$50:.CL$59]))/[.S$69]*100" office:value-type="float" office:value="6.04469596912494" calcext:value-type="float">
            <text:p>6.04469596912494</text:p>
          </table:table-cell>
          <table:table-cell table:formula="of:=(SUM([.ED$50:.ED$59])+12*SUMPRODUCT([.$E$50:.$E$59];[.CM$50:.CM$59]))/[.T$69]*100" office:value-type="float" office:value="5.38987497572387" calcext:value-type="float">
            <text:p>5.38987497572387</text:p>
          </table:table-cell>
          <table:table-cell table:formula="of:=(SUM([.EE$50:.EE$59])+12*SUMPRODUCT([.$E$50:.$E$59];[.CN$50:.CN$59]))/[.U$69]*100" office:value-type="float" office:value="4.82972463856943" calcext:value-type="float">
            <text:p>4.82972463856943</text:p>
          </table:table-cell>
          <table:table-cell table:formula="of:=(SUM([.EF$50:.EF$59])+12*SUMPRODUCT([.$E$50:.$E$59];[.CO$50:.CO$59]))/[.V$69]*100" office:value-type="float" office:value="4.34565665545472" calcext:value-type="float">
            <text:p>4.34565665545472</text:p>
          </table:table-cell>
          <table:table-cell table:formula="of:=(SUM([.EG$50:.EG$59])+12*SUMPRODUCT([.$E$50:.$E$59];[.CP$50:.CP$59]))/[.W$69]*100" office:value-type="float" office:value="3.92368769530562" calcext:value-type="float">
            <text:p>3.92368769530562</text:p>
          </table:table-cell>
          <table:table-cell table:formula="of:=(SUM([.EH$50:.EH$59])+12*SUMPRODUCT([.$E$50:.$E$59];[.CQ$50:.CQ$59]))/[.X$69]*100" office:value-type="float" office:value="3.55309443361253" calcext:value-type="float">
            <text:p>3.55309443361253</text:p>
          </table:table-cell>
          <table:table-cell table:formula="of:=(SUM([.EI$50:.EI$59])+12*SUMPRODUCT([.$E$50:.$E$59];[.CR$50:.CR$59]))/[.Y$69]*100" office:value-type="float" office:value="3.22551377977003" calcext:value-type="float">
            <text:p>3.22551377977003</text:p>
          </table:table-cell>
          <table:table-cell table:formula="of:=(SUM([.EJ$50:.EJ$59])+12*SUMPRODUCT([.$E$50:.$E$59];[.CS$50:.CS$59]))/[.Z$69]*100" office:value-type="float" office:value="2.9343253765206" calcext:value-type="float">
            <text:p>2.9343253765206</text:p>
          </table:table-cell>
          <table:table-cell table:formula="of:=(SUM([.EK$50:.EK$59])+12*SUMPRODUCT([.$E$50:.$E$59];[.CT$50:.CT$59]))/[.AA$69]*100" office:value-type="float" office:value="2.67421820661983" calcext:value-type="float">
            <text:p>2.67421820661983</text:p>
          </table:table-cell>
          <table:table-cell table:formula="of:=(SUM([.EL$50:.EL$59])+12*SUMPRODUCT([.$E$50:.$E$59];[.CU$50:.CU$59]))/[.AB$69]*100" office:value-type="float" office:value="2.44088031207573" calcext:value-type="float">
            <text:p>2.44088031207573</text:p>
          </table:table-cell>
          <table:table-cell table:formula="of:=(SUM([.EM$50:.EM$59])+12*SUMPRODUCT([.$E$50:.$E$59];[.CV$50:.CV$59]))/[.AC$69]*100" office:value-type="float" office:value="2.23077268310711" calcext:value-type="float">
            <text:p>2.23077268310711</text:p>
          </table:table-cell>
          <table:table-cell table:formula="of:=(SUM([.EN$50:.EN$59])+12*SUMPRODUCT([.$E$50:.$E$59];[.CW$50:.CW$59]))/[.AD$69]*100" office:value-type="float" office:value="2.04096184431587" calcext:value-type="float">
            <text:p>2.04096184431587</text:p>
          </table:table-cell>
          <table:table-cell table:formula="of:=(SUM([.EO$50:.EO$59])+12*SUMPRODUCT([.$E$50:.$E$59];[.CX$50:.CX$59]))/[.AE$69]*100" office:value-type="float" office:value="1.86899411118431" calcext:value-type="float">
            <text:p>1.86899411118431</text:p>
          </table:table-cell>
          <table:table-cell table:formula="of:=(SUM([.EP$50:.EP$59])+12*SUMPRODUCT([.$E$50:.$E$59];[.CY$50:.CY$59]))/[.AF$69]*100" office:value-type="float" office:value="1.71279991059019" calcext:value-type="float">
            <text:p>1.71279991059019</text:p>
          </table:table-cell>
          <table:table-cell table:formula="of:=(SUM([.EQ$50:.EQ$59])+12*SUMPRODUCT([.$E$50:.$E$59];[.CZ$50:.CZ$59]))/[.AG$69]*100" office:value-type="float" office:value="1.57062011238212" calcext:value-type="float">
            <text:p>1.57062011238212</text:p>
          </table:table-cell>
          <table:table-cell table:formula="of:=(SUM([.ER$50:.ER$59])+12*SUMPRODUCT([.$E$50:.$E$59];[.DA$50:.DA$59]))/[.AH$69]*100" office:value-type="float" office:value="1.44094869349834" calcext:value-type="float">
            <text:p>1.44094869349834</text:p>
          </table:table-cell>
          <table:table-cell table:formula="of:=(SUM([.ES$50:.ES$59])+12*SUMPRODUCT([.$E$50:.$E$59];[.DB$50:.DB$59]))/[.AI$69]*100" office:value-type="float" office:value="1.32248767078058" calcext:value-type="float">
            <text:p>1.32248767078058</text:p>
          </table:table-cell>
          <table:table-cell table:formula="of:=(SUM([.ET$50:.ET$59])+12*SUMPRODUCT([.$E$50:.$E$59];[.DC$50:.DC$59]))/[.AJ$69]*100" office:value-type="float" office:value="1.21411135438071" calcext:value-type="float">
            <text:p>1.21411135438071</text:p>
          </table:table-cell>
          <table:table-cell table:formula="of:=(SUM([.EU$50:.EU$59])+12*SUMPRODUCT([.$E$50:.$E$59];[.DD$50:.DD$59]))/[.AK$69]*100" office:value-type="float" office:value="1.11483775609277" calcext:value-type="float">
            <text:p>1.11483775609277</text:p>
          </table:table-cell>
          <table:table-cell table:formula="of:=(SUM([.EV$50:.EV$59])+12*SUMPRODUCT([.$E$50:.$E$59];[.DE$50:.DE$59]))/[.AL$69]*100" office:value-type="float" office:value="1.02380554315196" calcext:value-type="float">
            <text:p>1.02380554315196</text:p>
          </table:table-cell>
          <table:table-cell table:formula="of:=(SUM([.EW$50:.EW$59])+12*SUMPRODUCT([.$E$50:.$E$59];[.DF$50:.DF$59]))/[.AM$69]*100" office:value-type="float" office:value="0.940255328446644" calcext:value-type="float">
            <text:p>0.940255328446644</text:p>
          </table:table-cell>
          <table:table-cell table:formula="of:=(SUM([.EX$50:.EX$59])+12*SUMPRODUCT([.$E$50:.$E$59];[.DG$50:.DG$59]))/[.AN$69]*100" office:value-type="float" office:value="0.863514379728184" calcext:value-type="float">
            <text:p>0.863514379728184</text:p>
          </table:table-cell>
          <table:table-cell table:formula="of:=(SUM([.EY$50:.EY$59])+12*SUMPRODUCT([.$E$50:.$E$59];[.DH$50:.DH$59]))/[.AO$69]*100" office:value-type="float" office:value="0.792984045150727" calcext:value-type="float">
            <text:p>0.792984045150727</text:p>
          </table:table-cell>
          <table:table-cell table:formula="of:=(SUM([.EZ$50:.EZ$59])+12*SUMPRODUCT([.$E$50:.$E$59];[.DI$50:.DI$59]))/[.AP$69]*100" office:value-type="float" office:value="0.728129352224722" calcext:value-type="float">
            <text:p>0.728129352224722</text:p>
          </table:table-cell>
          <table:table-cell table:formula="of:=(SUM([.FA$50:.FA$59])+12*SUMPRODUCT([.$E$50:.$E$59];[.DJ$50:.DJ$59]))/[.AQ$69]*100" office:value-type="float" office:value="0.668470357249618" calcext:value-type="float">
            <text:p>0.668470357249618</text:p>
          </table:table-cell>
          <table:table-cell table:formula="of:=(SUM([.FB$50:.FB$59])+12*SUMPRODUCT([.$E$50:.$E$59];[.DK$50:.DK$59]))/[.AR$69]*100" office:value-type="float" office:value="0.61357491321871" calcext:value-type="float">
            <text:p>0.61357491321871</text:p>
          </table:table-cell>
          <table:table-cell table:formula="of:=(SUM([.FC$50:.FC$59])+12*SUMPRODUCT([.$E$50:.$E$59];[.DL$50:.DL$59]))/[.AS$69]*100" office:value-type="float" office:value="0.563052593685175" calcext:value-type="float">
            <text:p>0.563052593685175</text:p>
          </table:table-cell>
          <table:table-cell table:formula="of:=(SUM([.FD$50:.FD$59])+12*SUMPRODUCT([.$E$50:.$E$59];[.DM$50:.DM$59]))/[.AT$69]*100" office:value-type="float" office:value="0.516549563622235" calcext:value-type="float">
            <text:p>0.516549563622235</text:p>
          </table:table-cell>
          <table:table-cell table:formula="of:=(SUM([.FE$50:.FE$59])+12*SUMPRODUCT([.$E$50:.$E$59];[.DN$50:.DN$59]))/[.AU$69]*100" office:value-type="float" office:value="0.473744229878687" calcext:value-type="float">
            <text:p>0.473744229878687</text:p>
          </table:table-cell>
          <table:table-cell table:formula="of:=(SUM([.FF$50:.FF$59])+12*SUMPRODUCT([.$E$50:.$E$59];[.DO$50:.DO$59]))/[.AV$69]*100" office:value-type="float" office:value="0.434343536335861" calcext:value-type="float">
            <text:p>0.434343536335861</text:p>
          </table:table-cell>
          <table:table-cell office:value-type="string" calcext:value-type="string">
            <text:p>Cash <text:s text:c="3"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)</text:p>
          </table:table-cell>
          <table:table-cell table:formula="of:=(SUMPRODUCT([.$C$4:.$C$59];[.DR$4:.DR$59])+12*SUMPRODUCT([.$C$4:.$C$59];[.$E$4:.$E$59];[.CA$4:.CA$59]))/(SUM([.H$70:.H$73])/100*[.H$69])" office:value-type="float" office:value="0.0115962640200113" calcext:value-type="float">
            <text:p>0.0115962640200113</text:p>
          </table:table-cell>
          <table:table-cell table:formula="of:=(SUMPRODUCT([.$C$4:.$C$59];[.DS$4:.DS$59])+12*SUMPRODUCT([.$C$4:.$C$59];[.$E$4:.$E$59];[.CB$4:.CB$59]))/(SUM([.I$70:.I$73])/100*[.I$69])" office:value-type="float" office:value="0.0555127473501549" calcext:value-type="float">
            <text:p>0.0555127473501549</text:p>
          </table:table-cell>
          <table:table-cell table:formula="of:=(SUMPRODUCT([.$C$4:.$C$59];[.DT$4:.DT$59])+12*SUMPRODUCT([.$C$4:.$C$59];[.$E$4:.$E$59];[.CC$4:.CC$59]))/(SUM([.J$70:.J$73])/100*[.J$69])" office:value-type="float" office:value="0.0712003521414821" calcext:value-type="float">
            <text:p>0.0712003521414821</text:p>
          </table:table-cell>
          <table:table-cell table:formula="of:=(SUMPRODUCT([.$C$4:.$C$59];[.DU$4:.DU$59])+12*SUMPRODUCT([.$C$4:.$C$59];[.$E$4:.$E$59];[.CD$4:.CD$59]))/(SUM([.K$70:.K$73])/100*[.K$69])" office:value-type="float" office:value="0.0791659686293521" calcext:value-type="float">
            <text:p>0.0791659686293521</text:p>
          </table:table-cell>
          <table:table-cell table:formula="of:=(SUMPRODUCT([.$C$4:.$C$59];[.DV$4:.DV$59])+12*SUMPRODUCT([.$C$4:.$C$59];[.$E$4:.$E$59];[.CE$4:.CE$59]))/(SUM([.L$70:.L$73])/100*[.L$69])" office:value-type="float" office:value="0.0839184716347825" calcext:value-type="float">
            <text:p>0.0839184716347825</text:p>
          </table:table-cell>
          <table:table-cell table:formula="of:=(SUMPRODUCT([.$C$4:.$C$59];[.DW$4:.DW$59])+12*SUMPRODUCT([.$C$4:.$C$59];[.$E$4:.$E$59];[.CF$4:.CF$59]))/(SUM([.M$70:.M$73])/100*[.M$69])" office:value-type="float" office:value="0.0870229841007634" calcext:value-type="float">
            <text:p>0.0870229841007634</text:p>
          </table:table-cell>
          <table:table-cell table:formula="of:=(SUMPRODUCT([.$C$4:.$C$59];[.DX$4:.DX$59])+12*SUMPRODUCT([.$C$4:.$C$59];[.$E$4:.$E$59];[.CG$4:.CG$59]))/(SUM([.N$70:.N$73])/100*[.N$69])" office:value-type="float" office:value="0.0891659432790678" calcext:value-type="float">
            <text:p>0.0891659432790678</text:p>
          </table:table-cell>
          <table:table-cell table:formula="of:=(SUMPRODUCT([.$C$4:.$C$59];[.DY$4:.DY$59])+12*SUMPRODUCT([.$C$4:.$C$59];[.$E$4:.$E$59];[.CH$4:.CH$59]))/(SUM([.O$70:.O$73])/100*[.O$69])" office:value-type="float" office:value="0.0906956669614033" calcext:value-type="float">
            <text:p>0.0906956669614033</text:p>
          </table:table-cell>
          <table:table-cell table:formula="of:=(SUMPRODUCT([.$C$4:.$C$59];[.DZ$4:.DZ$59])+12*SUMPRODUCT([.$C$4:.$C$59];[.$E$4:.$E$59];[.CI$4:.CI$59]))/(SUM([.P$70:.P$73])/100*[.P$69])" office:value-type="float" office:value="0.0918075782308453" calcext:value-type="float">
            <text:p>0.0918075782308453</text:p>
          </table:table-cell>
          <table:table-cell table:formula="of:=(SUMPRODUCT([.$C$4:.$C$59];[.EA$4:.EA$59])+12*SUMPRODUCT([.$C$4:.$C$59];[.$E$4:.$E$59];[.CJ$4:.CJ$59]))/(SUM([.Q$70:.Q$73])/100*[.Q$69])" office:value-type="float" office:value="0.0926196962267665" calcext:value-type="float">
            <text:p>0.0926196962267665</text:p>
          </table:table-cell>
          <table:table-cell table:formula="of:=(SUMPRODUCT([.$C$4:.$C$59];[.EB$4:.EB$59])+12*SUMPRODUCT([.$C$4:.$C$59];[.$E$4:.$E$59];[.CK$4:.CK$59]))/(SUM([.R$70:.R$73])/100*[.R$69])" office:value-type="float" office:value="0.0932074235541593" calcext:value-type="float">
            <text:p>0.0932074235541593</text:p>
          </table:table-cell>
          <table:table-cell table:formula="of:=(SUMPRODUCT([.$C$4:.$C$59];[.EC$4:.EC$59])+12*SUMPRODUCT([.$C$4:.$C$59];[.$E$4:.$E$59];[.CL$4:.CL$59]))/(SUM([.S$70:.S$73])/100*[.S$69])" office:value-type="float" office:value="0.0936211243851065" calcext:value-type="float">
            <text:p>0.0936211243851065</text:p>
          </table:table-cell>
          <table:table-cell table:formula="of:=(SUMPRODUCT([.$C$4:.$C$59];[.ED$4:.ED$59])+12*SUMPRODUCT([.$C$4:.$C$59];[.$E$4:.$E$59];[.CM$4:.CM$59]))/(SUM([.T$70:.T$73])/100*[.T$69])" office:value-type="float" office:value="0.0938956698408405" calcext:value-type="float">
            <text:p>0.0938956698408405</text:p>
          </table:table-cell>
          <table:table-cell table:formula="of:=(SUMPRODUCT([.$C$4:.$C$59];[.EE$4:.EE$59])+12*SUMPRODUCT([.$C$4:.$C$59];[.$E$4:.$E$59];[.CN$4:.CN$59]))/(SUM([.U$70:.U$73])/100*[.U$69])" office:value-type="float" office:value="0.0940559307929907" calcext:value-type="float">
            <text:p>0.0940559307929907</text:p>
          </table:table-cell>
          <table:table-cell table:formula="of:=(SUMPRODUCT([.$C$4:.$C$59];[.EF$4:.EF$59])+12*SUMPRODUCT([.$C$4:.$C$59];[.$E$4:.$E$59];[.CO$4:.CO$59]))/(SUM([.V$70:.V$73])/100*[.V$69])" office:value-type="float" office:value="0.0941200933617453" calcext:value-type="float">
            <text:p>0.0941200933617453</text:p>
          </table:table-cell>
          <table:table-cell table:formula="of:=(SUMPRODUCT([.$C$4:.$C$59];[.EG$4:.EG$59])+12*SUMPRODUCT([.$C$4:.$C$59];[.$E$4:.$E$59];[.CP$4:.CP$59]))/(SUM([.W$70:.W$73])/100*[.W$69])" office:value-type="float" office:value="0.0941017421502587" calcext:value-type="float">
            <text:p>0.0941017421502587</text:p>
          </table:table-cell>
          <table:table-cell table:formula="of:=(SUMPRODUCT([.$C$4:.$C$59];[.EH$4:.EH$59])+12*SUMPRODUCT([.$C$4:.$C$59];[.$E$4:.$E$59];[.CQ$4:.CQ$59]))/(SUM([.X$70:.X$73])/100*[.X$69])" office:value-type="float" office:value="0.0940112148282632" calcext:value-type="float">
            <text:p>0.0940112148282632</text:p>
          </table:table-cell>
          <table:table-cell table:formula="of:=(SUMPRODUCT([.$C$4:.$C$59];[.EI$4:.EI$59])+12*SUMPRODUCT([.$C$4:.$C$59];[.$E$4:.$E$59];[.CR$4:.CR$59]))/(SUM([.Y$70:.Y$73])/100*[.Y$69])" office:value-type="float" office:value="0.0938565094115243" calcext:value-type="float">
            <text:p>0.0938565094115243</text:p>
          </table:table-cell>
          <table:table-cell table:formula="of:=(SUMPRODUCT([.$C$4:.$C$59];[.EJ$4:.EJ$59])+12*SUMPRODUCT([.$C$4:.$C$59];[.$E$4:.$E$59];[.CS$4:.CS$59]))/(SUM([.Z$70:.Z$73])/100*[.Z$69])" office:value-type="float" office:value="0.0936439078992016" calcext:value-type="float">
            <text:p>0.0936439078992016</text:p>
          </table:table-cell>
          <table:table-cell table:formula="of:=(SUMPRODUCT([.$C$4:.$C$59];[.EK$4:.EK$59])+12*SUMPRODUCT([.$C$4:.$C$59];[.$E$4:.$E$59];[.CT$4:.CT$59]))/(SUM([.AA$70:.AA$73])/100*[.AA$69])" office:value-type="float" office:value="0.0933784148688939" calcext:value-type="float">
            <text:p>0.0933784148688939</text:p>
          </table:table-cell>
          <table:table-cell table:formula="of:=(SUMPRODUCT([.$C$4:.$C$59];[.EL$4:.EL$59])+12*SUMPRODUCT([.$C$4:.$C$59];[.$E$4:.$E$59];[.CU$4:.CU$59]))/(SUM([.AB$70:.AB$73])/100*[.AB$69])" office:value-type="float" office:value="0.0930640722823499" calcext:value-type="float">
            <text:p>0.0930640722823499</text:p>
          </table:table-cell>
          <table:table-cell table:formula="of:=(SUMPRODUCT([.$C$4:.$C$59];[.EM$4:.EM$59])+12*SUMPRODUCT([.$C$4:.$C$59];[.$E$4:.$E$59];[.CV$4:.CV$59]))/(SUM([.AC$70:.AC$73])/100*[.AC$69])" office:value-type="float" office:value="0.0927041895983314" calcext:value-type="float">
            <text:p>0.0927041895983314</text:p>
          </table:table-cell>
          <table:table-cell table:formula="of:=(SUMPRODUCT([.$C$4:.$C$59];[.EN$4:.EN$59])+12*SUMPRODUCT([.$C$4:.$C$59];[.$E$4:.$E$59];[.CW$4:.CW$59]))/(SUM([.AD$70:.AD$73])/100*[.AD$69])" office:value-type="float" office:value="0.0923015147550598" calcext:value-type="float">
            <text:p>0.0923015147550598</text:p>
          </table:table-cell>
          <table:table-cell table:formula="of:=(SUMPRODUCT([.$C$4:.$C$59];[.EO$4:.EO$59])+12*SUMPRODUCT([.$C$4:.$C$59];[.$E$4:.$E$59];[.CX$4:.CX$59]))/(SUM([.AE$70:.AE$73])/100*[.AE$69])" office:value-type="float" office:value="0.0918583630995414" calcext:value-type="float">
            <text:p>0.0918583630995414</text:p>
          </table:table-cell>
          <table:table-cell table:formula="of:=(SUMPRODUCT([.$C$4:.$C$59];[.EP$4:.EP$59])+12*SUMPRODUCT([.$C$4:.$C$59];[.$E$4:.$E$59];[.CY$4:.CY$59]))/(SUM([.AF$70:.AF$73])/100*[.AF$69])" office:value-type="float" office:value="0.0913767158957083" calcext:value-type="float">
            <text:p>0.0913767158957083</text:p>
          </table:table-cell>
          <table:table-cell table:formula="of:=(SUMPRODUCT([.$C$4:.$C$59];[.EQ$4:.EQ$59])+12*SUMPRODUCT([.$C$4:.$C$59];[.$E$4:.$E$59];[.CZ$4:.CZ$59]))/(SUM([.AG$70:.AG$73])/100*[.AG$69])" office:value-type="float" office:value="0.0908582964744678" calcext:value-type="float">
            <text:p>0.0908582964744678</text:p>
          </table:table-cell>
          <table:table-cell table:formula="of:=(SUMPRODUCT([.$C$4:.$C$59];[.ER$4:.ER$59])+12*SUMPRODUCT([.$C$4:.$C$59];[.$E$4:.$E$59];[.DA$4:.DA$59]))/(SUM([.AH$70:.AH$73])/100*[.AH$69])" office:value-type="float" office:value="0.090304629704823" calcext:value-type="float">
            <text:p>0.090304629704823</text:p>
          </table:table-cell>
          <table:table-cell table:formula="of:=(SUMPRODUCT([.$C$4:.$C$59];[.ES$4:.ES$59])+12*SUMPRODUCT([.$C$4:.$C$59];[.$E$4:.$E$59];[.DB$4:.DB$59]))/(SUM([.AI$70:.AI$73])/100*[.AI$69])" office:value-type="float" office:value="0.0897170888450988" calcext:value-type="float">
            <text:p>0.0897170888450988</text:p>
          </table:table-cell>
          <table:table-cell table:formula="of:=(SUMPRODUCT([.$C$4:.$C$59];[.ET$4:.ET$59])+12*SUMPRODUCT([.$C$4:.$C$59];[.$E$4:.$E$59];[.DC$4:.DC$59]))/(SUM([.AJ$70:.AJ$73])/100*[.AJ$69])" office:value-type="float" office:value="0.0890969327148505" calcext:value-type="float">
            <text:p>0.0890969327148505</text:p>
          </table:table-cell>
          <table:table-cell table:formula="of:=(SUMPRODUCT([.$C$4:.$C$59];[.EU$4:.EU$59])+12*SUMPRODUCT([.$C$4:.$C$59];[.$E$4:.$E$59];[.DD$4:.DD$59]))/(SUM([.AK$70:.AK$73])/100*[.AK$69])" office:value-type="float" office:value="0.088445335344844" calcext:value-type="float">
            <text:p>0.088445335344844</text:p>
          </table:table-cell>
          <table:table-cell table:formula="of:=(SUMPRODUCT([.$C$4:.$C$59];[.EV$4:.EV$59])+12*SUMPRODUCT([.$C$4:.$C$59];[.$E$4:.$E$59];[.DE$4:.DE$59]))/(SUM([.AL$70:.AL$73])/100*[.AL$69])" office:value-type="float" office:value="0.0877634097069203" calcext:value-type="float">
            <text:p>0.0877634097069203</text:p>
          </table:table-cell>
          <table:table-cell table:formula="of:=(SUMPRODUCT([.$C$4:.$C$59];[.EW$4:.EW$59])+12*SUMPRODUCT([.$C$4:.$C$59];[.$E$4:.$E$59];[.DF$4:.DF$59]))/(SUM([.AM$70:.AM$73])/100*[.AM$69])" office:value-type="float" office:value="0.0870522267268111" calcext:value-type="float">
            <text:p>0.0870522267268111</text:p>
          </table:table-cell>
          <table:table-cell table:formula="of:=(SUMPRODUCT([.$C$4:.$C$59];[.EX$4:.EX$59])+12*SUMPRODUCT([.$C$4:.$C$59];[.$E$4:.$E$59];[.DG$4:.DG$59]))/(SUM([.AN$70:.AN$73])/100*[.AN$69])" office:value-type="float" office:value="0.0863128304937189" calcext:value-type="float">
            <text:p>0.0863128304937189</text:p>
          </table:table-cell>
          <table:table-cell table:formula="of:=(SUMPRODUCT([.$C$4:.$C$59];[.EY$4:.EY$59])+12*SUMPRODUCT([.$C$4:.$C$59];[.$E$4:.$E$59];[.DH$4:.DH$59]))/(SUM([.AO$70:.AO$73])/100*[.AO$69])" office:value-type="float" office:value="0.085546250368652" calcext:value-type="float">
            <text:p>0.085546250368652</text:p>
          </table:table-cell>
          <table:table-cell table:formula="of:=(SUMPRODUCT([.$C$4:.$C$59];[.EZ$4:.EZ$59])+12*SUMPRODUCT([.$C$4:.$C$59];[.$E$4:.$E$59];[.DI$4:.DI$59]))/(SUM([.AP$70:.AP$73])/100*[.AP$69])" office:value-type="float" office:value="0.0847535105370212" calcext:value-type="float">
            <text:p>0.0847535105370212</text:p>
          </table:table-cell>
          <table:table-cell table:formula="of:=(SUMPRODUCT([.$C$4:.$C$59];[.FA$4:.FA$59])+12*SUMPRODUCT([.$C$4:.$C$59];[.$E$4:.$E$59];[.DJ$4:.DJ$59]))/(SUM([.AQ$70:.AQ$73])/100*[.AQ$69])" office:value-type="float" office:value="0.0839356374345193" calcext:value-type="float">
            <text:p>0.0839356374345193</text:p>
          </table:table-cell>
          <table:table-cell table:formula="of:=(SUMPRODUCT([.$C$4:.$C$59];[.FB$4:.FB$59])+12*SUMPRODUCT([.$C$4:.$C$59];[.$E$4:.$E$59];[.DK$4:.DK$59]))/(SUM([.AR$70:.AR$73])/100*[.AR$69])" office:value-type="float" office:value="0.0830936653879684" calcext:value-type="float">
            <text:p>0.0830936653879684</text:p>
          </table:table-cell>
          <table:table-cell table:formula="of:=(SUMPRODUCT([.$C$4:.$C$59];[.FC$4:.FC$59])+12*SUMPRODUCT([.$C$4:.$C$59];[.$E$4:.$E$59];[.DL$4:.DL$59]))/(SUM([.AS$70:.AS$73])/100*[.AS$69])" office:value-type="float" office:value="0.0822286407469086" calcext:value-type="float">
            <text:p>0.0822286407469086</text:p>
          </table:table-cell>
          <table:table-cell table:formula="of:=(SUMPRODUCT([.$C$4:.$C$59];[.FD$4:.FD$59])+12*SUMPRODUCT([.$C$4:.$C$59];[.$E$4:.$E$59];[.DM$4:.DM$59]))/(SUM([.AT$70:.AT$73])/100*[.AT$69])" office:value-type="float" office:value="0.0813416247316524" calcext:value-type="float">
            <text:p>0.0813416247316524</text:p>
          </table:table-cell>
          <table:table-cell table:formula="of:=(SUMPRODUCT([.$C$4:.$C$59];[.FE$4:.FE$59])+12*SUMPRODUCT([.$C$4:.$C$59];[.$E$4:.$E$59];[.DN$4:.DN$59]))/(SUM([.AU$70:.AU$73])/100*[.AU$69])" office:value-type="float" office:value="0.0804336951852741" calcext:value-type="float">
            <text:p>0.0804336951852741</text:p>
          </table:table-cell>
          <table:table-cell table:formula="of:=(SUMPRODUCT([.$C$4:.$C$59];[.FF$4:.FF$59])+12*SUMPRODUCT([.$C$4:.$C$59];[.$E$4:.$E$59];[.DO$4:.DO$59]))/(SUM([.AV$70:.AV$73])/100*[.AV$69])" office:value-type="float" office:value="0.0795059473875708" calcext:value-type="float">
            <text:p>0.0795059473875708</text:p>
          </table:table-cell>
          <table:table-cell office:value-type="string" calcext:value-type="string">
            <text:p>Fee (%/yr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cash excluded)</text:p>
          </table:table-cell>
          <table:table-cell table:formula="of:=(SUMPRODUCT([.$C$4:.$C$48];[.DR$4:.DR$48])+12*SUMPRODUCT([.$C$4:.$C$48];[.$E$4:.$E$48];[.CA$4:.CA$48]))/(SUM([.H$70:.H$72])/100*[.H$69])" office:value-type="float" office:value="0.125732720909886" calcext:value-type="float">
            <text:p>0.125732720909886</text:p>
          </table:table-cell>
          <table:table-cell table:formula="of:=(SUMPRODUCT([.$C$4:.$C$48];[.DS$4:.DS$48])+12*SUMPRODUCT([.$C$4:.$C$48];[.$E$4:.$E$48];[.CB$4:.CB$48]))/(SUM([.I$70:.I$72])/100*[.I$69])" office:value-type="float" office:value="0.104463574720924" calcext:value-type="float">
            <text:p>0.104463574720924</text:p>
          </table:table-cell>
          <table:table-cell table:formula="of:=(SUMPRODUCT([.$C$4:.$C$48];[.DT$4:.DT$48])+12*SUMPRODUCT([.$C$4:.$C$48];[.$E$4:.$E$48];[.CC$4:.CC$48]))/(SUM([.J$70:.J$72])/100*[.J$69])" office:value-type="float" office:value="0.103225586311453" calcext:value-type="float">
            <text:p>0.103225586311453</text:p>
          </table:table-cell>
          <table:table-cell table:formula="of:=(SUMPRODUCT([.$C$4:.$C$48];[.DU$4:.DU$48])+12*SUMPRODUCT([.$C$4:.$C$48];[.$E$4:.$E$48];[.CD$4:.CD$48]))/(SUM([.K$70:.K$72])/100*[.K$69])" office:value-type="float" office:value="0.102628946584902" calcext:value-type="float">
            <text:p>0.102628946584902</text:p>
          </table:table-cell>
          <table:table-cell table:formula="of:=(SUMPRODUCT([.$C$4:.$C$48];[.DV$4:.DV$48])+12*SUMPRODUCT([.$C$4:.$C$48];[.$E$4:.$E$48];[.CE$4:.CE$48]))/(SUM([.L$70:.L$72])/100*[.L$69])" office:value-type="float" office:value="0.10219417789932" calcext:value-type="float">
            <text:p>0.10219417789932</text:p>
          </table:table-cell>
          <table:table-cell table:formula="of:=(SUMPRODUCT([.$C$4:.$C$48];[.DW$4:.DW$48])+12*SUMPRODUCT([.$C$4:.$C$48];[.$E$4:.$E$48];[.CF$4:.CF$48]))/(SUM([.M$70:.M$72])/100*[.M$69])" office:value-type="float" office:value="0.101817317017409" calcext:value-type="float">
            <text:p>0.101817317017409</text:p>
          </table:table-cell>
          <table:table-cell table:formula="of:=(SUMPRODUCT([.$C$4:.$C$48];[.DX$4:.DX$48])+12*SUMPRODUCT([.$C$4:.$C$48];[.$E$4:.$E$48];[.CG$4:.CG$48]))/(SUM([.N$70:.N$72])/100*[.N$69])" office:value-type="float" office:value="0.101462181461518" calcext:value-type="float">
            <text:p>0.101462181461518</text:p>
          </table:table-cell>
          <table:table-cell table:formula="of:=(SUMPRODUCT([.$C$4:.$C$48];[.DY$4:.DY$48])+12*SUMPRODUCT([.$C$4:.$C$48];[.$E$4:.$E$48];[.CH$4:.CH$48]))/(SUM([.O$70:.O$72])/100*[.O$69])" office:value-type="float" office:value="0.101112646802093" calcext:value-type="float">
            <text:p>0.101112646802093</text:p>
          </table:table-cell>
          <table:table-cell table:formula="of:=(SUMPRODUCT([.$C$4:.$C$48];[.DZ$4:.DZ$48])+12*SUMPRODUCT([.$C$4:.$C$48];[.$E$4:.$E$48];[.CI$4:.CI$48]))/(SUM([.P$70:.P$72])/100*[.P$69])" office:value-type="float" office:value="0.100760270283381" calcext:value-type="float">
            <text:p>0.100760270283381</text:p>
          </table:table-cell>
          <table:table-cell table:formula="of:=(SUMPRODUCT([.$C$4:.$C$48];[.EA$4:.EA$48])+12*SUMPRODUCT([.$C$4:.$C$48];[.$E$4:.$E$48];[.CJ$4:.CJ$48]))/(SUM([.Q$70:.Q$72])/100*[.Q$69])" office:value-type="float" office:value="0.100400075295489" calcext:value-type="float">
            <text:p>0.100400075295489</text:p>
          </table:table-cell>
          <table:table-cell table:formula="of:=(SUMPRODUCT([.$C$4:.$C$48];[.EB$4:.EB$48])+12*SUMPRODUCT([.$C$4:.$C$48];[.$E$4:.$E$48];[.CK$4:.CK$48]))/(SUM([.R$70:.R$72])/100*[.R$69])" office:value-type="float" office:value="0.100028841482604" calcext:value-type="float">
            <text:p>0.100028841482604</text:p>
          </table:table-cell>
          <table:table-cell table:formula="of:=(SUMPRODUCT([.$C$4:.$C$48];[.EC$4:.EC$48])+12*SUMPRODUCT([.$C$4:.$C$48];[.$E$4:.$E$48];[.CL$4:.CL$48]))/(SUM([.S$70:.S$72])/100*[.S$69])" office:value-type="float" office:value="0.0996443206168981" calcext:value-type="float">
            <text:p>0.0996443206168981</text:p>
          </table:table-cell>
          <table:table-cell table:formula="of:=(SUMPRODUCT([.$C$4:.$C$48];[.ED$4:.ED$48])+12*SUMPRODUCT([.$C$4:.$C$48];[.$E$4:.$E$48];[.CM$4:.CM$48]))/(SUM([.T$70:.T$72])/100*[.T$69])" office:value-type="float" office:value="0.0992448427869086" calcext:value-type="float">
            <text:p>0.0992448427869086</text:p>
          </table:table-cell>
          <table:table-cell table:formula="of:=(SUMPRODUCT([.$C$4:.$C$48];[.EE$4:.EE$48])+12*SUMPRODUCT([.$C$4:.$C$48];[.$E$4:.$E$48];[.CN$4:.CN$48]))/(SUM([.U$70:.U$72])/100*[.U$69])" office:value-type="float" office:value="0.0988291043981875" calcext:value-type="float">
            <text:p>0.0988291043981875</text:p>
          </table:table-cell>
          <table:table-cell table:formula="of:=(SUMPRODUCT([.$C$4:.$C$48];[.EF$4:.EF$48])+12*SUMPRODUCT([.$C$4:.$C$48];[.$E$4:.$E$48];[.CO$4:.CO$48]))/(SUM([.V$70:.V$72])/100*[.V$69])" office:value-type="float" office:value="0.098396047759929" calcext:value-type="float">
            <text:p>0.098396047759929</text:p>
          </table:table-cell>
          <table:table-cell table:formula="of:=(SUMPRODUCT([.$C$4:.$C$48];[.EG$4:.EG$48])+12*SUMPRODUCT([.$C$4:.$C$48];[.$E$4:.$E$48];[.CP$4:.CP$48]))/(SUM([.W$70:.W$72])/100*[.W$69])" office:value-type="float" office:value="0.0979447898164809" calcext:value-type="float">
            <text:p>0.0979447898164809</text:p>
          </table:table-cell>
          <table:table-cell table:formula="of:=(SUMPRODUCT([.$C$4:.$C$48];[.EH$4:.EH$48])+12*SUMPRODUCT([.$C$4:.$C$48];[.$E$4:.$E$48];[.CQ$4:.CQ$48]))/(SUM([.X$70:.X$72])/100*[.X$69])" office:value-type="float" office:value="0.0974745786567017" calcext:value-type="float">
            <text:p>0.0974745786567017</text:p>
          </table:table-cell>
          <table:table-cell table:formula="of:=(SUMPRODUCT([.$C$4:.$C$48];[.EI$4:.EI$48])+12*SUMPRODUCT([.$C$4:.$C$48];[.$E$4:.$E$48];[.CR$4:.CR$48]))/(SUM([.Y$70:.Y$72])/100*[.Y$69])" office:value-type="float" office:value="0.0969847664165685" calcext:value-type="float">
            <text:p>0.0969847664165685</text:p>
          </table:table-cell>
          <table:table-cell table:formula="of:=(SUMPRODUCT([.$C$4:.$C$48];[.EJ$4:.EJ$48])+12*SUMPRODUCT([.$C$4:.$C$48];[.$E$4:.$E$48];[.CS$4:.CS$48]))/(SUM([.Z$70:.Z$72])/100*[.Z$69])" office:value-type="float" office:value="0.0964747922089339" calcext:value-type="float">
            <text:p>0.0964747922089339</text:p>
          </table:table-cell>
          <table:table-cell table:formula="of:=(SUMPRODUCT([.$C$4:.$C$48];[.EK$4:.EK$48])+12*SUMPRODUCT([.$C$4:.$C$48];[.$E$4:.$E$48];[.CT$4:.CT$48]))/(SUM([.AA$70:.AA$72])/100*[.AA$69])" office:value-type="float" office:value="0.0959441713678022" calcext:value-type="float">
            <text:p>0.0959441713678022</text:p>
          </table:table-cell>
          <table:table-cell table:formula="of:=(SUMPRODUCT([.$C$4:.$C$48];[.EL$4:.EL$48])+12*SUMPRODUCT([.$C$4:.$C$48];[.$E$4:.$E$48];[.CU$4:.CU$48]))/(SUM([.AB$70:.AB$72])/100*[.AB$69])" office:value-type="float" office:value="0.0953924887596841" calcext:value-type="float">
            <text:p>0.0953924887596841</text:p>
          </table:table-cell>
          <table:table-cell table:formula="of:=(SUMPRODUCT([.$C$4:.$C$48];[.EM$4:.EM$48])+12*SUMPRODUCT([.$C$4:.$C$48];[.$E$4:.$E$48];[.CV$4:.CV$48]))/(SUM([.AC$70:.AC$72])/100*[.AC$69])" office:value-type="float" office:value="0.0948193947548092" calcext:value-type="float">
            <text:p>0.0948193947548092</text:p>
          </table:table-cell>
          <table:table-cell table:formula="of:=(SUMPRODUCT([.$C$4:.$C$48];[.EN$4:.EN$48])+12*SUMPRODUCT([.$C$4:.$C$48];[.$E$4:.$E$48];[.CW$4:.CW$48]))/(SUM([.AD$70:.AD$72])/100*[.AD$69])" office:value-type="float" office:value="0.0942246029492114" calcext:value-type="float">
            <text:p>0.0942246029492114</text:p>
          </table:table-cell>
          <table:table-cell table:formula="of:=(SUMPRODUCT([.$C$4:.$C$48];[.EO$4:.EO$48])+12*SUMPRODUCT([.$C$4:.$C$48];[.$E$4:.$E$48];[.CX$4:.CX$48]))/(SUM([.AE$70:.AE$72])/100*[.AE$69])" office:value-type="float" office:value="0.0936078890331754" calcext:value-type="float">
            <text:p>0.0936078890331754</text:p>
          </table:table-cell>
          <table:table-cell table:formula="of:=(SUMPRODUCT([.$C$4:.$C$48];[.EP$4:.EP$48])+12*SUMPRODUCT([.$C$4:.$C$48];[.$E$4:.$E$48];[.CY$4:.CY$48]))/(SUM([.AF$70:.AF$72])/100*[.AF$69])" office:value-type="float" office:value="0.0929690903928333" calcext:value-type="float">
            <text:p>0.0929690903928333</text:p>
          </table:table-cell>
          <table:table-cell table:formula="of:=(SUMPRODUCT([.$C$4:.$C$48];[.EQ$4:.EQ$48])+12*SUMPRODUCT([.$C$4:.$C$48];[.$E$4:.$E$48];[.CZ$4:.CZ$48]))/(SUM([.AG$70:.AG$72])/100*[.AG$69])" office:value-type="float" office:value="0.0923081061550988" calcext:value-type="float">
            <text:p>0.0923081061550988</text:p>
          </table:table-cell>
          <table:table-cell table:formula="of:=(SUMPRODUCT([.$C$4:.$C$48];[.ER$4:.ER$48])+12*SUMPRODUCT([.$C$4:.$C$48];[.$E$4:.$E$48];[.DA$4:.DA$48]))/(SUM([.AH$70:.AH$72])/100*[.AH$69])" office:value-type="float" office:value="0.0916248974678046" calcext:value-type="float">
            <text:p>0.0916248974678046</text:p>
          </table:table-cell>
          <table:table-cell table:formula="of:=(SUMPRODUCT([.$C$4:.$C$48];[.ES$4:.ES$48])+12*SUMPRODUCT([.$C$4:.$C$48];[.$E$4:.$E$48];[.DB$4:.DB$48]))/(SUM([.AI$70:.AI$72])/100*[.AI$69])" office:value-type="float" office:value="0.0909194878624161" calcext:value-type="float">
            <text:p>0.0909194878624161</text:p>
          </table:table-cell>
          <table:table-cell table:formula="of:=(SUMPRODUCT([.$C$4:.$C$48];[.ET$4:.ET$48])+12*SUMPRODUCT([.$C$4:.$C$48];[.$E$4:.$E$48];[.DC$4:.DC$48]))/(SUM([.AJ$70:.AJ$72])/100*[.AJ$69])" office:value-type="float" office:value="0.0901919635854808" calcext:value-type="float">
            <text:p>0.0901919635854808</text:p>
          </table:table-cell>
          <table:table-cell table:formula="of:=(SUMPRODUCT([.$C$4:.$C$48];[.EU$4:.EU$48])+12*SUMPRODUCT([.$C$4:.$C$48];[.$E$4:.$E$48];[.DD$4:.DD$48]))/(SUM([.AK$70:.AK$72])/100*[.AK$69])" office:value-type="float" office:value="0.0894424738128935" calcext:value-type="float">
            <text:p>0.0894424738128935</text:p>
          </table:table-cell>
          <table:table-cell table:formula="of:=(SUMPRODUCT([.$C$4:.$C$48];[.EV$4:.EV$48])+12*SUMPRODUCT([.$C$4:.$C$48];[.$E$4:.$E$48];[.DE$4:.DE$48]))/(SUM([.AL$70:.AL$72])/100*[.AL$69])" office:value-type="float" office:value="0.0886712306818219" calcext:value-type="float">
            <text:p>0.0886712306818219</text:p>
          </table:table-cell>
          <table:table-cell table:formula="of:=(SUMPRODUCT([.$C$4:.$C$48];[.EW$4:.EW$48])+12*SUMPRODUCT([.$C$4:.$C$48];[.$E$4:.$E$48];[.DF$4:.DF$48]))/(SUM([.AM$70:.AM$72])/100*[.AM$69])" office:value-type="float" office:value="0.0878785090910996" calcext:value-type="float">
            <text:p>0.0878785090910996</text:p>
          </table:table-cell>
          <table:table-cell table:formula="of:=(SUMPRODUCT([.$C$4:.$C$48];[.EX$4:.EX$48])+12*SUMPRODUCT([.$C$4:.$C$48];[.$E$4:.$E$48];[.DG$4:.DG$48]))/(SUM([.AN$70:.AN$72])/100*[.AN$69])" office:value-type="float" office:value="0.0870646462336055" calcext:value-type="float">
            <text:p>0.0870646462336055</text:p>
          </table:table-cell>
          <table:table-cell table:formula="of:=(SUMPRODUCT([.$C$4:.$C$48];[.EY$4:.EY$48])+12*SUMPRODUCT([.$C$4:.$C$48];[.$E$4:.$E$48];[.DH$4:.DH$48]))/(SUM([.AO$70:.AO$72])/100*[.AO$69])" office:value-type="float" office:value="0.0862300408345973" calcext:value-type="float">
            <text:p>0.0862300408345973</text:p>
          </table:table-cell>
          <table:table-cell table:formula="of:=(SUMPRODUCT([.$C$4:.$C$48];[.EZ$4:.EZ$48])+12*SUMPRODUCT([.$C$4:.$C$48];[.$E$4:.$E$48];[.DI$4:.DI$48]))/(SUM([.AP$70:.AP$72])/100*[.AP$69])" office:value-type="float" office:value="0.0853751520788135" calcext:value-type="float">
            <text:p>0.0853751520788135</text:p>
          </table:table-cell>
          <table:table-cell table:formula="of:=(SUMPRODUCT([.$C$4:.$C$48];[.FA$4:.FA$48])+12*SUMPRODUCT([.$C$4:.$C$48];[.$E$4:.$E$48];[.DJ$4:.DJ$48]))/(SUM([.AQ$70:.AQ$72])/100*[.AQ$69])" office:value-type="float" office:value="0.0845004982168271" calcext:value-type="float">
            <text:p>0.0845004982168271</text:p>
          </table:table-cell>
          <table:table-cell table:formula="of:=(SUMPRODUCT([.$C$4:.$C$48];[.FB$4:.FB$48])+12*SUMPRODUCT([.$C$4:.$C$48];[.$E$4:.$E$48];[.DK$4:.DK$48]))/(SUM([.AR$70:.AR$72])/100*[.AR$69])" office:value-type="float" office:value="0.0836066548478964" calcext:value-type="float">
            <text:p>0.0836066548478964</text:p>
          </table:table-cell>
          <table:table-cell table:formula="of:=(SUMPRODUCT([.$C$4:.$C$48];[.FC$4:.FC$48])+12*SUMPRODUCT([.$C$4:.$C$48];[.$E$4:.$E$48];[.DL$4:.DL$48]))/(SUM([.AS$70:.AS$72])/100*[.AS$69])" office:value-type="float" office:value="0.0826942528825926" calcext:value-type="float">
            <text:p>0.0826942528825926</text:p>
          </table:table-cell>
          <table:table-cell table:formula="of:=(SUMPRODUCT([.$C$4:.$C$48];[.FD$4:.FD$48])+12*SUMPRODUCT([.$C$4:.$C$48];[.$E$4:.$E$48];[.DM$4:.DM$48]))/(SUM([.AT$70:.AT$72])/100*[.AT$69])" office:value-type="float" office:value="0.081763976193882" calcext:value-type="float">
            <text:p>0.081763976193882</text:p>
          </table:table-cell>
          <table:table-cell table:formula="of:=(SUMPRODUCT([.$C$4:.$C$48];[.FE$4:.FE$48])+12*SUMPRODUCT([.$C$4:.$C$48];[.$E$4:.$E$48];[.DN$4:.DN$48]))/(SUM([.AU$70:.AU$72])/100*[.AU$69])" office:value-type="float" office:value="0.0808165589701819" calcext:value-type="float">
            <text:p>0.0808165589701819</text:p>
          </table:table-cell>
          <table:table-cell table:formula="of:=(SUMPRODUCT([.$C$4:.$C$48];[.FF$4:.FF$48])+12*SUMPRODUCT([.$C$4:.$C$48];[.$E$4:.$E$48];[.DO$4:.DO$48]))/(SUM([.AV$70:.AV$72])/100*[.AV$69])" office:value-type="float" office:value="0.0798527827881957" calcext:value-type="float">
            <text:p>0.0798527827881957</text:p>
          </table:table-cell>
          <table:table-cell office:value-type="string" calcext:value-type="string">
            <text:p>Fee (%/yr, cash excluded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stocks and bonds only)</text:p>
          </table:table-cell>
          <table:table-cell table:formula="of:=(SUMPRODUCT([.$C$4:.$C$38];[.DR$4:.DR$38])+12*SUMPRODUCT([.$C$4:.$C$38];[.$E$4:.$E$38];[.CA$4:.CA$38]))/(SUM([.H$70:.H$71])/100*[.H$69])" office:value-type="float" office:value="0.13576995748701" calcext:value-type="float">
            <text:p>0.13576995748701</text:p>
          </table:table-cell>
          <table:table-cell table:formula="of:=(SUMPRODUCT([.$C$4:.$C$38];[.DS$4:.DS$38])+12*SUMPRODUCT([.$C$4:.$C$38];[.$E$4:.$E$38];[.CB$4:.CB$38]))/(SUM([.I$70:.I$71])/100*[.I$69])" office:value-type="float" office:value="0.113267028583943" calcext:value-type="float">
            <text:p>0.113267028583943</text:p>
          </table:table-cell>
          <table:table-cell table:formula="of:=(SUMPRODUCT([.$C$4:.$C$38];[.DT$4:.DT$38])+12*SUMPRODUCT([.$C$4:.$C$38];[.$E$4:.$E$38];[.CC$4:.CC$38]))/(SUM([.J$70:.J$71])/100*[.J$69])" office:value-type="float" office:value="0.112183295032062" calcext:value-type="float">
            <text:p>0.112183295032062</text:p>
          </table:table-cell>
          <table:table-cell table:formula="of:=(SUMPRODUCT([.$C$4:.$C$38];[.DU$4:.DU$38])+12*SUMPRODUCT([.$C$4:.$C$38];[.$E$4:.$E$38];[.CD$4:.CD$38]))/(SUM([.K$70:.K$71])/100*[.K$69])" office:value-type="float" office:value="0.111799125480701" calcext:value-type="float">
            <text:p>0.111799125480701</text:p>
          </table:table-cell>
          <table:table-cell table:formula="of:=(SUMPRODUCT([.$C$4:.$C$38];[.DV$4:.DV$38])+12*SUMPRODUCT([.$C$4:.$C$38];[.$E$4:.$E$38];[.CE$4:.CE$38]))/(SUM([.L$70:.L$71])/100*[.L$69])" office:value-type="float" office:value="0.111601516876732" calcext:value-type="float">
            <text:p>0.111601516876732</text:p>
          </table:table-cell>
          <table:table-cell table:formula="of:=(SUMPRODUCT([.$C$4:.$C$38];[.DW$4:.DW$38])+12*SUMPRODUCT([.$C$4:.$C$38];[.$E$4:.$E$38];[.CF$4:.CF$38]))/(SUM([.M$70:.M$71])/100*[.M$69])" office:value-type="float" office:value="0.11147959306851" calcext:value-type="float">
            <text:p>0.11147959306851</text:p>
          </table:table-cell>
          <table:table-cell table:formula="of:=(SUMPRODUCT([.$C$4:.$C$38];[.DX$4:.DX$38])+12*SUMPRODUCT([.$C$4:.$C$38];[.$E$4:.$E$38];[.CG$4:.CG$38]))/(SUM([.N$70:.N$71])/100*[.N$69])" office:value-type="float" office:value="0.111395071330989" calcext:value-type="float">
            <text:p>0.111395071330989</text:p>
          </table:table-cell>
          <table:table-cell table:formula="of:=(SUMPRODUCT([.$C$4:.$C$38];[.DY$4:.DY$38])+12*SUMPRODUCT([.$C$4:.$C$38];[.$E$4:.$E$38];[.CH$4:.CH$38]))/(SUM([.O$70:.O$71])/100*[.O$69])" office:value-type="float" office:value="0.111331148242152" calcext:value-type="float">
            <text:p>0.111331148242152</text:p>
          </table:table-cell>
          <table:table-cell table:formula="of:=(SUMPRODUCT([.$C$4:.$C$38];[.DZ$4:.DZ$38])+12*SUMPRODUCT([.$C$4:.$C$38];[.$E$4:.$E$38];[.CI$4:.CI$38]))/(SUM([.P$70:.P$71])/100*[.P$69])" office:value-type="float" office:value="0.111279240919425" calcext:value-type="float">
            <text:p>0.111279240919425</text:p>
          </table:table-cell>
          <table:table-cell table:formula="of:=(SUMPRODUCT([.$C$4:.$C$38];[.EA$4:.EA$38])+12*SUMPRODUCT([.$C$4:.$C$38];[.$E$4:.$E$38];[.CJ$4:.CJ$38]))/(SUM([.Q$70:.Q$71])/100*[.Q$69])" office:value-type="float" office:value="0.111234469009935" calcext:value-type="float">
            <text:p>0.111234469009935</text:p>
          </table:table-cell>
          <table:table-cell table:formula="of:=(SUMPRODUCT([.$C$4:.$C$38];[.EB$4:.EB$38])+12*SUMPRODUCT([.$C$4:.$C$38];[.$E$4:.$E$38];[.CK$4:.CK$38]))/(SUM([.R$70:.R$71])/100*[.R$69])" office:value-type="float" office:value="0.111193820420018" calcext:value-type="float">
            <text:p>0.111193820420018</text:p>
          </table:table-cell>
          <table:table-cell table:formula="of:=(SUMPRODUCT([.$C$4:.$C$38];[.EC$4:.EC$38])+12*SUMPRODUCT([.$C$4:.$C$38];[.$E$4:.$E$38];[.CL$4:.CL$38]))/(SUM([.S$70:.S$71])/100*[.S$69])" office:value-type="float" office:value="0.111155308584856" calcext:value-type="float">
            <text:p>0.111155308584856</text:p>
          </table:table-cell>
          <table:table-cell table:formula="of:=(SUMPRODUCT([.$C$4:.$C$38];[.ED$4:.ED$38])+12*SUMPRODUCT([.$C$4:.$C$38];[.$E$4:.$E$38];[.CM$4:.CM$38]))/(SUM([.T$70:.T$71])/100*[.T$69])" office:value-type="float" office:value="0.111117547746652" calcext:value-type="float">
            <text:p>0.111117547746652</text:p>
          </table:table-cell>
          <table:table-cell table:formula="of:=(SUMPRODUCT([.$C$4:.$C$38];[.EE$4:.EE$38])+12*SUMPRODUCT([.$C$4:.$C$38];[.$E$4:.$E$38];[.CN$4:.CN$38]))/(SUM([.U$70:.U$71])/100*[.U$69])" office:value-type="float" office:value="0.111079522916377" calcext:value-type="float">
            <text:p>0.111079522916377</text:p>
          </table:table-cell>
          <table:table-cell table:formula="of:=(SUMPRODUCT([.$C$4:.$C$38];[.EF$4:.EF$38])+12*SUMPRODUCT([.$C$4:.$C$38];[.$E$4:.$E$38];[.CO$4:.CO$38]))/(SUM([.V$70:.V$71])/100*[.V$69])" office:value-type="float" office:value="0.111040457888603" calcext:value-type="float">
            <text:p>0.111040457888603</text:p>
          </table:table-cell>
          <table:table-cell table:formula="of:=(SUMPRODUCT([.$C$4:.$C$38];[.EG$4:.EG$38])+12*SUMPRODUCT([.$C$4:.$C$38];[.$E$4:.$E$38];[.CP$4:.CP$38]))/(SUM([.W$70:.W$71])/100*[.W$69])" office:value-type="float" office:value="0.110999735867693" calcext:value-type="float">
            <text:p>0.110999735867693</text:p>
          </table:table-cell>
          <table:table-cell table:formula="of:=(SUMPRODUCT([.$C$4:.$C$38];[.EH$4:.EH$38])+12*SUMPRODUCT([.$C$4:.$C$38];[.$E$4:.$E$38];[.CQ$4:.CQ$38]))/(SUM([.X$70:.X$71])/100*[.X$69])" office:value-type="float" office:value="0.110956849840079" calcext:value-type="float">
            <text:p>0.110956849840079</text:p>
          </table:table-cell>
          <table:table-cell table:formula="of:=(SUMPRODUCT([.$C$4:.$C$38];[.EI$4:.EI$38])+12*SUMPRODUCT([.$C$4:.$C$38];[.$E$4:.$E$38];[.CR$4:.CR$38]))/(SUM([.Y$70:.Y$71])/100*[.Y$69])" office:value-type="float" office:value="0.110911370522508" calcext:value-type="float">
            <text:p>0.110911370522508</text:p>
          </table:table-cell>
          <table:table-cell table:formula="of:=(SUMPRODUCT([.$C$4:.$C$38];[.EJ$4:.EJ$38])+12*SUMPRODUCT([.$C$4:.$C$38];[.$E$4:.$E$38];[.CS$4:.CS$38]))/(SUM([.Z$70:.Z$71])/100*[.Z$69])" office:value-type="float" office:value="0.110862925093552" calcext:value-type="float">
            <text:p>0.110862925093552</text:p>
          </table:table-cell>
          <table:table-cell table:formula="of:=(SUMPRODUCT([.$C$4:.$C$38];[.EK$4:.EK$38])+12*SUMPRODUCT([.$C$4:.$C$38];[.$E$4:.$E$38];[.CT$4:.CT$38]))/(SUM([.AA$70:.AA$71])/100*[.AA$69])" office:value-type="float" office:value="0.110811182759459" calcext:value-type="float">
            <text:p>0.110811182759459</text:p>
          </table:table-cell>
          <table:table-cell table:formula="of:=(SUMPRODUCT([.$C$4:.$C$38];[.EL$4:.EL$38])+12*SUMPRODUCT([.$C$4:.$C$38];[.$E$4:.$E$38];[.CU$4:.CU$38]))/(SUM([.AB$70:.AB$71])/100*[.AB$69])" office:value-type="float" office:value="0.110755844775864" calcext:value-type="float">
            <text:p>0.110755844775864</text:p>
          </table:table-cell>
          <table:table-cell table:formula="of:=(SUMPRODUCT([.$C$4:.$C$38];[.EM$4:.EM$38])+12*SUMPRODUCT([.$C$4:.$C$38];[.$E$4:.$E$38];[.CV$4:.CV$38]))/(SUM([.AC$70:.AC$71])/100*[.AC$69])" office:value-type="float" office:value="0.110696637447528" calcext:value-type="float">
            <text:p>0.110696637447528</text:p>
          </table:table-cell>
          <table:table-cell table:formula="of:=(SUMPRODUCT([.$C$4:.$C$38];[.EN$4:.EN$38])+12*SUMPRODUCT([.$C$4:.$C$38];[.$E$4:.$E$38];[.CW$4:.CW$38]))/(SUM([.AD$70:.AD$71])/100*[.AD$69])" office:value-type="float" office:value="0.110633307162164" calcext:value-type="float">
            <text:p>0.110633307162164</text:p>
          </table:table-cell>
          <table:table-cell table:formula="of:=(SUMPRODUCT([.$C$4:.$C$38];[.EO$4:.EO$38])+12*SUMPRODUCT([.$C$4:.$C$38];[.$E$4:.$E$38];[.CX$4:.CX$38]))/(SUM([.AE$70:.AE$71])/100*[.AE$69])" office:value-type="float" office:value="0.110565616840279" calcext:value-type="float">
            <text:p>0.110565616840279</text:p>
          </table:table-cell>
          <table:table-cell table:formula="of:=(SUMPRODUCT([.$C$4:.$C$38];[.EP$4:.EP$38])+12*SUMPRODUCT([.$C$4:.$C$38];[.$E$4:.$E$38];[.CY$4:.CY$38]))/(SUM([.AF$70:.AF$71])/100*[.AF$69])" office:value-type="float" office:value="0.110493343387232" calcext:value-type="float">
            <text:p>0.110493343387232</text:p>
          </table:table-cell>
          <table:table-cell table:formula="of:=(SUMPRODUCT([.$C$4:.$C$38];[.EQ$4:.EQ$38])+12*SUMPRODUCT([.$C$4:.$C$38];[.$E$4:.$E$38];[.CZ$4:.CZ$38]))/(SUM([.AG$70:.AG$71])/100*[.AG$69])" office:value-type="float" office:value="0.110416275864697" calcext:value-type="float">
            <text:p>0.110416275864697</text:p>
          </table:table-cell>
          <table:table-cell table:formula="of:=(SUMPRODUCT([.$C$4:.$C$38];[.ER$4:.ER$38])+12*SUMPRODUCT([.$C$4:.$C$38];[.$E$4:.$E$38];[.DA$4:.DA$38]))/(SUM([.AH$70:.AH$71])/100*[.AH$69])" office:value-type="float" office:value="0.11033421418466" calcext:value-type="float">
            <text:p>0.11033421418466</text:p>
          </table:table-cell>
          <table:table-cell table:formula="of:=(SUMPRODUCT([.$C$4:.$C$38];[.ES$4:.ES$38])+12*SUMPRODUCT([.$C$4:.$C$38];[.$E$4:.$E$38];[.DB$4:.DB$38]))/(SUM([.AI$70:.AI$71])/100*[.AI$69])" office:value-type="float" office:value="0.110246968186476" calcext:value-type="float">
            <text:p>0.110246968186476</text:p>
          </table:table-cell>
          <table:table-cell table:formula="of:=(SUMPRODUCT([.$C$4:.$C$38];[.ET$4:.ET$38])+12*SUMPRODUCT([.$C$4:.$C$38];[.$E$4:.$E$38];[.DC$4:.DC$38]))/(SUM([.AJ$70:.AJ$71])/100*[.AJ$69])" office:value-type="float" office:value="0.110154356996625" calcext:value-type="float">
            <text:p>0.110154356996625</text:p>
          </table:table-cell>
          <table:table-cell table:formula="of:=(SUMPRODUCT([.$C$4:.$C$38];[.EU$4:.EU$38])+12*SUMPRODUCT([.$C$4:.$C$38];[.$E$4:.$E$38];[.DD$4:.DD$38]))/(SUM([.AK$70:.AK$71])/100*[.AK$69])" office:value-type="float" office:value="0.110056208597858" calcext:value-type="float">
            <text:p>0.110056208597858</text:p>
          </table:table-cell>
          <table:table-cell table:formula="of:=(SUMPRODUCT([.$C$4:.$C$38];[.EV$4:.EV$38])+12*SUMPRODUCT([.$C$4:.$C$38];[.$E$4:.$E$38];[.DE$4:.DE$38]))/(SUM([.AL$70:.AL$71])/100*[.AL$69])" office:value-type="float" office:value="0.109952359553479" calcext:value-type="float">
            <text:p>0.109952359553479</text:p>
          </table:table-cell>
          <table:table-cell table:formula="of:=(SUMPRODUCT([.$C$4:.$C$38];[.EW$4:.EW$38])+12*SUMPRODUCT([.$C$4:.$C$38];[.$E$4:.$E$38];[.DF$4:.DF$38]))/(SUM([.AM$70:.AM$71])/100*[.AM$69])" office:value-type="float" office:value="0.109842654846093" calcext:value-type="float">
            <text:p>0.109842654846093</text:p>
          </table:table-cell>
          <table:table-cell table:formula="of:=(SUMPRODUCT([.$C$4:.$C$38];[.EX$4:.EX$38])+12*SUMPRODUCT([.$C$4:.$C$38];[.$E$4:.$E$38];[.DG$4:.DG$38]))/(SUM([.AN$70:.AN$71])/100*[.AN$69])" office:value-type="float" office:value="0.109726947800015" calcext:value-type="float">
            <text:p>0.109726947800015</text:p>
          </table:table-cell>
          <table:table-cell table:formula="of:=(SUMPRODUCT([.$C$4:.$C$38];[.EY$4:.EY$38])+12*SUMPRODUCT([.$C$4:.$C$38];[.$E$4:.$E$38];[.DH$4:.DH$38]))/(SUM([.AO$70:.AO$71])/100*[.AO$69])" office:value-type="float" office:value="0.109605100063768" calcext:value-type="float">
            <text:p>0.109605100063768</text:p>
          </table:table-cell>
          <table:table-cell table:formula="of:=(SUMPRODUCT([.$C$4:.$C$38];[.EZ$4:.EZ$38])+12*SUMPRODUCT([.$C$4:.$C$38];[.$E$4:.$E$38];[.DI$4:.DI$38]))/(SUM([.AP$70:.AP$71])/100*[.AP$69])" office:value-type="float" office:value="0.109476981634506" calcext:value-type="float">
            <text:p>0.109476981634506</text:p>
          </table:table-cell>
          <table:table-cell table:formula="of:=(SUMPRODUCT([.$C$4:.$C$38];[.FA$4:.FA$38])+12*SUMPRODUCT([.$C$4:.$C$38];[.$E$4:.$E$38];[.DJ$4:.DJ$38]))/(SUM([.AQ$70:.AQ$71])/100*[.AQ$69])" office:value-type="float" office:value="0.109342470910245" calcext:value-type="float">
            <text:p>0.109342470910245</text:p>
          </table:table-cell>
          <table:table-cell table:formula="of:=(SUMPRODUCT([.$C$4:.$C$38];[.FB$4:.FB$38])+12*SUMPRODUCT([.$C$4:.$C$38];[.$E$4:.$E$38];[.DK$4:.DK$38]))/(SUM([.AR$70:.AR$71])/100*[.AR$69])" office:value-type="float" office:value="0.109201454758923" calcext:value-type="float">
            <text:p>0.109201454758923</text:p>
          </table:table-cell>
          <table:table-cell table:formula="of:=(SUMPRODUCT([.$C$4:.$C$38];[.FC$4:.FC$38])+12*SUMPRODUCT([.$C$4:.$C$38];[.$E$4:.$E$38];[.DL$4:.DL$38]))/(SUM([.AS$70:.AS$71])/100*[.AS$69])" office:value-type="float" office:value="0.109053828595709" calcext:value-type="float">
            <text:p>0.109053828595709</text:p>
          </table:table-cell>
          <table:table-cell table:formula="of:=(SUMPRODUCT([.$C$4:.$C$38];[.FD$4:.FD$38])+12*SUMPRODUCT([.$C$4:.$C$38];[.$E$4:.$E$38];[.DM$4:.DM$38]))/(SUM([.AT$70:.AT$71])/100*[.AT$69])" office:value-type="float" office:value="0.108899496461867" calcext:value-type="float">
            <text:p>0.108899496461867</text:p>
          </table:table-cell>
          <table:table-cell table:formula="of:=(SUMPRODUCT([.$C$4:.$C$38];[.FE$4:.FE$38])+12*SUMPRODUCT([.$C$4:.$C$38];[.$E$4:.$E$38];[.DN$4:.DN$38]))/(SUM([.AU$70:.AU$71])/100*[.AU$69])" office:value-type="float" office:value="0.108738371099971" calcext:value-type="float">
            <text:p>0.108738371099971</text:p>
          </table:table-cell>
          <table:table-cell table:formula="of:=(SUMPRODUCT([.$C$4:.$C$38];[.FF$4:.FF$38])+12*SUMPRODUCT([.$C$4:.$C$38];[.$E$4:.$E$38];[.DO$4:.DO$38]))/(SUM([.AV$70:.AV$71])/100*[.AV$69])" office:value-type="float" office:value="0.108570374021478" calcext:value-type="float">
            <text:p>0.108570374021478</text:p>
          </table:table-cell>
          <table:table-cell office:value-type="string" calcext:value-type="string">
            <text:p>Fee (%/yr, stocks and bonds only)</text:p>
          </table:table-cell>
          <table:table-cell table:number-columns-repeated="501"/>
        </table:table-row>
        <table:table-row table:style-name="ro1" table:number-rows-repeated="1192">
          <table:table-cell table:number-columns-repeated="550"/>
        </table:table-row>
        <table:table-row table:style-name="ro1">
          <table:table-cell table:number-columns-repeated="550"/>
        </table:table-row>
      </table:table>
      <table:named-expressions/>
      <table:database-ranges>
        <table:database-range table:name="__Anonymous_Sheet_DB__0" table:target-range-address="Sheet1.I63:Sheet1.K63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07:05:15.4783832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0:01:39.959516143</meta:creation-date>
    <dc:date>2024-01-29T08:17:48.567273725</dc:date>
    <meta:editing-duration>P1DT5H54M23S</meta:editing-duration>
    <meta:editing-cycles>56</meta:editing-cycles>
    <meta:generator>LibreOffice/7.6.4.1$Linux_X86_64 LibreOffice_project/60$Build-1</meta:generator>
    <meta:document-statistic meta:table-count="1" meta:cell-count="5712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2.67cm" svg:height="56.606cm" xlink:href=".." xlink:type="simple" chart:class="chart:ring" chart:style-name="ch1">
        <chart:title svg:x="17.209cm" svg:y="1.268cm" chart:style-name="ch2">
          <text:p>Weight (%) after one year of investment</text:p>
        </chart:title>
        <chart:legend chart:legend-position="top" svg:x="4.673cm" svg:y="2.258cm" style:legend-expansion="wide" chart:style-name="ch3"/>
        <chart:plot-area chart:style-name="ch4" table:cell-range-address="Sheet1.H60:Sheet1.BR61" chart:data-source-has-labels="row" svg:x="0.35cm" svg:y="5.732cm" svg:width="41.97cm" svg:height="50.524cm">
          <chart:coordinate-region svg:x="0.35cm" svg:y="10.009cm" svg:width="41.97cm" svg:height="41.97cm"/>
          <chart:axis chart:dimension="x" chart:name="primary-x" chart:style-name="ch5" chartooo:axis-type="auto">
            <chartooo:date-scale/>
            <chart:categories table:cell-range-address="Sheet1.H60:Sheet1.BR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61:Sheet1.BR6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</text:p>
                <draw:g>
                  <svg:desc>Sheet1.H60:Sheet1.BR60</svg:desc>
                </draw:g>
              </table:table-cell>
              <table:table-cell office:value-type="string">
                <text:p>UK</text:p>
              </table:table-cell>
              <table:table-cell office:value-type="string">
                <text:p>UAE</text:p>
              </table:table-cell>
              <table:table-cell office:value-type="string">
                <text:p>TURKEY</text:p>
              </table:table-cell>
              <table:table-cell office:value-type="string">
                <text:p>THAILAND</text:p>
              </table:table-cell>
              <table:table-cell office:value-type="string">
                <text:p>TAIWAN</text:p>
              </table:table-cell>
              <table:table-cell office:value-type="string">
                <text:p>SWITZERLAND</text:p>
              </table:table-cell>
              <table:table-cell office:value-type="string">
                <text:p>SWEDEN</text:p>
              </table:table-cell>
              <table:table-cell office:value-type="string">
                <text:p>SPAIN</text:p>
              </table:table-cell>
              <table:table-cell office:value-type="string">
                <text:p>SOUTH KOREA</text:p>
              </table:table-cell>
              <table:table-cell office:value-type="string">
                <text:p>SOUTH AFRICA</text:p>
              </table:table-cell>
              <table:table-cell office:value-type="string">
                <text:p>SLOVENIA</text:p>
              </table:table-cell>
              <table:table-cell office:value-type="string">
                <text:p>SLOVAKIA</text:p>
              </table:table-cell>
              <table:table-cell office:value-type="string">
                <text:p>SINGAPORE</text:p>
              </table:table-cell>
              <table:table-cell office:value-type="string">
                <text:p>SAUDI ARABIA</text:p>
              </table:table-cell>
              <table:table-cell office:value-type="string">
                <text:p>QATAR</text:p>
              </table:table-cell>
              <table:table-cell office:value-type="string">
                <text:p>PUERTO RICO</text:p>
              </table:table-cell>
              <table:table-cell office:value-type="string">
                <text:p>PORTUGAL</text:p>
              </table:table-cell>
              <table:table-cell office:value-type="string">
                <text:p>POLAND</text:p>
              </table:table-cell>
              <table:table-cell office:value-type="string">
                <text:p>PHILIPPINES</text:p>
              </table:table-cell>
              <table:table-cell office:value-type="string">
                <text:p>PERU</text:p>
              </table:table-cell>
              <table:table-cell office:value-type="string">
                <text:p>PANAMA</text:p>
              </table:table-cell>
              <table:table-cell office:value-type="string">
                <text:p>NORWAY</text:p>
              </table:table-cell>
              <table:table-cell office:value-type="string">
                <text:p>NEW ZEALAND</text:p>
              </table:table-cell>
              <table:table-cell office:value-type="string">
                <text:p>NETHERLANDS</text:p>
              </table:table-cell>
              <table:table-cell office:value-type="string">
                <text:p>MONACO</text:p>
              </table:table-cell>
              <table:table-cell office:value-type="string">
                <text:p>MEXICO</text:p>
              </table:table-cell>
              <table:table-cell office:value-type="string">
                <text:p>MALAYSIA</text:p>
              </table:table-cell>
              <table:table-cell office:value-type="string">
                <text:p>MACAO</text:p>
              </table:table-cell>
              <table:table-cell office:value-type="string">
                <text:p>LUXEMBOURG</text:p>
              </table:table-cell>
              <table:table-cell office:value-type="string">
                <text:p>LATVIA</text:p>
              </table:table-cell>
              <table:table-cell office:value-type="string">
                <text:p>KUWAIT</text:p>
              </table:table-cell>
              <table:table-cell office:value-type="string">
                <text:p>JERSEY</text:p>
              </table:table-cell>
              <table:table-cell office:value-type="string">
                <text:p>JAPAN</text:p>
              </table:table-cell>
              <table:table-cell office:value-type="string">
                <text:p>ITALY</text:p>
              </table:table-cell>
              <table:table-cell office:value-type="string">
                <text:p>ISRAEL</text:p>
              </table:table-cell>
              <table:table-cell office:value-type="string">
                <text:p>ISLE OF MAN</text:p>
              </table:table-cell>
              <table:table-cell office:value-type="string">
                <text:p>IRELAND</text:p>
              </table:table-cell>
              <table:table-cell office:value-type="string">
                <text:p>INDONESIA</text:p>
              </table:table-cell>
              <table:table-cell office:value-type="string">
                <text:p>INDIA</text:p>
              </table:table-cell>
              <table:table-cell office:value-type="string">
                <text:p>HUNGARY</text:p>
              </table:table-cell>
              <table:table-cell office:value-type="string">
                <text:p>HONG KONG</text:p>
              </table:table-cell>
              <table:table-cell office:value-type="string">
                <text:p>GUERNSEY</text:p>
              </table:table-cell>
              <table:table-cell office:value-type="string">
                <text:p>GREECE</text:p>
              </table:table-cell>
              <table:table-cell office:value-type="string">
                <text:p>GOLD</text:p>
              </table:table-cell>
              <table:table-cell office:value-type="string">
                <text:p>GERMANY</text:p>
              </table:table-cell>
              <table:table-cell office:value-type="string">
                <text:p>FRANCE</text:p>
              </table:table-cell>
              <table:table-cell office:value-type="string">
                <text:p>FINLAND</text:p>
              </table:table-cell>
              <table:table-cell office:value-type="string">
                <text:p>EGYPT</text:p>
              </table:table-cell>
              <table:table-cell office:value-type="string">
                <text:p>DENMARK</text:p>
              </table:table-cell>
              <table:table-cell office:value-type="string">
                <text:p>CZECHIA</text:p>
              </table:table-cell>
              <table:table-cell office:value-type="string">
                <text:p>CYPRUS</text:p>
              </table:table-cell>
              <table:table-cell office:value-type="string">
                <text:p>CROATIA</text:p>
              </table:table-cell>
              <table:table-cell office:value-type="string">
                <text:p>CHINA</text:p>
              </table:table-cell>
              <table:table-cell office:value-type="string">
                <text:p>CHILE</text:p>
              </table:table-cell>
              <table:table-cell office:value-type="string">
                <text:p>CAYMAN ISLANDS</text:p>
              </table:table-cell>
              <table:table-cell office:value-type="string">
                <text:p>CANADA</text:p>
              </table:table-cell>
              <table:table-cell office:value-type="string">
                <text:p>BRAZIL</text:p>
              </table:table-cell>
              <table:table-cell office:value-type="string">
                <text:p>BERMUDA</text:p>
              </table:table-cell>
              <table:table-cell office:value-type="string">
                <text:p>BELGIUM</text:p>
              </table:table-cell>
              <table:table-cell office:value-type="string">
                <text:p>BAHAMAS</text:p>
              </table:table-cell>
              <table:table-cell office:value-type="string">
                <text:p>AUSTRIA</text:p>
              </table:table-cell>
              <table:table-cell office:value-type="string">
                <text:p>AUSTRALIA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54.6867899157863">
                <text:p>54.6867899157863</text:p>
                <draw:g>
                  <svg:desc>Sheet1.H61:Sheet1.BR61</svg:desc>
                </draw:g>
              </table:table-cell>
              <table:table-cell office:value-type="float" office:value="3.10834756554182">
                <text:p>3.10834756554182</text:p>
              </table:table-cell>
              <table:table-cell office:value-type="float" office:value="0.079919292992406">
                <text:p>0.079919292992406</text:p>
              </table:table-cell>
              <table:table-cell office:value-type="float" office:value="0.0547478621286561">
                <text:p>0.0547478621286561</text:p>
              </table:table-cell>
              <table:table-cell office:value-type="float" office:value="0.226980553543355">
                <text:p>0.226980553543355</text:p>
              </table:table-cell>
              <table:table-cell office:value-type="float" office:value="2.00116801598677">
                <text:p>2.00116801598677</text:p>
              </table:table-cell>
              <table:table-cell office:value-type="float" office:value="2.20011185044236">
                <text:p>2.20011185044236</text:p>
              </table:table-cell>
              <table:table-cell office:value-type="float" office:value="0.708064705039475">
                <text:p>0.708064705039475</text:p>
              </table:table-cell>
              <table:table-cell office:value-type="float" office:value="1.36968375985761">
                <text:p>1.36968375985761</text:p>
              </table:table-cell>
              <table:table-cell office:value-type="float" office:value="1.59303700583367">
                <text:p>1.59303700583367</text:p>
              </table:table-cell>
              <table:table-cell office:value-type="float" office:value="0.179346444904218">
                <text:p>0.179346444904218</text:p>
              </table:table-cell>
              <table:table-cell office:value-type="float" office:value="0.0155737390720093">
                <text:p>0.0155737390720093</text:p>
              </table:table-cell>
              <table:table-cell office:value-type="float" office:value="0.023360608608014">
                <text:p>0.023360608608014</text:p>
              </table:table-cell>
              <table:table-cell office:value-type="float" office:value="0.163094210620571">
                <text:p>0.163094210620571</text:p>
              </table:table-cell>
              <table:table-cell office:value-type="float" office:value="0.247938594007937">
                <text:p>0.247938594007937</text:p>
              </table:table-cell>
              <table:table-cell office:value-type="float" office:value="0.0528600048138748">
                <text:p>0.0528600048138748</text:p>
              </table:table-cell>
              <table:table-cell office:value-type="float" office:value="0.00484806226467238">
                <text:p>0.00484806226467238</text:p>
              </table:table-cell>
              <table:table-cell office:value-type="float" office:value="0.137779721946733">
                <text:p>0.137779721946733</text:p>
              </table:table-cell>
              <table:table-cell office:value-type="float" office:value="0.10697090419108">
                <text:p>0.10697090419108</text:p>
              </table:table-cell>
              <table:table-cell office:value-type="float" office:value="0.0783431159856966">
                <text:p>0.0783431159856966</text:p>
              </table:table-cell>
              <table:table-cell office:value-type="float" office:value="0.00818071503071872">
                <text:p>0.00818071503071872</text:p>
              </table:table-cell>
              <table:table-cell office:value-type="float" office:value="0.000484806226467238">
                <text:p>0.000484806226467238</text:p>
              </table:table-cell>
              <table:table-cell office:value-type="float" office:value="0.137701411514807">
                <text:p>0.137701411514807</text:p>
              </table:table-cell>
              <table:table-cell office:value-type="float" office:value="0.0231548083636227">
                <text:p>0.0231548083636227</text:p>
              </table:table-cell>
              <table:table-cell office:value-type="float" office:value="2.12051231603227">
                <text:p>2.12051231603227</text:p>
              </table:table-cell>
              <table:table-cell office:value-type="float" office:value="0.0112089474033854">
                <text:p>0.0112089474033854</text:p>
              </table:table-cell>
              <table:table-cell office:value-type="float" office:value="0.124598582775562">
                <text:p>0.124598582775562</text:p>
              </table:table-cell>
              <table:table-cell office:value-type="float" office:value="0.174329680492247">
                <text:p>0.174329680492247</text:p>
              </table:table-cell>
              <table:table-cell office:value-type="float" office:value="0.00153673973169405">
                <text:p>0.00153673973169405</text:p>
              </table:table-cell>
              <table:table-cell office:value-type="float" office:value="0.101778241687764">
                <text:p>0.101778241687764</text:p>
              </table:table-cell>
              <table:table-cell office:value-type="float" office:value="0.00778686953600467">
                <text:p>0.00778686953600467</text:p>
              </table:table-cell>
              <table:table-cell office:value-type="float" office:value="0.0509721474990936">
                <text:p>0.0509721474990936</text:p>
              </table:table-cell>
              <table:table-cell office:value-type="float" office:value="0.000286603584744167">
                <text:p>0.000286603584744167</text:p>
              </table:table-cell>
              <table:table-cell office:value-type="float" office:value="6.68794894867007">
                <text:p>6.68794894867007</text:p>
              </table:table-cell>
              <table:table-cell office:value-type="float" office:value="1.59567746515027">
                <text:p>1.59567746515027</text:p>
              </table:table-cell>
              <table:table-cell office:value-type="float" office:value="0.0417848376767476">
                <text:p>0.0417848376767476</text:p>
              </table:table-cell>
              <table:table-cell office:value-type="float" office:value="0.00961129430383769">
                <text:p>0.00961129430383769</text:p>
              </table:table-cell>
              <table:table-cell office:value-type="float" office:value="1.25615047081893">
                <text:p>1.25615047081893</text:p>
              </table:table-cell>
              <table:table-cell office:value-type="float" office:value="0.233623224519433">
                <text:p>0.233623224519433</text:p>
              </table:table-cell>
              <table:table-cell office:value-type="float" office:value="2.19100628760275">
                <text:p>2.19100628760275</text:p>
              </table:table-cell>
              <table:table-cell office:value-type="float" office:value="0.0138442869750625">
                <text:p>0.0138442869750625</text:p>
              </table:table-cell>
              <table:table-cell office:value-type="float" office:value="0.371886063122381">
                <text:p>0.371886063122381</text:p>
              </table:table-cell>
              <table:table-cell office:value-type="float" office:value="0.00519546509162899">
                <text:p>0.00519546509162899</text:p>
              </table:table-cell>
              <table:table-cell office:value-type="float" office:value="0.0302057170364999">
                <text:p>0.0302057170364999</text:p>
              </table:table-cell>
              <table:table-cell office:value-type="float" office:value="3.02163795364335">
                <text:p>3.02163795364335</text:p>
              </table:table-cell>
              <table:table-cell office:value-type="float" office:value="3.38273974544272">
                <text:p>3.38273974544272</text:p>
              </table:table-cell>
              <table:table-cell office:value-type="float" office:value="4.79793081941842">
                <text:p>4.79793081941842</text:p>
              </table:table-cell>
              <table:table-cell office:value-type="float" office:value="0.427599889221095">
                <text:p>0.427599889221095</text:p>
              </table:table-cell>
              <table:table-cell office:value-type="float" office:value="0.00818071503071872">
                <text:p>0.00818071503071872</text:p>
              </table:table-cell>
              <table:table-cell office:value-type="float" office:value="0.646363288768736">
                <text:p>0.646363288768736</text:p>
              </table:table-cell>
              <table:table-cell office:value-type="float" office:value="0.00881000080231247">
                <text:p>0.00881000080231247</text:p>
              </table:table-cell>
              <table:table-cell office:value-type="float" office:value="0.00302795796455387">
                <text:p>0.00302795796455387</text:p>
              </table:table-cell>
              <table:table-cell office:value-type="float" office:value="0.00778686953600467">
                <text:p>0.00778686953600467</text:p>
              </table:table-cell>
              <table:table-cell office:value-type="float" office:value="2.8371802943065">
                <text:p>2.8371802943065</text:p>
              </table:table-cell>
              <table:table-cell office:value-type="float" office:value="0.0346107174376561">
                <text:p>0.0346107174376561</text:p>
              </table:table-cell>
              <table:table-cell office:value-type="float" office:value="0.0352221119426346">
                <text:p>0.0352221119426346</text:p>
              </table:table-cell>
              <table:table-cell office:value-type="float" office:value="0.63183617998101">
                <text:p>0.63183617998101</text:p>
              </table:table-cell>
              <table:table-cell office:value-type="float" office:value="0.332892173173093">
                <text:p>0.332892173173093</text:p>
              </table:table-cell>
              <table:table-cell office:value-type="float" office:value="0.0859543919942646">
                <text:p>0.0859543919942646</text:p>
              </table:table-cell>
              <table:table-cell office:value-type="float" office:value="0.502202719115831">
                <text:p>0.502202719115831</text:p>
              </table:table-cell>
              <table:table-cell office:value-type="float" office:value="0.000646408301956318">
                <text:p>0.000646408301956318</text:p>
              </table:table-cell>
              <table:table-cell office:value-type="float" office:value="0.220943680666475">
                <text:p>0.220943680666475</text:p>
              </table:table-cell>
              <table:table-cell office:value-type="float" office:value="0.343764833214376">
                <text:p>0.343764833214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2cm" svg:height="13.541cm" xlink:href=".." xlink:type="simple" chart:class="chart:circle" chart:style-name="ch1">
        <chart:title svg:x="5.793cm" svg:y="0.406cm" chart:style-name="ch2">
          <text:p>Portfolio composition after 1 year</text:p>
        </chart:title>
        <chart:legend chart:legend-position="top" svg:x="4.796cm" svg:y="1.396cm" style:legend-expansion="wide" chart:style-name="ch3"/>
        <chart:plot-area chart:style-name="ch4" table:cell-range-address="Sheet1.G70:Sheet1.G73 Sheet1.I70:Sheet1.I73" chart:data-source-has-labels="column" svg:x="0.35cm" svg:y="2.35cm" svg:width="17.762cm" svg:height="10.841cm">
          <chart:coordinate-region svg:x="3.811cm" svg:y="2.351cm" svg:width="10.84cm" svg:height="10.84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70:Sheet1.I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41.3574366792115">
                <text:p>41.3574366792115</text:p>
                <draw:g>
                  <svg:desc>Sheet1.I70:Sheet1.I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7.65307241966002">
                <text:p>7.65307241966002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4.13026030181026">
                <text:p>4.13026030181026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46.8592305993183">
                <text:p>46.8592305993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39cm" svg:height="13.543cm" xlink:href=".." xlink:type="simple" chart:class="chart:circle" chart:style-name="ch1">
        <chart:title svg:x="5.537cm" svg:y="0.406cm" chart:style-name="ch2">
          <text:p>Portfolio composition after 20 years</text:p>
        </chart:title>
        <chart:legend chart:legend-position="top" svg:x="4.784cm" svg:y="1.396cm" style:legend-expansion="wide" chart:style-name="ch3"/>
        <chart:plot-area chart:style-name="ch4" table:cell-range-address="Sheet1.G70:Sheet1.G73 Sheet1.AB70:Sheet1.AB73" chart:data-source-has-labels="column" svg:x="0.35cm" svg:y="2.35cm" svg:width="17.739cm" svg:height="10.843cm">
          <chart:coordinate-region svg:x="3.798cm" svg:y="2.351cm" svg:width="10.842cm" svg:height="10.842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B70:Sheet1.AB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4.5987936652223">
                <text:p>74.5987936652223</text:p>
                <draw:g>
                  <svg:desc>Sheet1.AB70:Sheet1.AB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9.42753692769876">
                <text:p>9.42753692769876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13.5327890950033">
                <text:p>13.5327890950033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2.44088031207573">
                <text:p>2.44088031207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6cm" svg:height="14.068cm" xlink:href=".." xlink:type="simple" chart:class="chart:circle" chart:style-name="ch1">
        <chart:title svg:x="5.551cm" svg:y="0.417cm" chart:style-name="ch2">
          <text:p>Portfolio composition after 30 years</text:p>
        </chart:title>
        <chart:legend chart:legend-position="top" svg:x="4.798cm" svg:y="1.407cm" style:legend-expansion="wide" chart:style-name="ch3"/>
        <chart:plot-area chart:style-name="ch4" table:cell-range-address="Sheet1.G70:Sheet1.G73 Sheet1.AL70:Sheet1.AL73" chart:data-source-has-labels="column" svg:x="0.35cm" svg:y="2.361cm" svg:width="17.766cm" svg:height="11.357cm">
          <chart:coordinate-region svg:x="3.555cm" svg:y="2.362cm" svg:width="11.356cm" svg:height="11.356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L70:Sheet1.AL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2.7156484807073">
                <text:p>72.7156484807073</text:p>
                <draw:g>
                  <svg:desc>Sheet1.AL70:Sheet1.AL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7.10383885301684">
                <text:p>7.10383885301684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19.1567071231239">
                <text:p>19.1567071231239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1.02380554315196">
                <text:p>1.02380554315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18cm" svg:height="14.377cm" xlink:href=".." xlink:type="simple" chart:class="chart:circle" chart:style-name="ch1">
        <chart:title svg:x="5.577cm" svg:y="0.423cm" chart:style-name="ch2">
          <text:p>Portfolio composition after 40 years</text:p>
        </chart:title>
        <chart:legend chart:legend-position="top" svg:x="4.824cm" svg:y="1.412cm" style:legend-expansion="wide" chart:style-name="ch3"/>
        <chart:plot-area chart:style-name="ch4" table:cell-range-address="Sheet1.G70:Sheet1.G73 Sheet1.AV70:Sheet1.AV73" chart:data-source-has-labels="column" svg:x="0.35cm" svg:y="2.367cm" svg:width="17.818cm" svg:height="11.66cm">
          <chart:coordinate-region svg:x="3.429cm" svg:y="2.368cm" svg:width="11.659cm" svg:height="11.659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V70:Sheet1.AV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68.2826269255503">
                <text:p>68.2826269255503</text:p>
                <draw:g>
                  <svg:desc>Sheet1.AV70:Sheet1.AV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4.9472464207851">
                <text:p>4.9472464207851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26.3357831173287">
                <text:p>26.3357831173287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0.434343536335861">
                <text:p>0.4343435363358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22cm" svg:height="27.393cm" xlink:href=".." xlink:type="simple" chart:class="chart:scatter" chart:style-name="ch1">
        <chart:title svg:x="17.885cm" svg:y="0.683cm" chart:style-name="ch2">
          <text:p>Expected investment (k€)</text:p>
        </chart:title>
        <chart:plot-area chart:style-name="ch3" table:cell-range-address="Sheet1.H67:Sheet1.AV67 Sheet1.H69:Sheet1.AV69" svg:x="1.823cm" svg:y="2.035cm" svg:width="38.477cm" svg:height="23.84cm">
          <chart:coordinate-region svg:x="3.217cm" svg:y="2.237cm" svg:width="36.891cm" svg:height="22.985cm"/>
          <chart:axis chart:dimension="x" chart:name="primary-x" chart:style-name="ch4">
            <chart:title svg:x="20.591cm" svg:y="26.422cm" chart:style-name="ch5">
              <text:p>Years</text:p>
            </chart:title>
            <chart:grid chart:style-name="ch6" chart:class="major"/>
          </chart:axis>
          <chart:axis chart:dimension="y" chart:name="primary-y" chart:style-name="ch7">
            <chart:title svg:x="0.451cm" svg:y="14.182cm" chart:style-name="ch8">
              <text:p>k€</text:p>
            </chart:title>
            <chart:grid chart:style-name="ch6" chart:class="major"/>
          </chart:axis>
          <chart:series chart:style-name="ch9" chart:values-cell-range-address="Sheet1.H69:Sheet1.AV69" chart:class="chart:scatter">
            <chart:domain table:cell-range-address="Sheet1.H67:Sheet1.AV67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</table:table-row>
          </table:table-header-rows>
          <table:table-rows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49.572">
                <text:p>49.572</text:p>
                <draw:g>
                  <svg:desc>Sheet1.H69:Sheet1.AV69</svg:desc>
                </draw:g>
              </table:table-cell>
              <table:table-cell office:value-type="float" office:value="97.4727912">
                <text:p>97.4727912</text:p>
              </table:table-cell>
              <table:table-cell office:value-type="float" office:value="149.430635204677">
                <text:p>149.430635204677</text:p>
              </table:table-cell>
              <table:table-cell office:value-type="float" office:value="205.824646953498">
                <text:p>205.824646953498</text:p>
              </table:table-cell>
              <table:table-cell office:value-type="float" office:value="267.072190110112">
                <text:p>267.072190110112</text:p>
              </table:table-cell>
              <table:table-cell office:value-type="float" office:value="333.632989075442">
                <text:p>333.632989075442</text:p>
              </table:table-cell>
              <table:table-cell office:value-type="float" office:value="406.013707184558">
                <text:p>406.013707184558</text:p>
              </table:table-cell>
              <table:table-cell office:value-type="float" office:value="484.773046312799">
                <text:p>484.773046312799</text:p>
              </table:table-cell>
              <table:table-cell office:value-type="float" office:value="570.527429896773">
                <text:p>570.527429896773</text:p>
              </table:table-cell>
              <table:table-cell office:value-type="float" office:value="663.957339012332">
                <text:p>663.957339012332</text:p>
              </table:table-cell>
              <table:table-cell office:value-type="float" office:value="765.814379755334">
                <text:p>765.814379755334</text:p>
              </table:table-cell>
              <table:table-cell office:value-type="float" office:value="876.929169866873">
                <text:p>876.929169866873</text:p>
              </table:table-cell>
              <table:table-cell office:value-type="float" office:value="998.220143474538">
                <text:p>998.220143474538</text:p>
              </table:table-cell>
              <table:table-cell office:value-type="float" office:value="1130.70338514539">
                <text:p>1130.70338514539</text:p>
              </table:table-cell>
              <table:table-cell office:value-type="float" office:value="1275.50361834622">
                <text:p>1275.50361834622</text:p>
              </table:table-cell>
              <table:table-cell office:value-type="float" office:value="1433.86648908774">
                <text:p>1433.86648908774</text:p>
              </table:table-cell>
              <table:table-cell office:value-type="float" office:value="1607.17230322468">
                <text:p>1607.17230322468</text:p>
              </table:table-cell>
              <table:table-cell office:value-type="float" office:value="1796.95139585599">
                <text:p>1796.95139585599</text:p>
              </table:table-cell>
              <table:table-cell office:value-type="float" office:value="2004.90133381867">
                <text:p>2004.90133381867</text:p>
              </table:table-cell>
              <table:table-cell office:value-type="float" office:value="2232.90617773125">
                <text:p>2232.90617773125</text:p>
              </table:table-cell>
              <table:table-cell office:value-type="float" office:value="2483.05805880383">
                <text:p>2483.05805880383</text:p>
              </table:table-cell>
              <table:table-cell office:value-type="float" office:value="2757.68135812428">
                <text:p>2757.68135812428</text:p>
              </table:table-cell>
              <table:table-cell office:value-type="float" office:value="3059.35981284678">
                <text:p>3059.35981284678</text:p>
              </table:table-cell>
              <table:table-cell office:value-type="float" office:value="3390.96691520792">
                <text:p>3390.96691520792</text:p>
              </table:table-cell>
              <table:table-cell office:value-type="float" office:value="3755.70001720983">
                <text:p>3755.70001720983</text:p>
              </table:table-cell>
              <table:table-cell office:value-type="float" office:value="4157.11860685589">
                <text:p>4157.11860685589</text:p>
              </table:table-cell>
              <table:table-cell office:value-type="float" office:value="4599.18728181679">
                <text:p>4599.18728181679</text:p>
              </table:table-cell>
              <table:table-cell office:value-type="float" office:value="5086.32401426557">
                <text:p>5086.32401426557</text:p>
              </table:table-cell>
              <table:table-cell office:value-type="float" office:value="5623.45437739597">
                <text:p>5623.45437739597</text:p>
              </table:table-cell>
              <table:table-cell office:value-type="float" office:value="6216.07249101655">
                <text:p>6216.07249101655</text:p>
              </table:table-cell>
              <table:table-cell office:value-type="float" office:value="6870.30954194084">
                <text:p>6870.30954194084</text:p>
              </table:table-cell>
              <table:table-cell office:value-type="float" office:value="7593.0108461992">
                <text:p>7593.0108461992</text:p>
              </table:table-cell>
              <table:table-cell office:value-type="float" office:value="8391.822546116">
                <text:p>8391.822546116</text:p>
              </table:table-cell>
              <table:table-cell office:value-type="float" office:value="9275.28917799447">
                <text:p>9275.28917799447</text:p>
              </table:table-cell>
              <table:table-cell office:value-type="float" office:value="10252.9635077661">
                <text:p>10252.9635077661</text:p>
              </table:table-cell>
              <table:table-cell office:value-type="float" office:value="11335.5302150269">
                <text:p>11335.5302150269</text:p>
              </table:table-cell>
              <table:table-cell office:value-type="float" office:value="12534.9452132801">
                <text:p>12534.9452132801</text:p>
              </table:table-cell>
              <table:table-cell office:value-type="float" office:value="13864.5926292032">
                <text:p>13864.5926292032</text:p>
              </table:table-cell>
              <table:table-cell office:value-type="float" office:value="15339.4617300652">
                <text:p>15339.4617300652</text:p>
              </table:table-cell>
              <table:table-cell office:value-type="float" office:value="16976.3463902612">
                <text:p>16976.3463902612</text:p>
              </table:table-cell>
              <table:table-cell office:value-type="float" office:value="18794.0700300834">
                <text:p>18794.07003008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063cm" svg:height="28.682cm" xlink:href=".." xlink:type="simple" chart:class="chart:scatter" chart:style-name="ch1">
        <chart:title svg:x="18.141cm" svg:y="0.709cm" chart:style-name="ch2">
          <text:p>Fee evolution (%/year)</text:p>
        </chart:title>
        <chart:legend chart:legend-position="top" svg:x="15.782cm" svg:y="1.699cm" style:legend-expansion="wide" chart:style-name="ch3"/>
        <chart:plot-area chart:style-name="ch4" table:cell-range-address="Sheet1.H67:Sheet1.AV67 Sheet1.H74:Sheet1.AV76" chart:data-source-has-labels="row" svg:x="1.822cm" svg:y="2.876cm" svg:width="38.42cm" svg:height="24.262cm">
          <chart:coordinate-region svg:x="2.75cm" svg:y="3.078cm" svg:width="37.3cm" svg:height="23.407cm"/>
          <chart:axis chart:dimension="x" chart:name="primary-x" chart:style-name="ch5">
            <chart:title svg:x="20.562cm" svg:y="27.711cm" chart:style-name="ch6">
              <text:p>Years</text:p>
            </chart:title>
            <chart:grid chart:style-name="ch7" chart:class="major"/>
          </chart:axis>
          <chart:axis chart:dimension="y" chart:name="primary-y" chart:style-name="ch8">
            <chart:title svg:x="0.451cm" svg:y="15.382cm" chart:style-name="ch9">
              <text:p>%/yr</text:p>
            </chart:title>
            <chart:grid chart:style-name="ch7" chart:class="major"/>
          </chart:axis>
          <chart:series chart:style-name="ch10" chart:values-cell-range-address="Sheet1.H74:Sheet1.AV74" loext:label-string="total" chart:class="chart:scatter">
            <chart:domain table:cell-range-address="Sheet1.H67:Sheet1.AV67"/>
            <chart:data-point chart:repeated="41"/>
          </chart:series>
          <chart:series chart:style-name="ch11" chart:values-cell-range-address="Sheet1.H75:Sheet1.AV75" loext:label-string="cash_excluded" chart:class="chart:scatter">
            <chart:data-point chart:repeated="41"/>
          </chart:series>
          <chart:series chart:style-name="ch12" chart:values-cell-range-address="Sheet1.H76:Sheet1.AV76" loext:label-string="stocks_bonds_only" chart:class="chart:scatter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7</text:p>
              </table:table-cell>
              <table:table-cell office:value-type="string">
                <text:p>total</text:p>
              </table:table-cell>
              <table:table-cell office:value-type="string">
                <text:p>cash_excluded</text:p>
              </table:table-cell>
              <table:table-cell office:value-type="string">
                <text:p>stocks_bonds_on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0.0115962640200113">
                <text:p>0.0115962640200113</text:p>
                <draw:g>
                  <svg:desc>Sheet1.H74:Sheet1.AV74</svg:desc>
                </draw:g>
              </table:table-cell>
              <table:table-cell office:value-type="float" office:value="0.125732720909886">
                <text:p>0.125732720909886</text:p>
                <draw:g>
                  <svg:desc>Sheet1.H75:Sheet1.AV75</svg:desc>
                </draw:g>
              </table:table-cell>
              <table:table-cell office:value-type="float" office:value="0.13576995748701">
                <text:p>0.13576995748701</text:p>
                <draw:g>
                  <svg:desc>Sheet1.H76:Sheet1.AV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55127473501549">
                <text:p>0.0555127473501549</text:p>
              </table:table-cell>
              <table:table-cell office:value-type="float" office:value="0.104463574720924">
                <text:p>0.104463574720924</text:p>
              </table:table-cell>
              <table:table-cell office:value-type="float" office:value="0.113267028583943">
                <text:p>0.113267028583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12003521414821">
                <text:p>0.0712003521414821</text:p>
              </table:table-cell>
              <table:table-cell office:value-type="float" office:value="0.103225586311453">
                <text:p>0.103225586311453</text:p>
              </table:table-cell>
              <table:table-cell office:value-type="float" office:value="0.112183295032062">
                <text:p>0.112183295032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91659686293521">
                <text:p>0.0791659686293521</text:p>
              </table:table-cell>
              <table:table-cell office:value-type="float" office:value="0.102628946584902">
                <text:p>0.102628946584902</text:p>
              </table:table-cell>
              <table:table-cell office:value-type="float" office:value="0.111799125480701">
                <text:p>0.111799125480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39184716347825">
                <text:p>0.0839184716347825</text:p>
              </table:table-cell>
              <table:table-cell office:value-type="float" office:value="0.10219417789932">
                <text:p>0.10219417789932</text:p>
              </table:table-cell>
              <table:table-cell office:value-type="float" office:value="0.111601516876732">
                <text:p>0.111601516876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70229841007634">
                <text:p>0.0870229841007634</text:p>
              </table:table-cell>
              <table:table-cell office:value-type="float" office:value="0.101817317017409">
                <text:p>0.101817317017409</text:p>
              </table:table-cell>
              <table:table-cell office:value-type="float" office:value="0.11147959306851">
                <text:p>0.11147959306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91659432790678">
                <text:p>0.0891659432790678</text:p>
              </table:table-cell>
              <table:table-cell office:value-type="float" office:value="0.101462181461518">
                <text:p>0.101462181461518</text:p>
              </table:table-cell>
              <table:table-cell office:value-type="float" office:value="0.111395071330989">
                <text:p>0.111395071330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906956669614033">
                <text:p>0.0906956669614033</text:p>
              </table:table-cell>
              <table:table-cell office:value-type="float" office:value="0.101112646802093">
                <text:p>0.101112646802093</text:p>
              </table:table-cell>
              <table:table-cell office:value-type="float" office:value="0.111331148242152">
                <text:p>0.111331148242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918075782308453">
                <text:p>0.0918075782308453</text:p>
              </table:table-cell>
              <table:table-cell office:value-type="float" office:value="0.100760270283381">
                <text:p>0.100760270283381</text:p>
              </table:table-cell>
              <table:table-cell office:value-type="float" office:value="0.111279240919425">
                <text:p>0.111279240919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26196962267665">
                <text:p>0.0926196962267665</text:p>
              </table:table-cell>
              <table:table-cell office:value-type="float" office:value="0.100400075295489">
                <text:p>0.100400075295489</text:p>
              </table:table-cell>
              <table:table-cell office:value-type="float" office:value="0.111234469009935">
                <text:p>0.111234469009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932074235541593">
                <text:p>0.0932074235541593</text:p>
              </table:table-cell>
              <table:table-cell office:value-type="float" office:value="0.100028841482604">
                <text:p>0.100028841482604</text:p>
              </table:table-cell>
              <table:table-cell office:value-type="float" office:value="0.111193820420018">
                <text:p>0.111193820420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936211243851065">
                <text:p>0.0936211243851065</text:p>
              </table:table-cell>
              <table:table-cell office:value-type="float" office:value="0.0996443206168981">
                <text:p>0.0996443206168981</text:p>
              </table:table-cell>
              <table:table-cell office:value-type="float" office:value="0.111155308584856">
                <text:p>0.111155308584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938956698408405">
                <text:p>0.0938956698408405</text:p>
              </table:table-cell>
              <table:table-cell office:value-type="float" office:value="0.0992448427869086">
                <text:p>0.0992448427869086</text:p>
              </table:table-cell>
              <table:table-cell office:value-type="float" office:value="0.111117547746652">
                <text:p>0.111117547746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940559307929907">
                <text:p>0.0940559307929907</text:p>
              </table:table-cell>
              <table:table-cell office:value-type="float" office:value="0.0988291043981875">
                <text:p>0.0988291043981875</text:p>
              </table:table-cell>
              <table:table-cell office:value-type="float" office:value="0.111079522916377">
                <text:p>0.111079522916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41200933617453">
                <text:p>0.0941200933617453</text:p>
              </table:table-cell>
              <table:table-cell office:value-type="float" office:value="0.098396047759929">
                <text:p>0.098396047759929</text:p>
              </table:table-cell>
              <table:table-cell office:value-type="float" office:value="0.111040457888603">
                <text:p>0.111040457888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941017421502587">
                <text:p>0.0941017421502587</text:p>
              </table:table-cell>
              <table:table-cell office:value-type="float" office:value="0.0979447898164809">
                <text:p>0.0979447898164809</text:p>
              </table:table-cell>
              <table:table-cell office:value-type="float" office:value="0.110999735867693">
                <text:p>0.110999735867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940112148282632">
                <text:p>0.0940112148282632</text:p>
              </table:table-cell>
              <table:table-cell office:value-type="float" office:value="0.0974745786567017">
                <text:p>0.0974745786567017</text:p>
              </table:table-cell>
              <table:table-cell office:value-type="float" office:value="0.110956849840079">
                <text:p>0.110956849840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938565094115243">
                <text:p>0.0938565094115243</text:p>
              </table:table-cell>
              <table:table-cell office:value-type="float" office:value="0.0969847664165685">
                <text:p>0.0969847664165685</text:p>
              </table:table-cell>
              <table:table-cell office:value-type="float" office:value="0.110911370522508">
                <text:p>0.110911370522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36439078992016">
                <text:p>0.0936439078992016</text:p>
              </table:table-cell>
              <table:table-cell office:value-type="float" office:value="0.0964747922089339">
                <text:p>0.0964747922089339</text:p>
              </table:table-cell>
              <table:table-cell office:value-type="float" office:value="0.110862925093552">
                <text:p>0.110862925093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933784148688939">
                <text:p>0.0933784148688939</text:p>
              </table:table-cell>
              <table:table-cell office:value-type="float" office:value="0.0959441713678022">
                <text:p>0.0959441713678022</text:p>
              </table:table-cell>
              <table:table-cell office:value-type="float" office:value="0.110811182759459">
                <text:p>0.110811182759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930640722823499">
                <text:p>0.0930640722823499</text:p>
              </table:table-cell>
              <table:table-cell office:value-type="float" office:value="0.0953924887596841">
                <text:p>0.0953924887596841</text:p>
              </table:table-cell>
              <table:table-cell office:value-type="float" office:value="0.110755844775864">
                <text:p>0.110755844775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927041895983314">
                <text:p>0.0927041895983314</text:p>
              </table:table-cell>
              <table:table-cell office:value-type="float" office:value="0.0948193947548092">
                <text:p>0.0948193947548092</text:p>
              </table:table-cell>
              <table:table-cell office:value-type="float" office:value="0.110696637447528">
                <text:p>0.110696637447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923015147550598">
                <text:p>0.0923015147550598</text:p>
              </table:table-cell>
              <table:table-cell office:value-type="float" office:value="0.0942246029492114">
                <text:p>0.0942246029492114</text:p>
              </table:table-cell>
              <table:table-cell office:value-type="float" office:value="0.110633307162164">
                <text:p>0.110633307162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918583630995414">
                <text:p>0.0918583630995414</text:p>
              </table:table-cell>
              <table:table-cell office:value-type="float" office:value="0.0936078890331754">
                <text:p>0.0936078890331754</text:p>
              </table:table-cell>
              <table:table-cell office:value-type="float" office:value="0.110565616840279">
                <text:p>0.110565616840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913767158957083">
                <text:p>0.0913767158957083</text:p>
              </table:table-cell>
              <table:table-cell office:value-type="float" office:value="0.0929690903928333">
                <text:p>0.0929690903928333</text:p>
              </table:table-cell>
              <table:table-cell office:value-type="float" office:value="0.110493343387232">
                <text:p>0.110493343387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908582964744678">
                <text:p>0.0908582964744678</text:p>
              </table:table-cell>
              <table:table-cell office:value-type="float" office:value="0.0923081061550988">
                <text:p>0.0923081061550988</text:p>
              </table:table-cell>
              <table:table-cell office:value-type="float" office:value="0.110416275864697">
                <text:p>0.110416275864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0304629704823">
                <text:p>0.090304629704823</text:p>
              </table:table-cell>
              <table:table-cell office:value-type="float" office:value="0.0916248974678046">
                <text:p>0.0916248974678046</text:p>
              </table:table-cell>
              <table:table-cell office:value-type="float" office:value="0.11033421418466">
                <text:p>0.11033421418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97170888450988">
                <text:p>0.0897170888450988</text:p>
              </table:table-cell>
              <table:table-cell office:value-type="float" office:value="0.0909194878624161">
                <text:p>0.0909194878624161</text:p>
              </table:table-cell>
              <table:table-cell office:value-type="float" office:value="0.110246968186476">
                <text:p>0.110246968186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90969327148505">
                <text:p>0.0890969327148505</text:p>
              </table:table-cell>
              <table:table-cell office:value-type="float" office:value="0.0901919635854808">
                <text:p>0.0901919635854808</text:p>
              </table:table-cell>
              <table:table-cell office:value-type="float" office:value="0.110154356996625">
                <text:p>0.110154356996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8445335344844">
                <text:p>0.088445335344844</text:p>
              </table:table-cell>
              <table:table-cell office:value-type="float" office:value="0.0894424738128935">
                <text:p>0.0894424738128935</text:p>
              </table:table-cell>
              <table:table-cell office:value-type="float" office:value="0.110056208597858">
                <text:p>0.110056208597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877634097069203">
                <text:p>0.0877634097069203</text:p>
              </table:table-cell>
              <table:table-cell office:value-type="float" office:value="0.0886712306818219">
                <text:p>0.0886712306818219</text:p>
              </table:table-cell>
              <table:table-cell office:value-type="float" office:value="0.109952359553479">
                <text:p>0.1099523595534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870522267268111">
                <text:p>0.0870522267268111</text:p>
              </table:table-cell>
              <table:table-cell office:value-type="float" office:value="0.0878785090910996">
                <text:p>0.0878785090910996</text:p>
              </table:table-cell>
              <table:table-cell office:value-type="float" office:value="0.109842654846093">
                <text:p>0.109842654846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863128304937189">
                <text:p>0.0863128304937189</text:p>
              </table:table-cell>
              <table:table-cell office:value-type="float" office:value="0.0870646462336055">
                <text:p>0.0870646462336055</text:p>
              </table:table-cell>
              <table:table-cell office:value-type="float" office:value="0.109726947800015">
                <text:p>0.109726947800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85546250368652">
                <text:p>0.085546250368652</text:p>
              </table:table-cell>
              <table:table-cell office:value-type="float" office:value="0.0862300408345973">
                <text:p>0.0862300408345973</text:p>
              </table:table-cell>
              <table:table-cell office:value-type="float" office:value="0.109605100063768">
                <text:p>0.109605100063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847535105370212">
                <text:p>0.0847535105370212</text:p>
              </table:table-cell>
              <table:table-cell office:value-type="float" office:value="0.0853751520788135">
                <text:p>0.0853751520788135</text:p>
              </table:table-cell>
              <table:table-cell office:value-type="float" office:value="0.109476981634506">
                <text:p>0.109476981634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839356374345193">
                <text:p>0.0839356374345193</text:p>
              </table:table-cell>
              <table:table-cell office:value-type="float" office:value="0.0845004982168271">
                <text:p>0.0845004982168271</text:p>
              </table:table-cell>
              <table:table-cell office:value-type="float" office:value="0.109342470910245">
                <text:p>0.109342470910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830936653879684">
                <text:p>0.0830936653879684</text:p>
              </table:table-cell>
              <table:table-cell office:value-type="float" office:value="0.0836066548478964">
                <text:p>0.0836066548478964</text:p>
              </table:table-cell>
              <table:table-cell office:value-type="float" office:value="0.109201454758923">
                <text:p>0.109201454758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822286407469086">
                <text:p>0.0822286407469086</text:p>
              </table:table-cell>
              <table:table-cell office:value-type="float" office:value="0.0826942528825926">
                <text:p>0.0826942528825926</text:p>
              </table:table-cell>
              <table:table-cell office:value-type="float" office:value="0.109053828595709">
                <text:p>0.109053828595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813416247316524">
                <text:p>0.0813416247316524</text:p>
              </table:table-cell>
              <table:table-cell office:value-type="float" office:value="0.081763976193882">
                <text:p>0.081763976193882</text:p>
              </table:table-cell>
              <table:table-cell office:value-type="float" office:value="0.108899496461867">
                <text:p>0.108899496461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804336951852741">
                <text:p>0.0804336951852741</text:p>
              </table:table-cell>
              <table:table-cell office:value-type="float" office:value="0.0808165589701819">
                <text:p>0.0808165589701819</text:p>
              </table:table-cell>
              <table:table-cell office:value-type="float" office:value="0.108738371099971">
                <text:p>0.1087383710999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795059473875708">
                <text:p>0.0795059473875708</text:p>
              </table:table-cell>
              <table:table-cell office:value-type="float" office:value="0.0798527827881957">
                <text:p>0.0798527827881957</text:p>
              </table:table-cell>
              <table:table-cell office:value-type="float" office:value="0.108570374021478">
                <text:p>0.1085703740214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